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F" svg:font-family="F"/>
    <style:font-face style:name="Calibri" svg:font-family="Calibri"/>
    <style:font-face style:name="Liberation Serif" svg:font-family="Liberation Serif"/>
    <style:font-face style:name="'Liberation Sans'" svg:font-family="'Liberation Sans'"/>
    <style:font-face style:name="Liberation Sans" svg:font-family="Liberation Sans"/>
  </office:font-face-decls>
  <office:automatic-styles>
    <style:style style:parent-style-name="Default" style:data-style-name="" style:family="table-cell" style:name="ce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7">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8">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9">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0">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1">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2">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3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5">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6">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8">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9">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0">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1">
      <style:table-cell-properties fo:background-color="transparent"/>
      <style:paragraph-properties style:writing-mode="page"/>
      <style:text-properties fo:font-family="F" style:font-family-asian="F" style:font-family-complex="F" fo:font-size="10pt" style:font-size-asian="10pt" style:font-size-complex="10pt" fo:font-style="normal" fo:font-weight="normal"/>
    </style:style>
    <style:style style:parent-style-name="Default" style:data-style-name="" style:family="table-cell" style:name="ce42">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3">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4">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45">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6">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7">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48">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9">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4498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6">
      <style:table-row-properties style:row-height="0.4498cm" fo:break-before="auto"/>
    </style:style>
    <style:style style:family="table-column" style:name="co5">
      <style:table-column-properties style:column-width="4.445cm" style:use-optimal-column-width="false" loext:column-width-sym="23.2812" fo:break-before="auto"/>
    </style:style>
    <style:style style:family="table-column" style:name="co6">
      <style:table-column-properties style:column-width="3.519cm" style:use-optimal-column-width="false" loext:column-width-sym="18.2812"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7">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ext" style:name="T34">
      <style:text-properties fo:font-family="'Liberation Sans'" fo:font-size="10pt" fo:font-style="normal" style:text-underline-type="none" fo:font-weight="normal"/>
    </style:style>
    <style:style style:family="table-row" style:name="ro8">
      <style:table-row-properties style:row-height="13.15pt" style:use-optimal-row-height="false" fo:break-before="auto"/>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ext" style:name="T38">
      <style:text-properties fo:font-family="'Liberation Sans'" fo:font-size="10pt" fo:font-style="normal" style:text-underline-type="none" fo:font-weight="normal"/>
    </style:style>
    <style:style style:family="table-row" style:name="ro9">
      <style:table-row-properties style:row-height="13.15pt" style:use-optimal-row-height="false" fo:break-before="auto"/>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ext" style:name="T42">
      <style:text-properties fo:font-family="'Liberation Sans'" fo:font-size="10pt" fo:font-style="normal" style:text-underline-type="none" fo:font-weight="normal"/>
    </style:style>
    <style:style style:family="table-row" style:name="ro10">
      <style:table-row-properties style:row-height="13.15pt" style:use-optimal-row-height="false" fo:break-before="auto"/>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ext" style:name="T46">
      <style:text-properties fo:font-family="'Liberation Sans'" fo:font-size="10pt" fo:font-style="normal" style:text-underline-type="none" fo:font-weight="normal"/>
    </style:style>
    <style:style style:family="table-row" style:name="ro11">
      <style:table-row-properties style:row-height="13.15pt" style:use-optimal-row-height="false" fo:break-before="auto"/>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ext" style:name="T50">
      <style:text-properties fo:font-family="'Liberation Sans'" fo:font-size="10pt" fo:font-style="normal" style:text-underline-type="none" fo:font-weight="normal"/>
    </style:style>
    <style:style style:family="table-row" style:name="ro12">
      <style:table-row-properties style:row-height="13.15pt" style:use-optimal-row-height="false" fo:break-before="auto"/>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ext" style:name="T53">
      <style:text-properties fo:font-family="'Liberation Sans'" fo:font-size="10pt" fo:font-style="normal" style:text-underline-type="none" fo:font-weight="normal"/>
    </style:style>
    <style:style style:family="text" style:name="T54">
      <style:text-properties fo:font-family="'Liberation Sans'" fo:font-size="10pt" fo:font-style="normal" style:text-underline-type="none" fo:font-weight="normal"/>
    </style:style>
    <style:style style:family="table-row" style:name="ro13">
      <style:table-row-properties style:row-height="13.15pt" style:use-optimal-row-height="false" fo:break-before="auto"/>
    </style:style>
    <style:style style:family="text" style:name="T55">
      <style:text-properties fo:font-family="'Liberation Sans'" fo:font-size="10pt" fo:font-style="normal" style:text-underline-type="none" fo:font-weight="normal"/>
    </style:style>
    <style:style style:family="text" style:name="T56">
      <style:text-properties fo:font-family="'Liberation Sans'" fo:font-size="10pt" fo:font-style="normal" style:text-underline-type="none" fo:font-weight="normal"/>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able-row" style:name="ro14">
      <style:table-row-properties style:row-height="13.15pt" style:use-optimal-row-height="false" fo:break-before="auto"/>
    </style:style>
    <style:style style:family="text" style:name="T59">
      <style:text-properties fo:font-family="'Liberation Sans'" fo:font-size="10pt" fo:font-style="normal" style:text-underline-type="none" fo:font-weight="normal"/>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ext" style:name="T62">
      <style:text-properties fo:font-family="'Liberation Sans'" fo:font-size="10pt" fo:font-style="normal" style:text-underline-type="none" fo:font-weight="normal"/>
    </style:style>
    <style:style style:family="table-row" style:name="ro15">
      <style:table-row-properties style:row-height="13.15pt" style:use-optimal-row-height="false" fo:break-before="auto"/>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able-row" style:name="ro16">
      <style:table-row-properties style:row-height="13.15pt" style:use-optimal-row-height="false" fo:break-before="auto"/>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ext" style:name="T70">
      <style:text-properties fo:font-family="'Liberation Sans'" fo:font-size="10pt" fo:font-style="normal" style:text-underline-type="none" fo:font-weight="normal"/>
    </style:style>
    <style:style style:family="table-row" style:name="ro17">
      <style:table-row-properties style:row-height="13.15pt" style:use-optimal-row-height="false" fo:break-before="auto"/>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ext" style:name="T74">
      <style:text-properties fo:font-family="'Liberation Sans'" fo:font-size="10pt" fo:font-style="normal" style:text-underline-type="none" fo:font-weight="normal"/>
    </style:style>
    <style:style style:family="table-row" style:name="ro18">
      <style:table-row-properties style:row-height="13.15pt" style:use-optimal-row-height="false" fo:break-before="auto"/>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able-row" style:name="ro19">
      <style:table-row-properties style:row-height="13.15pt" style:use-optimal-row-height="false" fo:break-before="auto"/>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ext" style:name="T82">
      <style:text-properties fo:font-family="'Liberation Sans'" fo:font-size="10pt" fo:font-style="normal" style:text-underline-type="none" fo:font-weight="normal"/>
    </style:style>
    <style:style style:family="table-row" style:name="ro20">
      <style:table-row-properties style:row-height="13.15pt" style:use-optimal-row-height="false" fo:break-before="auto"/>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ext" style:name="T86">
      <style:text-properties fo:font-family="'Liberation Sans'" fo:font-size="10pt" fo:font-style="normal" style:text-underline-type="none" fo:font-weight="normal"/>
    </style:style>
    <style:style style:family="table-row" style:name="ro21">
      <style:table-row-properties style:row-height="13.15pt" style:use-optimal-row-height="false" fo:break-before="auto"/>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able-row" style:name="ro22">
      <style:table-row-properties style:row-height="13.15pt" style:use-optimal-row-height="false" fo:break-before="auto"/>
    </style:style>
    <style:style style:family="text" style:name="T90">
      <style:text-properties fo:font-family="'Liberation Sans'" fo:font-size="10pt" fo:font-style="normal" style:text-underline-type="none" fo:font-weight="normal"/>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94">
      <style:text-properties fo:font-family="'Liberation Sans'" fo:font-size="10pt" fo:font-style="normal" style:text-underline-type="none" fo:font-weight="normal"/>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98">
      <style:text-properties fo:font-family="'Liberation Sans'" fo:font-size="10pt" fo:font-style="normal" style:text-underline-type="none" fo:font-weight="normal"/>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102">
      <style:text-properties fo:font-family="'Liberation Sans'" fo:font-size="10pt" fo:font-style="normal" style:text-underline-type="none" fo:font-weight="normal"/>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106">
      <style:text-properties fo:font-family="'Liberation Sans'" fo:font-size="10pt" fo:font-style="normal" style:text-underline-type="none" fo:font-weight="normal"/>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able-row" style:name="ro27">
      <style:table-row-properties style:row-height="12.8pt" style:use-optimal-row-height="false" fo:break-before="auto"/>
    </style:style>
    <style:style style:family="text" style:name="T110">
      <style:text-properties fo:font-family="'Liberation Sans'" fo:font-size="10pt" fo:font-style="normal" style:text-underline-type="none" fo:font-weight="normal"/>
    </style:style>
    <style:style style:family="text" style:name="T111">
      <style:text-properties fo:font-family="'Liberation Sans'" fo:font-size="10pt" fo:font-style="normal" style:text-underline-type="none" fo:font-weight="normal"/>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able-row" style:name="ro28">
      <style:table-row-properties style:row-height="12.8pt" style:use-optimal-row-height="false" fo:break-before="auto"/>
    </style:style>
    <style:style style:family="text" style:name="T114">
      <style:text-properties fo:font-family="'Liberation Sans'" fo:font-size="10pt" fo:font-style="normal" style:text-underline-type="none" fo:font-weight="normal"/>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able-row" style:name="ro29">
      <style:table-row-properties style:row-height="12.8pt" style:use-optimal-row-height="false" fo:break-before="auto"/>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able-row" style:name="ro30">
      <style:table-row-properties style:row-height="12.8pt" style:use-optimal-row-height="false" fo:break-before="auto"/>
    </style:style>
    <style:style style:family="text" style:name="T121">
      <style:text-properties fo:font-family="'Liberation Sans'" fo:font-size="10pt" fo:font-style="normal" style:text-underline-type="none" fo:font-weight="normal"/>
    </style:style>
    <style:style style:family="text" style:name="T122">
      <style:text-properties fo:font-family="'Liberation Sans'" fo:font-size="10pt" fo:font-style="normal" style:text-underline-type="none" fo:font-weight="normal"/>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able-row" style:name="ro31">
      <style:table-row-properties style:row-height="12.8pt" style:use-optimal-row-height="false" fo:break-before="auto"/>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able-row" style:name="ro32">
      <style:table-row-properties style:row-height="12.8pt" style:use-optimal-row-height="false" fo:break-before="auto"/>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ext" style:name="T131">
      <style:text-properties fo:font-family="'Liberation Sans'" fo:font-size="10pt" fo:font-style="normal" style:text-underline-type="none" fo:font-weight="normal"/>
    </style:style>
    <style:style style:family="text" style:name="T132">
      <style:text-properties fo:font-family="'Liberation Sans'" fo:font-size="10pt" fo:font-style="normal" style:text-underline-type="none" fo:font-weight="normal"/>
    </style:style>
    <style:style style:family="table-row" style:name="ro33">
      <style:table-row-properties style:row-height="12.8pt" style:use-optimal-row-height="false" fo:break-before="auto"/>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able-row" style:name="ro34">
      <style:table-row-properties style:row-height="12.8pt" style:use-optimal-row-height="false" fo:break-before="auto"/>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able-row" style:name="ro35">
      <style:table-row-properties style:row-height="12.8pt" style:use-optimal-row-height="false" fo:break-before="auto"/>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ext" style:name="T143">
      <style:text-properties fo:font-family="'Liberation Sans'" fo:font-size="10pt" fo:font-style="normal" style:text-underline-type="none" fo:font-weight="normal"/>
    </style:style>
    <style:style style:family="table-row" style:name="ro36">
      <style:table-row-properties style:row-height="12.8pt" style:use-optimal-row-height="false" fo:break-before="auto"/>
    </style:style>
    <style:style style:family="text" style:name="T144">
      <style:text-properties fo:font-family="'Liberation Sans'" fo:font-size="10pt" fo:font-style="normal" style:text-underline-type="none" fo:font-weight="normal"/>
    </style:style>
    <style:style style:family="text" style:name="T145">
      <style:text-properties fo:font-family="'Liberation Sans'" fo:font-size="10pt" fo:font-style="normal" style:text-underline-type="none" fo:font-weight="normal"/>
    </style:style>
    <style:style style:family="text" style:name="T146">
      <style:text-properties fo:font-family="'Liberation Sans'" fo:font-size="10pt" fo:font-style="normal" style:text-underline-type="none" fo:font-weight="normal"/>
    </style:style>
    <style:style style:family="table-row" style:name="ro37">
      <style:table-row-properties style:row-height="12.8pt" style:use-optimal-row-height="false" fo:break-before="auto"/>
    </style:style>
    <style:style style:family="text" style:name="T147">
      <style:text-properties fo:font-family="'Liberation Sans'" fo:font-size="10pt" fo:font-style="normal" style:text-underline-type="none" fo:font-weight="normal"/>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able-row" style:name="ro38">
      <style:table-row-properties style:row-height="12.8pt" style:use-optimal-row-height="false" fo:break-before="auto"/>
    </style:style>
    <style:style style:family="text" style:name="T151">
      <style:text-properties fo:font-family="'Liberation Sans'" fo:font-size="10pt" fo:font-style="normal" style:text-underline-type="none" fo:font-weight="normal"/>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ext" style:name="T154">
      <style:text-properties fo:font-family="'Liberation Sans'" fo:font-size="10pt" fo:font-style="normal" style:text-underline-type="none" fo:font-weight="normal"/>
    </style:style>
    <style:style style:family="table-row" style:name="ro39">
      <style:table-row-properties style:row-height="12.8pt" style:use-optimal-row-height="false" fo:break-before="auto"/>
    </style:style>
    <style:style style:family="text" style:name="T155">
      <style:text-properties fo:font-family="'Liberation Sans'" fo:font-size="10pt" fo:font-style="normal" style:text-underline-type="none" fo:font-weight="normal"/>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able-row" style:name="ro40">
      <style:table-row-properties style:row-height="12.8pt" style:use-optimal-row-height="false" fo:break-before="auto"/>
    </style:style>
    <style:style style:family="text" style:name="T159">
      <style:text-properties fo:font-family="'Liberation Sans'" fo:font-size="10pt" fo:font-style="normal" style:text-underline-type="none" fo:font-weight="normal"/>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able-row" style:name="ro41">
      <style:table-row-properties style:row-height="12.8pt" style:use-optimal-row-height="false" fo:break-before="auto"/>
    </style:style>
    <style:style style:family="text" style:name="T163">
      <style:text-properties fo:font-family="'Liberation Sans'" fo:font-size="10pt" fo:font-style="normal" style:text-underline-type="none" fo:font-weight="normal"/>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67">
      <style:text-properties fo:font-family="'Liberation Sans'" fo:font-size="10pt" fo:font-style="normal" style:text-underline-type="none" fo:font-weight="normal"/>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71">
      <style:text-properties fo:font-family="'Liberation Sans'" fo:font-size="10pt" fo:font-style="normal" style:text-underline-type="none" fo:font-weight="normal"/>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ext" style:name="T174">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75">
      <style:text-properties fo:font-family="'Liberation Sans'" fo:font-size="10pt" fo:font-style="normal" style:text-underline-type="none" fo:font-weight="normal"/>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79">
      <style:text-properties fo:font-family="'Liberation Sans'" fo:font-size="10pt" fo:font-style="normal" style:text-underline-type="none" fo:font-weight="normal"/>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83">
      <style:text-properties fo:font-family="'Liberation Sans'" fo:font-size="10pt" fo:font-style="normal" style:text-underline-type="none" fo:font-weight="normal"/>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87">
      <style:text-properties fo:font-family="'Liberation Sans'" fo:font-size="10pt" fo:font-style="normal" style:text-underline-type="none" fo:font-weight="normal"/>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91">
      <style:text-properties fo:font-family="'Liberation Sans'" fo:font-size="10pt" fo:font-style="normal" style:text-underline-type="none" fo:font-weight="normal"/>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95">
      <style:text-properties fo:font-family="'Liberation Sans'" fo:font-size="10pt" fo:font-style="normal" style:text-underline-type="none" fo:font-weight="normal"/>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99">
      <style:text-properties fo:font-family="'Liberation Sans'" fo:font-size="10pt" fo:font-style="normal" style:text-underline-type="none" fo:font-weight="normal"/>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203">
      <style:text-properties fo:font-family="'Liberation Sans'" fo:font-size="10pt" fo:font-style="normal" style:text-underline-type="none" fo:font-weight="normal"/>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207">
      <style:text-properties fo:font-family="'Liberation Sans'" fo:font-size="10pt" fo:font-style="normal" style:text-underline-type="none" fo:font-weight="normal"/>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211">
      <style:text-properties fo:font-family="'Liberation Sans'" fo:font-size="10pt" fo:font-style="normal" style:text-underline-type="none" fo:font-weight="normal"/>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215">
      <style:text-properties fo:font-family="'Liberation Sans'" fo:font-size="10pt" fo:font-style="normal" style:text-underline-type="none" fo:font-weight="normal"/>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219">
      <style:text-properties fo:font-family="'Liberation Sans'" fo:font-size="10pt" fo:font-style="normal" style:text-underline-type="none" fo:font-weight="normal"/>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223">
      <style:text-properties fo:font-family="'Liberation Sans'" fo:font-size="10pt" fo:font-style="normal" style:text-underline-type="none" fo:font-weight="normal"/>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227">
      <style:text-properties fo:font-family="'Liberation Sans'" fo:font-size="10pt" fo:font-style="normal" style:text-underline-type="none" fo:font-weight="normal"/>
    </style:style>
    <style:style style:family="text" style:name="T228">
      <style:text-properties fo:font-family="'Liberation Sans'" fo:font-size="10pt" fo:font-style="normal" style:text-underline-type="none" fo:font-weight="normal"/>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231">
      <style:text-properties fo:font-family="'Liberation Sans'" fo:font-size="10pt" fo:font-style="normal" style:text-underline-type="none" fo:font-weight="normal"/>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38">
      <style:text-properties fo:font-family="'Liberation Sans'" fo:font-size="10pt" fo:font-style="normal" style:text-underline-type="none" fo:font-weight="normal"/>
    </style:style>
    <style:style style:family="text" style:name="T239">
      <style:text-properties fo:font-family="'Liberation Sans'" fo:font-size="10pt" fo:font-style="normal" style:text-underline-type="none" fo:font-weight="normal"/>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ext" style:name="T248">
      <style:text-properties fo:font-family="'Liberation Sans'" fo:font-size="10pt" fo:font-style="normal" style:text-underline-type="none" fo:font-weight="normal"/>
    </style:style>
    <style:style style:family="text" style:name="T249">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58">
      <style:text-properties fo:font-family="'Liberation Sans'" fo:font-size="10pt" fo:font-style="normal" style:text-underline-type="none" fo:font-weight="normal"/>
    </style:style>
    <style:style style:family="text" style:name="T259">
      <style:text-properties fo:font-family="'Liberation Sans'" fo:font-size="10pt" fo:font-style="normal" style:text-underline-type="none" fo:font-weight="normal"/>
    </style:style>
    <style:style style:family="text" style:name="T260">
      <style:text-properties fo:font-family="'Liberation Sans'" fo:font-size="10pt" fo:font-style="normal" style:text-underline-type="none" fo:font-weight="normal"/>
    </style:style>
    <style:style style:family="text" style:name="T261">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62">
      <style:text-properties fo:font-family="'Liberation Sans'" fo:font-size="10pt" fo:font-style="normal" style:text-underline-type="none" fo:font-weight="normal"/>
    </style:style>
    <style:style style:family="text" style:name="T263">
      <style:text-properties fo:font-family="'Liberation Sans'" fo:font-size="10pt" fo:font-style="normal" style:text-underline-type="none" fo:font-weight="normal"/>
    </style:style>
    <style:style style:family="text" style:name="T264">
      <style:text-properties fo:font-family="'Liberation Sans'" fo:font-size="10pt" fo:font-style="normal" style:text-underline-type="none" fo:font-weight="normal"/>
    </style:style>
    <style:style style:family="text" style:name="T265">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ext" style:name="T269">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ext" style:name="T273">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ext" style:name="T277">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ext" style:name="T281">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ext" style:name="T284">
      <style:text-properties fo:font-family="'Liberation Sans'" fo:font-size="10pt" fo:font-style="normal" style:text-underline-type="none" fo:font-weight="normal"/>
    </style:style>
    <style:style style:family="text" style:name="T285">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ext" style:name="T289">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ext" style:name="T293">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ext" style:name="T296">
      <style:text-properties fo:font-family="'Liberation Sans'" fo:font-size="10pt" fo:font-style="normal" style:text-underline-type="none" fo:font-weight="normal"/>
    </style:style>
    <style:style style:family="text" style:name="T297">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ext" style:name="T300">
      <style:text-properties fo:font-family="'Liberation Sans'" fo:font-size="10pt" fo:font-style="normal" style:text-underline-type="none" fo:font-weight="normal"/>
    </style:style>
    <style:style style:family="text" style:name="T301">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ext" style:name="T305">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ext" style:name="T309">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ext" style:name="T313">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ext" style:name="T317">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ext" style:name="T321">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ext" style:name="T325">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ext" style:name="T329">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62">
      <style:text-properties fo:font-family="'Liberation Sans'" fo:font-size="10pt" fo:font-style="normal" style:text-underline-type="none" fo:font-weight="normal"/>
    </style:style>
    <style:style style:family="text" style:name="T363">
      <style:text-properties fo:font-family="'Liberation Sans'" fo:font-size="10pt" fo:font-style="normal" style:text-underline-type="none" fo:font-weight="normal"/>
    </style:style>
    <style:style style:family="text" style:name="T364">
      <style:text-properties fo:font-family="'Liberation Sans'" fo:font-size="10pt" fo:font-style="normal" style:text-underline-type="none" fo:font-weight="normal"/>
    </style:style>
    <style:style style:family="text" style:name="T365">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70">
      <style:text-properties fo:font-family="'Liberation Sans'" fo:font-size="10pt" fo:font-style="normal" style:text-underline-type="none" fo:font-weight="normal"/>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74">
      <style:text-properties fo:font-family="'Liberation Sans'" fo:font-size="10pt" fo:font-style="normal" style:text-underline-type="none" fo:font-weight="normal"/>
    </style:style>
    <style:style style:family="text" style:name="T375">
      <style:text-properties fo:font-family="'Liberation Sans'" fo:font-size="10pt" fo:font-style="normal" style:text-underline-type="none" fo:font-weight="normal"/>
    </style:style>
    <style:style style:family="text" style:name="T376">
      <style:text-properties fo:font-family="'Liberation Sans'" fo:font-size="10pt" fo:font-style="normal" style:text-underline-type="none" fo:font-weight="normal"/>
    </style:style>
    <style:style style:family="text" style:name="T377">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78">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ext" style:name="T388">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ext" style:name="T399">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408">
      <style:text-properties fo:font-family="'Liberation Sans'" fo:font-size="10pt" fo:font-style="normal" style:text-underline-type="none" fo:font-weight="normal"/>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able-row" style:name="ro105">
      <style:table-row-properties style:row-height="13.15pt" style:use-optimal-row-height="false" fo:break-before="auto"/>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ext" style:name="T414">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418">
      <style:text-properties fo:font-family="'Liberation Sans'" fo:font-size="10pt" fo:font-style="normal" style:text-underline-type="none" fo:font-weight="normal"/>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ext" style:name="T423">
      <style:text-properties fo:font-family="'Liberation Sans'" fo:font-size="10pt" fo:font-style="normal" style:text-underline-type="none" fo:font-weight="normal"/>
    </style:style>
    <style:style style:family="text" style:name="T424">
      <style:text-properties fo:font-family="'Liberation Sans'" fo:font-size="10pt" fo:font-style="normal" style:text-underline-type="none" fo:font-weight="normal"/>
    </style:style>
    <style:style style:family="table-row" style:name="ro109">
      <style:table-row-properties style:row-height="13.15pt" style:use-optimal-row-height="false" fo:break-before="auto"/>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433">
      <style:text-properties fo:font-family="'Liberation Sans'" fo:font-size="10pt" fo:font-style="normal" style:text-underline-type="none" fo:font-weight="normal"/>
    </style:style>
    <style:style style:family="text" style:name="T434">
      <style:text-properties fo:font-family="'Liberation Sans'" fo:font-size="10pt" fo:font-style="normal" style:text-underline-type="none" fo:font-weight="normal"/>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able-row" style:name="ro113">
      <style:table-row-properties style:row-height="13.15pt" style:use-optimal-row-height="false" fo:break-before="auto"/>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ext" style:name="T455">
      <style:text-properties fo:font-family="'Liberation Sans'" fo:font-size="10pt" fo:font-style="normal" style:text-underline-type="none" fo:font-weight="normal"/>
    </style:style>
    <style:style style:family="table-row" style:name="ro117">
      <style:table-row-properties style:row-height="13.15pt" style:use-optimal-row-height="false" fo:break-before="auto"/>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ext" style:name="T459">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ext" style:name="T463">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64">
      <style:text-properties fo:font-family="'Liberation Sans'" fo:font-size="10pt" fo:font-style="normal" style:text-underline-type="none" fo:font-weight="normal"/>
    </style:style>
    <style:style style:family="table-row" style:name="ro120">
      <style:table-row-properties style:row-height="12.8pt" style:use-optimal-row-height="false" fo:break-before="auto"/>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68">
      <style:text-properties fo:font-family="'Liberation Sans'" fo:font-size="10pt" fo:font-style="normal" style:text-underline-type="none" fo:font-weight="normal"/>
    </style:style>
    <style:style style:family="text" style:name="T469">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70">
      <style:text-properties fo:font-family="'Liberation Sans'" fo:font-size="10pt" fo:font-style="normal" style:text-underline-type="none" fo:font-weight="normal"/>
    </style:style>
    <style:style style:family="table-row" style:name="ro123">
      <style:table-row-properties style:row-height="11.95pt" style:use-optimal-row-height="false" fo:break-before="auto"/>
    </style:style>
    <style:style style:family="text" style:name="T471">
      <style:text-properties fo:font-family="'Liberation Sans'" fo:font-size="10pt" fo:font-style="normal" style:text-underline-type="none" fo:font-weight="normal"/>
    </style:style>
    <style:style style:family="table-row" style:name="ro124">
      <style:table-row-properties style:row-height="11.95pt" style:use-optimal-row-height="false" fo:break-before="auto"/>
    </style:style>
    <style:style style:family="text" style:name="T472">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73">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474">
      <style:text-properties fo:font-family="'Liberation Sans'" fo:font-size="10pt" fo:font-style="normal" style:text-underline-type="none" fo:font-weight="normal"/>
    </style:style>
    <style:style style:family="table-row" style:name="ro127">
      <style:table-row-properties style:row-height="11.95pt" style:use-optimal-row-height="false" fo:break-before="auto"/>
    </style:style>
    <style:style style:family="text" style:name="T475">
      <style:text-properties fo:font-family="'Liberation Sans'" fo:font-size="10pt" fo:font-style="normal" style:text-underline-type="none" fo:font-weight="normal"/>
    </style:style>
    <style:style style:family="table-row" style:name="ro128">
      <style:table-row-properties style:row-height="12.75pt" style:use-optimal-row-height="true" fo:break-before="auto"/>
    </style:style>
    <style:style style:family="text" style:name="T476">
      <style:text-properties fo:font-family="'Liberation Sans'" fo:font-size="10pt" fo:font-style="normal" style:text-underline-type="none" fo:font-weight="normal"/>
    </style:style>
    <style:style style:family="table-row" style:name="ro129">
      <style:table-row-properties style:row-height="12.75pt" style:use-optimal-row-height="true" fo:break-before="auto"/>
    </style:style>
    <style:style style:family="text" style:name="T477">
      <style:text-properties fo:font-family="'Liberation Sans'" fo:font-size="10pt" fo:font-style="normal" style:text-underline-type="none" fo:font-weight="normal"/>
    </style:style>
    <style:style style:family="table-row" style:name="ro130">
      <style:table-row-properties style:row-height="12.75pt" style:use-optimal-row-height="true" fo:break-before="auto"/>
    </style:style>
    <style:style style:family="text" style:name="T478">
      <style:text-properties fo:font-family="'Liberation Sans'" fo:font-size="10pt" fo:font-style="normal" style:text-underline-type="none" fo:font-weight="normal"/>
    </style:style>
    <style:style style:family="table-row" style:name="ro131">
      <style:table-row-properties style:row-height="12.75pt" style:use-optimal-row-height="true" fo:break-before="auto"/>
    </style:style>
    <style:style style:family="text" style:name="T479">
      <style:text-properties fo:font-family="'Liberation Sans'" fo:font-size="10pt" fo:font-style="normal" style:text-underline-type="none" fo:font-weight="normal"/>
    </style:style>
    <style:style style:family="table-row" style:name="ro132">
      <style:table-row-properties style:row-height="12.75pt" style:use-optimal-row-height="true" fo:break-before="auto"/>
    </style:style>
    <style:style style:family="text" style:name="T480">
      <style:text-properties fo:font-family="'Liberation Sans'" fo:font-size="10pt" fo:font-style="normal" style:text-underline-type="none" fo:font-weight="normal"/>
    </style:style>
    <style:style style:family="table-row" style:name="ro133">
      <style:table-row-properties style:row-height="12.75pt" style:use-optimal-row-height="true" fo:break-before="auto"/>
    </style:style>
    <style:style style:family="text" style:name="T481">
      <style:text-properties fo:font-family="'Liberation Sans'" fo:font-size="10pt" fo:font-style="normal" style:text-underline-type="none" fo:font-weight="normal"/>
    </style:style>
    <style:style style:family="table-row" style:name="ro134">
      <style:table-row-properties style:row-height="12.75pt" style:use-optimal-row-height="true" fo:break-before="auto"/>
    </style:style>
    <style:style style:family="text" style:name="T482">
      <style:text-properties fo:font-family="'Liberation Sans'" fo:font-size="10pt" fo:font-style="normal" style:text-underline-type="none" fo:font-weight="normal"/>
    </style:style>
    <style:style style:family="table-row" style:name="ro135">
      <style:table-row-properties style:row-height="12.75pt" style:use-optimal-row-height="true" fo:break-before="auto"/>
    </style:style>
    <style:style style:family="text" style:name="T483">
      <style:text-properties fo:font-family="'Liberation Sans'" fo:font-size="10pt" fo:font-style="normal" style:text-underline-type="none" fo:font-weight="normal"/>
    </style:style>
    <style:style style:family="table-row" style:name="ro136">
      <style:table-row-properties style:row-height="12.75pt" style:use-optimal-row-height="true" fo:break-before="auto"/>
    </style:style>
    <style:style style:family="text" style:name="T484">
      <style:text-properties fo:font-family="'Liberation Sans'" fo:font-size="10pt" fo:font-style="normal" style:text-underline-type="none" fo:font-weight="normal"/>
    </style:style>
    <style:style style:family="table-row" style:name="ro137">
      <style:table-row-properties style:row-height="12.75pt" style:use-optimal-row-height="true" fo:break-before="auto"/>
    </style:style>
    <style:style style:family="text" style:name="T485">
      <style:text-properties fo:font-family="'Liberation Sans'" fo:font-size="10pt" fo:font-style="normal" style:text-underline-type="none" fo:font-weight="normal"/>
    </style:style>
    <style:style style:family="table-row" style:name="ro138">
      <style:table-row-properties style:row-height="12.75pt" style:use-optimal-row-height="true" fo:break-before="auto"/>
    </style:style>
    <style:style style:family="text" style:name="T486">
      <style:text-properties fo:font-family="'Liberation Sans'" fo:font-size="10pt" fo:font-style="normal" style:text-underline-type="none" fo:font-weight="normal"/>
    </style:style>
    <style:style style:family="table-row" style:name="ro139">
      <style:table-row-properties style:row-height="12.75pt" style:use-optimal-row-height="true" fo:break-before="auto"/>
    </style:style>
    <style:style style:family="text" style:name="T487">
      <style:text-properties fo:font-family="'Liberation Sans'" fo:font-size="10pt" fo:font-style="normal" style:text-underline-type="none" fo:font-weight="normal"/>
    </style:style>
    <style:style style:family="table-row" style:name="ro140">
      <style:table-row-properties style:row-height="12.75pt" style:use-optimal-row-height="true" fo:break-before="auto"/>
    </style:style>
    <style:style style:family="text" style:name="T488">
      <style:text-properties fo:font-family="'Liberation Sans'" fo:font-size="10pt" fo:font-style="normal" style:text-underline-type="none" fo:font-weight="normal"/>
    </style:style>
    <style:style style:family="table-row" style:name="ro141">
      <style:table-row-properties style:row-height="12.75pt" style:use-optimal-row-height="true" fo:break-before="auto"/>
    </style:style>
    <style:style style:family="text" style:name="T489">
      <style:text-properties fo:font-family="'Liberation Sans'" fo:font-size="10pt" fo:font-style="normal" style:text-underline-type="none" fo:font-weight="normal"/>
    </style:style>
    <style:style style:family="table-row" style:name="ro142">
      <style:table-row-properties style:row-height="12.75pt" style:use-optimal-row-height="true" fo:break-before="auto"/>
    </style:style>
    <style:style style:family="table-row" style:name="ro143">
      <style:table-row-properties style:row-height="12.75pt" style:use-optimal-row-height="true" fo:break-before="auto"/>
    </style:style>
    <style:style style:family="table-row" style:name="ro144">
      <style:table-row-properties style:row-height="12.75pt" style:use-optimal-row-height="true" fo:break-before="auto"/>
    </style:style>
    <style:style style:family="table-row" style:name="ro145">
      <style:table-row-properties style:row-height="12.75pt" style:use-optimal-row-height="true" fo:break-before="auto"/>
    </style:style>
    <style:style style:family="table-row" style:name="ro146">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47">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48">
      <style:table-row-properties style:row-height="35pt" style:use-optimal-row-height="false" fo:break-before="auto"/>
    </style:style>
    <style:style style:family="text" style:name="T490">
      <style:text-properties fo:font-family="'Liberation Sans'" fo:font-size="10pt" fo:font-style="normal" style:text-underline-type="none" fo:font-weight="normal"/>
    </style:style>
    <style:style style:family="text" style:name="T491">
      <style:text-properties fo:font-family="'Liberation Sans'" fo:font-size="10pt" fo:font-style="normal" style:text-underline-type="none" fo:font-weight="normal"/>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able-row" style:name="ro149">
      <style:table-row-properties style:row-height="12.8pt" style:use-optimal-row-height="false" fo:break-before="auto"/>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able-row" style:name="ro150">
      <style:table-row-properties style:row-height="12.8pt" style:use-optimal-row-height="false" fo:break-before="auto"/>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able-row" style:name="ro151">
      <style:table-row-properties style:row-height="12.8pt" style:use-optimal-row-height="false" fo:break-before="auto"/>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able-row" style:name="ro152">
      <style:table-row-properties style:row-height="12.8pt" style:use-optimal-row-height="false" fo:break-before="auto"/>
    </style:style>
    <style:style style:family="table-row" style:name="ro153">
      <style:table-row-properties style:row-height="12.8pt" style:use-optimal-row-height="false" fo:break-before="auto"/>
    </style:style>
    <style:style style:family="table-row" style:name="ro154">
      <style:table-row-properties style:row-height="12.8pt" style:use-optimal-row-height="false" fo:break-before="auto"/>
    </style:style>
    <style:style style:family="table-row" style:name="ro155">
      <style:table-row-properties style:row-height="12.8pt" style:use-optimal-row-height="false" fo:break-before="auto"/>
    </style:style>
    <style:style style:family="table-row" style:name="ro156">
      <style:table-row-properties style:row-height="12.8pt" style:use-optimal-row-height="false" fo:break-before="auto"/>
    </style:style>
    <style:style style:family="table-row" style:name="ro157">
      <style:table-row-properties style:row-height="12.8pt" style:use-optimal-row-height="false" fo:break-before="auto"/>
    </style:style>
    <style:style style:family="table-row" style:name="ro158">
      <style:table-row-properties style:row-height="12.8pt" style:use-optimal-row-height="false" fo:break-before="auto"/>
    </style:style>
    <style:style style:family="table-row" style:name="ro159">
      <style:table-row-properties style:row-height="12.8pt" style:use-optimal-row-height="false" fo:break-before="auto"/>
    </style:style>
    <style:style style:family="table-row" style:name="ro160">
      <style:table-row-properties style:row-height="12.8pt" style:use-optimal-row-height="false" fo:break-before="auto"/>
    </style:style>
    <style:style style:family="table-row" style:name="ro161">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62">
      <style:table-row-properties style:row-height="0.4498cm" fo:break-before="auto"/>
    </style:style>
    <style:style style:family="table-column" style:name="co42">
      <style:table-column-properties style:column-width="3.308cm" style:use-optimal-column-width="false" loext:column-width-sym="17.101"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9.076cm" style:use-optimal-column-width="false" loext:column-width-sym="48.314"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63">
      <style:table-row-properties style:row-height="35pt" style:use-optimal-row-height="false" fo:break-before="auto"/>
    </style:style>
    <style:style style:family="text" style:name="T517">
      <style:text-properties fo:font-family="'Liberation Sans'" fo:font-size="10pt" fo:font-style="normal" style:text-underline-type="none" fo:font-weight="normal"/>
    </style:style>
    <style:style style:family="text" style:name="T518">
      <style:text-properties fo:font-family="'Liberation Sans'" fo:font-size="10pt" fo:font-style="normal" style:text-underline-type="none" fo:font-weight="normal"/>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able-row" style:name="ro164">
      <style:table-row-properties style:row-height="12.8pt" style:use-optimal-row-height="false" fo:break-before="auto"/>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ext" style:name="T527">
      <style:text-properties fo:font-family="'Liberation Sans'" fo:font-size="10pt" fo:font-style="normal" style:text-underline-type="none" fo:font-weight="normal"/>
    </style:style>
    <style:style style:family="table-row" style:name="ro165">
      <style:table-row-properties style:row-height="23.8pt" style:use-optimal-row-height="false" fo:break-before="auto"/>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able-row" style:name="ro166">
      <style:table-row-properties style:row-height="46.25pt" style:use-optimal-row-height="false" fo:break-before="auto"/>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able-row" style:name="ro167">
      <style:table-row-properties style:row-height="12.8pt" style:use-optimal-row-height="false" fo:break-before="auto"/>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ext" style:name="T547">
      <style:text-properties fo:font-family="'Liberation Sans'" fo:font-size="10pt" fo:font-style="normal" style:text-underline-type="none" fo:font-weight="normal"/>
    </style:style>
    <style:style style:family="table-row" style:name="ro169">
      <style:table-row-properties style:row-height="12.8pt" style:use-optimal-row-height="false" fo:break-before="auto"/>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able-row" style:name="ro170">
      <style:table-row-properties style:row-height="12.8pt" style:use-optimal-row-height="false" fo:break-before="auto"/>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ext" style:name="T553">
      <style:text-properties fo:font-family="'Liberation Sans'" fo:font-size="10pt" fo:font-style="normal" style:text-underline-type="none" fo:font-weight="normal"/>
    </style:style>
    <style:style style:family="table-row" style:name="ro171">
      <style:table-row-properties style:row-height="12.8pt" style:use-optimal-row-height="false" fo:break-before="auto"/>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ext" style:name="T556">
      <style:text-properties fo:font-family="'Liberation Sans'" fo:font-size="10pt" fo:font-style="normal" style:text-underline-type="none" fo:font-weight="normal"/>
    </style:style>
    <style:style style:family="table-row" style:name="ro172">
      <style:table-row-properties style:row-height="12.8pt" style:use-optimal-row-height="false" fo:break-before="auto"/>
    </style:style>
    <style:style style:family="text" style:name="T557">
      <style:text-properties fo:font-family="'Liberation Sans'" fo:font-size="10pt" fo:font-style="normal" style:text-underline-type="none" fo:font-weight="normal"/>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able-row" style:name="ro173">
      <style:table-row-properties style:row-height="12.8pt" style:use-optimal-row-height="false" fo:break-before="auto"/>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ext" style:name="T562">
      <style:text-properties fo:font-family="'Liberation Sans'" fo:font-size="10pt" fo:font-style="normal" style:text-underline-type="none" fo:font-weight="normal"/>
    </style:style>
    <style:style style:family="table-row" style:name="ro174">
      <style:table-row-properties style:row-height="12.8pt" style:use-optimal-row-height="false" fo:break-before="auto"/>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ext" style:name="T565">
      <style:text-properties fo:font-family="'Liberation Sans'" fo:font-size="10pt" fo:font-style="normal" style:text-underline-type="none" fo:font-weight="normal"/>
    </style:style>
    <style:style style:family="table-row" style:name="ro175">
      <style:table-row-properties style:row-height="12.8pt" style:use-optimal-row-height="false" fo:break-before="auto"/>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ext" style:name="T568">
      <style:text-properties fo:font-family="'Liberation Sans'" fo:font-size="10pt" fo:font-style="normal" style:text-underline-type="none" fo:font-weight="normal"/>
    </style:style>
    <style:style style:family="table-row" style:name="ro176">
      <style:table-row-properties style:row-height="12.8pt" style:use-optimal-row-height="false" fo:break-before="auto"/>
    </style:style>
    <style:style style:family="text" style:name="T569">
      <style:text-properties fo:font-family="'Liberation Sans'" fo:font-size="10pt" fo:font-style="normal" style:text-underline-type="none" fo:font-weight="normal"/>
    </style:style>
    <style:style style:family="text" style:name="T570">
      <style:text-properties fo:font-family="'Liberation Sans'" fo:font-size="10pt" fo:font-style="normal" style:text-underline-type="none" fo:font-weight="normal"/>
    </style:style>
    <style:style style:family="text" style:name="T571">
      <style:text-properties fo:font-family="'Liberation Sans'" fo:font-size="10pt" fo:font-style="normal" style:text-underline-type="none" fo:font-weight="normal"/>
    </style:style>
    <style:style style:family="table-row" style:name="ro177">
      <style:table-row-properties style:row-height="12.8pt" style:use-optimal-row-height="false" fo:break-before="auto"/>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ext" style:name="T574">
      <style:text-properties fo:font-family="'Liberation Sans'" fo:font-size="10pt" fo:font-style="normal" style:text-underline-type="none" fo:font-weight="normal"/>
    </style:style>
    <style:style style:family="table-row" style:name="ro178">
      <style:table-row-properties style:row-height="12.8pt" style:use-optimal-row-height="false" fo:break-before="auto"/>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ext" style:name="T577">
      <style:text-properties fo:font-family="'Liberation Sans'" fo:font-size="10pt" fo:font-style="normal" style:text-underline-type="none" fo:font-weight="normal"/>
    </style:style>
    <style:style style:family="table-row" style:name="ro179">
      <style:table-row-properties style:row-height="12.8pt" style:use-optimal-row-height="false" fo:break-before="auto"/>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ext" style:name="T580">
      <style:text-properties fo:font-family="'Liberation Sans'" fo:font-size="10pt" fo:font-style="normal" style:text-underline-type="none" fo:font-weight="normal"/>
    </style:style>
    <style:style style:family="table-row" style:name="ro180">
      <style:table-row-properties style:row-height="12.8pt" style:use-optimal-row-height="false" fo:break-before="auto"/>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ext" style:name="T583">
      <style:text-properties fo:font-family="'Liberation Sans'" fo:font-size="10pt" fo:font-style="normal" style:text-underline-type="none" fo:font-weight="normal"/>
    </style:style>
    <style:style style:family="table-row" style:name="ro181">
      <style:table-row-properties style:row-height="12.8pt" style:use-optimal-row-height="false" fo:break-before="auto"/>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ext" style:name="T586">
      <style:text-properties fo:font-family="'Liberation Sans'" fo:font-size="10pt" fo:font-style="normal" style:text-underline-type="none" fo:font-weight="normal"/>
    </style:style>
    <style:style style:family="table-row" style:name="ro182">
      <style:table-row-properties style:row-height="12.8pt" style:use-optimal-row-height="false" fo:break-before="auto"/>
    </style:style>
    <style:style style:family="text" style:name="T587">
      <style:text-properties fo:font-family="'Liberation Sans'" fo:font-size="10pt" fo:font-style="normal" style:text-underline-type="none" fo:font-weight="normal"/>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ext" style:name="T592">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ext" style:name="T593">
      <style:text-properties fo:font-family="'Liberation Sans'" fo:font-size="10pt" fo:font-style="normal" style:text-underline-type="none" fo:font-weight="normal"/>
    </style:style>
    <style:style style:family="text" style:name="T594">
      <style:text-properties fo:font-family="'Liberation Sans'" fo:font-size="10pt" fo:font-style="normal" style:text-underline-type="none" fo:font-weight="normal"/>
    </style:style>
    <style:style style:family="text" style:name="T595">
      <style:text-properties fo:font-family="'Liberation Sans'" fo:font-size="10pt" fo:font-style="normal" style:text-underline-type="none" fo:font-weight="normal"/>
    </style:style>
    <style:style style:family="table-row" style:name="ro185">
      <style:table-row-properties style:row-height="12.8pt" style:use-optimal-row-height="false" fo:break-before="auto"/>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ext" style:name="T598">
      <style:text-properties fo:font-family="'Liberation Sans'" fo:font-size="10pt" fo:font-style="normal" style:text-underline-type="none" fo:font-weight="normal"/>
    </style:style>
    <style:style style:family="table-row" style:name="ro186">
      <style:table-row-properties style:row-height="12.8pt" style:use-optimal-row-height="false" fo:break-before="auto"/>
    </style:style>
    <style:style style:family="text" style:name="T599">
      <style:text-properties fo:font-family="'Liberation Sans'" fo:font-size="10pt" fo:font-style="normal" style:text-underline-type="none" fo:font-weight="normal"/>
    </style:style>
    <style:style style:family="text" style:name="T600">
      <style:text-properties fo:font-family="'Liberation Sans'" fo:font-size="10pt" fo:font-style="normal" style:text-underline-type="none" fo:font-weight="normal"/>
    </style:style>
    <style:style style:family="text" style:name="T601">
      <style:text-properties fo:font-family="'Liberation Sans'" fo:font-size="10pt" fo:font-style="normal" style:text-underline-type="none" fo:font-weight="normal"/>
    </style:style>
    <style:style style:family="table-row" style:name="ro187">
      <style:table-row-properties style:row-height="12.8pt" style:use-optimal-row-height="false" fo:break-before="auto"/>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ext" style:name="T604">
      <style:text-properties fo:font-family="'Liberation Sans'" fo:font-size="10pt" fo:font-style="normal" style:text-underline-type="none" fo:font-weight="normal"/>
    </style:style>
    <style:style style:family="table-row" style:name="ro188">
      <style:table-row-properties style:row-height="12.8pt" style:use-optimal-row-height="false" fo:break-before="auto"/>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ext" style:name="T607">
      <style:text-properties fo:font-family="'Liberation Sans'" fo:font-size="10pt" fo:font-style="normal" style:text-underline-type="none" fo:font-weight="normal"/>
    </style:style>
    <style:style style:family="table-row" style:name="ro189">
      <style:table-row-properties style:row-height="12.8pt" style:use-optimal-row-height="false" fo:break-before="auto"/>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ext" style:name="T610">
      <style:text-properties fo:font-family="'Liberation Sans'" fo:font-size="10pt" fo:font-style="normal" style:text-underline-type="none" fo:font-weight="normal"/>
    </style:style>
    <style:style style:family="table-row" style:name="ro190">
      <style:table-row-properties style:row-height="12.8pt" style:use-optimal-row-height="false" fo:break-before="auto"/>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able-row" style:name="ro191">
      <style:table-row-properties style:row-height="12.8pt" style:use-optimal-row-height="false" fo:break-before="auto"/>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ext" style:name="T616">
      <style:text-properties fo:font-family="'Liberation Sans'" fo:font-size="10pt" fo:font-style="normal" style:text-underline-type="none" fo:font-weight="normal"/>
    </style:style>
    <style:style style:family="table-row" style:name="ro192">
      <style:table-row-properties style:row-height="12.8pt" style:use-optimal-row-height="false" fo:break-before="auto"/>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ext" style:name="T619">
      <style:text-properties fo:font-family="'Liberation Sans'" fo:font-size="10pt" fo:font-style="normal" style:text-underline-type="none" fo:font-weight="normal"/>
    </style:style>
    <style:style style:family="table-row" style:name="ro193">
      <style:table-row-properties style:row-height="12.8pt" style:use-optimal-row-height="false" fo:break-before="auto"/>
    </style:style>
    <style:style style:family="text" style:name="T620">
      <style:text-properties fo:font-family="'Liberation Sans'" fo:font-size="10pt" fo:font-style="normal" style:text-underline-type="none" fo:font-weight="normal"/>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able-row" style:name="ro194">
      <style:table-row-properties style:row-height="12.8pt" style:use-optimal-row-height="false" fo:break-before="auto"/>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ext" style:name="T625">
      <style:text-properties fo:font-family="'Liberation Sans'" fo:font-size="10pt" fo:font-style="normal" style:text-underline-type="none" fo:font-weight="normal"/>
    </style:style>
    <style:style style:family="table-row" style:name="ro195">
      <style:table-row-properties style:row-height="12.8pt" style:use-optimal-row-height="false" fo:break-before="auto"/>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ext" style:name="T628">
      <style:text-properties fo:font-family="'Liberation Sans'" fo:font-size="10pt" fo:font-style="normal" style:text-underline-type="none" fo:font-weight="normal"/>
    </style:style>
    <style:style style:family="table-row" style:name="ro196">
      <style:table-row-properties style:row-height="12.8pt" style:use-optimal-row-height="false" fo:break-before="auto"/>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ext" style:name="T631">
      <style:text-properties fo:font-family="'Liberation Sans'" fo:font-size="10pt" fo:font-style="normal" style:text-underline-type="none" fo:font-weight="normal"/>
    </style:style>
    <style:style style:family="table-row" style:name="ro197">
      <style:table-row-properties style:row-height="12.8pt" style:use-optimal-row-height="false" fo:break-before="auto"/>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ext" style:name="T637">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ext" style:name="T640">
      <style:text-properties fo:font-family="'Liberation Sans'" fo:font-size="10pt" fo:font-style="normal" style:text-underline-type="none" fo:font-weight="normal"/>
    </style:style>
    <style:style style:family="table-row" style:name="ro200">
      <style:table-row-properties style:row-height="12.8pt" style:use-optimal-row-height="false" fo:break-before="auto"/>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able-row" style:name="ro201">
      <style:table-row-properties style:row-height="12.8pt" style:use-optimal-row-height="false" fo:break-before="auto"/>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ext" style:name="T646">
      <style:text-properties fo:font-family="'Liberation Sans'" fo:font-size="10pt" fo:font-style="normal" style:text-underline-type="none" fo:font-weight="normal"/>
    </style:style>
    <style:style style:family="table-row" style:name="ro202">
      <style:table-row-properties style:row-height="12.8pt" style:use-optimal-row-height="false" fo:break-before="auto"/>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ext" style:name="T649">
      <style:text-properties fo:font-family="'Liberation Sans'" fo:font-size="10pt" fo:font-style="normal" style:text-underline-type="none" fo:font-weight="normal"/>
    </style:style>
    <style:style style:family="table-row" style:name="ro203">
      <style:table-row-properties style:row-height="12.8pt" style:use-optimal-row-height="false" fo:break-before="auto"/>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ext" style:name="T652">
      <style:text-properties fo:font-family="'Liberation Sans'" fo:font-size="10pt" fo:font-style="normal" style:text-underline-type="none" fo:font-weight="normal"/>
    </style:style>
    <style:style style:family="table-row" style:name="ro204">
      <style:table-row-properties style:row-height="12.8pt" style:use-optimal-row-height="false" fo:break-before="auto"/>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ext" style:name="T655">
      <style:text-properties fo:font-family="'Liberation Sans'" fo:font-size="10pt" fo:font-style="normal" style:text-underline-type="none" fo:font-weight="normal"/>
    </style:style>
    <style:style style:family="table-row" style:name="ro205">
      <style:table-row-properties style:row-height="12.8pt" style:use-optimal-row-height="false" fo:break-before="auto"/>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ext" style:name="T658">
      <style:text-properties fo:font-family="'Liberation Sans'" fo:font-size="10pt" fo:font-style="normal" style:text-underline-type="none" fo:font-weight="normal"/>
    </style:style>
    <style:style style:family="table-row" style:name="ro206">
      <style:table-row-properties style:row-height="12.8pt" style:use-optimal-row-height="false" fo:break-before="auto"/>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ext" style:name="T661">
      <style:text-properties fo:font-family="'Liberation Sans'" fo:font-size="10pt" fo:font-style="normal" style:text-underline-type="none" fo:font-weight="normal"/>
    </style:style>
    <style:style style:family="table-row" style:name="ro207">
      <style:table-row-properties style:row-height="12.8pt" style:use-optimal-row-height="false" fo:break-before="auto"/>
    </style:style>
    <style:style style:family="text" style:name="T662">
      <style:text-properties fo:font-family="'Liberation Sans'" fo:font-size="10pt" fo:font-style="normal" style:text-underline-type="none" fo:font-weight="normal"/>
    </style:style>
    <style:style style:family="text" style:name="T663">
      <style:text-properties fo:font-family="'Liberation Sans'" fo:font-size="10pt" fo:font-style="normal" style:text-underline-type="none" fo:font-weight="normal"/>
    </style:style>
    <style:style style:family="text" style:name="T664">
      <style:text-properties fo:font-family="'Liberation Sans'" fo:font-size="10pt" fo:font-style="normal" style:text-underline-type="none" fo:font-weight="normal"/>
    </style:style>
    <style:style style:family="table-row" style:name="ro208">
      <style:table-row-properties style:row-height="12.8pt" style:use-optimal-row-height="false" fo:break-before="auto"/>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ext" style:name="T667">
      <style:text-properties fo:font-family="'Liberation Sans'" fo:font-size="10pt" fo:font-style="normal" style:text-underline-type="none" fo:font-weight="normal"/>
    </style:style>
    <style:style style:family="table-row" style:name="ro209">
      <style:table-row-properties style:row-height="12.8pt" style:use-optimal-row-height="false" fo:break-before="auto"/>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ext" style:name="T670">
      <style:text-properties fo:font-family="'Liberation Sans'" fo:font-size="10pt" fo:font-style="normal" style:text-underline-type="none" fo:font-weight="normal"/>
    </style:style>
    <style:style style:family="table-row" style:name="ro210">
      <style:table-row-properties style:row-height="12.8pt" style:use-optimal-row-height="false" fo:break-before="auto"/>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ext" style:name="T673">
      <style:text-properties fo:font-family="'Liberation Sans'" fo:font-size="10pt" fo:font-style="normal" style:text-underline-type="none" fo:font-weight="normal"/>
    </style:style>
    <style:style style:family="table-row" style:name="ro211">
      <style:table-row-properties style:row-height="12.8pt" style:use-optimal-row-height="false" fo:break-before="auto"/>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ext" style:name="T676">
      <style:text-properties fo:font-family="'Liberation Sans'" fo:font-size="10pt" fo:font-style="normal" style:text-underline-type="none" fo:font-weight="normal"/>
    </style:style>
    <style:style style:family="table-row" style:name="ro212">
      <style:table-row-properties style:row-height="12.75pt" style:use-optimal-row-height="false" fo:break-before="auto"/>
    </style:style>
    <style:style style:family="table-row" style:name="ro213">
      <style:table-row-properties style:row-height="14.95pt" style:use-optimal-row-height="fals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14">
      <style:table-row-properties style:row-height="0.4498cm" fo:break-before="auto"/>
    </style:style>
    <style:style style:family="table-column" style:name="co49">
      <style:table-column-properties style:column-width="3.281cm" style:use-optimal-column-width="false" loext:column-width-sym="16.9736" fo:break-before="auto"/>
    </style:style>
    <style:style style:family="table-column" style:name="co50">
      <style:table-column-properties style:column-width="4.181cm" style:use-optimal-column-width="false" loext:column-width-sym="21.8516" fo:break-before="auto"/>
    </style:style>
    <style:style style:family="table-column" style:name="co51">
      <style:table-column-properties style:column-width="3.678cm" style:use-optimal-column-width="false" loext:column-width-sym="19.1406" fo:break-before="auto"/>
    </style:style>
    <style:style style:family="table-column" style:name="co52">
      <style:table-column-properties style:column-width="1.138cm" style:use-optimal-column-width="false" loext:column-width-sym="5.42188" fo:break-before="auto"/>
    </style:style>
    <style:style style:family="table-column" style:name="co53">
      <style:table-column-properties style:column-width="2.646cm" style:use-optimal-column-width="false" loext:column-width-sym="13.6024" fo:break-before="auto"/>
    </style:style>
    <style:style style:family="table-column" style:name="co54">
      <style:table-column-properties style:column-width="1.773cm" style:use-optimal-column-width="false" loext:column-width-sym="8.8102" fo:break-before="auto"/>
    </style:style>
    <style:style style:family="table-column" style:name="co55">
      <style:table-column-properties style:column-width="1.588cm" style:use-optimal-column-width="false" loext:column-width-sym="7.8988" fo:break-before="auto"/>
    </style:style>
    <style:style style:family="table-row" style:name="ro215">
      <style:table-row-properties style:row-height="12.8pt" style:use-optimal-row-height="false" fo:break-before="auto"/>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ext" style:name="T680">
      <style:text-properties fo:font-family="'Liberation Sans'" fo:font-size="10pt" fo:font-style="normal" style:text-underline-type="none" fo:font-weight="normal"/>
    </style:style>
    <style:style style:family="table-row" style:name="ro216">
      <style:table-row-properties style:row-height="12.8pt" style:use-optimal-row-height="false" fo:break-before="auto"/>
    </style:style>
    <style:style style:family="text" style:name="T681">
      <style:text-properties fo:font-family="'Liberation Sans'" fo:font-size="10pt" fo:font-style="normal" style:text-underline-type="none" fo:font-weight="normal"/>
    </style:style>
    <style:style style:family="table-row" style:name="ro217">
      <style:table-row-properties style:row-height="12.8pt" style:use-optimal-row-height="false" fo:break-before="auto"/>
    </style:style>
    <style:style style:family="text" style:name="T682">
      <style:text-properties fo:font-family="'Liberation Sans'" fo:font-size="10pt" fo:font-style="normal" style:text-underline-type="none" fo:font-weight="normal"/>
    </style:style>
    <style:style style:family="table-row" style:name="ro218">
      <style:table-row-properties style:row-height="12.8pt" style:use-optimal-row-height="false" fo:break-before="auto"/>
    </style:style>
    <style:style style:family="text" style:name="T683">
      <style:text-properties fo:font-family="'Liberation Sans'" fo:font-size="10pt" fo:font-style="normal" style:text-underline-type="none" fo:font-weight="normal"/>
    </style:style>
    <style:style style:family="table-row" style:name="ro219">
      <style:table-row-properties style:row-height="12.8pt" style:use-optimal-row-height="false" fo:break-before="auto"/>
    </style:style>
    <style:style style:family="text" style:name="T684">
      <style:text-properties fo:font-family="'Liberation Sans'" fo:font-size="10pt" fo:font-style="normal" style:text-underline-type="none" fo:font-weight="normal"/>
    </style:style>
    <style:style style:family="table-row" style:name="ro220">
      <style:table-row-properties style:row-height="12.8pt" style:use-optimal-row-height="false" fo:break-before="auto"/>
    </style:style>
    <style:style style:family="text" style:name="T685">
      <style:text-properties fo:font-family="'Liberation Sans'" fo:font-size="10pt" fo:font-style="normal" style:text-underline-type="none" fo:font-weight="normal"/>
    </style:style>
    <style:style style:family="table-row" style:name="ro221">
      <style:table-row-properties style:row-height="12.8pt" style:use-optimal-row-height="false" fo:break-before="auto"/>
    </style:style>
    <style:style style:family="text" style:name="T686">
      <style:text-properties fo:font-family="'Liberation Sans'" fo:font-size="10pt" fo:font-style="normal" style:text-underline-type="none" fo:font-weight="normal"/>
    </style:style>
    <style:style style:family="table-row" style:name="ro222">
      <style:table-row-properties style:row-height="12.8pt" style:use-optimal-row-height="false" fo:break-before="auto"/>
    </style:style>
    <style:style style:family="text" style:name="T687">
      <style:text-properties fo:font-family="'Liberation Sans'" fo:font-size="10pt" fo:font-style="normal" style:text-underline-type="none" fo:font-weight="normal"/>
    </style:style>
    <style:style style:family="table-row" style:name="ro223">
      <style:table-row-properties style:row-height="12.8pt" style:use-optimal-row-height="false" fo:break-before="auto"/>
    </style:style>
    <style:style style:family="text" style:name="T688">
      <style:text-properties fo:font-family="'Liberation Sans'" fo:font-size="10pt" fo:font-style="normal" style:text-underline-type="none" fo:font-weight="normal"/>
    </style:style>
    <style:style style:family="table-row" style:name="ro224">
      <style:table-row-properties style:row-height="12.8pt" style:use-optimal-row-height="false" fo:break-before="auto"/>
    </style:style>
    <style:style style:family="text" style:name="T689">
      <style:text-properties fo:font-family="'Liberation Sans'" fo:font-size="10pt" fo:font-style="normal" style:text-underline-type="none" fo:font-weight="normal"/>
    </style:style>
    <style:style style:family="table-row" style:name="ro225">
      <style:table-row-properties style:row-height="12.8pt" style:use-optimal-row-height="false" fo:break-before="auto"/>
    </style:style>
    <style:style style:family="text" style:name="T690">
      <style:text-properties fo:font-family="'Liberation Sans'" fo:font-size="10pt" fo:font-style="normal" style:text-underline-type="none" fo:font-weight="normal"/>
    </style:style>
    <style:style style:family="table-row" style:name="ro226">
      <style:table-row-properties style:row-height="12.8pt" style:use-optimal-row-height="false" fo:break-before="auto"/>
    </style:style>
    <style:style style:family="text" style:name="T691">
      <style:text-properties fo:font-family="'Liberation Sans'" fo:font-size="10pt" fo:font-style="normal" style:text-underline-type="none" fo:font-weight="normal"/>
    </style:style>
    <style:style style:family="table-row" style:name="ro227">
      <style:table-row-properties style:row-height="12.8pt" style:use-optimal-row-height="false" fo:break-before="auto"/>
    </style:style>
    <style:style style:family="text" style:name="T692">
      <style:text-properties fo:font-family="'Liberation Sans'" fo:font-size="10pt" fo:font-style="normal" style:text-underline-type="none" fo:font-weight="normal"/>
    </style:style>
    <style:style style:family="table-row" style:name="ro228">
      <style:table-row-properties style:row-height="12.8pt" style:use-optimal-row-height="false" fo:break-before="auto"/>
    </style:style>
    <style:style style:family="text" style:name="T693">
      <style:text-properties fo:font-family="'Liberation Sans'" fo:font-size="10pt" fo:font-style="normal" style:text-underline-type="none" fo:font-weight="normal"/>
    </style:style>
    <style:style style:family="table-row" style:name="ro229">
      <style:table-row-properties style:row-height="12.8pt" style:use-optimal-row-height="false" fo:break-before="auto"/>
    </style:style>
    <style:style style:family="text" style:name="T694">
      <style:text-properties fo:font-family="'Liberation Sans'" fo:font-size="10pt" fo:font-style="normal" style:text-underline-type="none" fo:font-weight="normal"/>
    </style:style>
    <style:style style:family="table-row" style:name="ro230">
      <style:table-row-properties style:row-height="12.8pt" style:use-optimal-row-height="false" fo:break-before="auto"/>
    </style:style>
    <style:style style:family="text" style:name="T695">
      <style:text-properties fo:font-family="'Liberation Sans'" fo:font-size="10pt" fo:font-style="normal" style:text-underline-type="none" fo:font-weight="normal"/>
    </style:style>
    <style:style style:family="table-row" style:name="ro231">
      <style:table-row-properties style:row-height="12.8pt" style:use-optimal-row-height="false" fo:break-before="auto"/>
    </style:style>
    <style:style style:family="text" style:name="T696">
      <style:text-properties fo:font-family="'Liberation Sans'" fo:font-size="10pt" fo:font-style="normal" style:text-underline-type="none" fo:font-weight="normal"/>
    </style:style>
    <style:style style:family="table-row" style:name="ro232">
      <style:table-row-properties style:row-height="12.8pt" style:use-optimal-row-height="false" fo:break-before="auto"/>
    </style:style>
    <style:style style:family="text" style:name="T697">
      <style:text-properties fo:font-family="'Liberation Sans'" fo:font-size="10pt" fo:font-style="normal" style:text-underline-type="none" fo:font-weight="normal"/>
    </style:style>
    <style:style style:family="table-row" style:name="ro233">
      <style:table-row-properties style:row-height="12.8pt" style:use-optimal-row-height="false" fo:break-before="auto"/>
    </style:style>
    <style:style style:family="text" style:name="T698">
      <style:text-properties fo:font-family="'Liberation Sans'" fo:font-size="10pt" fo:font-style="normal" style:text-underline-type="none" fo:font-weight="normal"/>
    </style:style>
    <style:style style:family="table-row" style:name="ro234">
      <style:table-row-properties style:row-height="12.8pt" style:use-optimal-row-height="false" fo:break-before="auto"/>
    </style:style>
    <style:style style:family="text" style:name="T699">
      <style:text-properties fo:font-family="'Liberation Sans'" fo:font-size="10pt" fo:font-style="normal" style:text-underline-type="none" fo:font-weight="normal"/>
    </style:style>
    <style:style style:family="table-row" style:name="ro235">
      <style:table-row-properties style:row-height="12.8pt" style:use-optimal-row-height="false" fo:break-before="auto"/>
    </style:style>
    <style:style style:family="text" style:name="T700">
      <style:text-properties fo:font-family="'Liberation Sans'" fo:font-size="10pt" fo:font-style="normal" style:text-underline-type="none" fo:font-weight="normal"/>
    </style:style>
    <style:style style:family="table-row" style:name="ro236">
      <style:table-row-properties style:row-height="12.8pt" style:use-optimal-row-height="false" fo:break-before="auto"/>
    </style:style>
    <style:style style:family="text" style:name="T701">
      <style:text-properties fo:font-family="'Liberation Sans'" fo:font-size="10pt" fo:font-style="normal" style:text-underline-type="none" fo:font-weight="normal"/>
    </style:style>
    <style:style style:family="table-row" style:name="ro237">
      <style:table-row-properties style:row-height="12.8pt" style:use-optimal-row-height="false" fo:break-before="auto"/>
    </style:style>
    <style:style style:family="text" style:name="T702">
      <style:text-properties fo:font-family="'Liberation Sans'" fo:font-size="10pt" fo:font-style="normal" style:text-underline-type="none" fo:font-weight="normal"/>
    </style:style>
    <style:style style:family="table-row" style:name="ro238">
      <style:table-row-properties style:row-height="12.8pt" style:use-optimal-row-height="false" fo:break-before="auto"/>
    </style:style>
    <style:style style:family="text" style:name="T703">
      <style:text-properties fo:font-family="'Liberation Sans'" fo:font-size="10pt" fo:font-style="normal" style:text-underline-type="none" fo:font-weight="normal"/>
    </style:style>
    <style:style style:family="table-row" style:name="ro239">
      <style:table-row-properties style:row-height="12.8pt" style:use-optimal-row-height="false" fo:break-before="auto"/>
    </style:style>
    <style:style style:family="text" style:name="T704">
      <style:text-properties fo:font-family="'Liberation Sans'" fo:font-size="10pt" fo:font-style="normal" style:text-underline-type="none" fo:font-weight="normal"/>
    </style:style>
    <style:style style:family="table-row" style:name="ro240">
      <style:table-row-properties style:row-height="12.8pt" style:use-optimal-row-height="false" fo:break-before="auto"/>
    </style:style>
    <style:style style:family="text" style:name="T705">
      <style:text-properties fo:font-family="'Liberation Sans'" fo:font-size="10pt" fo:font-style="normal" style:text-underline-type="none" fo:font-weight="normal"/>
    </style:style>
    <style:style style:family="table-row" style:name="ro241">
      <style:table-row-properties style:row-height="12.8pt" style:use-optimal-row-height="false" fo:break-before="auto"/>
    </style:style>
    <style:style style:family="text" style:name="T706">
      <style:text-properties fo:font-family="'Liberation Sans'" fo:font-size="10pt" fo:font-style="normal" style:text-underline-type="none" fo:font-weight="normal"/>
    </style:style>
    <style:style style:family="table-row" style:name="ro242">
      <style:table-row-properties style:row-height="12.8pt" style:use-optimal-row-height="false" fo:break-before="auto"/>
    </style:style>
    <style:style style:family="text" style:name="T707">
      <style:text-properties fo:font-family="'Liberation Sans'" fo:font-size="10pt" fo:font-style="normal" style:text-underline-type="none" fo:font-weight="normal"/>
    </style:style>
    <style:style style:family="table-row" style:name="ro243">
      <style:table-row-properties style:row-height="12.8pt" style:use-optimal-row-height="false" fo:break-before="auto"/>
    </style:style>
    <style:style style:family="text" style:name="T708">
      <style:text-properties fo:font-family="'Liberation Sans'" fo:font-size="10pt" fo:font-style="normal" style:text-underline-type="none" fo:font-weight="normal"/>
    </style:style>
    <style:style style:family="table-row" style:name="ro244">
      <style:table-row-properties style:row-height="12.8pt" style:use-optimal-row-height="false" fo:break-before="auto"/>
    </style:style>
    <style:style style:family="text" style:name="T709">
      <style:text-properties fo:font-family="'Liberation Sans'" fo:font-size="10pt" fo:font-style="normal" style:text-underline-type="none" fo:font-weight="normal"/>
    </style:style>
    <style:style style:family="table-row" style:name="ro245">
      <style:table-row-properties style:row-height="12.8pt" style:use-optimal-row-height="false" fo:break-before="auto"/>
    </style:style>
    <style:style style:family="text" style:name="T710">
      <style:text-properties fo:font-family="'Liberation Sans'" fo:font-size="10pt" fo:font-style="normal" style:text-underline-type="none" fo:font-weight="normal"/>
    </style:style>
    <style:style style:family="table-row" style:name="ro246">
      <style:table-row-properties style:row-height="12.8pt" style:use-optimal-row-height="false" fo:break-before="auto"/>
    </style:style>
    <style:style style:family="text" style:name="T711">
      <style:text-properties fo:font-family="'Liberation Sans'" fo:font-size="10pt" fo:font-style="normal" style:text-underline-type="none" fo:font-weight="normal"/>
    </style:style>
    <style:style style:family="table-row" style:name="ro247">
      <style:table-row-properties style:row-height="12.8pt" style:use-optimal-row-height="false" fo:break-before="auto"/>
    </style:style>
    <style:style style:family="text" style:name="T712">
      <style:text-properties fo:font-family="'Liberation Sans'" fo:font-size="10pt" fo:font-style="normal" style:text-underline-type="none" fo:font-weight="normal"/>
    </style:style>
    <style:style style:family="table-row" style:name="ro248">
      <style:table-row-properties style:row-height="12.8pt" style:use-optimal-row-height="false" fo:break-before="auto"/>
    </style:style>
    <style:style style:family="text" style:name="T713">
      <style:text-properties fo:font-family="'Liberation Sans'" fo:font-size="10pt" fo:font-style="normal" style:text-underline-type="none" fo:font-weight="normal"/>
    </style:style>
    <style:style style:family="table-row" style:name="ro249">
      <style:table-row-properties style:row-height="12.8pt" style:use-optimal-row-height="false" fo:break-before="auto"/>
    </style:style>
    <style:style style:family="text" style:name="T714">
      <style:text-properties fo:font-family="'Liberation Sans'" fo:font-size="10pt" fo:font-style="normal" style:text-underline-type="none" fo:font-weight="normal"/>
    </style:style>
    <style:style style:family="table-row" style:name="ro250">
      <style:table-row-properties style:row-height="12.8pt" style:use-optimal-row-height="false" fo:break-before="auto"/>
    </style:style>
    <style:style style:family="text" style:name="T715">
      <style:text-properties fo:font-family="'Liberation Sans'" fo:font-size="10pt" fo:font-style="normal" style:text-underline-type="none" fo:font-weight="normal"/>
    </style:style>
    <style:style style:family="table-row" style:name="ro251">
      <style:table-row-properties style:row-height="12.8pt" style:use-optimal-row-height="false" fo:break-before="auto"/>
    </style:style>
    <style:style style:family="text" style:name="T716">
      <style:text-properties fo:font-family="'Liberation Sans'" fo:font-size="10pt" fo:font-style="normal" style:text-underline-type="none" fo:font-weight="normal"/>
    </style:style>
    <style:style style:family="table-row" style:name="ro252">
      <style:table-row-properties style:row-height="12.8pt" style:use-optimal-row-height="false" fo:break-before="auto"/>
    </style:style>
    <style:style style:family="text" style:name="T717">
      <style:text-properties fo:font-family="'Liberation Sans'" fo:font-size="10pt" fo:font-style="normal" style:text-underline-type="none" fo:font-weight="normal"/>
    </style:style>
    <style:style style:family="table-row" style:name="ro253">
      <style:table-row-properties style:row-height="12.8pt" style:use-optimal-row-height="false" fo:break-before="auto"/>
    </style:style>
    <style:style style:family="text" style:name="T718">
      <style:text-properties fo:font-family="'Liberation Sans'" fo:font-size="10pt" fo:font-style="normal" style:text-underline-type="none" fo:font-weight="normal"/>
    </style:style>
    <style:style style:family="table-row" style:name="ro254">
      <style:table-row-properties style:row-height="12.8pt" style:use-optimal-row-height="false" fo:break-before="auto"/>
    </style:style>
    <style:style style:family="text" style:name="T719">
      <style:text-properties fo:font-family="'Liberation Sans'" fo:font-size="10pt" fo:font-style="normal" style:text-underline-type="none" fo:font-weight="normal"/>
    </style:style>
    <style:style style:family="table-row" style:name="ro255">
      <style:table-row-properties style:row-height="12.8pt" style:use-optimal-row-height="false" fo:break-before="auto"/>
    </style:style>
    <style:style style:family="text" style:name="T720">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ext" style:name="T721">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ext" style:name="T722">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ext" style:name="T723">
      <style:text-properties fo:font-family="'Liberation Sans'" fo:font-size="10pt" fo:font-style="normal" style:text-underline-type="none" fo:font-weight="normal"/>
    </style:style>
    <style:style style:family="table-row" style:name="ro259">
      <style:table-row-properties style:row-height="12.8pt" style:use-optimal-row-height="false" fo:break-before="auto"/>
    </style:style>
    <style:style style:family="text" style:name="T724">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725">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726">
      <style:text-properties fo:font-family="'Liberation Sans'" fo:font-size="10pt" fo:font-style="normal" style:text-underline-type="none" fo:font-weight="normal"/>
    </style:style>
    <style:style style:family="table-row" style:name="ro262">
      <style:table-row-properties style:row-height="12.8pt" style:use-optimal-row-height="false" fo:break-before="auto"/>
    </style:style>
    <style:style style:family="text" style:name="T727">
      <style:text-properties fo:font-family="'Liberation Sans'" fo:font-size="10pt" fo:font-style="normal" style:text-underline-type="none" fo:font-weight="normal"/>
    </style:style>
    <style:style style:family="table-row" style:name="ro263">
      <style:table-row-properties style:row-height="12.8pt" style:use-optimal-row-height="false" fo:break-before="auto"/>
    </style:style>
    <style:style style:family="text" style:name="T728">
      <style:text-properties fo:font-family="'Liberation Sans'" fo:font-size="10pt" fo:font-style="normal" style:text-underline-type="none" fo:font-weight="normal"/>
    </style:style>
    <style:style style:family="table-row" style:name="ro264">
      <style:table-row-properties style:row-height="12.8pt" style:use-optimal-row-height="false" fo:break-before="auto"/>
    </style:style>
    <style:style style:family="text" style:name="T729">
      <style:text-properties fo:font-family="'Liberation Sans'" fo:font-size="10pt" fo:font-style="normal" style:text-underline-type="none" fo:font-weight="normal"/>
    </style:style>
    <style:style style:family="table-row" style:name="ro265">
      <style:table-row-properties style:row-height="12.8pt" style:use-optimal-row-height="false" fo:break-before="auto"/>
    </style:style>
    <style:style style:family="text" style:name="T730">
      <style:text-properties fo:font-family="'Liberation Sans'" fo:font-size="10pt" fo:font-style="normal" style:text-underline-type="none" fo:font-weight="normal"/>
    </style:style>
    <style:style style:family="table-row" style:name="ro266">
      <style:table-row-properties style:row-height="12.8pt" style:use-optimal-row-height="false" fo:break-before="auto"/>
    </style:style>
    <style:style style:family="text" style:name="T731">
      <style:text-properties fo:font-family="'Liberation Sans'" fo:font-size="10pt" fo:font-style="normal" style:text-underline-type="none" fo:font-weight="normal"/>
    </style:style>
    <style:style style:family="table-row" style:name="ro267">
      <style:table-row-properties style:row-height="12.8pt" style:use-optimal-row-height="false" fo:break-before="auto"/>
    </style:style>
    <style:style style:family="text" style:name="T732">
      <style:text-properties fo:font-family="'Liberation Sans'" fo:font-size="10pt" fo:font-style="normal" style:text-underline-type="none" fo:font-weight="normal"/>
    </style:style>
    <style:style style:family="table-row" style:name="ro268">
      <style:table-row-properties style:row-height="12.8pt" style:use-optimal-row-height="false" fo:break-before="auto"/>
    </style:style>
    <style:style style:family="text" style:name="T733">
      <style:text-properties fo:font-family="'Liberation Sans'" fo:font-size="10pt" fo:font-style="normal" style:text-underline-type="none" fo:font-weight="normal"/>
    </style:style>
    <style:style style:family="table-row" style:name="ro269">
      <style:table-row-properties style:row-height="12.8pt" style:use-optimal-row-height="false" fo:break-before="auto"/>
    </style:style>
    <style:style style:family="text" style:name="T734">
      <style:text-properties fo:font-family="'Liberation Sans'" fo:font-size="10pt" fo:font-style="normal" style:text-underline-type="none" fo:font-weight="normal"/>
    </style:style>
    <style:style style:family="table-row" style:name="ro270">
      <style:table-row-properties style:row-height="12.8pt" style:use-optimal-row-height="false" fo:break-before="auto"/>
    </style:style>
    <style:style style:family="text" style:name="T735">
      <style:text-properties fo:font-family="'Liberation Sans'" fo:font-size="10pt" fo:font-style="normal" style:text-underline-type="none" fo:font-weight="normal"/>
    </style:style>
    <style:style style:family="table-row" style:name="ro271">
      <style:table-row-properties style:row-height="12.8pt" style:use-optimal-row-height="false" fo:break-before="auto"/>
    </style:style>
    <style:style style:family="text" style:name="T736">
      <style:text-properties fo:font-family="'Liberation Sans'" fo:font-size="10pt" fo:font-style="normal" style:text-underline-type="none" fo:font-weight="normal"/>
    </style:style>
    <style:style style:family="table-row" style:name="ro272">
      <style:table-row-properties style:row-height="12.8pt" style:use-optimal-row-height="false" fo:break-before="auto"/>
    </style:style>
    <style:style style:family="text" style:name="T737">
      <style:text-properties fo:font-family="'Liberation Sans'" fo:font-size="10pt" fo:font-style="normal" style:text-underline-type="none" fo:font-weight="normal"/>
    </style:style>
    <style:style style:family="table-row" style:name="ro273">
      <style:table-row-properties style:row-height="12.8pt" style:use-optimal-row-height="false" fo:break-before="auto"/>
    </style:style>
    <style:style style:family="text" style:name="T738">
      <style:text-properties fo:font-family="'Liberation Sans'" fo:font-size="10pt" fo:font-style="normal" style:text-underline-type="none" fo:font-weight="normal"/>
    </style:style>
    <style:style style:family="table-row" style:name="ro274">
      <style:table-row-properties style:row-height="12.8pt" style:use-optimal-row-height="false" fo:break-before="auto"/>
    </style:style>
    <style:style style:family="text" style:name="T739">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740">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741">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ext" style:name="T742">
      <style:text-properties fo:font-family="'Liberation Sans'" fo:font-size="10pt" fo:font-style="normal" style:text-underline-type="none" fo:font-weight="normal"/>
    </style:style>
    <style:style style:family="table-row" style:name="ro278">
      <style:table-row-properties style:row-height="12.8pt" style:use-optimal-row-height="false" fo:break-before="auto"/>
    </style:style>
    <style:style style:family="text" style:name="T743">
      <style:text-properties fo:font-family="'Liberation Sans'" fo:font-size="10pt" fo:font-style="normal" style:text-underline-type="none" fo:font-weight="normal"/>
    </style:style>
    <style:style style:family="table-row" style:name="ro279">
      <style:table-row-properties style:row-height="12.8pt" style:use-optimal-row-height="false" fo:break-before="auto"/>
    </style:style>
    <style:style style:family="text" style:name="T744">
      <style:text-properties fo:font-family="'Liberation Sans'" fo:font-size="10pt" fo:font-style="normal" style:text-underline-type="none" fo:font-weight="normal"/>
    </style:style>
    <style:style style:family="table-row" style:name="ro280">
      <style:table-row-properties style:row-height="12.8pt" style:use-optimal-row-height="false" fo:break-before="auto"/>
    </style:style>
    <style:style style:family="text" style:name="T745">
      <style:text-properties fo:font-family="'Liberation Sans'" fo:font-size="10pt" fo:font-style="normal" style:text-underline-type="none" fo:font-weight="normal"/>
    </style:style>
    <style:style style:family="table-row" style:name="ro281">
      <style:table-row-properties style:row-height="12.8pt" style:use-optimal-row-height="false" fo:break-before="auto"/>
    </style:style>
    <style:style style:family="text" style:name="T746">
      <style:text-properties fo:font-family="'Liberation Sans'" fo:font-size="10pt" fo:font-style="normal" style:text-underline-type="none" fo:font-weight="normal"/>
    </style:style>
    <style:style style:family="table-row" style:name="ro282">
      <style:table-row-properties style:row-height="12.8pt" style:use-optimal-row-height="false" fo:break-before="auto"/>
    </style:style>
    <style:style style:family="text" style:name="T747">
      <style:text-properties fo:font-family="'Liberation Sans'" fo:font-size="10pt" fo:font-style="normal" style:text-underline-type="none" fo:font-weight="normal"/>
    </style:style>
    <style:style style:family="table-row" style:name="ro283">
      <style:table-row-properties style:row-height="12.8pt" style:use-optimal-row-height="false" fo:break-before="auto"/>
    </style:style>
    <style:style style:family="text" style:name="T748">
      <style:text-properties fo:font-family="'Liberation Sans'" fo:font-size="10pt" fo:font-style="normal" style:text-underline-type="none" fo:font-weight="normal"/>
    </style:style>
    <style:style style:family="table-row" style:name="ro284">
      <style:table-row-properties style:row-height="12.8pt" style:use-optimal-row-height="false" fo:break-before="auto"/>
    </style:style>
    <style:style style:family="text" style:name="T749">
      <style:text-properties fo:font-family="'Liberation Sans'" fo:font-size="10pt" fo:font-style="normal" style:text-underline-type="none" fo:font-weight="normal"/>
    </style:style>
    <style:style style:family="table-row" style:name="ro285">
      <style:table-row-properties style:row-height="12.8pt" style:use-optimal-row-height="false" fo:break-before="auto"/>
    </style:style>
    <style:style style:family="text" style:name="T750">
      <style:text-properties fo:font-family="'Liberation Sans'" fo:font-size="10pt" fo:font-style="normal" style:text-underline-type="none" fo:font-weight="normal"/>
    </style:style>
    <style:style style:family="table-row" style:name="ro286">
      <style:table-row-properties style:row-height="12.8pt" style:use-optimal-row-height="false" fo:break-before="auto"/>
    </style:style>
    <style:style style:family="text" style:name="T751">
      <style:text-properties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752">
      <style:text-properties fo:font-family="'Liberation Sans'" fo:font-size="10pt" fo:font-style="normal" style:text-underline-type="none" fo:font-weight="normal"/>
    </style:style>
    <style:style style:family="table-row" style:name="ro288">
      <style:table-row-properties style:row-height="12.8pt" style:use-optimal-row-height="false" fo:break-before="auto"/>
    </style:style>
    <style:style style:family="text" style:name="T753">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754">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755">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756">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757">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758">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759">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760">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761">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762">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763">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764">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765">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766">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767">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768">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769">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770">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771">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772">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773">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774">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775">
      <style:text-properties fo:font-family="'Liberation Sans'" fo:font-size="10pt" fo:font-style="normal" style:text-underline-type="none" fo:font-weight="normal"/>
    </style:style>
    <style:style style:family="table-row" style:name="ro311">
      <style:table-row-properties style:row-height="12.8pt" style:use-optimal-row-height="false" fo:break-before="auto"/>
    </style:style>
    <style:style style:family="text" style:name="T776">
      <style:text-properties fo:font-family="'Liberation Sans'" fo:font-size="10pt" fo:font-style="normal" style:text-underline-type="none" fo:font-weight="normal"/>
    </style:style>
    <style:style style:family="table-row" style:name="ro312">
      <style:table-row-properties style:row-height="12.8pt" style:use-optimal-row-height="false" fo:break-before="auto"/>
    </style:style>
    <style:style style:family="text" style:name="T777">
      <style:text-properties fo:font-family="'Liberation Sans'" fo:font-size="10pt" fo:font-style="normal" style:text-underline-type="none" fo:font-weight="normal"/>
    </style:style>
    <style:style style:family="table-row" style:name="ro313">
      <style:table-row-properties style:row-height="12.8pt" style:use-optimal-row-height="false" fo:break-before="auto"/>
    </style:style>
    <style:style style:family="text" style:name="T778">
      <style:text-properties fo:font-family="'Liberation Sans'" fo:font-size="10pt" fo:font-style="normal" style:text-underline-type="none" fo:font-weight="normal"/>
    </style:style>
    <style:style style:family="table-row" style:name="ro314">
      <style:table-row-properties style:row-height="12.8pt" style:use-optimal-row-height="false" fo:break-before="auto"/>
    </style:style>
    <style:style style:family="text" style:name="T779">
      <style:text-properties fo:font-family="'Liberation Sans'" fo:font-size="10pt" fo:font-style="normal" style:text-underline-type="none" fo:font-weight="normal"/>
    </style:style>
    <style:style style:family="table-row" style:name="ro315">
      <style:table-row-properties style:row-height="12.8pt" style:use-optimal-row-height="false" fo:break-before="auto"/>
    </style:style>
    <style:style style:family="text" style:name="T780">
      <style:text-properties fo:font-family="'Liberation Sans'" fo:font-size="10pt" fo:font-style="normal" style:text-underline-type="none" fo:font-weight="normal"/>
    </style:style>
    <style:style style:family="table-row" style:name="ro316">
      <style:table-row-properties style:row-height="12.8pt" style:use-optimal-row-height="false" fo:break-before="auto"/>
    </style:style>
    <style:style style:family="text" style:name="T781">
      <style:text-properties fo:font-family="'Liberation Sans'" fo:font-size="10pt" fo:font-style="normal" style:text-underline-type="none" fo:font-weight="normal"/>
    </style:style>
    <style:style style:family="table-row" style:name="ro317">
      <style:table-row-properties style:row-height="12.8pt" style:use-optimal-row-height="false" fo:break-before="auto"/>
    </style:style>
    <style:style style:family="text" style:name="T782">
      <style:text-properties fo:font-family="'Liberation Sans'" fo:font-size="10pt" fo:font-style="normal" style:text-underline-type="none" fo:font-weight="normal"/>
    </style:style>
    <style:style style:family="table-row" style:name="ro318">
      <style:table-row-properties style:row-height="12.8pt" style:use-optimal-row-height="false" fo:break-before="auto"/>
    </style:style>
    <style:style style:family="text" style:name="T783">
      <style:text-properties fo:font-family="'Liberation Sans'" fo:font-size="10pt" fo:font-style="normal" style:text-underline-type="none" fo:font-weight="normal"/>
    </style:style>
    <style:style style:family="table-row" style:name="ro319">
      <style:table-row-properties style:row-height="12.8pt" style:use-optimal-row-height="false" fo:break-before="auto"/>
    </style:style>
    <style:style style:family="text" style:name="T784">
      <style:text-properties fo:font-family="'Liberation Sans'" fo:font-size="10pt" fo:font-style="normal" style:text-underline-type="none" fo:font-weight="normal"/>
    </style:style>
    <style:style style:family="table-row" style:name="ro320">
      <style:table-row-properties style:row-height="12.8pt" style:use-optimal-row-height="false" fo:break-before="auto"/>
    </style:style>
    <style:style style:family="text" style:name="T785">
      <style:text-properties fo:font-family="'Liberation Sans'" fo:font-size="10pt" fo:font-style="normal" style:text-underline-type="none" fo:font-weight="normal"/>
    </style:style>
    <style:style style:family="table-row" style:name="ro321">
      <style:table-row-properties style:row-height="12.8pt" style:use-optimal-row-height="false" fo:break-before="auto"/>
    </style:style>
    <style:style style:family="text" style:name="T786">
      <style:text-properties fo:font-family="'Liberation Sans'" fo:font-size="10pt" fo:font-style="normal" style:text-underline-type="none" fo:font-weight="normal"/>
    </style:style>
    <style:style style:family="table-row" style:name="ro322">
      <style:table-row-properties style:row-height="12.8pt" style:use-optimal-row-height="false" fo:break-before="auto"/>
    </style:style>
    <style:style style:family="text" style:name="T787">
      <style:text-properties fo:font-family="'Liberation Sans'" fo:font-size="10pt" fo:font-style="normal" style:text-underline-type="none" fo:font-weight="normal"/>
    </style:style>
    <style:style style:family="table-row" style:name="ro323">
      <style:table-row-properties style:row-height="12.8pt" style:use-optimal-row-height="false" fo:break-before="auto"/>
    </style:style>
    <style:style style:family="text" style:name="T788">
      <style:text-properties fo:font-family="'Liberation Sans'" fo:font-size="10pt" fo:font-style="normal" style:text-underline-type="none" fo:font-weight="normal"/>
    </style:style>
    <style:style style:family="table-row" style:name="ro324">
      <style:table-row-properties style:row-height="12.8pt" style:use-optimal-row-height="false" fo:break-before="auto"/>
    </style:style>
    <style:style style:family="text" style:name="T789">
      <style:text-properties fo:font-family="'Liberation Sans'" fo:font-size="10pt" fo:font-style="normal" style:text-underline-type="none" fo:font-weight="normal"/>
    </style:style>
    <style:style style:family="table-row" style:name="ro325">
      <style:table-row-properties style:row-height="12.8pt" style:use-optimal-row-height="false" fo:break-before="auto"/>
    </style:style>
    <style:style style:family="text" style:name="T790">
      <style:text-properties fo:font-family="'Liberation Sans'" fo:font-size="10pt" fo:font-style="normal" style:text-underline-type="none" fo:font-weight="normal"/>
    </style:style>
    <style:style style:family="table-row" style:name="ro326">
      <style:table-row-properties style:row-height="12.8pt" style:use-optimal-row-height="false" fo:break-before="auto"/>
    </style:style>
    <style:style style:family="text" style:name="T791">
      <style:text-properties fo:font-family="'Liberation Sans'" fo:font-size="10pt" fo:font-style="normal" style:text-underline-type="none" fo:font-weight="normal"/>
    </style:style>
    <style:style style:family="table-row" style:name="ro327">
      <style:table-row-properties style:row-height="12.8pt" style:use-optimal-row-height="false" fo:break-before="auto"/>
    </style:style>
    <style:style style:family="text" style:name="T792">
      <style:text-properties fo:font-family="'Liberation Sans'" fo:font-size="10pt" fo:font-style="normal" style:text-underline-type="none" fo:font-weight="normal"/>
    </style:style>
    <style:style style:family="table-row" style:name="ro328">
      <style:table-row-properties style:row-height="12.8pt" style:use-optimal-row-height="false" fo:break-before="auto"/>
    </style:style>
    <style:style style:family="text" style:name="T793">
      <style:text-properties fo:font-family="'Liberation Sans'" fo:font-size="10pt" fo:font-style="normal" style:text-underline-type="none" fo:font-weight="normal"/>
    </style:style>
    <style:style style:family="table-row" style:name="ro329">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able-row" style:name="ro330">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able-row" style:name="ro331">
      <style:table-row-properties style:row-height="12.8pt" style:use-optimal-row-height="false" fo:break-before="auto"/>
    </style:style>
    <style:style style:family="text" style:name="T796">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556">
      <style:table-row-properties style:row-height="12.75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557">
      <style:table-row-properties style:row-height="12.75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558">
      <style:table-row-properties style:row-height="12.75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559">
      <style:table-row-properties style:row-height="12.75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560">
      <style:table-row-properties style:row-height="12.75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561">
      <style:table-row-properties style:row-height="12.75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562">
      <style:table-row-properties style:row-height="12.75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563">
      <style:table-row-properties style:row-height="12.75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564">
      <style:table-row-properties style:row-height="12.75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565">
      <style:table-row-properties style:row-height="12.75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566">
      <style:table-row-properties style:row-height="12.75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567">
      <style:table-row-properties style:row-height="12.75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68">
      <style:table-row-properties style:row-height="12.75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69">
      <style:table-row-properties style:row-height="12.75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70">
      <style:table-row-properties style:row-height="12.75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71">
      <style:table-row-properties style:row-height="12.75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72">
      <style:table-row-properties style:row-height="12.75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73">
      <style:table-row-properties style:row-height="12.75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74">
      <style:table-row-properties style:row-height="12.75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575">
      <style:table-row-properties style:row-height="12.75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576">
      <style:table-row-properties style:row-height="12.75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577">
      <style:table-row-properties style:row-height="12.75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578">
      <style:table-row-properties style:row-height="12.75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579">
      <style:table-row-properties style:row-height="12.75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580">
      <style:table-row-properties style:row-height="12.75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581">
      <style:table-row-properties style:row-height="12.75pt" style:use-optimal-row-height="false" fo:break-before="auto"/>
    </style:style>
    <style:style style:family="table-row" style:name="ro582">
      <style:table-row-properties style:row-height="12.75pt" style:use-optimal-row-height="false" fo:break-before="auto"/>
    </style:style>
    <style:style style:family="table-row" style:name="ro583">
      <style:table-row-properties style:row-height="12.75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584">
      <style:table-row-properties style:row-height="12.75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585">
      <style:table-row-properties style:row-height="12.75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586">
      <style:table-row-properties style:row-height="12.75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587">
      <style:table-row-properties style:row-height="12.75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588">
      <style:table-row-properties style:row-height="12.75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589">
      <style:table-row-properties style:row-height="12.75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590">
      <style:table-row-properties style:row-height="12.75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591">
      <style:table-row-properties style:row-height="12.75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592">
      <style:table-row-properties style:row-height="12.75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593">
      <style:table-row-properties style:row-height="12.75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594">
      <style:table-row-properties style:row-height="12.75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595">
      <style:table-row-properties style:row-height="12.75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596">
      <style:table-row-properties style:row-height="12.75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597">
      <style:table-row-properties style:row-height="12.75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598">
      <style:table-row-properties style:row-height="12.75pt" style:use-optimal-row-height="false" fo:break-before="auto"/>
    </style:style>
    <style:style style:family="table-row" style:name="ro599">
      <style:table-row-properties style:row-height="12.75pt" style:use-optimal-row-height="false" fo:break-before="auto"/>
    </style:style>
    <style:style style:family="table-row" style:name="ro600">
      <style:table-row-properties style:row-height="12.75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601">
      <style:table-row-properties style:row-height="12.75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602">
      <style:table-row-properties style:row-height="12.75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603">
      <style:table-row-properties style:row-height="12.75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604">
      <style:table-row-properties style:row-height="12.75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605">
      <style:table-row-properties style:row-height="12.75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606">
      <style:table-row-properties style:row-height="12.75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607">
      <style:table-row-properties style:row-height="12.75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608">
      <style:table-row-properties style:row-height="12.75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609">
      <style:table-row-properties style:row-height="12.75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610">
      <style:table-row-properties style:row-height="12.75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611">
      <style:table-row-properties style:row-height="12.75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612">
      <style:table-row-properties style:row-height="12.75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613">
      <style:table-row-properties style:row-height="12.75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614">
      <style:table-row-properties style:row-height="12.75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615">
      <style:table-row-properties style:row-height="12.75pt" style:use-optimal-row-height="false" fo:break-before="auto"/>
    </style:style>
    <style:style style:family="table-row" style:name="ro616">
      <style:table-row-properties style:row-height="12.75pt" style:use-optimal-row-height="false" fo:break-before="auto"/>
    </style:style>
    <style:style style:family="table-row" style:name="ro617">
      <style:table-row-properties style:row-height="12.75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618">
      <style:table-row-properties style:row-height="12.75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619">
      <style:table-row-properties style:row-height="12.75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620">
      <style:table-row-properties style:row-height="12.75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621">
      <style:table-row-properties style:row-height="12.75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622">
      <style:table-row-properties style:row-height="12.75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623">
      <style:table-row-properties style:row-height="12.75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624">
      <style:table-row-properties style:row-height="12.75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625">
      <style:table-row-properties style:row-height="12.75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626">
      <style:table-row-properties style:row-height="12.75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627">
      <style:table-row-properties style:row-height="12.75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628">
      <style:table-row-properties style:row-height="12.75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629">
      <style:table-row-properties style:row-height="12.75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630">
      <style:table-row-properties style:row-height="12.75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631">
      <style:table-row-properties style:row-height="12.75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632">
      <style:table-row-properties style:row-height="12.75pt" style:use-optimal-row-height="false" fo:break-before="auto"/>
    </style:style>
    <style:style style:family="table-row" style:name="ro633">
      <style:table-row-properties style:row-height="12.75pt" style:use-optimal-row-height="false" fo:break-before="auto"/>
    </style:style>
    <style:style style:family="table-row" style:name="ro634">
      <style:table-row-properties style:row-height="12.75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635">
      <style:table-row-properties style:row-height="12.75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636">
      <style:table-row-properties style:row-height="12.75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637">
      <style:table-row-properties style:row-height="12.75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638">
      <style:table-row-properties style:row-height="12.75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639">
      <style:table-row-properties style:row-height="12.75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640">
      <style:table-row-properties style:row-height="12.75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641">
      <style:table-row-properties style:row-height="12.75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642">
      <style:table-row-properties style:row-height="12.75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643">
      <style:table-row-properties style:row-height="12.75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644">
      <style:table-row-properties style:row-height="12.75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645">
      <style:table-row-properties style:row-height="12.75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646">
      <style:table-row-properties style:row-height="12.75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647">
      <style:table-row-properties style:row-height="12.75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648">
      <style:table-row-properties style:row-height="12.75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649">
      <style:table-row-properties style:row-height="12.75pt" style:use-optimal-row-height="false" fo:break-before="auto"/>
    </style:style>
    <style:style style:family="table-row" style:name="ro650">
      <style:table-row-properties style:row-height="12.75pt" style:use-optimal-row-height="false" fo:break-before="auto"/>
    </style:style>
    <style:style style:family="table-row" style:name="ro651">
      <style:table-row-properties style:row-height="12.75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652">
      <style:table-row-properties style:row-height="12.75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653">
      <style:table-row-properties style:row-height="12.75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654">
      <style:table-row-properties style:row-height="12.75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655">
      <style:table-row-properties style:row-height="12.75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656">
      <style:table-row-properties style:row-height="12.75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657">
      <style:table-row-properties style:row-height="12.75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658">
      <style:table-row-properties style:row-height="12.75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659">
      <style:table-row-properties style:row-height="12.75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660">
      <style:table-row-properties style:row-height="12.75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661">
      <style:table-row-properties style:row-height="12.75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662">
      <style:table-row-properties style:row-height="12.75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663">
      <style:table-row-properties style:row-height="12.75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664">
      <style:table-row-properties style:row-height="12.75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665">
      <style:table-row-properties style:row-height="14.95pt" style:use-optimal-row-height="false" fo:break-before="auto"/>
    </style:style>
    <style:style style:family="text" style:name="T1120">
      <style:text-properties fo:font-family="'Liberation Sans'" fo:font-size="10pt" fo:font-style="normal" style:text-underline-type="none" fo:font-weight="normal"/>
    </style:style>
    <style:style style:family="table-row" style:name="ro666">
      <style:table-row-properties style:row-height="12.75pt" style:use-optimal-row-height="true" fo:break-before="auto"/>
    </style:style>
    <style:style style:family="text" style:name="T1121">
      <style:text-properties fo:font-family="'Liberation Sans'" fo:font-size="10pt" fo:font-style="normal" style:text-underline-type="none" fo:font-weight="normal"/>
    </style:style>
    <style:style style:family="table-row" style:name="ro667">
      <style:table-row-properties style:row-height="12.75pt" style:use-optimal-row-height="true" fo:break-before="auto"/>
    </style:style>
    <style:style style:family="text" style:name="T1122">
      <style:text-properties fo:font-family="'Liberation Sans'" fo:font-size="10pt" fo:font-style="normal" style:text-underline-type="none" fo:font-weight="normal"/>
    </style:style>
    <style:style style:family="table-row" style:name="ro668">
      <style:table-row-properties style:row-height="12.75pt" style:use-optimal-row-height="true" fo:break-before="auto"/>
    </style:style>
    <style:style style:family="text" style:name="T1123">
      <style:text-properties fo:font-family="'Liberation Sans'" fo:font-size="10pt" fo:font-style="normal" style:text-underline-type="none" fo:font-weight="normal"/>
    </style:style>
    <style:style style:family="table-row" style:name="ro669">
      <style:table-row-properties style:row-height="12.75pt" style:use-optimal-row-height="true" fo:break-before="auto"/>
    </style:style>
    <style:style style:family="table-row" style:name="ro670">
      <style:table-row-properties style:row-height="12.75pt" style:use-optimal-row-height="true" fo:break-before="auto"/>
    </style:style>
    <style:style style:family="table-row" style:name="ro671">
      <style:table-row-properties style:row-height="12.75pt" style:use-optimal-row-height="true" fo:break-before="auto"/>
    </style:style>
    <style:style style:family="table-row" style:name="ro672">
      <style:table-row-properties style:row-height="12.75pt" style:use-optimal-row-height="true" fo:break-before="auto"/>
    </style:style>
    <style:style style:family="table-row" style:name="ro673">
      <style:table-row-properties style:row-height="12.75pt" style:use-optimal-row-height="true" fo:break-before="auto"/>
    </style:style>
    <style:style style:family="table-row" style:name="ro674">
      <style:table-row-properties style:row-height="12.75pt" style:use-optimal-row-height="true" fo:break-before="auto"/>
    </style:style>
    <style:style style:family="table-row" style:name="ro675">
      <style:table-row-properties style:row-height="12.75pt" style:use-optimal-row-height="true" fo:break-before="auto"/>
    </style:style>
    <style:style style:family="table-row" style:name="ro676">
      <style:table-row-properties style:row-height="12.75pt" style:use-optimal-row-height="true" fo:break-before="auto"/>
    </style:style>
    <style:style style:family="table-row" style:name="ro677">
      <style:table-row-properties style:row-height="12.75pt" style:use-optimal-row-height="true" fo:break-before="auto"/>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124">
      <style:text-properties fo:font-family="Liberation Sans" fo:font-size="10pt" style:font-size-asian="10pt" style:font-size-complex="10pt" fo:language="en" fo:country="GB" style:text-underline-type="none"/>
    </style:style>
    <style:style style:family="text" style:name="T1125">
      <style:text-properties fo:color="#0000FF" fo:font-family="Liberation Sans" fo:font-size="10pt" style:font-size-asian="10pt" style:font-size-complex="10pt" fo:language="en" fo:country="GB" style:text-underline-type="none"/>
    </style:style>
    <style:style style:family="text" style:name="T1126">
      <style:text-properties fo:font-family="Liberation Sans" fo:font-size="10pt" style:font-size-asian="10pt" style:font-size-complex="10pt" fo:language="en" fo:country="GB" style:text-underline-type="none"/>
    </style:style>
    <style:style style:family="text" style:name="T1127">
      <style:text-properties fo:color="#FF0000" fo:font-family="Liberation Sans" fo:font-size="10pt" style:font-size-asian="10pt" style:font-size-complex="10pt" fo:language="en" fo:country="GB" style:text-underline-type="none"/>
    </style:style>
    <style:style style:family="text" style:name="T1128">
      <style:text-properties fo:font-family="Liberation Sans" fo:font-size="10pt" style:font-size-asian="10pt" style:font-size-complex="10pt" fo:language="en" fo:country="GB" style:text-underline-type="none"/>
    </style:style>
    <style:style style:family="text" style:name="T1129">
      <style:text-properties fo:color="#0000FF" fo:font-family="Liberation Sans" fo:font-size="10pt" style:font-size-asian="10pt" style:font-size-complex="10pt" fo:language="en" fo:country="GB" style:text-underline-type="none"/>
    </style:style>
    <style:style style:family="text" style:name="T1130">
      <style:text-properties fo:font-family="Liberation Sans" fo:font-size="10pt" style:font-size-asian="10pt" style:font-size-complex="10pt" fo:language="en" fo:country="GB" style:text-underline-type="none"/>
    </style:style>
    <style:style style:family="text" style:name="T1131">
      <style:text-properties fo:color="#008000" fo:font-family="Liberation Sans" fo:font-size="10pt" style:font-size-asian="10pt" style:font-size-complex="10pt" fo:language="en" fo:country="GB" style:text-underline-type="none"/>
    </style:style>
    <style:style style:family="text" style:name="T1132">
      <style:text-properties fo:font-family="Liberation Sans" fo:font-size="10pt" style:font-size-asian="10pt" style:font-size-complex="10pt" fo:language="en" fo:country="GB" style:text-underline-type="none"/>
    </style:style>
    <style:style style:family="text" style:name="T1133">
      <style:text-properties fo:color="#0000FF" fo:font-family="Liberation Sans" fo:font-size="10pt" style:font-size-asian="10pt" style:font-size-complex="10pt" fo:language="en" fo:country="GB" style:text-underline-type="none"/>
    </style:style>
    <style:style style:family="text" style:name="T1134">
      <style:text-properties fo:font-family="Liberation Sans" fo:font-size="10pt" style:font-size-asian="10pt" style:font-size-complex="10pt" fo:language="en" fo:country="GB" style:text-underline-type="none"/>
    </style:style>
    <style:style style:family="text" style:name="T1135">
      <style:text-properties fo:color="#800000" fo:font-family="Liberation Sans" fo:font-size="10pt" style:font-size-asian="10pt" style:font-size-complex="10pt" fo:language="en" fo:country="GB" style:text-underline-type="none"/>
    </style:style>
    <style:style style:family="text" style:name="T1136">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6" style:family="table" style:name="ta6">
      <style:table-properties table:display="true"/>
    </style:style>
    <style:style style:family="table-column" style:name="co56">
      <style:table-column-properties style:column-width="1.746cm" loext:column-width-sym="8.664" fo:break-before="auto"/>
    </style:style>
    <style:style style:family="table-row" style:name="ro678">
      <style:table-row-properties style:row-height="0.4498cm" fo:break-before="auto"/>
    </style:style>
    <style:style style:family="table-column" style:name="co57">
      <style:table-column-properties style:column-width="2.672cm" style:use-optimal-column-width="false" loext:column-width-sym="13.7298" fo:break-before="auto"/>
    </style:style>
    <style:style style:family="table-column" style:name="co58">
      <style:table-column-properties style:column-width="2.62cm" style:use-optimal-column-width="false" loext:column-width-sym="13.475" fo:break-before="auto"/>
    </style:style>
    <style:style style:family="table-column" style:name="co59">
      <style:table-column-properties style:column-width="1.191cm" style:use-optimal-column-width="false" loext:column-width-sym="5.6938" fo:break-before="auto"/>
    </style:style>
    <style:style style:family="table-column" style:name="co60">
      <style:table-column-properties style:column-width="1.27cm" style:use-optimal-column-width="false" loext:column-width-sym="6.0858" fo:break-before="auto"/>
    </style:style>
    <style:style style:family="table-column" style:name="co61">
      <style:table-column-properties style:column-width="0.635cm" style:use-optimal-column-width="false" loext:column-width-sym="2.7244" fo:break-before="auto"/>
    </style:style>
    <style:style style:family="table-column" style:name="co62">
      <style:table-column-properties style:column-width="0.7144cm" style:use-optimal-column-width="false" loext:column-width-sym="3.1066" fo:break-before="auto"/>
    </style:style>
    <style:style style:family="table-column" style:name="co63">
      <style:table-column-properties style:column-width="0.8203cm" style:use-optimal-column-width="false" loext:column-width-sym="3.7632" fo:break-before="auto"/>
    </style:style>
    <style:style style:family="table-column" style:name="co64">
      <style:table-column-properties style:column-width="0.7409cm" style:use-optimal-column-width="false" loext:column-width-sym="3.2438" fo:break-before="auto"/>
    </style:style>
    <style:style style:family="table-column" style:name="co65">
      <style:table-column-properties style:column-width="0.9526cm" style:use-optimal-column-width="false" loext:column-width-sym="4.41" fo:break-before="auto"/>
    </style:style>
    <style:style style:family="table-column" style:name="co66">
      <style:table-column-properties style:column-width="1.164cm" style:use-optimal-column-width="false" loext:column-width-sym="5.5664" fo:break-before="auto"/>
    </style:style>
    <style:style style:family="table-column" style:name="co67">
      <style:table-column-properties style:column-width="0.688cm" style:use-optimal-column-width="false" loext:column-width-sym="2.9792" fo:break-before="auto"/>
    </style:style>
    <style:style style:family="table-column" style:name="co68">
      <style:table-column-properties style:column-width="0.7409cm" style:use-optimal-column-width="false" loext:column-width-sym="3.2438" fo:break-before="auto"/>
    </style:style>
    <style:style style:family="table-column" style:name="co69">
      <style:table-column-properties style:column-width="1.508cm" style:use-optimal-column-width="false" loext:column-width-sym="7.3794" fo:break-before="auto"/>
    </style:style>
    <style:style style:family="table-column" style:name="co70">
      <style:table-column-properties style:column-width="2.064cm" style:use-optimal-column-width="false" loext:column-width-sym="10.3684" fo:break-before="auto"/>
    </style:style>
    <style:style style:family="table-column" style:name="co71">
      <style:table-column-properties style:column-width="9.684cm" style:use-optimal-column-width="false" loext:column-width-sym="51.548" fo:break-before="auto"/>
    </style:style>
    <style:style style:family="table-column" style:name="co72">
      <style:table-column-properties style:column-width="1.773cm" style:use-optimal-column-width="false" loext:column-width-sym="8.8102" fo:break-before="auto"/>
    </style:style>
    <style:style style:family="table-column" style:name="co73">
      <style:table-column-properties style:column-width="1.588cm" style:use-optimal-column-width="false" loext:column-width-sym="7.8988" fo:break-before="auto"/>
    </style:style>
    <style:style style:family="table-row" style:name="ro679">
      <style:table-row-properties style:row-height="35pt" style:use-optimal-row-height="false" fo:break-before="auto"/>
    </style:style>
    <style:style style:family="text" style:name="T1137">
      <style:text-properties fo:font-family="'Liberation Sans'" fo:font-size="10pt" fo:font-style="normal" style:text-underline-type="none" fo:font-weight="normal"/>
    </style:style>
    <style:style style:family="text" style:name="T1138">
      <style:text-properties fo:font-family="'Liberation Sans'" fo:font-size="10pt" fo:font-style="normal" style:text-underline-type="none" fo:font-weight="normal"/>
    </style:style>
    <style:style style:family="text" style:name="T1139">
      <style:text-properties fo:font-family="'Liberation Sans'" fo:font-size="10pt" fo:font-style="normal" style:text-underline-type="none" fo:font-weight="normal"/>
    </style:style>
    <style:style style:family="text" style:name="T1140">
      <style:text-properties fo:font-family="'Liberation Sans'" fo:font-size="10pt" fo:font-style="normal" style:text-underline-type="none" fo:font-weight="normal"/>
    </style:style>
    <style:style style:family="text" style:name="T1141">
      <style:text-properties fo:font-family="'Liberation Sans'" fo:font-size="10pt" fo:font-style="normal" style:text-underline-type="none" fo:font-weight="normal"/>
    </style:style>
    <style:style style:family="text" style:name="T1142">
      <style:text-properties fo:font-family="'Liberation Sans'" fo:font-size="10pt" fo:font-style="normal" style:text-underline-type="none" fo:font-weight="normal"/>
    </style:style>
    <style:style style:family="text" style:name="T1143">
      <style:text-properties fo:font-family="'Liberation Sans'" fo:font-size="10pt" fo:font-style="normal" style:text-underline-type="none" fo:font-weight="normal"/>
    </style:style>
    <style:style style:family="text" style:name="T1144">
      <style:text-properties fo:font-family="'Liberation Sans'" fo:font-size="10pt" fo:font-style="normal" style:text-underline-type="none" fo:font-weight="normal"/>
    </style:style>
    <style:style style:family="text" style:name="T1145">
      <style:text-properties fo:font-family="'Liberation Sans'" fo:font-size="10pt" fo:font-style="normal" style:text-underline-type="none" fo:font-weight="normal"/>
    </style:style>
    <style:style style:family="text" style:name="T1146">
      <style:text-properties fo:font-family="'Liberation Sans'" fo:font-size="10pt" fo:font-style="normal" style:text-underline-type="none" fo:font-weight="normal"/>
    </style:style>
    <style:style style:family="text" style:name="T1147">
      <style:text-properties fo:font-family="'Liberation Sans'" fo:font-size="10pt" fo:font-style="normal" style:text-underline-type="none" fo:font-weight="normal"/>
    </style:style>
    <style:style style:family="text" style:name="T1148">
      <style:text-properties fo:font-family="'Liberation Sans'" fo:font-size="10pt" fo:font-style="normal" style:text-underline-type="none" fo:font-weight="normal"/>
    </style:style>
    <style:style style:family="text" style:name="T1149">
      <style:text-properties fo:font-family="'Liberation Sans'" fo:font-size="10pt" fo:font-style="normal" style:text-underline-type="none" fo:font-weight="normal"/>
    </style:style>
    <style:style style:family="text" style:name="T1150">
      <style:text-properties fo:font-family="'Liberation Sans'" fo:font-size="10pt" fo:font-style="normal" style:text-underline-type="none" fo:font-weight="normal"/>
    </style:style>
    <style:style style:family="text" style:name="T1151">
      <style:text-properties fo:font-family="'Liberation Sans'" fo:font-size="10pt" fo:font-style="normal" style:text-underline-type="none" fo:font-weight="normal"/>
    </style:style>
    <style:style style:family="text" style:name="T1152">
      <style:text-properties fo:font-family="'Liberation Sans'" fo:font-size="10pt" fo:font-style="normal" style:text-underline-type="none" fo:font-weight="normal"/>
    </style:style>
    <style:style style:family="text" style:name="T1153">
      <style:text-properties fo:font-family="'Liberation Sans'" fo:font-size="10pt" fo:font-style="normal" style:text-underline-type="none" fo:font-weight="normal"/>
    </style:style>
    <style:style style:family="text" style:name="T1154">
      <style:text-properties fo:font-family="'Liberation Sans'" fo:font-size="10pt" fo:font-style="normal" style:text-underline-type="none" fo:font-weight="normal"/>
    </style:style>
    <style:style style:family="text" style:name="T1155">
      <style:text-properties fo:font-family="'Liberation Sans'" fo:font-size="10pt" fo:font-style="normal" style:text-underline-type="none" fo:font-weight="normal"/>
    </style:style>
    <style:style style:family="text" style:name="T1156">
      <style:text-properties fo:font-family="'Liberation Sans'" fo:font-size="10pt" fo:font-style="normal" style:text-underline-type="none" fo:font-weight="normal"/>
    </style:style>
    <style:style style:family="text" style:name="T1157">
      <style:text-properties fo:font-family="'Liberation Sans'" fo:font-size="10pt" fo:font-style="normal" style:text-underline-type="none" fo:font-weight="normal"/>
    </style:style>
    <style:style style:family="table-row" style:name="ro680">
      <style:table-row-properties style:row-height="12.8pt" style:use-optimal-row-height="false" fo:break-before="auto"/>
    </style:style>
    <style:style style:family="text" style:name="T1158">
      <style:text-properties fo:font-family="'Liberation Sans'" fo:font-size="10pt" fo:font-style="normal" style:text-underline-type="none" fo:font-weight="normal"/>
    </style:style>
    <style:style style:family="text" style:name="T1159">
      <style:text-properties fo:font-family="'Liberation Sans'" fo:font-size="10pt" fo:font-style="normal" style:text-underline-type="none" fo:font-weight="normal"/>
    </style:style>
    <style:style style:family="text" style:name="T1160">
      <style:text-properties fo:font-family="'Liberation Sans'" fo:font-size="10pt" fo:font-style="normal" style:text-underline-type="none" fo:font-weight="normal"/>
    </style:style>
    <style:style style:family="table-row" style:name="ro681">
      <style:table-row-properties style:row-height="12.8pt" style:use-optimal-row-height="false" fo:break-before="auto"/>
    </style:style>
    <style:style style:family="text" style:name="T1161">
      <style:text-properties fo:font-family="'Liberation Sans'" fo:font-size="10pt" fo:font-style="normal" style:text-underline-type="none" fo:font-weight="normal"/>
    </style:style>
    <style:style style:family="text" style:name="T1162">
      <style:text-properties fo:font-family="'Liberation Sans'" fo:font-size="10pt" fo:font-style="normal" style:text-underline-type="none" fo:font-weight="normal"/>
    </style:style>
    <style:style style:family="text" style:name="T1163">
      <style:text-properties fo:font-family="'Liberation Sans'" fo:font-size="10pt" fo:font-style="normal" style:text-underline-type="none" fo:font-weight="normal"/>
    </style:style>
    <style:style style:family="table-row" style:name="ro682">
      <style:table-row-properties style:row-height="12.8pt" style:use-optimal-row-height="false" fo:break-before="auto"/>
    </style:style>
    <style:style style:family="text" style:name="T1164">
      <style:text-properties fo:font-family="'Liberation Sans'" fo:font-size="10pt" fo:font-style="normal" style:text-underline-type="none" fo:font-weight="normal"/>
    </style:style>
    <style:style style:family="text" style:name="T1165">
      <style:text-properties fo:font-family="'Liberation Sans'" fo:font-size="10pt" fo:font-style="normal" style:text-underline-type="none" fo:font-weight="normal"/>
    </style:style>
    <style:style style:family="text" style:name="T1166">
      <style:text-properties fo:font-family="'Liberation Sans'" fo:font-size="10pt" fo:font-style="normal" style:text-underline-type="none" fo:font-weight="normal"/>
    </style:style>
    <style:style style:family="table-row" style:name="ro683">
      <style:table-row-properties style:row-height="12.8pt" style:use-optimal-row-height="false" fo:break-before="auto"/>
    </style:style>
    <style:style style:family="text" style:name="T1167">
      <style:text-properties fo:font-family="'Liberation Sans'" fo:font-size="10pt" fo:font-style="normal" style:text-underline-type="none" fo:font-weight="normal"/>
    </style:style>
    <style:style style:family="text" style:name="T1168">
      <style:text-properties fo:font-family="'Liberation Sans'" fo:font-size="10pt" fo:font-style="normal" style:text-underline-type="none" fo:font-weight="normal"/>
    </style:style>
    <style:style style:family="text" style:name="T1169">
      <style:text-properties fo:font-family="'Liberation Sans'" fo:font-size="10pt" fo:font-style="normal" style:text-underline-type="none" fo:font-weight="normal"/>
    </style:style>
    <style:style style:family="table-row" style:name="ro684">
      <style:table-row-properties style:row-height="12.8pt" style:use-optimal-row-height="false" fo:break-before="auto"/>
    </style:style>
    <style:style style:family="text" style:name="T1170">
      <style:text-properties fo:font-family="'Liberation Sans'" fo:font-size="10pt" fo:font-style="normal" style:text-underline-type="none" fo:font-weight="normal"/>
    </style:style>
    <style:style style:family="text" style:name="T1171">
      <style:text-properties fo:font-family="'Liberation Sans'" fo:font-size="10pt" fo:font-style="normal" style:text-underline-type="none" fo:font-weight="normal"/>
    </style:style>
    <style:style style:family="text" style:name="T1172">
      <style:text-properties fo:font-family="'Liberation Sans'" fo:font-size="10pt" fo:font-style="normal" style:text-underline-type="none" fo:font-weight="normal"/>
    </style:style>
    <style:style style:family="table-row" style:name="ro685">
      <style:table-row-properties style:row-height="12.8pt" style:use-optimal-row-height="false" fo:break-before="auto"/>
    </style:style>
    <style:style style:family="text" style:name="T1173">
      <style:text-properties fo:font-family="'Liberation Sans'" fo:font-size="10pt" fo:font-style="normal" style:text-underline-type="none" fo:font-weight="normal"/>
    </style:style>
    <style:style style:family="text" style:name="T1174">
      <style:text-properties fo:font-family="'Liberation Sans'" fo:font-size="10pt" fo:font-style="normal" style:text-underline-type="none" fo:font-weight="normal"/>
    </style:style>
    <style:style style:family="text" style:name="T1175">
      <style:text-properties fo:font-family="'Liberation Sans'" fo:font-size="10pt" fo:font-style="normal" style:text-underline-type="none" fo:font-weight="normal"/>
    </style:style>
    <style:style style:family="table-row" style:name="ro686">
      <style:table-row-properties style:row-height="12.8pt" style:use-optimal-row-height="false" fo:break-before="auto"/>
    </style:style>
    <style:style style:family="text" style:name="T1176">
      <style:text-properties fo:font-family="'Liberation Sans'" fo:font-size="10pt" fo:font-style="normal" style:text-underline-type="none" fo:font-weight="normal"/>
    </style:style>
    <style:style style:family="text" style:name="T1177">
      <style:text-properties fo:font-family="'Liberation Sans'" fo:font-size="10pt" fo:font-style="normal" style:text-underline-type="none" fo:font-weight="normal"/>
    </style:style>
    <style:style style:family="text" style:name="T1178">
      <style:text-properties fo:font-family="'Liberation Sans'" fo:font-size="10pt" fo:font-style="normal" style:text-underline-type="none" fo:font-weight="normal"/>
    </style:style>
    <style:style style:family="table-row" style:name="ro687">
      <style:table-row-properties style:row-height="12.8pt" style:use-optimal-row-height="false" fo:break-before="auto"/>
    </style:style>
    <style:style style:family="text" style:name="T1179">
      <style:text-properties fo:font-family="'Liberation Sans'" fo:font-size="10pt" fo:font-style="normal" style:text-underline-type="none" fo:font-weight="normal"/>
    </style:style>
    <style:style style:family="text" style:name="T1180">
      <style:text-properties fo:font-family="'Liberation Sans'" fo:font-size="10pt" fo:font-style="normal" style:text-underline-type="none" fo:font-weight="normal"/>
    </style:style>
    <style:style style:family="text" style:name="T1181">
      <style:text-properties fo:font-family="'Liberation Sans'" fo:font-size="10pt" fo:font-style="normal" style:text-underline-type="none" fo:font-weight="normal"/>
    </style:style>
    <style:style style:family="table-row" style:name="ro688">
      <style:table-row-properties style:row-height="12.8pt" style:use-optimal-row-height="false" fo:break-before="auto"/>
    </style:style>
    <style:style style:family="text" style:name="T1182">
      <style:text-properties fo:font-family="'Liberation Sans'" fo:font-size="10pt" fo:font-style="normal" style:text-underline-type="none" fo:font-weight="normal"/>
    </style:style>
    <style:style style:family="text" style:name="T1183">
      <style:text-properties fo:font-family="'Liberation Sans'" fo:font-size="10pt" fo:font-style="normal" style:text-underline-type="none" fo:font-weight="normal"/>
    </style:style>
    <style:style style:family="text" style:name="T1184">
      <style:text-properties fo:font-family="'Liberation Sans'" fo:font-size="10pt" fo:font-style="normal" style:text-underline-type="none" fo:font-weight="normal"/>
    </style:style>
    <style:style style:family="table-row" style:name="ro689">
      <style:table-row-properties style:row-height="12.8pt" style:use-optimal-row-height="false" fo:break-before="auto"/>
    </style:style>
    <style:style style:family="text" style:name="T1185">
      <style:text-properties fo:font-family="'Liberation Sans'" fo:font-size="10pt" fo:font-style="normal" style:text-underline-type="none" fo:font-weight="normal"/>
    </style:style>
    <style:style style:family="text" style:name="T1186">
      <style:text-properties fo:font-family="'Liberation Sans'" fo:font-size="10pt" fo:font-style="normal" style:text-underline-type="none" fo:font-weight="normal"/>
    </style:style>
    <style:style style:family="text" style:name="T1187">
      <style:text-properties fo:font-family="'Liberation Sans'" fo:font-size="10pt" fo:font-style="normal" style:text-underline-type="none" fo:font-weight="normal"/>
    </style:style>
    <style:style style:family="table-row" style:name="ro690">
      <style:table-row-properties style:row-height="12.8pt" style:use-optimal-row-height="false" fo:break-before="auto"/>
    </style:style>
    <style:style style:family="text" style:name="T1188">
      <style:text-properties fo:font-family="'Liberation Sans'" fo:font-size="10pt" fo:font-style="normal" style:text-underline-type="none" fo:font-weight="normal"/>
    </style:style>
    <style:style style:family="text" style:name="T1189">
      <style:text-properties fo:font-family="'Liberation Sans'" fo:font-size="10pt" fo:font-style="normal" style:text-underline-type="none" fo:font-weight="normal"/>
    </style:style>
    <style:style style:family="text" style:name="T1190">
      <style:text-properties fo:font-family="'Liberation Sans'" fo:font-size="10pt" fo:font-style="normal" style:text-underline-type="none" fo:font-weight="normal"/>
    </style:style>
    <style:style style:family="table-row" style:name="ro691">
      <style:table-row-properties style:row-height="12.8pt" style:use-optimal-row-height="false" fo:break-before="auto"/>
    </style:style>
    <style:style style:family="text" style:name="T1191">
      <style:text-properties fo:font-family="'Liberation Sans'" fo:font-size="10pt" fo:font-style="normal" style:text-underline-type="none" fo:font-weight="normal"/>
    </style:style>
    <style:style style:family="text" style:name="T1192">
      <style:text-properties fo:font-family="'Liberation Sans'" fo:font-size="10pt" fo:font-style="normal" style:text-underline-type="none" fo:font-weight="normal"/>
    </style:style>
    <style:style style:family="text" style:name="T1193">
      <style:text-properties fo:font-family="'Liberation Sans'" fo:font-size="10pt" fo:font-style="normal" style:text-underline-type="none" fo:font-weight="normal"/>
    </style:style>
    <style:style style:family="table-row" style:name="ro692">
      <style:table-row-properties style:row-height="12.8pt" style:use-optimal-row-height="false" fo:break-before="auto"/>
    </style:style>
    <style:style style:family="text" style:name="T1194">
      <style:text-properties fo:font-family="'Liberation Sans'" fo:font-size="10pt" fo:font-style="normal" style:text-underline-type="none" fo:font-weight="normal"/>
    </style:style>
    <style:style style:family="text" style:name="T1195">
      <style:text-properties fo:font-family="'Liberation Sans'" fo:font-size="10pt" fo:font-style="normal" style:text-underline-type="none" fo:font-weight="normal"/>
    </style:style>
    <style:style style:family="text" style:name="T1196">
      <style:text-properties fo:font-family="'Liberation Sans'" fo:font-size="10pt" fo:font-style="normal" style:text-underline-type="none" fo:font-weight="normal"/>
    </style:style>
    <style:style style:family="table-row" style:name="ro693">
      <style:table-row-properties style:row-height="12.8pt" style:use-optimal-row-height="false" fo:break-before="auto"/>
    </style:style>
    <style:style style:family="text" style:name="T1197">
      <style:text-properties fo:font-family="'Liberation Sans'" fo:font-size="10pt" fo:font-style="normal" style:text-underline-type="none" fo:font-weight="normal"/>
    </style:style>
    <style:style style:family="text" style:name="T1198">
      <style:text-properties fo:font-family="'Liberation Sans'" fo:font-size="10pt" fo:font-style="normal" style:text-underline-type="none" fo:font-weight="normal"/>
    </style:style>
    <style:style style:family="text" style:name="T1199">
      <style:text-properties fo:font-family="'Liberation Sans'" fo:font-size="10pt" fo:font-style="normal" style:text-underline-type="none" fo:font-weight="normal"/>
    </style:style>
    <style:style style:family="table-row" style:name="ro694">
      <style:table-row-properties style:row-height="12.8pt" style:use-optimal-row-height="false" fo:break-before="auto"/>
    </style:style>
    <style:style style:family="text" style:name="T1200">
      <style:text-properties fo:font-family="'Liberation Sans'" fo:font-size="10pt" fo:font-style="normal" style:text-underline-type="none" fo:font-weight="normal"/>
    </style:style>
    <style:style style:family="text" style:name="T1201">
      <style:text-properties fo:font-family="'Liberation Sans'" fo:font-size="10pt" fo:font-style="normal" style:text-underline-type="none" fo:font-weight="normal"/>
    </style:style>
    <style:style style:family="text" style:name="T1202">
      <style:text-properties fo:font-family="'Liberation Sans'" fo:font-size="10pt" fo:font-style="normal" style:text-underline-type="none" fo:font-weight="normal"/>
    </style:style>
    <style:style style:family="table-row" style:name="ro695">
      <style:table-row-properties style:row-height="12.8pt" style:use-optimal-row-height="false" fo:break-before="auto"/>
    </style:style>
    <style:style style:family="text" style:name="T1203">
      <style:text-properties fo:font-family="'Liberation Sans'" fo:font-size="10pt" fo:font-style="normal" style:text-underline-type="none" fo:font-weight="normal"/>
    </style:style>
    <style:style style:family="text" style:name="T1204">
      <style:text-properties fo:font-family="'Liberation Sans'" fo:font-size="10pt" fo:font-style="normal" style:text-underline-type="none" fo:font-weight="normal"/>
    </style:style>
    <style:style style:family="text" style:name="T1205">
      <style:text-properties fo:font-family="'Liberation Sans'" fo:font-size="10pt" fo:font-style="normal" style:text-underline-type="none" fo:font-weight="normal"/>
    </style:style>
    <style:style style:family="table-row" style:name="ro696">
      <style:table-row-properties style:row-height="12.8pt" style:use-optimal-row-height="false" fo:break-before="auto"/>
    </style:style>
    <style:style style:family="text" style:name="T1206">
      <style:text-properties fo:font-family="'Liberation Sans'" fo:font-size="10pt" fo:font-style="normal" style:text-underline-type="none" fo:font-weight="normal"/>
    </style:style>
    <style:style style:family="text" style:name="T1207">
      <style:text-properties fo:font-family="'Liberation Sans'" fo:font-size="10pt" fo:font-style="normal" style:text-underline-type="none" fo:font-weight="normal"/>
    </style:style>
    <style:style style:family="text" style:name="T1208">
      <style:text-properties fo:font-family="'Liberation Sans'" fo:font-size="10pt" fo:font-style="normal" style:text-underline-type="none" fo:font-weight="normal"/>
    </style:style>
    <style:style style:family="table-row" style:name="ro697">
      <style:table-row-properties style:row-height="12.8pt" style:use-optimal-row-height="false" fo:break-before="auto"/>
    </style:style>
    <style:style style:family="text" style:name="T1209">
      <style:text-properties fo:font-family="'Liberation Sans'" fo:font-size="10pt" fo:font-style="normal" style:text-underline-type="none" fo:font-weight="normal"/>
    </style:style>
    <style:style style:family="text" style:name="T1210">
      <style:text-properties fo:font-family="'Liberation Sans'" fo:font-size="10pt" fo:font-style="normal" style:text-underline-type="none" fo:font-weight="normal"/>
    </style:style>
    <style:style style:family="text" style:name="T1211">
      <style:text-properties fo:font-family="'Liberation Sans'" fo:font-size="10pt" fo:font-style="normal" style:text-underline-type="none" fo:font-weight="normal"/>
    </style:style>
    <style:style style:family="table-row" style:name="ro698">
      <style:table-row-properties style:row-height="12.8pt" style:use-optimal-row-height="false" fo:break-before="auto"/>
    </style:style>
    <style:style style:family="text" style:name="T1212">
      <style:text-properties fo:font-family="'Liberation Sans'" fo:font-size="10pt" fo:font-style="normal" style:text-underline-type="none" fo:font-weight="normal"/>
    </style:style>
    <style:style style:family="text" style:name="T1213">
      <style:text-properties fo:font-family="'Liberation Sans'" fo:font-size="10pt" fo:font-style="normal" style:text-underline-type="none" fo:font-weight="normal"/>
    </style:style>
    <style:style style:family="text" style:name="T1214">
      <style:text-properties fo:font-family="'Liberation Sans'" fo:font-size="10pt" fo:font-style="normal" style:text-underline-type="none" fo:font-weight="normal"/>
    </style:style>
    <style:style style:family="table-row" style:name="ro699">
      <style:table-row-properties style:row-height="12.8pt" style:use-optimal-row-height="false" fo:break-before="auto"/>
    </style:style>
    <style:style style:family="text" style:name="T1215">
      <style:text-properties fo:font-family="'Liberation Sans'" fo:font-size="10pt" fo:font-style="normal" style:text-underline-type="none" fo:font-weight="normal"/>
    </style:style>
    <style:style style:family="text" style:name="T1216">
      <style:text-properties fo:font-family="'Liberation Sans'" fo:font-size="10pt" fo:font-style="normal" style:text-underline-type="none" fo:font-weight="normal"/>
    </style:style>
    <style:style style:family="text" style:name="T1217">
      <style:text-properties fo:font-family="'Liberation Sans'" fo:font-size="10pt" fo:font-style="normal" style:text-underline-type="none" fo:font-weight="normal"/>
    </style:style>
    <style:style style:family="table-row" style:name="ro700">
      <style:table-row-properties style:row-height="12.8pt" style:use-optimal-row-height="false" fo:break-before="auto"/>
    </style:style>
    <style:style style:family="text" style:name="T1218">
      <style:text-properties fo:font-family="'Liberation Sans'" fo:font-size="10pt" fo:font-style="normal" style:text-underline-type="none" fo:font-weight="normal"/>
    </style:style>
    <style:style style:family="text" style:name="T1219">
      <style:text-properties fo:font-family="'Liberation Sans'" fo:font-size="10pt" fo:font-style="normal" style:text-underline-type="none" fo:font-weight="normal"/>
    </style:style>
    <style:style style:family="text" style:name="T1220">
      <style:text-properties fo:font-family="'Liberation Sans'" fo:font-size="10pt" fo:font-style="normal" style:text-underline-type="none" fo:font-weight="normal"/>
    </style:style>
    <style:style style:family="table-row" style:name="ro701">
      <style:table-row-properties style:row-height="12.8pt" style:use-optimal-row-height="false" fo:break-before="auto"/>
    </style:style>
    <style:style style:family="text" style:name="T1221">
      <style:text-properties fo:font-family="'Liberation Sans'" fo:font-size="10pt" fo:font-style="normal" style:text-underline-type="none" fo:font-weight="normal"/>
    </style:style>
    <style:style style:family="text" style:name="T1222">
      <style:text-properties fo:font-family="'Liberation Sans'" fo:font-size="10pt" fo:font-style="normal" style:text-underline-type="none" fo:font-weight="normal"/>
    </style:style>
    <style:style style:family="text" style:name="T1223">
      <style:text-properties fo:font-family="'Liberation Sans'" fo:font-size="10pt" fo:font-style="normal" style:text-underline-type="none" fo:font-weight="normal"/>
    </style:style>
    <style:style style:family="table-row" style:name="ro702">
      <style:table-row-properties style:row-height="12.8pt" style:use-optimal-row-height="false" fo:break-before="auto"/>
    </style:style>
    <style:style style:family="text" style:name="T1224">
      <style:text-properties fo:font-family="'Liberation Sans'" fo:font-size="10pt" fo:font-style="normal" style:text-underline-type="none" fo:font-weight="normal"/>
    </style:style>
    <style:style style:family="text" style:name="T1225">
      <style:text-properties fo:font-family="'Liberation Sans'" fo:font-size="10pt" fo:font-style="normal" style:text-underline-type="none" fo:font-weight="normal"/>
    </style:style>
    <style:style style:family="text" style:name="T1226">
      <style:text-properties fo:font-family="'Liberation Sans'" fo:font-size="10pt" fo:font-style="normal" style:text-underline-type="none" fo:font-weight="normal"/>
    </style:style>
    <style:style style:family="table-row" style:name="ro703">
      <style:table-row-properties style:row-height="12.8pt" style:use-optimal-row-height="false" fo:break-before="auto"/>
    </style:style>
    <style:style style:family="text" style:name="T1227">
      <style:text-properties fo:font-family="'Liberation Sans'" fo:font-size="10pt" fo:font-style="normal" style:text-underline-type="none" fo:font-weight="normal"/>
    </style:style>
    <style:style style:family="text" style:name="T1228">
      <style:text-properties fo:font-family="'Liberation Sans'" fo:font-size="10pt" fo:font-style="normal" style:text-underline-type="none" fo:font-weight="normal"/>
    </style:style>
    <style:style style:family="text" style:name="T1229">
      <style:text-properties fo:font-family="'Liberation Sans'" fo:font-size="10pt" fo:font-style="normal" style:text-underline-type="none" fo:font-weight="normal"/>
    </style:style>
    <style:style style:family="table-row" style:name="ro704">
      <style:table-row-properties style:row-height="12.8pt" style:use-optimal-row-height="false" fo:break-before="auto"/>
    </style:style>
    <style:style style:family="text" style:name="T1230">
      <style:text-properties fo:font-family="'Liberation Sans'" fo:font-size="10pt" fo:font-style="normal" style:text-underline-type="none" fo:font-weight="normal"/>
    </style:style>
    <style:style style:family="text" style:name="T1231">
      <style:text-properties fo:font-family="'Liberation Sans'" fo:font-size="10pt" fo:font-style="normal" style:text-underline-type="none" fo:font-weight="normal"/>
    </style:style>
    <style:style style:family="text" style:name="T1232">
      <style:text-properties fo:font-family="'Liberation Sans'" fo:font-size="10pt" fo:font-style="normal" style:text-underline-type="none" fo:font-weight="normal"/>
    </style:style>
    <style:style style:family="table-row" style:name="ro705">
      <style:table-row-properties style:row-height="12.8pt" style:use-optimal-row-height="false" fo:break-before="auto"/>
    </style:style>
    <style:style style:family="text" style:name="T1233">
      <style:text-properties fo:font-family="'Liberation Sans'" fo:font-size="10pt" fo:font-style="normal" style:text-underline-type="none" fo:font-weight="normal"/>
    </style:style>
    <style:style style:family="text" style:name="T1234">
      <style:text-properties fo:font-family="'Liberation Sans'" fo:font-size="10pt" fo:font-style="normal" style:text-underline-type="none" fo:font-weight="normal"/>
    </style:style>
    <style:style style:family="text" style:name="T1235">
      <style:text-properties fo:font-family="'Liberation Sans'" fo:font-size="10pt" fo:font-style="normal" style:text-underline-type="none" fo:font-weight="normal"/>
    </style:style>
    <style:style style:family="table-row" style:name="ro706">
      <style:table-row-properties style:row-height="12.8pt" style:use-optimal-row-height="false" fo:break-before="auto"/>
    </style:style>
    <style:style style:family="text" style:name="T1236">
      <style:text-properties fo:font-family="'Liberation Sans'" fo:font-size="10pt" fo:font-style="normal" style:text-underline-type="none" fo:font-weight="normal"/>
    </style:style>
    <style:style style:family="text" style:name="T1237">
      <style:text-properties fo:font-family="'Liberation Sans'" fo:font-size="10pt" fo:font-style="normal" style:text-underline-type="none" fo:font-weight="normal"/>
    </style:style>
    <style:style style:family="text" style:name="T1238">
      <style:text-properties fo:font-family="'Liberation Sans'" fo:font-size="10pt" fo:font-style="normal" style:text-underline-type="none" fo:font-weight="normal"/>
    </style:style>
    <style:style style:family="table-row" style:name="ro707">
      <style:table-row-properties style:row-height="12.8pt" style:use-optimal-row-height="false" fo:break-before="auto"/>
    </style:style>
    <style:style style:family="text" style:name="T1239">
      <style:text-properties fo:font-family="'Liberation Sans'" fo:font-size="10pt" fo:font-style="normal" style:text-underline-type="none" fo:font-weight="normal"/>
    </style:style>
    <style:style style:family="text" style:name="T1240">
      <style:text-properties fo:font-family="'Liberation Sans'" fo:font-size="10pt" fo:font-style="normal" style:text-underline-type="none" fo:font-weight="normal"/>
    </style:style>
    <style:style style:family="text" style:name="T1241">
      <style:text-properties fo:font-family="'Liberation Sans'" fo:font-size="10pt" fo:font-style="normal" style:text-underline-type="none" fo:font-weight="normal"/>
    </style:style>
    <style:style style:family="table-row" style:name="ro708">
      <style:table-row-properties style:row-height="12.8pt" style:use-optimal-row-height="false" fo:break-before="auto"/>
    </style:style>
    <style:style style:family="text" style:name="T1242">
      <style:text-properties fo:font-family="'Liberation Sans'" fo:font-size="10pt" fo:font-style="normal" style:text-underline-type="none" fo:font-weight="normal"/>
    </style:style>
    <style:style style:family="text" style:name="T1243">
      <style:text-properties fo:font-family="'Liberation Sans'" fo:font-size="10pt" fo:font-style="normal" style:text-underline-type="none" fo:font-weight="normal"/>
    </style:style>
    <style:style style:family="text" style:name="T1244">
      <style:text-properties fo:font-family="'Liberation Sans'" fo:font-size="10pt" fo:font-style="normal" style:text-underline-type="none" fo:font-weight="normal"/>
    </style:style>
    <style:style style:family="table-row" style:name="ro709">
      <style:table-row-properties style:row-height="12.8pt" style:use-optimal-row-height="false" fo:break-before="auto"/>
    </style:style>
    <style:style style:family="text" style:name="T1245">
      <style:text-properties fo:font-family="'Liberation Sans'" fo:font-size="10pt" fo:font-style="normal" style:text-underline-type="none" fo:font-weight="normal"/>
    </style:style>
    <style:style style:family="table-row" style:name="ro710">
      <style:table-row-properties style:row-height="12.75pt" style:use-optimal-row-height="false" fo:break-before="auto"/>
    </style:style>
    <style:style style:master-page-name="MasterPage7" style:family="table" style:name="ta7">
      <style:table-properties table:display="true"/>
    </style:style>
    <style:style style:family="table-column" style:name="co74">
      <style:table-column-properties style:column-width="1.746cm" loext:column-width-sym="8.664" fo:break-before="auto"/>
    </style:style>
    <style:style style:family="table-row" style:name="ro711">
      <style:table-row-properties style:row-height="0.4498cm" fo:break-before="auto"/>
    </style:style>
    <style:style style:family="table-column" style:name="co75">
      <style:table-column-properties style:column-width="3.149cm" style:use-optimal-column-width="false" loext:column-width-sym="16.2812" fo:break-before="auto"/>
    </style:style>
    <style:style style:family="table-column" style:name="co76">
      <style:table-column-properties style:column-width="3.281cm" style:use-optimal-column-width="false" loext:column-width-sym="16.9736" fo:break-before="auto"/>
    </style:style>
    <style:style style:family="table-column" style:name="co77">
      <style:table-column-properties style:column-width="1.058cm" style:use-optimal-column-width="false" loext:column-width-sym="5.047" fo:break-before="auto"/>
    </style:style>
    <style:style style:family="table-column" style:name="co78">
      <style:table-column-properties style:column-width="2.699cm" style:use-optimal-column-width="false" loext:column-width-sym="13.8572" fo:break-before="auto"/>
    </style:style>
    <style:style style:family="table-column" style:name="co79">
      <style:table-column-properties style:column-width="3.122cm" style:use-optimal-column-width="false" loext:column-width-sym="16.1994" fo:break-before="auto"/>
    </style:style>
    <style:style style:family="table-column" style:name="co80">
      <style:table-column-properties style:column-width="1.773cm" style:use-optimal-column-width="false" loext:column-width-sym="8.8102" fo:break-before="auto"/>
    </style:style>
    <style:style style:family="table-column" style:name="co81">
      <style:table-column-properties style:column-width="1.588cm" style:use-optimal-column-width="false" loext:column-width-sym="7.8988" fo:break-before="auto"/>
    </style:style>
    <style:style style:family="table-row" style:name="ro712">
      <style:table-row-properties style:row-height="12.8pt" style:use-optimal-row-height="false" fo:break-before="auto"/>
    </style:style>
    <style:style style:family="text" style:name="T1246">
      <style:text-properties fo:font-family="'Liberation Sans'" fo:font-size="10pt" fo:font-style="normal" style:text-underline-type="none" fo:font-weight="normal"/>
    </style:style>
    <style:style style:family="text" style:name="T1247">
      <style:text-properties fo:font-family="'Liberation Sans'" fo:font-size="10pt" fo:font-style="normal" style:text-underline-type="none" fo:font-weight="normal"/>
    </style:style>
    <style:style style:family="text" style:name="T1248">
      <style:text-properties fo:font-family="'Liberation Sans'" fo:font-size="10pt" fo:font-style="normal" style:text-underline-type="none" fo:font-weight="normal"/>
    </style:style>
    <style:style style:family="text" style:name="T1249">
      <style:text-properties fo:font-family="'Liberation Sans'" fo:font-size="10pt" fo:font-style="normal" style:text-underline-type="none" fo:font-weight="normal"/>
    </style:style>
    <style:style style:family="text" style:name="T1250">
      <style:text-properties fo:font-family="'Liberation Sans'" fo:font-size="10pt" fo:font-style="normal" style:text-underline-type="none" fo:font-weight="normal"/>
    </style:style>
    <style:style style:family="table-row" style:name="ro713">
      <style:table-row-properties style:row-height="12.8pt" style:use-optimal-row-height="false" fo:break-before="auto"/>
    </style:style>
    <style:style style:family="text" style:name="T1251">
      <style:text-properties fo:font-family="'Liberation Sans'" fo:font-size="10pt" fo:font-style="normal" style:text-underline-type="none" fo:font-weight="normal"/>
    </style:style>
    <style:style style:family="table-row" style:name="ro714">
      <style:table-row-properties style:row-height="12.8pt" style:use-optimal-row-height="false" fo:break-before="auto"/>
    </style:style>
    <style:style style:family="text" style:name="T1252">
      <style:text-properties fo:font-family="'Liberation Sans'" fo:font-size="10pt" fo:font-style="normal" style:text-underline-type="none" fo:font-weight="normal"/>
    </style:style>
    <style:style style:family="table-row" style:name="ro715">
      <style:table-row-properties style:row-height="12.8pt" style:use-optimal-row-height="false" fo:break-before="auto"/>
    </style:style>
    <style:style style:family="text" style:name="T1253">
      <style:text-properties fo:font-family="'Liberation Sans'" fo:font-size="10pt" fo:font-style="normal" style:text-underline-type="none" fo:font-weight="normal"/>
    </style:style>
    <style:style style:family="table-row" style:name="ro716">
      <style:table-row-properties style:row-height="12.8pt" style:use-optimal-row-height="false" fo:break-before="auto"/>
    </style:style>
    <style:style style:family="text" style:name="T1254">
      <style:text-properties fo:font-family="'Liberation Sans'" fo:font-size="10pt" fo:font-style="normal" style:text-underline-type="none" fo:font-weight="normal"/>
    </style:style>
    <style:style style:family="table-row" style:name="ro717">
      <style:table-row-properties style:row-height="12.8pt" style:use-optimal-row-height="false" fo:break-before="auto"/>
    </style:style>
    <style:style style:family="text" style:name="T1255">
      <style:text-properties fo:font-family="'Liberation Sans'" fo:font-size="10pt" fo:font-style="normal" style:text-underline-type="none" fo:font-weight="normal"/>
    </style:style>
    <style:style style:family="table-row" style:name="ro718">
      <style:table-row-properties style:row-height="12.8pt" style:use-optimal-row-height="false" fo:break-before="auto"/>
    </style:style>
    <style:style style:family="text" style:name="T1256">
      <style:text-properties fo:font-family="'Liberation Sans'" fo:font-size="10pt" fo:font-style="normal" style:text-underline-type="none" fo:font-weight="normal"/>
    </style:style>
    <style:style style:family="table-row" style:name="ro719">
      <style:table-row-properties style:row-height="12.8pt" style:use-optimal-row-height="false" fo:break-before="auto"/>
    </style:style>
    <style:style style:family="text" style:name="T1257">
      <style:text-properties fo:font-family="'Liberation Sans'" fo:font-size="10pt" fo:font-style="normal" style:text-underline-type="none" fo:font-weight="normal"/>
    </style:style>
    <style:style style:family="table-row" style:name="ro720">
      <style:table-row-properties style:row-height="12.8pt" style:use-optimal-row-height="false" fo:break-before="auto"/>
    </style:style>
    <style:style style:family="text" style:name="T1258">
      <style:text-properties fo:font-family="'Liberation Sans'" fo:font-size="10pt" fo:font-style="normal" style:text-underline-type="none" fo:font-weight="normal"/>
    </style:style>
    <style:style style:family="table-row" style:name="ro721">
      <style:table-row-properties style:row-height="12.8pt" style:use-optimal-row-height="false" fo:break-before="auto"/>
    </style:style>
    <style:style style:family="text" style:name="T1259">
      <style:text-properties fo:font-family="'Liberation Sans'" fo:font-size="10pt" fo:font-style="normal" style:text-underline-type="none" fo:font-weight="normal"/>
    </style:style>
    <style:style style:family="table-row" style:name="ro722">
      <style:table-row-properties style:row-height="12.8pt" style:use-optimal-row-height="false" fo:break-before="auto"/>
    </style:style>
    <style:style style:family="text" style:name="T1260">
      <style:text-properties fo:font-family="'Liberation Sans'" fo:font-size="10pt" fo:font-style="normal" style:text-underline-type="none" fo:font-weight="normal"/>
    </style:style>
    <style:style style:family="table-row" style:name="ro723">
      <style:table-row-properties style:row-height="12.8pt" style:use-optimal-row-height="false" fo:break-before="auto"/>
    </style:style>
    <style:style style:family="text" style:name="T1261">
      <style:text-properties fo:font-family="'Liberation Sans'" fo:font-size="10pt" fo:font-style="normal" style:text-underline-type="none" fo:font-weight="normal"/>
    </style:style>
    <style:style style:family="table-row" style:name="ro724">
      <style:table-row-properties style:row-height="12.8pt" style:use-optimal-row-height="false" fo:break-before="auto"/>
    </style:style>
    <style:style style:family="text" style:name="T1262">
      <style:text-properties fo:font-family="'Liberation Sans'" fo:font-size="10pt" fo:font-style="normal" style:text-underline-type="none" fo:font-weight="normal"/>
    </style:style>
    <style:style style:family="table-row" style:name="ro725">
      <style:table-row-properties style:row-height="12.8pt" style:use-optimal-row-height="false" fo:break-before="auto"/>
    </style:style>
    <style:style style:family="text" style:name="T1263">
      <style:text-properties fo:font-family="'Liberation Sans'" fo:font-size="10pt" fo:font-style="normal" style:text-underline-type="none" fo:font-weight="normal"/>
    </style:style>
    <style:style style:family="table-row" style:name="ro726">
      <style:table-row-properties style:row-height="12.8pt" style:use-optimal-row-height="false" fo:break-before="auto"/>
    </style:style>
    <style:style style:family="text" style:name="T1264">
      <style:text-properties fo:font-family="'Liberation Sans'" fo:font-size="10pt" fo:font-style="normal" style:text-underline-type="none" fo:font-weight="normal"/>
    </style:style>
    <style:style style:family="table-row" style:name="ro727">
      <style:table-row-properties style:row-height="12.8pt" style:use-optimal-row-height="false" fo:break-before="auto"/>
    </style:style>
    <style:style style:family="text" style:name="T1265">
      <style:text-properties fo:font-family="'Liberation Sans'" fo:font-size="10pt" fo:font-style="normal" style:text-underline-type="none" fo:font-weight="normal"/>
    </style:style>
    <style:style style:family="table-row" style:name="ro728">
      <style:table-row-properties style:row-height="12.8pt" style:use-optimal-row-height="false" fo:break-before="auto"/>
    </style:style>
    <style:style style:family="text" style:name="T1266">
      <style:text-properties fo:font-family="'Liberation Sans'" fo:font-size="10pt" fo:font-style="normal" style:text-underline-type="none" fo:font-weight="normal"/>
    </style:style>
    <style:style style:family="table-row" style:name="ro729">
      <style:table-row-properties style:row-height="12.8pt" style:use-optimal-row-height="false" fo:break-before="auto"/>
    </style:style>
    <style:style style:family="text" style:name="T1267">
      <style:text-properties fo:font-family="'Liberation Sans'" fo:font-size="10pt" fo:font-style="normal" style:text-underline-type="none" fo:font-weight="normal"/>
    </style:style>
    <style:style style:family="table-row" style:name="ro730">
      <style:table-row-properties style:row-height="12.8pt" style:use-optimal-row-height="false" fo:break-before="auto"/>
    </style:style>
    <style:style style:family="text" style:name="T1268">
      <style:text-properties fo:font-family="'Liberation Sans'" fo:font-size="10pt" fo:font-style="normal" style:text-underline-type="none" fo:font-weight="normal"/>
    </style:style>
    <style:style style:family="table-row" style:name="ro731">
      <style:table-row-properties style:row-height="12.8pt" style:use-optimal-row-height="false" fo:break-before="auto"/>
    </style:style>
    <style:style style:family="text" style:name="T1269">
      <style:text-properties fo:font-family="'Liberation Sans'" fo:font-size="10pt" fo:font-style="normal" style:text-underline-type="none" fo:font-weight="normal"/>
    </style:style>
    <style:style style:family="table-row" style:name="ro732">
      <style:table-row-properties style:row-height="12.8pt" style:use-optimal-row-height="false" fo:break-before="auto"/>
    </style:style>
    <style:style style:family="text" style:name="T1270">
      <style:text-properties fo:font-family="'Liberation Sans'" fo:font-size="10pt" fo:font-style="normal" style:text-underline-type="none" fo:font-weight="normal"/>
    </style:style>
    <style:style style:family="table-row" style:name="ro733">
      <style:table-row-properties style:row-height="12.8pt" style:use-optimal-row-height="false" fo:break-before="auto"/>
    </style:style>
    <style:style style:family="text" style:name="T1271">
      <style:text-properties fo:font-family="'Liberation Sans'" fo:font-size="10pt" fo:font-style="normal" style:text-underline-type="none" fo:font-weight="normal"/>
    </style:style>
    <style:style style:family="table-row" style:name="ro734">
      <style:table-row-properties style:row-height="12.8pt" style:use-optimal-row-height="false" fo:break-before="auto"/>
    </style:style>
    <style:style style:family="text" style:name="T1272">
      <style:text-properties fo:font-family="'Liberation Sans'" fo:font-size="10pt" fo:font-style="normal" style:text-underline-type="none" fo:font-weight="normal"/>
    </style:style>
    <style:style style:family="table-row" style:name="ro735">
      <style:table-row-properties style:row-height="12.8pt" style:use-optimal-row-height="false" fo:break-before="auto"/>
    </style:style>
    <style:style style:family="text" style:name="T1273">
      <style:text-properties fo:font-family="'Liberation Sans'" fo:font-size="10pt" fo:font-style="normal" style:text-underline-type="none" fo:font-weight="normal"/>
    </style:style>
    <style:style style:family="table-row" style:name="ro736">
      <style:table-row-properties style:row-height="12.8pt" style:use-optimal-row-height="false" fo:break-before="auto"/>
    </style:style>
    <style:style style:family="text" style:name="T1274">
      <style:text-properties fo:font-family="'Liberation Sans'" fo:font-size="10pt" fo:font-style="normal" style:text-underline-type="none" fo:font-weight="normal"/>
    </style:style>
    <style:style style:family="table-row" style:name="ro737">
      <style:table-row-properties style:row-height="12.8pt" style:use-optimal-row-height="false" fo:break-before="auto"/>
    </style:style>
    <style:style style:family="text" style:name="T1275">
      <style:text-properties fo:font-family="'Liberation Sans'" fo:font-size="10pt" fo:font-style="normal" style:text-underline-type="none" fo:font-weight="normal"/>
    </style:style>
    <style:style style:family="table-row" style:name="ro738">
      <style:table-row-properties style:row-height="12.8pt" style:use-optimal-row-height="false" fo:break-before="auto"/>
    </style:style>
    <style:style style:family="text" style:name="T1276">
      <style:text-properties fo:font-family="'Liberation Sans'" fo:font-size="10pt" fo:font-style="normal" style:text-underline-type="none" fo:font-weight="normal"/>
    </style:style>
    <style:style style:family="table-row" style:name="ro739">
      <style:table-row-properties style:row-height="12.8pt" style:use-optimal-row-height="false" fo:break-before="auto"/>
    </style:style>
    <style:style style:family="text" style:name="T1277">
      <style:text-properties fo:font-family="'Liberation Sans'" fo:font-size="10pt" fo:font-style="normal" style:text-underline-type="none" fo:font-weight="normal"/>
    </style:style>
    <style:style style:family="table-row" style:name="ro740">
      <style:table-row-properties style:row-height="12.8pt" style:use-optimal-row-height="false" fo:break-before="auto"/>
    </style:style>
    <style:style style:family="text" style:name="T1278">
      <style:text-properties fo:font-family="'Liberation Sans'" fo:font-size="10pt" fo:font-style="normal" style:text-underline-type="none" fo:font-weight="normal"/>
    </style:style>
    <style:style style:family="table-row" style:name="ro741">
      <style:table-row-properties style:row-height="12.8pt" style:use-optimal-row-height="false" fo:break-before="auto"/>
    </style:style>
    <style:style style:family="text" style:name="T1279">
      <style:text-properties fo:font-family="'Liberation Sans'" fo:font-size="10pt" fo:font-style="normal" style:text-underline-type="none" fo:font-weight="normal"/>
    </style:style>
    <style:style style:family="table-row" style:name="ro742">
      <style:table-row-properties style:row-height="12.8pt" style:use-optimal-row-height="false" fo:break-before="auto"/>
    </style:style>
    <style:style style:family="text" style:name="T1280">
      <style:text-properties fo:font-family="'Liberation Sans'" fo:font-size="10pt" fo:font-style="normal" style:text-underline-type="none" fo:font-weight="normal"/>
    </style:style>
    <style:style style:family="table-row" style:name="ro743">
      <style:table-row-properties style:row-height="12.8pt" style:use-optimal-row-height="false" fo:break-before="auto"/>
    </style:style>
    <style:style style:family="text" style:name="T1281">
      <style:text-properties fo:font-family="'Liberation Sans'" fo:font-size="10pt" fo:font-style="normal" style:text-underline-type="none" fo:font-weight="normal"/>
    </style:style>
    <style:style style:family="table-row" style:name="ro744">
      <style:table-row-properties style:row-height="12.8pt" style:use-optimal-row-height="false" fo:break-before="auto"/>
    </style:style>
    <style:style style:family="text" style:name="T1282">
      <style:text-properties fo:font-family="'Liberation Sans'" fo:font-size="10pt" fo:font-style="normal" style:text-underline-type="none" fo:font-weight="normal"/>
    </style:style>
    <style:style style:family="table-row" style:name="ro745">
      <style:table-row-properties style:row-height="12.8pt" style:use-optimal-row-height="false" fo:break-before="auto"/>
    </style:style>
    <style:style style:family="table-row" style:name="ro746">
      <style:table-row-properties style:row-height="14.95pt" style:use-optimal-row-height="false" fo:break-before="auto"/>
    </style:style>
    <style:style style:family="table-row" style:name="ro747">
      <style:table-row-properties style:row-height="11.95pt" style:use-optimal-row-height="false" fo:break-before="auto"/>
    </style:style>
    <style:style style:family="table-row" style:name="ro748">
      <style:table-row-properties style:row-height="12.8pt" style:use-optimal-row-height="false" fo:break-before="auto"/>
    </style:style>
    <style:style style:family="table-row" style:name="ro749">
      <style:table-row-properties style:row-height="11.95pt" style:use-optimal-row-height="false" fo:break-before="auto"/>
    </style:style>
    <style:style style:family="table-row" style:name="ro750">
      <style:table-row-properties style:row-height="12.8pt" style:use-optimal-row-height="false" fo:break-before="auto"/>
    </style:style>
    <style:style style:family="table-row" style:name="ro751">
      <style:table-row-properties style:row-height="14.95pt" style:use-optimal-row-height="false" fo:break-before="auto"/>
    </style:style>
    <style:style style:family="table-row" style:name="ro752">
      <style:table-row-properties style:row-height="11.95pt" style:use-optimal-row-height="false" fo:break-before="auto"/>
    </style:style>
    <style:style style:family="table-row" style:name="ro753">
      <style:table-row-properties style:row-height="14.95pt" style:use-optimal-row-height="false" fo:break-before="auto"/>
    </style:style>
    <style:style style:family="table-row" style:name="ro754">
      <style:table-row-properties style:row-height="12.8pt" style:use-optimal-row-height="false" fo:break-before="auto"/>
    </style:style>
    <style:style style:family="table-row" style:name="ro755">
      <style:table-row-properties style:row-height="11.95pt" style:use-optimal-row-height="false" fo:break-before="auto"/>
    </style:style>
    <style:style style:family="table-row" style:name="ro756">
      <style:table-row-properties style:row-height="14.95pt" style:use-optimal-row-height="false" fo:break-before="auto"/>
    </style:style>
    <style:style style:master-page-name="MasterPage8" style:family="table" style:name="ta8">
      <style:table-properties table:display="true"/>
    </style:style>
    <style:style style:family="table-column" style:name="co82">
      <style:table-column-properties style:column-width="1.746cm" loext:column-width-sym="8.664" fo:break-before="auto"/>
    </style:style>
    <style:style style:family="table-row" style:name="ro757">
      <style:table-row-properties style:row-height="0.4498cm" fo:break-before="auto"/>
    </style:style>
    <style:style style:family="table-column" style:name="co83">
      <style:table-column-properties style:column-width="2.937cm" style:use-optimal-column-width="false" loext:column-width-sym="15.1606" fo:break-before="auto"/>
    </style:style>
    <style:style style:family="table-column" style:name="co84">
      <style:table-column-properties style:column-width="3.255cm" style:use-optimal-column-width="false" loext:column-width-sym="16.8462" fo:break-before="auto"/>
    </style:style>
    <style:style style:family="table-column" style:name="co85">
      <style:table-column-properties style:column-width="2.831cm" style:use-optimal-column-width="false" loext:column-width-sym="14.6412" fo:break-before="auto"/>
    </style:style>
    <style:style style:family="table-column" style:name="co86">
      <style:table-column-properties style:column-width="1.932cm" style:use-optimal-column-width="false" loext:column-width-sym="9.7216" fo:break-before="auto"/>
    </style:style>
    <style:style style:family="table-column" style:name="co87">
      <style:table-column-properties style:column-width="0.9526cm" style:use-optimal-column-width="false" loext:column-width-sym="4.41" fo:break-before="auto"/>
    </style:style>
    <style:style style:family="table-column" style:name="co88">
      <style:table-column-properties style:column-width="0.8996cm" style:use-optimal-column-width="false" loext:column-width-sym="4.1454" fo:break-before="auto"/>
    </style:style>
    <style:style style:family="table-column" style:name="co89">
      <style:table-column-properties style:column-width="1.773cm" style:use-optimal-column-width="false" loext:column-width-sym="8.8102" fo:break-before="auto"/>
    </style:style>
    <style:style style:family="table-column" style:name="co90">
      <style:table-column-properties style:column-width="1.588cm" style:use-optimal-column-width="false" loext:column-width-sym="7.8988" fo:break-before="auto"/>
    </style:style>
    <style:style style:family="table-row" style:name="ro758">
      <style:table-row-properties style:row-height="12.8pt" style:use-optimal-row-height="false" fo:break-before="auto"/>
    </style:style>
    <style:style style:family="text" style:name="T1283">
      <style:text-properties fo:font-family="'Liberation Sans'" fo:font-size="10pt" fo:font-style="normal" style:text-underline-type="none" fo:font-weight="normal"/>
    </style:style>
    <style:style style:family="text" style:name="T1284">
      <style:text-properties fo:font-family="'Liberation Sans'" fo:font-size="10pt" fo:font-style="normal" style:text-underline-type="none" fo:font-weight="normal"/>
    </style:style>
    <style:style style:family="text" style:name="T1285">
      <style:text-properties fo:font-family="'Liberation Sans'" fo:font-size="10pt" fo:font-style="normal" style:text-underline-type="none" fo:font-weight="normal"/>
    </style:style>
    <style:style style:family="text" style:name="T1286">
      <style:text-properties fo:font-family="'Liberation Sans'" fo:font-size="10pt" fo:font-style="normal" style:text-underline-type="none" fo:font-weight="normal"/>
    </style:style>
    <style:style style:family="text" style:name="T1287">
      <style:text-properties fo:font-family="'Liberation Sans'" fo:font-size="10pt" fo:font-style="normal" style:text-underline-type="none" fo:font-weight="normal"/>
    </style:style>
    <style:style style:family="text" style:name="T1288">
      <style:text-properties fo:font-family="'Liberation Sans'" fo:font-size="10pt" fo:font-style="normal" style:text-underline-type="none" fo:font-weight="normal"/>
    </style:style>
    <style:style style:family="table-row" style:name="ro759">
      <style:table-row-properties style:row-height="12.8pt" style:use-optimal-row-height="false" fo:break-before="auto"/>
    </style:style>
    <style:style style:family="text" style:name="T1289">
      <style:text-properties fo:font-family="'Liberation Sans'" fo:font-size="10pt" fo:font-style="normal" style:text-underline-type="none" fo:font-weight="normal"/>
    </style:style>
    <style:style style:family="text" style:name="T1290">
      <style:text-properties fo:font-family="'Liberation Sans'" fo:font-size="10pt" fo:font-style="normal" style:text-underline-type="none" fo:font-weight="normal"/>
    </style:style>
    <style:style style:family="text" style:name="T1291">
      <style:text-properties fo:font-family="'Liberation Sans'" fo:font-size="10pt" fo:font-style="normal" style:text-underline-type="none" fo:font-weight="normal"/>
    </style:style>
    <style:style style:family="table-row" style:name="ro760">
      <style:table-row-properties style:row-height="12.8pt" style:use-optimal-row-height="false" fo:break-before="auto"/>
    </style:style>
    <style:style style:family="text" style:name="T1292">
      <style:text-properties fo:font-family="'Liberation Sans'" fo:font-size="10pt" fo:font-style="normal" style:text-underline-type="none" fo:font-weight="normal"/>
    </style:style>
    <style:style style:family="text" style:name="T1293">
      <style:text-properties fo:font-family="'Liberation Sans'" fo:font-size="10pt" fo:font-style="normal" style:text-underline-type="none" fo:font-weight="normal"/>
    </style:style>
    <style:style style:family="text" style:name="T1294">
      <style:text-properties fo:font-family="'Liberation Sans'" fo:font-size="10pt" fo:font-style="normal" style:text-underline-type="none" fo:font-weight="normal"/>
    </style:style>
    <style:style style:family="table-row" style:name="ro761">
      <style:table-row-properties style:row-height="12.8pt" style:use-optimal-row-height="false" fo:break-before="auto"/>
    </style:style>
    <style:style style:family="text" style:name="T1295">
      <style:text-properties fo:font-family="'Liberation Sans'" fo:font-size="10pt" fo:font-style="normal" style:text-underline-type="none" fo:font-weight="normal"/>
    </style:style>
    <style:style style:family="text" style:name="T1296">
      <style:text-properties fo:font-family="'Liberation Sans'" fo:font-size="10pt" fo:font-style="normal" style:text-underline-type="none" fo:font-weight="normal"/>
    </style:style>
    <style:style style:family="text" style:name="T1297">
      <style:text-properties fo:font-family="'Liberation Sans'" fo:font-size="10pt" fo:font-style="normal" style:text-underline-type="none" fo:font-weight="normal"/>
    </style:style>
    <style:style style:family="table-row" style:name="ro762">
      <style:table-row-properties style:row-height="12.8pt" style:use-optimal-row-height="false" fo:break-before="auto"/>
    </style:style>
    <style:style style:family="text" style:name="T1298">
      <style:text-properties fo:font-family="'Liberation Sans'" fo:font-size="10pt" fo:font-style="normal" style:text-underline-type="none" fo:font-weight="normal"/>
    </style:style>
    <style:style style:family="text" style:name="T1299">
      <style:text-properties fo:font-family="'Liberation Sans'" fo:font-size="10pt" fo:font-style="normal" style:text-underline-type="none" fo:font-weight="normal"/>
    </style:style>
    <style:style style:family="text" style:name="T1300">
      <style:text-properties fo:font-family="'Liberation Sans'" fo:font-size="10pt" fo:font-style="normal" style:text-underline-type="none" fo:font-weight="normal"/>
    </style:style>
    <style:style style:family="table-row" style:name="ro763">
      <style:table-row-properties style:row-height="12.8pt" style:use-optimal-row-height="false" fo:break-before="auto"/>
    </style:style>
    <style:style style:family="text" style:name="T1301">
      <style:text-properties fo:font-family="'Liberation Sans'" fo:font-size="10pt" fo:font-style="normal" style:text-underline-type="none" fo:font-weight="normal"/>
    </style:style>
    <style:style style:family="text" style:name="T1302">
      <style:text-properties fo:font-family="'Liberation Sans'" fo:font-size="10pt" fo:font-style="normal" style:text-underline-type="none" fo:font-weight="normal"/>
    </style:style>
    <style:style style:family="text" style:name="T1303">
      <style:text-properties fo:font-family="'Liberation Sans'" fo:font-size="10pt" fo:font-style="normal" style:text-underline-type="none" fo:font-weight="normal"/>
    </style:style>
    <style:style style:family="table-row" style:name="ro764">
      <style:table-row-properties style:row-height="12.8pt" style:use-optimal-row-height="false" fo:break-before="auto"/>
    </style:style>
    <style:style style:family="text" style:name="T1304">
      <style:text-properties fo:font-family="'Liberation Sans'" fo:font-size="10pt" fo:font-style="normal" style:text-underline-type="none" fo:font-weight="normal"/>
    </style:style>
    <style:style style:family="text" style:name="T1305">
      <style:text-properties fo:font-family="'Liberation Sans'" fo:font-size="10pt" fo:font-style="normal" style:text-underline-type="none" fo:font-weight="normal"/>
    </style:style>
    <style:style style:family="text" style:name="T1306">
      <style:text-properties fo:font-family="'Liberation Sans'" fo:font-size="10pt" fo:font-style="normal" style:text-underline-type="none" fo:font-weight="normal"/>
    </style:style>
    <style:style style:family="table-row" style:name="ro765">
      <style:table-row-properties style:row-height="12.8pt" style:use-optimal-row-height="false" fo:break-before="auto"/>
    </style:style>
    <style:style style:family="text" style:name="T1307">
      <style:text-properties fo:font-family="'Liberation Sans'" fo:font-size="10pt" fo:font-style="normal" style:text-underline-type="none" fo:font-weight="normal"/>
    </style:style>
    <style:style style:family="text" style:name="T1308">
      <style:text-properties fo:font-family="'Liberation Sans'" fo:font-size="10pt" fo:font-style="normal" style:text-underline-type="none" fo:font-weight="normal"/>
    </style:style>
    <style:style style:family="text" style:name="T1309">
      <style:text-properties fo:font-family="'Liberation Sans'" fo:font-size="10pt" fo:font-style="normal" style:text-underline-type="none" fo:font-weight="normal"/>
    </style:style>
    <style:style style:family="table-row" style:name="ro766">
      <style:table-row-properties style:row-height="12.8pt" style:use-optimal-row-height="false" fo:break-before="auto"/>
    </style:style>
    <style:style style:family="text" style:name="T1310">
      <style:text-properties fo:font-family="'Liberation Sans'" fo:font-size="10pt" fo:font-style="normal" style:text-underline-type="none" fo:font-weight="normal"/>
    </style:style>
    <style:style style:family="text" style:name="T1311">
      <style:text-properties fo:font-family="'Liberation Sans'" fo:font-size="10pt" fo:font-style="normal" style:text-underline-type="none" fo:font-weight="normal"/>
    </style:style>
    <style:style style:family="text" style:name="T1312">
      <style:text-properties fo:font-family="'Liberation Sans'" fo:font-size="10pt" fo:font-style="normal" style:text-underline-type="none" fo:font-weight="normal"/>
    </style:style>
    <style:style style:family="table-row" style:name="ro767">
      <style:table-row-properties style:row-height="12.8pt" style:use-optimal-row-height="false" fo:break-before="auto"/>
    </style:style>
    <style:style style:family="text" style:name="T1313">
      <style:text-properties fo:font-family="'Liberation Sans'" fo:font-size="10pt" fo:font-style="normal" style:text-underline-type="none" fo:font-weight="normal"/>
    </style:style>
    <style:style style:family="text" style:name="T1314">
      <style:text-properties fo:font-family="'Liberation Sans'" fo:font-size="10pt" fo:font-style="normal" style:text-underline-type="none" fo:font-weight="normal"/>
    </style:style>
    <style:style style:family="text" style:name="T1315">
      <style:text-properties fo:font-family="'Liberation Sans'" fo:font-size="10pt" fo:font-style="normal" style:text-underline-type="none" fo:font-weight="normal"/>
    </style:style>
    <style:style style:family="table-row" style:name="ro768">
      <style:table-row-properties style:row-height="12.8pt" style:use-optimal-row-height="false" fo:break-before="auto"/>
    </style:style>
    <style:style style:family="text" style:name="T1316">
      <style:text-properties fo:font-family="'Liberation Sans'" fo:font-size="10pt" fo:font-style="normal" style:text-underline-type="none" fo:font-weight="normal"/>
    </style:style>
    <style:style style:family="text" style:name="T1317">
      <style:text-properties fo:font-family="'Liberation Sans'" fo:font-size="10pt" fo:font-style="normal" style:text-underline-type="none" fo:font-weight="normal"/>
    </style:style>
    <style:style style:family="text" style:name="T1318">
      <style:text-properties fo:font-family="'Liberation Sans'" fo:font-size="10pt" fo:font-style="normal" style:text-underline-type="none" fo:font-weight="normal"/>
    </style:style>
    <style:style style:family="table-row" style:name="ro769">
      <style:table-row-properties style:row-height="12.8pt" style:use-optimal-row-height="false" fo:break-before="auto"/>
    </style:style>
    <style:style style:family="text" style:name="T1319">
      <style:text-properties fo:font-family="'Liberation Sans'" fo:font-size="10pt" fo:font-style="normal" style:text-underline-type="none" fo:font-weight="normal"/>
    </style:style>
    <style:style style:family="text" style:name="T1320">
      <style:text-properties fo:font-family="'Liberation Sans'" fo:font-size="10pt" fo:font-style="normal" style:text-underline-type="none" fo:font-weight="normal"/>
    </style:style>
    <style:style style:family="text" style:name="T1321">
      <style:text-properties fo:font-family="'Liberation Sans'" fo:font-size="10pt" fo:font-style="normal" style:text-underline-type="none" fo:font-weight="normal"/>
    </style:style>
    <style:style style:family="table-row" style:name="ro770">
      <style:table-row-properties style:row-height="12.8pt" style:use-optimal-row-height="false" fo:break-before="auto"/>
    </style:style>
    <style:style style:family="text" style:name="T1322">
      <style:text-properties fo:font-family="'Liberation Sans'" fo:font-size="10pt" fo:font-style="normal" style:text-underline-type="none" fo:font-weight="normal"/>
    </style:style>
    <style:style style:family="text" style:name="T1323">
      <style:text-properties fo:font-family="'Liberation Sans'" fo:font-size="10pt" fo:font-style="normal" style:text-underline-type="none" fo:font-weight="normal"/>
    </style:style>
    <style:style style:family="text" style:name="T1324">
      <style:text-properties fo:font-family="'Liberation Sans'" fo:font-size="10pt" fo:font-style="normal" style:text-underline-type="none" fo:font-weight="normal"/>
    </style:style>
    <style:style style:family="table-row" style:name="ro771">
      <style:table-row-properties style:row-height="12.8pt" style:use-optimal-row-height="false" fo:break-before="auto"/>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ext" style:name="T1327">
      <style:text-properties fo:font-family="'Liberation Sans'" fo:font-size="10pt" fo:font-style="normal" style:text-underline-type="none" fo:font-weight="normal"/>
    </style:style>
    <style:style style:family="table-row" style:name="ro772">
      <style:table-row-properties style:row-height="12.8pt" style:use-optimal-row-height="false" fo:break-before="auto"/>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able-row" style:name="ro773">
      <style:table-row-properties style:row-height="12.8pt" style:use-optimal-row-height="false" fo:break-before="auto"/>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ext" style:name="T1333">
      <style:text-properties fo:font-family="'Liberation Sans'" fo:font-size="10pt" fo:font-style="normal" style:text-underline-type="none" fo:font-weight="normal"/>
    </style:style>
    <style:style style:family="table-row" style:name="ro774">
      <style:table-row-properties style:row-height="12.8pt" style:use-optimal-row-height="false" fo:break-before="auto"/>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able-row" style:name="ro775">
      <style:table-row-properties style:row-height="12.8pt" style:use-optimal-row-height="false" fo:break-before="auto"/>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ext" style:name="T1339">
      <style:text-properties fo:font-family="'Liberation Sans'" fo:font-size="10pt" fo:font-style="normal" style:text-underline-type="none" fo:font-weight="normal"/>
    </style:style>
    <style:style style:family="table-row" style:name="ro776">
      <style:table-row-properties style:row-height="12.8pt" style:use-optimal-row-height="false" fo:break-before="auto"/>
    </style:style>
    <style:style style:family="text" style:name="T1340">
      <style:text-properties fo:font-family="'Liberation Sans'" fo:font-size="10pt" fo:font-style="normal" style:text-underline-type="none" fo:font-weight="normal"/>
    </style:style>
    <style:style style:family="text" style:name="T1341">
      <style:text-properties fo:font-family="'Liberation Sans'" fo:font-size="10pt" fo:font-style="normal" style:text-underline-type="none" fo:font-weight="normal"/>
    </style:style>
    <style:style style:family="text" style:name="T1342">
      <style:text-properties fo:font-family="'Liberation Sans'" fo:font-size="10pt" fo:font-style="normal" style:text-underline-type="none" fo:font-weight="normal"/>
    </style:style>
    <style:style style:family="table-row" style:name="ro777">
      <style:table-row-properties style:row-height="12.8pt" style:use-optimal-row-height="false" fo:break-before="auto"/>
    </style:style>
    <style:style style:family="text" style:name="T1343">
      <style:text-properties fo:font-family="'Liberation Sans'" fo:font-size="10pt" fo:font-style="normal" style:text-underline-type="none" fo:font-weight="normal"/>
    </style:style>
    <style:style style:family="text" style:name="T1344">
      <style:text-properties fo:font-family="'Liberation Sans'" fo:font-size="10pt" fo:font-style="normal" style:text-underline-type="none" fo:font-weight="normal"/>
    </style:style>
    <style:style style:family="text" style:name="T1345">
      <style:text-properties fo:font-family="'Liberation Sans'" fo:font-size="10pt" fo:font-style="normal" style:text-underline-type="none" fo:font-weight="normal"/>
    </style:style>
    <style:style style:family="table-row" style:name="ro778">
      <style:table-row-properties style:row-height="12.8pt" style:use-optimal-row-height="false" fo:break-before="auto"/>
    </style:style>
    <style:style style:family="text" style:name="T1346">
      <style:text-properties fo:font-family="'Liberation Sans'" fo:font-size="10pt" fo:font-style="normal" style:text-underline-type="none" fo:font-weight="normal"/>
    </style:style>
    <style:style style:family="text" style:name="T1347">
      <style:text-properties fo:font-family="'Liberation Sans'" fo:font-size="10pt" fo:font-style="normal" style:text-underline-type="none" fo:font-weight="normal"/>
    </style:style>
    <style:style style:family="text" style:name="T1348">
      <style:text-properties fo:font-family="'Liberation Sans'" fo:font-size="10pt" fo:font-style="normal" style:text-underline-type="none" fo:font-weight="normal"/>
    </style:style>
    <style:style style:family="table-row" style:name="ro779">
      <style:table-row-properties style:row-height="12.8pt" style:use-optimal-row-height="false" fo:break-before="auto"/>
    </style:style>
    <style:style style:family="text" style:name="T1349">
      <style:text-properties fo:font-family="'Liberation Sans'" fo:font-size="10pt" fo:font-style="normal" style:text-underline-type="none" fo:font-weight="normal"/>
    </style:style>
    <style:style style:family="text" style:name="T1350">
      <style:text-properties fo:font-family="'Liberation Sans'" fo:font-size="10pt" fo:font-style="normal" style:text-underline-type="none" fo:font-weight="normal"/>
    </style:style>
    <style:style style:family="text" style:name="T1351">
      <style:text-properties fo:font-family="'Liberation Sans'" fo:font-size="10pt" fo:font-style="normal" style:text-underline-type="none" fo:font-weight="normal"/>
    </style:style>
    <style:style style:family="table-row" style:name="ro780">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ext" style:name="T1353">
      <style:text-properties fo:font-family="'Liberation Sans'" fo:font-size="10pt" fo:font-style="normal" style:text-underline-type="none" fo:font-weight="normal"/>
    </style:style>
    <style:style style:family="text" style:name="T1354">
      <style:text-properties fo:font-family="'Liberation Sans'" fo:font-size="10pt" fo:font-style="normal" style:text-underline-type="none" fo:font-weight="normal"/>
    </style:style>
    <style:style style:family="table-row" style:name="ro781">
      <style:table-row-properties style:row-height="12.8pt" style:use-optimal-row-height="false" fo:break-before="auto"/>
    </style:style>
    <style:style style:family="text" style:name="T1355">
      <style:text-properties fo:font-family="'Liberation Sans'" fo:font-size="10pt" fo:font-style="normal" style:text-underline-type="none" fo:font-weight="normal"/>
    </style:style>
    <style:style style:family="text" style:name="T1356">
      <style:text-properties fo:font-family="'Liberation Sans'" fo:font-size="10pt" fo:font-style="normal" style:text-underline-type="none" fo:font-weight="normal"/>
    </style:style>
    <style:style style:family="text" style:name="T1357">
      <style:text-properties fo:font-family="'Liberation Sans'" fo:font-size="10pt" fo:font-style="normal" style:text-underline-type="none" fo:font-weight="normal"/>
    </style:style>
    <style:style style:family="table-row" style:name="ro782">
      <style:table-row-properties style:row-height="12.8pt" style:use-optimal-row-height="false" fo:break-before="auto"/>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ext" style:name="T1360">
      <style:text-properties fo:font-family="'Liberation Sans'" fo:font-size="10pt" fo:font-style="normal" style:text-underline-type="none" fo:font-weight="normal"/>
    </style:style>
    <style:style style:family="table-row" style:name="ro783">
      <style:table-row-properties style:row-height="12.8pt" style:use-optimal-row-height="false" fo:break-before="auto"/>
    </style:style>
    <style:style style:family="text" style:name="T1361">
      <style:text-properties fo:font-family="'Liberation Sans'" fo:font-size="10pt" fo:font-style="normal" style:text-underline-type="none" fo:font-weight="normal"/>
    </style:style>
    <style:style style:family="text" style:name="T1362">
      <style:text-properties fo:font-family="'Liberation Sans'" fo:font-size="10pt" fo:font-style="normal" style:text-underline-type="none" fo:font-weight="normal"/>
    </style:style>
    <style:style style:family="text" style:name="T1363">
      <style:text-properties fo:font-family="'Liberation Sans'" fo:font-size="10pt" fo:font-style="normal" style:text-underline-type="none" fo:font-weight="normal"/>
    </style:style>
    <style:style style:family="table-row" style:name="ro784">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ext" style:name="T1366">
      <style:text-properties fo:font-family="'Liberation Sans'" fo:font-size="10pt" fo:font-style="normal" style:text-underline-type="none" fo:font-weight="normal"/>
    </style:style>
    <style:style style:family="table-row" style:name="ro785">
      <style:table-row-properties style:row-height="12.8pt" style:use-optimal-row-height="false" fo:break-before="auto"/>
    </style:style>
    <style:style style:family="text" style:name="T1367">
      <style:text-properties fo:font-family="'Liberation Sans'" fo:font-size="10pt" fo:font-style="normal" style:text-underline-type="none" fo:font-weight="normal"/>
    </style:style>
    <style:style style:family="text" style:name="T1368">
      <style:text-properties fo:font-family="'Liberation Sans'" fo:font-size="10pt" fo:font-style="normal" style:text-underline-type="none" fo:font-weight="normal"/>
    </style:style>
    <style:style style:family="text" style:name="T1369">
      <style:text-properties fo:font-family="'Liberation Sans'" fo:font-size="10pt" fo:font-style="normal" style:text-underline-type="none" fo:font-weight="normal"/>
    </style:style>
    <style:style style:family="table-row" style:name="ro786">
      <style:table-row-properties style:row-height="12.8pt" style:use-optimal-row-height="false" fo:break-before="auto"/>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ext" style:name="T1372">
      <style:text-properties fo:font-family="'Liberation Sans'" fo:font-size="10pt" fo:font-style="normal" style:text-underline-type="none" fo:font-weight="normal"/>
    </style:style>
    <style:style style:family="table-row" style:name="ro787">
      <style:table-row-properties style:row-height="12.8pt" style:use-optimal-row-height="false" fo:break-before="auto"/>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able-row" style:name="ro788">
      <style:table-row-properties style:row-height="12.8pt" style:use-optimal-row-height="false" fo:break-before="auto"/>
    </style:style>
    <style:style style:master-page-name="MasterPage9" style:family="table" style:name="ta9">
      <style:table-properties table:display="true"/>
    </style:style>
    <style:style style:family="table-column" style:name="co91">
      <style:table-column-properties style:column-width="1.746cm" loext:column-width-sym="8.664" fo:break-before="auto"/>
    </style:style>
    <style:style style:family="table-row" style:name="ro789">
      <style:table-row-properties style:row-height="0.4498cm" fo:break-before="auto"/>
    </style:style>
    <style:style style:family="table-column" style:name="co92">
      <style:table-column-properties style:column-width="3.202cm" style:use-optimal-column-width="false" loext:column-width-sym="16.5816" fo:break-before="auto"/>
    </style:style>
    <style:style style:family="table-column" style:name="co93">
      <style:table-column-properties style:column-width="2.567cm" style:use-optimal-column-width="false" loext:column-width-sym="13.2104" fo:break-before="auto"/>
    </style:style>
    <style:style style:family="table-column" style:name="co94">
      <style:table-column-properties style:column-width="3.122cm" style:use-optimal-column-width="false" loext:column-width-sym="16.1994" fo:break-before="auto"/>
    </style:style>
    <style:style style:family="table-column" style:name="co95">
      <style:table-column-properties style:column-width="2.355cm" style:use-optimal-column-width="false" loext:column-width-sym="12.0148" fo:break-before="auto"/>
    </style:style>
    <style:style style:family="table-column" style:name="co96">
      <style:table-column-properties style:column-width="2.778cm" style:use-optimal-column-width="false" loext:column-width-sym="14.2492" fo:break-before="auto"/>
    </style:style>
    <style:style style:family="table-column" style:name="co97">
      <style:table-column-properties style:column-width="2.884cm" style:use-optimal-column-width="false" loext:column-width-sym="14.896" fo:break-before="auto"/>
    </style:style>
    <style:style style:family="table-column" style:name="co98">
      <style:table-column-properties style:column-width="3.175cm" style:use-optimal-column-width="false" loext:column-width-sym="16.4542" fo:break-before="auto"/>
    </style:style>
    <style:style style:family="table-column" style:name="co99">
      <style:table-column-properties style:column-width="4.128cm" style:use-optimal-column-width="false" loext:column-width-sym="21.5992" fo:break-before="auto"/>
    </style:style>
    <style:style style:family="table-column" style:name="co100">
      <style:table-column-properties style:column-width="2.752cm" style:use-optimal-column-width="false" loext:column-width-sym="14.1218" fo:break-before="auto"/>
    </style:style>
    <style:style style:family="table-column" style:name="co101">
      <style:table-column-properties style:column-width="3.096cm" style:use-optimal-column-width="false" loext:column-width-sym="15.9348" fo:break-before="auto"/>
    </style:style>
    <style:style style:family="table-column" style:name="co102">
      <style:table-column-properties style:column-width="2.461cm" style:use-optimal-column-width="false" loext:column-width-sym="12.5636" fo:break-before="auto"/>
    </style:style>
    <style:style style:family="table-column" style:name="co103">
      <style:table-column-properties style:column-width="2.567cm" style:use-optimal-column-width="false" loext:column-width-sym="13.083" fo:break-before="auto"/>
    </style:style>
    <style:style style:family="table-column" style:name="co104">
      <style:table-column-properties style:column-width="1.323cm" style:use-optimal-column-width="false" loext:column-width-sym="6.4778" fo:break-before="auto"/>
    </style:style>
    <style:style style:family="table-column" style:name="co105">
      <style:table-column-properties style:column-width="2.831cm" style:use-optimal-column-width="false" loext:column-width-sym="14.5138" fo:break-before="auto"/>
    </style:style>
    <style:style style:family="table-column" style:name="co106">
      <style:table-column-properties style:column-width="3.069cm" style:use-optimal-column-width="false" loext:column-width-sym="15.8074" fo:break-before="auto"/>
    </style:style>
    <style:style style:family="table-column" style:name="co107">
      <style:table-column-properties style:column-width="8.308cm" style:use-optimal-column-width="false" loext:column-width-sym="44.1784" fo:break-before="auto"/>
    </style:style>
    <style:style style:family="table-column" style:name="co108">
      <style:table-column-properties style:column-width="1.773cm" style:use-optimal-column-width="false" loext:column-width-sym="8.8102" fo:break-before="auto"/>
    </style:style>
    <style:style style:family="table-column" style:name="co109">
      <style:table-column-properties style:column-width="1.588cm" style:use-optimal-column-width="false" loext:column-width-sym="7.8988" fo:break-before="auto"/>
    </style:style>
    <style:style style:family="table-row" style:name="ro790">
      <style:table-row-properties style:row-height="12.8pt" style:use-optimal-row-height="false" fo:break-before="auto"/>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ext" style:name="T1379">
      <style:text-properties fo:font-family="'Liberation Sans'" fo:font-size="10pt" fo:font-style="normal" style:text-underline-type="none" fo:font-weight="normal"/>
    </style:style>
    <style:style style:family="text" style:name="T1380">
      <style:text-properties fo:font-family="'Liberation Sans'" fo:font-size="10pt" fo:font-style="normal" style:text-underline-type="none" fo:font-weight="normal"/>
    </style:style>
    <style:style style:family="text" style:name="T1381">
      <style:text-properties fo:font-family="'Liberation Sans'" fo:font-size="10pt" fo:font-style="normal" style:text-underline-type="none" fo:font-weight="normal"/>
    </style:style>
    <style:style style:family="text" style:name="T1382">
      <style:text-properties fo:font-family="'Liberation Sans'" fo:font-size="10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ext" style:name="T1384">
      <style:text-properties fo:font-family="'Liberation Sans'" fo:font-size="10pt" fo:font-style="normal" style:text-underline-type="none" fo:font-weight="normal"/>
    </style:style>
    <style:style style:family="text" style:name="T1385">
      <style:text-properties fo:font-family="'Liberation Sans'" fo:font-size="10pt" fo:font-style="normal" style:text-underline-type="none" fo:font-weight="normal"/>
    </style:style>
    <style:style style:family="text" style:name="T1386">
      <style:text-properties fo:font-family="'Liberation Sans'" fo:font-size="10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ext" style:name="T1388">
      <style:text-properties fo:font-family="'Liberation Sans'" fo:font-size="10pt" fo:font-style="normal" style:text-underline-type="none" fo:font-weight="normal"/>
    </style:style>
    <style:style style:family="text" style:name="T1389">
      <style:text-properties fo:font-family="'Liberation Sans'" fo:font-size="10pt" fo:font-style="normal" style:text-underline-type="none" fo:font-weight="normal"/>
    </style:style>
    <style:style style:family="text" style:name="T1390">
      <style:text-properties fo:font-family="'Liberation Sans'" fo:font-size="10pt" fo:font-style="normal" style:text-underline-type="none" fo:font-weight="normal"/>
    </style:style>
    <style:style style:family="text" style:name="T1391">
      <style:text-properties fo:font-family="'Liberation Sans'" fo:font-size="10pt" fo:font-style="normal" style:text-underline-type="none" fo:font-weight="normal"/>
    </style:style>
    <style:style style:family="table-row" style:name="ro791">
      <style:table-row-properties style:row-height="12.8pt" style:use-optimal-row-height="false" fo:break-before="auto"/>
    </style:style>
    <style:style style:family="text" style:name="T1392">
      <style:text-properties fo:color="#9C0006" fo:font-family="'Liberation Sans'" fo:font-size="11pt" fo:font-style="normal" style:text-underline-type="none" fo:font-weight="normal"/>
    </style:style>
    <style:style style:family="text" style:name="T1393">
      <style:text-properties fo:color="#9C0006" fo:font-family="'Liberation Sans'" fo:font-size="11pt" fo:font-style="normal" style:text-underline-type="none" fo:font-weight="normal"/>
    </style:style>
    <style:style style:family="text" style:name="T1394">
      <style:text-properties fo:color="#9C0006" fo:font-family="'Liberation Sans'" fo:font-size="11pt" fo:font-style="normal" style:text-underline-type="none" fo:font-weight="normal"/>
    </style:style>
    <style:style style:family="text" style:name="T1395">
      <style:text-properties fo:font-family="'Liberation Sans'" fo:font-size="10pt" fo:font-style="normal" style:text-underline-type="none" fo:font-weight="normal"/>
    </style:style>
    <style:style style:family="text" style:name="T1396">
      <style:text-properties fo:font-family="'Liberation Sans'" fo:font-size="10pt" fo:font-style="normal" style:text-underline-type="none" fo:font-weight="normal"/>
    </style:style>
    <style:style style:family="table-row" style:name="ro792">
      <style:table-row-properties style:row-height="12.8pt" style:use-optimal-row-height="false" fo:break-before="auto"/>
    </style:style>
    <style:style style:family="text" style:name="T1397">
      <style:text-properties fo:color="#9C6500" fo:font-family="'Liberation Sans'" fo:font-size="11pt" fo:font-style="normal" style:text-underline-type="none" fo:font-weight="normal"/>
    </style:style>
    <style:style style:family="text" style:name="T1398">
      <style:text-properties fo:color="#9C6500" fo:font-family="'Liberation Sans'" fo:font-size="11pt" fo:font-style="normal" style:text-underline-type="none" fo:font-weight="normal"/>
    </style:style>
    <style:style style:family="text" style:name="T1399">
      <style:text-properties fo:color="#9C6500" fo:font-family="'Liberation Sans'" fo:font-size="11pt" fo:font-style="normal" style:text-underline-type="none" fo:font-weight="normal"/>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able-row" style:name="ro793">
      <style:table-row-properties style:row-height="12.8pt" style:use-optimal-row-height="false" fo:break-before="auto"/>
    </style:style>
    <style:style style:family="text" style:name="T1402">
      <style:text-properties fo:color="#006100" fo:font-family="'Liberation Sans'" fo:font-size="11pt" fo:font-style="normal" style:text-underline-type="none" fo:font-weight="normal"/>
    </style:style>
    <style:style style:family="text" style:name="T1403">
      <style:text-properties fo:color="#006100" fo:font-family="'Liberation Sans'" fo:font-size="11pt" fo:font-style="normal" style:text-underline-type="none" fo:font-weight="normal"/>
    </style:style>
    <style:style style:family="text" style:name="T1404">
      <style:text-properties fo:color="#006100" fo:font-family="'Liberation Sans'" fo:font-size="11pt" fo:font-style="normal" style:text-underline-type="none" fo:font-weight="normal"/>
    </style:style>
    <style:style style:family="text" style:name="T1405">
      <style:text-properties fo:font-family="'Liberation Sans'" fo:font-size="10pt" fo:font-style="normal" style:text-underline-type="none" fo:font-weight="normal"/>
    </style:style>
    <style:style style:family="text" style:name="T1406">
      <style:text-properties fo:font-family="'Liberation Sans'" fo:font-size="10pt" fo:font-style="normal" style:text-underline-type="none" fo:font-weight="normal"/>
    </style:style>
    <style:style style:family="table-row" style:name="ro794">
      <style:table-row-properties style:row-height="12.8pt" style:use-optimal-row-height="false" fo:break-before="auto"/>
    </style:style>
    <style:style style:family="text" style:name="T1407">
      <style:text-properties fo:font-family="'Liberation Sans'" fo:font-size="10pt" fo:font-style="normal" style:text-underline-type="none" fo:font-weight="normal"/>
    </style:style>
    <style:style style:family="text" style:name="T1408">
      <style:text-properties fo:font-family="'Liberation Sans'" fo:font-size="10pt" fo:font-style="normal" style:text-underline-type="none" fo:font-weight="normal"/>
    </style:style>
    <style:style style:family="text" style:name="T1409">
      <style:text-properties fo:font-family="'Liberation Sans'" fo:font-size="10pt" fo:font-style="normal" style:text-underline-type="none" fo:font-weight="normal"/>
    </style:style>
    <style:style style:family="text" style:name="T1410">
      <style:text-properties fo:font-family="'Liberation Sans'" fo:font-size="10pt" fo:font-style="normal" style:text-underline-type="none" fo:font-weight="normal"/>
    </style:style>
    <style:style style:family="text" style:name="T1411">
      <style:text-properties fo:font-family="'Liberation Sans'" fo:font-size="10pt" fo:font-style="normal" style:text-underline-type="none" fo:font-weight="normal"/>
    </style:style>
    <style:style style:family="table-row" style:name="ro795">
      <style:table-row-properties style:row-height="12.8pt" style:use-optimal-row-height="false" fo:break-before="auto"/>
    </style:style>
    <style:style style:family="text" style:name="T1412">
      <style:text-properties fo:font-family="'Liberation Sans'" fo:font-size="10pt" fo:font-style="normal" style:text-underline-type="none" fo:font-weight="normal"/>
    </style:style>
    <style:style style:family="text" style:name="T1413">
      <style:text-properties fo:font-family="'Liberation Sans'" fo:font-size="10pt" fo:font-style="normal" style:text-underline-type="none" fo:font-weight="normal"/>
    </style:style>
    <style:style style:family="text" style:name="T1414">
      <style:text-properties fo:font-family="'Liberation Sans'" fo:font-size="10pt" fo:font-style="normal" style:text-underline-type="none" fo:font-weight="normal"/>
    </style:style>
    <style:style style:family="text" style:name="T1415">
      <style:text-properties fo:font-family="'Liberation Sans'" fo:font-size="10pt" fo:font-style="normal" style:text-underline-type="none" fo:font-weight="normal"/>
    </style:style>
    <style:style style:family="text" style:name="T1416">
      <style:text-properties fo:font-family="'Liberation Sans'" fo:font-size="10pt" fo:font-style="normal" style:text-underline-type="none" fo:font-weight="normal"/>
    </style:style>
    <style:style style:family="table-row" style:name="ro796">
      <style:table-row-properties style:row-height="12.8pt" style:use-optimal-row-height="false" fo:break-before="auto"/>
    </style:style>
    <style:style style:family="text" style:name="T1417">
      <style:text-properties fo:font-family="'Liberation Sans'" fo:font-size="10pt" fo:font-style="normal" style:text-underline-type="none" fo:font-weight="normal"/>
    </style:style>
    <style:style style:family="text" style:name="T1418">
      <style:text-properties fo:font-family="'Liberation Sans'" fo:font-size="10pt" fo:font-style="normal" style:text-underline-type="none" fo:font-weight="normal"/>
    </style:style>
    <style:style style:family="text" style:name="T1419">
      <style:text-properties fo:font-family="'Liberation Sans'" fo:font-size="10pt" fo:font-style="normal" style:text-underline-type="none" fo:font-weight="normal"/>
    </style:style>
    <style:style style:family="text" style:name="T1420">
      <style:text-properties fo:font-family="'Liberation Sans'" fo:font-size="10pt" fo:font-style="normal" style:text-underline-type="none" fo:font-weight="normal"/>
    </style:style>
    <style:style style:family="text" style:name="T1421">
      <style:text-properties fo:font-family="'Liberation Sans'" fo:font-size="10pt" fo:font-style="normal" style:text-underline-type="none" fo:font-weight="normal"/>
    </style:style>
    <style:style style:family="table-row" style:name="ro797">
      <style:table-row-properties style:row-height="12.8pt" style:use-optimal-row-height="false" fo:break-before="auto"/>
    </style:style>
    <style:style style:family="text" style:name="T1422">
      <style:text-properties fo:font-family="'Liberation Sans'" fo:font-size="10pt" fo:font-style="normal" style:text-underline-type="none" fo:font-weight="normal"/>
    </style:style>
    <style:style style:family="text" style:name="T1423">
      <style:text-properties fo:font-family="'Liberation Sans'" fo:font-size="10pt" fo:font-style="normal" style:text-underline-type="none" fo:font-weight="normal"/>
    </style:style>
    <style:style style:family="text" style:name="T1424">
      <style:text-properties fo:font-family="'Liberation Sans'" fo:font-size="10pt" fo:font-style="normal" style:text-underline-type="none" fo:font-weight="normal"/>
    </style:style>
    <style:style style:family="text" style:name="T1425">
      <style:text-properties fo:font-family="'Liberation Sans'" fo:font-size="10pt" fo:font-style="normal" style:text-underline-type="none" fo:font-weight="normal"/>
    </style:style>
    <style:style style:family="text" style:name="T1426">
      <style:text-properties fo:font-family="'Liberation Sans'" fo:font-size="10pt" fo:font-style="normal" style:text-underline-type="none" fo:font-weight="normal"/>
    </style:style>
    <style:style style:family="table-row" style:name="ro798">
      <style:table-row-properties style:row-height="12.8pt" style:use-optimal-row-height="false" fo:break-before="auto"/>
    </style:style>
    <style:style style:family="text" style:name="T1427">
      <style:text-properties fo:font-family="'Liberation Sans'" fo:font-size="10pt" fo:font-style="normal" style:text-underline-type="none" fo:font-weight="normal"/>
    </style:style>
    <style:style style:family="text" style:name="T1428">
      <style:text-properties fo:font-family="'Liberation Sans'" fo:font-size="10pt" fo:font-style="normal" style:text-underline-type="none" fo:font-weight="normal"/>
    </style:style>
    <style:style style:family="text" style:name="T1429">
      <style:text-properties fo:font-family="'Liberation Sans'" fo:font-size="10pt" fo:font-style="normal" style:text-underline-type="none" fo:font-weight="normal"/>
    </style:style>
    <style:style style:family="text" style:name="T1430">
      <style:text-properties fo:font-family="'Liberation Sans'" fo:font-size="10pt" fo:font-style="normal" style:text-underline-type="none" fo:font-weight="normal"/>
    </style:style>
    <style:style style:family="text" style:name="T1431">
      <style:text-properties fo:font-family="'Liberation Sans'" fo:font-size="10pt" fo:font-style="normal" style:text-underline-type="none" fo:font-weight="normal"/>
    </style:style>
    <style:style style:family="table-row" style:name="ro799">
      <style:table-row-properties style:row-height="12.8pt" style:use-optimal-row-height="false" fo:break-before="auto"/>
    </style:style>
    <style:style style:family="text" style:name="T1432">
      <style:text-properties fo:color="#9C0006" fo:font-family="'Liberation Sans'" fo:font-size="11pt" fo:font-style="normal" style:text-underline-type="none" fo:font-weight="normal"/>
    </style:style>
    <style:style style:family="text" style:name="T1433">
      <style:text-properties fo:color="#9C0006" fo:font-family="'Liberation Sans'" fo:font-size="11pt" fo:font-style="normal" style:text-underline-type="none" fo:font-weight="normal"/>
    </style:style>
    <style:style style:family="text" style:name="T1434">
      <style:text-properties fo:color="#9C0006" fo:font-family="'Liberation Sans'" fo:font-size="11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able-row" style:name="ro800">
      <style:table-row-properties style:row-height="12.8pt" style:use-optimal-row-height="false" fo:break-before="auto"/>
    </style:style>
    <style:style style:family="text" style:name="T1437">
      <style:text-properties fo:color="#006100" fo:font-family="'Liberation Sans'" fo:font-size="11pt" fo:font-style="normal" style:text-underline-type="none" fo:font-weight="normal"/>
    </style:style>
    <style:style style:family="text" style:name="T1438">
      <style:text-properties fo:color="#006100" fo:font-family="'Liberation Sans'" fo:font-size="11pt" fo:font-style="normal" style:text-underline-type="none" fo:font-weight="normal"/>
    </style:style>
    <style:style style:family="text" style:name="T1439">
      <style:text-properties fo:color="#006100" fo:font-family="'Liberation Sans'" fo:font-size="11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able-row" style:name="ro801">
      <style:table-row-properties style:row-height="12.8pt" style:use-optimal-row-height="false" fo:break-before="auto"/>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ext" style:name="T1444">
      <style:text-properties fo:font-family="'Liberation Sans'" fo:font-size="10pt" fo:font-style="normal" style:text-underline-type="none" fo:font-weight="normal"/>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able-row" style:name="ro802">
      <style:table-row-properties style:row-height="12.8pt" style:use-optimal-row-height="false" fo:break-before="auto"/>
    </style:style>
    <style:style style:family="text" style:name="T1447">
      <style:text-properties fo:font-family="'Liberation Sans'" fo:font-size="10pt" fo:font-style="normal" style:text-underline-type="none" fo:font-weight="normal"/>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ext" style:name="T1451">
      <style:text-properties fo:font-family="'Liberation Sans'" fo:font-size="10pt" fo:font-style="normal" style:text-underline-type="none" fo:font-weight="normal"/>
    </style:style>
    <style:style style:family="table-row" style:name="ro803">
      <style:table-row-properties style:row-height="12.8pt" style:use-optimal-row-height="false" fo:break-before="auto"/>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ext" style:name="T1456">
      <style:text-properties fo:font-family="'Liberation Sans'" fo:font-size="10pt" fo:font-style="normal" style:text-underline-type="none" fo:font-weight="normal"/>
    </style:style>
    <style:style style:family="table-row" style:name="ro804">
      <style:table-row-properties style:row-height="12.8pt" style:use-optimal-row-height="false" fo:break-before="auto"/>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ext" style:name="T1459">
      <style:text-properties fo:font-family="'Liberation Sans'" fo:font-size="10pt" fo:font-style="normal" style:text-underline-type="none" fo:font-weight="normal"/>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able-row" style:name="ro805">
      <style:table-row-properties style:row-height="12.8pt" style:use-optimal-row-height="false" fo:break-before="auto"/>
    </style:style>
    <style:style style:family="text" style:name="T1462">
      <style:text-properties fo:font-family="'Liberation Sans'" fo:font-size="10pt" fo:font-style="normal" style:text-underline-type="none" fo:font-weight="normal"/>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able-row" style:name="ro806">
      <style:table-row-properties style:row-height="13.85pt" style:use-optimal-row-height="false" fo:break-before="auto"/>
    </style:style>
    <style:style style:family="text" style:name="T1467">
      <style:text-properties fo:color="#9C6500" fo:font-family="'Liberation Sans'" fo:font-size="11pt" fo:font-style="normal" style:text-underline-type="none" fo:font-weight="normal"/>
    </style:style>
    <style:style style:family="text" style:name="T1468">
      <style:text-properties fo:color="#9C6500" fo:font-family="'Liberation Sans'" fo:font-size="11pt" fo:font-style="normal" style:text-underline-type="none" fo:font-weight="normal"/>
    </style:style>
    <style:style style:family="text" style:name="T1469">
      <style:text-properties fo:color="#9C6500" fo:font-family="'Liberation Sans'" fo:font-size="11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able-row" style:name="ro807">
      <style:table-row-properties style:row-height="12.8pt" style:use-optimal-row-height="false" fo:break-before="auto"/>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ext" style:name="T1475">
      <style:text-properties fo:font-family="'Liberation Sans'" fo:font-size="10pt" fo:font-style="normal" style:text-underline-type="none" fo:font-weight="normal"/>
    </style:style>
    <style:style style:family="table-row" style:name="ro808">
      <style:table-row-properties style:row-height="13.85pt" style:use-optimal-row-height="false" fo:break-before="auto"/>
    </style:style>
    <style:style style:family="text" style:name="T1476">
      <style:text-properties fo:color="#006100" fo:font-family="'Liberation Sans'" fo:font-size="11pt" fo:font-style="normal" style:text-underline-type="none" fo:font-weight="normal"/>
    </style:style>
    <style:style style:family="text" style:name="T1477">
      <style:text-properties fo:color="#006100" fo:font-family="'Liberation Sans'" fo:font-size="11pt" fo:font-style="normal" style:text-underline-type="none" fo:font-weight="normal"/>
    </style:style>
    <style:style style:family="text" style:name="T1478">
      <style:text-properties fo:color="#006100" fo:font-family="'Liberation Sans'" fo:font-size="11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able-row" style:name="ro809">
      <style:table-row-properties style:row-height="13.85pt" style:use-optimal-row-height="false" fo:break-before="auto"/>
    </style:style>
    <style:style style:family="text" style:name="T1480">
      <style:text-properties fo:color="#9C6500" fo:font-family="'Liberation Sans'" fo:font-size="11pt" fo:font-style="normal" style:text-underline-type="none" fo:font-weight="normal"/>
    </style:style>
    <style:style style:family="text" style:name="T1481">
      <style:text-properties fo:color="#9C6500" fo:font-family="'Liberation Sans'" fo:font-size="11pt" fo:font-style="normal" style:text-underline-type="none" fo:font-weight="normal"/>
    </style:style>
    <style:style style:family="text" style:name="T1482">
      <style:text-properties fo:color="#9C6500" fo:font-family="'Liberation Sans'" fo:font-size="11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able-row" style:name="ro810">
      <style:table-row-properties style:row-height="11.95pt" style:use-optimal-row-height="false" fo:break-before="auto"/>
    </style:style>
    <style:style style:master-page-name="MasterPage10" style:family="table" style:name="ta10">
      <style:table-properties table:display="true"/>
    </style:style>
    <style:style style:family="table-column" style:name="co110">
      <style:table-column-properties style:column-width="1.746cm" loext:column-width-sym="8.664" fo:break-before="auto"/>
    </style:style>
    <style:style style:family="table-row" style:name="ro811">
      <style:table-row-properties style:row-height="0.4498cm" fo:break-before="auto"/>
    </style:style>
    <style:style style:family="table-column" style:name="co111">
      <style:table-column-properties style:column-width="6.139cm" style:use-optimal-column-width="false" loext:column-width-sym="32.4674" fo:break-before="auto"/>
    </style:style>
    <style:style style:family="table-column" style:name="co112">
      <style:table-column-properties style:column-width="4.604cm" style:use-optimal-column-width="false" loext:column-width-sym="24.0982" fo:break-before="auto"/>
    </style:style>
    <style:style style:family="table-column" style:name="co113">
      <style:table-column-properties style:column-width="1.879cm" style:use-optimal-column-width="false" loext:column-width-sym="9.457" fo:break-before="auto"/>
    </style:style>
    <style:style style:family="table-column" style:name="co114">
      <style:table-column-properties style:column-width="1.773cm" style:use-optimal-column-width="false" loext:column-width-sym="8.8102" fo:break-before="auto"/>
    </style:style>
    <style:style style:family="table-column" style:name="co115">
      <style:table-column-properties style:column-width="1.588cm" style:use-optimal-column-width="false" loext:column-width-sym="7.8988" fo:break-before="auto"/>
    </style:style>
    <style:style style:family="table-row" style:name="ro812">
      <style:table-row-properties style:row-height="12.8pt" style:use-optimal-row-height="false" fo:break-before="auto"/>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ext" style:name="T1496">
      <style:text-properties fo:font-family="'Liberation Sans'" fo:font-size="10pt" fo:font-style="normal" style:text-underline-type="none" fo:font-weight="normal"/>
    </style:style>
    <style:style style:family="table-row" style:name="ro813">
      <style:table-row-properties style:row-height="12.8pt" style:use-optimal-row-height="false" fo:break-before="auto"/>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able-row" style:name="ro814">
      <style:table-row-properties style:row-height="12.8pt" style:use-optimal-row-height="false" fo:break-before="auto"/>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able-row" style:name="ro815">
      <style:table-row-properties style:row-height="12.8pt" style:use-optimal-row-height="false" fo:break-before="auto"/>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able-row" style:name="ro816">
      <style:table-row-properties style:row-height="12.8pt" style:use-optimal-row-height="false" fo:break-before="auto"/>
    </style:style>
    <style:style style:family="text" style:name="T1503">
      <style:text-properties fo:font-family="'Liberation Sans'" fo:font-size="10pt" fo:font-style="normal" style:text-underline-type="none" fo:font-weight="normal"/>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ext" style:name="T1511">
      <style:text-properties fo:font-family="'Liberation Sans'" fo:font-size="10pt" fo:font-style="normal" style:text-underline-type="none" fo:font-weight="normal"/>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ext" style:name="T1514">
      <style:text-properties fo:font-family="'Liberation Sans'" fo:font-size="10pt" fo:font-style="normal" style:text-underline-type="none" fo:font-weight="normal"/>
    </style:style>
    <style:style style:family="table-row" style:name="ro817">
      <style:table-row-properties style:row-height="12.8pt" style:use-optimal-row-height="false" fo:break-before="auto"/>
    </style:style>
    <style:style style:family="text" style:name="T1515">
      <style:text-properties fo:font-family="'Liberation Sans'" fo:font-size="10pt" fo:font-style="normal" style:text-underline-type="none" fo:font-weight="normal"/>
    </style:style>
    <style:style style:family="text" style:name="T1516">
      <style:text-properties fo:font-family="'Liberation Sans'" fo:font-size="10pt" fo:font-style="normal" style:text-underline-type="none" fo:font-weight="normal"/>
    </style:style>
    <style:style style:family="table-row" style:name="ro818">
      <style:table-row-properties style:row-height="12.8pt" style:use-optimal-row-height="false" fo:break-before="auto"/>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ext" style:name="T1523">
      <style:text-properties fo:font-family="'Liberation Sans'" fo:font-size="10pt" fo:font-style="normal" style:text-underline-type="none" fo:font-weight="normal"/>
    </style:style>
    <style:style style:family="text" style:name="T1524">
      <style:text-properties fo:font-family="'Liberation Sans'" fo:font-size="10pt" fo:font-style="normal" style:text-underline-type="none" fo:font-weight="normal"/>
    </style:style>
    <style:style style:family="table-row" style:name="ro819">
      <style:table-row-properties style:row-height="12.8pt" style:use-optimal-row-height="false" fo:break-before="auto"/>
    </style:style>
    <style:style style:family="text" style:name="T1525">
      <style:text-properties fo:font-family="'Liberation Sans'" fo:font-size="10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able-row" style:name="ro820">
      <style:table-row-properties style:row-height="12.8pt" style:use-optimal-row-height="false" fo:break-before="auto"/>
    </style:style>
    <style:style style:family="text" style:name="T1527">
      <style:text-properties fo:font-family="'Liberation Sans'" fo:font-size="10pt" fo:font-style="normal" style:text-underline-type="none" fo:font-weight="normal"/>
    </style:style>
    <style:style style:family="text" style:name="T1528">
      <style:text-properties fo:font-family="'Liberation Sans'" fo:font-size="10pt" fo:font-style="normal" style:text-underline-type="none" fo:font-weight="normal"/>
    </style:style>
    <style:style style:family="table-row" style:name="ro821">
      <style:table-row-properties style:row-height="12.8pt" style:use-optimal-row-height="false" fo:break-before="auto"/>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able-row" style:name="ro822">
      <style:table-row-properties style:row-height="12.8pt" style:use-optimal-row-height="false" fo:break-before="auto"/>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able-row" style:name="ro823">
      <style:table-row-properties style:row-height="12.8pt" style:use-optimal-row-height="false" fo:break-before="auto"/>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ext" style:name="T1535">
      <style:text-properties fo:font-family="'Liberation Sans'" fo:font-size="10pt" fo:font-style="normal" style:text-underline-type="none" fo:font-weight="normal"/>
    </style:style>
    <style:style style:family="text" style:name="T1536">
      <style:text-properties fo:font-family="'Liberation Sans'" fo:font-size="10pt" fo:font-style="normal" style:text-underline-type="none" fo:font-weight="normal"/>
    </style:style>
    <style:style style:family="text" style:name="T1537">
      <style:text-properties fo:font-family="'Liberation Sans'" fo:font-size="10pt" fo:font-style="normal" style:text-underline-type="none" fo:font-weight="normal"/>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able-row" style:name="ro824">
      <style:table-row-properties style:row-height="12.8pt" style:use-optimal-row-height="false" fo:break-before="auto"/>
    </style:style>
    <style:style style:family="text" style:name="T1541">
      <style:text-properties fo:font-family="'Liberation Sans'" fo:font-size="10pt" fo:font-style="normal" style:text-underline-type="none" fo:font-weight="normal"/>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ext" style:name="T1548">
      <style:text-properties fo:font-family="'Liberation Sans'" fo:font-size="10pt" fo:font-style="normal" style:text-underline-type="none" fo:font-weight="normal"/>
    </style:style>
    <style:style style:family="table-row" style:name="ro825">
      <style:table-row-properties style:row-height="12.8pt" style:use-optimal-row-height="false" fo:break-before="auto"/>
    </style:style>
    <style:style style:family="text" style:name="T1549">
      <style:text-properties fo:font-family="'Liberation Sans'" fo:font-size="10pt" fo:font-style="normal" style:text-underline-type="none" fo:font-weight="normal"/>
    </style:style>
    <style:style style:family="text" style:name="T1550">
      <style:text-properties fo:font-family="'Liberation Sans'" fo:font-size="10pt" fo:font-style="normal" style:text-underline-type="none" fo:font-weight="normal"/>
    </style:style>
    <style:style style:family="table-row" style:name="ro826">
      <style:table-row-properties style:row-height="12.8pt" style:use-optimal-row-height="false" fo:break-before="auto"/>
    </style:style>
    <style:style style:family="text" style:name="T1551">
      <style:text-properties fo:font-family="'Liberation Sans'" fo:font-size="10pt" fo:font-style="normal" style:text-underline-type="none" fo:font-weight="normal"/>
    </style:style>
    <style:style style:family="text" style:name="T1552">
      <style:text-properties fo:font-family="'Liberation Sans'" fo:font-size="10pt" fo:font-style="normal" style:text-underline-type="none" fo:font-weight="normal"/>
    </style:style>
    <style:style style:family="table-row" style:name="ro827">
      <style:table-row-properties style:row-height="12.8pt" style:use-optimal-row-height="false" fo:break-before="auto"/>
    </style:style>
    <style:style style:family="text" style:name="T1553">
      <style:text-properties fo:font-family="'Liberation Sans'" fo:font-size="10pt" fo:font-style="normal" style:text-underline-type="none" fo:font-weight="normal"/>
    </style:style>
    <style:style style:family="text" style:name="T1554">
      <style:text-properties fo:font-family="'Liberation Sans'" fo:font-size="10pt" fo:font-style="normal" style:text-underline-type="none" fo:font-weight="normal"/>
    </style:style>
    <style:style style:family="table-row" style:name="ro828">
      <style:table-row-properties style:row-height="12.8pt" style:use-optimal-row-height="false" fo:break-before="auto"/>
    </style:style>
    <style:style style:family="text" style:name="T1555">
      <style:text-properties fo:font-family="'Liberation Sans'" fo:font-size="10pt" fo:font-style="normal" style:text-underline-type="none" fo:font-weight="normal"/>
    </style:style>
    <style:style style:family="text" style:name="T1556">
      <style:text-properties fo:font-family="'Liberation Sans'" fo:font-size="10pt" fo:font-style="normal" style:text-underline-type="none" fo:font-weight="normal"/>
    </style:style>
    <style:style style:family="table-row" style:name="ro829">
      <style:table-row-properties style:row-height="12.8pt" style:use-optimal-row-height="false" fo:break-before="auto"/>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able-row" style:name="ro830">
      <style:table-row-properties style:row-height="12.8pt" style:use-optimal-row-height="false" fo:break-before="auto"/>
    </style:style>
    <style:style style:family="text" style:name="T1559">
      <style:text-properties fo:font-family="'Liberation Sans'" fo:font-size="10pt" fo:font-style="normal" style:text-underline-type="none" fo:font-weight="normal"/>
    </style:style>
    <style:style style:family="text" style:name="T1560">
      <style:text-properties fo:font-family="'Liberation Sans'" fo:font-size="10pt" fo:font-style="normal" style:text-underline-type="none" fo:font-weight="normal"/>
    </style:style>
    <style:style style:family="table-row" style:name="ro831">
      <style:table-row-properties style:row-height="12.8pt" style:use-optimal-row-height="false" fo:break-before="auto"/>
    </style:style>
    <style:style style:family="text" style:name="T1561">
      <style:text-properties fo:font-family="'Liberation Sans'" fo:font-size="10pt" fo:font-style="normal" style:text-underline-type="none" fo:font-weight="normal"/>
    </style:style>
    <style:style style:family="text" style:name="T1562">
      <style:text-properties fo:font-family="'Liberation Sans'" fo:font-size="10pt" fo:font-style="normal" style:text-underline-type="none" fo:font-weight="normal"/>
    </style:style>
    <style:style style:family="table-row" style:name="ro832">
      <style:table-row-properties style:row-height="12.8pt" style:use-optimal-row-height="false" fo:break-before="auto"/>
    </style:style>
    <style:style style:family="text" style:name="T1563">
      <style:text-properties fo:font-family="'Liberation Sans'" fo:font-size="10pt" fo:font-style="normal" style:text-underline-type="none" fo:font-weight="normal"/>
    </style:style>
    <style:style style:family="text" style:name="T1564">
      <style:text-properties fo:font-family="'Liberation Sans'" fo:font-size="10pt" fo:font-style="normal" style:text-underline-type="none" fo:font-weight="normal"/>
    </style:style>
    <style:style style:family="table-row" style:name="ro833">
      <style:table-row-properties style:row-height="12.8pt" style:use-optimal-row-height="false" fo:break-before="auto"/>
    </style:style>
    <style:style style:family="text" style:name="T1565">
      <style:text-properties fo:font-family="'Liberation Sans'" fo:font-size="10pt" fo:font-style="normal" style:text-underline-type="none" fo:font-weight="normal"/>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ext" style:name="T1570">
      <style:text-properties fo:font-family="'Liberation Sans'" fo:font-size="10pt" fo:font-style="normal" style:text-underline-type="none" fo:font-weight="normal"/>
    </style:style>
    <style:style style:family="text" style:name="T1571">
      <style:text-properties fo:font-family="'Liberation Sans'" fo:font-size="10pt" fo:font-style="normal" style:text-underline-type="none" fo:font-weight="normal"/>
    </style:style>
    <style:style style:family="text" style:name="T1572">
      <style:text-properties fo:font-family="'Liberation Sans'" fo:font-size="10pt" fo:font-style="normal" style:text-underline-type="none" fo:font-weight="normal"/>
    </style:style>
    <style:style style:family="table-row" style:name="ro834">
      <style:table-row-properties style:row-height="12.8pt" style:use-optimal-row-height="false" fo:break-before="auto"/>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able-row" style:name="ro835">
      <style:table-row-properties style:row-height="12.8pt" style:use-optimal-row-height="false" fo:break-before="auto"/>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able-row" style:name="ro836">
      <style:table-row-properties style:row-height="12.8pt" style:use-optimal-row-height="false" fo:break-before="auto"/>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able-row" style:name="ro837">
      <style:table-row-properties style:row-height="12.8pt" style:use-optimal-row-height="false" fo:break-before="auto"/>
    </style:style>
    <style:style style:family="text" style:name="T1579">
      <style:text-properties fo:font-family="'Liberation Sans'" fo:font-size="10pt" fo:font-style="normal" style:text-underline-type="none" fo:font-weight="normal"/>
    </style:style>
    <style:style style:family="text" style:name="T1580">
      <style:text-properties fo:font-family="'Liberation Sans'" fo:font-size="10pt" fo:font-style="normal" style:text-underline-type="none" fo:font-weight="normal"/>
    </style:style>
    <style:style style:family="table-row" style:name="ro838">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ext" style:name="T1582">
      <style:text-properties fo:font-family="'Liberation Sans'" fo:font-size="10pt" fo:font-style="normal" style:text-underline-type="none" fo:font-weight="normal"/>
    </style:style>
    <style:style style:family="table-row" style:name="ro839">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ext" style:name="T1584">
      <style:text-properties fo:font-family="'Liberation Sans'" fo:font-size="10pt" fo:font-style="normal" style:text-underline-type="none" fo:font-weight="normal"/>
    </style:style>
    <style:style style:family="table-row" style:name="ro840">
      <style:table-row-properties style:row-height="12.8pt" style:use-optimal-row-height="false" fo:break-before="auto"/>
    </style:style>
    <style:style style:family="text" style:name="T1585">
      <style:text-properties fo:font-family="'Liberation Sans'" fo:font-size="10pt" fo:font-style="normal" style:text-underline-type="none" fo:font-weight="normal"/>
    </style:style>
    <style:style style:family="text" style:name="T1586">
      <style:text-properties fo:font-family="'Liberation Sans'" fo:font-size="10pt" fo:font-style="normal" style:text-underline-type="none" fo:font-weight="normal"/>
    </style:style>
    <style:style style:family="table-row" style:name="ro841">
      <style:table-row-properties style:row-height="12.8pt" style:use-optimal-row-height="false" fo:break-before="auto"/>
    </style:style>
    <style:style style:family="text" style:name="T1587">
      <style:text-properties fo:font-family="'Liberation Sans'" fo:font-size="10pt" fo:font-style="normal" style:text-underline-type="none" fo:font-weight="normal"/>
    </style:style>
    <style:style style:family="text" style:name="T1588">
      <style:text-properties fo:font-family="'Liberation Sans'" fo:font-size="10pt" fo:font-style="normal" style:text-underline-type="none" fo:font-weight="normal"/>
    </style:style>
    <style:style style:family="table-row" style:name="ro842">
      <style:table-row-properties style:row-height="12.8pt" style:use-optimal-row-height="false" fo:break-before="auto"/>
    </style:style>
    <style:style style:family="text" style:name="T1589">
      <style:text-properties fo:font-family="'Liberation Sans'" fo:font-size="10pt" fo:font-style="normal" style:text-underline-type="none" fo:font-weight="normal"/>
    </style:style>
    <style:style style:family="text" style:name="T1590">
      <style:text-properties fo:font-family="'Liberation Sans'" fo:font-size="10pt" fo:font-style="normal" style:text-underline-type="none" fo:font-weight="normal"/>
    </style:style>
    <style:style style:family="text" style:name="T1591">
      <style:text-properties fo:font-family="'Liberation Sans'" fo:font-size="10pt" fo:font-style="normal" style:text-underline-type="none" fo:font-weight="normal"/>
    </style:style>
    <style:style style:family="text" style:name="T1592">
      <style:text-properties fo:font-family="'Liberation Sans'" fo:font-size="10pt" fo:font-style="normal" style:text-underline-type="none" fo:font-weight="normal"/>
    </style:style>
    <style:style style:family="text" style:name="T1593">
      <style:text-properties fo:font-family="'Liberation Sans'" fo:font-size="10pt" fo:font-style="normal" style:text-underline-type="none" fo:font-weight="normal"/>
    </style:style>
    <style:style style:family="table-row" style:name="ro843">
      <style:table-row-properties style:row-height="12.8pt" style:use-optimal-row-height="false" fo:break-before="auto"/>
    </style:style>
    <style:style style:family="text" style:name="T1594">
      <style:text-properties fo:font-family="'Liberation Sans'" fo:font-size="10pt" fo:font-style="normal" style:text-underline-type="none" fo:font-weight="normal"/>
    </style:style>
    <style:style style:family="text" style:name="T1595">
      <style:text-properties fo:font-family="'Liberation Sans'" fo:font-size="10pt" fo:font-style="normal" style:text-underline-type="none" fo:font-weight="normal"/>
    </style:style>
    <style:style style:family="table-row" style:name="ro844">
      <style:table-row-properties style:row-height="12.8pt" style:use-optimal-row-height="false" fo:break-before="auto"/>
    </style:style>
    <style:style style:family="text" style:name="T1596">
      <style:text-properties fo:font-family="'Liberation Sans'" fo:font-size="10pt" fo:font-style="normal" style:text-underline-type="none" fo:font-weight="normal"/>
    </style:style>
    <style:style style:family="text" style:name="T1597">
      <style:text-properties fo:font-family="'Liberation Sans'" fo:font-size="10pt" fo:font-style="normal" style:text-underline-type="none" fo:font-weight="normal"/>
    </style:style>
    <style:style style:family="table-row" style:name="ro845">
      <style:table-row-properties style:row-height="12.8pt" style:use-optimal-row-height="false" fo:break-before="auto"/>
    </style:style>
    <style:style style:family="text" style:name="T1598">
      <style:text-properties fo:font-family="'Liberation Sans'" fo:font-size="10pt" fo:font-style="normal" style:text-underline-type="none" fo:font-weight="normal"/>
    </style:style>
    <style:style style:family="text" style:name="T1599">
      <style:text-properties fo:font-family="'Liberation Sans'" fo:font-size="10pt" fo:font-style="normal" style:text-underline-type="none" fo:font-weight="normal"/>
    </style:style>
    <style:style style:family="table-row" style:name="ro846">
      <style:table-row-properties style:row-height="12.8pt" style:use-optimal-row-height="false" fo:break-before="auto"/>
    </style:style>
    <style:style style:family="text" style:name="T1600">
      <style:text-properties fo:font-family="'Liberation Sans'" fo:font-size="10pt" fo:font-style="normal" style:text-underline-type="none" fo:font-weight="normal"/>
    </style:style>
    <style:style style:family="text" style:name="T1601">
      <style:text-properties fo:font-family="'Liberation Sans'" fo:font-size="10pt" fo:font-style="normal" style:text-underline-type="none" fo:font-weight="normal"/>
    </style:style>
    <style:style style:family="table-row" style:name="ro847">
      <style:table-row-properties style:row-height="12.8pt" style:use-optimal-row-height="false" fo:break-before="auto"/>
    </style:style>
    <style:style style:family="text" style:name="T1602">
      <style:text-properties fo:font-family="'Liberation Sans'" fo:font-size="10pt" fo:font-style="normal" style:text-underline-type="none" fo:font-weight="normal"/>
    </style:style>
    <style:style style:family="text" style:name="T1603">
      <style:text-properties fo:font-family="'Liberation Sans'" fo:font-size="10pt" fo:font-style="normal" style:text-underline-type="none" fo:font-weight="normal"/>
    </style:style>
    <style:style style:family="table-row" style:name="ro848">
      <style:table-row-properties style:row-height="12.8pt" style:use-optimal-row-height="false" fo:break-before="auto"/>
    </style:style>
    <style:style style:family="text" style:name="T1604">
      <style:text-properties fo:font-family="'Liberation Sans'" fo:font-size="10pt" fo:font-style="normal" style:text-underline-type="none" fo:font-weight="normal"/>
    </style:style>
    <style:style style:family="text" style:name="T1605">
      <style:text-properties fo:font-family="'Liberation Sans'" fo:font-size="10pt" fo:font-style="normal" style:text-underline-type="none" fo:font-weight="normal"/>
    </style:style>
    <style:style style:family="text" style:name="T1606">
      <style:text-properties fo:font-family="'Liberation Sans'" fo:font-size="10pt" fo:font-style="normal" style:text-underline-type="none" fo:font-weight="normal"/>
    </style:style>
    <style:style style:family="text" style:name="T1607">
      <style:text-properties fo:font-family="'Liberation Sans'" fo:font-size="10pt" fo:font-style="normal" style:text-underline-type="none" fo:font-weight="normal"/>
    </style:style>
    <style:style style:family="text" style:name="T1608">
      <style:text-properties fo:font-family="'Liberation Sans'" fo:font-size="10pt" fo:font-style="normal" style:text-underline-type="none" fo:font-weight="normal"/>
    </style:style>
    <style:style style:family="text" style:name="T1609">
      <style:text-properties fo:font-family="'Liberation Sans'" fo:font-size="10pt" fo:font-style="normal" style:text-underline-type="none" fo:font-weight="normal"/>
    </style:style>
    <style:style style:family="text" style:name="T1610">
      <style:text-properties fo:font-family="'Liberation Sans'" fo:font-size="10pt" fo:font-style="normal" style:text-underline-type="none" fo:font-weight="normal"/>
    </style:style>
    <style:style style:family="text" style:name="T1611">
      <style:text-properties fo:font-family="'Liberation Sans'" fo:font-size="10pt" fo:font-style="normal" style:text-underline-type="none" fo:font-weight="normal"/>
    </style:style>
    <style:style style:family="table-row" style:name="ro849">
      <style:table-row-properties style:row-height="12.8pt" style:use-optimal-row-height="false" fo:break-before="auto"/>
    </style:style>
    <style:style style:family="text" style:name="T1612">
      <style:text-properties fo:font-family="'Liberation Sans'" fo:font-size="10pt" fo:font-style="normal" style:text-underline-type="none" fo:font-weight="normal"/>
    </style:style>
    <style:style style:family="text" style:name="T1613">
      <style:text-properties fo:font-family="'Liberation Sans'" fo:font-size="10pt" fo:font-style="normal" style:text-underline-type="none" fo:font-weight="normal"/>
    </style:style>
    <style:style style:family="table-row" style:name="ro850">
      <style:table-row-properties style:row-height="12.8pt" style:use-optimal-row-height="false" fo:break-before="auto"/>
    </style:style>
    <style:style style:family="text" style:name="T1614">
      <style:text-properties fo:font-family="'Liberation Sans'" fo:font-size="10pt" fo:font-style="normal" style:text-underline-type="none" fo:font-weight="normal"/>
    </style:style>
    <style:style style:family="text" style:name="T1615">
      <style:text-properties fo:font-family="'Liberation Sans'" fo:font-size="10pt" fo:font-style="normal" style:text-underline-type="none" fo:font-weight="normal"/>
    </style:style>
    <style:style style:family="table-row" style:name="ro851">
      <style:table-row-properties style:row-height="12.8pt" style:use-optimal-row-height="false" fo:break-before="auto"/>
    </style:style>
    <style:style style:family="text" style:name="T1616">
      <style:text-properties fo:font-family="'Liberation Sans'" fo:font-size="10pt" fo:font-style="normal" style:text-underline-type="none" fo:font-weight="normal"/>
    </style:style>
    <style:style style:family="text" style:name="T1617">
      <style:text-properties fo:font-family="'Liberation Sans'" fo:font-size="10pt" fo:font-style="normal" style:text-underline-type="none" fo:font-weight="normal"/>
    </style:style>
    <style:style style:family="table-row" style:name="ro852">
      <style:table-row-properties style:row-height="12.8pt" style:use-optimal-row-height="false" fo:break-before="auto"/>
    </style:style>
    <style:style style:family="text" style:name="T1618">
      <style:text-properties fo:font-family="'Liberation Sans'" fo:font-size="10pt" fo:font-style="normal" style:text-underline-type="none" fo:font-weight="normal"/>
    </style:style>
    <style:style style:family="text" style:name="T1619">
      <style:text-properties fo:font-family="'Liberation Sans'" fo:font-size="10pt" fo:font-style="normal" style:text-underline-type="none" fo:font-weight="normal"/>
    </style:style>
    <style:style style:family="text" style:name="T1620">
      <style:text-properties fo:font-family="'Liberation Sans'" fo:font-size="10pt" fo:font-style="normal" style:text-underline-type="none" fo:font-weight="normal"/>
    </style:style>
    <style:style style:family="text" style:name="T1621">
      <style:text-properties fo:font-family="'Liberation Sans'" fo:font-size="10pt" fo:font-style="normal" style:text-underline-type="none" fo:font-weight="normal"/>
    </style:style>
    <style:style style:family="text" style:name="T1622">
      <style:text-properties fo:font-family="'Liberation Sans'" fo:font-size="10pt" fo:font-style="normal" style:text-underline-type="none" fo:font-weight="normal"/>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ext" style:name="T1625">
      <style:text-properties fo:font-family="'Liberation Sans'" fo:font-size="10pt" fo:font-style="normal" style:text-underline-type="none" fo:font-weight="normal"/>
    </style:style>
    <style:style style:family="table-row" style:name="ro853">
      <style:table-row-properties style:row-height="12.8pt" style:use-optimal-row-height="false" fo:break-before="auto"/>
    </style:style>
    <style:style style:family="text" style:name="T1626">
      <style:text-properties fo:font-family="'Liberation Sans'" fo:font-size="10pt" fo:font-style="normal" style:text-underline-type="none" fo:font-weight="normal"/>
    </style:style>
    <style:style style:family="text" style:name="T1627">
      <style:text-properties fo:font-family="'Liberation Sans'" fo:font-size="10pt" fo:font-style="normal" style:text-underline-type="none" fo:font-weight="normal"/>
    </style:style>
    <style:style style:family="table-row" style:name="ro854">
      <style:table-row-properties style:row-height="12.8pt" style:use-optimal-row-height="false" fo:break-before="auto"/>
    </style:style>
    <style:style style:family="text" style:name="T1628">
      <style:text-properties fo:font-family="'Liberation Sans'" fo:font-size="10pt" fo:font-style="normal" style:text-underline-type="none" fo:font-weight="normal"/>
    </style:style>
    <style:style style:family="text" style:name="T1629">
      <style:text-properties fo:font-family="'Liberation Sans'" fo:font-size="10pt" fo:font-style="normal" style:text-underline-type="none" fo:font-weight="normal"/>
    </style:style>
    <style:style style:family="table-row" style:name="ro855">
      <style:table-row-properties style:row-height="12.8pt" style:use-optimal-row-height="false" fo:break-before="auto"/>
    </style:style>
    <style:style style:family="text" style:name="T1630">
      <style:text-properties fo:font-family="'Liberation Sans'" fo:font-size="10pt" fo:font-style="normal" style:text-underline-type="none" fo:font-weight="normal"/>
    </style:style>
    <style:style style:family="text" style:name="T1631">
      <style:text-properties fo:font-family="'Liberation Sans'" fo:font-size="10pt" fo:font-style="normal" style:text-underline-type="none" fo:font-weight="normal"/>
    </style:style>
    <style:style style:family="table-row" style:name="ro856">
      <style:table-row-properties style:row-height="12.8pt" style:use-optimal-row-height="false" fo:break-before="auto"/>
    </style:style>
    <style:style style:family="text" style:name="T1632">
      <style:text-properties fo:font-family="'Liberation Sans'" fo:font-size="10pt" fo:font-style="normal" style:text-underline-type="none" fo:font-weight="normal"/>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ext" style:name="T1635">
      <style:text-properties fo:font-family="'Liberation Sans'" fo:font-size="10pt" fo:font-style="normal" style:text-underline-type="none" fo:font-weight="normal"/>
    </style:style>
    <style:style style:family="text" style:name="T1636">
      <style:text-properties fo:font-family="'Liberation Sans'" fo:font-size="10pt" fo:font-style="normal" style:text-underline-type="none" fo:font-weight="normal"/>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ext" style:name="T1639">
      <style:text-properties fo:font-family="'Liberation Sans'" fo:font-size="10pt" fo:font-style="normal" style:text-underline-type="none" fo:font-weight="normal"/>
    </style:style>
    <style:style style:family="table-row" style:name="ro857">
      <style:table-row-properties style:row-height="12.8pt" style:use-optimal-row-height="false" fo:break-before="auto"/>
    </style:style>
    <style:style style:family="text" style:name="T1640">
      <style:text-properties fo:font-family="'Liberation Sans'" fo:font-size="10pt" fo:font-style="normal" style:text-underline-type="none" fo:font-weight="normal"/>
    </style:style>
    <style:style style:family="text" style:name="T1641">
      <style:text-properties fo:font-family="'Liberation Sans'" fo:font-size="10pt" fo:font-style="normal" style:text-underline-type="none" fo:font-weight="normal"/>
    </style:style>
    <style:style style:family="table-row" style:name="ro858">
      <style:table-row-properties style:row-height="12.8pt" style:use-optimal-row-height="false" fo:break-before="auto"/>
    </style:style>
    <style:style style:family="text" style:name="T1642">
      <style:text-properties fo:font-family="'Liberation Sans'" fo:font-size="10pt" fo:font-style="normal" style:text-underline-type="none" fo:font-weight="normal"/>
    </style:style>
    <style:style style:family="text" style:name="T1643">
      <style:text-properties fo:font-family="'Liberation Sans'" fo:font-size="10pt" fo:font-style="normal" style:text-underline-type="none" fo:font-weight="normal"/>
    </style:style>
    <style:style style:family="table-row" style:name="ro859">
      <style:table-row-properties style:row-height="12.8pt" style:use-optimal-row-height="false" fo:break-before="auto"/>
    </style:style>
    <style:style style:family="text" style:name="T1644">
      <style:text-properties fo:font-family="'Liberation Sans'" fo:font-size="10pt" fo:font-style="normal" style:text-underline-type="none" fo:font-weight="normal"/>
    </style:style>
    <style:style style:family="text" style:name="T1645">
      <style:text-properties fo:font-family="'Liberation Sans'" fo:font-size="10pt" fo:font-style="normal" style:text-underline-type="none" fo:font-weight="normal"/>
    </style:style>
    <style:style style:family="table-row" style:name="ro860">
      <style:table-row-properties style:row-height="12.8pt" style:use-optimal-row-height="false" fo:break-before="auto"/>
    </style:style>
    <style:style style:family="text" style:name="T1646">
      <style:text-properties fo:font-family="'Liberation Sans'" fo:font-size="10pt" fo:font-style="normal" style:text-underline-type="none" fo:font-weight="normal"/>
    </style:style>
    <style:style style:family="text" style:name="T1647">
      <style:text-properties fo:font-family="'Liberation Sans'" fo:font-size="10pt" fo:font-style="normal" style:text-underline-type="none" fo:font-weight="normal"/>
    </style:style>
    <style:style style:family="table-row" style:name="ro861">
      <style:table-row-properties style:row-height="12.8pt" style:use-optimal-row-height="false" fo:break-before="auto"/>
    </style:style>
    <style:style style:family="text" style:name="T1648">
      <style:text-properties fo:font-family="'Liberation Sans'" fo:font-size="10pt" fo:font-style="normal" style:text-underline-type="none" fo:font-weight="normal"/>
    </style:style>
    <style:style style:family="text" style:name="T1649">
      <style:text-properties fo:font-family="'Liberation Sans'" fo:font-size="10pt" fo:font-style="normal" style:text-underline-type="none" fo:font-weight="normal"/>
    </style:style>
    <style:style style:family="table-row" style:name="ro862">
      <style:table-row-properties style:row-height="12.8pt" style:use-optimal-row-height="false" fo:break-before="auto"/>
    </style:style>
    <style:style style:family="text" style:name="T1650">
      <style:text-properties fo:font-family="'Liberation Sans'" fo:font-size="10pt" fo:font-style="normal" style:text-underline-type="none" fo:font-weight="normal"/>
    </style:style>
    <style:style style:family="text" style:name="T1651">
      <style:text-properties fo:font-family="'Liberation Sans'" fo:font-size="10pt" fo:font-style="normal" style:text-underline-type="none" fo:font-weight="normal"/>
    </style:style>
    <style:style style:family="table-row" style:name="ro863">
      <style:table-row-properties style:row-height="12.8pt" style:use-optimal-row-height="false" fo:break-before="auto"/>
    </style:style>
    <style:style style:family="text" style:name="T1652">
      <style:text-properties fo:font-family="'Liberation Sans'" fo:font-size="10pt" fo:font-style="normal" style:text-underline-type="none" fo:font-weight="normal"/>
    </style:style>
    <style:style style:family="text" style:name="T1653">
      <style:text-properties fo:font-family="'Liberation Sans'" fo:font-size="10pt" fo:font-style="normal" style:text-underline-type="none" fo:font-weight="normal"/>
    </style:style>
    <style:style style:family="table-row" style:name="ro864">
      <style:table-row-properties style:row-height="12.8pt" style:use-optimal-row-height="false" fo:break-before="auto"/>
    </style:style>
    <style:style style:family="text" style:name="T1654">
      <style:text-properties fo:font-family="'Liberation Sans'" fo:font-size="10pt" fo:font-style="normal" style:text-underline-type="none" fo:font-weight="normal"/>
    </style:style>
    <style:style style:family="text" style:name="T1655">
      <style:text-properties fo:font-family="'Liberation Sans'" fo:font-size="10pt" fo:font-style="normal" style:text-underline-type="none" fo:font-weight="normal"/>
    </style:style>
    <style:style style:family="text" style:name="T1656">
      <style:text-properties fo:font-family="'Liberation Sans'" fo:font-size="10pt" fo:font-style="normal" style:text-underline-type="none" fo:font-weight="normal"/>
    </style:style>
    <style:style style:family="text" style:name="T1657">
      <style:text-properties fo:font-family="'Liberation Sans'" fo:font-size="10pt" fo:font-style="normal" style:text-underline-type="none" fo:font-weight="normal"/>
    </style:style>
    <style:style style:family="text" style:name="T1658">
      <style:text-properties fo:font-family="'Liberation Sans'" fo:font-size="10pt" fo:font-style="normal" style:text-underline-type="none" fo:font-weight="normal"/>
    </style:style>
    <style:style style:family="table-row" style:name="ro865">
      <style:table-row-properties style:row-height="12.8pt" style:use-optimal-row-height="false" fo:break-before="auto"/>
    </style:style>
    <style:style style:family="text" style:name="T1659">
      <style:text-properties fo:font-family="'Liberation Sans'" fo:font-size="10pt" fo:font-style="normal" style:text-underline-type="none" fo:font-weight="normal"/>
    </style:style>
    <style:style style:family="text" style:name="T1660">
      <style:text-properties fo:font-family="'Liberation Sans'" fo:font-size="10pt" fo:font-style="normal" style:text-underline-type="none" fo:font-weight="normal"/>
    </style:style>
    <style:style style:family="table-row" style:name="ro866">
      <style:table-row-properties style:row-height="12.8pt" style:use-optimal-row-height="false" fo:break-before="auto"/>
    </style:style>
    <style:style style:family="text" style:name="T1661">
      <style:text-properties fo:font-family="'Liberation Sans'" fo:font-size="10pt" fo:font-style="normal" style:text-underline-type="none" fo:font-weight="normal"/>
    </style:style>
    <style:style style:family="text" style:name="T1662">
      <style:text-properties fo:font-family="'Liberation Sans'" fo:font-size="10pt" fo:font-style="normal" style:text-underline-type="none" fo:font-weight="normal"/>
    </style:style>
    <style:style style:family="table-row" style:name="ro867">
      <style:table-row-properties style:row-height="11.95pt" style:use-optimal-row-height="false" fo:break-before="auto"/>
    </style:style>
    <style:style style:family="text" style:name="T1663">
      <style:text-properties fo:font-family="'Liberation Sans'" fo:font-size="10pt" fo:font-style="normal" style:text-underline-type="none" fo:font-weight="normal"/>
    </style:style>
    <style:style style:family="text" style:name="T1664">
      <style:text-properties fo:font-family="'Liberation Sans'" fo:font-size="10pt" fo:font-style="normal" style:text-underline-type="none" fo:font-weight="normal"/>
    </style:style>
    <style:style style:family="table-row" style:name="ro868">
      <style:table-row-properties style:row-height="12.8pt" style:use-optimal-row-height="false" fo:break-before="auto"/>
    </style:style>
    <style:style style:family="text" style:name="T1665">
      <style:text-properties fo:font-family="'Liberation Sans'" fo:font-size="10pt" fo:font-style="normal" style:text-underline-type="none" fo:font-weight="normal"/>
    </style:style>
    <style:style style:family="text" style:name="T1666">
      <style:text-properties fo:font-family="'Liberation Sans'" fo:font-size="10pt" fo:font-style="normal" style:text-underline-type="none" fo:font-weight="normal"/>
    </style:style>
    <style:style style:family="table-row" style:name="ro869">
      <style:table-row-properties style:row-height="12.8pt" style:use-optimal-row-height="false" fo:break-before="auto"/>
    </style:style>
    <style:style style:family="text" style:name="T1667">
      <style:text-properties fo:font-family="'Liberation Sans'" fo:font-size="10pt" fo:font-style="normal" style:text-underline-type="none" fo:font-weight="normal"/>
    </style:style>
    <style:style style:family="text" style:name="T1668">
      <style:text-properties fo:font-family="'Liberation Sans'" fo:font-size="10pt" fo:font-style="normal" style:text-underline-type="none" fo:font-weight="normal"/>
    </style:style>
    <style:style style:family="table-row" style:name="ro870">
      <style:table-row-properties style:row-height="12.8pt" style:use-optimal-row-height="false" fo:break-before="auto"/>
    </style:style>
    <style:style style:family="text" style:name="T1669">
      <style:text-properties fo:font-family="'Liberation Sans'" fo:font-size="10pt" fo:font-style="normal" style:text-underline-type="none" fo:font-weight="normal"/>
    </style:style>
    <style:style style:family="text" style:name="T1670">
      <style:text-properties fo:font-family="'Liberation Sans'" fo:font-size="10pt" fo:font-style="normal" style:text-underline-type="none" fo:font-weight="normal"/>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ext" style:name="T1673">
      <style:text-properties fo:font-family="'Liberation Sans'" fo:font-size="10pt" fo:font-style="normal" style:text-underline-type="none" fo:font-weight="normal"/>
    </style:style>
    <style:style style:family="text" style:name="T1674">
      <style:text-properties fo:font-family="'Liberation Sans'" fo:font-size="10pt" fo:font-style="normal" style:text-underline-type="none" fo:font-weight="normal"/>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able-row" style:name="ro871">
      <style:table-row-properties style:row-height="12.8pt" style:use-optimal-row-height="false" fo:break-before="auto"/>
    </style:style>
    <style:style style:family="text" style:name="T1677">
      <style:text-properties fo:font-family="'Liberation Sans'" fo:font-size="10pt" fo:font-style="normal" style:text-underline-type="none" fo:font-weight="normal"/>
    </style:style>
    <style:style style:family="text" style:name="T1678">
      <style:text-properties fo:font-family="'Liberation Sans'" fo:font-size="10pt" fo:font-style="normal" style:text-underline-type="none" fo:font-weight="normal"/>
    </style:style>
    <style:style style:family="table-row" style:name="ro872">
      <style:table-row-properties style:row-height="12.8pt" style:use-optimal-row-height="false" fo:break-before="auto"/>
    </style:style>
    <style:style style:family="text" style:name="T1679">
      <style:text-properties fo:font-family="'Liberation Sans'" fo:font-size="10pt" fo:font-style="normal" style:text-underline-type="none" fo:font-weight="normal"/>
    </style:style>
    <style:style style:family="text" style:name="T1680">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681">
      <style:text-properties fo:font-family="'Liberation Sans'" fo:font-size="10pt" fo:font-style="normal" style:text-underline-type="none" fo:font-weight="normal"/>
    </style:style>
    <style:style style:family="text" style:name="T1682">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683">
      <style:text-properties fo:font-family="'Liberation Sans'" fo:font-size="10pt" fo:font-style="normal" style:text-underline-type="none" fo:font-weight="normal"/>
    </style:style>
    <style:style style:family="text" style:name="T1684">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685">
      <style:text-properties fo:font-family="'Liberation Sans'" fo:font-size="10pt" fo:font-style="normal" style:text-underline-type="none" fo:font-weight="normal"/>
    </style:style>
    <style:style style:family="text" style:name="T1686">
      <style:text-properties fo:font-family="'Liberation Sans'" fo:font-size="10pt" fo:font-style="normal" style:text-underline-type="none" fo:font-weight="normal"/>
    </style:style>
    <style:style style:family="text" style:name="T1687">
      <style:text-properties fo:font-family="'Liberation Sans'" fo:font-size="10pt" fo:font-style="normal" style:text-underline-type="none" fo:font-weight="normal"/>
    </style:style>
    <style:style style:family="text" style:name="T1688">
      <style:text-properties fo:font-family="'Liberation Sans'" fo:font-size="10pt" fo:font-style="normal" style:text-underline-type="none" fo:font-weight="normal"/>
    </style:style>
    <style:style style:family="text" style:name="T1689">
      <style:text-properties fo:font-family="'Liberation Sans'" fo:font-size="10pt" fo:font-style="normal" style:text-underline-type="none" fo:font-weight="normal"/>
    </style:style>
    <style:style style:family="text" style:name="T1690">
      <style:text-properties fo:font-family="'Liberation Sans'" fo:font-size="10pt" fo:font-style="normal" style:text-underline-type="none" fo:font-weight="normal"/>
    </style:style>
    <style:style style:family="text" style:name="T1691">
      <style:text-properties fo:font-family="'Liberation Sans'" fo:font-size="10pt" fo:font-style="normal" style:text-underline-type="none" fo:font-weight="normal"/>
    </style:style>
    <style:style style:family="text" style:name="T1692">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ext" style:name="T1693">
      <style:text-properties fo:font-family="'Liberation Sans'" fo:font-size="10pt" fo:font-style="normal" style:text-underline-type="none" fo:font-weight="normal"/>
    </style:style>
    <style:style style:family="text" style:name="T1694">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697">
      <style:text-properties fo:font-family="'Liberation Sans'" fo:font-size="10pt" fo:font-style="normal" style:text-underline-type="none" fo:font-weight="normal"/>
    </style:style>
    <style:style style:family="text" style:name="T1698">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701">
      <style:text-properties fo:font-family="'Liberation Sans'" fo:font-size="10pt" fo:font-style="normal" style:text-underline-type="none" fo:font-weight="normal"/>
    </style:style>
    <style:style style:family="text" style:name="T1702">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705">
      <style:text-properties fo:font-family="'Liberation Sans'" fo:font-size="10pt" fo:font-style="normal" style:text-underline-type="none" fo:font-weight="normal"/>
    </style:style>
    <style:style style:family="text" style:name="T1706">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709">
      <style:text-properties fo:font-family="'Liberation Sans'" fo:font-size="10pt" fo:font-style="normal" style:text-underline-type="none" fo:font-weight="normal"/>
    </style:style>
    <style:style style:family="text" style:name="T1710">
      <style:text-properties fo:font-family="'Liberation Sans'" fo:font-size="10pt" fo:font-style="normal" style:text-underline-type="none" fo:font-weight="normal"/>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ext" style:name="T1714">
      <style:text-properties fo:font-family="'Liberation Sans'" fo:font-size="10pt" fo:font-style="normal" style:text-underline-type="none" fo:font-weight="normal"/>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717">
      <style:text-properties fo:font-family="'Liberation Sans'" fo:font-size="10pt" fo:font-style="normal" style:text-underline-type="none" fo:font-weight="normal"/>
    </style:style>
    <style:style style:family="text" style:name="T1718">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721">
      <style:text-properties fo:font-family="'Liberation Sans'" fo:font-size="10pt" fo:font-style="normal" style:text-underline-type="none" fo:font-weight="normal"/>
    </style:style>
    <style:style style:family="text" style:name="T1722">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725">
      <style:text-properties fo:font-family="'Liberation Sans'" fo:font-size="10pt" fo:font-style="normal" style:text-underline-type="none" fo:font-weight="normal"/>
    </style:style>
    <style:style style:family="text" style:name="T1726">
      <style:text-properties fo:font-family="'Liberation Sans'" fo:font-size="10pt" fo:font-style="normal" style:text-underline-type="none" fo:font-weight="normal"/>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ext" style:name="T1730">
      <style:text-properties fo:font-family="'Liberation Sans'" fo:font-size="10pt" fo:font-style="normal" style:text-underline-type="none" fo:font-weight="normal"/>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733">
      <style:text-properties fo:font-family="'Liberation Sans'" fo:font-size="10pt" fo:font-style="normal" style:text-underline-type="none" fo:font-weight="normal"/>
    </style:style>
    <style:style style:family="text" style:name="T1734">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737">
      <style:text-properties fo:font-family="'Liberation Sans'" fo:font-size="10pt" fo:font-style="normal" style:text-underline-type="none" fo:font-weight="normal"/>
    </style:style>
    <style:style style:family="text" style:name="T1738">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741">
      <style:text-properties fo:font-family="'Liberation Sans'" fo:font-size="10pt" fo:font-style="normal" style:text-underline-type="none" fo:font-weight="normal"/>
    </style:style>
    <style:style style:family="text" style:name="T1742">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able-row" style:name="ro897">
      <style:table-row-properties style:row-height="12.8pt" style:use-optimal-row-height="false" fo:break-before="auto"/>
    </style:style>
    <style:style style:family="table-row" style:name="ro898">
      <style:table-row-properties style:row-height="12.8pt" style:use-optimal-row-height="false" fo:break-before="auto"/>
    </style:style>
    <style:style style:family="table-row" style:name="ro899">
      <style:table-row-properties style:row-height="12.8pt" style:use-optimal-row-height="false" fo:break-before="auto"/>
    </style:style>
    <style:style style:family="table-row" style:name="ro900">
      <style:table-row-properties style:row-height="12.8pt" style:use-optimal-row-height="false" fo:break-before="auto"/>
    </style:style>
    <style:style style:family="table-row" style:name="ro901">
      <style:table-row-properties style:row-height="11.95pt" style:use-optimal-row-height="false" fo:break-before="auto"/>
    </style:style>
    <style:style style:family="table-row" style:name="ro902">
      <style:table-row-properties style:row-height="12.75pt" style:use-optimal-row-height="false" fo:break-before="auto"/>
    </style:style>
    <style:style style:master-page-name="MasterPage11" style:family="table" style:name="ta11">
      <style:table-properties table:display="true"/>
    </style:style>
    <style:style style:family="table-column" style:name="co116">
      <style:table-column-properties style:column-width="1.746cm" loext:column-width-sym="8.664" fo:break-before="auto"/>
    </style:style>
    <style:style style:family="table-row" style:name="ro903">
      <style:table-row-properties style:row-height="0.5292cm" fo:break-before="auto"/>
    </style:style>
    <style:style style:family="table-column" style:name="co117">
      <style:table-column-properties style:column-width="3.069cm" style:use-optimal-column-width="false" loext:column-width-sym="15.8074" fo:break-before="auto"/>
    </style:style>
    <style:style style:family="table-column" style:name="co118">
      <style:table-column-properties style:column-width="3.255cm" style:use-optimal-column-width="false" loext:column-width-sym="16.8462" fo:break-before="auto"/>
    </style:style>
    <style:style style:family="table-column" style:name="co119">
      <style:table-column-properties style:column-width="3.228cm" style:use-optimal-column-width="false" loext:column-width-sym="16.709" fo:break-before="auto"/>
    </style:style>
    <style:style style:family="table-column" style:name="co120">
      <style:table-column-properties style:column-width="2.328cm" style:use-optimal-column-width="false" loext:column-width-sym="11.9168" fo:break-before="auto"/>
    </style:style>
    <style:style style:family="table-column" style:name="co121">
      <style:table-column-properties style:column-width="1.773cm" style:use-optimal-column-width="false" loext:column-width-sym="8.8102" fo:break-before="auto"/>
    </style:style>
    <style:style style:family="table-column" style:name="co122">
      <style:table-column-properties style:column-width="1.588cm" style:use-optimal-column-width="false" loext:column-width-sym="7.8988" fo:break-before="auto"/>
    </style:style>
    <style:style style:family="table-row" style:name="ro904">
      <style:table-row-properties style:row-height="12.8pt" style:use-optimal-row-height="false" fo:break-before="auto"/>
    </style:style>
    <style:style style:family="text" style:name="T1745">
      <style:text-properties fo:font-family="'Liberation Sans'" fo:font-size="10pt" fo:font-style="normal" style:text-underline-type="none" fo:font-weight="normal"/>
    </style:style>
    <style:style style:family="text" style:name="T1746">
      <style:text-properties fo:font-family="'Liberation Sans'" fo:font-size="10pt" fo:font-style="normal" style:text-underline-type="none" fo:font-weight="normal"/>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able-row" style:name="ro905">
      <style:table-row-properties style:row-height="12.8pt" style:use-optimal-row-height="false" fo:break-before="auto"/>
    </style:style>
    <style:style style:family="text" style:name="T1749">
      <style:text-properties fo:font-family="'Liberation Sans'" fo:font-size="10pt" fo:font-style="normal" style:text-underline-type="none" fo:font-weight="normal"/>
    </style:style>
    <style:style style:family="text" style:name="T1750">
      <style:text-properties fo:font-family="'Liberation Sans'" fo:font-size="10pt" fo:font-style="normal" style:text-underline-type="none" fo:font-weight="normal"/>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able-row" style:name="ro906">
      <style:table-row-properties style:row-height="12.8pt" style:use-optimal-row-height="false" fo:break-before="auto"/>
    </style:style>
    <style:style style:family="text" style:name="T1753">
      <style:text-properties fo:font-family="'Liberation Sans'" fo:font-size="10pt" fo:font-style="normal" style:text-underline-type="none" fo:font-weight="normal"/>
    </style:style>
    <style:style style:family="text" style:name="T1754">
      <style:text-properties fo:font-family="'Liberation Sans'" fo:font-size="10pt" fo:font-style="normal" style:text-underline-type="none" fo:font-weight="normal"/>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able-row" style:name="ro907">
      <style:table-row-properties style:row-height="12.8pt" style:use-optimal-row-height="false" fo:break-before="auto"/>
    </style:style>
    <style:style style:family="text" style:name="T1757">
      <style:text-properties fo:font-family="'Liberation Sans'" fo:font-size="10pt" fo:font-style="normal" style:text-underline-type="none" fo:font-weight="normal"/>
    </style:style>
    <style:style style:family="text" style:name="T1758">
      <style:text-properties fo:font-family="'Liberation Sans'" fo:font-size="10pt" fo:font-style="normal" style:text-underline-type="none" fo:font-weight="normal"/>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able-row" style:name="ro908">
      <style:table-row-properties style:row-height="12.8pt" style:use-optimal-row-height="false" fo:break-before="auto"/>
    </style:style>
    <style:style style:family="text" style:name="T1761">
      <style:text-properties fo:font-family="'Liberation Sans'" fo:font-size="10pt" fo:font-style="normal" style:text-underline-type="none" fo:font-weight="normal"/>
    </style:style>
    <style:style style:family="text" style:name="T1762">
      <style:text-properties fo:font-family="'Liberation Sans'" fo:font-size="10pt" fo:font-style="normal" style:text-underline-type="none" fo:font-weight="normal"/>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able-row" style:name="ro909">
      <style:table-row-properties style:row-height="12.8pt" style:use-optimal-row-height="false" fo:break-before="auto"/>
    </style:style>
    <style:style style:family="text" style:name="T1765">
      <style:text-properties fo:font-family="'Liberation Sans'" fo:font-size="10pt" fo:font-style="normal" style:text-underline-type="none" fo:font-weight="normal"/>
    </style:style>
    <style:style style:family="text" style:name="T1766">
      <style:text-properties fo:font-family="'Liberation Sans'" fo:font-size="10pt" fo:font-style="normal" style:text-underline-type="none" fo:font-weight="normal"/>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able-row" style:name="ro910">
      <style:table-row-properties style:row-height="12.8pt" style:use-optimal-row-height="false" fo:break-before="auto"/>
    </style:style>
    <style:style style:family="text" style:name="T1769">
      <style:text-properties fo:font-family="'Liberation Sans'" fo:font-size="10pt" fo:font-style="normal" style:text-underline-type="none" fo:font-weight="normal"/>
    </style:style>
    <style:style style:family="text" style:name="T1770">
      <style:text-properties fo:font-family="'Liberation Sans'" fo:font-size="10pt" fo:font-style="normal" style:text-underline-type="none" fo:font-weight="normal"/>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able-row" style:name="ro911">
      <style:table-row-properties style:row-height="12.8pt" style:use-optimal-row-height="false" fo:break-before="auto"/>
    </style:style>
    <style:style style:family="text" style:name="T1773">
      <style:text-properties fo:font-family="'Liberation Sans'" fo:font-size="10pt" fo:font-style="normal" style:text-underline-type="none" fo:font-weight="normal"/>
    </style:style>
    <style:style style:family="text" style:name="T1774">
      <style:text-properties fo:font-family="'Liberation Sans'" fo:font-size="10pt" fo:font-style="normal" style:text-underline-type="none" fo:font-weight="normal"/>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able-row" style:name="ro912">
      <style:table-row-properties style:row-height="12.8pt" style:use-optimal-row-height="false" fo:break-before="auto"/>
    </style:style>
    <style:style style:family="text" style:name="T1777">
      <style:text-properties fo:font-family="'Liberation Sans'" fo:font-size="10pt" fo:font-style="normal" style:text-underline-type="none" fo:font-weight="normal"/>
    </style:style>
    <style:style style:family="text" style:name="T1778">
      <style:text-properties fo:font-family="'Liberation Sans'" fo:font-size="10pt" fo:font-style="normal" style:text-underline-type="none" fo:font-weight="normal"/>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1781">
      <style:text-properties fo:font-family="'Liberation Sans'" fo:font-size="10pt" fo:font-style="normal" style:text-underline-type="none" fo:font-weight="normal"/>
    </style:style>
    <style:style style:family="text" style:name="T1782">
      <style:text-properties fo:font-family="'Liberation Sans'" fo:font-size="10pt" fo:font-style="normal" style:text-underline-type="none" fo:font-weight="normal"/>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able-row" style:name="ro914">
      <style:table-row-properties style:row-height="12.8pt" style:use-optimal-row-height="false" fo:break-before="auto"/>
    </style:style>
    <style:style style:family="text" style:name="T1785">
      <style:text-properties fo:font-family="'Liberation Sans'" fo:font-size="10pt" fo:font-style="normal" style:text-underline-type="none" fo:font-weight="normal"/>
    </style:style>
    <style:style style:family="text" style:name="T1786">
      <style:text-properties fo:font-family="'Liberation Sans'" fo:font-size="10pt" fo:font-style="normal" style:text-underline-type="none" fo:font-weight="normal"/>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able-row" style:name="ro915">
      <style:table-row-properties style:row-height="12.8pt" style:use-optimal-row-height="false" fo:break-before="auto"/>
    </style:style>
    <style:style style:family="text" style:name="T1789">
      <style:text-properties fo:font-family="'Liberation Sans'" fo:font-size="10pt" fo:font-style="normal" style:text-underline-type="none" fo:font-weight="normal"/>
    </style:style>
    <style:style style:family="text" style:name="T1790">
      <style:text-properties fo:font-family="'Liberation Sans'" fo:font-size="10pt" fo:font-style="normal" style:text-underline-type="none" fo:font-weight="normal"/>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able-row" style:name="ro916">
      <style:table-row-properties style:row-height="12.8pt" style:use-optimal-row-height="false" fo:break-before="auto"/>
    </style:style>
    <style:style style:family="text" style:name="T1793">
      <style:text-properties fo:font-family="'Liberation Sans'" fo:font-size="10pt" fo:font-style="normal" style:text-underline-type="none" fo:font-weight="normal"/>
    </style:style>
    <style:style style:family="text" style:name="T1794">
      <style:text-properties fo:font-family="'Liberation Sans'" fo:font-size="10pt" fo:font-style="normal" style:text-underline-type="none" fo:font-weight="normal"/>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able-row" style:name="ro917">
      <style:table-row-properties style:row-height="12.8pt" style:use-optimal-row-height="false" fo:break-before="auto"/>
    </style:style>
    <style:style style:family="text" style:name="T1797">
      <style:text-properties fo:font-family="'Liberation Sans'" fo:font-size="10pt" fo:font-style="normal" style:text-underline-type="none" fo:font-weight="normal"/>
    </style:style>
    <style:style style:family="text" style:name="T1798">
      <style:text-properties fo:font-family="'Liberation Sans'" fo:font-size="10pt" fo:font-style="normal" style:text-underline-type="none" fo:font-weight="normal"/>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able-row" style:name="ro918">
      <style:table-row-properties style:row-height="12.8pt" style:use-optimal-row-height="false" fo:break-before="auto"/>
    </style:style>
    <style:style style:family="text" style:name="T1801">
      <style:text-properties fo:font-family="'Liberation Sans'" fo:font-size="10pt" fo:font-style="normal" style:text-underline-type="none" fo:font-weight="normal"/>
    </style:style>
    <style:style style:family="text" style:name="T1802">
      <style:text-properties fo:font-family="'Liberation Sans'" fo:font-size="10pt" fo:font-style="normal" style:text-underline-type="none" fo:font-weight="normal"/>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ext" style:name="T1805">
      <style:text-properties fo:font-family="'Liberation Sans'" fo:font-size="10pt" fo:font-style="normal" style:text-underline-type="none" fo:font-weight="normal"/>
    </style:style>
    <style:style style:family="text" style:name="T1806">
      <style:text-properties fo:font-family="'Liberation Sans'" fo:font-size="10pt" fo:font-style="normal" style:text-underline-type="none" fo:font-weight="normal"/>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809">
      <style:text-properties fo:font-family="'Liberation Sans'" fo:font-size="10pt" fo:font-style="normal" style:text-underline-type="none" fo:font-weight="normal"/>
    </style:style>
    <style:style style:family="text" style:name="T1810">
      <style:text-properties fo:font-family="'Liberation Sans'" fo:font-size="10pt" fo:font-style="normal" style:text-underline-type="none" fo:font-weight="normal"/>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813">
      <style:text-properties fo:font-family="'Liberation Sans'" fo:font-size="10pt" fo:font-style="normal" style:text-underline-type="none" fo:font-weight="normal"/>
    </style:style>
    <style:style style:family="text" style:name="T1814">
      <style:text-properties fo:font-family="'Liberation Sans'" fo:font-size="10pt" fo:font-style="normal" style:text-underline-type="none" fo:font-weight="normal"/>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817">
      <style:text-properties fo:font-family="'Liberation Sans'" fo:font-size="10pt" fo:font-style="normal" style:text-underline-type="none" fo:font-weight="normal"/>
    </style:style>
    <style:style style:family="text" style:name="T1818">
      <style:text-properties fo:font-family="'Liberation Sans'" fo:font-size="10pt" fo:font-style="normal" style:text-underline-type="none" fo:font-weight="normal"/>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821">
      <style:text-properties fo:font-family="'Liberation Sans'" fo:font-size="10pt" fo:font-style="normal" style:text-underline-type="none" fo:font-weight="normal"/>
    </style:style>
    <style:style style:family="text" style:name="T1822">
      <style:text-properties fo:font-family="'Liberation Sans'" fo:font-size="10pt" fo:font-style="normal" style:text-underline-type="none" fo:font-weight="normal"/>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825">
      <style:text-properties fo:font-family="'Liberation Sans'" fo:font-size="10pt" fo:font-style="normal" style:text-underline-type="none" fo:font-weight="normal"/>
    </style:style>
    <style:style style:family="text" style:name="T1826">
      <style:text-properties fo:font-family="'Liberation Sans'" fo:font-size="10pt" fo:font-style="normal" style:text-underline-type="none" fo:font-weight="normal"/>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829">
      <style:text-properties fo:font-family="'Liberation Sans'" fo:font-size="10pt" fo:font-style="normal" style:text-underline-type="none" fo:font-weight="normal"/>
    </style:style>
    <style:style style:family="text" style:name="T1830">
      <style:text-properties fo:font-family="'Liberation Sans'" fo:font-size="10pt" fo:font-style="normal" style:text-underline-type="none" fo:font-weight="normal"/>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able-row" style:name="ro926">
      <style:table-row-properties style:row-height="12.8pt" style:use-optimal-row-height="false" fo:break-before="auto"/>
    </style:style>
    <style:style style:family="text" style:name="T1833">
      <style:text-properties fo:font-family="'Liberation Sans'" fo:font-size="10pt" fo:font-style="normal" style:text-underline-type="none" fo:font-weight="normal"/>
    </style:style>
    <style:style style:family="text" style:name="T1834">
      <style:text-properties fo:font-family="'Liberation Sans'" fo:font-size="10pt" fo:font-style="normal" style:text-underline-type="none" fo:font-weight="normal"/>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ext" style:name="T1837">
      <style:text-properties fo:font-family="'Liberation Sans'" fo:font-size="10pt" fo:font-style="normal" style:text-underline-type="none" fo:font-weight="normal"/>
    </style:style>
    <style:style style:family="text" style:name="T1838">
      <style:text-properties fo:font-family="'Liberation Sans'" fo:font-size="10pt" fo:font-style="normal" style:text-underline-type="none" fo:font-weight="normal"/>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able-row" style:name="ro928">
      <style:table-row-properties style:row-height="12.8pt" style:use-optimal-row-height="false" fo:break-before="auto"/>
    </style:style>
    <style:style style:family="text" style:name="T1841">
      <style:text-properties fo:font-family="'Liberation Sans'" fo:font-size="10pt" fo:font-style="normal" style:text-underline-type="none" fo:font-weight="normal"/>
    </style:style>
    <style:style style:family="text" style:name="T1842">
      <style:text-properties fo:font-family="'Liberation Sans'" fo:font-size="10pt" fo:font-style="normal" style:text-underline-type="none" fo:font-weight="normal"/>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ext" style:name="T1845">
      <style:text-properties fo:font-family="'Liberation Sans'" fo:font-size="10pt" fo:font-style="normal" style:text-underline-type="none" fo:font-weight="normal"/>
    </style:style>
    <style:style style:family="text" style:name="T1846">
      <style:text-properties fo:font-family="'Liberation Sans'" fo:font-size="10pt" fo:font-style="normal" style:text-underline-type="none" fo:font-weight="normal"/>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able-row" style:name="ro930">
      <style:table-row-properties style:row-height="12.8pt" style:use-optimal-row-height="false" fo:break-before="auto"/>
    </style:style>
    <style:style style:family="text" style:name="T1849">
      <style:text-properties fo:font-family="'Liberation Sans'" fo:font-size="10pt" fo:font-style="normal" style:text-underline-type="none" fo:font-weight="normal"/>
    </style:style>
    <style:style style:family="text" style:name="T1850">
      <style:text-properties fo:font-family="'Liberation Sans'" fo:font-size="10pt" fo:font-style="normal" style:text-underline-type="none" fo:font-weight="normal"/>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able-row" style:name="ro931">
      <style:table-row-properties style:row-height="12.8pt" style:use-optimal-row-height="false" fo:break-before="auto"/>
    </style:style>
    <style:style style:family="text" style:name="T1853">
      <style:text-properties fo:font-family="'Liberation Sans'" fo:font-size="10pt" fo:font-style="normal" style:text-underline-type="none" fo:font-weight="normal"/>
    </style:style>
    <style:style style:family="text" style:name="T1854">
      <style:text-properties fo:font-family="'Liberation Sans'" fo:font-size="10pt" fo:font-style="normal" style:text-underline-type="none" fo:font-weight="normal"/>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able-row" style:name="ro932">
      <style:table-row-properties style:row-height="12.8pt" style:use-optimal-row-height="false" fo:break-before="auto"/>
    </style:style>
    <style:style style:family="text" style:name="T1857">
      <style:text-properties fo:font-family="'Liberation Sans'" fo:font-size="10pt" fo:font-style="normal" style:text-underline-type="none" fo:font-weight="normal"/>
    </style:style>
    <style:style style:family="text" style:name="T1858">
      <style:text-properties fo:font-family="'Liberation Sans'" fo:font-size="10pt" fo:font-style="normal" style:text-underline-type="none" fo:font-weight="normal"/>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able-row" style:name="ro933">
      <style:table-row-properties style:row-height="12.8pt" style:use-optimal-row-height="false" fo:break-before="auto"/>
    </style:style>
    <style:style style:family="text" style:name="T1861">
      <style:text-properties fo:font-family="'Liberation Sans'" fo:font-size="10pt" fo:font-style="normal" style:text-underline-type="none" fo:font-weight="normal"/>
    </style:style>
    <style:style style:family="text" style:name="T1862">
      <style:text-properties fo:font-family="'Liberation Sans'" fo:font-size="10pt" fo:font-style="normal" style:text-underline-type="none" fo:font-weight="normal"/>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able-row" style:name="ro934">
      <style:table-row-properties style:row-height="12.8pt" style:use-optimal-row-height="false" fo:break-before="auto"/>
    </style:style>
    <style:style style:family="text" style:name="T1865">
      <style:text-properties fo:font-family="'Liberation Sans'" fo:font-size="10pt" fo:font-style="normal" style:text-underline-type="none" fo:font-weight="normal"/>
    </style:style>
    <style:style style:family="text" style:name="T1866">
      <style:text-properties fo:font-family="'Liberation Sans'" fo:font-size="10pt" fo:font-style="normal" style:text-underline-type="none" fo:font-weight="normal"/>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able-row" style:name="ro935">
      <style:table-row-properties style:row-height="12.8pt" style:use-optimal-row-height="false" fo:break-before="auto"/>
    </style:style>
    <style:style style:family="text" style:name="T1869">
      <style:text-properties fo:font-family="'Liberation Sans'" fo:font-size="10pt" fo:font-style="normal" style:text-underline-type="none" fo:font-weight="normal"/>
    </style:style>
    <style:style style:family="text" style:name="T1870">
      <style:text-properties fo:font-family="'Liberation Sans'" fo:font-size="10pt" fo:font-style="normal" style:text-underline-type="none" fo:font-weight="normal"/>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able-row" style:name="ro936">
      <style:table-row-properties style:row-height="12.8pt" style:use-optimal-row-height="false" fo:break-before="auto"/>
    </style:style>
    <style:style style:family="text" style:name="T1873">
      <style:text-properties fo:font-family="'Liberation Sans'" fo:font-size="10pt" fo:font-style="normal" style:text-underline-type="none" fo:font-weight="normal"/>
    </style:style>
    <style:style style:family="text" style:name="T1874">
      <style:text-properties fo:font-family="'Liberation Sans'" fo:font-size="10pt" fo:font-style="normal" style:text-underline-type="none" fo:font-weight="normal"/>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877">
      <style:text-properties fo:font-family="'Liberation Sans'" fo:font-size="10pt" fo:font-style="normal" style:text-underline-type="none" fo:font-weight="normal"/>
    </style:style>
    <style:style style:family="text" style:name="T1878">
      <style:text-properties fo:font-family="'Liberation Sans'" fo:font-size="10pt" fo:font-style="normal" style:text-underline-type="none" fo:font-weight="normal"/>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ext" style:name="T1881">
      <style:text-properties fo:font-family="'Liberation Sans'" fo:font-size="10pt" fo:font-style="normal" style:text-underline-type="none" fo:font-weight="normal"/>
    </style:style>
    <style:style style:family="text" style:name="T1882">
      <style:text-properties fo:font-family="'Liberation Sans'" fo:font-size="10pt" fo:font-style="normal" style:text-underline-type="none" fo:font-weight="normal"/>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885">
      <style:text-properties fo:font-family="'Liberation Sans'" fo:font-size="10pt" fo:font-style="normal" style:text-underline-type="none" fo:font-weight="normal"/>
    </style:style>
    <style:style style:family="text" style:name="T1886">
      <style:text-properties fo:font-family="'Liberation Sans'" fo:font-size="10pt" fo:font-style="normal" style:text-underline-type="none" fo:font-weight="normal"/>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889">
      <style:text-properties fo:font-family="'Liberation Sans'" fo:font-size="10pt" fo:font-style="normal" style:text-underline-type="none" fo:font-weight="normal"/>
    </style:style>
    <style:style style:family="text" style:name="T1890">
      <style:text-properties fo:font-family="'Liberation Sans'" fo:font-size="10pt" fo:font-style="normal" style:text-underline-type="none" fo:font-weight="normal"/>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893">
      <style:text-properties fo:font-family="'Liberation Sans'" fo:font-size="10pt" fo:font-style="normal" style:text-underline-type="none" fo:font-weight="normal"/>
    </style:style>
    <style:style style:family="text" style:name="T1894">
      <style:text-properties fo:font-family="'Liberation Sans'" fo:font-size="10pt" fo:font-style="normal" style:text-underline-type="none" fo:font-weight="normal"/>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897">
      <style:text-properties fo:font-family="'Liberation Sans'" fo:font-size="10pt" fo:font-style="normal" style:text-underline-type="none" fo:font-weight="normal"/>
    </style:style>
    <style:style style:family="text" style:name="T1898">
      <style:text-properties fo:font-family="'Liberation Sans'" fo:font-size="10pt" fo:font-style="normal" style:text-underline-type="none" fo:font-weight="normal"/>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901">
      <style:text-properties fo:font-family="'Liberation Sans'" fo:font-size="10pt" fo:font-style="normal" style:text-underline-type="none" fo:font-weight="normal"/>
    </style:style>
    <style:style style:family="text" style:name="T1902">
      <style:text-properties fo:font-family="'Liberation Sans'" fo:font-size="10pt" fo:font-style="normal" style:text-underline-type="none" fo:font-weight="normal"/>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905">
      <style:text-properties fo:font-family="'Liberation Sans'" fo:font-size="10pt" fo:font-style="normal" style:text-underline-type="none" fo:font-weight="normal"/>
    </style:style>
    <style:style style:family="text" style:name="T1906">
      <style:text-properties fo:font-family="'Liberation Sans'" fo:font-size="10pt" fo:font-style="normal" style:text-underline-type="none" fo:font-weight="normal"/>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909">
      <style:text-properties fo:font-family="'Liberation Sans'" fo:font-size="10pt" fo:font-style="normal" style:text-underline-type="none" fo:font-weight="normal"/>
    </style:style>
    <style:style style:family="text" style:name="T1910">
      <style:text-properties fo:font-family="'Liberation Sans'" fo:font-size="10pt" fo:font-style="normal" style:text-underline-type="none" fo:font-weight="normal"/>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913">
      <style:text-properties fo:font-family="'Liberation Sans'" fo:font-size="10pt" fo:font-style="normal" style:text-underline-type="none" fo:font-weight="normal"/>
    </style:style>
    <style:style style:family="text" style:name="T1914">
      <style:text-properties fo:font-family="'Liberation Sans'" fo:font-size="10pt" fo:font-style="normal" style:text-underline-type="none" fo:font-weight="normal"/>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917">
      <style:text-properties fo:font-family="'Liberation Sans'" fo:font-size="10pt" fo:font-style="normal" style:text-underline-type="none" fo:font-weight="normal"/>
    </style:style>
    <style:style style:family="text" style:name="T1918">
      <style:text-properties fo:font-family="'Liberation Sans'" fo:font-size="10pt" fo:font-style="normal" style:text-underline-type="none" fo:font-weight="normal"/>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921">
      <style:text-properties fo:font-family="'Liberation Sans'" fo:font-size="10pt" fo:font-style="normal" style:text-underline-type="none" fo:font-weight="normal"/>
    </style:style>
    <style:style style:family="text" style:name="T1922">
      <style:text-properties fo:font-family="'Liberation Sans'" fo:font-size="10pt" fo:font-style="normal" style:text-underline-type="none" fo:font-weight="normal"/>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1925">
      <style:text-properties fo:font-family="'Liberation Sans'" fo:font-size="10pt" fo:font-style="normal" style:text-underline-type="none" fo:font-weight="normal"/>
    </style:style>
    <style:style style:family="text" style:name="T1926">
      <style:text-properties fo:font-family="'Liberation Sans'" fo:font-size="10pt" fo:font-style="normal" style:text-underline-type="none" fo:font-weight="normal"/>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1929">
      <style:text-properties fo:font-family="'Liberation Sans'" fo:font-size="10pt" fo:font-style="normal" style:text-underline-type="none" fo:font-weight="normal"/>
    </style:style>
    <style:style style:family="text" style:name="T1930">
      <style:text-properties fo:font-family="'Liberation Sans'" fo:font-size="10pt" fo:font-style="normal" style:text-underline-type="none" fo:font-weight="normal"/>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1933">
      <style:text-properties fo:font-family="'Liberation Sans'" fo:font-size="10pt" fo:font-style="normal" style:text-underline-type="none" fo:font-weight="normal"/>
    </style:style>
    <style:style style:family="text" style:name="T1934">
      <style:text-properties fo:font-family="'Liberation Sans'" fo:font-size="10pt" fo:font-style="normal" style:text-underline-type="none" fo:font-weight="normal"/>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1937">
      <style:text-properties fo:font-family="'Liberation Sans'" fo:font-size="10pt" fo:font-style="normal" style:text-underline-type="none" fo:font-weight="normal"/>
    </style:style>
    <style:style style:family="text" style:name="T1938">
      <style:text-properties fo:font-family="'Liberation Sans'" fo:font-size="10pt" fo:font-style="normal" style:text-underline-type="none" fo:font-weight="normal"/>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1941">
      <style:text-properties fo:font-family="'Liberation Sans'" fo:font-size="10pt" fo:font-style="normal" style:text-underline-type="none" fo:font-weight="normal"/>
    </style:style>
    <style:style style:family="text" style:name="T1942">
      <style:text-properties fo:font-family="'Liberation Sans'" fo:font-size="10pt" fo:font-style="normal" style:text-underline-type="none" fo:font-weight="normal"/>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1945">
      <style:text-properties fo:font-family="'Liberation Sans'" fo:font-size="10pt" fo:font-style="normal" style:text-underline-type="none" fo:font-weight="normal"/>
    </style:style>
    <style:style style:family="text" style:name="T1946">
      <style:text-properties fo:font-family="'Liberation Sans'" fo:font-size="10pt" fo:font-style="normal" style:text-underline-type="none" fo:font-weight="normal"/>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949">
      <style:text-properties fo:font-family="'Liberation Sans'" fo:font-size="10pt" fo:font-style="normal" style:text-underline-type="none" fo:font-weight="normal"/>
    </style:style>
    <style:style style:family="text" style:name="T1950">
      <style:text-properties fo:font-family="'Liberation Sans'" fo:font-size="10pt" fo:font-style="normal" style:text-underline-type="none" fo:font-weight="normal"/>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953">
      <style:text-properties fo:font-family="'Liberation Sans'" fo:font-size="10pt" fo:font-style="normal" style:text-underline-type="none" fo:font-weight="normal"/>
    </style:style>
    <style:style style:family="text" style:name="T1954">
      <style:text-properties fo:font-family="'Liberation Sans'" fo:font-size="10pt" fo:font-style="normal" style:text-underline-type="none" fo:font-weight="normal"/>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1957">
      <style:text-properties fo:font-family="'Liberation Sans'" fo:font-size="10pt" fo:font-style="normal" style:text-underline-type="none" fo:font-weight="normal"/>
    </style:style>
    <style:style style:family="text" style:name="T1958">
      <style:text-properties fo:font-family="'Liberation Sans'" fo:font-size="10pt" fo:font-style="normal" style:text-underline-type="none" fo:font-weight="normal"/>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1961">
      <style:text-properties fo:font-family="'Liberation Sans'" fo:font-size="10pt" fo:font-style="normal" style:text-underline-type="none" fo:font-weight="normal"/>
    </style:style>
    <style:style style:family="text" style:name="T1962">
      <style:text-properties fo:font-family="'Liberation Sans'" fo:font-size="10pt" fo:font-style="normal" style:text-underline-type="none" fo:font-weight="normal"/>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1965">
      <style:text-properties fo:font-family="'Liberation Sans'" fo:font-size="10pt" fo:font-style="normal" style:text-underline-type="none" fo:font-weight="normal"/>
    </style:style>
    <style:style style:family="text" style:name="T1966">
      <style:text-properties fo:font-family="'Liberation Sans'" fo:font-size="10pt" fo:font-style="normal" style:text-underline-type="none" fo:font-weight="normal"/>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ext" style:name="T1969">
      <style:text-properties fo:font-family="'Liberation Sans'" fo:font-size="10pt" fo:font-style="normal" style:text-underline-type="none" fo:font-weight="normal"/>
    </style:style>
    <style:style style:family="text" style:name="T1970">
      <style:text-properties fo:font-family="'Liberation Sans'" fo:font-size="10pt" fo:font-style="normal" style:text-underline-type="none" fo:font-weight="normal"/>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able-row" style:name="ro961">
      <style:table-row-properties style:row-height="12.8pt" style:use-optimal-row-height="false" fo:break-before="auto"/>
    </style:style>
    <style:style style:family="text" style:name="T1973">
      <style:text-properties fo:font-family="'Liberation Sans'" fo:font-size="10pt" fo:font-style="normal" style:text-underline-type="none" fo:font-weight="normal"/>
    </style:style>
    <style:style style:family="text" style:name="T1974">
      <style:text-properties fo:font-family="'Liberation Sans'" fo:font-size="10pt" fo:font-style="normal" style:text-underline-type="none" fo:font-weight="normal"/>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able-row" style:name="ro962">
      <style:table-row-properties style:row-height="12.8pt" style:use-optimal-row-height="false" fo:break-before="auto"/>
    </style:style>
    <style:style style:family="text" style:name="T1977">
      <style:text-properties fo:font-family="'Liberation Sans'" fo:font-size="10pt" fo:font-style="normal" style:text-underline-type="none" fo:font-weight="normal"/>
    </style:style>
    <style:style style:family="text" style:name="T1978">
      <style:text-properties fo:font-family="'Liberation Sans'" fo:font-size="10pt" fo:font-style="normal" style:text-underline-type="none" fo:font-weight="normal"/>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able-row" style:name="ro963">
      <style:table-row-properties style:row-height="12.8pt" style:use-optimal-row-height="false" fo:break-before="auto"/>
    </style:style>
    <style:style style:family="text" style:name="T1981">
      <style:text-properties fo:font-family="'Liberation Sans'" fo:font-size="10pt" fo:font-style="normal" style:text-underline-type="none" fo:font-weight="normal"/>
    </style:style>
    <style:style style:family="text" style:name="T1982">
      <style:text-properties fo:font-family="'Liberation Sans'" fo:font-size="10pt" fo:font-style="normal" style:text-underline-type="none" fo:font-weight="normal"/>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able-row" style:name="ro964">
      <style:table-row-properties style:row-height="12.8pt" style:use-optimal-row-height="false" fo:break-before="auto"/>
    </style:style>
    <style:style style:family="text" style:name="T1985">
      <style:text-properties fo:font-family="'Liberation Sans'" fo:font-size="10pt" fo:font-style="normal" style:text-underline-type="none" fo:font-weight="normal"/>
    </style:style>
    <style:style style:family="text" style:name="T1986">
      <style:text-properties fo:font-family="'Liberation Sans'" fo:font-size="10pt" fo:font-style="normal" style:text-underline-type="none" fo:font-weight="normal"/>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1989">
      <style:text-properties fo:font-family="'Liberation Sans'" fo:font-size="10pt" fo:font-style="normal" style:text-underline-type="none" fo:font-weight="normal"/>
    </style:style>
    <style:style style:family="text" style:name="T1990">
      <style:text-properties fo:font-family="'Liberation Sans'" fo:font-size="10pt" fo:font-style="normal" style:text-underline-type="none" fo:font-weight="normal"/>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993">
      <style:text-properties fo:font-family="'Liberation Sans'" fo:font-size="10pt" fo:font-style="normal" style:text-underline-type="none" fo:font-weight="normal"/>
    </style:style>
    <style:style style:family="text" style:name="T1994">
      <style:text-properties fo:font-family="'Liberation Sans'" fo:font-size="10pt" fo:font-style="normal" style:text-underline-type="none" fo:font-weight="normal"/>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997">
      <style:text-properties fo:font-family="'Liberation Sans'" fo:font-size="10pt" fo:font-style="normal" style:text-underline-type="none" fo:font-weight="normal"/>
    </style:style>
    <style:style style:family="text" style:name="T1998">
      <style:text-properties fo:font-family="'Liberation Sans'" fo:font-size="10pt" fo:font-style="normal" style:text-underline-type="none" fo:font-weight="normal"/>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2001">
      <style:text-properties fo:font-family="'Liberation Sans'" fo:font-size="10pt" fo:font-style="normal" style:text-underline-type="none" fo:font-weight="normal"/>
    </style:style>
    <style:style style:family="text" style:name="T2002">
      <style:text-properties fo:font-family="'Liberation Sans'" fo:font-size="10pt" fo:font-style="normal" style:text-underline-type="none" fo:font-weight="normal"/>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2005">
      <style:text-properties fo:font-family="'Liberation Sans'" fo:font-size="10pt" fo:font-style="normal" style:text-underline-type="none" fo:font-weight="normal"/>
    </style:style>
    <style:style style:family="text" style:name="T2006">
      <style:text-properties fo:font-family="'Liberation Sans'" fo:font-size="10pt" fo:font-style="normal" style:text-underline-type="none" fo:font-weight="normal"/>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2009">
      <style:text-properties fo:font-family="'Liberation Sans'" fo:font-size="10pt" fo:font-style="normal" style:text-underline-type="none" fo:font-weight="normal"/>
    </style:style>
    <style:style style:family="text" style:name="T2010">
      <style:text-properties fo:font-family="'Liberation Sans'" fo:font-size="10pt" fo:font-style="normal" style:text-underline-type="none" fo:font-weight="normal"/>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2013">
      <style:text-properties fo:font-family="'Liberation Sans'" fo:font-size="10pt" fo:font-style="normal" style:text-underline-type="none" fo:font-weight="normal"/>
    </style:style>
    <style:style style:family="text" style:name="T2014">
      <style:text-properties fo:font-family="'Liberation Sans'" fo:font-size="10pt" fo:font-style="normal" style:text-underline-type="none" fo:font-weight="normal"/>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2017">
      <style:text-properties fo:font-family="'Liberation Sans'" fo:font-size="10pt" fo:font-style="normal" style:text-underline-type="none" fo:font-weight="normal"/>
    </style:style>
    <style:style style:family="text" style:name="T2018">
      <style:text-properties fo:font-family="'Liberation Sans'" fo:font-size="10pt" fo:font-style="normal" style:text-underline-type="none" fo:font-weight="normal"/>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2021">
      <style:text-properties fo:font-family="'Liberation Sans'" fo:font-size="10pt" fo:font-style="normal" style:text-underline-type="none" fo:font-weight="normal"/>
    </style:style>
    <style:style style:family="text" style:name="T2022">
      <style:text-properties fo:font-family="'Liberation Sans'" fo:font-size="10pt" fo:font-style="normal" style:text-underline-type="none" fo:font-weight="normal"/>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2025">
      <style:text-properties fo:font-family="'Liberation Sans'" fo:font-size="10pt" fo:font-style="normal" style:text-underline-type="none" fo:font-weight="normal"/>
    </style:style>
    <style:style style:family="text" style:name="T2026">
      <style:text-properties fo:font-family="'Liberation Sans'" fo:font-size="10pt" fo:font-style="normal" style:text-underline-type="none" fo:font-weight="normal"/>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2029">
      <style:text-properties fo:font-family="'Liberation Sans'" fo:font-size="10pt" fo:font-style="normal" style:text-underline-type="none" fo:font-weight="normal"/>
    </style:style>
    <style:style style:family="text" style:name="T2030">
      <style:text-properties fo:font-family="'Liberation Sans'" fo:font-size="10pt" fo:font-style="normal" style:text-underline-type="none" fo:font-weight="normal"/>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2033">
      <style:text-properties fo:font-family="'Liberation Sans'" fo:font-size="10pt" fo:font-style="normal" style:text-underline-type="none" fo:font-weight="normal"/>
    </style:style>
    <style:style style:family="text" style:name="T2034">
      <style:text-properties fo:font-family="'Liberation Sans'" fo:font-size="10pt" fo:font-style="normal" style:text-underline-type="none" fo:font-weight="normal"/>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2037">
      <style:text-properties fo:font-family="'Liberation Sans'" fo:font-size="10pt" fo:font-style="normal" style:text-underline-type="none" fo:font-weight="normal"/>
    </style:style>
    <style:style style:family="text" style:name="T2038">
      <style:text-properties fo:font-family="'Liberation Sans'" fo:font-size="10pt" fo:font-style="normal" style:text-underline-type="none" fo:font-weight="normal"/>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2041">
      <style:text-properties fo:font-family="'Liberation Sans'" fo:font-size="10pt" fo:font-style="normal" style:text-underline-type="none" fo:font-weight="normal"/>
    </style:style>
    <style:style style:family="text" style:name="T2042">
      <style:text-properties fo:font-family="'Liberation Sans'" fo:font-size="10pt" fo:font-style="normal" style:text-underline-type="none" fo:font-weight="normal"/>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able-row" style:name="ro979">
      <style:table-row-properties style:row-height="12.8pt" style:use-optimal-row-height="false" fo:break-before="auto"/>
    </style:style>
    <style:style style:family="text" style:name="T2045">
      <style:text-properties fo:font-family="'Liberation Sans'" fo:font-size="10pt" fo:font-style="normal" style:text-underline-type="none" fo:font-weight="normal"/>
    </style:style>
    <style:style style:family="text" style:name="T2046">
      <style:text-properties fo:font-family="'Liberation Sans'" fo:font-size="10pt" fo:font-style="normal" style:text-underline-type="none" fo:font-weight="normal"/>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able-row" style:name="ro980">
      <style:table-row-properties style:row-height="12.8pt" style:use-optimal-row-height="false" fo:break-before="auto"/>
    </style:style>
    <style:style style:family="text" style:name="T2049">
      <style:text-properties fo:font-family="'Liberation Sans'" fo:font-size="10pt" fo:font-style="normal" style:text-underline-type="none" fo:font-weight="normal"/>
    </style:style>
    <style:style style:family="text" style:name="T2050">
      <style:text-properties fo:font-family="'Liberation Sans'" fo:font-size="10pt" fo:font-style="normal" style:text-underline-type="none" fo:font-weight="normal"/>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able-row" style:name="ro981">
      <style:table-row-properties style:row-height="12.8pt" style:use-optimal-row-height="false" fo:break-before="auto"/>
    </style:style>
    <style:style style:family="text" style:name="T2053">
      <style:text-properties fo:font-family="'Liberation Sans'" fo:font-size="10pt" fo:font-style="normal" style:text-underline-type="none" fo:font-weight="normal"/>
    </style:style>
    <style:style style:family="text" style:name="T2054">
      <style:text-properties fo:font-family="'Liberation Sans'" fo:font-size="10pt" fo:font-style="normal" style:text-underline-type="none" fo:font-weight="normal"/>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able-row" style:name="ro982">
      <style:table-row-properties style:row-height="12.8pt" style:use-optimal-row-height="false" fo:break-before="auto"/>
    </style:style>
    <style:style style:family="text" style:name="T2057">
      <style:text-properties fo:font-family="'Liberation Sans'" fo:font-size="10pt" fo:font-style="normal" style:text-underline-type="none" fo:font-weight="normal"/>
    </style:style>
    <style:style style:family="text" style:name="T2058">
      <style:text-properties fo:font-family="'Liberation Sans'" fo:font-size="10pt" fo:font-style="normal" style:text-underline-type="none" fo:font-weight="normal"/>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able-row" style:name="ro983">
      <style:table-row-properties style:row-height="12.8pt" style:use-optimal-row-height="false" fo:break-before="auto"/>
    </style:style>
    <style:style style:family="text" style:name="T2061">
      <style:text-properties fo:font-family="'Liberation Sans'" fo:font-size="10pt" fo:font-style="normal" style:text-underline-type="none" fo:font-weight="normal"/>
    </style:style>
    <style:style style:family="text" style:name="T2062">
      <style:text-properties fo:font-family="'Liberation Sans'" fo:font-size="10pt" fo:font-style="normal" style:text-underline-type="none" fo:font-weight="normal"/>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able-row" style:name="ro984">
      <style:table-row-properties style:row-height="12.8pt" style:use-optimal-row-height="false" fo:break-before="auto"/>
    </style:style>
    <style:style style:family="text" style:name="T2065">
      <style:text-properties fo:font-family="'Liberation Sans'" fo:font-size="10pt" fo:font-style="normal" style:text-underline-type="none" fo:font-weight="normal"/>
    </style:style>
    <style:style style:family="text" style:name="T2066">
      <style:text-properties fo:font-family="'Liberation Sans'" fo:font-size="10pt" fo:font-style="normal" style:text-underline-type="none" fo:font-weight="normal"/>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able-row" style:name="ro985">
      <style:table-row-properties style:row-height="12.8pt" style:use-optimal-row-height="false" fo:break-before="auto"/>
    </style:style>
    <style:style style:family="text" style:name="T2069">
      <style:text-properties fo:font-family="'Liberation Sans'" fo:font-size="10pt" fo:font-style="normal" style:text-underline-type="none" fo:font-weight="normal"/>
    </style:style>
    <style:style style:family="text" style:name="T2070">
      <style:text-properties fo:font-family="'Liberation Sans'" fo:font-size="10pt" fo:font-style="normal" style:text-underline-type="none" fo:font-weight="normal"/>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2073">
      <style:text-properties fo:font-family="'Liberation Sans'" fo:font-size="10pt" fo:font-style="normal" style:text-underline-type="none" fo:font-weight="normal"/>
    </style:style>
    <style:style style:family="text" style:name="T2074">
      <style:text-properties fo:font-family="'Liberation Sans'" fo:font-size="10pt" fo:font-style="normal" style:text-underline-type="none" fo:font-weight="normal"/>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2077">
      <style:text-properties fo:font-family="'Liberation Sans'" fo:font-size="10pt" fo:font-style="normal" style:text-underline-type="none" fo:font-weight="normal"/>
    </style:style>
    <style:style style:family="text" style:name="T2078">
      <style:text-properties fo:font-family="'Liberation Sans'" fo:font-size="10pt" fo:font-style="normal" style:text-underline-type="none" fo:font-weight="normal"/>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2081">
      <style:text-properties fo:font-family="'Liberation Sans'" fo:font-size="10pt" fo:font-style="normal" style:text-underline-type="none" fo:font-weight="normal"/>
    </style:style>
    <style:style style:family="text" style:name="T2082">
      <style:text-properties fo:font-family="'Liberation Sans'" fo:font-size="10pt" fo:font-style="normal" style:text-underline-type="none" fo:font-weight="normal"/>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2085">
      <style:text-properties fo:font-family="'Liberation Sans'" fo:font-size="10pt" fo:font-style="normal" style:text-underline-type="none" fo:font-weight="normal"/>
    </style:style>
    <style:style style:family="text" style:name="T2086">
      <style:text-properties fo:font-family="'Liberation Sans'" fo:font-size="10pt" fo:font-style="normal" style:text-underline-type="none" fo:font-weight="normal"/>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2089">
      <style:text-properties fo:font-family="'Liberation Sans'" fo:font-size="10pt" fo:font-style="normal" style:text-underline-type="none" fo:font-weight="normal"/>
    </style:style>
    <style:style style:family="text" style:name="T2090">
      <style:text-properties fo:font-family="'Liberation Sans'" fo:font-size="10pt" fo:font-style="normal" style:text-underline-type="none" fo:font-weight="normal"/>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2093">
      <style:text-properties fo:font-family="'Liberation Sans'" fo:font-size="10pt" fo:font-style="normal" style:text-underline-type="none" fo:font-weight="normal"/>
    </style:style>
    <style:style style:family="text" style:name="T2094">
      <style:text-properties fo:font-family="'Liberation Sans'" fo:font-size="10pt" fo:font-style="normal" style:text-underline-type="none" fo:font-weight="normal"/>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2097">
      <style:text-properties fo:font-family="'Liberation Sans'" fo:font-size="10pt" fo:font-style="normal" style:text-underline-type="none" fo:font-weight="normal"/>
    </style:style>
    <style:style style:family="text" style:name="T2098">
      <style:text-properties fo:font-family="'Liberation Sans'" fo:font-size="10pt" fo:font-style="normal" style:text-underline-type="none" fo:font-weight="normal"/>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2101">
      <style:text-properties fo:font-family="'Liberation Sans'" fo:font-size="10pt" fo:font-style="normal" style:text-underline-type="none" fo:font-weight="normal"/>
    </style:style>
    <style:style style:family="text" style:name="T2102">
      <style:text-properties fo:font-family="'Liberation Sans'" fo:font-size="10pt" fo:font-style="normal" style:text-underline-type="none" fo:font-weight="normal"/>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family="text" style:name="T2105">
      <style:text-properties fo:font-family="'Liberation Sans'" fo:font-size="10pt" fo:font-style="normal" style:text-underline-type="none" fo:font-weight="normal"/>
    </style:style>
    <style:style style:family="text" style:name="T2106">
      <style:text-properties fo:font-family="'Liberation Sans'" fo:font-size="10pt" fo:font-style="normal" style:text-underline-type="none" fo:font-weight="normal"/>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able-row" style:name="ro995">
      <style:table-row-properties style:row-height="12.8pt" style:use-optimal-row-height="false" fo:break-before="auto"/>
    </style:style>
    <style:style style:family="text" style:name="T2109">
      <style:text-properties fo:font-family="'Liberation Sans'" fo:font-size="10pt" fo:font-style="normal" style:text-underline-type="none" fo:font-weight="normal"/>
    </style:style>
    <style:style style:family="text" style:name="T2110">
      <style:text-properties fo:font-family="'Liberation Sans'" fo:font-size="10pt" fo:font-style="normal" style:text-underline-type="none" fo:font-weight="normal"/>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able-row" style:name="ro996">
      <style:table-row-properties style:row-height="12.8pt" style:use-optimal-row-height="false" fo:break-before="auto"/>
    </style:style>
    <style:style style:family="text" style:name="T2113">
      <style:text-properties fo:font-family="'Liberation Sans'" fo:font-size="10pt" fo:font-style="normal" style:text-underline-type="none" fo:font-weight="normal"/>
    </style:style>
    <style:style style:family="text" style:name="T2114">
      <style:text-properties fo:font-family="'Liberation Sans'" fo:font-size="10pt" fo:font-style="normal" style:text-underline-type="none" fo:font-weight="normal"/>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able-row" style:name="ro997">
      <style:table-row-properties style:row-height="12.8pt" style:use-optimal-row-height="false" fo:break-before="auto"/>
    </style:style>
    <style:style style:family="text" style:name="T2117">
      <style:text-properties fo:font-family="'Liberation Sans'" fo:font-size="10pt" fo:font-style="normal" style:text-underline-type="none" fo:font-weight="normal"/>
    </style:style>
    <style:style style:family="text" style:name="T2118">
      <style:text-properties fo:font-family="'Liberation Sans'" fo:font-size="10pt" fo:font-style="normal" style:text-underline-type="none" fo:font-weight="normal"/>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able-row" style:name="ro998">
      <style:table-row-properties style:row-height="12.8pt" style:use-optimal-row-height="false" fo:break-before="auto"/>
    </style:style>
    <style:style style:family="text" style:name="T2121">
      <style:text-properties fo:font-family="'Liberation Sans'" fo:font-size="10pt" fo:font-style="normal" style:text-underline-type="none" fo:font-weight="normal"/>
    </style:style>
    <style:style style:family="text" style:name="T2122">
      <style:text-properties fo:font-family="'Liberation Sans'" fo:font-size="10pt" fo:font-style="normal" style:text-underline-type="none" fo:font-weight="normal"/>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able-row" style:name="ro999">
      <style:table-row-properties style:row-height="12.8pt" style:use-optimal-row-height="false" fo:break-before="auto"/>
    </style:style>
    <style:style style:family="text" style:name="T2125">
      <style:text-properties fo:font-family="'Liberation Sans'" fo:font-size="10pt" fo:font-style="normal" style:text-underline-type="none" fo:font-weight="normal"/>
    </style:style>
    <style:style style:family="text" style:name="T2126">
      <style:text-properties fo:font-family="'Liberation Sans'" fo:font-size="10pt" fo:font-style="normal" style:text-underline-type="none" fo:font-weight="normal"/>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able-row" style:name="ro1000">
      <style:table-row-properties style:row-height="12.8pt" style:use-optimal-row-height="false" fo:break-before="auto"/>
    </style:style>
    <style:style style:family="text" style:name="T2129">
      <style:text-properties fo:font-family="'Liberation Sans'" fo:font-size="10pt" fo:font-style="normal" style:text-underline-type="none" fo:font-weight="normal"/>
    </style:style>
    <style:style style:family="text" style:name="T2130">
      <style:text-properties fo:font-family="'Liberation Sans'" fo:font-size="10pt" fo:font-style="normal" style:text-underline-type="none" fo:font-weight="normal"/>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able-row" style:name="ro1001">
      <style:table-row-properties style:row-height="12.8pt" style:use-optimal-row-height="false" fo:break-before="auto"/>
    </style:style>
    <style:style style:family="text" style:name="T2133">
      <style:text-properties fo:font-family="'Liberation Sans'" fo:font-size="10pt" fo:font-style="normal" style:text-underline-type="none" fo:font-weight="normal"/>
    </style:style>
    <style:style style:family="text" style:name="T2134">
      <style:text-properties fo:font-family="'Liberation Sans'" fo:font-size="10pt" fo:font-style="normal" style:text-underline-type="none" fo:font-weight="normal"/>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able-row" style:name="ro1002">
      <style:table-row-properties style:row-height="12.8pt" style:use-optimal-row-height="false" fo:break-before="auto"/>
    </style:style>
    <style:style style:family="text" style:name="T2137">
      <style:text-properties fo:font-family="'Liberation Sans'" fo:font-size="10pt" fo:font-style="normal" style:text-underline-type="none" fo:font-weight="normal"/>
    </style:style>
    <style:style style:family="text" style:name="T2138">
      <style:text-properties fo:font-family="'Liberation Sans'" fo:font-size="10pt" fo:font-style="normal" style:text-underline-type="none" fo:font-weight="normal"/>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able-row" style:name="ro1003">
      <style:table-row-properties style:row-height="12.8pt" style:use-optimal-row-height="false" fo:break-before="auto"/>
    </style:style>
    <style:style style:family="text" style:name="T2141">
      <style:text-properties fo:font-family="'Liberation Sans'" fo:font-size="10pt" fo:font-style="normal" style:text-underline-type="none" fo:font-weight="normal"/>
    </style:style>
    <style:style style:family="text" style:name="T2142">
      <style:text-properties fo:font-family="'Liberation Sans'" fo:font-size="10pt" fo:font-style="normal" style:text-underline-type="none" fo:font-weight="normal"/>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able-row" style:name="ro1004">
      <style:table-row-properties style:row-height="12.8pt" style:use-optimal-row-height="false" fo:break-before="auto"/>
    </style:style>
    <style:style style:family="text" style:name="T2145">
      <style:text-properties fo:font-family="'Liberation Sans'" fo:font-size="10pt" fo:font-style="normal" style:text-underline-type="none" fo:font-weight="normal"/>
    </style:style>
    <style:style style:family="text" style:name="T2146">
      <style:text-properties fo:font-family="'Liberation Sans'" fo:font-size="10pt" fo:font-style="normal" style:text-underline-type="none" fo:font-weight="normal"/>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able-row" style:name="ro1005">
      <style:table-row-properties style:row-height="12.8pt" style:use-optimal-row-height="false" fo:break-before="auto"/>
    </style:style>
    <style:style style:family="text" style:name="T2149">
      <style:text-properties fo:font-family="'Liberation Sans'" fo:font-size="10pt" fo:font-style="normal" style:text-underline-type="none" fo:font-weight="normal"/>
    </style:style>
    <style:style style:family="text" style:name="T2150">
      <style:text-properties fo:font-family="'Liberation Sans'" fo:font-size="10pt" fo:font-style="normal" style:text-underline-type="none" fo:font-weight="normal"/>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able-row" style:name="ro1006">
      <style:table-row-properties style:row-height="12.8pt" style:use-optimal-row-height="false" fo:break-before="auto"/>
    </style:style>
    <style:style style:family="text" style:name="T2153">
      <style:text-properties fo:font-family="'Liberation Sans'" fo:font-size="10pt" fo:font-style="normal" style:text-underline-type="none" fo:font-weight="normal"/>
    </style:style>
    <style:style style:family="text" style:name="T2154">
      <style:text-properties fo:font-family="'Liberation Sans'" fo:font-size="10pt" fo:font-style="normal" style:text-underline-type="none" fo:font-weight="normal"/>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able-row" style:name="ro1007">
      <style:table-row-properties style:row-height="12.8pt" style:use-optimal-row-height="false" fo:break-before="auto"/>
    </style:style>
    <style:style style:family="text" style:name="T2157">
      <style:text-properties fo:font-family="'Liberation Sans'" fo:font-size="10pt" fo:font-style="normal" style:text-underline-type="none" fo:font-weight="normal"/>
    </style:style>
    <style:style style:family="text" style:name="T2158">
      <style:text-properties fo:font-family="'Liberation Sans'" fo:font-size="10pt" fo:font-style="normal" style:text-underline-type="none" fo:font-weight="normal"/>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able-row" style:name="ro1008">
      <style:table-row-properties style:row-height="12.8pt" style:use-optimal-row-height="false" fo:break-before="auto"/>
    </style:style>
    <style:style style:family="text" style:name="T2161">
      <style:text-properties fo:font-family="'Liberation Sans'" fo:font-size="10pt" fo:font-style="normal" style:text-underline-type="none" fo:font-weight="normal"/>
    </style:style>
    <style:style style:family="text" style:name="T2162">
      <style:text-properties fo:font-family="'Liberation Sans'" fo:font-size="10pt" fo:font-style="normal" style:text-underline-type="none" fo:font-weight="normal"/>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able-row" style:name="ro1009">
      <style:table-row-properties style:row-height="12.8pt" style:use-optimal-row-height="false" fo:break-before="auto"/>
    </style:style>
    <style:style style:family="text" style:name="T2165">
      <style:text-properties fo:font-family="'Liberation Sans'" fo:font-size="10pt" fo:font-style="normal" style:text-underline-type="none" fo:font-weight="normal"/>
    </style:style>
    <style:style style:family="text" style:name="T2166">
      <style:text-properties fo:font-family="'Liberation Sans'" fo:font-size="10pt" fo:font-style="normal" style:text-underline-type="none" fo:font-weight="normal"/>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able-row" style:name="ro1010">
      <style:table-row-properties style:row-height="12.8pt" style:use-optimal-row-height="false" fo:break-before="auto"/>
    </style:style>
    <style:style style:family="text" style:name="T2169">
      <style:text-properties fo:font-family="'Liberation Sans'" fo:font-size="10pt" fo:font-style="normal" style:text-underline-type="none" fo:font-weight="normal"/>
    </style:style>
    <style:style style:family="text" style:name="T2170">
      <style:text-properties fo:font-family="'Liberation Sans'" fo:font-size="10pt" fo:font-style="normal" style:text-underline-type="none" fo:font-weight="normal"/>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able-row" style:name="ro1011">
      <style:table-row-properties style:row-height="12.8pt" style:use-optimal-row-height="false" fo:break-before="auto"/>
    </style:style>
    <style:style style:family="text" style:name="T2173">
      <style:text-properties fo:font-family="'Liberation Sans'" fo:font-size="10pt" fo:font-style="normal" style:text-underline-type="none" fo:font-weight="normal"/>
    </style:style>
    <style:style style:family="text" style:name="T2174">
      <style:text-properties fo:font-family="'Liberation Sans'" fo:font-size="10pt" fo:font-style="normal" style:text-underline-type="none" fo:font-weight="normal"/>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able-row" style:name="ro1012">
      <style:table-row-properties style:row-height="12.8pt" style:use-optimal-row-height="false" fo:break-before="auto"/>
    </style:style>
    <style:style style:family="text" style:name="T2177">
      <style:text-properties fo:font-family="'Liberation Sans'" fo:font-size="10pt" fo:font-style="normal" style:text-underline-type="none" fo:font-weight="normal"/>
    </style:style>
    <style:style style:family="text" style:name="T2178">
      <style:text-properties fo:font-family="'Liberation Sans'" fo:font-size="10pt" fo:font-style="normal" style:text-underline-type="none" fo:font-weight="normal"/>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able-row" style:name="ro1013">
      <style:table-row-properties style:row-height="12.8pt" style:use-optimal-row-height="false" fo:break-before="auto"/>
    </style:style>
    <style:style style:family="text" style:name="T2181">
      <style:text-properties fo:font-family="'Liberation Sans'" fo:font-size="10pt" fo:font-style="normal" style:text-underline-type="none" fo:font-weight="normal"/>
    </style:style>
    <style:style style:family="text" style:name="T2182">
      <style:text-properties fo:font-family="'Liberation Sans'" fo:font-size="10pt" fo:font-style="normal" style:text-underline-type="none" fo:font-weight="normal"/>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able-row" style:name="ro1014">
      <style:table-row-properties style:row-height="12.8pt" style:use-optimal-row-height="false" fo:break-before="auto"/>
    </style:style>
    <style:style style:family="text" style:name="T2185">
      <style:text-properties fo:font-family="'Liberation Sans'" fo:font-size="10pt" fo:font-style="normal" style:text-underline-type="none" fo:font-weight="normal"/>
    </style:style>
    <style:style style:family="text" style:name="T2186">
      <style:text-properties fo:font-family="'Liberation Sans'" fo:font-size="10pt" fo:font-style="normal" style:text-underline-type="none" fo:font-weight="normal"/>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able-row" style:name="ro1015">
      <style:table-row-properties style:row-height="13.15pt" style:use-optimal-row-height="false" fo:break-before="auto"/>
    </style:style>
    <style:style style:family="text" style:name="T2189">
      <style:text-properties fo:font-family="'Liberation Sans'" fo:font-size="10pt" fo:font-style="normal" style:text-underline-type="none" fo:font-weight="normal"/>
    </style:style>
    <style:style style:family="text" style:name="T2190">
      <style:text-properties fo:font-family="'Liberation Sans'" fo:font-size="10pt" fo:font-style="normal" style:text-underline-type="none" fo:font-weight="normal"/>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able-row" style:name="ro1016">
      <style:table-row-properties style:row-height="13.15pt" style:use-optimal-row-height="false" fo:break-before="auto"/>
    </style:style>
    <style:style style:family="text" style:name="T2193">
      <style:text-properties fo:font-family="'Liberation Sans'" fo:font-size="10pt" fo:font-style="normal" style:text-underline-type="none" fo:font-weight="normal"/>
    </style:style>
    <style:style style:family="text" style:name="T2194">
      <style:text-properties fo:font-family="'Liberation Sans'" fo:font-size="10pt" fo:font-style="normal" style:text-underline-type="none" fo:font-weight="normal"/>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able-row" style:name="ro1017">
      <style:table-row-properties style:row-height="13.15pt" style:use-optimal-row-height="false" fo:break-before="auto"/>
    </style:style>
    <style:style style:family="text" style:name="T2197">
      <style:text-properties fo:font-family="'Liberation Sans'" fo:font-size="10pt" fo:font-style="normal" style:text-underline-type="none" fo:font-weight="normal"/>
    </style:style>
    <style:style style:family="text" style:name="T2198">
      <style:text-properties fo:font-family="'Liberation Sans'" fo:font-size="10pt" fo:font-style="normal" style:text-underline-type="none" fo:font-weight="normal"/>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able-row" style:name="ro1018">
      <style:table-row-properties style:row-height="13.15pt" style:use-optimal-row-height="false" fo:break-before="auto"/>
    </style:style>
    <style:style style:family="text" style:name="T2201">
      <style:text-properties fo:font-family="'Liberation Sans'" fo:font-size="10pt" fo:font-style="normal" style:text-underline-type="none" fo:font-weight="normal"/>
    </style:style>
    <style:style style:family="text" style:name="T2202">
      <style:text-properties fo:font-family="'Liberation Sans'" fo:font-size="10pt" fo:font-style="normal" style:text-underline-type="none" fo:font-weight="normal"/>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able-row" style:name="ro1019">
      <style:table-row-properties style:row-height="13.15pt" style:use-optimal-row-height="false" fo:break-before="auto"/>
    </style:style>
    <style:style style:family="text" style:name="T2205">
      <style:text-properties fo:font-family="'Liberation Sans'" fo:font-size="10pt" fo:font-style="normal" style:text-underline-type="none" fo:font-weight="normal"/>
    </style:style>
    <style:style style:family="text" style:name="T2206">
      <style:text-properties fo:font-family="'Liberation Sans'" fo:font-size="10pt" fo:font-style="normal" style:text-underline-type="none" fo:font-weight="normal"/>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able-row" style:name="ro1020">
      <style:table-row-properties style:row-height="13.15pt" style:use-optimal-row-height="false" fo:break-before="auto"/>
    </style:style>
    <style:style style:family="text" style:name="T2209">
      <style:text-properties fo:font-family="'Liberation Sans'" fo:font-size="10pt" fo:font-style="normal" style:text-underline-type="none" fo:font-weight="normal"/>
    </style:style>
    <style:style style:family="text" style:name="T2210">
      <style:text-properties fo:font-family="'Liberation Sans'" fo:font-size="10pt" fo:font-style="normal" style:text-underline-type="none" fo:font-weight="normal"/>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able-row" style:name="ro1021">
      <style:table-row-properties style:row-height="13.15pt" style:use-optimal-row-height="false" fo:break-before="auto"/>
    </style:style>
    <style:style style:family="text" style:name="T2213">
      <style:text-properties fo:font-family="'Liberation Sans'" fo:font-size="10pt" fo:font-style="normal" style:text-underline-type="none" fo:font-weight="normal"/>
    </style:style>
    <style:style style:family="text" style:name="T2214">
      <style:text-properties fo:font-family="'Liberation Sans'" fo:font-size="10pt" fo:font-style="normal" style:text-underline-type="none" fo:font-weight="normal"/>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able-row" style:name="ro1022">
      <style:table-row-properties style:row-height="13.15pt" style:use-optimal-row-height="false" fo:break-before="auto"/>
    </style:style>
    <style:style style:family="text" style:name="T2217">
      <style:text-properties fo:font-family="'Liberation Sans'" fo:font-size="10pt" fo:font-style="normal" style:text-underline-type="none" fo:font-weight="normal"/>
    </style:style>
    <style:style style:family="text" style:name="T2218">
      <style:text-properties fo:font-family="'Liberation Sans'" fo:font-size="10pt" fo:font-style="normal" style:text-underline-type="none" fo:font-weight="normal"/>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able-row" style:name="ro1023">
      <style:table-row-properties style:row-height="13.15pt" style:use-optimal-row-height="false" fo:break-before="auto"/>
    </style:style>
    <style:style style:family="text" style:name="T2221">
      <style:text-properties fo:font-family="'Liberation Sans'" fo:font-size="10pt" fo:font-style="normal" style:text-underline-type="none" fo:font-weight="normal"/>
    </style:style>
    <style:style style:family="text" style:name="T2222">
      <style:text-properties fo:font-family="'Liberation Sans'" fo:font-size="10pt" fo:font-style="normal" style:text-underline-type="none" fo:font-weight="normal"/>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able-row" style:name="ro1024">
      <style:table-row-properties style:row-height="13.15pt" style:use-optimal-row-height="false" fo:break-before="auto"/>
    </style:style>
    <style:style style:family="text" style:name="T2225">
      <style:text-properties fo:font-family="'Liberation Sans'" fo:font-size="10pt" fo:font-style="normal" style:text-underline-type="none" fo:font-weight="normal"/>
    </style:style>
    <style:style style:family="text" style:name="T2226">
      <style:text-properties fo:font-family="'Liberation Sans'" fo:font-size="10pt" fo:font-style="normal" style:text-underline-type="none" fo:font-weight="normal"/>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able-row" style:name="ro1025">
      <style:table-row-properties style:row-height="13.15pt" style:use-optimal-row-height="false" fo:break-before="auto"/>
    </style:style>
    <style:style style:family="text" style:name="T2229">
      <style:text-properties fo:font-family="'Liberation Sans'" fo:font-size="10pt" fo:font-style="normal" style:text-underline-type="none" fo:font-weight="normal"/>
    </style:style>
    <style:style style:family="text" style:name="T2230">
      <style:text-properties fo:font-family="'Liberation Sans'" fo:font-size="10pt" fo:font-style="normal" style:text-underline-type="none" fo:font-weight="normal"/>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able-row" style:name="ro1026">
      <style:table-row-properties style:row-height="13.15pt" style:use-optimal-row-height="false" fo:break-before="auto"/>
    </style:style>
    <style:style style:family="text" style:name="T2233">
      <style:text-properties fo:font-family="'Liberation Sans'" fo:font-size="10pt" fo:font-style="normal" style:text-underline-type="none" fo:font-weight="normal"/>
    </style:style>
    <style:style style:family="text" style:name="T2234">
      <style:text-properties fo:font-family="'Liberation Sans'" fo:font-size="10pt" fo:font-style="normal" style:text-underline-type="none" fo:font-weight="normal"/>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able-row" style:name="ro1027">
      <style:table-row-properties style:row-height="13.15pt" style:use-optimal-row-height="false" fo:break-before="auto"/>
    </style:style>
    <style:style style:family="text" style:name="T2237">
      <style:text-properties fo:font-family="'Liberation Sans'" fo:font-size="10pt" fo:font-style="normal" style:text-underline-type="none" fo:font-weight="normal"/>
    </style:style>
    <style:style style:family="text" style:name="T2238">
      <style:text-properties fo:font-family="'Liberation Sans'" fo:font-size="10pt" fo:font-style="normal" style:text-underline-type="none" fo:font-weight="normal"/>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able-row" style:name="ro1028">
      <style:table-row-properties style:row-height="13.15pt" style:use-optimal-row-height="false" fo:break-before="auto"/>
    </style:style>
    <style:style style:family="text" style:name="T2241">
      <style:text-properties fo:font-family="'Liberation Sans'" fo:font-size="10pt" fo:font-style="normal" style:text-underline-type="none" fo:font-weight="normal"/>
    </style:style>
    <style:style style:family="text" style:name="T2242">
      <style:text-properties fo:font-family="'Liberation Sans'" fo:font-size="10pt" fo:font-style="normal" style:text-underline-type="none" fo:font-weight="normal"/>
    </style:style>
    <style:style style:family="text" style:name="T2243">
      <style:text-properties fo:font-family="'Liberation Sans'" fo:font-size="10pt" fo:font-style="normal" style:text-underline-type="none" fo:font-weight="normal"/>
    </style:style>
    <style:style style:family="text" style:name="T2244">
      <style:text-properties fo:font-family="'Liberation Sans'" fo:font-size="10pt" fo:font-style="normal" style:text-underline-type="none" fo:font-weight="normal"/>
    </style:style>
    <style:style style:family="table-row" style:name="ro1029">
      <style:table-row-properties style:row-height="13.15pt" style:use-optimal-row-height="false" fo:break-before="auto"/>
    </style:style>
    <style:style style:family="text" style:name="T2245">
      <style:text-properties fo:font-family="'Liberation Sans'" fo:font-size="10pt" fo:font-style="normal" style:text-underline-type="none" fo:font-weight="normal"/>
    </style:style>
    <style:style style:family="text" style:name="T2246">
      <style:text-properties fo:font-family="'Liberation Sans'" fo:font-size="10pt" fo:font-style="normal" style:text-underline-type="none" fo:font-weight="normal"/>
    </style:style>
    <style:style style:family="text" style:name="T2247">
      <style:text-properties fo:font-family="'Liberation Sans'" fo:font-size="10pt" fo:font-style="normal" style:text-underline-type="none" fo:font-weight="normal"/>
    </style:style>
    <style:style style:family="text" style:name="T2248">
      <style:text-properties fo:font-family="'Liberation Sans'" fo:font-size="10pt" fo:font-style="normal" style:text-underline-type="none" fo:font-weight="normal"/>
    </style:style>
    <style:style style:family="table-row" style:name="ro1030">
      <style:table-row-properties style:row-height="13.15pt" style:use-optimal-row-height="false" fo:break-before="auto"/>
    </style:style>
    <style:style style:family="text" style:name="T2249">
      <style:text-properties fo:font-family="'Liberation Sans'" fo:font-size="10pt" fo:font-style="normal" style:text-underline-type="none" fo:font-weight="normal"/>
    </style:style>
    <style:style style:family="text" style:name="T2250">
      <style:text-properties fo:font-family="'Liberation Sans'" fo:font-size="10pt" fo:font-style="normal" style:text-underline-type="none" fo:font-weight="normal"/>
    </style:style>
    <style:style style:family="text" style:name="T2251">
      <style:text-properties fo:font-family="'Liberation Sans'" fo:font-size="10pt" fo:font-style="normal" style:text-underline-type="none" fo:font-weight="normal"/>
    </style:style>
    <style:style style:family="text" style:name="T2252">
      <style:text-properties fo:font-family="'Liberation Sans'" fo:font-size="10pt" fo:font-style="normal" style:text-underline-type="none" fo:font-weight="normal"/>
    </style:style>
    <style:style style:family="table-row" style:name="ro1031">
      <style:table-row-properties style:row-height="13.15pt" style:use-optimal-row-height="false" fo:break-before="auto"/>
    </style:style>
    <style:style style:family="text" style:name="T2253">
      <style:text-properties fo:font-family="'Liberation Sans'" fo:font-size="10pt" fo:font-style="normal" style:text-underline-type="none" fo:font-weight="normal"/>
    </style:style>
    <style:style style:family="text" style:name="T2254">
      <style:text-properties fo:font-family="'Liberation Sans'" fo:font-size="10pt" fo:font-style="normal" style:text-underline-type="none" fo:font-weight="normal"/>
    </style:style>
    <style:style style:family="text" style:name="T2255">
      <style:text-properties fo:font-family="'Liberation Sans'" fo:font-size="10pt" fo:font-style="normal" style:text-underline-type="none" fo:font-weight="normal"/>
    </style:style>
    <style:style style:family="text" style:name="T2256">
      <style:text-properties fo:font-family="'Liberation Sans'" fo:font-size="10pt" fo:font-style="normal" style:text-underline-type="none" fo:font-weight="normal"/>
    </style:style>
    <style:style style:family="table-row" style:name="ro1032">
      <style:table-row-properties style:row-height="13.15pt" style:use-optimal-row-height="false" fo:break-before="auto"/>
    </style:style>
    <style:style style:family="text" style:name="T2257">
      <style:text-properties fo:font-family="'Liberation Sans'" fo:font-size="10pt" fo:font-style="normal" style:text-underline-type="none" fo:font-weight="normal"/>
    </style:style>
    <style:style style:family="text" style:name="T2258">
      <style:text-properties fo:font-family="'Liberation Sans'" fo:font-size="10pt" fo:font-style="normal" style:text-underline-type="none" fo:font-weight="normal"/>
    </style:style>
    <style:style style:family="text" style:name="T2259">
      <style:text-properties fo:font-family="'Liberation Sans'" fo:font-size="10pt" fo:font-style="normal" style:text-underline-type="none" fo:font-weight="normal"/>
    </style:style>
    <style:style style:family="text" style:name="T2260">
      <style:text-properties fo:font-family="'Liberation Sans'" fo:font-size="10pt" fo:font-style="normal" style:text-underline-type="none" fo:font-weight="normal"/>
    </style:style>
    <style:style style:family="table-row" style:name="ro1033">
      <style:table-row-properties style:row-height="13.15pt" style:use-optimal-row-height="false" fo:break-before="auto"/>
    </style:style>
    <style:style style:family="text" style:name="T2261">
      <style:text-properties fo:font-family="'Liberation Sans'" fo:font-size="10pt" fo:font-style="normal" style:text-underline-type="none" fo:font-weight="normal"/>
    </style:style>
    <style:style style:family="text" style:name="T2262">
      <style:text-properties fo:font-family="'Liberation Sans'" fo:font-size="10pt" fo:font-style="normal" style:text-underline-type="none" fo:font-weight="normal"/>
    </style:style>
    <style:style style:family="text" style:name="T2263">
      <style:text-properties fo:font-family="'Liberation Sans'" fo:font-size="10pt" fo:font-style="normal" style:text-underline-type="none" fo:font-weight="normal"/>
    </style:style>
    <style:style style:family="text" style:name="T2264">
      <style:text-properties fo:font-family="'Liberation Sans'" fo:font-size="10pt" fo:font-style="normal" style:text-underline-type="none" fo:font-weight="normal"/>
    </style:style>
    <style:style style:family="table-row" style:name="ro1034">
      <style:table-row-properties style:row-height="12.8pt" style:use-optimal-row-height="false" fo:break-before="auto"/>
    </style:style>
    <style:style style:family="text" style:name="T2265">
      <style:text-properties fo:font-family="'Liberation Sans'" fo:font-size="10pt" fo:font-style="normal" style:text-underline-type="none" fo:font-weight="normal"/>
    </style:style>
    <style:style style:family="text" style:name="T2266">
      <style:text-properties fo:font-family="'Liberation Sans'" fo:font-size="10pt" fo:font-style="normal" style:text-underline-type="none" fo:font-weight="normal"/>
    </style:style>
    <style:style style:family="text" style:name="T2267">
      <style:text-properties fo:font-family="'Liberation Sans'" fo:font-size="10pt" fo:font-style="normal" style:text-underline-type="none" fo:font-weight="normal"/>
    </style:style>
    <style:style style:family="text" style:name="T2268">
      <style:text-properties fo:font-family="'Liberation Sans'" fo:font-size="10pt" fo:font-style="normal" style:text-underline-type="none" fo:font-weight="normal"/>
    </style:style>
    <style:style style:family="table-row" style:name="ro1035">
      <style:table-row-properties style:row-height="13.15pt" style:use-optimal-row-height="false" fo:break-before="auto"/>
    </style:style>
    <style:style style:family="text" style:name="T2269">
      <style:text-properties fo:font-family="'Liberation Sans'" fo:font-size="10pt" fo:font-style="normal" style:text-underline-type="none" fo:font-weight="normal"/>
    </style:style>
    <style:style style:family="text" style:name="T2270">
      <style:text-properties fo:font-family="'Liberation Sans'" fo:font-size="10pt" fo:font-style="normal" style:text-underline-type="none" fo:font-weight="normal"/>
    </style:style>
    <style:style style:family="text" style:name="T2271">
      <style:text-properties fo:font-family="'Liberation Sans'" fo:font-size="10pt" fo:font-style="normal" style:text-underline-type="none" fo:font-weight="normal"/>
    </style:style>
    <style:style style:family="text" style:name="T2272">
      <style:text-properties fo:font-family="'Liberation Sans'" fo:font-size="10pt" fo:font-style="normal" style:text-underline-type="none" fo:font-weight="normal"/>
    </style:style>
    <style:style style:family="table-row" style:name="ro1036">
      <style:table-row-properties style:row-height="13.15pt" style:use-optimal-row-height="false" fo:break-before="auto"/>
    </style:style>
    <style:style style:family="text" style:name="T2273">
      <style:text-properties fo:font-family="'Liberation Sans'" fo:font-size="10pt" fo:font-style="normal" style:text-underline-type="none" fo:font-weight="normal"/>
    </style:style>
    <style:style style:family="text" style:name="T2274">
      <style:text-properties fo:font-family="'Liberation Sans'" fo:font-size="10pt" fo:font-style="normal" style:text-underline-type="none" fo:font-weight="normal"/>
    </style:style>
    <style:style style:family="text" style:name="T2275">
      <style:text-properties fo:font-family="'Liberation Sans'" fo:font-size="10pt" fo:font-style="normal" style:text-underline-type="none" fo:font-weight="normal"/>
    </style:style>
    <style:style style:family="text" style:name="T2276">
      <style:text-properties fo:font-family="'Liberation Sans'" fo:font-size="10pt" fo:font-style="normal" style:text-underline-type="none" fo:font-weight="normal"/>
    </style:style>
    <style:style style:family="table-row" style:name="ro1037">
      <style:table-row-properties style:row-height="13.15pt" style:use-optimal-row-height="false" fo:break-before="auto"/>
    </style:style>
    <style:style style:family="text" style:name="T2277">
      <style:text-properties fo:font-family="'Liberation Sans'" fo:font-size="10pt" fo:font-style="normal" style:text-underline-type="none" fo:font-weight="normal"/>
    </style:style>
    <style:style style:family="text" style:name="T2278">
      <style:text-properties fo:font-family="'Liberation Sans'" fo:font-size="10pt" fo:font-style="normal" style:text-underline-type="none" fo:font-weight="normal"/>
    </style:style>
    <style:style style:family="text" style:name="T2279">
      <style:text-properties fo:font-family="'Liberation Sans'" fo:font-size="10pt" fo:font-style="normal" style:text-underline-type="none" fo:font-weight="normal"/>
    </style:style>
    <style:style style:family="text" style:name="T2280">
      <style:text-properties fo:font-family="'Liberation Sans'" fo:font-size="10pt" fo:font-style="normal" style:text-underline-type="none" fo:font-weight="normal"/>
    </style:style>
    <style:style style:family="table-row" style:name="ro1038">
      <style:table-row-properties style:row-height="13.15pt" style:use-optimal-row-height="false" fo:break-before="auto"/>
    </style:style>
    <style:style style:family="text" style:name="T2281">
      <style:text-properties fo:font-family="'Liberation Sans'" fo:font-size="10pt" fo:font-style="normal" style:text-underline-type="none" fo:font-weight="normal"/>
    </style:style>
    <style:style style:family="text" style:name="T2282">
      <style:text-properties fo:font-family="'Liberation Sans'" fo:font-size="10pt" fo:font-style="normal" style:text-underline-type="none" fo:font-weight="normal"/>
    </style:style>
    <style:style style:family="text" style:name="T2283">
      <style:text-properties fo:font-family="'Liberation Sans'" fo:font-size="10pt" fo:font-style="normal" style:text-underline-type="none" fo:font-weight="normal"/>
    </style:style>
    <style:style style:family="text" style:name="T2284">
      <style:text-properties fo:font-family="'Liberation Sans'" fo:font-size="10pt" fo:font-style="normal" style:text-underline-type="none" fo:font-weight="normal"/>
    </style:style>
    <style:style style:family="table-row" style:name="ro1039">
      <style:table-row-properties style:row-height="13.15pt" style:use-optimal-row-height="false" fo:break-before="auto"/>
    </style:style>
    <style:style style:family="text" style:name="T2285">
      <style:text-properties fo:font-family="'Liberation Sans'" fo:font-size="10pt" fo:font-style="normal" style:text-underline-type="none" fo:font-weight="normal"/>
    </style:style>
    <style:style style:family="text" style:name="T2286">
      <style:text-properties fo:font-family="'Liberation Sans'" fo:font-size="10pt" fo:font-style="normal" style:text-underline-type="none" fo:font-weight="normal"/>
    </style:style>
    <style:style style:family="text" style:name="T2287">
      <style:text-properties fo:font-family="'Liberation Sans'" fo:font-size="10pt" fo:font-style="normal" style:text-underline-type="none" fo:font-weight="normal"/>
    </style:style>
    <style:style style:family="text" style:name="T2288">
      <style:text-properties fo:font-family="'Liberation Sans'" fo:font-size="10pt" fo:font-style="normal" style:text-underline-type="none" fo:font-weight="normal"/>
    </style:style>
    <style:style style:family="table-row" style:name="ro1040">
      <style:table-row-properties style:row-height="13.15pt" style:use-optimal-row-height="false" fo:break-before="auto"/>
    </style:style>
    <style:style style:family="text" style:name="T2289">
      <style:text-properties fo:font-family="'Liberation Sans'" fo:font-size="10pt" fo:font-style="normal" style:text-underline-type="none" fo:font-weight="normal"/>
    </style:style>
    <style:style style:family="text" style:name="T2290">
      <style:text-properties fo:font-family="'Liberation Sans'" fo:font-size="10pt" fo:font-style="normal" style:text-underline-type="none" fo:font-weight="normal"/>
    </style:style>
    <style:style style:family="text" style:name="T2291">
      <style:text-properties fo:font-family="'Liberation Sans'" fo:font-size="10pt" fo:font-style="normal" style:text-underline-type="none" fo:font-weight="normal"/>
    </style:style>
    <style:style style:family="text" style:name="T2292">
      <style:text-properties fo:font-family="'Liberation Sans'" fo:font-size="10pt" fo:font-style="normal" style:text-underline-type="none" fo:font-weight="normal"/>
    </style:style>
    <style:style style:family="table-row" style:name="ro1041">
      <style:table-row-properties style:row-height="13.15pt" style:use-optimal-row-height="false" fo:break-before="auto"/>
    </style:style>
    <style:style style:family="text" style:name="T2293">
      <style:text-properties fo:font-family="'Liberation Sans'" fo:font-size="10pt" fo:font-style="normal" style:text-underline-type="none" fo:font-weight="normal"/>
    </style:style>
    <style:style style:family="text" style:name="T2294">
      <style:text-properties fo:font-family="'Liberation Sans'" fo:font-size="10pt" fo:font-style="normal" style:text-underline-type="none" fo:font-weight="normal"/>
    </style:style>
    <style:style style:family="text" style:name="T2295">
      <style:text-properties fo:font-family="'Liberation Sans'" fo:font-size="10pt" fo:font-style="normal" style:text-underline-type="none" fo:font-weight="normal"/>
    </style:style>
    <style:style style:family="text" style:name="T2296">
      <style:text-properties fo:font-family="'Liberation Sans'" fo:font-size="10pt" fo:font-style="normal" style:text-underline-type="none" fo:font-weight="normal"/>
    </style:style>
    <style:style style:family="table-row" style:name="ro1042">
      <style:table-row-properties style:row-height="13.15pt" style:use-optimal-row-height="false" fo:break-before="auto"/>
    </style:style>
    <style:style style:family="text" style:name="T2297">
      <style:text-properties fo:font-family="'Liberation Sans'" fo:font-size="10pt" fo:font-style="normal" style:text-underline-type="none" fo:font-weight="normal"/>
    </style:style>
    <style:style style:family="text" style:name="T2298">
      <style:text-properties fo:font-family="'Liberation Sans'" fo:font-size="10pt" fo:font-style="normal" style:text-underline-type="none" fo:font-weight="normal"/>
    </style:style>
    <style:style style:family="text" style:name="T2299">
      <style:text-properties fo:font-family="'Liberation Sans'" fo:font-size="10pt" fo:font-style="normal" style:text-underline-type="none" fo:font-weight="normal"/>
    </style:style>
    <style:style style:family="text" style:name="T2300">
      <style:text-properties fo:font-family="'Liberation Sans'" fo:font-size="10pt" fo:font-style="normal" style:text-underline-type="none" fo:font-weight="normal"/>
    </style:style>
    <style:style style:family="table-row" style:name="ro1043">
      <style:table-row-properties style:row-height="13.15pt" style:use-optimal-row-height="false" fo:break-before="auto"/>
    </style:style>
    <style:style style:family="text" style:name="T2301">
      <style:text-properties fo:font-family="'Liberation Sans'" fo:font-size="10pt" fo:font-style="normal" style:text-underline-type="none" fo:font-weight="normal"/>
    </style:style>
    <style:style style:family="text" style:name="T2302">
      <style:text-properties fo:font-family="'Liberation Sans'" fo:font-size="10pt" fo:font-style="normal" style:text-underline-type="none" fo:font-weight="normal"/>
    </style:style>
    <style:style style:family="text" style:name="T2303">
      <style:text-properties fo:font-family="'Liberation Sans'" fo:font-size="10pt" fo:font-style="normal" style:text-underline-type="none" fo:font-weight="normal"/>
    </style:style>
    <style:style style:family="text" style:name="T2304">
      <style:text-properties fo:font-family="'Liberation Sans'" fo:font-size="10pt" fo:font-style="normal" style:text-underline-type="none" fo:font-weight="normal"/>
    </style:style>
    <style:style style:family="table-row" style:name="ro1044">
      <style:table-row-properties style:row-height="12.8pt" style:use-optimal-row-height="false" fo:break-before="auto"/>
    </style:style>
    <style:style style:family="text" style:name="T2305">
      <style:text-properties fo:font-family="'Liberation Sans'" fo:font-size="10pt" fo:font-style="normal" style:text-underline-type="none" fo:font-weight="normal"/>
    </style:style>
    <style:style style:family="text" style:name="T2306">
      <style:text-properties fo:font-family="'Liberation Sans'" fo:font-size="10pt" fo:font-style="normal" style:text-underline-type="none" fo:font-weight="normal"/>
    </style:style>
    <style:style style:family="text" style:name="T2307">
      <style:text-properties fo:font-family="'Liberation Sans'" fo:font-size="10pt" fo:font-style="normal" style:text-underline-type="none" fo:font-weight="normal"/>
    </style:style>
    <style:style style:family="text" style:name="T2308">
      <style:text-properties fo:font-family="'Liberation Sans'" fo:font-size="10pt" fo:font-style="normal" style:text-underline-type="none" fo:font-weight="normal"/>
    </style:style>
    <style:style style:family="table-row" style:name="ro1045">
      <style:table-row-properties style:row-height="12.8pt" style:use-optimal-row-height="false" fo:break-before="auto"/>
    </style:style>
    <style:style style:family="text" style:name="T2309">
      <style:text-properties fo:font-family="'Liberation Sans'" fo:font-size="10pt" fo:font-style="normal" style:text-underline-type="none" fo:font-weight="normal"/>
    </style:style>
    <style:style style:family="table-row" style:name="ro1046">
      <style:table-row-properties style:row-height="12.8pt" style:use-optimal-row-height="false" fo:break-before="auto"/>
    </style:style>
    <style:style style:family="text" style:name="T2310">
      <style:text-properties fo:font-family="'Liberation Sans'" fo:font-size="10pt" fo:font-style="normal" style:text-underline-type="none" fo:font-weight="normal"/>
    </style:style>
    <style:style style:family="table-row" style:name="ro1047">
      <style:table-row-properties style:row-height="12.8pt" style:use-optimal-row-height="false" fo:break-before="auto"/>
    </style:style>
    <style:style style:family="text" style:name="T2311">
      <style:text-properties fo:font-family="'Liberation Sans'" fo:font-size="10pt" fo:font-style="normal" style:text-underline-type="none" fo:font-weight="normal"/>
    </style:style>
    <style:style style:family="table-row" style:name="ro1048">
      <style:table-row-properties style:row-height="12.8pt" style:use-optimal-row-height="false" fo:break-before="auto"/>
    </style:style>
    <style:style style:family="text" style:name="T2312">
      <style:text-properties fo:font-family="'Liberation Sans'" fo:font-size="10pt" fo:font-style="normal" style:text-underline-type="none" fo:font-weight="normal"/>
    </style:style>
    <style:style style:family="table-row" style:name="ro1049">
      <style:table-row-properties style:row-height="12.8pt" style:use-optimal-row-height="false" fo:break-before="auto"/>
    </style:style>
    <style:style style:family="text" style:name="T2313">
      <style:text-properties fo:font-family="'Liberation Sans'" fo:font-size="10pt" fo:font-style="normal" style:text-underline-type="none" fo:font-weight="normal"/>
    </style:style>
    <style:style style:family="table-row" style:name="ro1050">
      <style:table-row-properties style:row-height="12.8pt" style:use-optimal-row-height="false" fo:break-before="auto"/>
    </style:style>
    <style:style style:family="text" style:name="T2314">
      <style:text-properties fo:font-family="'Liberation Sans'" fo:font-size="10pt" fo:font-style="normal" style:text-underline-type="none" fo:font-weight="normal"/>
    </style:style>
    <style:style style:family="table-row" style:name="ro1051">
      <style:table-row-properties style:row-height="12.75pt" style:use-optimal-row-height="false" fo:break-before="auto"/>
    </style:style>
    <style:style style:family="text" style:name="T2315">
      <style:text-properties fo:font-family="'Liberation Sans'" fo:font-size="10pt" fo:font-style="normal" style:text-underline-type="none" fo:font-weight="normal"/>
    </style:style>
    <style:style style:family="table-row" style:name="ro1052">
      <style:table-row-properties style:row-height="15pt" style:use-optimal-row-height="true" fo:break-before="auto"/>
    </style:style>
    <style:style style:family="text" style:name="T2316">
      <style:text-properties fo:font-family="'Liberation Sans'" fo:font-size="10pt" fo:font-style="normal" style:text-underline-type="none" fo:font-weight="normal"/>
    </style:style>
    <style:style style:family="table-row" style:name="ro1053">
      <style:table-row-properties style:row-height="15pt" style:use-optimal-row-height="true" fo:break-before="auto"/>
    </style:style>
    <style:style style:family="text" style:name="T2317">
      <style:text-properties fo:font-family="'Liberation Sans'" fo:font-size="10pt" fo:font-style="normal" style:text-underline-type="none" fo:font-weight="normal"/>
    </style:style>
    <style:style style:family="table-row" style:name="ro1054">
      <style:table-row-properties style:row-height="15pt" style:use-optimal-row-height="true" fo:break-before="auto"/>
    </style:style>
    <style:style style:family="text" style:name="T2318">
      <style:text-properties fo:font-family="'Liberation Sans'" fo:font-size="10pt" fo:font-style="normal" style:text-underline-type="none" fo:font-weight="normal"/>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4" office:value-type="string" calcext:value-type="string" table:number-columns-spanned="4" table:number-rows-spanned="1">
            <text:p><text:span text:style-name="T1">Items</text:span></text:p>
          </table:table-cell>
          <table:table-cell table:number-columns-repeated="3"/>
          <table:table-cell table:style-name="ce5" office:value-type="string" calcext:value-type="string" table:number-columns-spanned="1" table:number-rows-spanned="2">
            <text:p><text:span text:style-name="T2">Enemies</text:span></text:p>
          </table:table-cell>
          <table:table-cell table:style-name="ce6"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7" office:value-type="string" calcext:value-type="string">
            <text:p><text:span text:style-name="T4">Equipment</text:span></text:p>
          </table:table-cell>
          <table:table-cell table:style-name="ce7" office:value-type="string" calcext:value-type="string">
            <text:p><text:span text:style-name="T5">Consumable</text:span></text:p>
          </table:table-cell>
          <table:table-cell table:style-name="ce7" office:value-type="string" calcext:value-type="string">
            <text:p><text:span text:style-name="T6">Misc</text:span></text:p>
          </table:table-cell>
          <table:table-cell table:style-name="ce7" office:value-type="string" calcext:value-type="string">
            <text:p><text:span text:style-name="T7">Total items</text:span></text:p>
          </table:table-cell>
          <table:table-cell table:style-name="ce8"/>
          <table:table-cell table:style-name="ce6"/>
          <table:table-cell table:number-columns-repeated="1024"/>
        </table:table-row>
        <table:table-row table:style-name="ro4">
          <table:table-cell table:style-name="ce9" table:formula="of:=COUNTA([$items_equipment.$A:$items_equipment.$A])-1" office:value-type="float" calcext:value-type="float" office:value="134">
            <text:p>134</text:p>
          </table:table-cell>
          <table:table-cell table:style-name="ce9" table:formula="of:=COUNTA([$items_consumable.$A$1:$items_consumable.$A$1048576])-1" office:value-type="float" calcext:value-type="float" office:value="3">
            <text:p>3</text:p>
          </table:table-cell>
          <table:table-cell table:style-name="ce9" table:formula="of:=COUNTA([$items_misc.$A$1:$items_misc.$A$1048576])-1" office:value-type="float" calcext:value-type="float" office:value="48">
            <text:p>48</text:p>
          </table:table-cell>
          <table:table-cell table:style-name="ce9" table:formula="of:=SUM([.A3:.C3])" office:value-type="float" calcext:value-type="float" office:value="185">
            <text:p>185</text:p>
          </table:table-cell>
          <table:table-cell table:style-name="ce10" table:formula="of:=COUNTA([$enemies.$A$1:$enemies.$A$1048576])-1" office:value-type="float" calcext:value-type="float" office:value="31">
            <text:p>31</text:p>
          </table:table-cell>
          <table:table-cell table:style-name="ce11" table:formula="of:=COUNTA([$skills.$A$1:$skills.$A$1048576])-1" office:value-type="float" calcext:value-type="float" office:value="19">
            <text:p>19</text:p>
          </table:table-cell>
          <table:table-cell table:number-columns-repeated="1024"/>
        </table:table-row>
        <table:table-row table:style-name="ro5">
          <table:table-cell table:number-columns-repeated="1024"/>
        </table:table-row>
        <table:table-row table:number-rows-repeated="60" table:style-name="ro1">
          <table:table-cell table:number-columns-repeated="1024"/>
        </table:table-row>
      </table:table>
      <table:table table:name="items_equipment" table:style-name="ta2">
        <table:table-column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7">
          <table:table-cell office:value-type="string" calcext:value-type="string">
            <text:p><text:span text:style-name="T8">premade_id</text:span></text:p>
          </table:table-cell>
          <table:table-cell office:value-type="string" calcext:value-type="string">
            <text:p><text:span text:style-name="T9">name</text:span></text:p>
          </table:table-cell>
          <table:table-cell office:value-type="string" calcext:value-type="string">
            <text:p><text:span text:style-name="T10">hp_max</text:span></text:p>
          </table:table-cell>
          <table:table-cell office:value-type="string" calcext:value-type="string">
            <text:p><text:span text:style-name="T11">mp_max</text:span></text:p>
          </table:table-cell>
          <table:table-cell office:value-type="string" calcext:value-type="string">
            <text:p><text:span text:style-name="T12">rhp_max</text:span></text:p>
          </table:table-cell>
          <table:table-cell office:value-type="string" calcext:value-type="string">
            <text:p><text:span text:style-name="T13">rmp_max</text:span></text:p>
          </table:table-cell>
          <table:table-cell office:value-type="string" calcext:value-type="string">
            <text:p><text:span text:style-name="T14">armor</text:span></text:p>
          </table:table-cell>
          <table:table-cell office:value-type="string" calcext:value-type="string">
            <text:p><text:span text:style-name="T15">marmor</text:span></text:p>
          </table:table-cell>
          <table:table-cell office:value-type="string" calcext:value-type="string">
            <text:p><text:span text:style-name="T16">rarmor</text:span></text:p>
          </table:table-cell>
          <table:table-cell office:value-type="string" calcext:value-type="string">
            <text:p><text:span text:style-name="T17">rmarmor</text:span></text:p>
          </table:table-cell>
          <table:table-cell office:value-type="string" calcext:value-type="string">
            <text:p><text:span text:style-name="T18">grit</text:span></text:p>
          </table:table-cell>
          <table:table-cell office:value-type="string" calcext:value-type="string">
            <text:p><text:span text:style-name="T19">flow</text:span></text:p>
          </table:table-cell>
          <table:table-cell office:value-type="string" calcext:value-type="string">
            <text:p><text:span text:style-name="T20">mind</text:span></text:p>
          </table:table-cell>
          <table:table-cell office:value-type="string" calcext:value-type="string">
            <text:p><text:span text:style-name="T21">soul</text:span></text:p>
          </table:table-cell>
          <table:table-cell office:value-type="string" calcext:value-type="string">
            <text:p><text:span text:style-name="T22">rgrit</text:span></text:p>
          </table:table-cell>
          <table:table-cell office:value-type="string" calcext:value-type="string">
            <text:p><text:span text:style-name="T23">rflow</text:span></text:p>
          </table:table-cell>
          <table:table-cell office:value-type="string" calcext:value-type="string">
            <text:p><text:span text:style-name="T24">rmind</text:span></text:p>
          </table:table-cell>
          <table:table-cell office:value-type="string" calcext:value-type="string">
            <text:p><text:span text:style-name="T25">rsoul</text:span></text:p>
          </table:table-cell>
          <table:table-cell office:value-type="string" calcext:value-type="string">
            <text:p><text:span text:style-name="T26">lvl</text:span></text:p>
          </table:table-cell>
          <table:table-cell office:value-type="string" calcext:value-type="string">
            <text:p><text:span text:style-name="T27">slot</text:span></text:p>
          </table:table-cell>
          <table:table-cell office:value-type="string" calcext:value-type="string">
            <text:p><text:span text:style-name="T28">legacy</text:span></text:p>
          </table:table-cell>
          <table:table-cell table:style-name="ce12" office:value-type="string" calcext:value-type="string">
            <text:p><text:span text:style-name="T29">DROPPED</text:span><text:span text:style-name="T30">
</text:span><text:span text:style-name="T31">BY X </text:span><text:span text:style-name="T32">
</text:span><text:span text:style-name="T33">MOBS</text:span></text:p>
          </table:table-cell>
          <table:table-cell table:style-name="ce13" office:value-type="string" calcext:value-type="string">
            <text:p>bonuses</text:p>
          </table:table-cell>
          <table:table-cell table:style-name="ce14" office:value-type="string" calcext:value-type="string">
            <text:p><text:span text:style-name="T34">description</text:span></text:p>
          </table:table-cell>
          <table:table-cell table:number-columns-repeated="1024"/>
        </table:table-row>
        <table:table-row table:style-name="ro8">
          <table:table-cell table:style-name="ce15" office:value-type="string" calcext:value-type="string">
            <text:p><text:span text:style-name="T35">red t-shirt</text:span></text:p>
          </table:table-cell>
          <table:table-cell table:style-name="ce15" office:value-type="string" calcext:value-type="string">
            <text:p><text:span text:style-name="T36">Red t-shirt</text:span></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string" calcext:value-type="string">
            <text:p><text:span text:style-name="T37">body</text:span></text:p>
          </table:table-cell>
          <table:table-cell table:style-name="ce15" office:value-type="float" calcext:value-type="float" office:value="1">
            <text:p>1</text:p>
          </table:table-cell>
          <table:table-cell table:style-name="ce7" table:formula="of:=COUNTIF([loot.A:loot.A];[.A2])" office:value-type="float" calcext:value-type="float" office:value="0">
            <text:p>0</text:p>
          </table:table-cell>
          <table:table-cell office:value-type="float" calcext:value-type="float" office:value="0">
            <text:p>0</text:p>
          </table:table-cell>
          <table:table-cell table:style-name="ce15" office:value-type="string" calcext:value-type="string">
            <text:p><text:span text:style-name="T38">A casual t-shirt, more for fashion than function</text:span></text:p>
          </table:table-cell>
          <table:table-cell table:style-name="ce15"/>
          <table:table-cell table:number-columns-repeated="1024"/>
        </table:table-row>
        <table:table-row table:style-name="ro9">
          <table:table-cell table:style-name="ce15" office:value-type="string" calcext:value-type="string">
            <text:p><text:span text:style-name="T39">brown wizard robe</text:span></text:p>
          </table:table-cell>
          <table:table-cell table:style-name="ce15" office:value-type="string" calcext:value-type="string">
            <text:p><text:span text:style-name="T40">Brown robe</text:span></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string" calcext:value-type="string">
            <text:p><text:span text:style-name="T41">body</text:span></text:p>
          </table:table-cell>
          <table:table-cell table:style-name="ce15" office:value-type="float" calcext:value-type="float" office:value="1">
            <text:p>1</text:p>
          </table:table-cell>
          <table:table-cell table:style-name="ce7" table:formula="of:=COUNTIF([loot.A:loot.A];[.A3])" office:value-type="float" calcext:value-type="float" office:value="0">
            <text:p>0</text:p>
          </table:table-cell>
          <table:table-cell office:value-type="float" calcext:value-type="float" office:value="0">
            <text:p>0</text:p>
          </table:table-cell>
          <table:table-cell table:style-name="ce15" office:value-type="string" calcext:value-type="string">
            <text:p><text:span text:style-name="T42">A flowing robe, perfect for those seeking to channel magical energy</text:span></text:p>
          </table:table-cell>
          <table:table-cell table:style-name="ce15"/>
          <table:table-cell table:number-columns-repeated="1024"/>
        </table:table-row>
        <table:table-row table:style-name="ro10">
          <table:table-cell table:style-name="ce15" office:value-type="string" calcext:value-type="string">
            <text:p><text:span text:style-name="T43">black raincoat</text:span></text:p>
          </table:table-cell>
          <table:table-cell table:style-name="ce15" office:value-type="string" calcext:value-type="string">
            <text:p><text:span text:style-name="T44">Black raincoat</text:span></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float" calcext:value-type="float" office:value="1">
            <text:p>1</text:p>
          </table:table-cell>
          <table:table-cell table:style-name="ce15" office:value-type="string" calcext:value-type="string">
            <text:p><text:span text:style-name="T45">body</text:span></text:p>
          </table:table-cell>
          <table:table-cell table:style-name="ce15" office:value-type="float" calcext:value-type="float" office:value="1">
            <text:p>1</text:p>
          </table:table-cell>
          <table:table-cell table:style-name="ce7" table:formula="of:=COUNTIF([loot.A:loot.A];[.A4])" office:value-type="float" calcext:value-type="float" office:value="0">
            <text:p>0</text:p>
          </table:table-cell>
          <table:table-cell office:value-type="float" calcext:value-type="float" office:value="0">
            <text:p>0</text:p>
          </table:table-cell>
          <table:table-cell table:style-name="ce15" office:value-type="string" calcext:value-type="string">
            <text:p><text:span text:style-name="T46">A waterproof coat for braving harsh weather conditions</text:span></text:p>
          </table:table-cell>
          <table:table-cell table:style-name="ce15"/>
          <table:table-cell table:number-columns-repeated="1024"/>
        </table:table-row>
        <table:table-row table:style-name="ro11">
          <table:table-cell table:style-name="ce15" office:value-type="string" calcext:value-type="string">
            <text:p><text:span text:style-name="T47">bronze chainmail</text:span></text:p>
          </table:table-cell>
          <table:table-cell table:style-name="ce15" office:value-type="string" calcext:value-type="string">
            <text:p><text:span text:style-name="T48">Bronze chainmail</text:span></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string" calcext:value-type="string">
            <text:p><text:span text:style-name="T49">body</text:span></text:p>
          </table:table-cell>
          <table:table-cell table:style-name="ce15" office:value-type="float" calcext:value-type="float" office:value="1">
            <text:p>1</text:p>
          </table:table-cell>
          <table:table-cell table:style-name="ce7" table:formula="of:=COUNTIF([loot.A:loot.A];[.A5])" office:value-type="float" calcext:value-type="float" office:value="0">
            <text:p>0</text:p>
          </table:table-cell>
          <table:table-cell office:value-type="float" calcext:value-type="float" office:value="0">
            <text:p>0</text:p>
          </table:table-cell>
          <table:table-cell table:style-name="ce15" office:value-type="string" calcext:value-type="string">
            <text:p><text:span text:style-name="T50">A robust chainmail offering solid defense against attacks</text:span></text:p>
          </table:table-cell>
          <table:table-cell table:style-name="ce15"/>
          <table:table-cell table:number-columns-repeated="1024"/>
        </table:table-row>
        <table:table-row table:style-name="ro12">
          <table:table-cell table:style-name="ce16" office:value-type="string" calcext:value-type="string">
            <text:p><text:span text:style-name="T51">red cap</text:span></text:p>
          </table:table-cell>
          <table:table-cell table:style-name="ce16" office:value-type="string" calcext:value-type="string">
            <text:p><text:span text:style-name="T52">Red cap</text:span></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1">
            <text:p>1</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1">
            <text:p>1</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1">
            <text:p>1</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1">
            <text:p>1</text:p>
          </table:table-cell>
          <table:table-cell table:style-name="ce16" office:value-type="string" calcext:value-type="string">
            <text:p><text:span text:style-name="T53">head</text:span></text:p>
          </table:table-cell>
          <table:table-cell table:style-name="ce16" office:value-type="float" calcext:value-type="float" office:value="1">
            <text:p>1</text:p>
          </table:table-cell>
          <table:table-cell table:style-name="ce7" table:formula="of:=COUNTIF([loot.A:loot.A];[.A6])" office:value-type="float" calcext:value-type="float" office:value="0">
            <text:p>0</text:p>
          </table:table-cell>
          <table:table-cell office:value-type="float" calcext:value-type="float" office:value="0">
            <text:p>0</text:p>
          </table:table-cell>
          <table:table-cell table:style-name="ce15" office:value-type="string" calcext:value-type="string">
            <text:p><text:span text:style-name="T54">A stylish red cap that adds a dash of flair to your attire</text:span></text:p>
          </table:table-cell>
          <table:table-cell table:style-name="ce15"/>
          <table:table-cell table:number-columns-repeated="1024"/>
        </table:table-row>
        <table:table-row table:style-name="ro13">
          <table:table-cell table:style-name="ce16" office:value-type="string" calcext:value-type="string">
            <text:p><text:span text:style-name="T55">brown wizard hat</text:span></text:p>
          </table:table-cell>
          <table:table-cell table:style-name="ce16" office:value-type="string" calcext:value-type="string">
            <text:p><text:span text:style-name="T56">Brown pointy hat</text:span></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1">
            <text:p>1</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1">
            <text:p>1</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1">
            <text:p>1</text:p>
          </table:table-cell>
          <table:table-cell table:style-name="ce16" office:value-type="float" calcext:value-type="float" office:value="0">
            <text:p>0</text:p>
          </table:table-cell>
          <table:table-cell table:style-name="ce16" office:value-type="float" calcext:value-type="float" office:value="1">
            <text:p>1</text:p>
          </table:table-cell>
          <table:table-cell table:style-name="ce16" office:value-type="string" calcext:value-type="string">
            <text:p><text:span text:style-name="T57">head</text:span></text:p>
          </table:table-cell>
          <table:table-cell table:style-name="ce16" office:value-type="float" calcext:value-type="float" office:value="1">
            <text:p>1</text:p>
          </table:table-cell>
          <table:table-cell table:style-name="ce7" table:formula="of:=COUNTIF([loot.A:loot.A];[.A7])" office:value-type="float" calcext:value-type="float" office:value="0">
            <text:p>0</text:p>
          </table:table-cell>
          <table:table-cell office:value-type="float" calcext:value-type="float" office:value="0">
            <text:p>0</text:p>
          </table:table-cell>
          <table:table-cell table:style-name="ce15" office:value-type="string" calcext:value-type="string">
            <text:p><text:span text:style-name="T58">A pointy hat favored by novice spellcasters</text:span></text:p>
          </table:table-cell>
          <table:table-cell table:style-name="ce15"/>
          <table:table-cell table:number-columns-repeated="1024"/>
        </table:table-row>
        <table:table-row table:style-name="ro14">
          <table:table-cell table:style-name="ce16" office:value-type="string" calcext:value-type="string">
            <text:p><text:span text:style-name="T59">plague doctor mask</text:span></text:p>
          </table:table-cell>
          <table:table-cell table:style-name="ce16" office:value-type="string" calcext:value-type="string">
            <text:p><text:span text:style-name="T60">Plague doctor mask</text:span></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1">
            <text:p>1</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1">
            <text:p>1</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1">
            <text:p>1</text:p>
          </table:table-cell>
          <table:table-cell table:style-name="ce16" office:value-type="float" calcext:value-type="float" office:value="1">
            <text:p>1</text:p>
          </table:table-cell>
          <table:table-cell table:style-name="ce16" office:value-type="string" calcext:value-type="string">
            <text:p><text:span text:style-name="T61">head</text:span></text:p>
          </table:table-cell>
          <table:table-cell table:style-name="ce16" office:value-type="float" calcext:value-type="float" office:value="1">
            <text:p>1</text:p>
          </table:table-cell>
          <table:table-cell table:style-name="ce7" table:formula="of:=COUNTIF([loot.A:loot.A];[.A8])" office:value-type="float" calcext:value-type="float" office:value="0">
            <text:p>0</text:p>
          </table:table-cell>
          <table:table-cell office:value-type="float" calcext:value-type="float" office:value="0">
            <text:p>0</text:p>
          </table:table-cell>
          <table:table-cell table:style-name="ce15" office:value-type="string" calcext:value-type="string">
            <text:p><text:span text:style-name="T62">A mysterious mask with eerie overtones, often worn by healers</text:span></text:p>
          </table:table-cell>
          <table:table-cell table:style-name="ce15"/>
          <table:table-cell table:number-columns-repeated="1024"/>
        </table:table-row>
        <table:table-row table:style-name="ro15">
          <table:table-cell table:style-name="ce16" office:value-type="string" calcext:value-type="string">
            <text:p><text:span text:style-name="T63">bronze koif</text:span></text:p>
          </table:table-cell>
          <table:table-cell table:style-name="ce16" office:value-type="string" calcext:value-type="string">
            <text:p><text:span text:style-name="T64">Bronze koif</text:span></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1">
            <text:p>1</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1">
            <text:p>1</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1">
            <text:p>1</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1">
            <text:p>1</text:p>
          </table:table-cell>
          <table:table-cell table:style-name="ce16" office:value-type="string" calcext:value-type="string">
            <text:p><text:span text:style-name="T65">head</text:span></text:p>
          </table:table-cell>
          <table:table-cell table:style-name="ce16" office:value-type="float" calcext:value-type="float" office:value="1">
            <text:p>1</text:p>
          </table:table-cell>
          <table:table-cell table:style-name="ce7" table:formula="of:=COUNTIF([loot.A:loot.A];[.A9])" office:value-type="float" calcext:value-type="float" office:value="0">
            <text:p>0</text:p>
          </table:table-cell>
          <table:table-cell office:value-type="float" calcext:value-type="float" office:value="0">
            <text:p>0</text:p>
          </table:table-cell>
          <table:table-cell table:style-name="ce15" office:value-type="string" calcext:value-type="string">
            <text:p><text:span text:style-name="T66">A durable koif that offers basic protection for the head</text:span></text:p>
          </table:table-cell>
          <table:table-cell table:style-name="ce15"/>
          <table:table-cell table:number-columns-repeated="1024"/>
        </table:table-row>
        <table:table-row table:style-name="ro16">
          <table:table-cell table:style-name="ce15" office:value-type="string" calcext:value-type="string">
            <text:p><text:span text:style-name="T67">event_1</text:span></text:p>
          </table:table-cell>
          <table:table-cell table:style-name="ce15" office:value-type="string" calcext:value-type="string">
            <text:p><text:span text:style-name="T68">Old coin</text:span></text:p>
          </table:table-cell>
          <table:table-cell table:style-name="ce15" office:value-type="float" calcext:value-type="float" office:value="10">
            <text:p>10</text:p>
          </table:table-cell>
          <table:table-cell table:style-name="ce15" office:value-type="float" calcext:value-type="float" office:value="10">
            <text:p>1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float" calcext:value-type="float" office:value="1">
            <text:p>1</text:p>
          </table:table-cell>
          <table:table-cell table:style-name="ce15" office:value-type="float" calcext:value-type="float" office:value="1">
            <text:p>1</text:p>
          </table:table-cell>
          <table:table-cell table:style-name="ce15" office:value-type="float" calcext:value-type="float" office:value="1">
            <text:p>1</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string" calcext:value-type="string">
            <text:p><text:span text:style-name="T69">relic</text:span></text:p>
          </table:table-cell>
          <table:table-cell table:style-name="ce15" office:value-type="float" calcext:value-type="float" office:value="1">
            <text:p>1</text:p>
          </table:table-cell>
          <table:table-cell table:style-name="ce7" table:formula="of:=COUNTIF([loot.A:loot.A];[.A10])" office:value-type="float" calcext:value-type="float" office:value="0">
            <text:p>0</text:p>
          </table:table-cell>
          <table:table-cell office:value-type="float" calcext:value-type="float" office:value="0">
            <text:p>0</text:p>
          </table:table-cell>
          <table:table-cell table:style-name="ce15" office:value-type="string" calcext:value-type="string">
            <text:p><text:span text:style-name="T70">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17">
          <table:table-cell table:style-name="ce15" office:value-type="string" calcext:value-type="string">
            <text:p><text:span text:style-name="T71">red scarf</text:span></text:p>
          </table:table-cell>
          <table:table-cell table:style-name="ce15" office:value-type="string" calcext:value-type="string">
            <text:p><text:span text:style-name="T72">Red scarf</text:span></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string" calcext:value-type="string">
            <text:p><text:span text:style-name="T73">trinket</text:span></text:p>
          </table:table-cell>
          <table:table-cell table:style-name="ce15" office:value-type="float" calcext:value-type="float" office:value="1">
            <text:p>1</text:p>
          </table:table-cell>
          <table:table-cell table:style-name="ce7" table:formula="of:=COUNTIF([loot.A:loot.A];[.A11])" office:value-type="float" calcext:value-type="float" office:value="0">
            <text:p>0</text:p>
          </table:table-cell>
          <table:table-cell office:value-type="float" calcext:value-type="float" office:value="0">
            <text:p>0</text:p>
          </table:table-cell>
          <table:table-cell table:style-name="ce15" office:value-type="string" calcext:value-type="string">
            <text:p><text:span text:style-name="T74">A scarf made of red silk</text:span></text:p>
          </table:table-cell>
          <table:table-cell table:number-columns-repeated="1024"/>
        </table:table-row>
        <table:table-row table:style-name="ro18">
          <table:table-cell table:style-name="ce15" office:value-type="string" calcext:value-type="string">
            <text:p><text:span text:style-name="T75">notebook</text:span></text:p>
          </table:table-cell>
          <table:table-cell table:style-name="ce15" office:value-type="string" calcext:value-type="string">
            <text:p><text:span text:style-name="T76">Notebook</text:span></text:p>
          </table:table-cell>
          <table:table-cell table:style-name="ce15" office:value-type="float" calcext:value-type="float" office:value="0">
            <text:p>0</text:p>
          </table:table-cell>
          <table:table-cell table:style-name="ce15" office:value-type="float" calcext:value-type="float" office:value="15">
            <text:p>15</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string" calcext:value-type="string">
            <text:p><text:span text:style-name="T77">trinket</text:span></text:p>
          </table:table-cell>
          <table:table-cell table:style-name="ce15" office:value-type="float" calcext:value-type="float" office:value="1">
            <text:p>1</text:p>
          </table:table-cell>
          <table:table-cell table:style-name="ce7" table:formula="of:=COUNTIF([loot.A:loot.A];[.A12])" office:value-type="float" calcext:value-type="float" office:value="0">
            <text:p>0</text:p>
          </table:table-cell>
          <table:table-cell office:value-type="float" calcext:value-type="float" office:value="0">
            <text:p>0</text:p>
          </table:table-cell>
          <table:table-cell table:style-name="ce15" office:value-type="string" calcext:value-type="string">
            <text:p><text:span text:style-name="T78">A bound notebook for jotting down spells or thoughts</text:span></text:p>
          </table:table-cell>
          <table:table-cell table:number-columns-repeated="1024"/>
        </table:table-row>
        <table:table-row table:style-name="ro19">
          <table:table-cell table:style-name="ce15" office:value-type="string" calcext:value-type="string">
            <text:p><text:span text:style-name="T79">prayer beads</text:span></text:p>
          </table:table-cell>
          <table:table-cell table:style-name="ce15" office:value-type="string" calcext:value-type="string">
            <text:p><text:span text:style-name="T80">Prayer beads</text:span></text:p>
          </table:table-cell>
          <table:table-cell table:style-name="ce15" office:value-type="float" calcext:value-type="float" office:value="10">
            <text:p>10</text:p>
          </table:table-cell>
          <table:table-cell table:style-name="ce15" office:value-type="float" calcext:value-type="float" office:value="10">
            <text:p>1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float" calcext:value-type="float" office:value="1">
            <text:p>1</text:p>
          </table:table-cell>
          <table:table-cell table:style-name="ce15" office:value-type="string" calcext:value-type="string">
            <text:p><text:span text:style-name="T81">trinket</text:span></text:p>
          </table:table-cell>
          <table:table-cell table:style-name="ce15" office:value-type="float" calcext:value-type="float" office:value="1">
            <text:p>1</text:p>
          </table:table-cell>
          <table:table-cell table:style-name="ce7" table:formula="of:=COUNTIF([loot.A:loot.A];[.A13])" office:value-type="float" calcext:value-type="float" office:value="0">
            <text:p>0</text:p>
          </table:table-cell>
          <table:table-cell office:value-type="float" calcext:value-type="float" office:value="0">
            <text:p>0</text:p>
          </table:table-cell>
          <table:table-cell table:style-name="ce15" office:value-type="string" calcext:value-type="string">
            <text:p><text:span text:style-name="T82">A string of beads for meditation and spiritual focus</text:span></text:p>
          </table:table-cell>
          <table:table-cell table:number-columns-repeated="1024"/>
        </table:table-row>
        <table:table-row table:style-name="ro20">
          <table:table-cell table:style-name="ce16" office:value-type="string" calcext:value-type="string">
            <text:p><text:span text:style-name="T83">single earing</text:span></text:p>
          </table:table-cell>
          <table:table-cell table:style-name="ce16" office:value-type="string" calcext:value-type="string">
            <text:p><text:span text:style-name="T84">Single earing</text:span></text:p>
          </table:table-cell>
          <table:table-cell table:style-name="ce16" office:value-type="float" calcext:value-type="float" office:value="15">
            <text:p>15</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1">
            <text:p>1</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1">
            <text:p>1</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1">
            <text:p>1</text:p>
          </table:table-cell>
          <table:table-cell table:style-name="ce16" office:value-type="string" calcext:value-type="string">
            <text:p><text:span text:style-name="T85">trinket</text:span></text:p>
          </table:table-cell>
          <table:table-cell table:style-name="ce16" office:value-type="float" calcext:value-type="float" office:value="1">
            <text:p>1</text:p>
          </table:table-cell>
          <table:table-cell table:style-name="ce7" table:formula="of:=COUNTIF([loot.A:loot.A];[.A14])" office:value-type="float" calcext:value-type="float" office:value="0">
            <text:p>0</text:p>
          </table:table-cell>
          <table:table-cell office:value-type="float" calcext:value-type="float" office:value="0">
            <text:p>0</text:p>
          </table:table-cell>
          <table:table-cell table:style-name="ce15" office:value-type="string" calcext:value-type="string">
            <text:p><text:span text:style-name="T86">A single earing, kinda quirky to only wear one</text:span></text:p>
          </table:table-cell>
          <table:table-cell table:number-columns-repeated="1024"/>
        </table:table-row>
        <table:table-row table:style-name="ro21">
          <table:table-cell office:value-type="string" calcext:value-type="string">
            <text:p><text:span text:style-name="T87">soul body 1</text:span></text:p>
          </table:table-cell>
          <table:table-cell office:value-type="string" calcext:value-type="string">
            <text:p><text:span text:style-name="T88">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89">body</text:span></text:p>
          </table:table-cell>
          <table:table-cell office:value-type="float" calcext:value-type="float" office:value="0">
            <text:p>0</text:p>
          </table:table-cell>
          <table:table-cell table:style-name="ce7" table:formula="of:=COUNTIF([loot.A:loot.A];[.A15])" office:value-type="float" calcext:value-type="float" office:value="5">
            <text:p>5</text:p>
          </table:table-cell>
          <table:table-cell table:style-name="ce17" office:value-type="string" calcext:value-type="string">
            <text:p>skill_level:cure light wounds=1</text:p>
          </table:table-cell>
          <table:table-cell table:style-name="ce18" office:value-type="string" calcext:value-type="string">
            <text:p>A brown robe with a hint of orange.</text:p>
          </table:table-cell>
          <table:table-cell table:number-columns-repeated="1024"/>
        </table:table-row>
        <table:table-row table:style-name="ro22">
          <table:table-cell office:value-type="string" calcext:value-type="string">
            <text:p><text:span text:style-name="T90">grit head 1</text:span></text:p>
          </table:table-cell>
          <table:table-cell office:value-type="string" calcext:value-type="string">
            <text:p><text:span text:style-name="T91">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92">head</text:span></text:p>
          </table:table-cell>
          <table:table-cell office:value-type="float" calcext:value-type="float" office:value="0">
            <text:p>0</text:p>
          </table:table-cell>
          <table:table-cell table:style-name="ce7" table:formula="of:=COUNTIF([loot.A:loot.A];[.A16])" office:value-type="float" calcext:value-type="float" office:value="5">
            <text:p>5</text:p>
          </table:table-cell>
          <table:table-cell table:style-name="ce13" office:value-type="string" calcext:value-type="string">
            <text:p>skill_level:enrage=1</text:p>
          </table:table-cell>
          <table:table-cell table:style-name="ce14" office:value-type="string" calcext:value-type="string">
            <text:p><text:span text:style-name="T93">A hat made of cow hide.. moo!</text:span></text:p>
          </table:table-cell>
          <table:table-cell table:number-columns-repeated="1024"/>
        </table:table-row>
        <table:table-row table:style-name="ro23">
          <table:table-cell office:value-type="string" calcext:value-type="string">
            <text:p><text:span text:style-name="T94">grit relic 1</text:span></text:p>
          </table:table-cell>
          <table:table-cell office:value-type="string" calcext:value-type="string">
            <text:p><text:span text:style-name="T95">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96">relic</text:span></text:p>
          </table:table-cell>
          <table:table-cell office:value-type="float" calcext:value-type="float" office:value="0">
            <text:p>0</text:p>
          </table:table-cell>
          <table:table-cell table:style-name="ce7" table:formula="of:=COUNTIF([loot.A:loot.A];[.A17])" office:value-type="float" calcext:value-type="float" office:value="0">
            <text:p>0</text:p>
          </table:table-cell>
          <table:table-cell table:style-name="ce19" office:value-type="string" calcext:value-type="string">
            <text:p>skill_level:enrage=1</text:p>
          </table:table-cell>
          <table:table-cell table:style-name="ce14" office:value-type="string" calcext:value-type="string">
            <text:p><text:span text:style-name="T97">You have proved your worth, and are now an apprentice fighter</text:span></text:p>
          </table:table-cell>
          <table:table-cell table:number-columns-repeated="1024"/>
        </table:table-row>
        <table:table-row table:style-name="ro24">
          <table:table-cell office:value-type="string" calcext:value-type="string">
            <text:p><text:span text:style-name="T98">soul head 1</text:span></text:p>
          </table:table-cell>
          <table:table-cell office:value-type="string" calcext:value-type="string">
            <text:p><text:span text:style-name="T99">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00">head</text:span></text:p>
          </table:table-cell>
          <table:table-cell office:value-type="float" calcext:value-type="float" office:value="0">
            <text:p>0</text:p>
          </table:table-cell>
          <table:table-cell table:style-name="ce7" table:formula="of:=COUNTIF([loot.A:loot.A];[.A18])" office:value-type="float" calcext:value-type="float" office:value="5">
            <text:p>5</text:p>
          </table:table-cell>
          <table:table-cell table:style-name="ce17" office:value-type="string" calcext:value-type="string">
            <text:p>skill_level:ethereal=1</text:p>
          </table:table-cell>
          <table:table-cell table:style-name="ce14" office:value-type="string" calcext:value-type="string">
            <text:p><text:span text:style-name="T101">Baldy!</text:span></text:p>
          </table:table-cell>
          <table:table-cell table:number-columns-repeated="1024"/>
        </table:table-row>
        <table:table-row table:style-name="ro25">
          <table:table-cell office:value-type="string" calcext:value-type="string">
            <text:p><text:span text:style-name="T102">soul relic 1</text:span></text:p>
          </table:table-cell>
          <table:table-cell office:value-type="string" calcext:value-type="string">
            <text:p><text:span text:style-name="T103">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04">relic</text:span></text:p>
          </table:table-cell>
          <table:table-cell office:value-type="float" calcext:value-type="float" office:value="0">
            <text:p>0</text:p>
          </table:table-cell>
          <table:table-cell table:style-name="ce7" table:formula="of:=COUNTIF([loot.A:loot.A];[.A19])" office:value-type="float" calcext:value-type="float" office:value="0">
            <text:p>0</text:p>
          </table:table-cell>
          <table:table-cell office:value-type="string" calcext:value-type="string">
            <text:p>skill_level:ethereal=1</text:p>
          </table:table-cell>
          <table:table-cell table:style-name="ce14" office:value-type="string" calcext:value-type="string">
            <text:p><text:span text:style-name="T105">You have proved your worth, and are now an apprentice fighter</text:span></text:p>
          </table:table-cell>
          <table:table-cell table:number-columns-repeated="1024"/>
        </table:table-row>
        <table:table-row table:style-name="ro26">
          <table:table-cell office:value-type="string" calcext:value-type="string">
            <text:p><text:span text:style-name="T106">flow head 1</text:span></text:p>
          </table:table-cell>
          <table:table-cell office:value-type="string" calcext:value-type="string">
            <text:p><text:span text:style-name="T107">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08">head</text:span></text:p>
          </table:table-cell>
          <table:table-cell office:value-type="float" calcext:value-type="float" office:value="0">
            <text:p>0</text:p>
          </table:table-cell>
          <table:table-cell table:style-name="ce7" table:formula="of:=COUNTIF([loot.A:loot.A];[.A20])" office:value-type="float" calcext:value-type="float" office:value="5">
            <text:p>5</text:p>
          </table:table-cell>
          <table:table-cell table:style-name="ce17" office:value-type="string" calcext:value-type="string">
            <text:p>skill_level:leech=1</text:p>
          </table:table-cell>
          <table:table-cell table:style-name="ce14" office:value-type="string" calcext:value-type="string">
            <text:p><text:span text:style-name="T109">A ragged hood, its so beat up it looks like a mesh</text:span></text:p>
          </table:table-cell>
          <table:table-cell table:number-columns-repeated="1024"/>
        </table:table-row>
        <table:table-row table:style-name="ro27">
          <table:table-cell office:value-type="string" calcext:value-type="string">
            <text:p><text:span text:style-name="T110">flow relic 1</text:span></text:p>
          </table:table-cell>
          <table:table-cell office:value-type="string" calcext:value-type="string">
            <text:p><text:span text:style-name="T111">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12">relic</text:span></text:p>
          </table:table-cell>
          <table:table-cell office:value-type="float" calcext:value-type="float" office:value="0">
            <text:p>0</text:p>
          </table:table-cell>
          <table:table-cell table:style-name="ce7" table:formula="of:=COUNTIF([loot.A:loot.A];[.A21])" office:value-type="float" calcext:value-type="float" office:value="0">
            <text:p>0</text:p>
          </table:table-cell>
          <table:table-cell office:value-type="string" calcext:value-type="string">
            <text:p>skill_level:leech=1</text:p>
          </table:table-cell>
          <table:table-cell table:style-name="ce14" office:value-type="string" calcext:value-type="string">
            <text:p><text:span text:style-name="T113">You have proved your worth, and are now an apprentice fighter</text:span></text:p>
          </table:table-cell>
          <table:table-cell table:number-columns-repeated="1024"/>
        </table:table-row>
        <table:table-row table:style-name="ro28">
          <table:table-cell office:value-type="string" calcext:value-type="string">
            <text:p><text:span text:style-name="T114">mind body 1</text:span></text:p>
          </table:table-cell>
          <table:table-cell office:value-type="string" calcext:value-type="string">
            <text:p><text:span text:style-name="T115">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16">body</text:span></text:p>
          </table:table-cell>
          <table:table-cell office:value-type="float" calcext:value-type="float" office:value="0">
            <text:p>0</text:p>
          </table:table-cell>
          <table:table-cell table:style-name="ce7" table:formula="of:=COUNTIF([loot.A:loot.A];[.A22])" office:value-type="float" calcext:value-type="float" office:value="5">
            <text:p>5</text:p>
          </table:table-cell>
          <table:table-cell table:style-name="ce13" office:value-type="string" calcext:value-type="string">
            <text:p>skill_level:mage armor=1</text:p>
          </table:table-cell>
          <table:table-cell table:style-name="ce18" office:value-type="string" calcext:value-type="string">
            <text:p>A long thin dark gray robe.</text:p>
          </table:table-cell>
          <table:table-cell table:number-columns-repeated="1024"/>
        </table:table-row>
        <table:table-row table:style-name="ro29">
          <table:table-cell office:value-type="string" calcext:value-type="string">
            <text:p><text:span text:style-name="T117">mind head 1</text:span></text:p>
          </table:table-cell>
          <table:table-cell office:value-type="string" calcext:value-type="string">
            <text:p><text:span text:style-name="T118">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19">head</text:span></text:p>
          </table:table-cell>
          <table:table-cell office:value-type="float" calcext:value-type="float" office:value="0">
            <text:p>0</text:p>
          </table:table-cell>
          <table:table-cell table:style-name="ce7" table:formula="of:=COUNTIF([loot.A:loot.A];[.A23])" office:value-type="float" calcext:value-type="float" office:value="5">
            <text:p>5</text:p>
          </table:table-cell>
          <table:table-cell table:style-name="ce17" office:value-type="string" calcext:value-type="string">
            <text:p>skill_level:mage armor=1</text:p>
          </table:table-cell>
          <table:table-cell table:style-name="ce14" office:value-type="string" calcext:value-type="string">
            <text:p><text:span text:style-name="T120">A oversized pointed hat, a little crooked at the tip</text:span></text:p>
          </table:table-cell>
          <table:table-cell table:number-columns-repeated="1024"/>
        </table:table-row>
        <table:table-row table:style-name="ro30">
          <table:table-cell office:value-type="string" calcext:value-type="string">
            <text:p><text:span text:style-name="T121">mind relic 1</text:span></text:p>
          </table:table-cell>
          <table:table-cell office:value-type="string" calcext:value-type="string">
            <text:p><text:span text:style-name="T122">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23">relic</text:span></text:p>
          </table:table-cell>
          <table:table-cell office:value-type="float" calcext:value-type="float" office:value="0">
            <text:p>0</text:p>
          </table:table-cell>
          <table:table-cell table:style-name="ce7" table:formula="of:=COUNTIF([loot.A:loot.A];[.A24])" office:value-type="float" calcext:value-type="float" office:value="0">
            <text:p>0</text:p>
          </table:table-cell>
          <table:table-cell office:value-type="string" calcext:value-type="string">
            <text:p>skill_level:mage armor=1</text:p>
          </table:table-cell>
          <table:table-cell table:style-name="ce14" office:value-type="string" calcext:value-type="string">
            <text:p><text:span text:style-name="T124">You have proved your worth, and are now an apprentice fighter</text:span></text:p>
          </table:table-cell>
          <table:table-cell table:number-columns-repeated="1024"/>
        </table:table-row>
        <table:table-row table:style-name="ro31">
          <table:table-cell office:value-type="string" calcext:value-type="string">
            <text:p><text:span text:style-name="T125">mind trinket 1</text:span></text:p>
          </table:table-cell>
          <table:table-cell office:value-type="string" calcext:value-type="string">
            <text:p><text:span text:style-name="T126">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27">trinket</text:span></text:p>
          </table:table-cell>
          <table:table-cell office:value-type="float" calcext:value-type="float" office:value="0">
            <text:p>0</text:p>
          </table:table-cell>
          <table:table-cell table:style-name="ce7" table:formula="of:=COUNTIF([loot.A:loot.A];[.A25])" office:value-type="float" calcext:value-type="float" office:value="5">
            <text:p>5</text:p>
          </table:table-cell>
          <table:table-cell table:style-name="ce17" office:value-type="string" calcext:value-type="string">
            <text:p>skill_level:magic missile=1</text:p>
          </table:table-cell>
          <table:table-cell table:style-name="ce14" office:value-type="string" calcext:value-type="string">
            <text:p><text:span text:style-name="T128">Now you can write down your spells</text:span></text:p>
          </table:table-cell>
          <table:table-cell table:number-columns-repeated="1024"/>
        </table:table-row>
        <table:table-row table:style-name="ro32">
          <table:table-cell office:value-type="string" calcext:value-type="string">
            <text:p><text:span text:style-name="T129">mind weapon 1</text:span></text:p>
          </table:table-cell>
          <table:table-cell office:value-type="string" calcext:value-type="string">
            <text:p><text:span text:style-name="T130">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31">weapon</text:span></text:p>
          </table:table-cell>
          <table:table-cell office:value-type="float" calcext:value-type="float" office:value="0">
            <text:p>0</text:p>
          </table:table-cell>
          <table:table-cell table:style-name="ce7" table:formula="of:=COUNTIF([loot.A:loot.A];[.A26])" office:value-type="float" calcext:value-type="float" office:value="5">
            <text:p>5</text:p>
          </table:table-cell>
          <table:table-cell table:style-name="ce13" office:value-type="string" calcext:value-type="string">
            <text:p>skill_level:magic missile=1</text:p>
          </table:table-cell>
          <table:table-cell table:style-name="ce14" office:value-type="string" calcext:value-type="string">
            <text:p><text:span text:style-name="T132">Nothing more magical than finding a cool stick</text:span></text:p>
          </table:table-cell>
          <table:table-cell table:number-columns-repeated="1024"/>
        </table:table-row>
        <table:table-row table:style-name="ro33">
          <table:table-cell office:value-type="string" calcext:value-type="string">
            <text:p><text:span text:style-name="T133">soul trinket 1</text:span></text:p>
          </table:table-cell>
          <table:table-cell office:value-type="string" calcext:value-type="string">
            <text:p><text:span text:style-name="T134">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35">trinket</text:span></text:p>
          </table:table-cell>
          <table:table-cell office:value-type="float" calcext:value-type="float" office:value="0">
            <text:p>0</text:p>
          </table:table-cell>
          <table:table-cell table:style-name="ce7" table:formula="of:=COUNTIF([loot.A:loot.A];[.A27])" office:value-type="float" calcext:value-type="float" office:value="5">
            <text:p>5</text:p>
          </table:table-cell>
          <table:table-cell table:style-name="ce13" office:value-type="string" calcext:value-type="string">
            <text:p>skill_level:smite=1</text:p>
          </table:table-cell>
          <table:table-cell table:style-name="ce14" office:value-type="string" calcext:value-type="string">
            <text:p><text:span text:style-name="T136">Doesn't sound quite right</text:span></text:p>
          </table:table-cell>
          <table:table-cell table:number-columns-repeated="1024"/>
        </table:table-row>
        <table:table-row table:style-name="ro34">
          <table:table-cell office:value-type="string" calcext:value-type="string">
            <text:p><text:span text:style-name="T137">soul weapon 1</text:span></text:p>
          </table:table-cell>
          <table:table-cell office:value-type="string" calcext:value-type="string">
            <text:p><text:span text:style-name="T138">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39">weapon</text:span></text:p>
          </table:table-cell>
          <table:table-cell office:value-type="float" calcext:value-type="float" office:value="0">
            <text:p>0</text:p>
          </table:table-cell>
          <table:table-cell table:style-name="ce7" table:formula="of:=COUNTIF([loot.A:loot.A];[.A28])" office:value-type="float" calcext:value-type="float" office:value="5">
            <text:p>5</text:p>
          </table:table-cell>
          <table:table-cell table:style-name="ce13" office:value-type="string" calcext:value-type="string">
            <text:p>skill_level:smite=1</text:p>
          </table:table-cell>
          <table:table-cell table:style-name="ce14" office:value-type="string" calcext:value-type="string">
            <text:p><text:span text:style-name="T140">Wooden beads on a thin thread</text:span></text:p>
          </table:table-cell>
          <table:table-cell table:number-columns-repeated="1024"/>
        </table:table-row>
        <table:table-row table:style-name="ro35">
          <table:table-cell office:value-type="string" calcext:value-type="string">
            <text:p><text:span text:style-name="T141">grit body 1</text:span></text:p>
          </table:table-cell>
          <table:table-cell table:style-name="ce20" office:value-type="string" calcext:value-type="string">
            <text:p><text:span text:style-name="T142">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43">body</text:span></text:p>
          </table:table-cell>
          <table:table-cell office:value-type="float" calcext:value-type="float" office:value="0">
            <text:p>0</text:p>
          </table:table-cell>
          <table:table-cell table:style-name="ce7" table:formula="of:=COUNTIF([loot.A:loot.A];[.A29])" office:value-type="float" calcext:value-type="float" office:value="5">
            <text:p>5</text:p>
          </table:table-cell>
          <table:table-cell table:style-name="ce17" office:value-type="string" calcext:value-type="string">
            <text:p>skill_level:swing=1</text:p>
          </table:table-cell>
          <table:table-cell table:style-name="ce18" office:value-type="string" calcext:value-type="string">
            <text:p>A tunic made of cow hide, you count six spots!</text:p>
          </table:table-cell>
          <table:table-cell table:number-columns-repeated="1024"/>
        </table:table-row>
        <table:table-row table:style-name="ro36">
          <table:table-cell office:value-type="string" calcext:value-type="string">
            <text:p><text:span text:style-name="T144">flow body 1</text:span></text:p>
          </table:table-cell>
          <table:table-cell office:value-type="string" calcext:value-type="string">
            <text:p><text:span text:style-name="T145">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46">body</text:span></text:p>
          </table:table-cell>
          <table:table-cell office:value-type="float" calcext:value-type="float" office:value="0">
            <text:p>0</text:p>
          </table:table-cell>
          <table:table-cell table:style-name="ce7" table:formula="of:=COUNTIF([loot.A:loot.A];[.A30])" office:value-type="float" calcext:value-type="float" office:value="5">
            <text:p>5</text:p>
          </table:table-cell>
          <table:table-cell table:style-name="ce17" office:value-type="string" calcext:value-type="string">
            <text:p>skill_level:swing=1</text:p>
          </table:table-cell>
          <table:table-cell table:style-name="ce18" office:value-type="string" calcext:value-type="string">
            <text:p>A once fine common shirt, probably endured a dozen different owners.</text:p>
          </table:table-cell>
          <table:table-cell table:number-columns-repeated="1024"/>
        </table:table-row>
        <table:table-row table:style-name="ro37">
          <table:table-cell office:value-type="string" calcext:value-type="string">
            <text:p><text:span text:style-name="T147">flow trinket 1</text:span></text:p>
          </table:table-cell>
          <table:table-cell office:value-type="string" calcext:value-type="string">
            <text:p><text:span text:style-name="T148">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49">trinket</text:span></text:p>
          </table:table-cell>
          <table:table-cell office:value-type="float" calcext:value-type="float" office:value="0">
            <text:p>0</text:p>
          </table:table-cell>
          <table:table-cell table:style-name="ce7" table:formula="of:=COUNTIF([loot.A:loot.A];[.A31])" office:value-type="float" calcext:value-type="float" office:value="5">
            <text:p>5</text:p>
          </table:table-cell>
          <table:table-cell office:value-type="string" calcext:value-type="string">
            <text:p>skill_level:swing=1</text:p>
          </table:table-cell>
          <table:table-cell table:style-name="ce14" office:value-type="string" calcext:value-type="string">
            <text:p><text:span text:style-name="T150">A campers favoret tool</text:span></text:p>
          </table:table-cell>
          <table:table-cell table:number-columns-repeated="1024"/>
        </table:table-row>
        <table:table-row table:style-name="ro38">
          <table:table-cell office:value-type="string" calcext:value-type="string">
            <text:p><text:span text:style-name="T151">grit trinket 1</text:span></text:p>
          </table:table-cell>
          <table:table-cell office:value-type="string" calcext:value-type="string">
            <text:p><text:span text:style-name="T152">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3">trinket</text:span></text:p>
          </table:table-cell>
          <table:table-cell office:value-type="float" calcext:value-type="float" office:value="0">
            <text:p>0</text:p>
          </table:table-cell>
          <table:table-cell table:style-name="ce7" table:formula="of:=COUNTIF([loot.A:loot.A];[.A32])" office:value-type="float" calcext:value-type="float" office:value="5">
            <text:p>5</text:p>
          </table:table-cell>
          <table:table-cell office:value-type="string" calcext:value-type="string">
            <text:p>skill_level:swing=1</text:p>
          </table:table-cell>
          <table:table-cell table:style-name="ce14" office:value-type="string" calcext:value-type="string">
            <text:p><text:span text:style-name="T154">A plank with a handle</text:span></text:p>
          </table:table-cell>
          <table:table-cell table:number-columns-repeated="1024"/>
        </table:table-row>
        <table:table-row table:style-name="ro39">
          <table:table-cell table:style-name="ce15" office:value-type="string" calcext:value-type="string">
            <text:p><text:span text:style-name="T155">field dagger</text:span></text:p>
          </table:table-cell>
          <table:table-cell table:style-name="ce15" office:value-type="string" calcext:value-type="string">
            <text:p><text:span text:style-name="T156">Field dagger</text:span></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string" calcext:value-type="string">
            <text:p><text:span text:style-name="T157">weapon</text:span></text:p>
          </table:table-cell>
          <table:table-cell table:style-name="ce15" office:value-type="float" calcext:value-type="float" office:value="1">
            <text:p>1</text:p>
          </table:table-cell>
          <table:table-cell table:style-name="ce7" table:formula="of:=COUNTIF([loot.A:loot.A];[.A33])" office:value-type="float" calcext:value-type="float" office:value="0">
            <text:p>0</text:p>
          </table:table-cell>
          <table:table-cell office:value-type="string" calcext:value-type="string">
            <text:p>skill_level:swing=1</text:p>
          </table:table-cell>
          <table:table-cell table:style-name="ce15" office:value-type="string" calcext:value-type="string">
            <text:p><text:span text:style-name="T158">A lightweight dagger, perfect for quick, precise strikes</text:span></text:p>
          </table:table-cell>
          <table:table-cell table:number-columns-repeated="1024"/>
        </table:table-row>
        <table:table-row table:style-name="ro40">
          <table:table-cell table:style-name="ce15" office:value-type="string" calcext:value-type="string">
            <text:p><text:span text:style-name="T159">curved stick</text:span></text:p>
          </table:table-cell>
          <table:table-cell table:style-name="ce15" office:value-type="string" calcext:value-type="string">
            <text:p><text:span text:style-name="T160">Curved stick</text:span></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float" calcext:value-type="float" office:value="0">
            <text:p>0</text:p>
          </table:table-cell>
          <table:table-cell table:style-name="ce15" office:value-type="float" calcext:value-type="float" office:value="1">
            <text:p>1</text:p>
          </table:table-cell>
          <table:table-cell table:style-name="ce15" office:value-type="string" calcext:value-type="string">
            <text:p><text:span text:style-name="T161">weapon</text:span></text:p>
          </table:table-cell>
          <table:table-cell table:style-name="ce15" office:value-type="float" calcext:value-type="float" office:value="1">
            <text:p>1</text:p>
          </table:table-cell>
          <table:table-cell table:style-name="ce7" table:formula="of:=COUNTIF([loot.A:loot.A];[.A34])" office:value-type="float" calcext:value-type="float" office:value="0">
            <text:p>0</text:p>
          </table:table-cell>
          <table:table-cell office:value-type="string" calcext:value-type="string">
            <text:p>skill_level:swing=1</text:p>
          </table:table-cell>
          <table:table-cell table:style-name="ce15" office:value-type="string" calcext:value-type="string">
            <text:p><text:span text:style-name="T162">A simple stick with a curved end, useful for training or basic combat</text:span></text:p>
          </table:table-cell>
          <table:table-cell table:number-columns-repeated="1024"/>
        </table:table-row>
        <table:table-row table:style-name="ro41">
          <table:table-cell table:style-name="ce16" office:value-type="string" calcext:value-type="string">
            <text:p><text:span text:style-name="T163">wooden mallet</text:span></text:p>
          </table:table-cell>
          <table:table-cell table:style-name="ce16" office:value-type="string" calcext:value-type="string">
            <text:p><text:span text:style-name="T164">Wooden mallet</text:span></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1">
            <text:p>1</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1">
            <text:p>1</text:p>
          </table:table-cell>
          <table:table-cell table:style-name="ce16" office:value-type="float" calcext:value-type="float" office:value="1">
            <text:p>1</text:p>
          </table:table-cell>
          <table:table-cell table:style-name="ce16" office:value-type="string" calcext:value-type="string">
            <text:p><text:span text:style-name="T165">weapon</text:span></text:p>
          </table:table-cell>
          <table:table-cell table:style-name="ce16" office:value-type="float" calcext:value-type="float" office:value="1">
            <text:p>1</text:p>
          </table:table-cell>
          <table:table-cell table:style-name="ce7" table:formula="of:=COUNTIF([loot.A:loot.A];[.A35])" office:value-type="float" calcext:value-type="float" office:value="0">
            <text:p>0</text:p>
          </table:table-cell>
          <table:table-cell office:value-type="string" calcext:value-type="string">
            <text:p>skill_level:swing=1</text:p>
          </table:table-cell>
          <table:table-cell table:style-name="ce15" office:value-type="string" calcext:value-type="string">
            <text:p><text:span text:style-name="T166">BONK!</text:span></text:p>
          </table:table-cell>
          <table:table-cell table:number-columns-repeated="1024"/>
        </table:table-row>
        <table:table-row table:style-name="ro42">
          <table:table-cell table:style-name="ce16" office:value-type="string" calcext:value-type="string">
            <text:p><text:span text:style-name="T167">axe</text:span></text:p>
          </table:table-cell>
          <table:table-cell table:style-name="ce16" office:value-type="string" calcext:value-type="string">
            <text:p><text:span text:style-name="T168">Axe</text:span></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1">
            <text:p>1</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1">
            <text:p>1</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0">
            <text:p>0</text:p>
          </table:table-cell>
          <table:table-cell table:style-name="ce16" office:value-type="float" calcext:value-type="float" office:value="1">
            <text:p>1</text:p>
          </table:table-cell>
          <table:table-cell table:style-name="ce16" office:value-type="string" calcext:value-type="string">
            <text:p><text:span text:style-name="T169">weapon</text:span></text:p>
          </table:table-cell>
          <table:table-cell table:style-name="ce16" office:value-type="float" calcext:value-type="float" office:value="1">
            <text:p>1</text:p>
          </table:table-cell>
          <table:table-cell table:style-name="ce7" table:formula="of:=COUNTIF([loot.A:loot.A];[.A36])" office:value-type="float" calcext:value-type="float" office:value="0">
            <text:p>0</text:p>
          </table:table-cell>
          <table:table-cell office:value-type="string" calcext:value-type="string">
            <text:p>skill_level:swing=1</text:p>
          </table:table-cell>
          <table:table-cell table:style-name="ce15" office:value-type="string" calcext:value-type="string">
            <text:p><text:span text:style-name="T170">A heavy axe, ideal for chopping wood or foes</text:span></text:p>
          </table:table-cell>
          <table:table-cell table:number-columns-repeated="1024"/>
        </table:table-row>
        <table:table-row table:style-name="ro43">
          <table:table-cell table:style-name="ce20" office:value-type="string" calcext:value-type="string">
            <text:p><text:span text:style-name="T171">flow weapon 1</text:span></text:p>
          </table:table-cell>
          <table:table-cell office:value-type="string" calcext:value-type="string">
            <text:p><text:span text:style-name="T172">Dirk</text:span></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
            <text:p>1</text:p>
          </table:table-cell>
          <table:table-cell table:style-name="ce20" office:value-type="string" calcext:value-type="string">
            <text:p><text:span text:style-name="T173">weapon</text:span></text:p>
          </table:table-cell>
          <table:table-cell office:value-type="float" calcext:value-type="float" office:value="0">
            <text:p>0</text:p>
          </table:table-cell>
          <table:table-cell table:style-name="ce7" table:formula="of:=COUNTIF([loot.A:loot.A];[.A37])" office:value-type="float" calcext:value-type="float" office:value="5">
            <text:p>5</text:p>
          </table:table-cell>
          <table:table-cell office:value-type="string" calcext:value-type="string">
            <text:p>skill_level:swing=1</text:p>
          </table:table-cell>
          <table:table-cell table:style-name="ce14" office:value-type="string" calcext:value-type="string">
            <text:p><text:span text:style-name="T174">All stabby no slashy</text:span></text:p>
          </table:table-cell>
          <table:table-cell table:number-columns-repeated="1024"/>
        </table:table-row>
        <table:table-row table:style-name="ro44">
          <table:table-cell table:style-name="ce20" office:value-type="string" calcext:value-type="string">
            <text:p><text:span text:style-name="T175">grit weapon 1</text:span></text:p>
          </table:table-cell>
          <table:table-cell office:value-type="string" calcext:value-type="string">
            <text:p><text:span text:style-name="T176">Pitchfork</text:span></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
            <text:p>1</text:p>
          </table:table-cell>
          <table:table-cell table:style-name="ce20" office:value-type="string" calcext:value-type="string">
            <text:p><text:span text:style-name="T177">weapon</text:span></text:p>
          </table:table-cell>
          <table:table-cell office:value-type="float" calcext:value-type="float" office:value="0">
            <text:p>0</text:p>
          </table:table-cell>
          <table:table-cell table:style-name="ce7" table:formula="of:=COUNTIF([loot.A:loot.A];[.A38])" office:value-type="float" calcext:value-type="float" office:value="5">
            <text:p>5</text:p>
          </table:table-cell>
          <table:table-cell office:value-type="string" calcext:value-type="string">
            <text:p>skill_level:swing=1</text:p>
          </table:table-cell>
          <table:table-cell table:style-name="ce14" office:value-type="string" calcext:value-type="string">
            <text:p><text:span text:style-name="T178">Landlubber trident</text:span></text:p>
          </table:table-cell>
          <table:table-cell table:number-columns-repeated="1024"/>
        </table:table-row>
        <table:table-row table:style-name="ro45">
          <table:table-cell office:value-type="string" calcext:value-type="string">
            <text:p><text:span text:style-name="T179">soul body 3</text:span></text:p>
          </table:table-cell>
          <table:table-cell office:value-type="string" calcext:value-type="string">
            <text:p><text:span text:style-name="T180">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181">body</text:span></text:p>
          </table:table-cell>
          <table:table-cell office:value-type="float" calcext:value-type="float" office:value="0">
            <text:p>0</text:p>
          </table:table-cell>
          <table:table-cell table:style-name="ce7" table:formula="of:=COUNTIF([loot.A:loot.A];[.A39])" office:value-type="float" calcext:value-type="float" office:value="5">
            <text:p>5</text:p>
          </table:table-cell>
          <table:table-cell table:style-name="ce21" office:value-type="string" calcext:value-type="string">
            <text:p>skill_level:cure light wounds=1</text:p>
          </table:table-cell>
          <table:table-cell table:style-name="ce14" office:value-type="string" calcext:value-type="string">
            <text:p><text:span text:style-name="T182">A robe made of the finest silk</text:span></text:p>
          </table:table-cell>
          <table:table-cell table:style-name="ce15"/>
          <table:table-cell table:number-columns-repeated="1024"/>
        </table:table-row>
        <table:table-row table:style-name="ro46">
          <table:table-cell office:value-type="string" calcext:value-type="string">
            <text:p><text:span text:style-name="T183">soul trinket 3</text:span></text:p>
          </table:table-cell>
          <table:table-cell office:value-type="string" calcext:value-type="string">
            <text:p><text:span text:style-name="T184">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185">trinket</text:span></text:p>
          </table:table-cell>
          <table:table-cell office:value-type="float" calcext:value-type="float" office:value="0">
            <text:p>0</text:p>
          </table:table-cell>
          <table:table-cell table:style-name="ce7" table:formula="of:=COUNTIF([loot.A:loot.A];[.A40])" office:value-type="float" calcext:value-type="float" office:value="5">
            <text:p>5</text:p>
          </table:table-cell>
          <table:table-cell table:style-name="ce21" office:value-type="string" calcext:value-type="string">
            <text:p>skill_level:cure light wounds=1</text:p>
          </table:table-cell>
          <table:table-cell table:style-name="ce14" office:value-type="string" calcext:value-type="string">
            <text:p><text:span text:style-name="T186">May your faith protect you</text:span></text:p>
          </table:table-cell>
          <table:table-cell table:style-name="ce15"/>
          <table:table-cell table:number-columns-repeated="1024"/>
        </table:table-row>
        <table:table-row table:style-name="ro47">
          <table:table-cell office:value-type="string" calcext:value-type="string">
            <text:p><text:span text:style-name="T187">grit head 3</text:span></text:p>
          </table:table-cell>
          <table:table-cell office:value-type="string" calcext:value-type="string">
            <text:p><text:span text:style-name="T188">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89">head</text:span></text:p>
          </table:table-cell>
          <table:table-cell office:value-type="float" calcext:value-type="float" office:value="0">
            <text:p>0</text:p>
          </table:table-cell>
          <table:table-cell table:style-name="ce7" table:formula="of:=COUNTIF([loot.A:loot.A];[.A41])" office:value-type="float" calcext:value-type="float" office:value="5">
            <text:p>5</text:p>
          </table:table-cell>
          <table:table-cell table:style-name="ce19" office:value-type="string" calcext:value-type="string">
            <text:p>skill_level:enrage=1</text:p>
          </table:table-cell>
          <table:table-cell table:style-name="ce14" office:value-type="string" calcext:value-type="string">
            <text:p><text:span text:style-name="T190">The leather covers the face, kinky</text:span></text:p>
          </table:table-cell>
          <table:table-cell table:style-name="ce15"/>
          <table:table-cell table:number-columns-repeated="1024"/>
        </table:table-row>
        <table:table-row table:style-name="ro48">
          <table:table-cell office:value-type="string" calcext:value-type="string">
            <text:p><text:span text:style-name="T191">soul head 3</text:span></text:p>
          </table:table-cell>
          <table:table-cell office:value-type="string" calcext:value-type="string">
            <text:p><text:span text:style-name="T192">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193">head</text:span></text:p>
          </table:table-cell>
          <table:table-cell office:value-type="float" calcext:value-type="float" office:value="0">
            <text:p>0</text:p>
          </table:table-cell>
          <table:table-cell table:style-name="ce7" table:formula="of:=COUNTIF([loot.A:loot.A];[.A42])" office:value-type="float" calcext:value-type="float" office:value="5">
            <text:p>5</text:p>
          </table:table-cell>
          <table:table-cell table:style-name="ce17" office:value-type="string" calcext:value-type="string">
            <text:p>skill_level:ethereal=1</text:p>
          </table:table-cell>
          <table:table-cell table:style-name="ce14" office:value-type="string" calcext:value-type="string">
            <text:p><text:span text:style-name="T194">A hood made of the finest silk</text:span></text:p>
          </table:table-cell>
          <table:table-cell table:style-name="ce15"/>
          <table:table-cell table:number-columns-repeated="1024"/>
        </table:table-row>
        <table:table-row table:style-name="ro49">
          <table:table-cell office:value-type="string" calcext:value-type="string">
            <text:p><text:span text:style-name="T195">flow head 3</text:span></text:p>
          </table:table-cell>
          <table:table-cell office:value-type="string" calcext:value-type="string">
            <text:p><text:span text:style-name="T196">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7">head</text:span></text:p>
          </table:table-cell>
          <table:table-cell office:value-type="float" calcext:value-type="float" office:value="0">
            <text:p>0</text:p>
          </table:table-cell>
          <table:table-cell table:style-name="ce7" table:formula="of:=COUNTIF([loot.A:loot.A];[.A43])" office:value-type="float" calcext:value-type="float" office:value="5">
            <text:p>5</text:p>
          </table:table-cell>
          <table:table-cell table:style-name="ce17" office:value-type="string" calcext:value-type="string">
            <text:p>skill_level:leech=1</text:p>
          </table:table-cell>
          <table:table-cell table:style-name="ce14" office:value-type="string" calcext:value-type="string">
            <text:p><text:span text:style-name="T198">A cloth hood dyed a dark gray color</text:span></text:p>
          </table:table-cell>
          <table:table-cell table:number-columns-repeated="1024"/>
        </table:table-row>
        <table:table-row table:style-name="ro50">
          <table:table-cell office:value-type="string" calcext:value-type="string">
            <text:p><text:span text:style-name="T199">mind body 3</text:span></text:p>
          </table:table-cell>
          <table:table-cell office:value-type="string" calcext:value-type="string">
            <text:p><text:span text:style-name="T200">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01">body</text:span></text:p>
          </table:table-cell>
          <table:table-cell office:value-type="float" calcext:value-type="float" office:value="0">
            <text:p>0</text:p>
          </table:table-cell>
          <table:table-cell table:style-name="ce7" table:formula="of:=COUNTIF([loot.A:loot.A];[.A44])" office:value-type="float" calcext:value-type="float" office:value="6">
            <text:p>6</text:p>
          </table:table-cell>
          <table:table-cell table:style-name="ce13" office:value-type="string" calcext:value-type="string">
            <text:p>skill_level:mage armor=1</text:p>
          </table:table-cell>
          <table:table-cell table:style-name="ce14" office:value-type="string" calcext:value-type="string">
            <text:p><text:span text:style-name="T202">A light blue tinted robe</text:span></text:p>
          </table:table-cell>
          <table:table-cell table:number-columns-repeated="1024"/>
        </table:table-row>
        <table:table-row table:style-name="ro51">
          <table:table-cell office:value-type="string" calcext:value-type="string">
            <text:p><text:span text:style-name="T203">mind head 3</text:span></text:p>
          </table:table-cell>
          <table:table-cell office:value-type="string" calcext:value-type="string">
            <text:p><text:span text:style-name="T204">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05">head</text:span></text:p>
          </table:table-cell>
          <table:table-cell office:value-type="float" calcext:value-type="float" office:value="0">
            <text:p>0</text:p>
          </table:table-cell>
          <table:table-cell table:style-name="ce7" table:formula="of:=COUNTIF([loot.A:loot.A];[.A45])" office:value-type="float" calcext:value-type="float" office:value="6">
            <text:p>6</text:p>
          </table:table-cell>
          <table:table-cell table:style-name="ce17" office:value-type="string" calcext:value-type="string">
            <text:p>skill_level:mage armor=1</text:p>
          </table:table-cell>
          <table:table-cell table:style-name="ce14" office:value-type="string" calcext:value-type="string">
            <text:p><text:span text:style-name="T206">A light blue tinted pointed hat</text:span></text:p>
          </table:table-cell>
          <table:table-cell table:number-columns-repeated="1024"/>
        </table:table-row>
        <table:table-row table:style-name="ro52">
          <table:table-cell office:value-type="string" calcext:value-type="string">
            <text:p><text:span text:style-name="T207">mind trinket 3</text:span></text:p>
          </table:table-cell>
          <table:table-cell office:value-type="string" calcext:value-type="string">
            <text:p><text:span text:style-name="T208">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09">trinket</text:span></text:p>
          </table:table-cell>
          <table:table-cell office:value-type="float" calcext:value-type="float" office:value="0">
            <text:p>0</text:p>
          </table:table-cell>
          <table:table-cell table:style-name="ce7" table:formula="of:=COUNTIF([loot.A:loot.A];[.A46])" office:value-type="float" calcext:value-type="float" office:value="6">
            <text:p>6</text:p>
          </table:table-cell>
          <table:table-cell table:style-name="ce17" office:value-type="string" calcext:value-type="string">
            <text:p>skill_level:magic missile=1</text:p>
          </table:table-cell>
          <table:table-cell table:style-name="ce14" office:value-type="string" calcext:value-type="string">
            <text:p><text:span text:style-name="T210">Now you can write down lots of spells</text:span></text:p>
          </table:table-cell>
          <table:table-cell table:number-columns-repeated="1024"/>
        </table:table-row>
        <table:table-row table:style-name="ro53">
          <table:table-cell office:value-type="string" calcext:value-type="string">
            <text:p><text:span text:style-name="T211">mind weapon 3</text:span></text:p>
          </table:table-cell>
          <table:table-cell office:value-type="string" calcext:value-type="string">
            <text:p><text:span text:style-name="T212">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3">weapon</text:span></text:p>
          </table:table-cell>
          <table:table-cell office:value-type="float" calcext:value-type="float" office:value="0">
            <text:p>0</text:p>
          </table:table-cell>
          <table:table-cell table:style-name="ce7" table:formula="of:=COUNTIF([loot.A:loot.A];[.A47])" office:value-type="float" calcext:value-type="float" office:value="6">
            <text:p>6</text:p>
          </table:table-cell>
          <table:table-cell office:value-type="string" calcext:value-type="string">
            <text:p>skill_level:magic missile=1</text:p>
          </table:table-cell>
          <table:table-cell table:style-name="ce14" office:value-type="string" calcext:value-type="string">
            <text:p><text:span text:style-name="T214">A polished stick with some engraving and a leather handle</text:span></text:p>
          </table:table-cell>
          <table:table-cell table:number-columns-repeated="1024"/>
        </table:table-row>
        <table:table-row table:style-name="ro54">
          <table:table-cell office:value-type="string" calcext:value-type="string">
            <text:p><text:span text:style-name="T215">soul weapon 3</text:span></text:p>
          </table:table-cell>
          <table:table-cell office:value-type="string" calcext:value-type="string">
            <text:p><text:span text:style-name="T216">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17">weapon</text:span></text:p>
          </table:table-cell>
          <table:table-cell office:value-type="float" calcext:value-type="float" office:value="0">
            <text:p>0</text:p>
          </table:table-cell>
          <table:table-cell table:style-name="ce7" table:formula="of:=COUNTIF([loot.A:loot.A];[.A48])" office:value-type="float" calcext:value-type="float" office:value="5">
            <text:p>5</text:p>
          </table:table-cell>
          <table:table-cell table:style-name="ce13" office:value-type="string" calcext:value-type="string">
            <text:p>skill_level:smite=1</text:p>
          </table:table-cell>
          <table:table-cell table:style-name="ce14" office:value-type="string" calcext:value-type="string">
            <text:p><text:span text:style-name="T218">The emblem of a long forgotten god, whether they exist or not.. only god knows</text:span></text:p>
          </table:table-cell>
          <table:table-cell table:number-columns-repeated="1024"/>
        </table:table-row>
        <table:table-row table:style-name="ro55">
          <table:table-cell office:value-type="string" calcext:value-type="string">
            <text:p><text:span text:style-name="T219">grit body 3</text:span></text:p>
          </table:table-cell>
          <table:table-cell office:value-type="string" calcext:value-type="string">
            <text:p><text:span text:style-name="T220">Hard leather tunic</text:span></text:p>
          </table:table-cell>
          <table:table-cell table:style-name="ce20" office:value-type="float" calcext:value-type="float" office:value="30">
            <text:p>3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1">
            <text:p>1</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1">
            <text:p>11</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3">
            <text:p>3</text:p>
          </table:table-cell>
          <table:table-cell table:style-name="ce20" office:value-type="string" calcext:value-type="string">
            <text:p><text:span text:style-name="T221">body</text:span></text:p>
          </table:table-cell>
          <table:table-cell table:style-name="ce20" office:value-type="float" calcext:value-type="float" office:value="0">
            <text:p>0</text:p>
          </table:table-cell>
          <table:table-cell table:style-name="ce7" table:formula="of:=COUNTIF([loot.A:loot.A];[.A49])" office:value-type="float" calcext:value-type="float" office:value="5">
            <text:p>5</text:p>
          </table:table-cell>
          <table:table-cell office:value-type="string" calcext:value-type="string">
            <text:p>skill_level:swing=1</text:p>
          </table:table-cell>
          <table:table-cell table:style-name="ce14" office:value-type="string" calcext:value-type="string">
            <text:p><text:span text:style-name="T222">A thick tunic with fastened straps</text:span></text:p>
          </table:table-cell>
          <table:table-cell table:number-columns-repeated="1024"/>
        </table:table-row>
        <table:table-row table:style-name="ro56">
          <table:table-cell table:style-name="ce20" office:value-type="string" calcext:value-type="string">
            <text:p><text:span text:style-name="T223">flow body 3</text:span></text:p>
          </table:table-cell>
          <table:table-cell office:value-type="string" calcext:value-type="string">
            <text:p><text:span text:style-name="T224">Cloth shirt</text:span></text:p>
          </table:table-cell>
          <table:table-cell table:style-name="ce20" office:value-type="float" calcext:value-type="float" office:value="20">
            <text:p>20</text:p>
          </table:table-cell>
          <table:table-cell table:style-name="ce20" office:value-type="float" calcext:value-type="float" office:value="10">
            <text:p>1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
            <text:p>1</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1">
            <text:p>11</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3">
            <text:p>3</text:p>
          </table:table-cell>
          <table:table-cell table:style-name="ce20" office:value-type="string" calcext:value-type="string">
            <text:p><text:span text:style-name="T225">body</text:span></text:p>
          </table:table-cell>
          <table:table-cell office:value-type="float" calcext:value-type="float" office:value="0">
            <text:p>0</text:p>
          </table:table-cell>
          <table:table-cell table:style-name="ce7" table:formula="of:=COUNTIF([loot.A:loot.A];[.A50])" office:value-type="float" calcext:value-type="float" office:value="5">
            <text:p>5</text:p>
          </table:table-cell>
          <table:table-cell office:value-type="string" calcext:value-type="string">
            <text:p>skill_level:swing=1</text:p>
          </table:table-cell>
          <table:table-cell table:style-name="ce14" office:value-type="string" calcext:value-type="string">
            <text:p><text:span text:style-name="T226">A simple shirt dark shirt</text:span></text:p>
          </table:table-cell>
          <table:table-cell table:number-columns-repeated="1024"/>
        </table:table-row>
        <table:table-row table:style-name="ro57">
          <table:table-cell office:value-type="string" calcext:value-type="string">
            <text:p><text:span text:style-name="T227">flow trinket 3</text:span></text:p>
          </table:table-cell>
          <table:table-cell office:value-type="string" calcext:value-type="string">
            <text:p><text:span text:style-name="T228">Dagger</text:span></text:p>
          </table:table-cell>
          <table:table-cell table:style-name="ce20" office:value-type="float" calcext:value-type="float" office:value="5">
            <text:p>5</text:p>
          </table:table-cell>
          <table:table-cell table:style-name="ce20" office:value-type="float" calcext:value-type="float" office:value="5">
            <text:p>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3">
            <text:p>3</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1">
            <text:p>11</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3">
            <text:p>3</text:p>
          </table:table-cell>
          <table:table-cell table:style-name="ce20" office:value-type="string" calcext:value-type="string">
            <text:p><text:span text:style-name="T229">trinket</text:span></text:p>
          </table:table-cell>
          <table:table-cell office:value-type="float" calcext:value-type="float" office:value="0">
            <text:p>0</text:p>
          </table:table-cell>
          <table:table-cell table:style-name="ce7" table:formula="of:=COUNTIF([loot.A:loot.A];[.A51])" office:value-type="float" calcext:value-type="float" office:value="5">
            <text:p>5</text:p>
          </table:table-cell>
          <table:table-cell table:style-name="ce22" office:value-type="string" calcext:value-type="string">
            <text:p>skill_level:swing=1</text:p>
          </table:table-cell>
          <table:table-cell table:style-name="ce14" office:value-type="string" calcext:value-type="string">
            <text:p><text:span text:style-name="T230">A small knife perfect for offhand</text:span></text:p>
          </table:table-cell>
          <table:table-cell table:number-columns-repeated="1024"/>
        </table:table-row>
        <table:table-row table:style-name="ro58">
          <table:table-cell table:style-name="ce20" office:value-type="string" calcext:value-type="string">
            <text:p><text:span text:style-name="T231">grit trinket 3</text:span></text:p>
          </table:table-cell>
          <table:table-cell office:value-type="string" calcext:value-type="string">
            <text:p><text:span text:style-name="T232">Shield</text:span></text:p>
          </table:table-cell>
          <table:table-cell table:style-name="ce20" office:value-type="float" calcext:value-type="float" office:value="10">
            <text:p>1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1">
            <text:p>1</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1">
            <text:p>11</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3">
            <text:p>3</text:p>
          </table:table-cell>
          <table:table-cell table:style-name="ce20" office:value-type="string" calcext:value-type="string">
            <text:p><text:span text:style-name="T233">trinket</text:span></text:p>
          </table:table-cell>
          <table:table-cell office:value-type="float" calcext:value-type="float" office:value="0">
            <text:p>0</text:p>
          </table:table-cell>
          <table:table-cell table:style-name="ce7" table:formula="of:=COUNTIF([loot.A:loot.A];[.A52])" office:value-type="float" calcext:value-type="float" office:value="5">
            <text:p>5</text:p>
          </table:table-cell>
          <table:table-cell table:style-name="ce23" office:value-type="string" calcext:value-type="string">
            <text:p>skill_level:swing=1</text:p>
          </table:table-cell>
          <table:table-cell table:style-name="ce18" office:value-type="string" calcext:value-type="string">
            <text:p>A wooden shield.</text:p>
          </table:table-cell>
          <table:table-cell table:number-columns-repeated="1024"/>
        </table:table-row>
        <table:table-row table:style-name="ro59">
          <table:table-cell table:style-name="ce20" office:value-type="string" calcext:value-type="string">
            <text:p><text:span text:style-name="T234">flow weapon 3</text:span></text:p>
          </table:table-cell>
          <table:table-cell office:value-type="string" calcext:value-type="string">
            <text:p><text:span text:style-name="T235">Knife</text:span></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4">
            <text:p>4</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1">
            <text:p>11</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3">
            <text:p>3</text:p>
          </table:table-cell>
          <table:table-cell table:style-name="ce20" office:value-type="string" calcext:value-type="string">
            <text:p><text:span text:style-name="T236">weapon</text:span></text:p>
          </table:table-cell>
          <table:table-cell office:value-type="float" calcext:value-type="float" office:value="0">
            <text:p>0</text:p>
          </table:table-cell>
          <table:table-cell table:style-name="ce7" table:formula="of:=COUNTIF([loot.A:loot.A];[.A53])" office:value-type="float" calcext:value-type="float" office:value="5">
            <text:p>5</text:p>
          </table:table-cell>
          <table:table-cell table:style-name="ce23" office:value-type="string" calcext:value-type="string">
            <text:p>skill_level:swing=1</text:p>
          </table:table-cell>
          <table:table-cell table:style-name="ce14" office:value-type="string" calcext:value-type="string">
            <text:p><text:span text:style-name="T237">Both stabby and slashy</text:span></text:p>
          </table:table-cell>
          <table:table-cell table:number-columns-repeated="1024"/>
        </table:table-row>
        <table:table-row table:style-name="ro60">
          <table:table-cell table:style-name="ce20" office:value-type="string" calcext:value-type="string">
            <text:p><text:span text:style-name="T238">grit weapon 3</text:span></text:p>
          </table:table-cell>
          <table:table-cell office:value-type="string" calcext:value-type="string">
            <text:p><text:span text:style-name="T239">Spear</text:span></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4">
            <text:p>4</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1">
            <text:p>11</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3">
            <text:p>3</text:p>
          </table:table-cell>
          <table:table-cell table:style-name="ce20" office:value-type="string" calcext:value-type="string">
            <text:p><text:span text:style-name="T240">weapon</text:span></text:p>
          </table:table-cell>
          <table:table-cell office:value-type="float" calcext:value-type="float" office:value="0">
            <text:p>0</text:p>
          </table:table-cell>
          <table:table-cell table:style-name="ce7" table:formula="of:=COUNTIF([loot.A:loot.A];[.A54])" office:value-type="float" calcext:value-type="float" office:value="5">
            <text:p>5</text:p>
          </table:table-cell>
          <table:table-cell table:style-name="ce23" office:value-type="string" calcext:value-type="string">
            <text:p>skill_level:swing=1</text:p>
          </table:table-cell>
          <table:table-cell table:style-name="ce14" office:value-type="string" calcext:value-type="string">
            <text:p><text:span text:style-name="T241">A long stick with a triangular steel tip</text:span></text:p>
          </table:table-cell>
          <table:table-cell table:number-columns-repeated="1024"/>
        </table:table-row>
        <table:table-row table:style-name="ro61">
          <table:table-cell office:value-type="string" calcext:value-type="string">
            <text:p><text:span text:style-name="T242">soul weapon 6</text:span></text:p>
          </table:table-cell>
          <table:table-cell office:value-type="string" calcext:value-type="string">
            <text:p><text:span text:style-name="T243">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44">weapon</text:span></text:p>
          </table:table-cell>
          <table:table-cell office:value-type="float" calcext:value-type="float" office:value="0">
            <text:p>0</text:p>
          </table:table-cell>
          <table:table-cell table:style-name="ce7" table:formula="of:=COUNTIF([loot.A:loot.A];[.A55])" office:value-type="float" calcext:value-type="float" office:value="5">
            <text:p>5</text:p>
          </table:table-cell>
          <table:table-cell table:style-name="ce13" office:value-type="string" calcext:value-type="string">
            <text:p>skill_level:bash=1</text:p>
          </table:table-cell>
          <table:table-cell table:style-name="ce14" office:value-type="string" calcext:value-type="string">
            <text:p><text:span text:style-name="T245">Who is cleric?</text:span></text:p>
          </table:table-cell>
          <table:table-cell table:style-name="ce15"/>
          <table:table-cell table:number-columns-repeated="1024"/>
        </table:table-row>
        <table:table-row table:style-name="ro62">
          <table:table-cell office:value-type="string" calcext:value-type="string">
            <text:p><text:span text:style-name="T246">soul body 6</text:span></text:p>
          </table:table-cell>
          <table:table-cell office:value-type="string" calcext:value-type="string">
            <text:p><text:span text:style-name="T247">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48">body</text:span></text:p>
          </table:table-cell>
          <table:table-cell office:value-type="float" calcext:value-type="float" office:value="0">
            <text:p>0</text:p>
          </table:table-cell>
          <table:table-cell table:style-name="ce7" table:formula="of:=COUNTIF([loot.A:loot.A];[.A56])" office:value-type="float" calcext:value-type="float" office:value="5">
            <text:p>5</text:p>
          </table:table-cell>
          <table:table-cell table:style-name="ce21" office:value-type="string" calcext:value-type="string">
            <text:p>skill_level:cure light wounds=1</text:p>
          </table:table-cell>
          <table:table-cell table:style-name="ce14" office:value-type="string" calcext:value-type="string">
            <text:p><text:span text:style-name="T249">A blindingly white robe of silk</text:span></text:p>
          </table:table-cell>
          <table:table-cell table:style-name="ce15"/>
          <table:table-cell table:number-columns-repeated="1024"/>
        </table:table-row>
        <table:table-row table:style-name="ro63">
          <table:table-cell office:value-type="string" calcext:value-type="string">
            <text:p><text:span text:style-name="T250">soul trinket 6</text:span></text:p>
          </table:table-cell>
          <table:table-cell office:value-type="string" calcext:value-type="string">
            <text:p><text:span text:style-name="T251">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52">trinket</text:span></text:p>
          </table:table-cell>
          <table:table-cell office:value-type="float" calcext:value-type="float" office:value="0">
            <text:p>0</text:p>
          </table:table-cell>
          <table:table-cell table:style-name="ce7" table:formula="of:=COUNTIF([loot.A:loot.A];[.A57])" office:value-type="float" calcext:value-type="float" office:value="5">
            <text:p>5</text:p>
          </table:table-cell>
          <table:table-cell table:style-name="ce17" office:value-type="string" calcext:value-type="string">
            <text:p>skill_level:cure light wounds=1</text:p>
          </table:table-cell>
          <table:table-cell table:style-name="ce14" office:value-type="string" calcext:value-type="string">
            <text:p><text:span text:style-name="T253">An intricately designed symbol with both elegance and power</text:span></text:p>
          </table:table-cell>
          <table:table-cell table:style-name="ce15"/>
          <table:table-cell table:number-columns-repeated="1024"/>
        </table:table-row>
        <table:table-row table:style-name="ro64">
          <table:table-cell office:value-type="string" calcext:value-type="string">
            <text:p><text:span text:style-name="T254">grit head 6</text:span></text:p>
          </table:table-cell>
          <table:table-cell office:value-type="string" calcext:value-type="string">
            <text:p><text:span text:style-name="T255">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56">head</text:span></text:p>
          </table:table-cell>
          <table:table-cell office:value-type="float" calcext:value-type="float" office:value="0">
            <text:p>0</text:p>
          </table:table-cell>
          <table:table-cell table:style-name="ce7" table:formula="of:=COUNTIF([loot.A:loot.A];[.A58])" office:value-type="float" calcext:value-type="float" office:value="5">
            <text:p>5</text:p>
          </table:table-cell>
          <table:table-cell table:style-name="ce19" office:value-type="string" calcext:value-type="string">
            <text:p>skill_level:enrage=1</text:p>
          </table:table-cell>
          <table:table-cell table:style-name="ce14" office:value-type="string" calcext:value-type="string">
            <text:p><text:span text:style-name="T257">A polished iron cap, it distorts your face when you use it like a mirror</text:span></text:p>
          </table:table-cell>
          <table:table-cell table:style-name="ce15"/>
          <table:table-cell table:number-columns-repeated="1024"/>
        </table:table-row>
        <table:table-row table:style-name="ro65">
          <table:table-cell office:value-type="string" calcext:value-type="string">
            <text:p><text:span text:style-name="T258">soul head 6</text:span></text:p>
          </table:table-cell>
          <table:table-cell office:value-type="string" calcext:value-type="string">
            <text:p><text:span text:style-name="T259">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60">head</text:span></text:p>
          </table:table-cell>
          <table:table-cell office:value-type="float" calcext:value-type="float" office:value="0">
            <text:p>0</text:p>
          </table:table-cell>
          <table:table-cell table:style-name="ce7" table:formula="of:=COUNTIF([loot.A:loot.A];[.A59])" office:value-type="float" calcext:value-type="float" office:value="5">
            <text:p>5</text:p>
          </table:table-cell>
          <table:table-cell table:style-name="ce17" office:value-type="string" calcext:value-type="string">
            <text:p>skill_level:ethereal=1</text:p>
          </table:table-cell>
          <table:table-cell table:style-name="ce14" office:value-type="string" calcext:value-type="string">
            <text:p><text:span text:style-name="T261">A circlet made of silver</text:span></text:p>
          </table:table-cell>
          <table:table-cell table:number-columns-repeated="1024"/>
        </table:table-row>
        <table:table-row table:style-name="ro66">
          <table:table-cell office:value-type="string" calcext:value-type="string">
            <text:p><text:span text:style-name="T262">flow body 6</text:span></text:p>
          </table:table-cell>
          <table:table-cell office:value-type="string" calcext:value-type="string">
            <text:p><text:span text:style-name="T263">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64">body</text:span></text:p>
          </table:table-cell>
          <table:table-cell office:value-type="float" calcext:value-type="float" office:value="0">
            <text:p>0</text:p>
          </table:table-cell>
          <table:table-cell table:style-name="ce7" table:formula="of:=COUNTIF([loot.A:loot.A];[.A60])" office:value-type="float" calcext:value-type="float" office:value="5">
            <text:p>5</text:p>
          </table:table-cell>
          <table:table-cell table:style-name="ce21" office:value-type="string" calcext:value-type="string">
            <text:p>skill_level:fast strike=1</text:p>
          </table:table-cell>
          <table:table-cell table:style-name="ce14" office:value-type="string" calcext:value-type="string">
            <text:p><text:span text:style-name="T265">A long black cloak of excellent quality</text:span></text:p>
          </table:table-cell>
          <table:table-cell table:number-columns-repeated="1024"/>
        </table:table-row>
        <table:table-row table:style-name="ro67">
          <table:table-cell office:value-type="string" calcext:value-type="string">
            <text:p><text:span text:style-name="T266">flow weapon 6</text:span></text:p>
          </table:table-cell>
          <table:table-cell office:value-type="string" calcext:value-type="string">
            <text:p><text:span text:style-name="T267">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68">weapon</text:span></text:p>
          </table:table-cell>
          <table:table-cell office:value-type="float" calcext:value-type="float" office:value="0">
            <text:p>0</text:p>
          </table:table-cell>
          <table:table-cell table:style-name="ce7" table:formula="of:=COUNTIF([loot.A:loot.A];[.A61])" office:value-type="float" calcext:value-type="float" office:value="5">
            <text:p>5</text:p>
          </table:table-cell>
          <table:table-cell table:style-name="ce13" office:value-type="string" calcext:value-type="string">
            <text:p>skill_level:fast strike=1</text:p>
          </table:table-cell>
          <table:table-cell table:style-name="ce14" office:value-type="string" calcext:value-type="string">
            <text:p><text:span text:style-name="T269">A perfect weapon for close combat</text:span></text:p>
          </table:table-cell>
          <table:table-cell table:number-columns-repeated="1024"/>
        </table:table-row>
        <table:table-row table:style-name="ro68">
          <table:table-cell office:value-type="string" calcext:value-type="string">
            <text:p><text:span text:style-name="T270">flow head 6</text:span></text:p>
          </table:table-cell>
          <table:table-cell office:value-type="string" calcext:value-type="string">
            <text:p><text:span text:style-name="T271">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72">head</text:span></text:p>
          </table:table-cell>
          <table:table-cell office:value-type="float" calcext:value-type="float" office:value="0">
            <text:p>0</text:p>
          </table:table-cell>
          <table:table-cell table:style-name="ce7" table:formula="of:=COUNTIF([loot.A:loot.A];[.A62])" office:value-type="float" calcext:value-type="float" office:value="5">
            <text:p>5</text:p>
          </table:table-cell>
          <table:table-cell table:style-name="ce17" office:value-type="string" calcext:value-type="string">
            <text:p>skill_level:leech=1</text:p>
          </table:table-cell>
          <table:table-cell table:style-name="ce14" office:value-type="string" calcext:value-type="string">
            <text:p><text:span text:style-name="T273">A black hood of excellent quality</text:span></text:p>
          </table:table-cell>
          <table:table-cell table:number-columns-repeated="1024"/>
        </table:table-row>
        <table:table-row table:style-name="ro69">
          <table:table-cell office:value-type="string" calcext:value-type="string">
            <text:p><text:span text:style-name="T274">mind body 6</text:span></text:p>
          </table:table-cell>
          <table:table-cell office:value-type="string" calcext:value-type="string">
            <text:p><text:span text:style-name="T275">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76">body</text:span></text:p>
          </table:table-cell>
          <table:table-cell office:value-type="float" calcext:value-type="float" office:value="0">
            <text:p>0</text:p>
          </table:table-cell>
          <table:table-cell table:style-name="ce7" table:formula="of:=COUNTIF([loot.A:loot.A];[.A63])" office:value-type="float" calcext:value-type="float" office:value="5">
            <text:p>5</text:p>
          </table:table-cell>
          <table:table-cell table:style-name="ce21" office:value-type="string" calcext:value-type="string">
            <text:p>skill_level:mage armor=1</text:p>
          </table:table-cell>
          <table:table-cell table:style-name="ce14" office:value-type="string" calcext:value-type="string">
            <text:p><text:span text:style-name="T277">A blue robe with golden threads</text:span></text:p>
          </table:table-cell>
          <table:table-cell table:number-columns-repeated="1024"/>
        </table:table-row>
        <table:table-row table:style-name="ro70">
          <table:table-cell table:style-name="ce20" office:value-type="string" calcext:value-type="string">
            <text:p><text:span text:style-name="T278">mind head 6</text:span></text:p>
          </table:table-cell>
          <table:table-cell table:style-name="ce20" office:value-type="string" calcext:value-type="string">
            <text:p><text:span text:style-name="T279">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80">head</text:span></text:p>
          </table:table-cell>
          <table:table-cell office:value-type="float" calcext:value-type="float" office:value="0">
            <text:p>0</text:p>
          </table:table-cell>
          <table:table-cell table:style-name="ce7" table:formula="of:=COUNTIF([loot.A:loot.A];[.A64])" office:value-type="float" calcext:value-type="float" office:value="5">
            <text:p>5</text:p>
          </table:table-cell>
          <table:table-cell table:style-name="ce17" office:value-type="string" calcext:value-type="string">
            <text:p>skill_level:mage armor=1</text:p>
          </table:table-cell>
          <table:table-cell table:style-name="ce14" office:value-type="string" calcext:value-type="string">
            <text:p><text:span text:style-name="T281">A blue pointed hat</text:span></text:p>
          </table:table-cell>
          <table:table-cell table:number-columns-repeated="1024"/>
        </table:table-row>
        <table:table-row table:style-name="ro71">
          <table:table-cell office:value-type="string" calcext:value-type="string">
            <text:p><text:span text:style-name="T282">mind weapon 6</text:span></text:p>
          </table:table-cell>
          <table:table-cell office:value-type="string" calcext:value-type="string">
            <text:p><text:span text:style-name="T283">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84">weapon</text:span></text:p>
          </table:table-cell>
          <table:table-cell office:value-type="float" calcext:value-type="float" office:value="0">
            <text:p>0</text:p>
          </table:table-cell>
          <table:table-cell table:style-name="ce7" table:formula="of:=COUNTIF([loot.A:loot.A];[.A65])" office:value-type="float" calcext:value-type="float" office:value="5">
            <text:p>5</text:p>
          </table:table-cell>
          <table:table-cell table:style-name="ce13" office:value-type="string" calcext:value-type="string">
            <text:p>skill_level:mana bolt=1</text:p>
          </table:table-cell>
          <table:table-cell table:style-name="ce14" office:value-type="string" calcext:value-type="string">
            <text:p><text:span text:style-name="T285">A silver engraved copper rod with strange symbols engraved in the silver</text:span></text:p>
          </table:table-cell>
          <table:table-cell table:number-columns-repeated="1024"/>
        </table:table-row>
        <table:table-row table:style-name="ro72">
          <table:table-cell office:value-type="string" calcext:value-type="string">
            <text:p><text:span text:style-name="T286">grit body 6</text:span></text:p>
          </table:table-cell>
          <table:table-cell office:value-type="string" calcext:value-type="string">
            <text:p><text:span text:style-name="T287">Iron chainmail</text:span></text:p>
          </table:table-cell>
          <table:table-cell table:style-name="ce20" office:value-type="float" calcext:value-type="float" office:value="45">
            <text:p>45</text:p>
          </table:table-cell>
          <table:table-cell table:style-name="ce20" office:value-type="float" calcext:value-type="float" office:value="-10">
            <text:p>-10</text:p>
          </table:table-cell>
          <table:table-cell table:style-name="ce20" office:value-type="float" calcext:value-type="float" office:value="0">
            <text:p>0</text:p>
          </table:table-cell>
          <table:table-cell table:style-name="ce20" office:value-type="float" calcext:value-type="float" office:value="20">
            <text:p>20</text:p>
          </table:table-cell>
          <table:table-cell table:style-name="ce20" office:value-type="float" calcext:value-type="float" office:value="4">
            <text:p>4</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3">
            <text:p>13</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6">
            <text:p>6</text:p>
          </table:table-cell>
          <table:table-cell table:style-name="ce20" office:value-type="string" calcext:value-type="string">
            <text:p><text:span text:style-name="T288">body</text:span></text:p>
          </table:table-cell>
          <table:table-cell table:style-name="ce20" office:value-type="float" calcext:value-type="float" office:value="0">
            <text:p>0</text:p>
          </table:table-cell>
          <table:table-cell table:style-name="ce7" table:formula="of:=COUNTIF([loot.A:loot.A];[.A66])" office:value-type="float" calcext:value-type="float" office:value="5">
            <text:p>5</text:p>
          </table:table-cell>
          <table:table-cell table:style-name="ce23" office:value-type="string" calcext:value-type="string">
            <text:p>skill_level:swing=1</text:p>
          </table:table-cell>
          <table:table-cell table:style-name="ce14" office:value-type="string" calcext:value-type="string">
            <text:p><text:span text:style-name="T289">A long shirt made of small iron rings</text:span></text:p>
          </table:table-cell>
          <table:table-cell table:number-columns-repeated="1024"/>
        </table:table-row>
        <table:table-row table:style-name="ro73">
          <table:table-cell table:style-name="ce20" office:value-type="string" calcext:value-type="string">
            <text:p><text:span text:style-name="T290">flow trinket 6</text:span></text:p>
          </table:table-cell>
          <table:table-cell office:value-type="string" calcext:value-type="string">
            <text:p><text:span text:style-name="T291">Field dagger</text:span></text:p>
          </table:table-cell>
          <table:table-cell table:style-name="ce20" office:value-type="float" calcext:value-type="float" office:value="5">
            <text:p>5</text:p>
          </table:table-cell>
          <table:table-cell table:style-name="ce20" office:value-type="float" calcext:value-type="float" office:value="5">
            <text:p>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4">
            <text:p>4</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3">
            <text:p>13</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6">
            <text:p>6</text:p>
          </table:table-cell>
          <table:table-cell table:style-name="ce20" office:value-type="string" calcext:value-type="string">
            <text:p><text:span text:style-name="T292">trinket</text:span></text:p>
          </table:table-cell>
          <table:table-cell office:value-type="float" calcext:value-type="float" office:value="0">
            <text:p>0</text:p>
          </table:table-cell>
          <table:table-cell table:style-name="ce7" table:formula="of:=COUNTIF([loot.A:loot.A];[.A67])" office:value-type="float" calcext:value-type="float" office:value="5">
            <text:p>5</text:p>
          </table:table-cell>
          <table:table-cell table:style-name="ce22" office:value-type="string" calcext:value-type="string">
            <text:p>skill_level:swing=1</text:p>
          </table:table-cell>
          <table:table-cell table:style-name="ce14" office:value-type="string" calcext:value-type="string">
            <text:p><text:span text:style-name="T293">A lightweight dagger, perfect for quick, precise strikes</text:span></text:p>
          </table:table-cell>
          <table:table-cell table:number-columns-repeated="1024"/>
        </table:table-row>
        <table:table-row table:style-name="ro74">
          <table:table-cell office:value-type="string" calcext:value-type="string">
            <text:p><text:span text:style-name="T294">mind trinket 6</text:span></text:p>
          </table:table-cell>
          <table:table-cell office:value-type="string" calcext:value-type="string">
            <text:p><text:span text:style-name="T295">Book</text:span></text:p>
          </table:table-cell>
          <table:table-cell table:style-name="ce20" office:value-type="float" calcext:value-type="float" office:value="5">
            <text:p>5</text:p>
          </table:table-cell>
          <table:table-cell table:style-name="ce20" office:value-type="float" calcext:value-type="float" office:value="30">
            <text:p>3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3">
            <text:p>3</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3">
            <text:p>13</text:p>
          </table:table-cell>
          <table:table-cell table:style-name="ce20" office:value-type="float" calcext:value-type="float" office:value="0">
            <text:p>0</text:p>
          </table:table-cell>
          <table:table-cell table:style-name="ce20" office:value-type="float" calcext:value-type="float" office:value="6">
            <text:p>6</text:p>
          </table:table-cell>
          <table:table-cell table:style-name="ce20" office:value-type="string" calcext:value-type="string">
            <text:p><text:span text:style-name="T296">trinket</text:span></text:p>
          </table:table-cell>
          <table:table-cell office:value-type="float" calcext:value-type="float" office:value="0">
            <text:p>0</text:p>
          </table:table-cell>
          <table:table-cell table:style-name="ce7" table:formula="of:=COUNTIF([loot.A:loot.A];[.A68])" office:value-type="float" calcext:value-type="float" office:value="5">
            <text:p>5</text:p>
          </table:table-cell>
          <table:table-cell table:style-name="ce17" office:value-type="string" calcext:value-type="string">
            <text:p>skill_level:swing=1</text:p>
          </table:table-cell>
          <table:table-cell table:style-name="ce14" office:value-type="string" calcext:value-type="string">
            <text:p><text:span text:style-name="T297">A hard leather book with quality paper</text:span></text:p>
          </table:table-cell>
          <table:table-cell table:number-columns-repeated="1024"/>
        </table:table-row>
        <table:table-row table:style-name="ro75">
          <table:table-cell table:style-name="ce20" office:value-type="string" calcext:value-type="string">
            <text:p><text:span text:style-name="T298">grit trinket 6</text:span></text:p>
          </table:table-cell>
          <table:table-cell office:value-type="string" calcext:value-type="string">
            <text:p><text:span text:style-name="T299">Iron shield</text:span></text:p>
          </table:table-cell>
          <table:table-cell table:style-name="ce20" office:value-type="float" calcext:value-type="float" office:value="20">
            <text:p>20</text:p>
          </table:table-cell>
          <table:table-cell table:style-name="ce20" office:value-type="float" calcext:value-type="float" office:value="-5">
            <text:p>-5</text:p>
          </table:table-cell>
          <table:table-cell table:style-name="ce20" office:value-type="float" calcext:value-type="float" office:value="0">
            <text:p>0</text:p>
          </table:table-cell>
          <table:table-cell table:style-name="ce20" office:value-type="float" calcext:value-type="float" office:value="20">
            <text:p>20</text:p>
          </table:table-cell>
          <table:table-cell table:style-name="ce20" office:value-type="float" calcext:value-type="float" office:value="2">
            <text:p>2</text:p>
          </table:table-cell>
          <table:table-cell table:style-name="ce20" office:value-type="float" calcext:value-type="float" office:value="1">
            <text:p>1</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3">
            <text:p>3</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3">
            <text:p>13</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6">
            <text:p>6</text:p>
          </table:table-cell>
          <table:table-cell table:style-name="ce20" office:value-type="string" calcext:value-type="string">
            <text:p><text:span text:style-name="T300">trinket</text:span></text:p>
          </table:table-cell>
          <table:table-cell office:value-type="float" calcext:value-type="float" office:value="0">
            <text:p>0</text:p>
          </table:table-cell>
          <table:table-cell table:style-name="ce7" table:formula="of:=COUNTIF([loot.A:loot.A];[.A69])" office:value-type="float" calcext:value-type="float" office:value="5">
            <text:p>5</text:p>
          </table:table-cell>
          <table:table-cell table:style-name="ce17" office:value-type="string" calcext:value-type="string">
            <text:p>skill_level:swing=1</text:p>
          </table:table-cell>
          <table:table-cell table:style-name="ce14" office:value-type="string" calcext:value-type="string">
            <text:p><text:span text:style-name="T301">An iron shield, strong yet balanced. It feels solid in hand</text:span></text:p>
          </table:table-cell>
          <table:table-cell table:number-columns-repeated="1024"/>
        </table:table-row>
        <table:table-row table:style-name="ro76">
          <table:table-cell table:style-name="ce20" office:value-type="string" calcext:value-type="string">
            <text:p><text:span text:style-name="T302">grit weapon 6</text:span></text:p>
          </table:table-cell>
          <table:table-cell office:value-type="string" calcext:value-type="string">
            <text:p><text:span text:style-name="T303">Longsword</text:span></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6">
            <text:p>6</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3">
            <text:p>13</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6">
            <text:p>6</text:p>
          </table:table-cell>
          <table:table-cell table:style-name="ce20" office:value-type="string" calcext:value-type="string">
            <text:p><text:span text:style-name="T304">weapon</text:span></text:p>
          </table:table-cell>
          <table:table-cell office:value-type="float" calcext:value-type="float" office:value="0">
            <text:p>0</text:p>
          </table:table-cell>
          <table:table-cell table:style-name="ce7" table:formula="of:=COUNTIF([loot.A:loot.A];[.A70])" office:value-type="float" calcext:value-type="float" office:value="5">
            <text:p>5</text:p>
          </table:table-cell>
          <table:table-cell table:style-name="ce13" office:value-type="string" calcext:value-type="string">
            <text:p>skill_level:swing=1</text:p>
          </table:table-cell>
          <table:table-cell table:style-name="ce14" office:value-type="string" calcext:value-type="string">
            <text:p><text:span text:style-name="T305">A sword forged of iron with a handle wrapped in a red cloth</text:span></text:p>
          </table:table-cell>
          <table:table-cell table:number-columns-repeated="1024"/>
        </table:table-row>
        <table:table-row table:style-name="ro77">
          <table:table-cell office:value-type="string" calcext:value-type="string">
            <text:p><text:span text:style-name="T306">soul trinket 9</text:span></text:p>
          </table:table-cell>
          <table:table-cell office:value-type="string" calcext:value-type="string">
            <text:p><text:span text:style-name="T307">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08">trinket</text:span></text:p>
          </table:table-cell>
          <table:table-cell office:value-type="float" calcext:value-type="float" office:value="0">
            <text:p>0</text:p>
          </table:table-cell>
          <table:table-cell table:style-name="ce7" table:formula="of:=COUNTIF([loot.A:loot.A];[.A71])" office:value-type="float" calcext:value-type="float" office:value="5">
            <text:p>5</text:p>
          </table:table-cell>
          <table:table-cell table:style-name="ce17" office:value-type="string" calcext:value-type="string">
            <text:p>skill_level:cure light wounds=1</text:p>
          </table:table-cell>
          <table:table-cell table:style-name="ce14" office:value-type="string" calcext:value-type="string">
            <text:p><text:span text:style-name="T309">It looks like a mandrake</text:span></text:p>
          </table:table-cell>
          <table:table-cell table:style-name="ce15"/>
          <table:table-cell table:number-columns-repeated="1024"/>
        </table:table-row>
        <table:table-row table:style-name="ro78">
          <table:table-cell office:value-type="string" calcext:value-type="string">
            <text:p><text:span text:style-name="T310">flow trinket 9</text:span></text:p>
          </table:table-cell>
          <table:table-cell office:value-type="string" calcext:value-type="string">
            <text:p><text:span text:style-name="T311">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12">trinket</text:span></text:p>
          </table:table-cell>
          <table:table-cell office:value-type="float" calcext:value-type="float" office:value="0">
            <text:p>0</text:p>
          </table:table-cell>
          <table:table-cell table:style-name="ce7" table:formula="of:=COUNTIF([loot.A:loot.A];[.A72])" office:value-type="float" calcext:value-type="float" office:value="4">
            <text:p>4</text:p>
          </table:table-cell>
          <table:table-cell table:style-name="ce17" office:value-type="string" calcext:value-type="string">
            <text:p>skill_level:double whack=1</text:p>
          </table:table-cell>
          <table:table-cell table:style-name="ce14" office:value-type="string" calcext:value-type="string">
            <text:p><text:span text:style-name="T313">A leather bag full of glass marbles</text:span></text:p>
          </table:table-cell>
          <table:table-cell table:number-columns-repeated="1024"/>
        </table:table-row>
        <table:table-row table:style-name="ro79">
          <table:table-cell office:value-type="string" calcext:value-type="string">
            <text:p><text:span text:style-name="T314">grit head 9</text:span></text:p>
          </table:table-cell>
          <table:table-cell office:value-type="string" calcext:value-type="string">
            <text:p><text:span text:style-name="T315">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16">head</text:span></text:p>
          </table:table-cell>
          <table:table-cell office:value-type="float" calcext:value-type="float" office:value="0">
            <text:p>0</text:p>
          </table:table-cell>
          <table:table-cell table:style-name="ce7" table:formula="of:=COUNTIF([loot.A:loot.A];[.A73])" office:value-type="float" calcext:value-type="float" office:value="4">
            <text:p>4</text:p>
          </table:table-cell>
          <table:table-cell table:style-name="ce19" office:value-type="string" calcext:value-type="string">
            <text:p>skill_level:enrage=1</text:p>
          </table:table-cell>
          <table:table-cell table:style-name="ce14" office:value-type="string" calcext:value-type="string">
            <text:p><text:span text:style-name="T317">A steel helmet fit for a knight</text:span></text:p>
          </table:table-cell>
          <table:table-cell table:number-columns-repeated="1024"/>
        </table:table-row>
        <table:table-row table:style-name="ro80">
          <table:table-cell table:style-name="ce20" office:value-type="string" calcext:value-type="string">
            <text:p><text:span text:style-name="T318">soul head 9</text:span></text:p>
          </table:table-cell>
          <table:table-cell table:style-name="ce20" office:value-type="string" calcext:value-type="string">
            <text:p><text:span text:style-name="T319">Mitre</text:span></text:p>
          </table:table-cell>
          <table:table-cell table:style-name="ce20" office:value-type="float" calcext:value-type="float" office:value="30">
            <text:p>30</text:p>
          </table:table-cell>
          <table:table-cell table:style-name="ce20" office:value-type="float" calcext:value-type="float" office:value="30">
            <text:p>3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3">
            <text:p>3</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float" calcext:value-type="float" office:value="9">
            <text:p>9</text:p>
          </table:table-cell>
          <table:table-cell table:style-name="ce20" office:value-type="string" calcext:value-type="string">
            <text:p><text:span text:style-name="T320">head</text:span></text:p>
          </table:table-cell>
          <table:table-cell table:style-name="ce20" office:value-type="float" calcext:value-type="float" office:value="0">
            <text:p>0</text:p>
          </table:table-cell>
          <table:table-cell table:style-name="ce7" table:formula="of:=COUNTIF([loot.A:loot.A];[.A74])" office:value-type="float" calcext:value-type="float" office:value="5">
            <text:p>5</text:p>
          </table:table-cell>
          <table:table-cell office:value-type="string" calcext:value-type="string">
            <text:p>skill_level:ethereal=1</text:p>
          </table:table-cell>
          <table:table-cell table:style-name="ce14" office:value-type="string" calcext:value-type="string">
            <text:p><text:span text:style-name="T321">A hat symbolizing faith</text:span></text:p>
          </table:table-cell>
          <table:table-cell table:number-columns-repeated="1024"/>
        </table:table-row>
        <table:table-row table:style-name="ro81">
          <table:table-cell office:value-type="string" calcext:value-type="string">
            <text:p><text:span text:style-name="T322">flow body 9</text:span></text:p>
          </table:table-cell>
          <table:table-cell office:value-type="string" calcext:value-type="string">
            <text:p><text:span text:style-name="T323">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24">body</text:span></text:p>
          </table:table-cell>
          <table:table-cell office:value-type="float" calcext:value-type="float" office:value="0">
            <text:p>0</text:p>
          </table:table-cell>
          <table:table-cell table:style-name="ce7" table:formula="of:=COUNTIF([loot.A:loot.A];[.A75])" office:value-type="float" calcext:value-type="float" office:value="4">
            <text:p>4</text:p>
          </table:table-cell>
          <table:table-cell table:style-name="ce24" office:value-type="string" calcext:value-type="string">
            <text:p>skill_level:fast strike=1</text:p>
          </table:table-cell>
          <table:table-cell table:style-name="ce14" office:value-type="string" calcext:value-type="string">
            <text:p><text:span text:style-name="T325">An iconic piece of cloth specialized for ease of movement utilizing leather straps and buckles</text:span></text:p>
          </table:table-cell>
          <table:table-cell table:number-columns-repeated="1024"/>
        </table:table-row>
        <table:table-row table:style-name="ro82">
          <table:table-cell office:value-type="string" calcext:value-type="string">
            <text:p><text:span text:style-name="T326">flow weapon 9</text:span></text:p>
          </table:table-cell>
          <table:table-cell office:value-type="string" calcext:value-type="string">
            <text:p><text:span text:style-name="T327">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28">weapon</text:span></text:p>
          </table:table-cell>
          <table:table-cell office:value-type="float" calcext:value-type="float" office:value="0">
            <text:p>0</text:p>
          </table:table-cell>
          <table:table-cell table:style-name="ce7" table:formula="of:=COUNTIF([loot.A:loot.A];[.A76])" office:value-type="float" calcext:value-type="float" office:value="4">
            <text:p>4</text:p>
          </table:table-cell>
          <table:table-cell table:style-name="ce24" office:value-type="string" calcext:value-type="string">
            <text:p>skill_level:fast strike=1</text:p>
          </table:table-cell>
          <table:table-cell table:style-name="ce14" office:value-type="string" calcext:value-type="string">
            <text:p><text:span text:style-name="T329">A high-quality tactical knife with a tanto blade</text:span></text:p>
          </table:table-cell>
          <table:table-cell table:number-columns-repeated="1024"/>
        </table:table-row>
        <table:table-row table:style-name="ro83">
          <table:table-cell office:value-type="string" calcext:value-type="string">
            <text:p><text:span text:style-name="T330">soul body 9</text:span></text:p>
          </table:table-cell>
          <table:table-cell office:value-type="string" calcext:value-type="string">
            <text:p><text:span text:style-name="T331">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32">body</text:span></text:p>
          </table:table-cell>
          <table:table-cell office:value-type="float" calcext:value-type="float" office:value="0">
            <text:p>0</text:p>
          </table:table-cell>
          <table:table-cell table:style-name="ce7" table:formula="of:=COUNTIF([loot.A:loot.A];[.A77])" office:value-type="float" calcext:value-type="float" office:value="5">
            <text:p>5</text:p>
          </table:table-cell>
          <table:table-cell table:style-name="ce25" office:value-type="string" calcext:value-type="string">
            <text:p>skill_level:holy arrow=1</text:p>
          </table:table-cell>
          <table:table-cell table:style-name="ce14" office:value-type="string" calcext:value-type="string">
            <text:p><text:span text:style-name="T333">A fine white cloak with gold linings</text:span></text:p>
          </table:table-cell>
          <table:table-cell table:number-columns-repeated="1024"/>
        </table:table-row>
        <table:table-row table:style-name="ro84">
          <table:table-cell office:value-type="string" calcext:value-type="string">
            <text:p><text:span text:style-name="T334">soul weapon 9</text:span></text:p>
          </table:table-cell>
          <table:table-cell office:value-type="string" calcext:value-type="string">
            <text:p><text:span text:style-name="T335">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36">weapon</text:span></text:p>
          </table:table-cell>
          <table:table-cell office:value-type="float" calcext:value-type="float" office:value="0">
            <text:p>0</text:p>
          </table:table-cell>
          <table:table-cell table:style-name="ce7" table:formula="of:=COUNTIF([loot.A:loot.A];[.A78])" office:value-type="float" calcext:value-type="float" office:value="5">
            <text:p>5</text:p>
          </table:table-cell>
          <table:table-cell table:style-name="ce25" office:value-type="string" calcext:value-type="string">
            <text:p>skill_level:holy arrow=1</text:p>
          </table:table-cell>
          <table:table-cell table:style-name="ce14" office:value-type="string" calcext:value-type="string">
            <text:p><text:span text:style-name="T337">A silver staff with an emblem of the sun on top</text:span></text:p>
          </table:table-cell>
          <table:table-cell table:number-columns-repeated="1024"/>
        </table:table-row>
        <table:table-row table:style-name="ro85">
          <table:table-cell office:value-type="string" calcext:value-type="string">
            <text:p><text:span text:style-name="T338">flow head 9</text:span></text:p>
          </table:table-cell>
          <table:table-cell office:value-type="string" calcext:value-type="string">
            <text:p><text:span text:style-name="T339">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40">head</text:span></text:p>
          </table:table-cell>
          <table:table-cell office:value-type="float" calcext:value-type="float" office:value="0">
            <text:p>0</text:p>
          </table:table-cell>
          <table:table-cell table:style-name="ce7" table:formula="of:=COUNTIF([loot.A:loot.A];[.A79])" office:value-type="float" calcext:value-type="float" office:value="4">
            <text:p>4</text:p>
          </table:table-cell>
          <table:table-cell table:style-name="ce26" office:value-type="string" calcext:value-type="string">
            <text:p>skill_level:leech=1</text:p>
          </table:table-cell>
          <table:table-cell table:style-name="ce14" office:value-type="string" calcext:value-type="string">
            <text:p><text:span text:style-name="T341">Now you can look cool whilst brooding in the corner of the tavern</text:span></text:p>
          </table:table-cell>
          <table:table-cell table:number-columns-repeated="1024"/>
        </table:table-row>
        <table:table-row table:style-name="ro86">
          <table:table-cell office:value-type="string" calcext:value-type="string">
            <text:p><text:span text:style-name="T342">mind head 9</text:span></text:p>
          </table:table-cell>
          <table:table-cell office:value-type="string" calcext:value-type="string">
            <text:p><text:span text:style-name="T343">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44">head</text:span></text:p>
          </table:table-cell>
          <table:table-cell office:value-type="float" calcext:value-type="float" office:value="0">
            <text:p>0</text:p>
          </table:table-cell>
          <table:table-cell table:style-name="ce7" table:formula="of:=COUNTIF([loot.A:loot.A];[.A80])" office:value-type="float" calcext:value-type="float" office:value="4">
            <text:p>4</text:p>
          </table:table-cell>
          <table:table-cell table:style-name="ce26" office:value-type="string" calcext:value-type="string">
            <text:p>skill_level:mage armor=1</text:p>
          </table:table-cell>
          <table:table-cell table:style-name="ce14" office:value-type="string" calcext:value-type="string">
            <text:p><text:span text:style-name="T345">A deep blue pointy hat with a wide brim embellished with gold and a sapphire connected to the tip, making it curve back</text:span></text:p>
          </table:table-cell>
          <table:table-cell table:number-columns-repeated="1024"/>
        </table:table-row>
        <table:table-row table:style-name="ro87">
          <table:table-cell office:value-type="string" calcext:value-type="string">
            <text:p><text:span text:style-name="T346">mind body 9</text:span></text:p>
          </table:table-cell>
          <table:table-cell office:value-type="string" calcext:value-type="string">
            <text:p><text:span text:style-name="T347">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48">body</text:span></text:p>
          </table:table-cell>
          <table:table-cell office:value-type="float" calcext:value-type="float" office:value="0">
            <text:p>0</text:p>
          </table:table-cell>
          <table:table-cell table:style-name="ce7" table:formula="of:=COUNTIF([loot.A:loot.A];[.A81])" office:value-type="float" calcext:value-type="float" office:value="4">
            <text:p>4</text:p>
          </table:table-cell>
          <table:table-cell table:style-name="ce25" office:value-type="string" calcext:value-type="string">
            <text:p>skill_level:mana bolt=1</text:p>
          </table:table-cell>
          <table:table-cell table:style-name="ce14" office:value-type="string" calcext:value-type="string">
            <text:p><text:span text:style-name="T349">A deep blue robe with gold engraved patterns having jewels neatly embellished </text:span></text:p>
          </table:table-cell>
          <table:table-cell table:number-columns-repeated="1024"/>
        </table:table-row>
        <table:table-row table:style-name="ro88">
          <table:table-cell office:value-type="string" calcext:value-type="string">
            <text:p><text:span text:style-name="T350">mind trinket 9</text:span></text:p>
          </table:table-cell>
          <table:table-cell office:value-type="string" calcext:value-type="string">
            <text:p><text:span text:style-name="T351">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2">trinket</text:span></text:p>
          </table:table-cell>
          <table:table-cell office:value-type="float" calcext:value-type="float" office:value="0">
            <text:p>0</text:p>
          </table:table-cell>
          <table:table-cell table:style-name="ce7" table:formula="of:=COUNTIF([loot.A:loot.A];[.A82])" office:value-type="float" calcext:value-type="float" office:value="4">
            <text:p>4</text:p>
          </table:table-cell>
          <table:table-cell table:style-name="ce25" office:value-type="string" calcext:value-type="string">
            <text:p>skill_level:mana bolt=1</text:p>
          </table:table-cell>
          <table:table-cell table:style-name="ce14" office:value-type="string" calcext:value-type="string">
            <text:p><text:span text:style-name="T353">A bottle of magic ink and a quill made with a large colorful feather</text:span></text:p>
          </table:table-cell>
          <table:table-cell table:number-columns-repeated="1024"/>
        </table:table-row>
        <table:table-row table:style-name="ro89">
          <table:table-cell office:value-type="string" calcext:value-type="string">
            <text:p><text:span text:style-name="T354">mind weapon 9</text:span></text:p>
          </table:table-cell>
          <table:table-cell office:value-type="string" calcext:value-type="string">
            <text:p><text:span text:style-name="T355">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6">weapon</text:span></text:p>
          </table:table-cell>
          <table:table-cell office:value-type="float" calcext:value-type="float" office:value="0">
            <text:p>0</text:p>
          </table:table-cell>
          <table:table-cell table:style-name="ce7" table:formula="of:=COUNTIF([loot.A:loot.A];[.A83])" office:value-type="float" calcext:value-type="float" office:value="4">
            <text:p>4</text:p>
          </table:table-cell>
          <table:table-cell table:style-name="ce25" office:value-type="string" calcext:value-type="string">
            <text:p>skill_level:mana bolt=1</text:p>
          </table:table-cell>
          <table:table-cell table:style-name="ce14" office:value-type="string" calcext:value-type="string">
            <text:p><text:span text:style-name="T357">A gold engraved sliver rod with strange symbols engraved in the gold</text:span></text:p>
          </table:table-cell>
          <table:table-cell table:number-columns-repeated="1024"/>
        </table:table-row>
        <table:table-row table:style-name="ro90">
          <table:table-cell table:style-name="ce20" office:value-type="string" calcext:value-type="string">
            <text:p><text:span text:style-name="T358">grit body 9</text:span></text:p>
          </table:table-cell>
          <table:table-cell office:value-type="string" calcext:value-type="string">
            <text:p><text:span text:style-name="T359">Steel chestplate</text:span></text:p>
          </table:table-cell>
          <table:table-cell table:style-name="ce20" office:value-type="float" calcext:value-type="float" office:value="55">
            <text:p>55</text:p>
          </table:table-cell>
          <table:table-cell table:style-name="ce20" office:value-type="float" calcext:value-type="float" office:value="-15">
            <text:p>-15</text:p>
          </table:table-cell>
          <table:table-cell table:style-name="ce20" office:value-type="float" calcext:value-type="float" office:value="0">
            <text:p>0</text:p>
          </table:table-cell>
          <table:table-cell table:style-name="ce20" office:value-type="float" calcext:value-type="float" office:value="20">
            <text:p>20</text:p>
          </table:table-cell>
          <table:table-cell table:style-name="ce20" office:value-type="float" calcext:value-type="float" office:value="5">
            <text:p>5</text:p>
          </table:table-cell>
          <table:table-cell table:style-name="ce20" office:value-type="float" calcext:value-type="float" office:value="3">
            <text:p>3</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9">
            <text:p>9</text:p>
          </table:table-cell>
          <table:table-cell table:style-name="ce20" office:value-type="string" calcext:value-type="string">
            <text:p><text:span text:style-name="T360">body</text:span></text:p>
          </table:table-cell>
          <table:table-cell office:value-type="float" calcext:value-type="float" office:value="0">
            <text:p>0</text:p>
          </table:table-cell>
          <table:table-cell table:style-name="ce7" table:formula="of:=COUNTIF([loot.A:loot.A];[.A84])" office:value-type="float" calcext:value-type="float" office:value="4">
            <text:p>4</text:p>
          </table:table-cell>
          <table:table-cell table:style-name="ce27" office:value-type="string" calcext:value-type="string">
            <text:p>skill_level:swing=1</text:p>
          </table:table-cell>
          <table:table-cell table:style-name="ce14" office:value-type="string" calcext:value-type="string">
            <text:p><text:span text:style-name="T361">A solid steel chestplate, glad it fits so well</text:span></text:p>
          </table:table-cell>
          <table:table-cell table:number-columns-repeated="1024"/>
        </table:table-row>
        <table:table-row table:style-name="ro91">
          <table:table-cell table:style-name="ce20" office:value-type="string" calcext:value-type="string">
            <text:p><text:span text:style-name="T362">grit trinket 9</text:span></text:p>
          </table:table-cell>
          <table:table-cell office:value-type="string" calcext:value-type="string">
            <text:p><text:span text:style-name="T363">Steel Buckler</text:span></text:p>
          </table:table-cell>
          <table:table-cell table:style-name="ce20" office:value-type="float" calcext:value-type="float" office:value="30">
            <text:p>30</text:p>
          </table:table-cell>
          <table:table-cell table:style-name="ce20" office:value-type="float" calcext:value-type="float" office:value="-10">
            <text:p>-10</text:p>
          </table:table-cell>
          <table:table-cell table:style-name="ce20" office:value-type="float" calcext:value-type="float" office:value="0">
            <text:p>0</text:p>
          </table:table-cell>
          <table:table-cell table:style-name="ce20" office:value-type="float" calcext:value-type="float" office:value="20">
            <text:p>20</text:p>
          </table:table-cell>
          <table:table-cell table:style-name="ce20" office:value-type="float" calcext:value-type="float" office:value="3">
            <text:p>3</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4">
            <text:p>4</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9">
            <text:p>9</text:p>
          </table:table-cell>
          <table:table-cell table:style-name="ce20" office:value-type="string" calcext:value-type="string">
            <text:p><text:span text:style-name="T364">trinket</text:span></text:p>
          </table:table-cell>
          <table:table-cell office:value-type="float" calcext:value-type="float" office:value="0">
            <text:p>0</text:p>
          </table:table-cell>
          <table:table-cell table:style-name="ce7" table:formula="of:=COUNTIF([loot.A:loot.A];[.A85])" office:value-type="float" calcext:value-type="float" office:value="4">
            <text:p>4</text:p>
          </table:table-cell>
          <table:table-cell table:style-name="ce27" office:value-type="string" calcext:value-type="string">
            <text:p>skill_level:swing=1</text:p>
          </table:table-cell>
          <table:table-cell table:style-name="ce14" office:value-type="string" calcext:value-type="string">
            <text:p><text:span text:style-name="T365">The pan lid of a skilled armor smith</text:span></text:p>
          </table:table-cell>
          <table:table-cell table:number-columns-repeated="1024"/>
        </table:table-row>
        <table:table-row table:style-name="ro92">
          <table:table-cell office:value-type="string" calcext:value-type="string">
            <text:p><text:span text:style-name="T366">grit weapon 9</text:span></text:p>
          </table:table-cell>
          <table:table-cell office:value-type="string" calcext:value-type="string">
            <text:p><text:span text:style-name="T367">Steel longsword</text:span></text:p>
          </table:table-cell>
          <table:table-cell table:style-name="ce20" office:value-type="float" calcext:value-type="float" office:value="0">
            <text:p>0</text:p>
          </table:table-cell>
          <table:table-cell table:style-name="ce20" office:value-type="float" calcext:value-type="float" office:value="-5">
            <text:p>-5</text:p>
          </table:table-cell>
          <table:table-cell table:style-name="ce20" office:value-type="float" calcext:value-type="float" office:value="0">
            <text:p>0</text:p>
          </table:table-cell>
          <table:table-cell table:style-name="ce20" office:value-type="float" calcext:value-type="float" office:value="10">
            <text:p>1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8">
            <text:p>8</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9">
            <text:p>9</text:p>
          </table:table-cell>
          <table:table-cell table:style-name="ce20" office:value-type="string" calcext:value-type="string">
            <text:p><text:span text:style-name="T368">weapon</text:span></text:p>
          </table:table-cell>
          <table:table-cell office:value-type="float" calcext:value-type="float" office:value="0">
            <text:p>0</text:p>
          </table:table-cell>
          <table:table-cell table:style-name="ce7" table:formula="of:=COUNTIF([loot.A:loot.A];[.A86])" office:value-type="float" calcext:value-type="float" office:value="4">
            <text:p>4</text:p>
          </table:table-cell>
          <table:table-cell table:style-name="ce27" office:value-type="string" calcext:value-type="string">
            <text:p>skill_level:swing=1</text:p>
          </table:table-cell>
          <table:table-cell table:style-name="ce14" office:value-type="string" calcext:value-type="string">
            <text:p><text:span text:style-name="T369">The steel sword a knights favored instrument</text:span></text:p>
          </table:table-cell>
          <table:table-cell table:number-columns-repeated="1024"/>
        </table:table-row>
        <table:table-row table:style-name="ro93">
          <table:table-cell office:value-type="string" calcext:value-type="string">
            <text:p><text:span text:style-name="T370">mind weapon 9 bone</text:span></text:p>
          </table:table-cell>
          <table:table-cell office:value-type="string" calcext:value-type="string">
            <text:p><text:span text:style-name="T371">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2">weapon</text:span></text:p>
          </table:table-cell>
          <table:table-cell office:value-type="float" calcext:value-type="float" office:value="0">
            <text:p>0</text:p>
          </table:table-cell>
          <table:table-cell table:style-name="ce7" table:formula="of:=COUNTIF([loot.A:loot.A];[.A87])" office:value-type="float" calcext:value-type="float" office:value="0">
            <text:p>0</text:p>
          </table:table-cell>
          <table:table-cell office:value-type="float" calcext:value-type="float" office:value="0">
            <text:p>0</text:p>
          </table:table-cell>
          <table:table-cell table:style-name="ce14" office:value-type="string" calcext:value-type="string">
            <text:p><text:span text:style-name="T373">pee</text:span></text:p>
          </table:table-cell>
          <table:table-cell table:number-columns-repeated="1024"/>
        </table:table-row>
        <table:table-row table:style-name="ro94">
          <table:table-cell office:value-type="string" calcext:value-type="string">
            <text:p><text:span text:style-name="T374">grit body 9 bone</text:span></text:p>
          </table:table-cell>
          <table:table-cell office:value-type="string" calcext:value-type="string">
            <text:p><text:span text:style-name="T375">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6">body</text:span></text:p>
          </table:table-cell>
          <table:table-cell office:value-type="float" calcext:value-type="float" office:value="0">
            <text:p>0</text:p>
          </table:table-cell>
          <table:table-cell table:style-name="ce7" table:formula="of:=COUNTIF([loot.A:loot.A];[.A88])" office:value-type="float" calcext:value-type="float" office:value="2">
            <text:p>2</text:p>
          </table:table-cell>
          <table:table-cell table:style-name="ce28" office:value-type="string" calcext:value-type="string">
            <text:p>skill_level:bash=1</text:p>
          </table:table-cell>
          <table:table-cell table:style-name="ce14" office:value-type="string" calcext:value-type="string">
            <text:p><text:span text:style-name="T377">The ribcage of a large animal that elegantly envelopes the user.</text:span></text:p>
          </table:table-cell>
          <table:table-cell table:number-columns-repeated="1024"/>
        </table:table-row>
        <table:table-row table:style-name="ro95">
          <table:table-cell table:style-name="ce27" office:value-type="string" calcext:value-type="string">
            <text:p>grit trinket 12 sword</text:p>
          </table:table-cell>
          <table:table-cell table:style-name="ce27" office:value-type="string" calcext:value-type="string">
            <text:p>Sword necklace</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5">
            <text:p>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7">
            <text:p>17</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2">
            <text:p>12</text:p>
          </table:table-cell>
          <table:table-cell table:style-name="ce20" office:value-type="string" calcext:value-type="string">
            <text:p><text:span text:style-name="T378">trinket</text:span></text:p>
          </table:table-cell>
          <table:table-cell table:style-name="ce20" office:value-type="float" calcext:value-type="float" office:value="0">
            <text:p>0</text:p>
          </table:table-cell>
          <table:table-cell table:style-name="ce7" table:formula="of:=COUNTIF([loot.A:loot.A];[.A89])" office:value-type="float" calcext:value-type="float" office:value="5">
            <text:p>5</text:p>
          </table:table-cell>
          <table:table-cell table:style-name="ce21" office:value-type="string" calcext:value-type="string">
            <text:p>skill_level:bash=1</text:p>
          </table:table-cell>
          <table:table-cell table:style-name="ce18" office:value-type="string" calcext:value-type="string">
            <text:p>A protective charm shaped like a shield, symbolizing defense and resilience.</text:p>
          </table:table-cell>
          <table:table-cell table:number-columns-repeated="1024"/>
        </table:table-row>
        <table:table-row table:style-name="ro96">
          <table:table-cell office:value-type="string" calcext:value-type="string">
            <text:p><text:span text:style-name="T379">grit weapon 9 bone</text:span></text:p>
          </table:table-cell>
          <table:table-cell office:value-type="string" calcext:value-type="string">
            <text:p><text:span text:style-name="T380">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81">weapon</text:span></text:p>
          </table:table-cell>
          <table:table-cell office:value-type="float" calcext:value-type="float" office:value="0">
            <text:p>0</text:p>
          </table:table-cell>
          <table:table-cell table:style-name="ce7" table:formula="of:=COUNTIF([loot.A:loot.A];[.A90])" office:value-type="float" calcext:value-type="float" office:value="3">
            <text:p>3</text:p>
          </table:table-cell>
          <table:table-cell table:style-name="ce28" office:value-type="string" calcext:value-type="string">
            <text:p>skill_level:bash=1</text:p>
          </table:table-cell>
          <table:table-cell table:style-name="ce18" office:value-type="string" calcext:value-type="string">
            <text:p>A spiked flail with a skull as its head, striking fear and bone-crushing blows.</text:p>
          </table:table-cell>
          <table:table-cell table:number-columns-repeated="1024"/>
        </table:table-row>
        <table:table-row table:style-name="ro97">
          <table:table-cell office:value-type="string" calcext:value-type="string">
            <text:p><text:span text:style-name="T382">soul body 12</text:span></text:p>
          </table:table-cell>
          <table:table-cell office:value-type="string" calcext:value-type="string">
            <text:p><text:span text:style-name="T383">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384">body</text:span></text:p>
          </table:table-cell>
          <table:table-cell office:value-type="float" calcext:value-type="float" office:value="0">
            <text:p>0</text:p>
          </table:table-cell>
          <table:table-cell table:style-name="ce7" table:formula="of:=COUNTIF([loot.A:loot.A];[.A91])" office:value-type="float" calcext:value-type="float" office:value="5">
            <text:p>5</text:p>
          </table:table-cell>
          <table:table-cell office:value-type="string" calcext:value-type="string">
            <text:p>skill_level:cure light wounds=1</text:p>
          </table:table-cell>
          <table:table-cell table:style-name="ce14" office:value-type="string" calcext:value-type="string">
            <text:p><text:span text:style-name="T385">Plastic wings that are somehow better than the fine white robes.</text:span></text:p>
          </table:table-cell>
          <table:table-cell table:number-columns-repeated="1024"/>
        </table:table-row>
        <table:table-row table:style-name="ro98">
          <table:table-cell office:value-type="string" calcext:value-type="string">
            <text:p><text:span text:style-name="T386">soul trinket 12</text:span></text:p>
          </table:table-cell>
          <table:table-cell office:value-type="string" calcext:value-type="string">
            <text:p><text:span text:style-name="T387">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388">trinket</text:span></text:p>
          </table:table-cell>
          <table:table-cell office:value-type="float" calcext:value-type="float" office:value="0">
            <text:p>0</text:p>
          </table:table-cell>
          <table:table-cell table:style-name="ce7" table:formula="of:=COUNTIF([loot.A:loot.A];[.A92])" office:value-type="float" calcext:value-type="float" office:value="5">
            <text:p>5</text:p>
          </table:table-cell>
          <table:table-cell table:style-name="ce17" office:value-type="string" calcext:value-type="string">
            <text:p>skill_level:cure light wounds=1</text:p>
          </table:table-cell>
          <table:table-cell table:style-name="ce29" office:value-type="string" calcext:value-type="string">
            <text:p>A sacred pendant blessed with divine energy, offering protection and guidance.</text:p>
          </table:table-cell>
          <table:table-cell table:number-columns-repeated="1024"/>
        </table:table-row>
        <table:table-row table:style-name="ro99">
          <table:table-cell office:value-type="string" calcext:value-type="string">
            <text:p><text:span text:style-name="T389">flow trinket 12</text:span></text:p>
          </table:table-cell>
          <table:table-cell office:value-type="string" calcext:value-type="string">
            <text:p><text:span text:style-name="T390">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91">trinket</text:span></text:p>
          </table:table-cell>
          <table:table-cell office:value-type="float" calcext:value-type="float" office:value="0">
            <text:p>0</text:p>
          </table:table-cell>
          <table:table-cell table:style-name="ce7" table:formula="of:=COUNTIF([loot.A:loot.A];[.A93])" office:value-type="float" calcext:value-type="float" office:value="5">
            <text:p>5</text:p>
          </table:table-cell>
          <table:table-cell table:style-name="ce20" office:value-type="string" calcext:value-type="string">
            <text:p>skill_level:double whack=1</text:p>
          </table:table-cell>
          <table:table-cell table:style-name="ce18" office:value-type="string" calcext:value-type="string">
            <text:p>A sleek pendant shaped like a dagger, symbolizing stealth and precision.</text:p>
          </table:table-cell>
          <table:table-cell table:number-columns-repeated="1024"/>
        </table:table-row>
        <table:table-row table:style-name="ro100">
          <table:table-cell table:style-name="ce20" office:value-type="string" calcext:value-type="string">
            <text:p><text:span text:style-name="T392">grit head 9 bone</text:span></text:p>
          </table:table-cell>
          <table:table-cell table:style-name="ce20" office:value-type="string" calcext:value-type="string">
            <text:p><text:span text:style-name="T393">Skullcap</text:span></text:p>
          </table:table-cell>
          <table:table-cell table:style-name="ce20" office:value-type="float" calcext:value-type="float" office:value="55">
            <text:p>55</text:p>
          </table:table-cell>
          <table:table-cell table:style-name="ce20" office:value-type="float" calcext:value-type="float" office:value="-15">
            <text:p>-15</text:p>
          </table:table-cell>
          <table:table-cell table:style-name="ce20" office:value-type="float" calcext:value-type="float" office:value="0">
            <text:p>0</text:p>
          </table:table-cell>
          <table:table-cell table:style-name="ce20" office:value-type="float" calcext:value-type="float" office:value="20">
            <text:p>20</text:p>
          </table:table-cell>
          <table:table-cell table:style-name="ce20" office:value-type="float" calcext:value-type="float" office:value="4">
            <text:p>4</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2">
            <text:p>12</text:p>
          </table:table-cell>
          <table:table-cell table:style-name="ce20" office:value-type="string" calcext:value-type="string">
            <text:p><text:span text:style-name="T394">head</text:span></text:p>
          </table:table-cell>
          <table:table-cell table:style-name="ce20" office:value-type="float" calcext:value-type="float" office:value="0">
            <text:p>0</text:p>
          </table:table-cell>
          <table:table-cell table:style-name="ce7" table:formula="of:=COUNTIF([loot.A:loot.A];[.A94])" office:value-type="float" calcext:value-type="float" office:value="2">
            <text:p>2</text:p>
          </table:table-cell>
          <table:table-cell table:style-name="ce19" office:value-type="string" calcext:value-type="string">
            <text:p>skill_level:enrage=1</text:p>
          </table:table-cell>
          <table:table-cell table:style-name="ce14" office:value-type="string" calcext:value-type="string">
            <text:p><text:span text:style-name="T395">This macabre helmet is made of the skull of a unidentifiable creature.</text:span></text:p>
          </table:table-cell>
          <table:table-cell table:number-columns-repeated="1024"/>
        </table:table-row>
        <table:table-row table:style-name="ro101">
          <table:table-cell table:style-name="ce20" office:value-type="string" calcext:value-type="string">
            <text:p><text:span text:style-name="T396">grit head 12</text:span></text:p>
          </table:table-cell>
          <table:table-cell table:style-name="ce20" office:value-type="string" calcext:value-type="string">
            <text:p><text:span text:style-name="T397">Bucket helmet</text:span></text:p>
          </table:table-cell>
          <table:table-cell table:style-name="ce20" office:value-type="float" calcext:value-type="float" office:value="60">
            <text:p>60</text:p>
          </table:table-cell>
          <table:table-cell table:style-name="ce20" office:value-type="float" calcext:value-type="float" office:value="-20">
            <text:p>-20</text:p>
          </table:table-cell>
          <table:table-cell table:style-name="ce20" office:value-type="float" calcext:value-type="float" office:value="0">
            <text:p>0</text:p>
          </table:table-cell>
          <table:table-cell table:style-name="ce20" office:value-type="float" calcext:value-type="float" office:value="20">
            <text:p>20</text:p>
          </table:table-cell>
          <table:table-cell table:style-name="ce20" office:value-type="float" calcext:value-type="float" office:value="6">
            <text:p>6</text:p>
          </table:table-cell>
          <table:table-cell table:style-name="ce20" office:value-type="float" calcext:value-type="float" office:value="4">
            <text:p>4</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7">
            <text:p>17</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2">
            <text:p>12</text:p>
          </table:table-cell>
          <table:table-cell table:style-name="ce20" office:value-type="string" calcext:value-type="string">
            <text:p><text:span text:style-name="T398">head</text:span></text:p>
          </table:table-cell>
          <table:table-cell table:style-name="ce20" office:value-type="float" calcext:value-type="float" office:value="0">
            <text:p>0</text:p>
          </table:table-cell>
          <table:table-cell table:style-name="ce7" table:formula="of:=COUNTIF([loot.A:loot.A];[.A95])" office:value-type="float" calcext:value-type="float" office:value="5">
            <text:p>5</text:p>
          </table:table-cell>
          <table:table-cell table:style-name="ce19" office:value-type="string" calcext:value-type="string">
            <text:p>skill_level:enrage=1</text:p>
          </table:table-cell>
          <table:table-cell table:style-name="ce14" office:value-type="string" calcext:value-type="string">
            <text:p><text:span text:style-name="T399">A metal box with some eyeholes</text:span></text:p>
          </table:table-cell>
          <table:table-cell table:number-columns-repeated="1024"/>
        </table:table-row>
        <table:table-row table:style-name="ro102">
          <table:table-cell table:style-name="ce20" office:value-type="string" calcext:value-type="string">
            <text:p><text:span text:style-name="T400">soul head 9 bone</text:span></text:p>
          </table:table-cell>
          <table:table-cell table:style-name="ce20" office:value-type="string" calcext:value-type="string">
            <text:p><text:span text:style-name="T401">NOT FINISHED</text:span></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2">
            <text:p>12</text:p>
          </table:table-cell>
          <table:table-cell table:style-name="ce20" office:value-type="string" calcext:value-type="string">
            <text:p><text:span text:style-name="T402">head</text:span></text:p>
          </table:table-cell>
          <table:table-cell table:style-name="ce20" office:value-type="float" calcext:value-type="float" office:value="0">
            <text:p>0</text:p>
          </table:table-cell>
          <table:table-cell table:style-name="ce7" table:formula="of:=COUNTIF([loot.A:loot.A];[.A96])" office:value-type="float" calcext:value-type="float" office:value="0">
            <text:p>0</text:p>
          </table:table-cell>
          <table:table-cell table:style-name="ce20" office:value-type="string" calcext:value-type="string">
            <text:p>skill_level:ethereal=1</text:p>
          </table:table-cell>
          <table:table-cell table:style-name="ce14" office:value-type="string" calcext:value-type="string">
            <text:p><text:span text:style-name="T403">pee</text:span></text:p>
          </table:table-cell>
          <table:table-cell table:number-columns-repeated="1024"/>
        </table:table-row>
        <table:table-row table:style-name="ro103">
          <table:table-cell office:value-type="string" calcext:value-type="string">
            <text:p><text:span text:style-name="T404">soul head 12</text:span></text:p>
          </table:table-cell>
          <table:table-cell office:value-type="string" calcext:value-type="string">
            <text:p><text:span text:style-name="T405">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06">head</text:span></text:p>
          </table:table-cell>
          <table:table-cell office:value-type="float" calcext:value-type="float" office:value="0">
            <text:p>0</text:p>
          </table:table-cell>
          <table:table-cell table:style-name="ce7" table:formula="of:=COUNTIF([loot.A:loot.A];[.A97])" office:value-type="float" calcext:value-type="float" office:value="5">
            <text:p>5</text:p>
          </table:table-cell>
          <table:table-cell table:style-name="ce20" office:value-type="string" calcext:value-type="string">
            <text:p>skill_level:ethereal=1</text:p>
          </table:table-cell>
          <table:table-cell table:style-name="ce14" office:value-type="string" calcext:value-type="string">
            <text:p><text:span text:style-name="T407">A shiny warm to the touch halo that somehow stays atop your head.</text:span></text:p>
          </table:table-cell>
          <table:table-cell table:number-columns-repeated="1024"/>
        </table:table-row>
        <table:table-row table:style-name="ro104">
          <table:table-cell office:value-type="string" calcext:value-type="string">
            <text:p><text:span text:style-name="T408">flow body 12</text:span></text:p>
          </table:table-cell>
          <table:table-cell office:value-type="string" calcext:value-type="string">
            <text:p><text:span text:style-name="T409">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10">body</text:span></text:p>
          </table:table-cell>
          <table:table-cell office:value-type="float" calcext:value-type="float" office:value="0">
            <text:p>0</text:p>
          </table:table-cell>
          <table:table-cell table:style-name="ce7" table:formula="of:=COUNTIF([loot.A:loot.A];[.A98])" office:value-type="float" calcext:value-type="float" office:value="5">
            <text:p>5</text:p>
          </table:table-cell>
          <table:table-cell table:style-name="ce25" office:value-type="string" calcext:value-type="string">
            <text:p>skill_level:fast strike=1</text:p>
          </table:table-cell>
          <table:table-cell table:style-name="ce14" office:value-type="string" calcext:value-type="string">
            <text:p><text:span text:style-name="T411">Night cloth absorbs 80% of all light this dose not cover your big 4head..</text:span></text:p>
          </table:table-cell>
          <table:table-cell table:number-columns-repeated="1024"/>
        </table:table-row>
        <table:table-row table:style-name="ro105">
          <table:table-cell office:value-type="string" calcext:value-type="string">
            <text:p><text:span text:style-name="T412">flow weapon 12</text:span></text:p>
          </table:table-cell>
          <table:table-cell office:value-type="string" calcext:value-type="string">
            <text:p><text:span text:style-name="T413">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14">weapon</text:span></text:p>
          </table:table-cell>
          <table:table-cell office:value-type="float" calcext:value-type="float" office:value="0">
            <text:p>0</text:p>
          </table:table-cell>
          <table:table-cell table:style-name="ce7" table:formula="of:=COUNTIF([loot.A:loot.A];[.A99])" office:value-type="float" calcext:value-type="float" office:value="5">
            <text:p>5</text:p>
          </table:table-cell>
          <table:table-cell table:style-name="ce24" office:value-type="string" calcext:value-type="string">
            <text:p>skill_level:fast strike=1</text:p>
          </table:table-cell>
          <table:table-cell table:style-name="ce18" office:value-type="string" calcext:value-type="string">
            <text:p>A curved, single-edged sword known for swift and deadly slashes.</text:p>
          </table:table-cell>
          <table:table-cell table:number-columns-repeated="1024"/>
        </table:table-row>
        <table:table-row table:style-name="ro106">
          <table:table-cell office:value-type="string" calcext:value-type="string">
            <text:p><text:span text:style-name="T415">soul wepaon 9 bone</text:span></text:p>
          </table:table-cell>
          <table:table-cell office:value-type="string" calcext:value-type="string">
            <text:p><text:span text:style-name="T416">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417">weapon</text:span></text:p>
          </table:table-cell>
          <table:table-cell office:value-type="float" calcext:value-type="float" office:value="0">
            <text:p>0</text:p>
          </table:table-cell>
          <table:table-cell table:style-name="ce7" table:formula="of:=COUNTIF([loot.A:loot.A];[.A100])" office:value-type="float" calcext:value-type="float" office:value="2">
            <text:p>2</text:p>
          </table:table-cell>
          <table:table-cell table:style-name="ce25" office:value-type="string" calcext:value-type="string">
            <text:p>skill_level:holy arrow=1</text:p>
          </table:table-cell>
          <table:table-cell table:style-name="ce18" office:value-type="string" calcext:value-type="string">
            <text:p>A heavy mace crafted from a reinforced femur, brutal in combat.</text:p>
          </table:table-cell>
          <table:table-cell table:number-columns-repeated="1024"/>
        </table:table-row>
        <table:table-row table:style-name="ro107">
          <table:table-cell office:value-type="string" calcext:value-type="string">
            <text:p><text:span text:style-name="T418">soul weapon 12</text:span></text:p>
          </table:table-cell>
          <table:table-cell office:value-type="string" calcext:value-type="string">
            <text:p><text:span text:style-name="T419">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20">weapon</text:span></text:p>
          </table:table-cell>
          <table:table-cell office:value-type="float" calcext:value-type="float" office:value="0">
            <text:p>0</text:p>
          </table:table-cell>
          <table:table-cell table:style-name="ce7" table:formula="of:=COUNTIF([loot.A:loot.A];[.A101])" office:value-type="float" calcext:value-type="float" office:value="5">
            <text:p>5</text:p>
          </table:table-cell>
          <table:table-cell table:style-name="ce25" office:value-type="string" calcext:value-type="string">
            <text:p>skill_level:holy arrow=1</text:p>
          </table:table-cell>
          <table:table-cell table:style-name="ce18" office:value-type="string" calcext:value-type="string">
            <text:p>A sanctified mace imbued with divine power to smite the wicked.</text:p>
          </table:table-cell>
          <table:table-cell table:number-columns-repeated="1024"/>
        </table:table-row>
        <table:table-row table:style-name="ro108">
          <table:table-cell office:value-type="string" calcext:value-type="string">
            <text:p><text:span text:style-name="T421">flow body 9 bone</text:span></text:p>
          </table:table-cell>
          <table:table-cell office:value-type="string" calcext:value-type="string">
            <text:p><text:span text:style-name="T422">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23">body</text:span></text:p>
          </table:table-cell>
          <table:table-cell office:value-type="float" calcext:value-type="float" office:value="0">
            <text:p>0</text:p>
          </table:table-cell>
          <table:table-cell table:style-name="ce7" table:formula="of:=COUNTIF([loot.A:loot.A];[.A102])" office:value-type="float" calcext:value-type="float" office:value="0">
            <text:p>0</text:p>
          </table:table-cell>
          <table:table-cell table:style-name="ce20" office:value-type="string" calcext:value-type="string">
            <text:p>skill_level:leech=1</text:p>
          </table:table-cell>
          <table:table-cell table:style-name="ce14" office:value-type="string" calcext:value-type="string">
            <text:p><text:span text:style-name="T424">pee</text:span></text:p>
          </table:table-cell>
          <table:table-cell table:number-columns-repeated="1024"/>
        </table:table-row>
        <table:table-row table:style-name="ro109">
          <table:table-cell office:value-type="string" calcext:value-type="string">
            <text:p><text:span text:style-name="T425">mind body 9 bone</text:span></text:p>
          </table:table-cell>
          <table:table-cell office:value-type="string" calcext:value-type="string">
            <text:p><text:span text:style-name="T426">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27">body</text:span></text:p>
          </table:table-cell>
          <table:table-cell office:value-type="float" calcext:value-type="float" office:value="0">
            <text:p>0</text:p>
          </table:table-cell>
          <table:table-cell table:style-name="ce7" table:formula="of:=COUNTIF([loot.A:loot.A];[.A103])" office:value-type="float" calcext:value-type="float" office:value="0">
            <text:p>0</text:p>
          </table:table-cell>
          <table:table-cell table:style-name="ce26" office:value-type="string" calcext:value-type="string">
            <text:p>skill_level:leech=1</text:p>
          </table:table-cell>
          <table:table-cell table:style-name="ce14" office:value-type="string" calcext:value-type="string">
            <text:p><text:span text:style-name="T428">pee</text:span></text:p>
          </table:table-cell>
          <table:table-cell table:number-columns-repeated="1024"/>
        </table:table-row>
        <table:table-row table:style-name="ro110">
          <table:table-cell office:value-type="string" calcext:value-type="string">
            <text:p><text:span text:style-name="T429">soul body 9 bone</text:span></text:p>
          </table:table-cell>
          <table:table-cell office:value-type="string" calcext:value-type="string">
            <text:p><text:span text:style-name="T430">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31">body</text:span></text:p>
          </table:table-cell>
          <table:table-cell office:value-type="float" calcext:value-type="float" office:value="0">
            <text:p>0</text:p>
          </table:table-cell>
          <table:table-cell table:style-name="ce7" table:formula="of:=COUNTIF([loot.A:loot.A];[.A104])" office:value-type="float" calcext:value-type="float" office:value="0">
            <text:p>0</text:p>
          </table:table-cell>
          <table:table-cell table:style-name="ce20" office:value-type="string" calcext:value-type="string">
            <text:p>skill_level:leech=1</text:p>
          </table:table-cell>
          <table:table-cell table:style-name="ce14" office:value-type="string" calcext:value-type="string">
            <text:p><text:span text:style-name="T432">pee</text:span></text:p>
          </table:table-cell>
          <table:table-cell table:number-columns-repeated="1024"/>
        </table:table-row>
        <table:table-row table:style-name="ro111">
          <table:table-cell office:value-type="string" calcext:value-type="string">
            <text:p><text:span text:style-name="T433">flow head 9 bone</text:span></text:p>
          </table:table-cell>
          <table:table-cell office:value-type="string" calcext:value-type="string">
            <text:p><text:span text:style-name="T43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35">head</text:span></text:p>
          </table:table-cell>
          <table:table-cell office:value-type="float" calcext:value-type="float" office:value="0">
            <text:p>0</text:p>
          </table:table-cell>
          <table:table-cell table:style-name="ce7" table:formula="of:=COUNTIF([loot.A:loot.A];[.A105])" office:value-type="float" calcext:value-type="float" office:value="0">
            <text:p>0</text:p>
          </table:table-cell>
          <table:table-cell table:style-name="ce26" office:value-type="string" calcext:value-type="string">
            <text:p>skill_level:leech=1</text:p>
          </table:table-cell>
          <table:table-cell table:style-name="ce14" office:value-type="string" calcext:value-type="string">
            <text:p><text:span text:style-name="T436">pee</text:span></text:p>
          </table:table-cell>
          <table:table-cell table:number-columns-repeated="1024"/>
        </table:table-row>
        <table:table-row table:style-name="ro112">
          <table:table-cell office:value-type="string" calcext:value-type="string">
            <text:p><text:span text:style-name="T437">flow head 12</text:span></text:p>
          </table:table-cell>
          <table:table-cell office:value-type="string" calcext:value-type="string">
            <text:p><text:span text:style-name="T438">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39">head</text:span></text:p>
          </table:table-cell>
          <table:table-cell office:value-type="float" calcext:value-type="float" office:value="0">
            <text:p>0</text:p>
          </table:table-cell>
          <table:table-cell table:style-name="ce7" table:formula="of:=COUNTIF([loot.A:loot.A];[.A106])" office:value-type="float" calcext:value-type="float" office:value="5">
            <text:p>5</text:p>
          </table:table-cell>
          <table:table-cell table:style-name="ce20" office:value-type="string" calcext:value-type="string">
            <text:p>skill_level:leech=1</text:p>
          </table:table-cell>
          <table:table-cell table:style-name="ce14" office:value-type="string" calcext:value-type="string">
            <text:p><text:span text:style-name="T440">Night cloth absorbs 80% of all light this is only the hood tho.</text:span></text:p>
          </table:table-cell>
          <table:table-cell table:number-columns-repeated="1024"/>
        </table:table-row>
        <table:table-row table:style-name="ro113">
          <table:table-cell office:value-type="string" calcext:value-type="string">
            <text:p><text:span text:style-name="T441">mind body 12</text:span></text:p>
          </table:table-cell>
          <table:table-cell office:value-type="string" calcext:value-type="string">
            <text:p><text:span text:style-name="T442">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3">body</text:span></text:p>
          </table:table-cell>
          <table:table-cell office:value-type="float" calcext:value-type="float" office:value="0">
            <text:p>0</text:p>
          </table:table-cell>
          <table:table-cell table:style-name="ce7" table:formula="of:=COUNTIF([loot.A:loot.A];[.A107])" office:value-type="float" calcext:value-type="float" office:value="5">
            <text:p>5</text:p>
          </table:table-cell>
          <table:table-cell table:style-name="ce20" office:value-type="string" calcext:value-type="string">
            <text:p>skill_level:mage armor=1</text:p>
          </table:table-cell>
          <table:table-cell table:style-name="ce14" office:value-type="string" calcext:value-type="string">
            <text:p><text:span text:style-name="T444">A light purple suit with night black buttons, very stylish.</text:span></text:p>
          </table:table-cell>
          <table:table-cell table:number-columns-repeated="1024"/>
        </table:table-row>
        <table:table-row table:style-name="ro114">
          <table:table-cell office:value-type="string" calcext:value-type="string">
            <text:p><text:span text:style-name="T445">mind head 9 bone</text:span></text:p>
          </table:table-cell>
          <table:table-cell office:value-type="string" calcext:value-type="string">
            <text:p><text:span text:style-name="T446">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7">head</text:span></text:p>
          </table:table-cell>
          <table:table-cell office:value-type="float" calcext:value-type="float" office:value="0">
            <text:p>0</text:p>
          </table:table-cell>
          <table:table-cell table:style-name="ce7" table:formula="of:=COUNTIF([loot.A:loot.A];[.A108])" office:value-type="float" calcext:value-type="float" office:value="2">
            <text:p>2</text:p>
          </table:table-cell>
          <table:table-cell table:style-name="ce20" office:value-type="string" calcext:value-type="string">
            <text:p>skill_level:mage armor=1</text:p>
          </table:table-cell>
          <table:table-cell table:style-name="ce14" office:value-type="string" calcext:value-type="string">
            <text:p><text:span text:style-name="T448">The skull of a deer, with flowers and beautiful colorful rocks attached with a series of strings made from blonde hair.</text:span></text:p>
          </table:table-cell>
          <table:table-cell table:number-columns-repeated="1024"/>
        </table:table-row>
        <table:table-row table:style-name="ro115">
          <table:table-cell office:value-type="string" calcext:value-type="string">
            <text:p><text:span text:style-name="T449">mind head 12</text:span></text:p>
          </table:table-cell>
          <table:table-cell office:value-type="string" calcext:value-type="string">
            <text:p><text:span text:style-name="T450">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51">head</text:span></text:p>
          </table:table-cell>
          <table:table-cell office:value-type="float" calcext:value-type="float" office:value="0">
            <text:p>0</text:p>
          </table:table-cell>
          <table:table-cell table:style-name="ce7" table:formula="of:=COUNTIF([loot.A:loot.A];[.A109])" office:value-type="float" calcext:value-type="float" office:value="5">
            <text:p>5</text:p>
          </table:table-cell>
          <table:table-cell table:style-name="ce20" office:value-type="string" calcext:value-type="string">
            <text:p>skill_level:mage armor=1</text:p>
          </table:table-cell>
          <table:table-cell table:style-name="ce14" office:value-type="string" calcext:value-type="string">
            <text:p><text:span text:style-name="T452">A light purple top hat for the smartest and finest of gentlemen.</text:span></text:p>
          </table:table-cell>
          <table:table-cell table:number-columns-repeated="1024"/>
        </table:table-row>
        <table:table-row table:style-name="ro116">
          <table:table-cell office:value-type="string" calcext:value-type="string">
            <text:p><text:span text:style-name="T453">mind trinket 12</text:span></text:p>
          </table:table-cell>
          <table:table-cell office:value-type="string" calcext:value-type="string">
            <text:p><text:span text:style-name="T454">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55">trinket</text:span></text:p>
          </table:table-cell>
          <table:table-cell office:value-type="float" calcext:value-type="float" office:value="0">
            <text:p>0</text:p>
          </table:table-cell>
          <table:table-cell table:style-name="ce7" table:formula="of:=COUNTIF([loot.A:loot.A];[.A110])" office:value-type="float" calcext:value-type="float" office:value="5">
            <text:p>5</text:p>
          </table:table-cell>
          <table:table-cell table:style-name="ce25" office:value-type="string" calcext:value-type="string">
            <text:p>skill_level:mana bolt=1</text:p>
          </table:table-cell>
          <table:table-cell table:style-name="ce18" office:value-type="string" calcext:value-type="string">
            <text:p>An enchanted pendant imbued with arcane energy, enhancing mystical powers.</text:p>
          </table:table-cell>
          <table:table-cell table:number-columns-repeated="1024"/>
        </table:table-row>
        <table:table-row table:style-name="ro117">
          <table:table-cell office:value-type="string" calcext:value-type="string">
            <text:p><text:span text:style-name="T456">mind weapon 12</text:span></text:p>
          </table:table-cell>
          <table:table-cell office:value-type="string" calcext:value-type="string">
            <text:p><text:span text:style-name="T457">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58">weapon</text:span></text:p>
          </table:table-cell>
          <table:table-cell office:value-type="float" calcext:value-type="float" office:value="0">
            <text:p>0</text:p>
          </table:table-cell>
          <table:table-cell table:style-name="ce7" table:formula="of:=COUNTIF([loot.A:loot.A];[.A111])" office:value-type="float" calcext:value-type="float" office:value="5">
            <text:p>5</text:p>
          </table:table-cell>
          <table:table-cell table:style-name="ce25" office:value-type="string" calcext:value-type="string">
            <text:p>skill_level:mana bolt=1</text:p>
          </table:table-cell>
          <table:table-cell table:style-name="ce14" office:value-type="string" calcext:value-type="string">
            <text:p><text:span text:style-name="T459">A long slender stick adorned with intricate carvings, glowing runes and a gemstone at the top.</text:span></text:p>
          </table:table-cell>
          <table:table-cell table:number-columns-repeated="1024"/>
        </table:table-row>
        <table:table-row table:style-name="ro118">
          <table:table-cell table:style-name="ce20" office:value-type="string" calcext:value-type="string">
            <text:p><text:span text:style-name="T460">grit body 12</text:span></text:p>
          </table:table-cell>
          <table:table-cell office:value-type="string" calcext:value-type="string">
            <text:p><text:span text:style-name="T461">Plate armour</text:span></text:p>
          </table:table-cell>
          <table:table-cell table:style-name="ce20" office:value-type="float" calcext:value-type="float" office:value="60">
            <text:p>60</text:p>
          </table:table-cell>
          <table:table-cell table:style-name="ce20" office:value-type="float" calcext:value-type="float" office:value="-20">
            <text:p>-20</text:p>
          </table:table-cell>
          <table:table-cell table:style-name="ce20" office:value-type="float" calcext:value-type="float" office:value="0">
            <text:p>0</text:p>
          </table:table-cell>
          <table:table-cell table:style-name="ce20" office:value-type="float" calcext:value-type="float" office:value="20">
            <text:p>20</text:p>
          </table:table-cell>
          <table:table-cell table:style-name="ce20" office:value-type="float" calcext:value-type="float" office:value="6">
            <text:p>6</text:p>
          </table:table-cell>
          <table:table-cell table:style-name="ce20" office:value-type="float" calcext:value-type="float" office:value="4">
            <text:p>4</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7">
            <text:p>17</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2">
            <text:p>12</text:p>
          </table:table-cell>
          <table:table-cell table:style-name="ce20" office:value-type="string" calcext:value-type="string">
            <text:p><text:span text:style-name="T462">body</text:span></text:p>
          </table:table-cell>
          <table:table-cell office:value-type="float" calcext:value-type="float" office:value="0">
            <text:p>0</text:p>
          </table:table-cell>
          <table:table-cell table:style-name="ce7" table:formula="of:=COUNTIF([loot.A:loot.A];[.A112])" office:value-type="float" calcext:value-type="float" office:value="5">
            <text:p>5</text:p>
          </table:table-cell>
          <table:table-cell table:style-name="ce27" office:value-type="string" calcext:value-type="string">
            <text:p>skill_level:swing=1</text:p>
          </table:table-cell>
          <table:table-cell table:style-name="ce14" office:value-type="string" calcext:value-type="string">
            <text:p><text:span text:style-name="T463">Solid metal plates for chest, back, arms, and legs, thank god they have some padding.</text:span></text:p>
          </table:table-cell>
          <table:table-cell table:number-columns-repeated="1024"/>
        </table:table-row>
        <table:table-row table:style-name="ro119">
          <table:table-cell table:style-name="ce27" office:value-type="string" calcext:value-type="string">
            <text:p>grit trinket 12 shield </text:p>
          </table:table-cell>
          <table:table-cell table:style-name="ce27" office:value-type="string" calcext:value-type="string">
            <text:p>Shield necklace</text:p>
          </table:table-cell>
          <table:table-cell table:style-name="ce20" office:value-type="float" calcext:value-type="float" office:value="10">
            <text:p>1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4">
            <text:p>4</text:p>
          </table:table-cell>
          <table:table-cell table:style-name="ce20" office:value-type="float" calcext:value-type="float" office:value="3">
            <text:p>3</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7">
            <text:p>17</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2">
            <text:p>12</text:p>
          </table:table-cell>
          <table:table-cell table:style-name="ce20" office:value-type="string" calcext:value-type="string">
            <text:p><text:span text:style-name="T464">trinket</text:span></text:p>
          </table:table-cell>
          <table:table-cell office:value-type="float" calcext:value-type="float" office:value="0">
            <text:p>0</text:p>
          </table:table-cell>
          <table:table-cell table:style-name="ce7" table:formula="of:=COUNTIF([loot.A:loot.A];[.A113])" office:value-type="float" calcext:value-type="float" office:value="5">
            <text:p>5</text:p>
          </table:table-cell>
          <table:table-cell table:style-name="ce27" office:value-type="string" calcext:value-type="string">
            <text:p>skill_level:swing=1</text:p>
          </table:table-cell>
          <table:table-cell table:style-name="ce18" office:value-type="string" calcext:value-type="string">
            <text:p>A pendant shaped like a sword, representing strength and valor.</text:p>
          </table:table-cell>
          <table:table-cell table:number-columns-repeated="1024"/>
        </table:table-row>
        <table:table-row table:style-name="ro120">
          <table:table-cell table:style-name="ce20" office:value-type="string" calcext:value-type="string">
            <text:p><text:span text:style-name="T465">flow weapon 9 bone</text:span></text:p>
          </table:table-cell>
          <table:table-cell office:value-type="string" calcext:value-type="string">
            <text:p><text:span text:style-name="T466">Bone dirk</text:span></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8">
            <text:p>8</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2">
            <text:p>12</text:p>
          </table:table-cell>
          <table:table-cell table:style-name="ce20" office:value-type="string" calcext:value-type="string">
            <text:p><text:span text:style-name="T467">weapon</text:span></text:p>
          </table:table-cell>
          <table:table-cell office:value-type="float" calcext:value-type="float" office:value="0">
            <text:p>0</text:p>
          </table:table-cell>
          <table:table-cell table:style-name="ce7" table:formula="of:=COUNTIF([loot.A:loot.A];[.A114])" office:value-type="float" calcext:value-type="float" office:value="2">
            <text:p>2</text:p>
          </table:table-cell>
          <table:table-cell table:style-name="ce27" office:value-type="string" calcext:value-type="string">
            <text:p>skill_level:swing=1</text:p>
          </table:table-cell>
          <table:table-cell table:style-name="ce18" office:value-type="string" calcext:value-type="string">
            <text:p>A dagger carved from bone, lightweight yet deadly in skilled hands.</text:p>
          </table:table-cell>
          <table:table-cell table:number-columns-repeated="1024"/>
        </table:table-row>
        <table:table-row table:style-name="ro121">
          <table:table-cell office:value-type="string" calcext:value-type="string">
            <text:p><text:span text:style-name="T468">grit weapon 12</text:span></text:p>
          </table:table-cell>
          <table:table-cell table:style-name="ce27"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9">weapon</text:span></text:p>
          </table:table-cell>
          <table:table-cell office:value-type="float" calcext:value-type="float" office:value="0">
            <text:p>0</text:p>
          </table:table-cell>
          <table:table-cell table:style-name="ce7" table:formula="of:=COUNTIF([loot.A:loot.A];[.A115])" office:value-type="float" calcext:value-type="float" office:value="5">
            <text:p>5</text:p>
          </table:table-cell>
          <table:table-cell table:style-name="ce27" office:value-type="string" calcext:value-type="string">
            <text:p>skill_level:swing=1</text:p>
          </table:table-cell>
          <table:table-cell table:style-name="ce18" office:value-type="string" calcext:value-type="string">
            <text:p>A polearm with an axe blade and spear tip, perfect for versatile strikes.</text:p>
          </table:table-cell>
          <table:table-cell table:number-columns-repeated="1024"/>
        </table:table-row>
        <table:table-row table:style-name="ro122">
          <table:table-cell table:style-name="ce30" office:value-type="string" calcext:value-type="string">
            <text:p>soul trinket 15</text:p>
          </table:table-cell>
          <table:table-cell table:style-name="ce20" office:value-type="string" calcext:value-type="string">
            <text:p>Bishop medallion</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7">
            <text:p>7</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15">
            <text:p>15</text:p>
          </table:table-cell>
          <table:table-cell table:style-name="ce23" office:value-type="string" calcext:value-type="string">
            <text:p><text:span text:style-name="T470">trinket</text:span></text:p>
          </table:table-cell>
          <table:table-cell office:value-type="float" calcext:value-type="float" office:value="0">
            <text:p>0</text:p>
          </table:table-cell>
          <table:table-cell table:style-name="ce7" table:formula="of:=COUNTIF([loot.A:loot.A];[.A116])" office:value-type="float" calcext:value-type="float" office:value="0">
            <text:p>0</text:p>
          </table:table-cell>
          <table:table-cell table:style-name="ce20" office:value-type="string" calcext:value-type="string">
            <text:p>skill_level:cure light wounds=1</text:p>
          </table:table-cell>
          <table:table-cell table:style-name="ce14"/>
          <table:table-cell table:number-columns-repeated="1024"/>
        </table:table-row>
        <table:table-row table:style-name="ro123">
          <table:table-cell table:style-name="ce19" office:value-type="string" calcext:value-type="string">
            <text:p>flow trinket 15</text:p>
          </table:table-cell>
          <table:table-cell office:value-type="string" calcext:value-type="string">
            <text:p>Bee medallion</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7">
            <text:p>7</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471">trinket</text:span></text:p>
          </table:table-cell>
          <table:table-cell office:value-type="float" calcext:value-type="float" office:value="0">
            <text:p>0</text:p>
          </table:table-cell>
          <table:table-cell table:style-name="ce7" table:formula="of:=COUNTIF([loot.A:loot.A];[.A117])" office:value-type="float" calcext:value-type="float" office:value="0">
            <text:p>0</text:p>
          </table:table-cell>
          <table:table-cell office:value-type="string" calcext:value-type="string">
            <text:p>skill_level:double whack=1</text:p>
          </table:table-cell>
          <table:table-cell table:style-name="ce14"/>
          <table:table-cell table:number-columns-repeated="1024"/>
        </table:table-row>
        <table:table-row table:style-name="ro124">
          <table:table-cell table:style-name="ce30" office:value-type="string" calcext:value-type="string">
            <text:p>flow weapon 15</text:p>
          </table:table-cell>
          <table:table-cell office:value-type="string" calcext:value-type="string">
            <text:p>Bee stinger</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31"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3">
            <text:p>1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472">weapon</text:span></text:p>
          </table:table-cell>
          <table:table-cell office:value-type="float" calcext:value-type="float" office:value="0">
            <text:p>0</text:p>
          </table:table-cell>
          <table:table-cell table:style-name="ce7" table:formula="of:=COUNTIF([loot.A:loot.A];[.A118])" office:value-type="float" calcext:value-type="float" office:value="0">
            <text:p>0</text:p>
          </table:table-cell>
          <table:table-cell table:style-name="ce24" office:value-type="string" calcext:value-type="string">
            <text:p>skill_level:fast strike=1</text:p>
          </table:table-cell>
          <table:table-cell table:style-name="ce14"/>
          <table:table-cell table:number-columns-repeated="1024"/>
        </table:table-row>
        <table:table-row table:style-name="ro125">
          <table:table-cell table:style-name="ce19" office:value-type="string" calcext:value-type="string">
            <text:p>flow head 15</text:p>
          </table:table-cell>
          <table:table-cell office:value-type="string" calcext:value-type="string">
            <text:p>Bee mask</text:p>
          </table:table-cell>
          <table:table-cell table:style-name="ce23" office:value-type="float" calcext:value-type="float" office:value="45">
            <text:p>45</text:p>
          </table:table-cell>
          <table:table-cell table:style-name="ce23" office:value-type="float" calcext:value-type="float" office:value="45">
            <text:p>45</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4">
            <text:p>4</text:p>
          </table:table-cell>
          <table:table-cell table:style-name="ce23" office:value-type="float" calcext:value-type="float" office:value="4">
            <text:p>4</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473">head</text:span></text:p>
          </table:table-cell>
          <table:table-cell office:value-type="float" calcext:value-type="float" office:value="0">
            <text:p>0</text:p>
          </table:table-cell>
          <table:table-cell table:style-name="ce7" table:formula="of:=COUNTIF([loot.A:loot.A];[.A119])" office:value-type="float" calcext:value-type="float" office:value="0">
            <text:p>0</text:p>
          </table:table-cell>
          <table:table-cell table:style-name="ce24" office:value-type="string" calcext:value-type="string">
            <text:p>skill_level:fast strike=1</text:p>
          </table:table-cell>
          <table:table-cell table:style-name="ce14"/>
          <table:table-cell table:number-columns-repeated="1024"/>
        </table:table-row>
        <table:table-row table:style-name="ro126">
          <table:table-cell table:style-name="ce19" office:value-type="string" calcext:value-type="string">
            <text:p>flow body 15</text:p>
          </table:table-cell>
          <table:table-cell office:value-type="string" calcext:value-type="string">
            <text:p>Bee outfit</text:p>
          </table:table-cell>
          <table:table-cell table:style-name="ce23" office:value-type="float" calcext:value-type="float" office:value="50">
            <text:p>50</text:p>
          </table:table-cell>
          <table:table-cell table:style-name="ce23" office:value-type="float" calcext:value-type="float" office:value="40">
            <text:p>4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4">
            <text:p>4</text:p>
          </table:table-cell>
          <table:table-cell table:style-name="ce23" office:value-type="float" calcext:value-type="float" office:value="4">
            <text:p>4</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474">body</text:span></text:p>
          </table:table-cell>
          <table:table-cell office:value-type="float" calcext:value-type="float" office:value="0">
            <text:p>0</text:p>
          </table:table-cell>
          <table:table-cell table:style-name="ce7" table:formula="of:=COUNTIF([loot.A:loot.A];[.A120])" office:value-type="float" calcext:value-type="float" office:value="0">
            <text:p>0</text:p>
          </table:table-cell>
          <table:table-cell table:style-name="ce24" office:value-type="string" calcext:value-type="string">
            <text:p>skill_level:fast strike=1</text:p>
          </table:table-cell>
          <table:table-cell table:style-name="ce14"/>
          <table:table-cell table:number-columns-repeated="1024"/>
        </table:table-row>
        <table:table-row table:style-name="ro127">
          <table:table-cell table:style-name="ce19" office:value-type="string" calcext:value-type="string">
            <text:p>grit weapon 15 ant</text:p>
          </table:table-cell>
          <table:table-cell office:value-type="string" calcext:value-type="string">
            <text:p>Ant mandible</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3">
            <text:p>1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475">weapon</text:span></text:p>
          </table:table-cell>
          <table:table-cell office:value-type="float" calcext:value-type="float" office:value="0">
            <text:p>0</text:p>
          </table:table-cell>
          <table:table-cell table:style-name="ce7" table:formula="of:=COUNTIF([loot.A:loot.A];[.A121])" office:value-type="float" calcext:value-type="float" office:value="0">
            <text:p>0</text:p>
          </table:table-cell>
          <table:table-cell table:style-name="ce19" office:value-type="string" calcext:value-type="string">
            <text:p>skill_level:heavy hit=1</text:p>
          </table:table-cell>
          <table:table-cell table:style-name="ce14"/>
          <table:table-cell table:number-columns-repeated="1024"/>
        </table:table-row>
        <table:table-row table:style-name="ro128">
          <table:table-cell office:value-type="string" calcext:value-type="string">
            <text:p>grit weapon 15 golem</text:p>
          </table:table-cell>
          <table:table-cell office:value-type="string" calcext:value-type="string">
            <text:p>Golem gauntlets</text:p>
          </table:table-cell>
          <table:table-cell table:style-name="ce23" office:value-type="float" calcext:value-type="float" office:value="20">
            <text:p>20</text:p>
          </table:table-cell>
          <table:table-cell table:style-name="ce23" office:value-type="float" calcext:value-type="float" office:value="-20">
            <text:p>-20</text:p>
          </table:table-cell>
          <table:table-cell table:style-name="ce23" office:value-type="float" calcext:value-type="float" office:value="0">
            <text:p>0</text:p>
          </table:table-cell>
          <table:table-cell table:style-name="ce23" office:value-type="float" calcext:value-type="float" office:value="20">
            <text:p>20</text:p>
          </table:table-cell>
          <table:table-cell table:style-name="ce23" office:value-type="float" calcext:value-type="float" office:value="3">
            <text:p>3</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1">
            <text:p>1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476">weapon</text:span></text:p>
          </table:table-cell>
          <table:table-cell office:value-type="float" calcext:value-type="float" office:value="0">
            <text:p>0</text:p>
          </table:table-cell>
          <table:table-cell table:style-name="ce7" table:formula="of:=COUNTIF([loot.A:loot.A];[.A122])" office:value-type="float" calcext:value-type="float" office:value="0">
            <text:p>0</text:p>
          </table:table-cell>
          <table:table-cell table:style-name="ce19" office:value-type="string" calcext:value-type="string">
            <text:p>skill_level:heavy hit=1</text:p>
          </table:table-cell>
          <table:table-cell table:style-name="ce14"/>
          <table:table-cell table:number-columns-repeated="1024"/>
        </table:table-row>
        <table:table-row table:style-name="ro129">
          <table:table-cell table:style-name="ce19" office:value-type="string" calcext:value-type="string">
            <text:p>grit trinket 15 ant</text:p>
          </table:table-cell>
          <table:table-cell office:value-type="string" calcext:value-type="string">
            <text:p>Ant medallion</text:p>
          </table:table-cell>
          <table:table-cell table:style-name="ce23" office:value-type="float" calcext:value-type="float" office:value="10">
            <text:p>1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7">
            <text:p>7</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477">trinket</text:span></text:p>
          </table:table-cell>
          <table:table-cell office:value-type="float" calcext:value-type="float" office:value="0">
            <text:p>0</text:p>
          </table:table-cell>
          <table:table-cell table:style-name="ce7" table:formula="of:=COUNTIF([loot.A:loot.A];[.A123])" office:value-type="float" calcext:value-type="float" office:value="0">
            <text:p>0</text:p>
          </table:table-cell>
          <table:table-cell table:style-name="ce19" office:value-type="string" calcext:value-type="string">
            <text:p>skill_level:heavy hit=1</text:p>
          </table:table-cell>
          <table:table-cell table:style-name="ce14"/>
          <table:table-cell table:number-columns-repeated="1024"/>
        </table:table-row>
        <table:table-row table:style-name="ro130">
          <table:table-cell office:value-type="string" calcext:value-type="string">
            <text:p>grit trinket 15 golem</text:p>
          </table:table-cell>
          <table:table-cell office:value-type="string" calcext:value-type="string">
            <text:p>Golem medallion</text:p>
          </table:table-cell>
          <table:table-cell table:style-name="ce23" office:value-type="float" calcext:value-type="float" office:value="30">
            <text:p>3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5">
            <text:p>5</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478">trinket</text:span></text:p>
          </table:table-cell>
          <table:table-cell office:value-type="float" calcext:value-type="float" office:value="0">
            <text:p>0</text:p>
          </table:table-cell>
          <table:table-cell table:style-name="ce7" table:formula="of:=COUNTIF([loot.A:loot.A];[.A124])" office:value-type="float" calcext:value-type="float" office:value="0">
            <text:p>0</text:p>
          </table:table-cell>
          <table:table-cell table:style-name="ce19" office:value-type="string" calcext:value-type="string">
            <text:p>skill_level:heavy hit=1</text:p>
          </table:table-cell>
          <table:table-cell table:style-name="ce14"/>
          <table:table-cell table:number-columns-repeated="1024"/>
        </table:table-row>
        <table:table-row table:style-name="ro131">
          <table:table-cell table:style-name="ce19" office:value-type="string" calcext:value-type="string">
            <text:p>grit head 15 ant</text:p>
          </table:table-cell>
          <table:table-cell office:value-type="string" calcext:value-type="string">
            <text:p>Ant helm</text:p>
          </table:table-cell>
          <table:table-cell table:style-name="ce23" office:value-type="float" calcext:value-type="float" office:value="80">
            <text:p>80</text:p>
          </table:table-cell>
          <table:table-cell table:style-name="ce23" office:value-type="float" calcext:value-type="float" office:value="-30">
            <text:p>-30</text:p>
          </table:table-cell>
          <table:table-cell table:style-name="ce23" office:value-type="float" calcext:value-type="float" office:value="0">
            <text:p>0</text:p>
          </table:table-cell>
          <table:table-cell table:style-name="ce23" office:value-type="float" calcext:value-type="float" office:value="30">
            <text:p>30</text:p>
          </table:table-cell>
          <table:table-cell table:style-name="ce23" office:value-type="float" calcext:value-type="float" office:value="8">
            <text:p>8</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479">head</text:span></text:p>
          </table:table-cell>
          <table:table-cell office:value-type="float" calcext:value-type="float" office:value="0">
            <text:p>0</text:p>
          </table:table-cell>
          <table:table-cell table:style-name="ce7" table:formula="of:=COUNTIF([loot.A:loot.A];[.A125])" office:value-type="float" calcext:value-type="float" office:value="0">
            <text:p>0</text:p>
          </table:table-cell>
          <table:table-cell table:style-name="ce19" office:value-type="string" calcext:value-type="string">
            <text:p>skill_level:heavy hit=1</text:p>
          </table:table-cell>
          <table:table-cell table:style-name="ce14"/>
          <table:table-cell table:number-columns-repeated="1024"/>
        </table:table-row>
        <table:table-row table:style-name="ro132">
          <table:table-cell office:value-type="string" calcext:value-type="string">
            <text:p>grit head 15 golem</text:p>
          </table:table-cell>
          <table:table-cell office:value-type="string" calcext:value-type="string">
            <text:p>Golem helm</text:p>
          </table:table-cell>
          <table:table-cell table:style-name="ce23" office:value-type="float" calcext:value-type="float" office:value="100">
            <text:p>100</text:p>
          </table:table-cell>
          <table:table-cell table:style-name="ce23" office:value-type="float" calcext:value-type="float" office:value="-40">
            <text:p>-40</text:p>
          </table:table-cell>
          <table:table-cell table:style-name="ce23" office:value-type="float" calcext:value-type="float" office:value="0">
            <text:p>0</text:p>
          </table:table-cell>
          <table:table-cell table:style-name="ce23" office:value-type="float" calcext:value-type="float" office:value="40">
            <text:p>40</text:p>
          </table:table-cell>
          <table:table-cell table:style-name="ce23" office:value-type="float" calcext:value-type="float" office:value="10">
            <text:p>10</text:p>
          </table:table-cell>
          <table:table-cell table:style-name="ce23" office:value-type="float" calcext:value-type="float" office:value="5">
            <text:p>5</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480">head</text:span></text:p>
          </table:table-cell>
          <table:table-cell office:value-type="float" calcext:value-type="float" office:value="0">
            <text:p>0</text:p>
          </table:table-cell>
          <table:table-cell table:style-name="ce7" table:formula="of:=COUNTIF([loot.A:loot.A];[.A126])" office:value-type="float" calcext:value-type="float" office:value="0">
            <text:p>0</text:p>
          </table:table-cell>
          <table:table-cell table:style-name="ce19" office:value-type="string" calcext:value-type="string">
            <text:p>skill_level:heavy hit=1</text:p>
          </table:table-cell>
          <table:table-cell table:style-name="ce14"/>
          <table:table-cell table:number-columns-repeated="1024"/>
        </table:table-row>
        <table:table-row table:style-name="ro133">
          <table:table-cell table:style-name="ce19" office:value-type="string" calcext:value-type="string">
            <text:p>grit body 15 ant</text:p>
          </table:table-cell>
          <table:table-cell office:value-type="string" calcext:value-type="string">
            <text:p>Ant armor</text:p>
          </table:table-cell>
          <table:table-cell table:style-name="ce23" office:value-type="float" calcext:value-type="float" office:value="85">
            <text:p>85</text:p>
          </table:table-cell>
          <table:table-cell table:style-name="ce23" office:value-type="float" calcext:value-type="float" office:value="-30">
            <text:p>-30</text:p>
          </table:table-cell>
          <table:table-cell table:style-name="ce23" office:value-type="float" calcext:value-type="float" office:value="0">
            <text:p>0</text:p>
          </table:table-cell>
          <table:table-cell table:style-name="ce23" office:value-type="float" calcext:value-type="float" office:value="30">
            <text:p>30</text:p>
          </table:table-cell>
          <table:table-cell table:style-name="ce23" office:value-type="float" calcext:value-type="float" office:value="8">
            <text:p>8</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481">body</text:span></text:p>
          </table:table-cell>
          <table:table-cell office:value-type="float" calcext:value-type="float" office:value="0">
            <text:p>0</text:p>
          </table:table-cell>
          <table:table-cell table:style-name="ce7" table:formula="of:=COUNTIF([loot.A:loot.A];[.A127])" office:value-type="float" calcext:value-type="float" office:value="0">
            <text:p>0</text:p>
          </table:table-cell>
          <table:table-cell table:style-name="ce19" office:value-type="string" calcext:value-type="string">
            <text:p>skill_level:heavy hit=1</text:p>
          </table:table-cell>
          <table:table-cell table:style-name="ce14"/>
          <table:table-cell table:number-columns-repeated="1024"/>
        </table:table-row>
        <table:table-row table:style-name="ro134">
          <table:table-cell office:value-type="string" calcext:value-type="string">
            <text:p>grit body 15 golem</text:p>
          </table:table-cell>
          <table:table-cell office:value-type="string" calcext:value-type="string">
            <text:p>Golem armor</text:p>
          </table:table-cell>
          <table:table-cell table:style-name="ce23" office:value-type="float" calcext:value-type="float" office:value="120">
            <text:p>120</text:p>
          </table:table-cell>
          <table:table-cell table:style-name="ce23" office:value-type="float" calcext:value-type="float" office:value="-50">
            <text:p>-50</text:p>
          </table:table-cell>
          <table:table-cell table:style-name="ce23" office:value-type="float" calcext:value-type="float" office:value="0">
            <text:p>0</text:p>
          </table:table-cell>
          <table:table-cell table:style-name="ce23" office:value-type="float" calcext:value-type="float" office:value="50">
            <text:p>50</text:p>
          </table:table-cell>
          <table:table-cell table:style-name="ce23" office:value-type="float" calcext:value-type="float" office:value="10">
            <text:p>10</text:p>
          </table:table-cell>
          <table:table-cell table:style-name="ce23" office:value-type="float" calcext:value-type="float" office:value="5">
            <text:p>5</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482">body</text:span></text:p>
          </table:table-cell>
          <table:table-cell office:value-type="float" calcext:value-type="float" office:value="0">
            <text:p>0</text:p>
          </table:table-cell>
          <table:table-cell table:style-name="ce7" table:formula="of:=COUNTIF([loot.A:loot.A];[.A128])" office:value-type="float" calcext:value-type="float" office:value="0">
            <text:p>0</text:p>
          </table:table-cell>
          <table:table-cell table:style-name="ce30" office:value-type="string" calcext:value-type="string">
            <text:p>skill_level:heavy hit=1</text:p>
          </table:table-cell>
          <table:table-cell table:style-name="ce14"/>
          <table:table-cell table:number-columns-repeated="1024"/>
        </table:table-row>
        <table:table-row table:style-name="ro135">
          <table:table-cell table:style-name="ce19" office:value-type="string" calcext:value-type="string">
            <text:p>soul weapon 15</text:p>
          </table:table-cell>
          <table:table-cell office:value-type="string" calcext:value-type="string">
            <text:p>Bishop staff</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3">
            <text:p>1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15">
            <text:p>15</text:p>
          </table:table-cell>
          <table:table-cell table:style-name="ce23" office:value-type="string" calcext:value-type="string">
            <text:p><text:span text:style-name="T483">weapon</text:span></text:p>
          </table:table-cell>
          <table:table-cell office:value-type="float" calcext:value-type="float" office:value="0">
            <text:p>0</text:p>
          </table:table-cell>
          <table:table-cell table:style-name="ce7" table:formula="of:=COUNTIF([loot.A:loot.A];[.A129])" office:value-type="float" calcext:value-type="float" office:value="0">
            <text:p>0</text:p>
          </table:table-cell>
          <table:table-cell table:style-name="ce24" office:value-type="string" calcext:value-type="string">
            <text:p>skill_level:holy arrow=1</text:p>
          </table:table-cell>
          <table:table-cell table:style-name="ce14"/>
          <table:table-cell table:number-columns-repeated="1024"/>
        </table:table-row>
        <table:table-row table:style-name="ro136">
          <table:table-cell table:style-name="ce30" office:value-type="string" calcext:value-type="string">
            <text:p>soul head 15</text:p>
          </table:table-cell>
          <table:table-cell office:value-type="string" calcext:value-type="string">
            <text:p>Bishop hat</text:p>
          </table:table-cell>
          <table:table-cell table:style-name="ce23" office:value-type="float" calcext:value-type="float" office:value="50">
            <text:p>50</text:p>
          </table:table-cell>
          <table:table-cell table:style-name="ce23" office:value-type="float" calcext:value-type="float" office:value="50">
            <text:p>5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5">
            <text:p>5</text:p>
          </table:table-cell>
          <table:table-cell table:style-name="ce23" office:value-type="float" calcext:value-type="float" office:value="5">
            <text:p>5</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15">
            <text:p>15</text:p>
          </table:table-cell>
          <table:table-cell table:style-name="ce23" office:value-type="string" calcext:value-type="string">
            <text:p><text:span text:style-name="T484">head</text:span></text:p>
          </table:table-cell>
          <table:table-cell office:value-type="float" calcext:value-type="float" office:value="0">
            <text:p>0</text:p>
          </table:table-cell>
          <table:table-cell table:style-name="ce7" table:formula="of:=COUNTIF([loot.A:loot.A];[.A130])" office:value-type="float" calcext:value-type="float" office:value="0">
            <text:p>0</text:p>
          </table:table-cell>
          <table:table-cell table:style-name="ce24" office:value-type="string" calcext:value-type="string">
            <text:p>skill_level:holy arrow=1</text:p>
          </table:table-cell>
          <table:table-cell table:style-name="ce14"/>
          <table:table-cell table:number-columns-repeated="1024"/>
        </table:table-row>
        <table:table-row table:style-name="ro137">
          <table:table-cell table:style-name="ce19" office:value-type="string" calcext:value-type="string">
            <text:p>soul body 15</text:p>
          </table:table-cell>
          <table:table-cell office:value-type="string" calcext:value-type="string">
            <text:p>Bishop robe</text:p>
          </table:table-cell>
          <table:table-cell table:style-name="ce23" office:value-type="float" calcext:value-type="float" office:value="60">
            <text:p>60</text:p>
          </table:table-cell>
          <table:table-cell table:style-name="ce23" office:value-type="float" calcext:value-type="float" office:value="60">
            <text:p>6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5">
            <text:p>5</text:p>
          </table:table-cell>
          <table:table-cell table:style-name="ce23" office:value-type="float" calcext:value-type="float" office:value="5">
            <text:p>5</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15">
            <text:p>15</text:p>
          </table:table-cell>
          <table:table-cell table:style-name="ce23" office:value-type="string" calcext:value-type="string">
            <text:p><text:span text:style-name="T485">body</text:span></text:p>
          </table:table-cell>
          <table:table-cell office:value-type="float" calcext:value-type="float" office:value="0">
            <text:p>0</text:p>
          </table:table-cell>
          <table:table-cell table:style-name="ce7" table:formula="of:=COUNTIF([loot.A:loot.A];[.A131])" office:value-type="float" calcext:value-type="float" office:value="0">
            <text:p>0</text:p>
          </table:table-cell>
          <table:table-cell table:style-name="ce24" office:value-type="string" calcext:value-type="string">
            <text:p>skill_level:holy arrow=1</text:p>
          </table:table-cell>
          <table:table-cell table:style-name="ce14"/>
          <table:table-cell table:number-columns-repeated="1024"/>
        </table:table-row>
        <table:table-row table:style-name="ro138">
          <table:table-cell table:style-name="ce19" office:value-type="string" calcext:value-type="string">
            <text:p>mind weapon 15</text:p>
          </table:table-cell>
          <table:table-cell office:value-type="string" calcext:value-type="string">
            <text:p>Pixie wand</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3">
            <text:p>1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486">weapon</text:span></text:p>
          </table:table-cell>
          <table:table-cell office:value-type="float" calcext:value-type="float" office:value="0">
            <text:p>0</text:p>
          </table:table-cell>
          <table:table-cell table:style-name="ce7" table:formula="of:=COUNTIF([loot.A:loot.A];[.A132])" office:value-type="float" calcext:value-type="float" office:value="0">
            <text:p>0</text:p>
          </table:table-cell>
          <table:table-cell table:style-name="ce24" office:value-type="string" calcext:value-type="string">
            <text:p>skill_level:mana bolt=1</text:p>
          </table:table-cell>
          <table:table-cell table:style-name="ce14"/>
          <table:table-cell table:number-columns-repeated="1024"/>
        </table:table-row>
        <table:table-row table:style-name="ro139">
          <table:table-cell table:style-name="ce19" office:value-type="string" calcext:value-type="string">
            <text:p>mind trinket 15</text:p>
          </table:table-cell>
          <table:table-cell office:value-type="string" calcext:value-type="string">
            <text:p>Pixie medallion</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7">
            <text:p>7</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487">trinket</text:span></text:p>
          </table:table-cell>
          <table:table-cell office:value-type="float" calcext:value-type="float" office:value="0">
            <text:p>0</text:p>
          </table:table-cell>
          <table:table-cell table:style-name="ce7" table:formula="of:=COUNTIF([loot.A:loot.A];[.A133])" office:value-type="float" calcext:value-type="float" office:value="0">
            <text:p>0</text:p>
          </table:table-cell>
          <table:table-cell table:style-name="ce24" office:value-type="string" calcext:value-type="string">
            <text:p>skill_level:mana bolt=1</text:p>
          </table:table-cell>
          <table:table-cell table:style-name="ce14"/>
          <table:table-cell table:number-columns-repeated="1024"/>
        </table:table-row>
        <table:table-row table:style-name="ro140">
          <table:table-cell table:style-name="ce30" office:value-type="string" calcext:value-type="string">
            <text:p>mind head 15</text:p>
          </table:table-cell>
          <table:table-cell office:value-type="string" calcext:value-type="string">
            <text:p>Pixie mask</text:p>
          </table:table-cell>
          <table:table-cell table:style-name="ce23" office:value-type="float" calcext:value-type="float" office:value="40">
            <text:p>40</text:p>
          </table:table-cell>
          <table:table-cell table:style-name="ce23" office:value-type="float" calcext:value-type="float" office:value="70">
            <text:p>7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4">
            <text:p>4</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488">head</text:span></text:p>
          </table:table-cell>
          <table:table-cell office:value-type="float" calcext:value-type="float" office:value="0">
            <text:p>0</text:p>
          </table:table-cell>
          <table:table-cell table:style-name="ce7" table:formula="of:=COUNTIF([loot.A:loot.A];[.A134])" office:value-type="float" calcext:value-type="float" office:value="0">
            <text:p>0</text:p>
          </table:table-cell>
          <table:table-cell table:style-name="ce24" office:value-type="string" calcext:value-type="string">
            <text:p>skill_level:mana bolt=1</text:p>
          </table:table-cell>
          <table:table-cell table:style-name="ce14"/>
          <table:table-cell table:number-columns-repeated="1024"/>
        </table:table-row>
        <table:table-row table:style-name="ro141">
          <table:table-cell table:style-name="ce19" office:value-type="string" calcext:value-type="string">
            <text:p>mind body 15</text:p>
          </table:table-cell>
          <table:table-cell office:value-type="string" calcext:value-type="string">
            <text:p>Pixie outfit</text:p>
          </table:table-cell>
          <table:table-cell table:style-name="ce23" office:value-type="float" calcext:value-type="float" office:value="30">
            <text:p>30</text:p>
          </table:table-cell>
          <table:table-cell table:style-name="ce23" office:value-type="float" calcext:value-type="float" office:value="80">
            <text:p>8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4">
            <text:p>4</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489">body</text:span></text:p>
          </table:table-cell>
          <table:table-cell office:value-type="float" calcext:value-type="float" office:value="0">
            <text:p>0</text:p>
          </table:table-cell>
          <table:table-cell table:style-name="ce7" table:formula="of:=COUNTIF([loot.A:loot.A];[.A135])" office:value-type="float" calcext:value-type="float" office:value="0">
            <text:p>0</text:p>
          </table:table-cell>
          <table:table-cell table:style-name="ce24" office:value-type="string" calcext:value-type="string">
            <text:p>skill_level:mana bolt=1</text:p>
          </table:table-cell>
          <table:table-cell table:style-name="ce14"/>
          <table:table-cell table:number-columns-repeated="1024"/>
        </table:table-row>
        <table:table-row table:style-name="ro142">
          <table:table-cell table:number-columns-repeated="2"/>
          <table:table-cell table:style-name="ce17"/>
          <table:table-cell table:number-columns-repeated="17"/>
          <table:table-cell table:style-name="ce26"/>
          <table:table-cell table:style-name="ce7"/>
          <table:table-cell/>
          <table:table-cell table:style-name="ce14"/>
          <table:table-cell table:number-columns-repeated="1024"/>
        </table:table-row>
        <table:table-row table:style-name="ro143">
          <table:table-cell/>
          <table:table-cell table:style-name="ce20"/>
          <table:table-cell/>
          <table:table-cell table:number-columns-repeated="17"/>
          <table:table-cell table:style-name="ce20"/>
          <table:table-cell table:style-name="ce7"/>
          <table:table-cell table:style-name="ce17"/>
          <table:table-cell table:style-name="ce14"/>
          <table:table-cell table:number-columns-repeated="1024"/>
        </table:table-row>
        <table:table-row table:style-name="ro144">
          <table:table-cell/>
          <table:table-cell table:style-name="ce20"/>
          <table:table-cell table:style-name="ce17"/>
          <table:table-cell table:number-columns-repeated="17"/>
          <table:table-cell table:style-name="ce26"/>
          <table:table-cell table:style-name="ce7"/>
          <table:table-cell table:style-name="ce17"/>
          <table:table-cell table:style-name="ce14"/>
          <table:table-cell table:number-columns-repeated="1024"/>
        </table:table-row>
        <table:table-row table:style-name="ro145">
          <table:table-cell/>
          <table:table-cell table:style-name="ce20"/>
          <table:table-cell table:style-name="ce23"/>
          <table:table-cell table:number-columns-repeated="17"/>
          <table:table-cell table:style-name="ce32"/>
          <table:table-cell table:style-name="ce7"/>
          <table:table-cell/>
          <table:table-cell table:style-name="ce14"/>
          <table:table-cell table:number-columns-repeated="1024"/>
        </table:table-row>
        <table:table-row table:style-name="ro146">
          <table:table-cell table:number-columns-repeated="2"/>
          <table:table-cell table:style-name="ce20"/>
          <table:table-cell table:number-columns-repeated="19"/>
          <table:table-cell table:style-name="ce17"/>
          <table:table-cell table:style-name="ce20"/>
          <table:table-cell table:number-columns-repeated="1024"/>
        </table:table-row>
        <table:table-row table:style-name="ro6">
          <table:table-cell table:number-columns-repeated="1024"/>
        </table:table-row>
        <calcext:conditional-formats>
          <calcext:conditional-format calcext:target-range-address="A1:S99 C100:S110 C116:S116 A139:B139 A140:S1048576 U116:U117 U140:U1048576 A100:B111 A111:S111 U1:U111 X1:X111 X116:X120 X140:X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7:A139">
            <calcext:condition calcext:base-cell-address="items_equipment.A A135137" calcext:value="formula-is( ISEVEN(ROW()))"/>
          </calcext:conditional-format>
          <calcext:conditional-format calcext:target-range-address="C116:S116 U116">
            <calcext:condition calcext:base-cell-address="items_equipment.C116"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A1:U94 A95:T99 C100:T110 C116:U116 U117 T123 T124:T127 T129:T131 T132 T133 T135 T136 T137 T138 A139:B139 T139 A140:U1048576 A100:B111 A111:T111 U95:U111 X1:AMI120 Y121:AMI121 Y122:AMI139 X140:AMI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7:A139">
            <calcext:condition calcext:base-cell-address="items_equipment.A A135137" calcext:value="formula-is( ISEVEN(ROW(())))"/>
          </calcext:conditional-format>
          <calcext:conditional-format calcext:target-range-address="C116:U116">
            <calcext:condition calcext:base-cell-address="items_equipment.C116"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35">
            <calcext:condition calcext:base-cell-address="items_equipment.T135"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T95:T97">
            <calcext:condition calcext:base-cell-address="items_equipment.T95" calcext:value="formula-is( ISEVEN(ROW(())))"/>
          </calcext:conditional-format>
          <calcext:conditional-format calcext:target-range-address="T100:T102">
            <calcext:condition calcext:base-cell-address="items_equipment.T100"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04:T106">
            <calcext:condition calcext:base-cell-address="items_equipment.T104" calcext:value="formula-is( ISEVEN(ROW(())))"/>
          </calcext:conditional-format>
          <calcext:conditional-format calcext:target-range-address="T99">
            <calcext:condition calcext:base-cell-address="items_equipment.T99" calcext:value="formula-is( ISEVEN(ROW(())))"/>
          </calcext:conditional-format>
          <calcext:conditional-format calcext:target-range-address="T103">
            <calcext:condition calcext:base-cell-address="items_equipment.T103" calcext:value="formula-is( ISEVEN(ROW(())))"/>
          </calcext:conditional-format>
          <calcext:conditional-format calcext:target-range-address="T107">
            <calcext:condition calcext:base-cell-address="items_equipment.T107"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48">
          <table:table-cell office:value-type="string" calcext:value-type="string">
            <text:p><text:span text:style-name="T490">premade_id</text:span></text:p>
          </table:table-cell>
          <table:table-cell office:value-type="string" calcext:value-type="string">
            <text:p><text:span text:style-name="T491">name</text:span></text:p>
          </table:table-cell>
          <table:table-cell office:value-type="string" calcext:value-type="string">
            <text:p><text:span text:style-name="T492">skill</text:span></text:p>
          </table:table-cell>
          <table:table-cell table:style-name="ce7" office:value-type="string" calcext:value-type="string">
            <text:p><text:span text:style-name="T493">FOUND</text:span></text:p>
          </table:table-cell>
          <table:table-cell office:value-type="string" calcext:value-type="string">
            <text:p><text:span text:style-name="T494">use_perspectives</text:span></text:p>
          </table:table-cell>
          <table:table-cell table:style-name="ce7" office:value-type="string" calcext:value-type="string">
            <text:p><text:span text:style-name="T495">FOUND</text:span></text:p>
          </table:table-cell>
          <table:table-cell table:style-name="ce12" office:value-type="string" calcext:value-type="string">
            <text:p><text:span text:style-name="T496">DROPPED</text:span><text:span text:style-name="T497">
</text:span><text:span text:style-name="T498">BY X </text:span><text:span text:style-name="T499">
</text:span><text:span text:style-name="T500">MOBS</text:span></text:p>
          </table:table-cell>
          <table:table-cell office:value-type="string" calcext:value-type="string">
            <text:p><text:span text:style-name="T501">description</text:span></text:p>
          </table:table-cell>
          <table:table-cell table:number-columns-repeated="1024"/>
        </table:table-row>
        <table:table-row table:style-name="ro149">
          <table:table-cell office:value-type="string" calcext:value-type="string">
            <text:p><text:span text:style-name="T502">red potion</text:span></text:p>
          </table:table-cell>
          <table:table-cell office:value-type="string" calcext:value-type="string">
            <text:p><text:span text:style-name="T503">Red potion</text:span></text:p>
          </table:table-cell>
          <table:table-cell office:value-type="string" calcext:value-type="string">
            <text:p><text:span text:style-name="T504">regen_hp30</text:span></text:p>
          </table:table-cell>
          <table:table-cell table:style-name="ce7" table:formula="of:=VLOOKUP([.C2]; [$skills.A$1:$skills.B$1048576]; 2; 0)" office:value-type="string" calcext:value-type="string" office:string-value="Minor Health Regen">
            <text:p>Minor Health Regen</text:p>
          </table:table-cell>
          <table:table-cell office:value-type="string" calcext:value-type="string">
            <text:p><text:span text:style-name="T505">potion</text:span></text:p>
          </table:table-cell>
          <table:table-cell table:style-name="ce7" table:formula="of:=VLOOKUP([.E2];[$use_perspectives.A$1:$use_perspectives.B$1048576];2;0)" office:value-type="string" calcext:value-type="string" office:string-value="use_potion">
            <text:p>use_potion</text:p>
          </table:table-cell>
          <table:table-cell table:style-name="ce7" table:formula="of:=COUNTIF([loot.A:loot.A];[.A2])" office:value-type="float" calcext:value-type="float" office:value="21">
            <text:p>21</text:p>
          </table:table-cell>
          <table:table-cell office:value-type="string" calcext:value-type="string">
            <text:p><text:span text:style-name="T506">Just a bottle of cold tomato soup.</text:span></text:p>
          </table:table-cell>
          <table:table-cell table:number-columns-repeated="1024"/>
        </table:table-row>
        <table:table-row table:style-name="ro150">
          <table:table-cell office:value-type="string" calcext:value-type="string">
            <text:p><text:span text:style-name="T507">blue potion</text:span></text:p>
          </table:table-cell>
          <table:table-cell office:value-type="string" calcext:value-type="string">
            <text:p><text:span text:style-name="T508">Blue potion</text:span></text:p>
          </table:table-cell>
          <table:table-cell office:value-type="string" calcext:value-type="string">
            <text:p><text:span text:style-name="T509">regen_mp30</text:span></text:p>
          </table:table-cell>
          <table:table-cell table:style-name="ce7" table:formula="of:=VLOOKUP([.C3];[$skills.A$1:$skills.B$1048576];2;0)" office:value-type="string" calcext:value-type="string" office:string-value="Minor Magicka Regen">
            <text:p>Minor Magicka Regen</text:p>
          </table:table-cell>
          <table:table-cell office:value-type="string" calcext:value-type="string">
            <text:p><text:span text:style-name="T510">potion</text:span></text:p>
          </table:table-cell>
          <table:table-cell table:style-name="ce7" table:formula="of:=VLOOKUP([.E3];[use_perspectives.A:use_perspectives.B];2;0)" office:value-type="string" calcext:value-type="string" office:string-value="use_potion">
            <text:p>use_potion</text:p>
          </table:table-cell>
          <table:table-cell table:style-name="ce7" table:formula="of:=COUNTIF([loot.A:loot.A];[.A3])" office:value-type="float" calcext:value-type="float" office:value="21">
            <text:p>21</text:p>
          </table:table-cell>
          <table:table-cell office:value-type="string" calcext:value-type="string">
            <text:p><text:span text:style-name="T511">Just a bottle of REALLY cold tomato soup.</text:span></text:p>
          </table:table-cell>
          <table:table-cell table:number-columns-repeated="1024"/>
        </table:table-row>
        <table:table-row table:style-name="ro151">
          <table:table-cell office:value-type="string" calcext:value-type="string">
            <text:p><text:span text:style-name="T512">translucent scroll</text:span></text:p>
          </table:table-cell>
          <table:table-cell office:value-type="string" calcext:value-type="string">
            <text:p><text:span text:style-name="T513">Translucent Scroll</text:span></text:p>
          </table:table-cell>
          <table:table-cell office:value-type="string" calcext:value-type="string">
            <text:p><text:span text:style-name="T514">ethereal</text:span></text:p>
          </table:table-cell>
          <table:table-cell table:style-name="ce7" table:formula="of:=VLOOKUP([.C4];[skills.A:skills.B];2;0)" office:value-type="string" calcext:value-type="string" office:string-value="Become Ethereal">
            <text:p>Become Ethereal</text:p>
          </table:table-cell>
          <table:table-cell office:value-type="string" calcext:value-type="string">
            <text:p><text:span text:style-name="T515">scroll</text:span></text:p>
          </table:table-cell>
          <table:table-cell table:style-name="ce7" table:formula="of:=VLOOKUP([.E4];[use_perspectives.A:use_perspectives.B];2;0)" office:value-type="string" calcext:value-type="string" office:string-value="use_scroll">
            <text:p>use_scroll</text:p>
          </table:table-cell>
          <table:table-cell table:style-name="ce7" table:formula="of:=COUNTIF([loot.A:loot.A];[.A4])" office:value-type="float" calcext:value-type="float" office:value="0">
            <text:p>0</text:p>
          </table:table-cell>
          <table:table-cell office:value-type="string" calcext:value-type="string">
            <text:p><text:span text:style-name="T516">Its so hard to read this…</text:span></text:p>
          </table:table-cell>
          <table:table-cell table:number-columns-repeated="1024"/>
        </table:table-row>
        <table:table-row table:style-name="ro152">
          <table:table-cell table:number-columns-repeated="3"/>
          <table:table-cell table:style-name="ce7"/>
          <table:table-cell table:number-columns-repeated="1024"/>
        </table:table-row>
        <table:table-row table:style-name="ro153">
          <table:table-cell table:number-columns-repeated="3"/>
          <table:table-cell table:style-name="ce7"/>
          <table:table-cell table:number-columns-repeated="1024"/>
        </table:table-row>
        <table:table-row table:style-name="ro154">
          <table:table-cell table:number-columns-repeated="3"/>
          <table:table-cell table:style-name="ce7"/>
          <table:table-cell table:number-columns-repeated="1024"/>
        </table:table-row>
        <table:table-row table:style-name="ro155">
          <table:table-cell table:number-columns-repeated="3"/>
          <table:table-cell table:style-name="ce7"/>
          <table:table-cell table:number-columns-repeated="1024"/>
        </table:table-row>
        <table:table-row table:style-name="ro156">
          <table:table-cell table:number-columns-repeated="3"/>
          <table:table-cell table:style-name="ce7"/>
          <table:table-cell table:number-columns-repeated="1024"/>
        </table:table-row>
        <table:table-row table:style-name="ro157">
          <table:table-cell table:number-columns-repeated="3"/>
          <table:table-cell table:style-name="ce7"/>
          <table:table-cell table:number-columns-repeated="1024"/>
        </table:table-row>
        <table:table-row table:style-name="ro158">
          <table:table-cell table:number-columns-repeated="3"/>
          <table:table-cell table:style-name="ce7"/>
          <table:table-cell table:number-columns-repeated="1024"/>
        </table:table-row>
        <table:table-row table:style-name="ro159">
          <table:table-cell table:number-columns-repeated="3"/>
          <table:table-cell table:style-name="ce7"/>
          <table:table-cell table:number-columns-repeated="1024"/>
        </table:table-row>
        <table:table-row table:style-name="ro160">
          <table:table-cell table:number-columns-repeated="3"/>
          <table:table-cell table:style-name="ce7"/>
          <table:table-cell table:number-columns-repeated="1024"/>
        </table:table-row>
        <table:table-row table:style-name="ro161">
          <table:table-cell table:number-columns-repeated="1024"/>
        </table:table-row>
        <table:table-row table:number-rows-repeated="50" table:style-name="ro147">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63">
          <table:table-cell office:value-type="string" calcext:value-type="string">
            <text:p><text:span text:style-name="T517">premade_id</text:span></text:p>
          </table:table-cell>
          <table:table-cell office:value-type="string" calcext:value-type="string">
            <text:p><text:span text:style-name="T518">name</text:span></text:p>
          </table:table-cell>
          <table:table-cell table:style-name="ce12" office:value-type="string" calcext:value-type="string">
            <text:p><text:span text:style-name="T519">DROPPED</text:span><text:span text:style-name="T520">
</text:span><text:span text:style-name="T521">BY X </text:span><text:span text:style-name="T522">
</text:span><text:span text:style-name="T523">MOBS</text:span></text:p>
          </table:table-cell>
          <table:table-cell office:value-type="string" calcext:value-type="string">
            <text:p><text:span text:style-name="T524">description</text:span></text:p>
          </table:table-cell>
          <table:table-cell table:number-columns-repeated="1024"/>
        </table:table-row>
        <table:table-row table:style-name="ro164">
          <table:table-cell office:value-type="string" calcext:value-type="string">
            <text:p><text:span text:style-name="T525">rock</text:span></text:p>
          </table:table-cell>
          <table:table-cell office:value-type="string" calcext:value-type="string">
            <text:p><text:span text:style-name="T526">Rock</text:span></text:p>
          </table:table-cell>
          <table:table-cell table:style-name="ce7" table:formula="of:=COUNTIF([loot.A:loot.A];[.A2])" office:value-type="float" calcext:value-type="float" office:value="0">
            <text:p>0</text:p>
          </table:table-cell>
          <table:table-cell office:value-type="string" calcext:value-type="string">
            <text:p><text:span text:style-name="T527">Just a rock</text:span></text:p>
          </table:table-cell>
          <table:table-cell table:number-columns-repeated="1024"/>
        </table:table-row>
        <table:table-row table:style-name="ro165">
          <table:table-cell office:value-type="string" calcext:value-type="string">
            <text:p><text:span text:style-name="T528">tutorial_paper_1</text:span></text:p>
          </table:table-cell>
          <table:table-cell office:value-type="string" calcext:value-type="string">
            <text:p><text:span text:style-name="T529">A piece of paper</text:span></text:p>
          </table:table-cell>
          <table:table-cell table:style-name="ce7" table:formula="of:=COUNTIF([loot.A:loot.A];[.A3])" office:value-type="float" calcext:value-type="float" office:value="0">
            <text:p>0</text:p>
          </table:table-cell>
          <table:table-cell table:style-name="ce33" office:value-type="string" calcext:value-type="string">
            <text:p><text:span text:style-name="T530">This little note reads</text:span><text:span text:style-name="T531">
</text:span><text:span text:style-name="T532">"not all exits are obvious, some are hidden, go east to proceed"</text:span></text:p>
          </table:table-cell>
          <table:table-cell table:number-columns-repeated="1024"/>
        </table:table-row>
        <table:table-row table:style-name="ro166">
          <table:table-cell office:value-type="string" calcext:value-type="string">
            <text:p><text:span text:style-name="T533">tutorial_paper_2</text:span></text:p>
          </table:table-cell>
          <table:table-cell office:value-type="string" calcext:value-type="string">
            <text:p><text:span text:style-name="T534">Another piece of paper</text:span></text:p>
          </table:table-cell>
          <table:table-cell table:style-name="ce7" table:formula="of:=COUNTIF([loot.A:loot.A];[.A4])" office:value-type="float" calcext:value-type="float" office:value="0">
            <text:p>0</text:p>
          </table:table-cell>
          <table:table-cell table:style-name="ce33" office:value-type="string" calcext:value-type="string">
            <text:p><text:span text:style-name="T535">This little note reads</text:span><text:span text:style-name="T536">
</text:span><text:span text:style-name="T537">“You probably already figured it out, but loot dropped from enemies goes</text:span><text:span text:style-name="T538">
</text:span><text:span text:style-name="T539">directly into your inventory, you also got a weapon!</text:span><text:span text:style-name="T540">
</text:span><text:span text:style-name="T541">Identify it and equip it with “equip [item name]” then proceed north"</text:span></text:p>
          </table:table-cell>
          <table:table-cell table:number-columns-repeated="1024"/>
        </table:table-row>
        <table:table-row table:style-name="ro167">
          <table:table-cell office:value-type="string" calcext:value-type="string">
            <text:p><text:span text:style-name="T542">corpse</text:span></text:p>
          </table:table-cell>
          <table:table-cell office:value-type="string" calcext:value-type="string">
            <text:p><text:span text:style-name="T543">Rotten corpse</text:span></text:p>
          </table:table-cell>
          <table:table-cell table:style-name="ce7" table:formula="of:=COUNTIF([loot.A:loot.A];[.A5])" office:value-type="float" calcext:value-type="float" office:value="0">
            <text:p>0</text:p>
          </table:table-cell>
          <table:table-cell office:value-type="string" calcext:value-type="string">
            <text:p><text:span text:style-name="T544">This corpse has rotted beyond recognition.</text:span></text:p>
          </table:table-cell>
          <table:table-cell table:number-columns-repeated="1024"/>
        </table:table-row>
        <table:table-row table:style-name="ro168">
          <table:table-cell office:value-type="string" calcext:value-type="string">
            <text:p><text:span text:style-name="T545">rat_tail</text:span></text:p>
          </table:table-cell>
          <table:table-cell office:value-type="string" calcext:value-type="string">
            <text:p><text:span text:style-name="T546">Rat tail</text:span></text:p>
          </table:table-cell>
          <table:table-cell table:style-name="ce7" table:formula="of:=COUNTIF([loot.A:loot.A];[.A6])" office:value-type="float" calcext:value-type="float" office:value="0">
            <text:p>0</text:p>
          </table:table-cell>
          <table:table-cell office:value-type="string" calcext:value-type="string">
            <text:p><text:span text:style-name="T547">The tail of a rat, odly smooth.</text:span></text:p>
          </table:table-cell>
          <table:table-cell table:number-columns-repeated="1024"/>
        </table:table-row>
        <table:table-row table:style-name="ro169">
          <table:table-cell office:value-type="string" calcext:value-type="string">
            <text:p><text:span text:style-name="T548">rat_fur</text:span></text:p>
          </table:table-cell>
          <table:table-cell office:value-type="string" calcext:value-type="string">
            <text:p><text:span text:style-name="T549">Rat fur</text:span></text:p>
          </table:table-cell>
          <table:table-cell table:style-name="ce7" table:formula="of:=COUNTIF([loot.A:loot.A];[.A7])" office:value-type="float" calcext:value-type="float" office:value="0">
            <text:p>0</text:p>
          </table:table-cell>
          <table:table-cell office:value-type="string" calcext:value-type="string">
            <text:p><text:span text:style-name="T550">The fur of a rat, kinda soft.</text:span></text:p>
          </table:table-cell>
          <table:table-cell table:number-columns-repeated="1024"/>
        </table:table-row>
        <table:table-row table:style-name="ro170">
          <table:table-cell office:value-type="string" calcext:value-type="string">
            <text:p><text:span text:style-name="T551">rat_tooth</text:span></text:p>
          </table:table-cell>
          <table:table-cell office:value-type="string" calcext:value-type="string">
            <text:p><text:span text:style-name="T552">Rat tooth</text:span></text:p>
          </table:table-cell>
          <table:table-cell table:style-name="ce7" table:formula="of:=COUNTIF([loot.A:loot.A];[.A8])" office:value-type="float" calcext:value-type="float" office:value="0">
            <text:p>0</text:p>
          </table:table-cell>
          <table:table-cell office:value-type="string" calcext:value-type="string">
            <text:p><text:span text:style-name="T553">The tooth of a rat, why would you take this?</text:span></text:p>
          </table:table-cell>
          <table:table-cell table:number-columns-repeated="1024"/>
        </table:table-row>
        <table:table-row table:style-name="ro171">
          <table:table-cell office:value-type="string" calcext:value-type="string">
            <text:p><text:span text:style-name="T554">bark</text:span></text:p>
          </table:table-cell>
          <table:table-cell office:value-type="string" calcext:value-type="string">
            <text:p><text:span text:style-name="T555">Bark</text:span></text:p>
          </table:table-cell>
          <table:table-cell table:style-name="ce7" table:formula="of:=COUNTIF([loot.A:loot.A];[.A9])" office:value-type="float" calcext:value-type="float" office:value="0">
            <text:p>0</text:p>
          </table:table-cell>
          <table:table-cell office:value-type="string" calcext:value-type="string">
            <text:p><text:span text:style-name="T556">Some tree bark, wonder what this could be used for?</text:span></text:p>
          </table:table-cell>
          <table:table-cell table:number-columns-repeated="1024"/>
        </table:table-row>
        <table:table-row table:style-name="ro172">
          <table:table-cell office:value-type="string" calcext:value-type="string">
            <text:p><text:span text:style-name="T557">simple_wood</text:span></text:p>
          </table:table-cell>
          <table:table-cell office:value-type="string" calcext:value-type="string">
            <text:p><text:span text:style-name="T558">Simple wood</text:span></text:p>
          </table:table-cell>
          <table:table-cell table:style-name="ce7" table:formula="of:=COUNTIF([loot.A:loot.A];[.A10])" office:value-type="float" calcext:value-type="float" office:value="0">
            <text:p>0</text:p>
          </table:table-cell>
          <table:table-cell office:value-type="string" calcext:value-type="string">
            <text:p><text:span text:style-name="T559">Some simple wood, maybe make a wood sword with it?</text:span></text:p>
          </table:table-cell>
          <table:table-cell table:number-columns-repeated="1024"/>
        </table:table-row>
        <table:table-row table:style-name="ro173">
          <table:table-cell office:value-type="string" calcext:value-type="string">
            <text:p><text:span text:style-name="T560">grass_seeds</text:span></text:p>
          </table:table-cell>
          <table:table-cell office:value-type="string" calcext:value-type="string">
            <text:p><text:span text:style-name="T561">Grass seeds</text:span></text:p>
          </table:table-cell>
          <table:table-cell table:style-name="ce7" table:formula="of:=COUNTIF([loot.A:loot.A];[.A11])" office:value-type="float" calcext:value-type="float" office:value="0">
            <text:p>0</text:p>
          </table:table-cell>
          <table:table-cell office:value-type="string" calcext:value-type="string">
            <text:p><text:span text:style-name="T562">Grass seeds, maybe usefull if you had a backyard.</text:span></text:p>
          </table:table-cell>
          <table:table-cell table:number-columns-repeated="1024"/>
        </table:table-row>
        <table:table-row table:style-name="ro174">
          <table:table-cell office:value-type="string" calcext:value-type="string">
            <text:p><text:span text:style-name="T563">mushroom_seeds</text:span></text:p>
          </table:table-cell>
          <table:table-cell office:value-type="string" calcext:value-type="string">
            <text:p><text:span text:style-name="T564">Mushroom seeds</text:span></text:p>
          </table:table-cell>
          <table:table-cell table:style-name="ce7" table:formula="of:=COUNTIF([loot.A:loot.A];[.A12])" office:value-type="float" calcext:value-type="float" office:value="0">
            <text:p>0</text:p>
          </table:table-cell>
          <table:table-cell office:value-type="string" calcext:value-type="string">
            <text:p><text:span text:style-name="T565">Mushroom seeds, if only you had somewhere to plant this.</text:span></text:p>
          </table:table-cell>
          <table:table-cell table:number-columns-repeated="1024"/>
        </table:table-row>
        <table:table-row table:style-name="ro175">
          <table:table-cell office:value-type="string" calcext:value-type="string">
            <text:p><text:span text:style-name="T566">shroom_cap</text:span></text:p>
          </table:table-cell>
          <table:table-cell office:value-type="string" calcext:value-type="string">
            <text:p><text:span text:style-name="T567">Shroom cap</text:span></text:p>
          </table:table-cell>
          <table:table-cell table:style-name="ce7" table:formula="of:=COUNTIF([loot.A:loot.A];[.A13])" office:value-type="float" calcext:value-type="float" office:value="0">
            <text:p>0</text:p>
          </table:table-cell>
          <table:table-cell office:value-type="string" calcext:value-type="string">
            <text:p><text:span text:style-name="T568">A simple shroom cap, locals use it to make potions.</text:span></text:p>
          </table:table-cell>
          <table:table-cell table:number-columns-repeated="1024"/>
        </table:table-row>
        <table:table-row table:style-name="ro176">
          <table:table-cell office:value-type="string" calcext:value-type="string">
            <text:p><text:span text:style-name="T569">orange_mushroom_cap</text:span></text:p>
          </table:table-cell>
          <table:table-cell office:value-type="string" calcext:value-type="string">
            <text:p><text:span text:style-name="T570">Orange mushroom cap</text:span></text:p>
          </table:table-cell>
          <table:table-cell table:style-name="ce7" table:formula="of:=COUNTIF([loot.A:loot.A];[.A14])" office:value-type="float" calcext:value-type="float" office:value="0">
            <text:p>0</text:p>
          </table:table-cell>
          <table:table-cell office:value-type="string" calcext:value-type="string">
            <text:p><text:span text:style-name="T571">A orange mushroom cap.</text:span></text:p>
          </table:table-cell>
          <table:table-cell table:number-columns-repeated="1024"/>
        </table:table-row>
        <table:table-row table:style-name="ro177">
          <table:table-cell office:value-type="string" calcext:value-type="string">
            <text:p><text:span text:style-name="T572">spider_thread</text:span></text:p>
          </table:table-cell>
          <table:table-cell office:value-type="string" calcext:value-type="string">
            <text:p><text:span text:style-name="T573">Spider thread</text:span></text:p>
          </table:table-cell>
          <table:table-cell table:style-name="ce7" table:formula="of:=COUNTIF([loot.A:loot.A];[.A15])" office:value-type="float" calcext:value-type="float" office:value="0">
            <text:p>0</text:p>
          </table:table-cell>
          <table:table-cell office:value-type="string" calcext:value-type="string">
            <text:p><text:span text:style-name="T574">Spider thread, some say its stronger then steel.</text:span></text:p>
          </table:table-cell>
          <table:table-cell table:number-columns-repeated="1024"/>
        </table:table-row>
        <table:table-row table:style-name="ro178">
          <table:table-cell office:value-type="string" calcext:value-type="string">
            <text:p><text:span text:style-name="T575">spider_leg</text:span></text:p>
          </table:table-cell>
          <table:table-cell office:value-type="string" calcext:value-type="string">
            <text:p><text:span text:style-name="T576">Spider leg</text:span></text:p>
          </table:table-cell>
          <table:table-cell table:style-name="ce7" table:formula="of:=COUNTIF([loot.A:loot.A];[.A16])" office:value-type="float" calcext:value-type="float" office:value="0">
            <text:p>0</text:p>
          </table:table-cell>
          <table:table-cell office:value-type="string" calcext:value-type="string">
            <text:p><text:span text:style-name="T577">Spider leg, strangly hairy.</text:span></text:p>
          </table:table-cell>
          <table:table-cell table:number-columns-repeated="1024"/>
        </table:table-row>
        <table:table-row table:style-name="ro179">
          <table:table-cell office:value-type="string" calcext:value-type="string">
            <text:p><text:span text:style-name="T578">spider_eye</text:span></text:p>
          </table:table-cell>
          <table:table-cell office:value-type="string" calcext:value-type="string">
            <text:p><text:span text:style-name="T579">Spider eye</text:span></text:p>
          </table:table-cell>
          <table:table-cell table:style-name="ce7" table:formula="of:=COUNTIF([loot.A:loot.A];[.A17])" office:value-type="float" calcext:value-type="float" office:value="0">
            <text:p>0</text:p>
          </table:table-cell>
          <table:table-cell office:value-type="string" calcext:value-type="string">
            <text:p><text:span text:style-name="T580">Spider eye, almost like a black pearl.</text:span></text:p>
          </table:table-cell>
          <table:table-cell table:number-columns-repeated="1024"/>
        </table:table-row>
        <table:table-row table:style-name="ro180">
          <table:table-cell office:value-type="string" calcext:value-type="string">
            <text:p><text:span text:style-name="T581">green_sludge</text:span></text:p>
          </table:table-cell>
          <table:table-cell office:value-type="string" calcext:value-type="string">
            <text:p><text:span text:style-name="T582">Green sludge</text:span></text:p>
          </table:table-cell>
          <table:table-cell table:style-name="ce7" table:formula="of:=COUNTIF([loot.A:loot.A];[.A18])" office:value-type="float" calcext:value-type="float" office:value="0">
            <text:p>0</text:p>
          </table:table-cell>
          <table:table-cell office:value-type="string" calcext:value-type="string">
            <text:p><text:span text:style-name="T583">The sludge of a green slime.</text:span></text:p>
          </table:table-cell>
          <table:table-cell table:number-columns-repeated="1024"/>
        </table:table-row>
        <table:table-row table:style-name="ro181">
          <table:table-cell office:value-type="string" calcext:value-type="string">
            <text:p><text:span text:style-name="T584">green_slime_core</text:span></text:p>
          </table:table-cell>
          <table:table-cell office:value-type="string" calcext:value-type="string">
            <text:p><text:span text:style-name="T585">Green slime core</text:span></text:p>
          </table:table-cell>
          <table:table-cell table:style-name="ce7" table:formula="of:=COUNTIF([loot.A:loot.A];[.A19])" office:value-type="float" calcext:value-type="float" office:value="0">
            <text:p>0</text:p>
          </table:table-cell>
          <table:table-cell office:value-type="string" calcext:value-type="string">
            <text:p><text:span text:style-name="T586">The core of a green slime.</text:span></text:p>
          </table:table-cell>
          <table:table-cell table:number-columns-repeated="1024"/>
        </table:table-row>
        <table:table-row table:style-name="ro182">
          <table:table-cell office:value-type="string" calcext:value-type="string">
            <text:p><text:span text:style-name="T587">stone</text:span></text:p>
          </table:table-cell>
          <table:table-cell office:value-type="string" calcext:value-type="string">
            <text:p><text:span text:style-name="T588">Stone</text:span></text:p>
          </table:table-cell>
          <table:table-cell table:style-name="ce7" table:formula="of:=COUNTIF([loot.A:loot.A];[.A20])" office:value-type="float" calcext:value-type="float" office:value="0">
            <text:p>0</text:p>
          </table:table-cell>
          <table:table-cell office:value-type="string" calcext:value-type="string">
            <text:p><text:span text:style-name="T589">Its a stone, what did you expect a jade?</text:span></text:p>
          </table:table-cell>
          <table:table-cell table:number-columns-repeated="1024"/>
        </table:table-row>
        <table:table-row table:style-name="ro183">
          <table:table-cell office:value-type="string" calcext:value-type="string">
            <text:p><text:span text:style-name="T590">copper</text:span></text:p>
          </table:table-cell>
          <table:table-cell office:value-type="string" calcext:value-type="string">
            <text:p><text:span text:style-name="T591">Copper</text:span></text:p>
          </table:table-cell>
          <table:table-cell table:style-name="ce7" table:formula="of:=COUNTIF([loot.A:loot.A];[.A21])" office:value-type="float" calcext:value-type="float" office:value="0">
            <text:p>0</text:p>
          </table:table-cell>
          <table:table-cell office:value-type="string" calcext:value-type="string">
            <text:p><text:span text:style-name="T592">Copper some of it is green from oxidation.</text:span></text:p>
          </table:table-cell>
          <table:table-cell table:number-columns-repeated="1024"/>
        </table:table-row>
        <table:table-row table:style-name="ro184">
          <table:table-cell office:value-type="string" calcext:value-type="string">
            <text:p><text:span text:style-name="T593">pig_leather</text:span></text:p>
          </table:table-cell>
          <table:table-cell office:value-type="string" calcext:value-type="string">
            <text:p><text:span text:style-name="T594">Pig leather</text:span></text:p>
          </table:table-cell>
          <table:table-cell table:style-name="ce7" table:formula="of:=COUNTIF([loot.A:loot.A];[.A22])" office:value-type="float" calcext:value-type="float" office:value="0">
            <text:p>0</text:p>
          </table:table-cell>
          <table:table-cell office:value-type="string" calcext:value-type="string">
            <text:p><text:span text:style-name="T595">The leather of a pig, maybe make some armor with it?</text:span></text:p>
          </table:table-cell>
          <table:table-cell table:number-columns-repeated="1024"/>
        </table:table-row>
        <table:table-row table:style-name="ro185">
          <table:table-cell office:value-type="string" calcext:value-type="string">
            <text:p><text:span text:style-name="T596">pig_tail</text:span></text:p>
          </table:table-cell>
          <table:table-cell office:value-type="string" calcext:value-type="string">
            <text:p><text:span text:style-name="T597">Pig tail</text:span></text:p>
          </table:table-cell>
          <table:table-cell table:style-name="ce7" table:formula="of:=COUNTIF([loot.A:loot.A];[.A23])" office:value-type="float" calcext:value-type="float" office:value="0">
            <text:p>0</text:p>
          </table:table-cell>
          <table:table-cell office:value-type="string" calcext:value-type="string">
            <text:p><text:span text:style-name="T598">The tail of a pig.</text:span></text:p>
          </table:table-cell>
          <table:table-cell table:number-columns-repeated="1024"/>
        </table:table-row>
        <table:table-row table:style-name="ro186">
          <table:table-cell office:value-type="string" calcext:value-type="string">
            <text:p><text:span text:style-name="T599">red_mushroom_cap</text:span></text:p>
          </table:table-cell>
          <table:table-cell office:value-type="string" calcext:value-type="string">
            <text:p><text:span text:style-name="T600">Red mushroom cap</text:span></text:p>
          </table:table-cell>
          <table:table-cell table:style-name="ce7" table:formula="of:=COUNTIF([loot.A:loot.A];[.A24])" office:value-type="float" calcext:value-type="float" office:value="0">
            <text:p>0</text:p>
          </table:table-cell>
          <table:table-cell office:value-type="string" calcext:value-type="string">
            <text:p><text:span text:style-name="T601">A red mushroom cap, maybe this is also some alchemy ingredient.</text:span></text:p>
          </table:table-cell>
          <table:table-cell table:number-columns-repeated="1024"/>
        </table:table-row>
        <table:table-row table:style-name="ro187">
          <table:table-cell office:value-type="string" calcext:value-type="string">
            <text:p><text:span text:style-name="T602">blue_sludge</text:span></text:p>
          </table:table-cell>
          <table:table-cell office:value-type="string" calcext:value-type="string">
            <text:p><text:span text:style-name="T603">Blue sludge</text:span></text:p>
          </table:table-cell>
          <table:table-cell table:style-name="ce7" table:formula="of:=COUNTIF([loot.A:loot.A];[.A25])" office:value-type="float" calcext:value-type="float" office:value="0">
            <text:p>0</text:p>
          </table:table-cell>
          <table:table-cell office:value-type="string" calcext:value-type="string">
            <text:p><text:span text:style-name="T604">The sludge of a blue slime.</text:span></text:p>
          </table:table-cell>
          <table:table-cell table:number-columns-repeated="1024"/>
        </table:table-row>
        <table:table-row table:style-name="ro188">
          <table:table-cell office:value-type="string" calcext:value-type="string">
            <text:p><text:span text:style-name="T605">blue_slime_core</text:span></text:p>
          </table:table-cell>
          <table:table-cell office:value-type="string" calcext:value-type="string">
            <text:p><text:span text:style-name="T606">Blue slime core</text:span></text:p>
          </table:table-cell>
          <table:table-cell table:style-name="ce7" table:formula="of:=COUNTIF([loot.A:loot.A];[.A26])" office:value-type="float" calcext:value-type="float" office:value="0">
            <text:p>0</text:p>
          </table:table-cell>
          <table:table-cell office:value-type="string" calcext:value-type="string">
            <text:p><text:span text:style-name="T607">The core of a blue slime.</text:span></text:p>
          </table:table-cell>
          <table:table-cell table:number-columns-repeated="1024"/>
        </table:table-row>
        <table:table-row table:style-name="ro189">
          <table:table-cell office:value-type="string" calcext:value-type="string">
            <text:p><text:span text:style-name="T608">blue_mushroom_cap</text:span></text:p>
          </table:table-cell>
          <table:table-cell office:value-type="string" calcext:value-type="string">
            <text:p><text:span text:style-name="T609">Blue muchroom cap</text:span></text:p>
          </table:table-cell>
          <table:table-cell table:style-name="ce7" table:formula="of:=COUNTIF([loot.A:loot.A];[.A27])" office:value-type="float" calcext:value-type="float" office:value="0">
            <text:p>0</text:p>
          </table:table-cell>
          <table:table-cell office:value-type="string" calcext:value-type="string">
            <text:p><text:span text:style-name="T610">A blue mushroom cap.</text:span></text:p>
          </table:table-cell>
          <table:table-cell table:number-columns-repeated="1024"/>
        </table:table-row>
        <table:table-row table:style-name="ro190">
          <table:table-cell office:value-type="string" calcext:value-type="string">
            <text:p><text:span text:style-name="T611">red_sludge</text:span></text:p>
          </table:table-cell>
          <table:table-cell office:value-type="string" calcext:value-type="string">
            <text:p><text:span text:style-name="T612">Red sludge</text:span></text:p>
          </table:table-cell>
          <table:table-cell table:style-name="ce7" table:formula="of:=COUNTIF([loot.A:loot.A];[.A28])" office:value-type="float" calcext:value-type="float" office:value="0">
            <text:p>0</text:p>
          </table:table-cell>
          <table:table-cell office:value-type="string" calcext:value-type="string">
            <text:p><text:span text:style-name="T613">The sludge of a red slime.</text:span></text:p>
          </table:table-cell>
          <table:table-cell table:number-columns-repeated="1024"/>
        </table:table-row>
        <table:table-row table:style-name="ro191">
          <table:table-cell office:value-type="string" calcext:value-type="string">
            <text:p><text:span text:style-name="T614">red_slime_core</text:span></text:p>
          </table:table-cell>
          <table:table-cell office:value-type="string" calcext:value-type="string">
            <text:p><text:span text:style-name="T615">Red slime core</text:span></text:p>
          </table:table-cell>
          <table:table-cell table:style-name="ce7" table:formula="of:=COUNTIF([loot.A:loot.A];[.A29])" office:value-type="float" calcext:value-type="float" office:value="0">
            <text:p>0</text:p>
          </table:table-cell>
          <table:table-cell office:value-type="string" calcext:value-type="string">
            <text:p><text:span text:style-name="T616">The core of a red slime.</text:span></text:p>
          </table:table-cell>
          <table:table-cell table:number-columns-repeated="1024"/>
        </table:table-row>
        <table:table-row table:style-name="ro192">
          <table:table-cell office:value-type="string" calcext:value-type="string">
            <text:p><text:span text:style-name="T617">spiky_mushroom_cap</text:span></text:p>
          </table:table-cell>
          <table:table-cell office:value-type="string" calcext:value-type="string">
            <text:p><text:span text:style-name="T618">Spiky mushroom cap</text:span></text:p>
          </table:table-cell>
          <table:table-cell table:style-name="ce7" table:formula="of:=COUNTIF([loot.A:loot.A];[.A30])" office:value-type="float" calcext:value-type="float" office:value="0">
            <text:p>0</text:p>
          </table:table-cell>
          <table:table-cell office:value-type="string" calcext:value-type="string">
            <text:p><text:span text:style-name="T619">A grey spicky mushroom cap, careful handeling it.</text:span></text:p>
          </table:table-cell>
          <table:table-cell table:number-columns-repeated="1024"/>
        </table:table-row>
        <table:table-row table:style-name="ro193">
          <table:table-cell office:value-type="string" calcext:value-type="string">
            <text:p><text:span text:style-name="T620">tattered_cloth</text:span></text:p>
          </table:table-cell>
          <table:table-cell office:value-type="string" calcext:value-type="string">
            <text:p><text:span text:style-name="T621">Tattered cloth</text:span></text:p>
          </table:table-cell>
          <table:table-cell table:style-name="ce7" table:formula="of:=COUNTIF([loot.A:loot.A];[.A31])" office:value-type="float" calcext:value-type="float" office:value="0">
            <text:p>0</text:p>
          </table:table-cell>
          <table:table-cell office:value-type="string" calcext:value-type="string">
            <text:p><text:span text:style-name="T622">A tattered cloth, rough to the touch and a lot of holes.</text:span></text:p>
          </table:table-cell>
          <table:table-cell table:number-columns-repeated="1024"/>
        </table:table-row>
        <table:table-row table:style-name="ro194">
          <table:table-cell office:value-type="string" calcext:value-type="string">
            <text:p><text:span text:style-name="T623">simple_cloth</text:span></text:p>
          </table:table-cell>
          <table:table-cell office:value-type="string" calcext:value-type="string">
            <text:p><text:span text:style-name="T624">Simple cloth</text:span></text:p>
          </table:table-cell>
          <table:table-cell table:style-name="ce7" table:formula="of:=COUNTIF([loot.A:loot.A];[.A32])" office:value-type="float" calcext:value-type="float" office:value="0">
            <text:p>0</text:p>
          </table:table-cell>
          <table:table-cell office:value-type="string" calcext:value-type="string">
            <text:p><text:span text:style-name="T625">A simple cloth, a little prickly.</text:span></text:p>
          </table:table-cell>
          <table:table-cell table:number-columns-repeated="1024"/>
        </table:table-row>
        <table:table-row table:style-name="ro195">
          <table:table-cell office:value-type="string" calcext:value-type="string">
            <text:p><text:span text:style-name="T626">cloth</text:span></text:p>
          </table:table-cell>
          <table:table-cell office:value-type="string" calcext:value-type="string">
            <text:p><text:span text:style-name="T627">Cloth</text:span></text:p>
          </table:table-cell>
          <table:table-cell table:style-name="ce7" table:formula="of:=COUNTIF([loot.A:loot.A];[.A33])" office:value-type="float" calcext:value-type="float" office:value="0">
            <text:p>0</text:p>
          </table:table-cell>
          <table:table-cell office:value-type="string" calcext:value-type="string">
            <text:p><text:span text:style-name="T628">Cloth soft to the touch.</text:span></text:p>
          </table:table-cell>
          <table:table-cell table:number-columns-repeated="1024"/>
        </table:table-row>
        <table:table-row table:style-name="ro196">
          <table:table-cell office:value-type="string" calcext:value-type="string">
            <text:p><text:span text:style-name="T629">strange_eye</text:span></text:p>
          </table:table-cell>
          <table:table-cell office:value-type="string" calcext:value-type="string">
            <text:p><text:span text:style-name="T630">Strange eye</text:span></text:p>
          </table:table-cell>
          <table:table-cell table:style-name="ce7" table:formula="of:=COUNTIF([loot.A:loot.A];[.A34])" office:value-type="float" calcext:value-type="float" office:value="0">
            <text:p>0</text:p>
          </table:table-cell>
          <table:table-cell office:value-type="string" calcext:value-type="string">
            <text:p><text:span text:style-name="T631">A strange eye, it keeps looking at you.</text:span></text:p>
          </table:table-cell>
          <table:table-cell table:number-columns-repeated="1024"/>
        </table:table-row>
        <table:table-row table:style-name="ro197">
          <table:table-cell office:value-type="string" calcext:value-type="string">
            <text:p><text:span text:style-name="T632">strange_tail</text:span></text:p>
          </table:table-cell>
          <table:table-cell office:value-type="string" calcext:value-type="string">
            <text:p><text:span text:style-name="T633">Strange tail</text:span></text:p>
          </table:table-cell>
          <table:table-cell table:style-name="ce7" table:formula="of:=COUNTIF([loot.A:loot.A];[.A35])" office:value-type="float" calcext:value-type="float" office:value="0">
            <text:p>0</text:p>
          </table:table-cell>
          <table:table-cell office:value-type="string" calcext:value-type="string">
            <text:p><text:span text:style-name="T634">A strange tail, did it just move?</text:span></text:p>
          </table:table-cell>
          <table:table-cell table:number-columns-repeated="1024"/>
        </table:table-row>
        <table:table-row table:style-name="ro198">
          <table:table-cell office:value-type="string" calcext:value-type="string">
            <text:p><text:span text:style-name="T635">simple_bone</text:span></text:p>
          </table:table-cell>
          <table:table-cell office:value-type="string" calcext:value-type="string">
            <text:p><text:span text:style-name="T636">Simple bone</text:span></text:p>
          </table:table-cell>
          <table:table-cell table:style-name="ce7" table:formula="of:=COUNTIF([loot.A:loot.A];[.A36])" office:value-type="float" calcext:value-type="float" office:value="0">
            <text:p>0</text:p>
          </table:table-cell>
          <table:table-cell office:value-type="string" calcext:value-type="string">
            <text:p><text:span text:style-name="T637">The simple bone of some animal... i hope.</text:span></text:p>
          </table:table-cell>
          <table:table-cell table:number-columns-repeated="1024"/>
        </table:table-row>
        <table:table-row table:style-name="ro199">
          <table:table-cell office:value-type="string" calcext:value-type="string">
            <text:p><text:span text:style-name="T638">small_skull</text:span></text:p>
          </table:table-cell>
          <table:table-cell office:value-type="string" calcext:value-type="string">
            <text:p><text:span text:style-name="T639">Small skull</text:span></text:p>
          </table:table-cell>
          <table:table-cell table:style-name="ce7" table:formula="of:=COUNTIF([loot.A:loot.A];[.A37])" office:value-type="float" calcext:value-type="float" office:value="0">
            <text:p>0</text:p>
          </table:table-cell>
          <table:table-cell office:value-type="string" calcext:value-type="string">
            <text:p><text:span text:style-name="T640">The small skull of some creature.</text:span></text:p>
          </table:table-cell>
          <table:table-cell table:number-columns-repeated="1024"/>
        </table:table-row>
        <table:table-row table:style-name="ro200">
          <table:table-cell office:value-type="string" calcext:value-type="string">
            <text:p><text:span text:style-name="T641">skull</text:span></text:p>
          </table:table-cell>
          <table:table-cell office:value-type="string" calcext:value-type="string">
            <text:p><text:span text:style-name="T642">Skull</text:span></text:p>
          </table:table-cell>
          <table:table-cell table:style-name="ce7" table:formula="of:=COUNTIF([loot.A:loot.A];[.A38])" office:value-type="float" calcext:value-type="float" office:value="0">
            <text:p>0</text:p>
          </table:table-cell>
          <table:table-cell office:value-type="string" calcext:value-type="string">
            <text:p><text:span text:style-name="T643">The skull of some poor soul.</text:span></text:p>
          </table:table-cell>
          <table:table-cell table:number-columns-repeated="1024"/>
        </table:table-row>
        <table:table-row table:style-name="ro201">
          <table:table-cell office:value-type="string" calcext:value-type="string">
            <text:p><text:span text:style-name="T644">bone</text:span></text:p>
          </table:table-cell>
          <table:table-cell office:value-type="string" calcext:value-type="string">
            <text:p><text:span text:style-name="T645">Bone</text:span></text:p>
          </table:table-cell>
          <table:table-cell table:style-name="ce7" table:formula="of:=COUNTIF([loot.A:loot.A];[.A39])" office:value-type="float" calcext:value-type="float" office:value="0">
            <text:p>0</text:p>
          </table:table-cell>
          <table:table-cell office:value-type="string" calcext:value-type="string">
            <text:p><text:span text:style-name="T646">The bone of some poor soul.</text:span></text:p>
          </table:table-cell>
          <table:table-cell table:number-columns-repeated="1024"/>
        </table:table-row>
        <table:table-row table:style-name="ro202">
          <table:table-cell office:value-type="string" calcext:value-type="string">
            <text:p><text:span text:style-name="T647">mana_crystal</text:span></text:p>
          </table:table-cell>
          <table:table-cell office:value-type="string" calcext:value-type="string">
            <text:p><text:span text:style-name="T648">Mana crystal</text:span></text:p>
          </table:table-cell>
          <table:table-cell table:style-name="ce7" table:formula="of:=COUNTIF([loot.A:loot.A];[.A40])" office:value-type="float" calcext:value-type="float" office:value="0">
            <text:p>0</text:p>
          </table:table-cell>
          <table:table-cell office:value-type="string" calcext:value-type="string">
            <text:p><text:span text:style-name="T649">A mana crystal, it has a soft blue glow.</text:span></text:p>
          </table:table-cell>
          <table:table-cell table:number-columns-repeated="1024"/>
        </table:table-row>
        <table:table-row table:style-name="ro203">
          <table:table-cell office:value-type="string" calcext:value-type="string">
            <text:p><text:span text:style-name="T650">hard_mushroom_cap</text:span></text:p>
          </table:table-cell>
          <table:table-cell office:value-type="string" calcext:value-type="string">
            <text:p><text:span text:style-name="T651">Hard mushroom cap</text:span></text:p>
          </table:table-cell>
          <table:table-cell table:style-name="ce7" table:formula="of:=COUNTIF([loot.A:loot.A];[.A41])" office:value-type="float" calcext:value-type="float" office:value="0">
            <text:p>0</text:p>
          </table:table-cell>
          <table:table-cell office:value-type="string" calcext:value-type="string">
            <text:p><text:span text:style-name="T652">A hard mushroom cap, has a orange hue to it.</text:span></text:p>
          </table:table-cell>
          <table:table-cell table:number-columns-repeated="1024"/>
        </table:table-row>
        <table:table-row table:style-name="ro204">
          <table:table-cell office:value-type="string" calcext:value-type="string">
            <text:p><text:span text:style-name="T653">grey_mushroom_cap</text:span></text:p>
          </table:table-cell>
          <table:table-cell office:value-type="string" calcext:value-type="string">
            <text:p><text:span text:style-name="T654">Grey mushroom cap</text:span></text:p>
          </table:table-cell>
          <table:table-cell table:style-name="ce7" table:formula="of:=COUNTIF([loot.A:loot.A];[.A42])" office:value-type="float" calcext:value-type="float" office:value="0">
            <text:p>0</text:p>
          </table:table-cell>
          <table:table-cell office:value-type="string" calcext:value-type="string">
            <text:p><text:span text:style-name="T655">A grey mushroom cap, soft and smooth.</text:span></text:p>
          </table:table-cell>
          <table:table-cell table:number-columns-repeated="1024"/>
        </table:table-row>
        <table:table-row table:style-name="ro205">
          <table:table-cell office:value-type="string" calcext:value-type="string">
            <text:p><text:span text:style-name="T656">purple_mushroom_cap</text:span></text:p>
          </table:table-cell>
          <table:table-cell office:value-type="string" calcext:value-type="string">
            <text:p><text:span text:style-name="T657">Purple mushroom cap</text:span></text:p>
          </table:table-cell>
          <table:table-cell table:style-name="ce7" table:formula="of:=COUNTIF([loot.A:loot.A];[.A43])" office:value-type="float" calcext:value-type="float" office:value="0">
            <text:p>0</text:p>
          </table:table-cell>
          <table:table-cell office:value-type="string" calcext:value-type="string">
            <text:p><text:span text:style-name="T658">A purple mushroom cap, it has a subtle glow.</text:span></text:p>
          </table:table-cell>
          <table:table-cell table:number-columns-repeated="1024"/>
        </table:table-row>
        <table:table-row table:style-name="ro206">
          <table:table-cell office:value-type="string" calcext:value-type="string">
            <text:p><text:span text:style-name="T659">yellow_mushroom_cap</text:span></text:p>
          </table:table-cell>
          <table:table-cell office:value-type="string" calcext:value-type="string">
            <text:p><text:span text:style-name="T660">Yellow mushroom cap</text:span></text:p>
          </table:table-cell>
          <table:table-cell table:style-name="ce7" table:formula="of:=COUNTIF([loot.A:loot.A];[.A44])" office:value-type="float" calcext:value-type="float" office:value="0">
            <text:p>0</text:p>
          </table:table-cell>
          <table:table-cell office:value-type="string" calcext:value-type="string">
            <text:p><text:span text:style-name="T661">A yellow mushroom cap, that definitely glows.</text:span></text:p>
          </table:table-cell>
          <table:table-cell table:number-columns-repeated="1024"/>
        </table:table-row>
        <table:table-row table:style-name="ro207">
          <table:table-cell office:value-type="string" calcext:value-type="string">
            <text:p><text:span text:style-name="T662">rotten_mushroom_cap</text:span></text:p>
          </table:table-cell>
          <table:table-cell office:value-type="string" calcext:value-type="string">
            <text:p><text:span text:style-name="T663">Rotten mushroom cap</text:span></text:p>
          </table:table-cell>
          <table:table-cell table:style-name="ce7" table:formula="of:=COUNTIF([loot.A:loot.A];[.A45])" office:value-type="float" calcext:value-type="float" office:value="0">
            <text:p>0</text:p>
          </table:table-cell>
          <table:table-cell office:value-type="string" calcext:value-type="string">
            <text:p><text:span text:style-name="T664">A rotten mushroom cap, all mushy and stinks.</text:span></text:p>
          </table:table-cell>
          <table:table-cell table:number-columns-repeated="1024"/>
        </table:table-row>
        <table:table-row table:style-name="ro208">
          <table:table-cell office:value-type="string" calcext:value-type="string">
            <text:p><text:span text:style-name="T665">fairy_wings</text:span></text:p>
          </table:table-cell>
          <table:table-cell office:value-type="string" calcext:value-type="string">
            <text:p><text:span text:style-name="T666">Fairy wings</text:span></text:p>
          </table:table-cell>
          <table:table-cell table:style-name="ce7" table:formula="of:=COUNTIF([loot.A:loot.A];[.A46])" office:value-type="float" calcext:value-type="float" office:value="0">
            <text:p>0</text:p>
          </table:table-cell>
          <table:table-cell office:value-type="string" calcext:value-type="string">
            <text:p><text:span text:style-name="T667">The wings of a fairy, some glitter keeps falling of it? Its everywhere!</text:span></text:p>
          </table:table-cell>
          <table:table-cell table:number-columns-repeated="1024"/>
        </table:table-row>
        <table:table-row table:style-name="ro209">
          <table:table-cell office:value-type="string" calcext:value-type="string">
            <text:p><text:span text:style-name="T668">fairy_dust</text:span></text:p>
          </table:table-cell>
          <table:table-cell office:value-type="string" calcext:value-type="string">
            <text:p><text:span text:style-name="T669">Fairy dust</text:span></text:p>
          </table:table-cell>
          <table:table-cell table:style-name="ce7" table:formula="of:=COUNTIF([loot.A:loot.A];[.A47])" office:value-type="float" calcext:value-type="float" office:value="0">
            <text:p>0</text:p>
          </table:table-cell>
          <table:table-cell office:value-type="string" calcext:value-type="string">
            <text:p><text:span text:style-name="T670">The dust of a fairy, keep it in a bag or it will be everywhere!</text:span></text:p>
          </table:table-cell>
          <table:table-cell table:number-columns-repeated="1024"/>
        </table:table-row>
        <table:table-row table:style-name="ro210">
          <table:table-cell office:value-type="string" calcext:value-type="string">
            <text:p><text:span text:style-name="T671">hard_bone</text:span></text:p>
          </table:table-cell>
          <table:table-cell office:value-type="string" calcext:value-type="string">
            <text:p><text:span text:style-name="T672">Hard bone</text:span></text:p>
          </table:table-cell>
          <table:table-cell table:style-name="ce7" table:formula="of:=COUNTIF([loot.A:loot.A];[.A48])" office:value-type="float" calcext:value-type="float" office:value="0">
            <text:p>0</text:p>
          </table:table-cell>
          <table:table-cell office:value-type="string" calcext:value-type="string">
            <text:p><text:span text:style-name="T673">The femur of some creature.</text:span></text:p>
          </table:table-cell>
          <table:table-cell table:number-columns-repeated="1024"/>
        </table:table-row>
        <table:table-row table:style-name="ro211">
          <table:table-cell office:value-type="string" calcext:value-type="string">
            <text:p><text:span text:style-name="T674">tutorial_quest_item_1</text:span></text:p>
          </table:table-cell>
          <table:table-cell office:value-type="string" calcext:value-type="string">
            <text:p><text:span text:style-name="T675">Mouse corpse</text:span></text:p>
          </table:table-cell>
          <table:table-cell table:style-name="ce7" table:formula="of:=COUNTIF([loot.A:loot.A];[.A49])" office:value-type="float" calcext:value-type="float" office:value="1">
            <text:p>1</text:p>
          </table:table-cell>
          <table:table-cell office:value-type="string" calcext:value-type="string">
            <text:p><text:span text:style-name="T676">I wonder what they need a mouse for.</text:span></text:p>
          </table:table-cell>
          <table:table-cell table:number-columns-repeated="1024"/>
        </table:table-row>
        <table:table-row table:style-name="ro212">
          <table:table-cell table:number-columns-repeated="1024"/>
        </table:table-row>
        <table:table-row table:style-name="ro213">
          <table:table-cell table:number-columns-repeated="1024"/>
        </table:table-row>
        <table:table-row table:number-rows-repeated="13" table:style-name="ro162">
          <table:table-cell table:number-columns-repeated="1024"/>
        </table:table-row>
      </table:table>
      <table:table table:name="loot" table:style-name="ta5">
        <table:shapes>
          <draw:frame draw:name="Text Frame 1" draw:style-name="gr2" svg:width="7.312cm" svg:height="6.946cm" svg:x="21.87cm" svg:y="2.019cm">
            <draw:text-box fo:min-height="6.946cm">
              <text:p text:style-name="P1"><text:span text:style-name="T1124">=IFERROR(<text:s text:c="2"/>IFERROR(<text:s text:c="3"/>VLOOKUP(</text:span><text:span text:style-name="T1125">A2</text:span><text:span text:style-name="T1126">, </text:span><text:span text:style-name="T1127">items_equipment.A:B</text:span><text:span text:style-name="T1128">, 2, 0),<text:s text:c="3"/>VLOOKUP(</text:span><text:span text:style-name="T1129">A2</text:span><text:span text:style-name="T1130">, </text:span><text:span text:style-name="T1131">items_misc.A:B</text:span><text:span text:style-name="T1132">, 2, 0)<text:s text:c="3"/>),<text:s text:c="2"/>VLOOKUP(</text:span><text:span text:style-name="T1133">A2</text:span><text:span text:style-name="T1134">, </text:span><text:span text:style-name="T1135">items_consumable.A:B</text:span><text:span text:style-name="T1136">, 2, 0)<text:s text:c="2"/>)</text:span></text:p>
              <text:p text:style-name="P2"><text:span/></text:p>
            </draw:text-box>
          </draw:frame>
        </table:shapes>
        <table:table-column table:style-name="co49" table:default-cell-style-name="Default"/>
        <table:table-header-columns/>
        <table:table-column table:style-name="co50" table:default-cell-style-name="Default"/>
        <table:table-header-columns/>
        <table:table-column table:style-name="co51" table:default-cell-style-name="ce3"/>
        <table:table-header-columns/>
        <table:table-column table:style-name="co52" table:default-cell-style-name="Default"/>
        <table:table-header-columns/>
        <table:table-column table:style-name="co53" table:default-cell-style-name="ce34"/>
        <table:table-header-columns/>
        <table:table-column table:number-columns-repeated="1018" table:style-name="co54" table:default-cell-style-name="Default"/>
        <table:table-header-columns/>
        <table:table-column table:number-columns-repeated="101" table:style-name="co55" table:default-cell-style-name="Default"/>
        <table:table-header-columns/>
        <table:table-column table:style-name="co48" table:default-cell-style-name="Default"/>
        <table:table-header-columns/>
        <table:table-row table:style-name="ro215">
          <table:table-cell office:value-type="string" calcext:value-type="string">
            <text:p><text:span text:style-name="T677">item_id</text:span></text:p>
          </table:table-cell>
          <table:table-cell table:style-name="ce35" office:value-type="string" calcext:value-type="string">
            <text:p><text:span text:style-name="T678">FOUND</text:span></text:p>
          </table:table-cell>
          <table:table-cell office:value-type="string" calcext:value-type="string">
            <text:p>enemy_id</text:p>
          </table:table-cell>
          <table:table-cell table:style-name="ce35" office:value-type="string" calcext:value-type="string">
            <text:p><text:span text:style-name="T679">FOUND</text:span></text:p>
          </table:table-cell>
          <table:table-cell office:value-type="string" calcext:value-type="string">
            <text:p>drop_rate</text:p>
          </table:table-cell>
          <table:table-cell table:style-name="ce7" office:value-type="string" calcext:value-type="string">
            <text:p><text:span text:style-name="T680">ENEMY LVL</text:span></text:p>
          </table:table-cell>
          <table:table-cell table:number-columns-repeated="1024"/>
        </table:table-row>
        <table:table-row table:style-name="ro216">
          <table:table-cell office:value-type="string" calcext:value-type="string">
            <text:p><text:span text:style-name="T681">blue potion</text:span></text:p>
          </table:table-cell>
          <table:table-cell table:style-name="ce35" table:formula="of:=IFERROR(IFERROR(VLOOKUP([.A2];[items_equipment.A:items_equipment.B];2;0);VLOOKUP([.A2];[$items_misc.A$1:$items_misc.B$1048576];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35" table:formula="of:=VLOOKUP([.C2];[$enemies.A$1:$enemies.B$1048576];2;0)" office:value-type="string" calcext:value-type="string" office:string-value="Rat">
            <text:p>Rat</text:p>
          </table:table-cell>
          <table:table-cell office:value-type="float" calcext:value-type="float" office:value="0.01">
            <text:p>0.01</text:p>
          </table:table-cell>
          <table:table-cell table:style-name="ce36" table:formula="of:=IFERROR(VLOOKUP([.C2];[$enemies.A$1:$enemies.L$1048576];12;0);&quot;&quot;)" office:value-type="float" calcext:value-type="float" office:value="1">
            <text:p>1</text:p>
          </table:table-cell>
          <table:table-cell table:number-columns-repeated="1024"/>
        </table:table-row>
        <table:table-row table:style-name="ro217">
          <table:table-cell office:value-type="string" calcext:value-type="string">
            <text:p><text:span text:style-name="T682">flow body 1</text:span></text:p>
          </table:table-cell>
          <table:table-cell table:style-name="ce35" table:formula="of:=IFERROR(IFERROR(VLOOKUP([.A3];[items_equipment.A:items_equipment.B];2;0);VLOOKUP([.A3];[items_misc.A:items_misc.B];2;0));VLOOKUP([.A3];[items_consumable.A:items_consumable.B];2;0))" office:value-type="string" calcext:value-type="string" office:string-value="Ragged shirt">
            <text:p>Ragged shirt</text:p>
          </table:table-cell>
          <table:table-cell office:value-type="string" calcext:value-type="string">
            <text:p>rat</text:p>
          </table:table-cell>
          <table:table-cell table:style-name="ce35" table:formula="of:=VLOOKUP([.C3];[enemies.A:enemies.B];2;0)" office:value-type="string" calcext:value-type="string" office:string-value="Rat">
            <text:p>Rat</text:p>
          </table:table-cell>
          <table:table-cell office:value-type="float" calcext:value-type="float" office:value="0.01">
            <text:p>0.01</text:p>
          </table:table-cell>
          <table:table-cell table:style-name="ce36" table:formula="of:=IFERROR(VLOOKUP([.C3];[enemies.A:enemies.L];12;0);&quot;&quot;)" office:value-type="float" calcext:value-type="float" office:value="1">
            <text:p>1</text:p>
          </table:table-cell>
          <table:table-cell table:number-columns-repeated="1024"/>
        </table:table-row>
        <table:table-row table:style-name="ro218">
          <table:table-cell office:value-type="string" calcext:value-type="string">
            <text:p><text:span text:style-name="T683">flow head 1</text:span></text:p>
          </table:table-cell>
          <table:table-cell table:style-name="ce35" table:formula="of:=IFERROR(IFERROR(VLOOKUP([.A4];[items_equipment.A:items_equipment.B];2;0);VLOOKUP([.A4];[items_misc.A:items_misc.B];2;0));VLOOKUP([.A4];[items_consumable.A:items_consumable.B];2;0))" office:value-type="string" calcext:value-type="string" office:string-value="Ragged hood">
            <text:p>Ragged hood</text:p>
          </table:table-cell>
          <table:table-cell office:value-type="string" calcext:value-type="string">
            <text:p>rat</text:p>
          </table:table-cell>
          <table:table-cell table:style-name="ce35" table:formula="of:=VLOOKUP([.C4];[enemies.A:enemies.B];2;0)" office:value-type="string" calcext:value-type="string" office:string-value="Rat">
            <text:p>Rat</text:p>
          </table:table-cell>
          <table:table-cell office:value-type="float" calcext:value-type="float" office:value="0.01">
            <text:p>0.01</text:p>
          </table:table-cell>
          <table:table-cell table:style-name="ce36" table:formula="of:=IFERROR(VLOOKUP([.C4];[enemies.A:enemies.L];12;0);&quot;&quot;)" office:value-type="float" calcext:value-type="float" office:value="1">
            <text:p>1</text:p>
          </table:table-cell>
          <table:table-cell table:number-columns-repeated="1024"/>
        </table:table-row>
        <table:table-row table:style-name="ro219">
          <table:table-cell office:value-type="string" calcext:value-type="string">
            <text:p><text:span text:style-name="T684">flow trinket 1</text:span></text:p>
          </table:table-cell>
          <table:table-cell table:style-name="ce35" table:formula="of:=IFERROR(IFERROR(VLOOKUP([.A5];[items_equipment.A:items_equipment.B];2;0);VLOOKUP([.A5];[items_misc.A:items_misc.B];2;0));VLOOKUP([.A5];[items_consumable.A:items_consumable.B];2;0))" office:value-type="string" calcext:value-type="string" office:string-value="Pocket knife">
            <text:p>Pocket knife</text:p>
          </table:table-cell>
          <table:table-cell office:value-type="string" calcext:value-type="string">
            <text:p>rat</text:p>
          </table:table-cell>
          <table:table-cell table:style-name="ce35" table:formula="of:=VLOOKUP([.C5];[enemies.A:enemies.B];2;0)" office:value-type="string" calcext:value-type="string" office:string-value="Rat">
            <text:p>Rat</text:p>
          </table:table-cell>
          <table:table-cell office:value-type="float" calcext:value-type="float" office:value="0.01">
            <text:p>0.01</text:p>
          </table:table-cell>
          <table:table-cell table:style-name="ce36" table:formula="of:=IFERROR(VLOOKUP([.C5];[enemies.A:enemies.L];12;0);&quot;&quot;)" office:value-type="float" calcext:value-type="float" office:value="1">
            <text:p>1</text:p>
          </table:table-cell>
          <table:table-cell table:number-columns-repeated="1024"/>
        </table:table-row>
        <table:table-row table:style-name="ro220">
          <table:table-cell office:value-type="string" calcext:value-type="string">
            <text:p><text:span text:style-name="T685">flow weapon 1</text:span></text:p>
          </table:table-cell>
          <table:table-cell table:style-name="ce35" table:formula="of:=IFERROR(IFERROR(VLOOKUP([.A6];[items_equipment.A:items_equipment.B];2;0);VLOOKUP([.A6];[items_misc.A:items_misc.B];2;0));VLOOKUP([.A6];[items_consumable.A:items_consumable.B];2;0))" office:value-type="string" calcext:value-type="string" office:string-value="Dirk">
            <text:p>Dirk</text:p>
          </table:table-cell>
          <table:table-cell office:value-type="string" calcext:value-type="string">
            <text:p>rat</text:p>
          </table:table-cell>
          <table:table-cell table:style-name="ce35" table:formula="of:=VLOOKUP([.C6];[enemies.A:enemies.B];2;0)" office:value-type="string" calcext:value-type="string" office:string-value="Rat">
            <text:p>Rat</text:p>
          </table:table-cell>
          <table:table-cell office:value-type="float" calcext:value-type="float" office:value="0.01">
            <text:p>0.01</text:p>
          </table:table-cell>
          <table:table-cell table:style-name="ce36" table:formula="of:=IFERROR(VLOOKUP([.C6];[enemies.A:enemies.L];12;0);&quot;&quot;)" office:value-type="float" calcext:value-type="float" office:value="1">
            <text:p>1</text:p>
          </table:table-cell>
          <table:table-cell table:number-columns-repeated="1024"/>
        </table:table-row>
        <table:table-row table:style-name="ro221">
          <table:table-cell office:value-type="string" calcext:value-type="string">
            <text:p><text:span text:style-name="T686">grit body 1</text:span></text:p>
          </table:table-cell>
          <table:table-cell table:style-name="ce35" table:formula="of:=IFERROR(IFERROR(VLOOKUP([.A7];[items_equipment.A:items_equipment.B];2;0);VLOOKUP([.A7];[items_misc.A:items_misc.B];2;0));VLOOKUP([.A7];[items_consumable.A:items_consumable.B];2;0))" office:value-type="string" calcext:value-type="string" office:string-value="Leather tunic">
            <text:p>Leather tunic</text:p>
          </table:table-cell>
          <table:table-cell office:value-type="string" calcext:value-type="string">
            <text:p>rat</text:p>
          </table:table-cell>
          <table:table-cell table:style-name="ce35" table:formula="of:=VLOOKUP([.C7];[enemies.A:enemies.B];2;0)" office:value-type="string" calcext:value-type="string" office:string-value="Rat">
            <text:p>Rat</text:p>
          </table:table-cell>
          <table:table-cell office:value-type="float" calcext:value-type="float" office:value="0.01">
            <text:p>0.01</text:p>
          </table:table-cell>
          <table:table-cell table:style-name="ce36" table:formula="of:=IFERROR(VLOOKUP([.C7];[enemies.A:enemies.L];12;0);&quot;&quot;)" office:value-type="float" calcext:value-type="float" office:value="1">
            <text:p>1</text:p>
          </table:table-cell>
          <table:table-cell table:number-columns-repeated="1024"/>
        </table:table-row>
        <table:table-row table:style-name="ro222">
          <table:table-cell office:value-type="string" calcext:value-type="string">
            <text:p><text:span text:style-name="T687">grit head 1</text:span></text:p>
          </table:table-cell>
          <table:table-cell table:style-name="ce35" table:formula="of:=IFERROR(IFERROR(VLOOKUP([.A8];[items_equipment.A:items_equipment.B];2;0);VLOOKUP([.A8];[items_misc.A:items_misc.B];2;0));VLOOKUP([.A8];[items_consumable.A:items_consumable.B];2;0))" office:value-type="string" calcext:value-type="string" office:string-value="Leather hat">
            <text:p>Leather hat</text:p>
          </table:table-cell>
          <table:table-cell office:value-type="string" calcext:value-type="string">
            <text:p>rat</text:p>
          </table:table-cell>
          <table:table-cell table:style-name="ce35" table:formula="of:=VLOOKUP([.C8];[enemies.A:enemies.B];2;0)" office:value-type="string" calcext:value-type="string" office:string-value="Rat">
            <text:p>Rat</text:p>
          </table:table-cell>
          <table:table-cell office:value-type="float" calcext:value-type="float" office:value="0.01">
            <text:p>0.01</text:p>
          </table:table-cell>
          <table:table-cell table:style-name="ce36" table:formula="of:=IFERROR(VLOOKUP([.C8];[enemies.A:enemies.L];12;0);&quot;&quot;)" office:value-type="float" calcext:value-type="float" office:value="1">
            <text:p>1</text:p>
          </table:table-cell>
          <table:table-cell table:number-columns-repeated="1024"/>
        </table:table-row>
        <table:table-row table:style-name="ro223">
          <table:table-cell office:value-type="string" calcext:value-type="string">
            <text:p><text:span text:style-name="T688">grit trinket 1</text:span></text:p>
          </table:table-cell>
          <table:table-cell table:style-name="ce35" table:formula="of:=IFERROR(IFERROR(VLOOKUP([.A9];[items_equipment.A:items_equipment.B];2;0);VLOOKUP([.A9];[items_misc.A:items_misc.B];2;0));VLOOKUP([.A9];[items_consumable.A:items_consumable.B];2;0))" office:value-type="string" calcext:value-type="string" office:string-value="Wood shield">
            <text:p>Wood shield</text:p>
          </table:table-cell>
          <table:table-cell office:value-type="string" calcext:value-type="string">
            <text:p>rat</text:p>
          </table:table-cell>
          <table:table-cell table:style-name="ce35" table:formula="of:=VLOOKUP([.C9];[enemies.A:enemies.B];2;0)" office:value-type="string" calcext:value-type="string" office:string-value="Rat">
            <text:p>Rat</text:p>
          </table:table-cell>
          <table:table-cell office:value-type="float" calcext:value-type="float" office:value="0.01">
            <text:p>0.01</text:p>
          </table:table-cell>
          <table:table-cell table:style-name="ce36" table:formula="of:=IFERROR(VLOOKUP([.C9];[enemies.A:enemies.L];12;0);&quot;&quot;)" office:value-type="float" calcext:value-type="float" office:value="1">
            <text:p>1</text:p>
          </table:table-cell>
          <table:table-cell table:number-columns-repeated="1024"/>
        </table:table-row>
        <table:table-row table:style-name="ro224">
          <table:table-cell office:value-type="string" calcext:value-type="string">
            <text:p><text:span text:style-name="T689">grit weapon 1</text:span></text:p>
          </table:table-cell>
          <table:table-cell table:style-name="ce35" table:formula="of:=IFERROR(IFERROR(VLOOKUP([.A10];[items_equipment.A:items_equipment.B];2;0);VLOOKUP([.A10];[$items_misc.A$1:$items_misc.B$1048576];2;0));VLOOKUP([.A10];[$items_consumable.A$1:$items_consumable.B$1048576];2;0))" office:value-type="string" calcext:value-type="string" office:string-value="Pitchfork">
            <text:p>Pitchfork</text:p>
          </table:table-cell>
          <table:table-cell office:value-type="string" calcext:value-type="string">
            <text:p>rat</text:p>
          </table:table-cell>
          <table:table-cell table:style-name="ce35" table:formula="of:=VLOOKUP([.C10];[$enemies.A$1:$enemies.B$1048576];2;0)" office:value-type="string" calcext:value-type="string" office:string-value="Rat">
            <text:p>Rat</text:p>
          </table:table-cell>
          <table:table-cell office:value-type="float" calcext:value-type="float" office:value="0.01">
            <text:p>0.01</text:p>
          </table:table-cell>
          <table:table-cell table:style-name="ce36" table:formula="of:=IFERROR(VLOOKUP([.C10];[$enemies.A$1:$enemies.L$1048576];12;0);&quot;&quot;)" office:value-type="float" calcext:value-type="float" office:value="1">
            <text:p>1</text:p>
          </table:table-cell>
          <table:table-cell table:number-columns-repeated="1024"/>
        </table:table-row>
        <table:table-row table:style-name="ro225">
          <table:table-cell office:value-type="string" calcext:value-type="string">
            <text:p><text:span text:style-name="T690">mind body 1</text:span></text:p>
          </table:table-cell>
          <table:table-cell table:style-name="ce35" table:formula="of:=IFERROR(IFERROR(VLOOKUP([.A11];[items_equipment.A:items_equipment.B];2;0);VLOOKUP([.A11];[items_misc.A:items_misc.B];2;0));VLOOKUP([.A11];[items_consumable.A:items_consumable.B];2;0))" office:value-type="string" calcext:value-type="string" office:string-value="Robe">
            <text:p>Robe</text:p>
          </table:table-cell>
          <table:table-cell office:value-type="string" calcext:value-type="string">
            <text:p>rat</text:p>
          </table:table-cell>
          <table:table-cell table:style-name="ce35" table:formula="of:=VLOOKUP([.C11];[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1];[enemies.A:enemies.L];12;0);&quot;&quot;)" office:value-type="float" calcext:value-type="float" office:value="1">
            <text:p>1</text:p>
          </table:table-cell>
          <table:table-cell table:number-columns-repeated="1024"/>
        </table:table-row>
        <table:table-row table:style-name="ro226">
          <table:table-cell office:value-type="string" calcext:value-type="string">
            <text:p><text:span text:style-name="T691">mind head 1</text:span></text:p>
          </table:table-cell>
          <table:table-cell table:style-name="ce35" table:formula="of:=IFERROR(IFERROR(VLOOKUP([.A12];[items_equipment.A:items_equipment.B];2;0);VLOOKUP([.A12];[items_misc.A:items_misc.B];2;0));VLOOKUP([.A12];[items_consumable.A:items_consumable.B];2;0))" office:value-type="string" calcext:value-type="string" office:string-value="Pointy hat">
            <text:p>Pointy hat</text:p>
          </table:table-cell>
          <table:table-cell office:value-type="string" calcext:value-type="string">
            <text:p>rat</text:p>
          </table:table-cell>
          <table:table-cell table:style-name="ce35" table:formula="of:=VLOOKUP([.C12];[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2];[enemies.A:enemies.L];12;0);&quot;&quot;)" office:value-type="float" calcext:value-type="float" office:value="1">
            <text:p>1</text:p>
          </table:table-cell>
          <table:table-cell table:number-columns-repeated="1024"/>
        </table:table-row>
        <table:table-row table:style-name="ro227">
          <table:table-cell office:value-type="string" calcext:value-type="string">
            <text:p><text:span text:style-name="T692">mind trinket 1</text:span></text:p>
          </table:table-cell>
          <table:table-cell table:style-name="ce35" table:formula="of:=IFERROR(IFERROR(VLOOKUP([.A13];[items_equipment.A:items_equipment.B];2;0);VLOOKUP([.A13];[items_misc.A:items_misc.B];2;0));VLOOKUP([.A13];[items_consumable.A:items_consumable.B];2;0))" office:value-type="string" calcext:value-type="string" office:string-value="Piece of paper">
            <text:p>Piece of paper</text:p>
          </table:table-cell>
          <table:table-cell office:value-type="string" calcext:value-type="string">
            <text:p>rat</text:p>
          </table:table-cell>
          <table:table-cell table:style-name="ce35" table:formula="of:=VLOOKUP([.C13];[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3];[enemies.A:enemies.L];12;0);&quot;&quot;)" office:value-type="float" calcext:value-type="float" office:value="1">
            <text:p>1</text:p>
          </table:table-cell>
          <table:table-cell table:number-columns-repeated="1024"/>
        </table:table-row>
        <table:table-row table:style-name="ro228">
          <table:table-cell office:value-type="string" calcext:value-type="string">
            <text:p><text:span text:style-name="T693">mind weapon 1</text:span></text:p>
          </table:table-cell>
          <table:table-cell table:style-name="ce35" table:formula="of:=IFERROR(IFERROR(VLOOKUP([.A14];[items_equipment.A:items_equipment.B];2;0);VLOOKUP([.A14];[items_misc.A:items_misc.B];2;0));VLOOKUP([.A14];[items_consumable.A:items_consumable.B];2;0))" office:value-type="string" calcext:value-type="string" office:string-value="Stick">
            <text:p>Stick</text:p>
          </table:table-cell>
          <table:table-cell office:value-type="string" calcext:value-type="string">
            <text:p>rat</text:p>
          </table:table-cell>
          <table:table-cell table:style-name="ce35" table:formula="of:=VLOOKUP([.C14];[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4];[enemies.A:enemies.L];12;0);&quot;&quot;)" office:value-type="float" calcext:value-type="float" office:value="1">
            <text:p>1</text:p>
          </table:table-cell>
          <table:table-cell table:number-columns-repeated="1024"/>
        </table:table-row>
        <table:table-row table:style-name="ro229">
          <table:table-cell office:value-type="string" calcext:value-type="string">
            <text:p><text:span text:style-name="T694">red potion</text:span></text:p>
          </table:table-cell>
          <table:table-cell table:style-name="ce35" table:formula="of:=IFERROR(IFERROR(VLOOKUP([.A15];[items_equipment.A:items_equipment.B];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35" table:formula="of:=VLOOKUP([.C15];[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5];[enemies.A:enemies.L];12;0);&quot;&quot;)" office:value-type="float" calcext:value-type="float" office:value="1">
            <text:p>1</text:p>
          </table:table-cell>
          <table:table-cell table:number-columns-repeated="1024"/>
        </table:table-row>
        <table:table-row table:style-name="ro230">
          <table:table-cell office:value-type="string" calcext:value-type="string">
            <text:p><text:span text:style-name="T695">soul body 1</text:span></text:p>
          </table:table-cell>
          <table:table-cell table:style-name="ce35" table:formula="of:=IFERROR(IFERROR(VLOOKUP([.A16];[items_equipment.A:items_equipment.B];2;0);VLOOKUP([.A16];[items_misc.A:items_misc.B];2;0));VLOOKUP([.A16];[items_consumable.A:items_consumable.B];2;0))" office:value-type="string" calcext:value-type="string" office:string-value="Brown monk robe">
            <text:p>Brown monk robe</text:p>
          </table:table-cell>
          <table:table-cell office:value-type="string" calcext:value-type="string">
            <text:p>rat</text:p>
          </table:table-cell>
          <table:table-cell table:style-name="ce35" table:formula="of:=VLOOKUP([.C16];[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6];[enemies.A:enemies.L];12;0);&quot;&quot;)" office:value-type="float" calcext:value-type="float" office:value="1">
            <text:p>1</text:p>
          </table:table-cell>
          <table:table-cell table:number-columns-repeated="1024"/>
        </table:table-row>
        <table:table-row table:style-name="ro231">
          <table:table-cell office:value-type="string" calcext:value-type="string">
            <text:p><text:span text:style-name="T696">soul head 1</text:span></text:p>
          </table:table-cell>
          <table:table-cell table:style-name="ce35" table:formula="of:=IFERROR(IFERROR(VLOOKUP([.A17];[items_equipment.A:items_equipment.B];2;0);VLOOKUP([.A17];[items_misc.A:items_misc.B];2;0));VLOOKUP([.A17];[items_consumable.A:items_consumable.B];2;0))" office:value-type="string" calcext:value-type="string" office:string-value="Bald cap">
            <text:p>Bald cap</text:p>
          </table:table-cell>
          <table:table-cell office:value-type="string" calcext:value-type="string">
            <text:p>rat</text:p>
          </table:table-cell>
          <table:table-cell table:style-name="ce35" table:formula="of:=VLOOKUP([.C17];[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7];[enemies.A:enemies.L];12;0);&quot;&quot;)" office:value-type="float" calcext:value-type="float" office:value="1">
            <text:p>1</text:p>
          </table:table-cell>
          <table:table-cell table:number-columns-repeated="1024"/>
        </table:table-row>
        <table:table-row table:style-name="ro232">
          <table:table-cell office:value-type="string" calcext:value-type="string">
            <text:p><text:span text:style-name="T697">soul trinket 1</text:span></text:p>
          </table:table-cell>
          <table:table-cell table:style-name="ce35" table:formula="of:=IFERROR(IFERROR(VLOOKUP([.A18];[items_equipment.A:items_equipment.B];2;0);VLOOKUP([.A18];[items_misc.A:items_misc.B];2;0));VLOOKUP([.A18];[items_consumable.A:items_consumable.B];2;0))" office:value-type="string" calcext:value-type="string" office:string-value="Tiny bell">
            <text:p>Tiny bell</text:p>
          </table:table-cell>
          <table:table-cell office:value-type="string" calcext:value-type="string">
            <text:p>rat</text:p>
          </table:table-cell>
          <table:table-cell table:style-name="ce35" table:formula="of:=VLOOKUP([.C18];[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8];[enemies.A:enemies.L];12;0);&quot;&quot;)" office:value-type="float" calcext:value-type="float" office:value="1">
            <text:p>1</text:p>
          </table:table-cell>
          <table:table-cell table:number-columns-repeated="1024"/>
        </table:table-row>
        <table:table-row table:style-name="ro233">
          <table:table-cell office:value-type="string" calcext:value-type="string">
            <text:p><text:span text:style-name="T698">soul weapon 1</text:span></text:p>
          </table:table-cell>
          <table:table-cell table:style-name="ce35" table:formula="of:=IFERROR(IFERROR(VLOOKUP([.A19];[items_equipment.A:items_equipment.B];2;0);VLOOKUP([.A19];[items_misc.A:items_misc.B];2;0));VLOOKUP([.A19];[items_consumable.A:items_consumable.B];2;0))" office:value-type="string" calcext:value-type="string" office:string-value="Prayer beads">
            <text:p>Prayer beads</text:p>
          </table:table-cell>
          <table:table-cell office:value-type="string" calcext:value-type="string">
            <text:p>rat</text:p>
          </table:table-cell>
          <table:table-cell table:style-name="ce35" table:formula="of:=VLOOKUP([.C19];[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9];[enemies.A:enemies.L];12;0);&quot;&quot;)" office:value-type="float" calcext:value-type="float" office:value="1">
            <text:p>1</text:p>
          </table:table-cell>
          <table:table-cell table:number-columns-repeated="1024"/>
        </table:table-row>
        <table:table-row table:style-name="ro234">
          <table:table-cell office:value-type="string" calcext:value-type="string">
            <text:p><text:span text:style-name="T699">blue potion</text:span></text:p>
          </table:table-cell>
          <table:table-cell table:style-name="ce35" table:formula="of:=IFERROR(IFERROR(VLOOKUP([.A20];[items_equipment.A:items_equipment.B];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35" table:formula="of:=VLOOKUP([.C20];[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0];[enemies.A:enemies.L];12;0);&quot;&quot;)" office:value-type="float" calcext:value-type="float" office:value="1">
            <text:p>1</text:p>
          </table:table-cell>
          <table:table-cell table:number-columns-repeated="1024"/>
        </table:table-row>
        <table:table-row table:style-name="ro235">
          <table:table-cell office:value-type="string" calcext:value-type="string">
            <text:p><text:span text:style-name="T700">flow body 1</text:span></text:p>
          </table:table-cell>
          <table:table-cell table:style-name="ce35" table:formula="of:=IFERROR(IFERROR(VLOOKUP([.A21];[items_equipment.A:items_equipment.B];2;0);VLOOKUP([.A21];[items_misc.A:items_misc.B];2;0));VLOOKUP([.A21];[items_consumable.A:items_consumable.B];2;0))" office:value-type="string" calcext:value-type="string" office:string-value="Ragged shirt">
            <text:p>Ragged shirt</text:p>
          </table:table-cell>
          <table:table-cell office:value-type="string" calcext:value-type="string">
            <text:p>shroom</text:p>
          </table:table-cell>
          <table:table-cell table:style-name="ce35" table:formula="of:=VLOOKUP([.C21];[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1];[enemies.A:enemies.L];12;0);&quot;&quot;)" office:value-type="float" calcext:value-type="float" office:value="1">
            <text:p>1</text:p>
          </table:table-cell>
          <table:table-cell table:number-columns-repeated="1024"/>
        </table:table-row>
        <table:table-row table:style-name="ro236">
          <table:table-cell office:value-type="string" calcext:value-type="string">
            <text:p><text:span text:style-name="T701">flow head 1</text:span></text:p>
          </table:table-cell>
          <table:table-cell table:style-name="ce35" table:formula="of:=IFERROR(IFERROR(VLOOKUP([.A22];[items_equipment.A:items_equipment.B];2;0);VLOOKUP([.A22];[items_misc.A:items_misc.B];2;0));VLOOKUP([.A22];[items_consumable.A:items_consumable.B];2;0))" office:value-type="string" calcext:value-type="string" office:string-value="Ragged hood">
            <text:p>Ragged hood</text:p>
          </table:table-cell>
          <table:table-cell office:value-type="string" calcext:value-type="string">
            <text:p>shroom</text:p>
          </table:table-cell>
          <table:table-cell table:style-name="ce35" table:formula="of:=VLOOKUP([.C22];[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2];[enemies.A:enemies.L];12;0);&quot;&quot;)" office:value-type="float" calcext:value-type="float" office:value="1">
            <text:p>1</text:p>
          </table:table-cell>
          <table:table-cell table:number-columns-repeated="1024"/>
        </table:table-row>
        <table:table-row table:style-name="ro237">
          <table:table-cell office:value-type="string" calcext:value-type="string">
            <text:p><text:span text:style-name="T702">flow trinket 1</text:span></text:p>
          </table:table-cell>
          <table:table-cell table:style-name="ce35" table:formula="of:=IFERROR(IFERROR(VLOOKUP([.A23];[items_equipment.A:items_equipment.B];2;0);VLOOKUP([.A23];[items_misc.A:items_misc.B];2;0));VLOOKUP([.A23];[items_consumable.A:items_consumable.B];2;0))" office:value-type="string" calcext:value-type="string" office:string-value="Pocket knife">
            <text:p>Pocket knife</text:p>
          </table:table-cell>
          <table:table-cell office:value-type="string" calcext:value-type="string">
            <text:p>shroom</text:p>
          </table:table-cell>
          <table:table-cell table:style-name="ce35" table:formula="of:=VLOOKUP([.C23];[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3];[enemies.A:enemies.L];12;0);&quot;&quot;)" office:value-type="float" calcext:value-type="float" office:value="1">
            <text:p>1</text:p>
          </table:table-cell>
          <table:table-cell table:number-columns-repeated="1024"/>
        </table:table-row>
        <table:table-row table:style-name="ro238">
          <table:table-cell office:value-type="string" calcext:value-type="string">
            <text:p><text:span text:style-name="T703">flow weapon 1</text:span></text:p>
          </table:table-cell>
          <table:table-cell table:style-name="ce35" table:formula="of:=IFERROR(IFERROR(VLOOKUP([.A24];[items_equipment.A:items_equipment.B];2;0);VLOOKUP([.A24];[items_misc.A:items_misc.B];2;0));VLOOKUP([.A24];[items_consumable.A:items_consumable.B];2;0))" office:value-type="string" calcext:value-type="string" office:string-value="Dirk">
            <text:p>Dirk</text:p>
          </table:table-cell>
          <table:table-cell office:value-type="string" calcext:value-type="string">
            <text:p>shroom</text:p>
          </table:table-cell>
          <table:table-cell table:style-name="ce35" table:formula="of:=VLOOKUP([.C24];[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4];[enemies.A:enemies.L];12;0);&quot;&quot;)" office:value-type="float" calcext:value-type="float" office:value="1">
            <text:p>1</text:p>
          </table:table-cell>
          <table:table-cell table:number-columns-repeated="1024"/>
        </table:table-row>
        <table:table-row table:style-name="ro239">
          <table:table-cell office:value-type="string" calcext:value-type="string">
            <text:p><text:span text:style-name="T704">grit body 1</text:span></text:p>
          </table:table-cell>
          <table:table-cell table:style-name="ce35" table:formula="of:=IFERROR(IFERROR(VLOOKUP([.A25];[items_equipment.A:items_equipment.B];2;0);VLOOKUP([.A25];[items_misc.A:items_misc.B];2;0));VLOOKUP([.A25];[items_consumable.A:items_consumable.B];2;0))" office:value-type="string" calcext:value-type="string" office:string-value="Leather tunic">
            <text:p>Leather tunic</text:p>
          </table:table-cell>
          <table:table-cell office:value-type="string" calcext:value-type="string">
            <text:p>shroom</text:p>
          </table:table-cell>
          <table:table-cell table:style-name="ce35" table:formula="of:=VLOOKUP([.C25];[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5];[enemies.A:enemies.L];12;0);&quot;&quot;)" office:value-type="float" calcext:value-type="float" office:value="1">
            <text:p>1</text:p>
          </table:table-cell>
          <table:table-cell table:number-columns-repeated="1024"/>
        </table:table-row>
        <table:table-row table:style-name="ro240">
          <table:table-cell office:value-type="string" calcext:value-type="string">
            <text:p><text:span text:style-name="T705">grit head 1</text:span></text:p>
          </table:table-cell>
          <table:table-cell table:style-name="ce35" table:formula="of:=IFERROR(IFERROR(VLOOKUP([.A26];[items_equipment.A:items_equipment.B];2;0);VLOOKUP([.A26];[items_misc.A:items_misc.B];2;0));VLOOKUP([.A26];[items_consumable.A:items_consumable.B];2;0))" office:value-type="string" calcext:value-type="string" office:string-value="Leather hat">
            <text:p>Leather hat</text:p>
          </table:table-cell>
          <table:table-cell office:value-type="string" calcext:value-type="string">
            <text:p>shroom</text:p>
          </table:table-cell>
          <table:table-cell table:style-name="ce35" table:formula="of:=VLOOKUP([.C26];[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6];[enemies.A:enemies.L];12;0);&quot;&quot;)" office:value-type="float" calcext:value-type="float" office:value="1">
            <text:p>1</text:p>
          </table:table-cell>
          <table:table-cell table:number-columns-repeated="1024"/>
        </table:table-row>
        <table:table-row table:style-name="ro241">
          <table:table-cell office:value-type="string" calcext:value-type="string">
            <text:p><text:span text:style-name="T706">grit trinket 1</text:span></text:p>
          </table:table-cell>
          <table:table-cell table:style-name="ce35" table:formula="of:=IFERROR(IFERROR(VLOOKUP([.A27];[items_equipment.A:items_equipment.B];2;0);VLOOKUP([.A27];[items_misc.A:items_misc.B];2;0));VLOOKUP([.A27];[items_consumable.A:items_consumable.B];2;0))" office:value-type="string" calcext:value-type="string" office:string-value="Wood shield">
            <text:p>Wood shield</text:p>
          </table:table-cell>
          <table:table-cell office:value-type="string" calcext:value-type="string">
            <text:p>shroom</text:p>
          </table:table-cell>
          <table:table-cell table:style-name="ce35" table:formula="of:=VLOOKUP([.C27];[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7];[enemies.A:enemies.L];12;0);&quot;&quot;)" office:value-type="float" calcext:value-type="float" office:value="1">
            <text:p>1</text:p>
          </table:table-cell>
          <table:table-cell table:number-columns-repeated="1024"/>
        </table:table-row>
        <table:table-row table:style-name="ro242">
          <table:table-cell office:value-type="string" calcext:value-type="string">
            <text:p><text:span text:style-name="T707">grit weapon 1</text:span></text:p>
          </table:table-cell>
          <table:table-cell table:style-name="ce35" table:formula="of:=IFERROR(IFERROR(VLOOKUP([.A28];[items_equipment.A:items_equipment.B];2;0);VLOOKUP([.A28];[items_misc.A:items_misc.B];2;0));VLOOKUP([.A28];[items_consumable.A:items_consumable.B];2;0))" office:value-type="string" calcext:value-type="string" office:string-value="Pitchfork">
            <text:p>Pitchfork</text:p>
          </table:table-cell>
          <table:table-cell office:value-type="string" calcext:value-type="string">
            <text:p>shroom</text:p>
          </table:table-cell>
          <table:table-cell table:style-name="ce35" table:formula="of:=VLOOKUP([.C28];[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8];[enemies.A:enemies.L];12;0);&quot;&quot;)" office:value-type="float" calcext:value-type="float" office:value="1">
            <text:p>1</text:p>
          </table:table-cell>
          <table:table-cell table:number-columns-repeated="1024"/>
        </table:table-row>
        <table:table-row table:style-name="ro243">
          <table:table-cell office:value-type="string" calcext:value-type="string">
            <text:p><text:span text:style-name="T708">mind body 1</text:span></text:p>
          </table:table-cell>
          <table:table-cell table:style-name="ce35" table:formula="of:=IFERROR(IFERROR(VLOOKUP([.A29];[items_equipment.A:items_equipment.B];2;0);VLOOKUP([.A29];[items_misc.A:items_misc.B];2;0));VLOOKUP([.A29];[items_consumable.A:items_consumable.B];2;0))" office:value-type="string" calcext:value-type="string" office:string-value="Robe">
            <text:p>Robe</text:p>
          </table:table-cell>
          <table:table-cell office:value-type="string" calcext:value-type="string">
            <text:p>shroom</text:p>
          </table:table-cell>
          <table:table-cell table:style-name="ce35" table:formula="of:=VLOOKUP([.C29];[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9];[enemies.A:enemies.L];12;0);&quot;&quot;)" office:value-type="float" calcext:value-type="float" office:value="1">
            <text:p>1</text:p>
          </table:table-cell>
          <table:table-cell table:number-columns-repeated="1024"/>
        </table:table-row>
        <table:table-row table:style-name="ro244">
          <table:table-cell office:value-type="string" calcext:value-type="string">
            <text:p><text:span text:style-name="T709">mind head 1</text:span></text:p>
          </table:table-cell>
          <table:table-cell table:style-name="ce35" table:formula="of:=IFERROR(IFERROR(VLOOKUP([.A30];[items_equipment.A:items_equipment.B];2;0);VLOOKUP([.A30];[items_misc.A:items_misc.B];2;0));VLOOKUP([.A30];[items_consumable.A:items_consumable.B];2;0))" office:value-type="string" calcext:value-type="string" office:string-value="Pointy hat">
            <text:p>Pointy hat</text:p>
          </table:table-cell>
          <table:table-cell office:value-type="string" calcext:value-type="string">
            <text:p>shroom</text:p>
          </table:table-cell>
          <table:table-cell table:style-name="ce35" table:formula="of:=VLOOKUP([.C30];[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0];[enemies.A:enemies.L];12;0);&quot;&quot;)" office:value-type="float" calcext:value-type="float" office:value="1">
            <text:p>1</text:p>
          </table:table-cell>
          <table:table-cell table:number-columns-repeated="1024"/>
        </table:table-row>
        <table:table-row table:style-name="ro245">
          <table:table-cell office:value-type="string" calcext:value-type="string">
            <text:p><text:span text:style-name="T710">mind trinket 1</text:span></text:p>
          </table:table-cell>
          <table:table-cell table:style-name="ce35" table:formula="of:=IFERROR(IFERROR(VLOOKUP([.A31];[items_equipment.A:items_equipment.B];2;0);VLOOKUP([.A31];[items_misc.A:items_misc.B];2;0));VLOOKUP([.A31];[items_consumable.A:items_consumable.B];2;0))" office:value-type="string" calcext:value-type="string" office:string-value="Piece of paper">
            <text:p>Piece of paper</text:p>
          </table:table-cell>
          <table:table-cell office:value-type="string" calcext:value-type="string">
            <text:p>shroom</text:p>
          </table:table-cell>
          <table:table-cell table:style-name="ce35" table:formula="of:=VLOOKUP([.C31];[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1];[enemies.A:enemies.L];12;0);&quot;&quot;)" office:value-type="float" calcext:value-type="float" office:value="1">
            <text:p>1</text:p>
          </table:table-cell>
          <table:table-cell table:number-columns-repeated="1024"/>
        </table:table-row>
        <table:table-row table:style-name="ro246">
          <table:table-cell office:value-type="string" calcext:value-type="string">
            <text:p><text:span text:style-name="T711">mind weapon 1</text:span></text:p>
          </table:table-cell>
          <table:table-cell table:style-name="ce35" table:formula="of:=IFERROR(IFERROR(VLOOKUP([.A32];[items_equipment.A:items_equipment.B];2;0);VLOOKUP([.A32];[items_misc.A:items_misc.B];2;0));VLOOKUP([.A32];[items_consumable.A:items_consumable.B];2;0))" office:value-type="string" calcext:value-type="string" office:string-value="Stick">
            <text:p>Stick</text:p>
          </table:table-cell>
          <table:table-cell office:value-type="string" calcext:value-type="string">
            <text:p>shroom</text:p>
          </table:table-cell>
          <table:table-cell table:style-name="ce35" table:formula="of:=VLOOKUP([.C32];[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2];[enemies.A:enemies.L];12;0);&quot;&quot;)" office:value-type="float" calcext:value-type="float" office:value="1">
            <text:p>1</text:p>
          </table:table-cell>
          <table:table-cell table:number-columns-repeated="1024"/>
        </table:table-row>
        <table:table-row table:style-name="ro247">
          <table:table-cell office:value-type="string" calcext:value-type="string">
            <text:p><text:span text:style-name="T712">red potion</text:span></text:p>
          </table:table-cell>
          <table:table-cell table:style-name="ce35" table:formula="of:=IFERROR(IFERROR(VLOOKUP([.A33];[items_equipment.A:items_equipment.B];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35" table:formula="of:=VLOOKUP([.C33];[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3];[enemies.A:enemies.L];12;0);&quot;&quot;)" office:value-type="float" calcext:value-type="float" office:value="1">
            <text:p>1</text:p>
          </table:table-cell>
          <table:table-cell table:number-columns-repeated="1024"/>
        </table:table-row>
        <table:table-row table:style-name="ro248">
          <table:table-cell office:value-type="string" calcext:value-type="string">
            <text:p><text:span text:style-name="T713">soul body 1</text:span></text:p>
          </table:table-cell>
          <table:table-cell table:style-name="ce35" table:formula="of:=IFERROR(IFERROR(VLOOKUP([.A34];[items_equipment.A:items_equipment.B];2;0);VLOOKUP([.A34];[items_misc.A:items_misc.B];2;0));VLOOKUP([.A34];[items_consumable.A:items_consumable.B];2;0))" office:value-type="string" calcext:value-type="string" office:string-value="Brown monk robe">
            <text:p>Brown monk robe</text:p>
          </table:table-cell>
          <table:table-cell office:value-type="string" calcext:value-type="string">
            <text:p>shroom</text:p>
          </table:table-cell>
          <table:table-cell table:style-name="ce35" table:formula="of:=VLOOKUP([.C34];[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4];[enemies.A:enemies.L];12;0);&quot;&quot;)" office:value-type="float" calcext:value-type="float" office:value="1">
            <text:p>1</text:p>
          </table:table-cell>
          <table:table-cell table:number-columns-repeated="1024"/>
        </table:table-row>
        <table:table-row table:style-name="ro249">
          <table:table-cell office:value-type="string" calcext:value-type="string">
            <text:p><text:span text:style-name="T714">soul head 1</text:span></text:p>
          </table:table-cell>
          <table:table-cell table:style-name="ce35" table:formula="of:=IFERROR(IFERROR(VLOOKUP([.A35];[items_equipment.A:items_equipment.B];2;0);VLOOKUP([.A35];[items_misc.A:items_misc.B];2;0));VLOOKUP([.A35];[items_consumable.A:items_consumable.B];2;0))" office:value-type="string" calcext:value-type="string" office:string-value="Bald cap">
            <text:p>Bald cap</text:p>
          </table:table-cell>
          <table:table-cell office:value-type="string" calcext:value-type="string">
            <text:p>shroom</text:p>
          </table:table-cell>
          <table:table-cell table:style-name="ce35" table:formula="of:=VLOOKUP([.C35];[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5];[enemies.A:enemies.L];12;0);&quot;&quot;)" office:value-type="float" calcext:value-type="float" office:value="1">
            <text:p>1</text:p>
          </table:table-cell>
          <table:table-cell table:number-columns-repeated="1024"/>
        </table:table-row>
        <table:table-row table:style-name="ro250">
          <table:table-cell office:value-type="string" calcext:value-type="string">
            <text:p><text:span text:style-name="T715">soul trinket 1</text:span></text:p>
          </table:table-cell>
          <table:table-cell table:style-name="ce35" table:formula="of:=IFERROR(IFERROR(VLOOKUP([.A36];[items_equipment.A:items_equipment.B];2;0);VLOOKUP([.A36];[items_misc.A:items_misc.B];2;0));VLOOKUP([.A36];[items_consumable.A:items_consumable.B];2;0))" office:value-type="string" calcext:value-type="string" office:string-value="Tiny bell">
            <text:p>Tiny bell</text:p>
          </table:table-cell>
          <table:table-cell office:value-type="string" calcext:value-type="string">
            <text:p>shroom</text:p>
          </table:table-cell>
          <table:table-cell table:style-name="ce35" table:formula="of:=VLOOKUP([.C36];[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6];[enemies.A:enemies.L];12;0);&quot;&quot;)" office:value-type="float" calcext:value-type="float" office:value="1">
            <text:p>1</text:p>
          </table:table-cell>
          <table:table-cell table:number-columns-repeated="1024"/>
        </table:table-row>
        <table:table-row table:style-name="ro251">
          <table:table-cell office:value-type="string" calcext:value-type="string">
            <text:p><text:span text:style-name="T716">soul weapon 1</text:span></text:p>
          </table:table-cell>
          <table:table-cell table:style-name="ce35" table:formula="of:=IFERROR(IFERROR(VLOOKUP([.A37];[items_equipment.A:items_equipment.B];2;0);VLOOKUP([.A37];[items_misc.A:items_misc.B];2;0));VLOOKUP([.A37];[items_consumable.A:items_consumable.B];2;0))" office:value-type="string" calcext:value-type="string" office:string-value="Prayer beads">
            <text:p>Prayer beads</text:p>
          </table:table-cell>
          <table:table-cell office:value-type="string" calcext:value-type="string">
            <text:p>shroom</text:p>
          </table:table-cell>
          <table:table-cell table:style-name="ce35" table:formula="of:=VLOOKUP([.C37];[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7];[enemies.A:enemies.L];12;0);&quot;&quot;)" office:value-type="float" calcext:value-type="float" office:value="1">
            <text:p>1</text:p>
          </table:table-cell>
          <table:table-cell table:number-columns-repeated="1024"/>
        </table:table-row>
        <table:table-row table:style-name="ro252">
          <table:table-cell office:value-type="string" calcext:value-type="string">
            <text:p><text:span text:style-name="T717">blue potion</text:span></text:p>
          </table:table-cell>
          <table:table-cell table:style-name="ce35" table:formula="of:=IFERROR(IFERROR(VLOOKUP([.A38];[items_equipment.A:items_equipment.B];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35" table:formula="of:=VLOOKUP([.C38];[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38];[enemies.A:enemies.L];12;0);&quot;&quot;)" office:value-type="float" calcext:value-type="float" office:value="1">
            <text:p>1</text:p>
          </table:table-cell>
          <table:table-cell table:number-columns-repeated="6"/>
          <table:table-cell table:style-name="ce7"/>
          <table:table-cell table:number-columns-repeated="1024"/>
        </table:table-row>
        <table:table-row table:style-name="ro253">
          <table:table-cell office:value-type="string" calcext:value-type="string">
            <text:p><text:span text:style-name="T718">flow body 1</text:span></text:p>
          </table:table-cell>
          <table:table-cell table:style-name="ce35" table:formula="of:=IFERROR(IFERROR(VLOOKUP([.A39];[items_equipment.A:items_equipment.B];2;0);VLOOKUP([.A39];[items_misc.A:items_misc.B];2;0));VLOOKUP([.A39];[items_consumable.A:items_consumable.B];2;0))" office:value-type="string" calcext:value-type="string" office:string-value="Ragged shirt">
            <text:p>Ragged shirt</text:p>
          </table:table-cell>
          <table:table-cell office:value-type="string" calcext:value-type="string">
            <text:p>snail</text:p>
          </table:table-cell>
          <table:table-cell table:style-name="ce35" table:formula="of:=VLOOKUP([.C39];[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39];[enemies.A:enemies.L];12;0);&quot;&quot;)" office:value-type="float" calcext:value-type="float" office:value="1">
            <text:p>1</text:p>
          </table:table-cell>
          <table:table-cell table:number-columns-repeated="1024"/>
        </table:table-row>
        <table:table-row table:style-name="ro254">
          <table:table-cell office:value-type="string" calcext:value-type="string">
            <text:p><text:span text:style-name="T719">flow head 1</text:span></text:p>
          </table:table-cell>
          <table:table-cell table:style-name="ce35" table:formula="of:=IFERROR(IFERROR(VLOOKUP([.A40];[items_equipment.A:items_equipment.B];2;0);VLOOKUP([.A40];[items_misc.A:items_misc.B];2;0));VLOOKUP([.A40];[items_consumable.A:items_consumable.B];2;0))" office:value-type="string" calcext:value-type="string" office:string-value="Ragged hood">
            <text:p>Ragged hood</text:p>
          </table:table-cell>
          <table:table-cell office:value-type="string" calcext:value-type="string">
            <text:p>snail</text:p>
          </table:table-cell>
          <table:table-cell table:style-name="ce35" table:formula="of:=VLOOKUP([.C40];[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0];[enemies.A:enemies.L];12;0);&quot;&quot;)" office:value-type="float" calcext:value-type="float" office:value="1">
            <text:p>1</text:p>
          </table:table-cell>
          <table:table-cell table:number-columns-repeated="1024"/>
        </table:table-row>
        <table:table-row table:style-name="ro255">
          <table:table-cell office:value-type="string" calcext:value-type="string">
            <text:p><text:span text:style-name="T720">flow trinket 1</text:span></text:p>
          </table:table-cell>
          <table:table-cell table:style-name="ce35" table:formula="of:=IFERROR(IFERROR(VLOOKUP([.A41];[items_equipment.A:items_equipment.B];2;0);VLOOKUP([.A41];[items_misc.A:items_misc.B];2;0));VLOOKUP([.A41];[items_consumable.A:items_consumable.B];2;0))" office:value-type="string" calcext:value-type="string" office:string-value="Pocket knife">
            <text:p>Pocket knife</text:p>
          </table:table-cell>
          <table:table-cell office:value-type="string" calcext:value-type="string">
            <text:p>snail</text:p>
          </table:table-cell>
          <table:table-cell table:style-name="ce35" table:formula="of:=VLOOKUP([.C41];[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1];[enemies.A:enemies.L];12;0);&quot;&quot;)" office:value-type="float" calcext:value-type="float" office:value="1">
            <text:p>1</text:p>
          </table:table-cell>
          <table:table-cell table:number-columns-repeated="1024"/>
        </table:table-row>
        <table:table-row table:style-name="ro256">
          <table:table-cell office:value-type="string" calcext:value-type="string">
            <text:p><text:span text:style-name="T721">flow weapon 1</text:span></text:p>
          </table:table-cell>
          <table:table-cell table:style-name="ce35" table:formula="of:=IFERROR(IFERROR(VLOOKUP([.A42];[items_equipment.A:items_equipment.B];2;0);VLOOKUP([.A42];[items_misc.A:items_misc.B];2;0));VLOOKUP([.A42];[items_consumable.A:items_consumable.B];2;0))" office:value-type="string" calcext:value-type="string" office:string-value="Dirk">
            <text:p>Dirk</text:p>
          </table:table-cell>
          <table:table-cell office:value-type="string" calcext:value-type="string">
            <text:p>snail</text:p>
          </table:table-cell>
          <table:table-cell table:style-name="ce35" table:formula="of:=VLOOKUP([.C42];[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2];[enemies.A:enemies.L];12;0);&quot;&quot;)" office:value-type="float" calcext:value-type="float" office:value="1">
            <text:p>1</text:p>
          </table:table-cell>
          <table:table-cell table:number-columns-repeated="1024"/>
        </table:table-row>
        <table:table-row table:style-name="ro257">
          <table:table-cell office:value-type="string" calcext:value-type="string">
            <text:p><text:span text:style-name="T722">grit body 1</text:span></text:p>
          </table:table-cell>
          <table:table-cell table:style-name="ce35" table:formula="of:=IFERROR(IFERROR(VLOOKUP([.A43];[items_equipment.A:items_equipment.B];2;0);VLOOKUP([.A43];[items_misc.A:items_misc.B];2;0));VLOOKUP([.A43];[items_consumable.A:items_consumable.B];2;0))" office:value-type="string" calcext:value-type="string" office:string-value="Leather tunic">
            <text:p>Leather tunic</text:p>
          </table:table-cell>
          <table:table-cell office:value-type="string" calcext:value-type="string">
            <text:p>snail</text:p>
          </table:table-cell>
          <table:table-cell table:style-name="ce35" table:formula="of:=VLOOKUP([.C43];[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3];[enemies.A:enemies.L];12;0);&quot;&quot;)" office:value-type="float" calcext:value-type="float" office:value="1">
            <text:p>1</text:p>
          </table:table-cell>
          <table:table-cell table:number-columns-repeated="1024"/>
        </table:table-row>
        <table:table-row table:style-name="ro258">
          <table:table-cell office:value-type="string" calcext:value-type="string">
            <text:p><text:span text:style-name="T723">grit head 1</text:span></text:p>
          </table:table-cell>
          <table:table-cell table:style-name="ce35" table:formula="of:=IFERROR(IFERROR(VLOOKUP([.A44];[items_equipment.A:items_equipment.B];2;0);VLOOKUP([.A44];[items_misc.A:items_misc.B];2;0));VLOOKUP([.A44];[items_consumable.A:items_consumable.B];2;0))" office:value-type="string" calcext:value-type="string" office:string-value="Leather hat">
            <text:p>Leather hat</text:p>
          </table:table-cell>
          <table:table-cell office:value-type="string" calcext:value-type="string">
            <text:p>snail</text:p>
          </table:table-cell>
          <table:table-cell table:style-name="ce35" table:formula="of:=VLOOKUP([.C44];[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4];[enemies.A:enemies.L];12;0);&quot;&quot;)" office:value-type="float" calcext:value-type="float" office:value="1">
            <text:p>1</text:p>
          </table:table-cell>
          <table:table-cell table:number-columns-repeated="1024"/>
        </table:table-row>
        <table:table-row table:style-name="ro259">
          <table:table-cell office:value-type="string" calcext:value-type="string">
            <text:p><text:span text:style-name="T724">grit trinket 1</text:span></text:p>
          </table:table-cell>
          <table:table-cell table:style-name="ce35" table:formula="of:=IFERROR(IFERROR(VLOOKUP([.A45];[items_equipment.A:items_equipment.B];2;0);VLOOKUP([.A45];[items_misc.A:items_misc.B];2;0));VLOOKUP([.A45];[items_consumable.A:items_consumable.B];2;0))" office:value-type="string" calcext:value-type="string" office:string-value="Wood shield">
            <text:p>Wood shield</text:p>
          </table:table-cell>
          <table:table-cell office:value-type="string" calcext:value-type="string">
            <text:p>snail</text:p>
          </table:table-cell>
          <table:table-cell table:style-name="ce35" table:formula="of:=VLOOKUP([.C45];[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5];[enemies.A:enemies.L];12;0);&quot;&quot;)" office:value-type="float" calcext:value-type="float" office:value="1">
            <text:p>1</text:p>
          </table:table-cell>
          <table:table-cell table:number-columns-repeated="1024"/>
        </table:table-row>
        <table:table-row table:style-name="ro260">
          <table:table-cell office:value-type="string" calcext:value-type="string">
            <text:p><text:span text:style-name="T725">grit weapon 1</text:span></text:p>
          </table:table-cell>
          <table:table-cell table:style-name="ce35" table:formula="of:=IFERROR(IFERROR(VLOOKUP([.A46];[items_equipment.A:items_equipment.B];2;0);VLOOKUP([.A46];[items_misc.A:items_misc.B];2;0));VLOOKUP([.A46];[items_consumable.A:items_consumable.B];2;0))" office:value-type="string" calcext:value-type="string" office:string-value="Pitchfork">
            <text:p>Pitchfork</text:p>
          </table:table-cell>
          <table:table-cell office:value-type="string" calcext:value-type="string">
            <text:p>snail</text:p>
          </table:table-cell>
          <table:table-cell table:style-name="ce35" table:formula="of:=VLOOKUP([.C46];[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6];[enemies.A:enemies.L];12;0);&quot;&quot;)" office:value-type="float" calcext:value-type="float" office:value="1">
            <text:p>1</text:p>
          </table:table-cell>
          <table:table-cell table:number-columns-repeated="1024"/>
        </table:table-row>
        <table:table-row table:style-name="ro261">
          <table:table-cell office:value-type="string" calcext:value-type="string">
            <text:p><text:span text:style-name="T726">mind body 1</text:span></text:p>
          </table:table-cell>
          <table:table-cell table:style-name="ce35" table:formula="of:=IFERROR(IFERROR(VLOOKUP([.A47];[items_equipment.A:items_equipment.B];2;0);VLOOKUP([.A47];[items_misc.A:items_misc.B];2;0));VLOOKUP([.A47];[items_consumable.A:items_consumable.B];2;0))" office:value-type="string" calcext:value-type="string" office:string-value="Robe">
            <text:p>Robe</text:p>
          </table:table-cell>
          <table:table-cell office:value-type="string" calcext:value-type="string">
            <text:p>snail</text:p>
          </table:table-cell>
          <table:table-cell table:style-name="ce35" table:formula="of:=VLOOKUP([.C47];[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7];[enemies.A:enemies.L];12;0);&quot;&quot;)" office:value-type="float" calcext:value-type="float" office:value="1">
            <text:p>1</text:p>
          </table:table-cell>
          <table:table-cell table:number-columns-repeated="1024"/>
        </table:table-row>
        <table:table-row table:style-name="ro262">
          <table:table-cell office:value-type="string" calcext:value-type="string">
            <text:p><text:span text:style-name="T727">mind head 1</text:span></text:p>
          </table:table-cell>
          <table:table-cell table:style-name="ce35" table:formula="of:=IFERROR(IFERROR(VLOOKUP([.A48];[items_equipment.A:items_equipment.B];2;0);VLOOKUP([.A48];[items_misc.A:items_misc.B];2;0));VLOOKUP([.A48];[items_consumable.A:items_consumable.B];2;0))" office:value-type="string" calcext:value-type="string" office:string-value="Pointy hat">
            <text:p>Pointy hat</text:p>
          </table:table-cell>
          <table:table-cell office:value-type="string" calcext:value-type="string">
            <text:p>snail</text:p>
          </table:table-cell>
          <table:table-cell table:style-name="ce35" table:formula="of:=VLOOKUP([.C48];[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8];[enemies.A:enemies.L];12;0);&quot;&quot;)" office:value-type="float" calcext:value-type="float" office:value="1">
            <text:p>1</text:p>
          </table:table-cell>
          <table:table-cell table:number-columns-repeated="1024"/>
        </table:table-row>
        <table:table-row table:style-name="ro263">
          <table:table-cell office:value-type="string" calcext:value-type="string">
            <text:p><text:span text:style-name="T728">mind trinket 1</text:span></text:p>
          </table:table-cell>
          <table:table-cell table:style-name="ce35" table:formula="of:=IFERROR(IFERROR(VLOOKUP([.A49];[items_equipment.A:items_equipment.B];2;0);VLOOKUP([.A49];[items_misc.A:items_misc.B];2;0));VLOOKUP([.A49];[items_consumable.A:items_consumable.B];2;0))" office:value-type="string" calcext:value-type="string" office:string-value="Piece of paper">
            <text:p>Piece of paper</text:p>
          </table:table-cell>
          <table:table-cell office:value-type="string" calcext:value-type="string">
            <text:p>snail</text:p>
          </table:table-cell>
          <table:table-cell table:style-name="ce35" table:formula="of:=VLOOKUP([.C49];[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9];[enemies.A:enemies.L];12;0);&quot;&quot;)" office:value-type="float" calcext:value-type="float" office:value="1">
            <text:p>1</text:p>
          </table:table-cell>
          <table:table-cell table:number-columns-repeated="1024"/>
        </table:table-row>
        <table:table-row table:style-name="ro264">
          <table:table-cell office:value-type="string" calcext:value-type="string">
            <text:p><text:span text:style-name="T729">mind weapon 1</text:span></text:p>
          </table:table-cell>
          <table:table-cell table:style-name="ce35" table:formula="of:=IFERROR(IFERROR(VLOOKUP([.A50];[items_equipment.A:items_equipment.B];2;0);VLOOKUP([.A50];[items_misc.A:items_misc.B];2;0));VLOOKUP([.A50];[items_consumable.A:items_consumable.B];2;0))" office:value-type="string" calcext:value-type="string" office:string-value="Stick">
            <text:p>Stick</text:p>
          </table:table-cell>
          <table:table-cell office:value-type="string" calcext:value-type="string">
            <text:p>snail</text:p>
          </table:table-cell>
          <table:table-cell table:style-name="ce35" table:formula="of:=VLOOKUP([.C50];[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0];[enemies.A:enemies.L];12;0);&quot;&quot;)" office:value-type="float" calcext:value-type="float" office:value="1">
            <text:p>1</text:p>
          </table:table-cell>
          <table:table-cell table:number-columns-repeated="1024"/>
        </table:table-row>
        <table:table-row table:style-name="ro265">
          <table:table-cell office:value-type="string" calcext:value-type="string">
            <text:p><text:span text:style-name="T730">red potion</text:span></text:p>
          </table:table-cell>
          <table:table-cell table:style-name="ce35" table:formula="of:=IFERROR(IFERROR(VLOOKUP([.A51];[items_equipment.A:items_equipment.B];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35" table:formula="of:=VLOOKUP([.C51];[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1];[enemies.A:enemies.L];12;0);&quot;&quot;)" office:value-type="float" calcext:value-type="float" office:value="1">
            <text:p>1</text:p>
          </table:table-cell>
          <table:table-cell table:number-columns-repeated="1024"/>
        </table:table-row>
        <table:table-row table:style-name="ro266">
          <table:table-cell office:value-type="string" calcext:value-type="string">
            <text:p><text:span text:style-name="T731">soul body 1</text:span></text:p>
          </table:table-cell>
          <table:table-cell table:style-name="ce35" table:formula="of:=IFERROR(IFERROR(VLOOKUP([.A52];[items_equipment.A:items_equipment.B];2;0);VLOOKUP([.A52];[items_misc.A:items_misc.B];2;0));VLOOKUP([.A52];[items_consumable.A:items_consumable.B];2;0))" office:value-type="string" calcext:value-type="string" office:string-value="Brown monk robe">
            <text:p>Brown monk robe</text:p>
          </table:table-cell>
          <table:table-cell office:value-type="string" calcext:value-type="string">
            <text:p>snail</text:p>
          </table:table-cell>
          <table:table-cell table:style-name="ce35" table:formula="of:=VLOOKUP([.C52];[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2];[enemies.A:enemies.L];12;0);&quot;&quot;)" office:value-type="float" calcext:value-type="float" office:value="1">
            <text:p>1</text:p>
          </table:table-cell>
          <table:table-cell table:number-columns-repeated="1024"/>
        </table:table-row>
        <table:table-row table:style-name="ro267">
          <table:table-cell office:value-type="string" calcext:value-type="string">
            <text:p><text:span text:style-name="T732">soul head 1</text:span></text:p>
          </table:table-cell>
          <table:table-cell table:style-name="ce35" table:formula="of:=IFERROR(IFERROR(VLOOKUP([.A53];[items_equipment.A:items_equipment.B];2;0);VLOOKUP([.A53];[items_misc.A:items_misc.B];2;0));VLOOKUP([.A53];[items_consumable.A:items_consumable.B];2;0))" office:value-type="string" calcext:value-type="string" office:string-value="Bald cap">
            <text:p>Bald cap</text:p>
          </table:table-cell>
          <table:table-cell office:value-type="string" calcext:value-type="string">
            <text:p>snail</text:p>
          </table:table-cell>
          <table:table-cell table:style-name="ce35" table:formula="of:=VLOOKUP([.C53];[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3];[enemies.A:enemies.L];12;0);&quot;&quot;)" office:value-type="float" calcext:value-type="float" office:value="1">
            <text:p>1</text:p>
          </table:table-cell>
          <table:table-cell table:number-columns-repeated="1024"/>
        </table:table-row>
        <table:table-row table:style-name="ro268">
          <table:table-cell office:value-type="string" calcext:value-type="string">
            <text:p><text:span text:style-name="T733">soul trinket 1</text:span></text:p>
          </table:table-cell>
          <table:table-cell table:style-name="ce35" table:formula="of:=IFERROR(IFERROR(VLOOKUP([.A54];[items_equipment.A:items_equipment.B];2;0);VLOOKUP([.A54];[items_misc.A:items_misc.B];2;0));VLOOKUP([.A54];[items_consumable.A:items_consumable.B];2;0))" office:value-type="string" calcext:value-type="string" office:string-value="Tiny bell">
            <text:p>Tiny bell</text:p>
          </table:table-cell>
          <table:table-cell office:value-type="string" calcext:value-type="string">
            <text:p>snail</text:p>
          </table:table-cell>
          <table:table-cell table:style-name="ce35" table:formula="of:=VLOOKUP([.C54];[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4];[enemies.A:enemies.L];12;0);&quot;&quot;)" office:value-type="float" calcext:value-type="float" office:value="1">
            <text:p>1</text:p>
          </table:table-cell>
          <table:table-cell table:number-columns-repeated="1024"/>
        </table:table-row>
        <table:table-row table:style-name="ro269">
          <table:table-cell office:value-type="string" calcext:value-type="string">
            <text:p><text:span text:style-name="T734">soul weapon 1</text:span></text:p>
          </table:table-cell>
          <table:table-cell table:style-name="ce35" table:formula="of:=IFERROR(IFERROR(VLOOKUP([.A55];[items_equipment.A:items_equipment.B];2;0);VLOOKUP([.A55];[items_misc.A:items_misc.B];2;0));VLOOKUP([.A55];[items_consumable.A:items_consumable.B];2;0))" office:value-type="string" calcext:value-type="string" office:string-value="Prayer beads">
            <text:p>Prayer beads</text:p>
          </table:table-cell>
          <table:table-cell office:value-type="string" calcext:value-type="string">
            <text:p>snail</text:p>
          </table:table-cell>
          <table:table-cell table:style-name="ce35" table:formula="of:=VLOOKUP([.C55];[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5];[enemies.A:enemies.L];12;0);&quot;&quot;)" office:value-type="float" calcext:value-type="float" office:value="1">
            <text:p>1</text:p>
          </table:table-cell>
          <table:table-cell table:number-columns-repeated="1024"/>
        </table:table-row>
        <table:table-row table:style-name="ro270">
          <table:table-cell office:value-type="string" calcext:value-type="string">
            <text:p><text:span text:style-name="T735">soul head 1</text:span></text:p>
          </table:table-cell>
          <table:table-cell table:style-name="ce35" table:formula="of:=IFERROR(IFERROR(VLOOKUP([.A56];[items_equipment.A:items_equipment.B];2;0);VLOOKUP([.A56];[items_misc.A:items_misc.B];2;0));VLOOKUP([.A56];[items_consumable.A:items_consumable.B];2;0))" office:value-type="string" calcext:value-type="string" office:string-value="Bald cap">
            <text:p>Bald cap</text:p>
          </table:table-cell>
          <table:table-cell office:value-type="string" calcext:value-type="string">
            <text:p>spore</text:p>
          </table:table-cell>
          <table:table-cell table:style-name="ce35" table:formula="of:=VLOOKUP([.C56];[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56];[enemies.A:enemies.L];12;0);&quot;&quot;)" office:value-type="float" calcext:value-type="float" office:value="1">
            <text:p>1</text:p>
          </table:table-cell>
          <table:table-cell table:number-columns-repeated="1024"/>
        </table:table-row>
        <table:table-row table:style-name="ro271">
          <table:table-cell office:value-type="string" calcext:value-type="string">
            <text:p><text:span text:style-name="T736">soul trinket 1</text:span></text:p>
          </table:table-cell>
          <table:table-cell table:style-name="ce35" table:formula="of:=IFERROR(IFERROR(VLOOKUP([.A57];[items_equipment.A:items_equipment.B];2;0);VLOOKUP([.A57];[items_misc.A:items_misc.B];2;0));VLOOKUP([.A57];[items_consumable.A:items_consumable.B];2;0))" office:value-type="string" calcext:value-type="string" office:string-value="Tiny bell">
            <text:p>Tiny bell</text:p>
          </table:table-cell>
          <table:table-cell office:value-type="string" calcext:value-type="string">
            <text:p>spore</text:p>
          </table:table-cell>
          <table:table-cell table:style-name="ce35" table:formula="of:=VLOOKUP([.C57];[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57];[enemies.A:enemies.L];12;0);&quot;&quot;)" office:value-type="float" calcext:value-type="float" office:value="1">
            <text:p>1</text:p>
          </table:table-cell>
          <table:table-cell table:number-columns-repeated="1024"/>
        </table:table-row>
        <table:table-row table:style-name="ro272">
          <table:table-cell office:value-type="string" calcext:value-type="string">
            <text:p><text:span text:style-name="T737">soul weapon 1</text:span></text:p>
          </table:table-cell>
          <table:table-cell table:style-name="ce35" table:formula="of:=IFERROR(IFERROR(VLOOKUP([.A58];[items_equipment.A:items_equipment.B];2;0);VLOOKUP([.A58];[items_misc.A:items_misc.B];2;0));VLOOKUP([.A58];[items_consumable.A:items_consumable.B];2;0))" office:value-type="string" calcext:value-type="string" office:string-value="Prayer beads">
            <text:p>Prayer beads</text:p>
          </table:table-cell>
          <table:table-cell office:value-type="string" calcext:value-type="string">
            <text:p>spore</text:p>
          </table:table-cell>
          <table:table-cell table:style-name="ce35" table:formula="of:=VLOOKUP([.C58];[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58];[enemies.A:enemies.L];12;0);&quot;&quot;)" office:value-type="float" calcext:value-type="float" office:value="1">
            <text:p>1</text:p>
          </table:table-cell>
          <table:table-cell table:number-columns-repeated="1024"/>
        </table:table-row>
        <table:table-row table:style-name="ro273">
          <table:table-cell office:value-type="string" calcext:value-type="string">
            <text:p><text:span text:style-name="T738">blue potion</text:span></text:p>
          </table:table-cell>
          <table:table-cell table:style-name="ce35" table:formula="of:=IFERROR(IFERROR(VLOOKUP([.A59];[items_equipment.A:items_equipment.B];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35" table:formula="of:=VLOOKUP([.C59];[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59];[enemies.A:enemies.L];12;0);&quot;&quot;)" office:value-type="float" calcext:value-type="float" office:value="1">
            <text:p>1</text:p>
          </table:table-cell>
          <table:table-cell table:number-columns-repeated="1024"/>
        </table:table-row>
        <table:table-row table:style-name="ro274">
          <table:table-cell office:value-type="string" calcext:value-type="string">
            <text:p><text:span text:style-name="T739">flow body 1</text:span></text:p>
          </table:table-cell>
          <table:table-cell table:style-name="ce35" table:formula="of:=IFERROR(IFERROR(VLOOKUP([.A60];[items_equipment.A:items_equipment.B];2;0);VLOOKUP([.A60];[items_misc.A:items_misc.B];2;0));VLOOKUP([.A60];[items_consumable.A:items_consumable.B];2;0))" office:value-type="string" calcext:value-type="string" office:string-value="Ragged shirt">
            <text:p>Ragged shirt</text:p>
          </table:table-cell>
          <table:table-cell office:value-type="string" calcext:value-type="string">
            <text:p>spore</text:p>
          </table:table-cell>
          <table:table-cell table:style-name="ce35" table:formula="of:=VLOOKUP([.C60];[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0];[enemies.A:enemies.L];12;0);&quot;&quot;)" office:value-type="float" calcext:value-type="float" office:value="1">
            <text:p>1</text:p>
          </table:table-cell>
          <table:table-cell table:number-columns-repeated="1024"/>
        </table:table-row>
        <table:table-row table:style-name="ro275">
          <table:table-cell office:value-type="string" calcext:value-type="string">
            <text:p><text:span text:style-name="T740">flow head 1</text:span></text:p>
          </table:table-cell>
          <table:table-cell table:style-name="ce35" table:formula="of:=IFERROR(IFERROR(VLOOKUP([.A61];[items_equipment.A:items_equipment.B];2;0);VLOOKUP([.A61];[items_misc.A:items_misc.B];2;0));VLOOKUP([.A61];[items_consumable.A:items_consumable.B];2;0))" office:value-type="string" calcext:value-type="string" office:string-value="Ragged hood">
            <text:p>Ragged hood</text:p>
          </table:table-cell>
          <table:table-cell office:value-type="string" calcext:value-type="string">
            <text:p>spore</text:p>
          </table:table-cell>
          <table:table-cell table:style-name="ce35" table:formula="of:=VLOOKUP([.C61];[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1];[enemies.A:enemies.L];12;0);&quot;&quot;)" office:value-type="float" calcext:value-type="float" office:value="1">
            <text:p>1</text:p>
          </table:table-cell>
          <table:table-cell table:number-columns-repeated="1024"/>
        </table:table-row>
        <table:table-row table:style-name="ro276">
          <table:table-cell office:value-type="string" calcext:value-type="string">
            <text:p><text:span text:style-name="T741">flow trinket 1</text:span></text:p>
          </table:table-cell>
          <table:table-cell table:style-name="ce35" table:formula="of:=IFERROR(IFERROR(VLOOKUP([.A62];[items_equipment.A:items_equipment.B];2;0);VLOOKUP([.A62];[items_misc.A:items_misc.B];2;0));VLOOKUP([.A62];[items_consumable.A:items_consumable.B];2;0))" office:value-type="string" calcext:value-type="string" office:string-value="Pocket knife">
            <text:p>Pocket knife</text:p>
          </table:table-cell>
          <table:table-cell office:value-type="string" calcext:value-type="string">
            <text:p>spore</text:p>
          </table:table-cell>
          <table:table-cell table:style-name="ce35" table:formula="of:=VLOOKUP([.C62];[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2];[enemies.A:enemies.L];12;0);&quot;&quot;)" office:value-type="float" calcext:value-type="float" office:value="1">
            <text:p>1</text:p>
          </table:table-cell>
          <table:table-cell table:number-columns-repeated="1024"/>
        </table:table-row>
        <table:table-row table:style-name="ro277">
          <table:table-cell office:value-type="string" calcext:value-type="string">
            <text:p><text:span text:style-name="T742">flow weapon 1</text:span></text:p>
          </table:table-cell>
          <table:table-cell table:style-name="ce35" table:formula="of:=IFERROR(IFERROR(VLOOKUP([.A63];[items_equipment.A:items_equipment.B];2;0);VLOOKUP([.A63];[items_misc.A:items_misc.B];2;0));VLOOKUP([.A63];[items_consumable.A:items_consumable.B];2;0))" office:value-type="string" calcext:value-type="string" office:string-value="Dirk">
            <text:p>Dirk</text:p>
          </table:table-cell>
          <table:table-cell office:value-type="string" calcext:value-type="string">
            <text:p>spore</text:p>
          </table:table-cell>
          <table:table-cell table:style-name="ce35" table:formula="of:=VLOOKUP([.C63];[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3];[enemies.A:enemies.L];12;0);&quot;&quot;)" office:value-type="float" calcext:value-type="float" office:value="1">
            <text:p>1</text:p>
          </table:table-cell>
          <table:table-cell table:number-columns-repeated="1024"/>
        </table:table-row>
        <table:table-row table:style-name="ro278">
          <table:table-cell office:value-type="string" calcext:value-type="string">
            <text:p><text:span text:style-name="T743">grit body 1</text:span></text:p>
          </table:table-cell>
          <table:table-cell table:style-name="ce35" table:formula="of:=IFERROR(IFERROR(VLOOKUP([.A64];[items_equipment.A:items_equipment.B];2;0);VLOOKUP([.A64];[items_misc.A:items_misc.B];2;0));VLOOKUP([.A64];[items_consumable.A:items_consumable.B];2;0))" office:value-type="string" calcext:value-type="string" office:string-value="Leather tunic">
            <text:p>Leather tunic</text:p>
          </table:table-cell>
          <table:table-cell office:value-type="string" calcext:value-type="string">
            <text:p>spore</text:p>
          </table:table-cell>
          <table:table-cell table:style-name="ce35" table:formula="of:=VLOOKUP([.C64];[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4];[enemies.A:enemies.L];12;0);&quot;&quot;)" office:value-type="float" calcext:value-type="float" office:value="1">
            <text:p>1</text:p>
          </table:table-cell>
          <table:table-cell table:number-columns-repeated="1024"/>
        </table:table-row>
        <table:table-row table:style-name="ro279">
          <table:table-cell office:value-type="string" calcext:value-type="string">
            <text:p><text:span text:style-name="T744">grit head 1</text:span></text:p>
          </table:table-cell>
          <table:table-cell table:style-name="ce35" table:formula="of:=IFERROR(IFERROR(VLOOKUP([.A65];[items_equipment.A:items_equipment.B];2;0);VLOOKUP([.A65];[items_misc.A:items_misc.B];2;0));VLOOKUP([.A65];[items_consumable.A:items_consumable.B];2;0))" office:value-type="string" calcext:value-type="string" office:string-value="Leather hat">
            <text:p>Leather hat</text:p>
          </table:table-cell>
          <table:table-cell office:value-type="string" calcext:value-type="string">
            <text:p>spore</text:p>
          </table:table-cell>
          <table:table-cell table:style-name="ce35" table:formula="of:=VLOOKUP([.C65];[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5];[enemies.A:enemies.L];12;0);&quot;&quot;)" office:value-type="float" calcext:value-type="float" office:value="1">
            <text:p>1</text:p>
          </table:table-cell>
          <table:table-cell table:number-columns-repeated="1024"/>
        </table:table-row>
        <table:table-row table:style-name="ro280">
          <table:table-cell office:value-type="string" calcext:value-type="string">
            <text:p><text:span text:style-name="T745">grit trinket 1</text:span></text:p>
          </table:table-cell>
          <table:table-cell table:style-name="ce35" table:formula="of:=IFERROR(IFERROR(VLOOKUP([.A66];[items_equipment.A:items_equipment.B];2;0);VLOOKUP([.A66];[items_misc.A:items_misc.B];2;0));VLOOKUP([.A66];[items_consumable.A:items_consumable.B];2;0))" office:value-type="string" calcext:value-type="string" office:string-value="Wood shield">
            <text:p>Wood shield</text:p>
          </table:table-cell>
          <table:table-cell office:value-type="string" calcext:value-type="string">
            <text:p>spore</text:p>
          </table:table-cell>
          <table:table-cell table:style-name="ce35" table:formula="of:=VLOOKUP([.C66];[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6];[enemies.A:enemies.L];12;0);&quot;&quot;)" office:value-type="float" calcext:value-type="float" office:value="1">
            <text:p>1</text:p>
          </table:table-cell>
          <table:table-cell table:number-columns-repeated="1024"/>
        </table:table-row>
        <table:table-row table:style-name="ro281">
          <table:table-cell office:value-type="string" calcext:value-type="string">
            <text:p><text:span text:style-name="T746">grit weapon 1</text:span></text:p>
          </table:table-cell>
          <table:table-cell table:style-name="ce35" table:formula="of:=IFERROR(IFERROR(VLOOKUP([.A67];[items_equipment.A:items_equipment.B];2;0);VLOOKUP([.A67];[items_misc.A:items_misc.B];2;0));VLOOKUP([.A67];[items_consumable.A:items_consumable.B];2;0))" office:value-type="string" calcext:value-type="string" office:string-value="Pitchfork">
            <text:p>Pitchfork</text:p>
          </table:table-cell>
          <table:table-cell office:value-type="string" calcext:value-type="string">
            <text:p>spore</text:p>
          </table:table-cell>
          <table:table-cell table:style-name="ce35" table:formula="of:=VLOOKUP([.C67];[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7];[enemies.A:enemies.L];12;0);&quot;&quot;)" office:value-type="float" calcext:value-type="float" office:value="1">
            <text:p>1</text:p>
          </table:table-cell>
          <table:table-cell table:number-columns-repeated="1024"/>
        </table:table-row>
        <table:table-row table:style-name="ro282">
          <table:table-cell office:value-type="string" calcext:value-type="string">
            <text:p><text:span text:style-name="T747">mind body 1</text:span></text:p>
          </table:table-cell>
          <table:table-cell table:style-name="ce35" table:formula="of:=IFERROR(IFERROR(VLOOKUP([.A68];[items_equipment.A:items_equipment.B];2;0);VLOOKUP([.A68];[items_misc.A:items_misc.B];2;0));VLOOKUP([.A68];[items_consumable.A:items_consumable.B];2;0))" office:value-type="string" calcext:value-type="string" office:string-value="Robe">
            <text:p>Robe</text:p>
          </table:table-cell>
          <table:table-cell office:value-type="string" calcext:value-type="string">
            <text:p>spore</text:p>
          </table:table-cell>
          <table:table-cell table:style-name="ce35" table:formula="of:=VLOOKUP([.C68];[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8];[enemies.A:enemies.L];12;0);&quot;&quot;)" office:value-type="float" calcext:value-type="float" office:value="1">
            <text:p>1</text:p>
          </table:table-cell>
          <table:table-cell table:number-columns-repeated="1024"/>
        </table:table-row>
        <table:table-row table:style-name="ro283">
          <table:table-cell office:value-type="string" calcext:value-type="string">
            <text:p><text:span text:style-name="T748">mind head 1</text:span></text:p>
          </table:table-cell>
          <table:table-cell table:style-name="ce35" table:formula="of:=IFERROR(IFERROR(VLOOKUP([.A69];[items_equipment.A:items_equipment.B];2;0);VLOOKUP([.A69];[items_misc.A:items_misc.B];2;0));VLOOKUP([.A69];[items_consumable.A:items_consumable.B];2;0))" office:value-type="string" calcext:value-type="string" office:string-value="Pointy hat">
            <text:p>Pointy hat</text:p>
          </table:table-cell>
          <table:table-cell office:value-type="string" calcext:value-type="string">
            <text:p>spore</text:p>
          </table:table-cell>
          <table:table-cell table:style-name="ce35" table:formula="of:=VLOOKUP([.C69];[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9];[enemies.A:enemies.L];12;0);&quot;&quot;)" office:value-type="float" calcext:value-type="float" office:value="1">
            <text:p>1</text:p>
          </table:table-cell>
          <table:table-cell table:number-columns-repeated="1024"/>
        </table:table-row>
        <table:table-row table:style-name="ro284">
          <table:table-cell office:value-type="string" calcext:value-type="string">
            <text:p><text:span text:style-name="T749">mind trinket 1</text:span></text:p>
          </table:table-cell>
          <table:table-cell table:style-name="ce35" table:formula="of:=IFERROR(IFERROR(VLOOKUP([.A70];[items_equipment.A:items_equipment.B];2;0);VLOOKUP([.A70];[items_misc.A:items_misc.B];2;0));VLOOKUP([.A70];[items_consumable.A:items_consumable.B];2;0))" office:value-type="string" calcext:value-type="string" office:string-value="Piece of paper">
            <text:p>Piece of paper</text:p>
          </table:table-cell>
          <table:table-cell office:value-type="string" calcext:value-type="string">
            <text:p>spore</text:p>
          </table:table-cell>
          <table:table-cell table:style-name="ce35" table:formula="of:=VLOOKUP([.C70];[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70];[enemies.A:enemies.L];12;0);&quot;&quot;)" office:value-type="float" calcext:value-type="float" office:value="1">
            <text:p>1</text:p>
          </table:table-cell>
          <table:table-cell table:number-columns-repeated="1024"/>
        </table:table-row>
        <table:table-row table:style-name="ro285">
          <table:table-cell office:value-type="string" calcext:value-type="string">
            <text:p><text:span text:style-name="T750">mind weapon 1</text:span></text:p>
          </table:table-cell>
          <table:table-cell table:style-name="ce35" table:formula="of:=IFERROR(IFERROR(VLOOKUP([.A71];[items_equipment.A:items_equipment.B];2;0);VLOOKUP([.A71];[items_misc.A:items_misc.B];2;0));VLOOKUP([.A71];[items_consumable.A:items_consumable.B];2;0))" office:value-type="string" calcext:value-type="string" office:string-value="Stick">
            <text:p>Stick</text:p>
          </table:table-cell>
          <table:table-cell office:value-type="string" calcext:value-type="string">
            <text:p>spore</text:p>
          </table:table-cell>
          <table:table-cell table:style-name="ce35" table:formula="of:=VLOOKUP([.C71];[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71];[enemies.A:enemies.L];12;0);&quot;&quot;)" office:value-type="float" calcext:value-type="float" office:value="1">
            <text:p>1</text:p>
          </table:table-cell>
          <table:table-cell table:number-columns-repeated="1024"/>
        </table:table-row>
        <table:table-row table:style-name="ro286">
          <table:table-cell office:value-type="string" calcext:value-type="string">
            <text:p><text:span text:style-name="T751">red potion</text:span></text:p>
          </table:table-cell>
          <table:table-cell table:style-name="ce35" table:formula="of:=IFERROR(IFERROR(VLOOKUP([.A72];[items_equipment.A:items_equipment.B];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35" table:formula="of:=VLOOKUP([.C72];[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72];[enemies.A:enemies.L];12;0);&quot;&quot;)" office:value-type="float" calcext:value-type="float" office:value="1">
            <text:p>1</text:p>
          </table:table-cell>
          <table:table-cell table:number-columns-repeated="1024"/>
        </table:table-row>
        <table:table-row table:style-name="ro287">
          <table:table-cell office:value-type="string" calcext:value-type="string">
            <text:p><text:span text:style-name="T752">soul body 1</text:span></text:p>
          </table:table-cell>
          <table:table-cell table:style-name="ce35" table:formula="of:=IFERROR(IFERROR(VLOOKUP([.A73];[items_equipment.A:items_equipment.B];2;0);VLOOKUP([.A73];[items_misc.A:items_misc.B];2;0));VLOOKUP([.A73];[items_consumable.A:items_consumable.B];2;0))" office:value-type="string" calcext:value-type="string" office:string-value="Brown monk robe">
            <text:p>Brown monk robe</text:p>
          </table:table-cell>
          <table:table-cell office:value-type="string" calcext:value-type="string">
            <text:p>spore</text:p>
          </table:table-cell>
          <table:table-cell table:style-name="ce35" table:formula="of:=VLOOKUP([.C73];[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73];[enemies.A:enemies.L];12;0);&quot;&quot;)" office:value-type="float" calcext:value-type="float" office:value="1">
            <text:p>1</text:p>
          </table:table-cell>
          <table:table-cell table:number-columns-repeated="1024"/>
        </table:table-row>
        <table:table-row table:style-name="ro288">
          <table:table-cell office:value-type="string" calcext:value-type="string">
            <text:p><text:span text:style-name="T753">blue potion</text:span></text:p>
          </table:table-cell>
          <table:table-cell table:style-name="ce35" table:formula="of:=IFERROR(IFERROR(VLOOKUP([.A74];[items_equipment.A:items_equipment.B];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35"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4];[enemies.A:enemies.L];12;0);&quot;&quot;)" office:value-type="float" calcext:value-type="float" office:value="1">
            <text:p>1</text:p>
          </table:table-cell>
          <table:table-cell table:number-columns-repeated="1024"/>
        </table:table-row>
        <table:table-row table:style-name="ro289">
          <table:table-cell office:value-type="string" calcext:value-type="string">
            <text:p><text:span text:style-name="T754">flow body 1</text:span></text:p>
          </table:table-cell>
          <table:table-cell table:style-name="ce35" table:formula="of:=IFERROR(IFERROR(VLOOKUP([.A75];[items_equipment.A:items_equipment.B];2;0);VLOOKUP([.A75];[items_misc.A:items_misc.B];2;0));VLOOKUP([.A75];[items_consumable.A:items_consumable.B];2;0))" office:value-type="string" calcext:value-type="string" office:string-value="Ragged shirt">
            <text:p>Ragged shirt</text:p>
          </table:table-cell>
          <table:table-cell office:value-type="string" calcext:value-type="string">
            <text:p>wood_stump</text:p>
          </table:table-cell>
          <table:table-cell table:style-name="ce35"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5];[enemies.A:enemies.L];12;0);&quot;&quot;)" office:value-type="float" calcext:value-type="float" office:value="1">
            <text:p>1</text:p>
          </table:table-cell>
          <table:table-cell table:number-columns-repeated="1024"/>
        </table:table-row>
        <table:table-row table:style-name="ro290">
          <table:table-cell office:value-type="string" calcext:value-type="string">
            <text:p><text:span text:style-name="T755">flow head 1</text:span></text:p>
          </table:table-cell>
          <table:table-cell table:style-name="ce35" table:formula="of:=IFERROR(IFERROR(VLOOKUP([.A76];[items_equipment.A:items_equipment.B];2;0);VLOOKUP([.A76];[items_misc.A:items_misc.B];2;0));VLOOKUP([.A76];[items_consumable.A:items_consumable.B];2;0))" office:value-type="string" calcext:value-type="string" office:string-value="Ragged hood">
            <text:p>Ragged hood</text:p>
          </table:table-cell>
          <table:table-cell office:value-type="string" calcext:value-type="string">
            <text:p>wood_stump</text:p>
          </table:table-cell>
          <table:table-cell table:style-name="ce35"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6];[enemies.A:enemies.L];12;0);&quot;&quot;)" office:value-type="float" calcext:value-type="float" office:value="1">
            <text:p>1</text:p>
          </table:table-cell>
          <table:table-cell table:number-columns-repeated="1024"/>
        </table:table-row>
        <table:table-row table:style-name="ro291">
          <table:table-cell office:value-type="string" calcext:value-type="string">
            <text:p><text:span text:style-name="T756">flow trinket 1</text:span></text:p>
          </table:table-cell>
          <table:table-cell table:style-name="ce35" table:formula="of:=IFERROR(IFERROR(VLOOKUP([.A77];[items_equipment.A:items_equipment.B];2;0);VLOOKUP([.A77];[items_misc.A:items_misc.B];2;0));VLOOKUP([.A77];[items_consumable.A:items_consumable.B];2;0))" office:value-type="string" calcext:value-type="string" office:string-value="Pocket knife">
            <text:p>Pocket knife</text:p>
          </table:table-cell>
          <table:table-cell office:value-type="string" calcext:value-type="string">
            <text:p>wood_stump</text:p>
          </table:table-cell>
          <table:table-cell table:style-name="ce35"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7];[enemies.A:enemies.L];12;0);&quot;&quot;)" office:value-type="float" calcext:value-type="float" office:value="1">
            <text:p>1</text:p>
          </table:table-cell>
          <table:table-cell table:number-columns-repeated="1024"/>
        </table:table-row>
        <table:table-row table:style-name="ro292">
          <table:table-cell office:value-type="string" calcext:value-type="string">
            <text:p><text:span text:style-name="T757">flow weapon 1</text:span></text:p>
          </table:table-cell>
          <table:table-cell table:style-name="ce35" table:formula="of:=IFERROR(IFERROR(VLOOKUP([.A78];[items_equipment.A:items_equipment.B];2;0);VLOOKUP([.A78];[items_misc.A:items_misc.B];2;0));VLOOKUP([.A78];[items_consumable.A:items_consumable.B];2;0))" office:value-type="string" calcext:value-type="string" office:string-value="Dirk">
            <text:p>Dirk</text:p>
          </table:table-cell>
          <table:table-cell office:value-type="string" calcext:value-type="string">
            <text:p>wood_stump</text:p>
          </table:table-cell>
          <table:table-cell table:style-name="ce35"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8];[enemies.A:enemies.L];12;0);&quot;&quot;)" office:value-type="float" calcext:value-type="float" office:value="1">
            <text:p>1</text:p>
          </table:table-cell>
          <table:table-cell table:number-columns-repeated="1024"/>
        </table:table-row>
        <table:table-row table:style-name="ro293">
          <table:table-cell office:value-type="string" calcext:value-type="string">
            <text:p><text:span text:style-name="T758">grit body 1</text:span></text:p>
          </table:table-cell>
          <table:table-cell table:style-name="ce35" table:formula="of:=IFERROR(IFERROR(VLOOKUP([.A79];[items_equipment.A:items_equipment.B];2;0);VLOOKUP([.A79];[items_misc.A:items_misc.B];2;0));VLOOKUP([.A79];[items_consumable.A:items_consumable.B];2;0))" office:value-type="string" calcext:value-type="string" office:string-value="Leather tunic">
            <text:p>Leather tunic</text:p>
          </table:table-cell>
          <table:table-cell office:value-type="string" calcext:value-type="string">
            <text:p>wood_stump</text:p>
          </table:table-cell>
          <table:table-cell table:style-name="ce35"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9];[enemies.A:enemies.L];12;0);&quot;&quot;)" office:value-type="float" calcext:value-type="float" office:value="1">
            <text:p>1</text:p>
          </table:table-cell>
          <table:table-cell table:number-columns-repeated="1024"/>
        </table:table-row>
        <table:table-row table:style-name="ro294">
          <table:table-cell office:value-type="string" calcext:value-type="string">
            <text:p><text:span text:style-name="T759">grit head 1</text:span></text:p>
          </table:table-cell>
          <table:table-cell table:style-name="ce35" table:formula="of:=IFERROR(IFERROR(VLOOKUP([.A80];[items_equipment.A:items_equipment.B];2;0);VLOOKUP([.A80];[items_misc.A:items_misc.B];2;0));VLOOKUP([.A80];[items_consumable.A:items_consumable.B];2;0))" office:value-type="string" calcext:value-type="string" office:string-value="Leather hat">
            <text:p>Leather hat</text:p>
          </table:table-cell>
          <table:table-cell office:value-type="string" calcext:value-type="string">
            <text:p>wood_stump</text:p>
          </table:table-cell>
          <table:table-cell table:style-name="ce35"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0];[enemies.A:enemies.L];12;0);&quot;&quot;)" office:value-type="float" calcext:value-type="float" office:value="1">
            <text:p>1</text:p>
          </table:table-cell>
          <table:table-cell table:number-columns-repeated="1024"/>
        </table:table-row>
        <table:table-row table:style-name="ro295">
          <table:table-cell office:value-type="string" calcext:value-type="string">
            <text:p><text:span text:style-name="T760">grit trinket 1</text:span></text:p>
          </table:table-cell>
          <table:table-cell table:style-name="ce35" table:formula="of:=IFERROR(IFERROR(VLOOKUP([.A81];[items_equipment.A:items_equipment.B];2;0);VLOOKUP([.A81];[items_misc.A:items_misc.B];2;0));VLOOKUP([.A81];[items_consumable.A:items_consumable.B];2;0))" office:value-type="string" calcext:value-type="string" office:string-value="Wood shield">
            <text:p>Wood shield</text:p>
          </table:table-cell>
          <table:table-cell office:value-type="string" calcext:value-type="string">
            <text:p>wood_stump</text:p>
          </table:table-cell>
          <table:table-cell table:style-name="ce35"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1];[enemies.A:enemies.L];12;0);&quot;&quot;)" office:value-type="float" calcext:value-type="float" office:value="1">
            <text:p>1</text:p>
          </table:table-cell>
          <table:table-cell table:number-columns-repeated="1024"/>
        </table:table-row>
        <table:table-row table:style-name="ro296">
          <table:table-cell office:value-type="string" calcext:value-type="string">
            <text:p><text:span text:style-name="T761">grit weapon 1</text:span></text:p>
          </table:table-cell>
          <table:table-cell table:style-name="ce35" table:formula="of:=IFERROR(IFERROR(VLOOKUP([.A82];[items_equipment.A:items_equipment.B];2;0);VLOOKUP([.A82];[items_misc.A:items_misc.B];2;0));VLOOKUP([.A82];[items_consumable.A:items_consumable.B];2;0))" office:value-type="string" calcext:value-type="string" office:string-value="Pitchfork">
            <text:p>Pitchfork</text:p>
          </table:table-cell>
          <table:table-cell office:value-type="string" calcext:value-type="string">
            <text:p>wood_stump</text:p>
          </table:table-cell>
          <table:table-cell table:style-name="ce35"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2];[enemies.A:enemies.L];12;0);&quot;&quot;)" office:value-type="float" calcext:value-type="float" office:value="1">
            <text:p>1</text:p>
          </table:table-cell>
          <table:table-cell table:number-columns-repeated="1024"/>
        </table:table-row>
        <table:table-row table:style-name="ro297">
          <table:table-cell office:value-type="string" calcext:value-type="string">
            <text:p><text:span text:style-name="T762">mind body 1</text:span></text:p>
          </table:table-cell>
          <table:table-cell table:style-name="ce35" table:formula="of:=IFERROR(IFERROR(VLOOKUP([.A83];[items_equipment.A:items_equipment.B];2;0);VLOOKUP([.A83];[items_misc.A:items_misc.B];2;0));VLOOKUP([.A83];[items_consumable.A:items_consumable.B];2;0))" office:value-type="string" calcext:value-type="string" office:string-value="Robe">
            <text:p>Robe</text:p>
          </table:table-cell>
          <table:table-cell office:value-type="string" calcext:value-type="string">
            <text:p>wood_stump</text:p>
          </table:table-cell>
          <table:table-cell table:style-name="ce35"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3];[enemies.A:enemies.L];12;0);&quot;&quot;)" office:value-type="float" calcext:value-type="float" office:value="1">
            <text:p>1</text:p>
          </table:table-cell>
          <table:table-cell table:number-columns-repeated="1024"/>
        </table:table-row>
        <table:table-row table:style-name="ro298">
          <table:table-cell office:value-type="string" calcext:value-type="string">
            <text:p><text:span text:style-name="T763">mind head 1</text:span></text:p>
          </table:table-cell>
          <table:table-cell table:style-name="ce35" table:formula="of:=IFERROR(IFERROR(VLOOKUP([.A84];[items_equipment.A:items_equipment.B];2;0);VLOOKUP([.A84];[items_misc.A:items_misc.B];2;0));VLOOKUP([.A84];[items_consumable.A:items_consumable.B];2;0))" office:value-type="string" calcext:value-type="string" office:string-value="Pointy hat">
            <text:p>Pointy hat</text:p>
          </table:table-cell>
          <table:table-cell office:value-type="string" calcext:value-type="string">
            <text:p>wood_stump</text:p>
          </table:table-cell>
          <table:table-cell table:style-name="ce35"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4];[enemies.A:enemies.L];12;0);&quot;&quot;)" office:value-type="float" calcext:value-type="float" office:value="1">
            <text:p>1</text:p>
          </table:table-cell>
          <table:table-cell table:number-columns-repeated="1024"/>
        </table:table-row>
        <table:table-row table:style-name="ro299">
          <table:table-cell office:value-type="string" calcext:value-type="string">
            <text:p><text:span text:style-name="T764">mind trinket 1</text:span></text:p>
          </table:table-cell>
          <table:table-cell table:style-name="ce35" table:formula="of:=IFERROR(IFERROR(VLOOKUP([.A85];[items_equipment.A:items_equipment.B];2;0);VLOOKUP([.A85];[items_misc.A:items_misc.B];2;0));VLOOKUP([.A85];[items_consumable.A:items_consumable.B];2;0))" office:value-type="string" calcext:value-type="string" office:string-value="Piece of paper">
            <text:p>Piece of paper</text:p>
          </table:table-cell>
          <table:table-cell office:value-type="string" calcext:value-type="string">
            <text:p>wood_stump</text:p>
          </table:table-cell>
          <table:table-cell table:style-name="ce35"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5];[enemies.A:enemies.L];12;0);&quot;&quot;)" office:value-type="float" calcext:value-type="float" office:value="1">
            <text:p>1</text:p>
          </table:table-cell>
          <table:table-cell table:number-columns-repeated="1024"/>
        </table:table-row>
        <table:table-row table:style-name="ro300">
          <table:table-cell office:value-type="string" calcext:value-type="string">
            <text:p><text:span text:style-name="T765">mind weapon 1</text:span></text:p>
          </table:table-cell>
          <table:table-cell table:style-name="ce35" table:formula="of:=IFERROR(IFERROR(VLOOKUP([.A86];[items_equipment.A:items_equipment.B];2;0);VLOOKUP([.A86];[items_misc.A:items_misc.B];2;0));VLOOKUP([.A86];[items_consumable.A:items_consumable.B];2;0))" office:value-type="string" calcext:value-type="string" office:string-value="Stick">
            <text:p>Stick</text:p>
          </table:table-cell>
          <table:table-cell office:value-type="string" calcext:value-type="string">
            <text:p>wood_stump</text:p>
          </table:table-cell>
          <table:table-cell table:style-name="ce35"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6];[enemies.A:enemies.L];12;0);&quot;&quot;)" office:value-type="float" calcext:value-type="float" office:value="1">
            <text:p>1</text:p>
          </table:table-cell>
          <table:table-cell table:number-columns-repeated="1024"/>
        </table:table-row>
        <table:table-row table:style-name="ro301">
          <table:table-cell office:value-type="string" calcext:value-type="string">
            <text:p><text:span text:style-name="T766">red potion</text:span></text:p>
          </table:table-cell>
          <table:table-cell table:style-name="ce35" table:formula="of:=IFERROR(IFERROR(VLOOKUP([.A87];[items_equipment.A:items_equipment.B];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35"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7];[enemies.A:enemies.L];12;0);&quot;&quot;)" office:value-type="float" calcext:value-type="float" office:value="1">
            <text:p>1</text:p>
          </table:table-cell>
          <table:table-cell table:number-columns-repeated="1024"/>
        </table:table-row>
        <table:table-row table:style-name="ro302">
          <table:table-cell office:value-type="string" calcext:value-type="string">
            <text:p><text:span text:style-name="T767">soul body 1</text:span></text:p>
          </table:table-cell>
          <table:table-cell table:style-name="ce35" table:formula="of:=IFERROR(IFERROR(VLOOKUP([.A88];[items_equipment.A:items_equipment.B];2;0);VLOOKUP([.A88];[items_misc.A:items_misc.B];2;0));VLOOKUP([.A88];[items_consumable.A:items_consumable.B];2;0))" office:value-type="string" calcext:value-type="string" office:string-value="Brown monk robe">
            <text:p>Brown monk robe</text:p>
          </table:table-cell>
          <table:table-cell office:value-type="string" calcext:value-type="string">
            <text:p>wood_stump</text:p>
          </table:table-cell>
          <table:table-cell table:style-name="ce35"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8];[enemies.A:enemies.L];12;0);&quot;&quot;)" office:value-type="float" calcext:value-type="float" office:value="1">
            <text:p>1</text:p>
          </table:table-cell>
          <table:table-cell table:number-columns-repeated="1024"/>
        </table:table-row>
        <table:table-row table:style-name="ro303">
          <table:table-cell office:value-type="string" calcext:value-type="string">
            <text:p><text:span text:style-name="T768">soul head 1</text:span></text:p>
          </table:table-cell>
          <table:table-cell table:style-name="ce35" table:formula="of:=IFERROR(IFERROR(VLOOKUP([.A89];[items_equipment.A:items_equipment.B];2;0);VLOOKUP([.A89];[items_misc.A:items_misc.B];2;0));VLOOKUP([.A89];[items_consumable.A:items_consumable.B];2;0))" office:value-type="string" calcext:value-type="string" office:string-value="Bald cap">
            <text:p>Bald cap</text:p>
          </table:table-cell>
          <table:table-cell office:value-type="string" calcext:value-type="string">
            <text:p>wood_stump</text:p>
          </table:table-cell>
          <table:table-cell table:style-name="ce35"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9];[enemies.A:enemies.L];12;0);&quot;&quot;)" office:value-type="float" calcext:value-type="float" office:value="1">
            <text:p>1</text:p>
          </table:table-cell>
          <table:table-cell table:number-columns-repeated="1024"/>
        </table:table-row>
        <table:table-row table:style-name="ro304">
          <table:table-cell office:value-type="string" calcext:value-type="string">
            <text:p><text:span text:style-name="T769">soul trinket 1</text:span></text:p>
          </table:table-cell>
          <table:table-cell table:style-name="ce35" table:formula="of:=IFERROR(IFERROR(VLOOKUP([.A90];[items_equipment.A:items_equipment.B];2;0);VLOOKUP([.A90];[items_misc.A:items_misc.B];2;0));VLOOKUP([.A90];[items_consumable.A:items_consumable.B];2;0))" office:value-type="string" calcext:value-type="string" office:string-value="Tiny bell">
            <text:p>Tiny bell</text:p>
          </table:table-cell>
          <table:table-cell office:value-type="string" calcext:value-type="string">
            <text:p>wood_stump</text:p>
          </table:table-cell>
          <table:table-cell table:style-name="ce35"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90];[enemies.A:enemies.L];12;0);&quot;&quot;)" office:value-type="float" calcext:value-type="float" office:value="1">
            <text:p>1</text:p>
          </table:table-cell>
          <table:table-cell table:number-columns-repeated="1024"/>
        </table:table-row>
        <table:table-row table:style-name="ro305">
          <table:table-cell office:value-type="string" calcext:value-type="string">
            <text:p><text:span text:style-name="T770">soul weapon 1</text:span></text:p>
          </table:table-cell>
          <table:table-cell table:style-name="ce35" table:formula="of:=IFERROR(IFERROR(VLOOKUP([.A91];[items_equipment.A:items_equipment.B];2;0);VLOOKUP([.A91];[items_misc.A:items_misc.B];2;0));VLOOKUP([.A91];[items_consumable.A:items_consumable.B];2;0))" office:value-type="string" calcext:value-type="string" office:string-value="Prayer beads">
            <text:p>Prayer beads</text:p>
          </table:table-cell>
          <table:table-cell office:value-type="string" calcext:value-type="string">
            <text:p>wood_stump</text:p>
          </table:table-cell>
          <table:table-cell table:style-name="ce35"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91];[enemies.A:enemies.L];12;0);&quot;&quot;)" office:value-type="float" calcext:value-type="float" office:value="1">
            <text:p>1</text:p>
          </table:table-cell>
          <table:table-cell table:number-columns-repeated="1024"/>
        </table:table-row>
        <table:table-row table:style-name="ro306">
          <table:table-cell office:value-type="string" calcext:value-type="string">
            <text:p><text:span text:style-name="T771">blue potion</text:span></text:p>
          </table:table-cell>
          <table:table-cell table:style-name="ce35" table:formula="of:=IFERROR(IFERROR(VLOOKUP([.A92];[items_equipment.A:items_equipment.B];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35"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2];[enemies.A:enemies.L];12;0);&quot;&quot;)" office:value-type="float" calcext:value-type="float" office:value="3">
            <text:p>3</text:p>
          </table:table-cell>
          <table:table-cell table:number-columns-repeated="1024"/>
        </table:table-row>
        <table:table-row table:style-name="ro307">
          <table:table-cell office:value-type="string" calcext:value-type="string">
            <text:p><text:span text:style-name="T772">flow body 3</text:span></text:p>
          </table:table-cell>
          <table:table-cell table:style-name="ce35" table:formula="of:=IFERROR(IFERROR(VLOOKUP([.A93];[items_equipment.A:items_equipment.B];2;0);VLOOKUP([.A93];[items_misc.A:items_misc.B];2;0));VLOOKUP([.A93];[items_consumable.A:items_consumable.B];2;0))" office:value-type="string" calcext:value-type="string" office:string-value="Cloth shirt">
            <text:p>Cloth shirt</text:p>
          </table:table-cell>
          <table:table-cell office:value-type="string" calcext:value-type="string">
            <text:p>green_slime</text:p>
          </table:table-cell>
          <table:table-cell table:style-name="ce35"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3];[enemies.A:enemies.L];12;0);&quot;&quot;)" office:value-type="float" calcext:value-type="float" office:value="3">
            <text:p>3</text:p>
          </table:table-cell>
          <table:table-cell table:number-columns-repeated="1024"/>
        </table:table-row>
        <table:table-row table:style-name="ro308">
          <table:table-cell office:value-type="string" calcext:value-type="string">
            <text:p><text:span text:style-name="T773">flow head 3</text:span></text:p>
          </table:table-cell>
          <table:table-cell table:style-name="ce35" table:formula="of:=IFERROR(IFERROR(VLOOKUP([.A94];[items_equipment.A:items_equipment.B];2;0);VLOOKUP([.A94];[items_misc.A:items_misc.B];2;0));VLOOKUP([.A94];[items_consumable.A:items_consumable.B];2;0))" office:value-type="string" calcext:value-type="string" office:string-value="Cloth hood">
            <text:p>Cloth hood</text:p>
          </table:table-cell>
          <table:table-cell office:value-type="string" calcext:value-type="string">
            <text:p>green_slime</text:p>
          </table:table-cell>
          <table:table-cell table:style-name="ce35"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4];[enemies.A:enemies.L];12;0);&quot;&quot;)" office:value-type="float" calcext:value-type="float" office:value="3">
            <text:p>3</text:p>
          </table:table-cell>
          <table:table-cell table:number-columns-repeated="1024"/>
        </table:table-row>
        <table:table-row table:style-name="ro309">
          <table:table-cell office:value-type="string" calcext:value-type="string">
            <text:p><text:span text:style-name="T774">flow trinket 3</text:span></text:p>
          </table:table-cell>
          <table:table-cell table:style-name="ce35" table:formula="of:=IFERROR(IFERROR(VLOOKUP([.A95];[items_equipment.A:items_equipment.B];2;0);VLOOKUP([.A95];[items_misc.A:items_misc.B];2;0));VLOOKUP([.A95];[items_consumable.A:items_consumable.B];2;0))" office:value-type="string" calcext:value-type="string" office:string-value="Dagger">
            <text:p>Dagger</text:p>
          </table:table-cell>
          <table:table-cell office:value-type="string" calcext:value-type="string">
            <text:p>green_slime</text:p>
          </table:table-cell>
          <table:table-cell table:style-name="ce35"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5];[enemies.A:enemies.L];12;0);&quot;&quot;)" office:value-type="float" calcext:value-type="float" office:value="3">
            <text:p>3</text:p>
          </table:table-cell>
          <table:table-cell table:number-columns-repeated="1024"/>
        </table:table-row>
        <table:table-row table:style-name="ro310">
          <table:table-cell office:value-type="string" calcext:value-type="string">
            <text:p><text:span text:style-name="T775">flow weapon 3</text:span></text:p>
          </table:table-cell>
          <table:table-cell table:style-name="ce35" table:formula="of:=IFERROR(IFERROR(VLOOKUP([.A96];[items_equipment.A:items_equipment.B];2;0);VLOOKUP([.A96];[items_misc.A:items_misc.B];2;0));VLOOKUP([.A96];[items_consumable.A:items_consumable.B];2;0))" office:value-type="string" calcext:value-type="string" office:string-value="Knife">
            <text:p>Knife</text:p>
          </table:table-cell>
          <table:table-cell office:value-type="string" calcext:value-type="string">
            <text:p>green_slime</text:p>
          </table:table-cell>
          <table:table-cell table:style-name="ce35"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6];[enemies.A:enemies.L];12;0);&quot;&quot;)" office:value-type="float" calcext:value-type="float" office:value="3">
            <text:p>3</text:p>
          </table:table-cell>
          <table:table-cell table:number-columns-repeated="1024"/>
        </table:table-row>
        <table:table-row table:style-name="ro311">
          <table:table-cell office:value-type="string" calcext:value-type="string">
            <text:p><text:span text:style-name="T776">grit body 3</text:span></text:p>
          </table:table-cell>
          <table:table-cell table:style-name="ce35" table:formula="of:=IFERROR(IFERROR(VLOOKUP([.A97];[items_equipment.A:items_equipment.B];2;0);VLOOKUP([.A97];[items_misc.A:items_misc.B];2;0));VLOOKUP([.A97];[items_consumable.A:items_consumable.B];2;0))" office:value-type="string" calcext:value-type="string" office:string-value="Hard leather tunic">
            <text:p>Hard leather tunic</text:p>
          </table:table-cell>
          <table:table-cell office:value-type="string" calcext:value-type="string">
            <text:p>green_slime</text:p>
          </table:table-cell>
          <table:table-cell table:style-name="ce35"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7];[enemies.A:enemies.L];12;0);&quot;&quot;)" office:value-type="float" calcext:value-type="float" office:value="3">
            <text:p>3</text:p>
          </table:table-cell>
          <table:table-cell table:number-columns-repeated="1024"/>
        </table:table-row>
        <table:table-row table:style-name="ro312">
          <table:table-cell office:value-type="string" calcext:value-type="string">
            <text:p><text:span text:style-name="T777">grit head 3</text:span></text:p>
          </table:table-cell>
          <table:table-cell table:style-name="ce35" table:formula="of:=IFERROR(IFERROR(VLOOKUP([.A98];[items_equipment.A:items_equipment.B];2;0);VLOOKUP([.A98];[items_misc.A:items_misc.B];2;0));VLOOKUP([.A98];[items_consumable.A:items_consumable.B];2;0))" office:value-type="string" calcext:value-type="string" office:string-value="Hard leather helmet">
            <text:p>Hard leather helmet</text:p>
          </table:table-cell>
          <table:table-cell office:value-type="string" calcext:value-type="string">
            <text:p>green_slime</text:p>
          </table:table-cell>
          <table:table-cell table:style-name="ce35"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8];[enemies.A:enemies.L];12;0);&quot;&quot;)" office:value-type="float" calcext:value-type="float" office:value="3">
            <text:p>3</text:p>
          </table:table-cell>
          <table:table-cell table:number-columns-repeated="1024"/>
        </table:table-row>
        <table:table-row table:style-name="ro313">
          <table:table-cell office:value-type="string" calcext:value-type="string">
            <text:p><text:span text:style-name="T778">grit trinket 3</text:span></text:p>
          </table:table-cell>
          <table:table-cell table:style-name="ce35" table:formula="of:=IFERROR(IFERROR(VLOOKUP([.A99];[items_equipment.A:items_equipment.B];2;0);VLOOKUP([.A99];[items_misc.A:items_misc.B];2;0));VLOOKUP([.A99];[items_consumable.A:items_consumable.B];2;0))" office:value-type="string" calcext:value-type="string" office:string-value="Shield">
            <text:p>Shield</text:p>
          </table:table-cell>
          <table:table-cell office:value-type="string" calcext:value-type="string">
            <text:p>green_slime</text:p>
          </table:table-cell>
          <table:table-cell table:style-name="ce35"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9];[enemies.A:enemies.L];12;0);&quot;&quot;)" office:value-type="float" calcext:value-type="float" office:value="3">
            <text:p>3</text:p>
          </table:table-cell>
          <table:table-cell table:number-columns-repeated="1024"/>
        </table:table-row>
        <table:table-row table:style-name="ro314">
          <table:table-cell office:value-type="string" calcext:value-type="string">
            <text:p><text:span text:style-name="T779">grit weapon 3</text:span></text:p>
          </table:table-cell>
          <table:table-cell table:style-name="ce35" table:formula="of:=IFERROR(IFERROR(VLOOKUP([.A100];[items_equipment.A:items_equipment.B];2;0);VLOOKUP([.A100];[$items_misc.A$1:$items_misc.B$1048576];2;0));VLOOKUP([.A100];[$items_consumable.A$1:$items_consumable.B$1048576];2;0))" office:value-type="string" calcext:value-type="string" office:string-value="Spear">
            <text:p>Spear</text:p>
          </table:table-cell>
          <table:table-cell office:value-type="string" calcext:value-type="string">
            <text:p>green_slime</text:p>
          </table:table-cell>
          <table:table-cell table:style-name="ce35" table:formula="of:=VLOOKUP([.C100];[$enemies.A$1:$enemies.B$1048576];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0];[$enemies.A$1:$enemies.L$1048576];12;0);&quot;&quot;)" office:value-type="float" calcext:value-type="float" office:value="3">
            <text:p>3</text:p>
          </table:table-cell>
          <table:table-cell table:number-columns-repeated="1024"/>
        </table:table-row>
        <table:table-row table:style-name="ro315">
          <table:table-cell office:value-type="string" calcext:value-type="string">
            <text:p><text:span text:style-name="T780">mind body 3</text:span></text:p>
          </table:table-cell>
          <table:table-cell table:style-name="ce35" table:formula="of:=IFERROR(IFERROR(VLOOKUP([.A101];[items_equipment.A:items_equipment.B];2;0);VLOOKUP([.A101];[items_misc.A:items_misc.B];2;0));VLOOKUP([.A101];[items_consumable.A:items_consumable.B];2;0))" office:value-type="string" calcext:value-type="string" office:string-value="Fine robe">
            <text:p>Fine robe</text:p>
          </table:table-cell>
          <table:table-cell office:value-type="string" calcext:value-type="string">
            <text:p>green_slime</text:p>
          </table:table-cell>
          <table:table-cell table:style-name="ce35"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1];[enemies.A:enemies.L];12;0);&quot;&quot;)" office:value-type="float" calcext:value-type="float" office:value="3">
            <text:p>3</text:p>
          </table:table-cell>
          <table:table-cell table:number-columns-repeated="1024"/>
        </table:table-row>
        <table:table-row table:style-name="ro316">
          <table:table-cell office:value-type="string" calcext:value-type="string">
            <text:p><text:span text:style-name="T781">mind head 3</text:span></text:p>
          </table:table-cell>
          <table:table-cell table:style-name="ce35" table:formula="of:=IFERROR(IFERROR(VLOOKUP([.A102];[items_equipment.A:items_equipment.B];2;0);VLOOKUP([.A102];[items_misc.A:items_misc.B];2;0));VLOOKUP([.A102];[items_consumable.A:items_consumable.B];2;0))" office:value-type="string" calcext:value-type="string" office:string-value="Fine pointy hat">
            <text:p>Fine pointy hat</text:p>
          </table:table-cell>
          <table:table-cell office:value-type="string" calcext:value-type="string">
            <text:p>green_slime</text:p>
          </table:table-cell>
          <table:table-cell table:style-name="ce35"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2];[enemies.A:enemies.L];12;0);&quot;&quot;)" office:value-type="float" calcext:value-type="float" office:value="3">
            <text:p>3</text:p>
          </table:table-cell>
          <table:table-cell table:number-columns-repeated="1024"/>
        </table:table-row>
        <table:table-row table:style-name="ro317">
          <table:table-cell office:value-type="string" calcext:value-type="string">
            <text:p><text:span text:style-name="T782">mind trinket 3</text:span></text:p>
          </table:table-cell>
          <table:table-cell table:style-name="ce35" table:formula="of:=IFERROR(IFERROR(VLOOKUP([.A103];[items_equipment.A:items_equipment.B];2;0);VLOOKUP([.A103];[items_misc.A:items_misc.B];2;0));VLOOKUP([.A103];[items_consumable.A:items_consumable.B];2;0))" office:value-type="string" calcext:value-type="string" office:string-value="Notebook">
            <text:p>Notebook</text:p>
          </table:table-cell>
          <table:table-cell office:value-type="string" calcext:value-type="string">
            <text:p>green_slime</text:p>
          </table:table-cell>
          <table:table-cell table:style-name="ce35"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3];[enemies.A:enemies.L];12;0);&quot;&quot;)" office:value-type="float" calcext:value-type="float" office:value="3">
            <text:p>3</text:p>
          </table:table-cell>
          <table:table-cell table:number-columns-repeated="1024"/>
        </table:table-row>
        <table:table-row table:style-name="ro318">
          <table:table-cell office:value-type="string" calcext:value-type="string">
            <text:p><text:span text:style-name="T783">mind weapon 3</text:span></text:p>
          </table:table-cell>
          <table:table-cell table:style-name="ce35" table:formula="of:=IFERROR(IFERROR(VLOOKUP([.A104];[items_equipment.A:items_equipment.B];2;0);VLOOKUP([.A104];[items_misc.A:items_misc.B];2;0));VLOOKUP([.A104];[items_consumable.A:items_consumable.B];2;0))" office:value-type="string" calcext:value-type="string" office:string-value="Simple wand">
            <text:p>Simple wand</text:p>
          </table:table-cell>
          <table:table-cell office:value-type="string" calcext:value-type="string">
            <text:p>green_slime</text:p>
          </table:table-cell>
          <table:table-cell table:style-name="ce35"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4];[enemies.A:enemies.L];12;0);&quot;&quot;)" office:value-type="float" calcext:value-type="float" office:value="3">
            <text:p>3</text:p>
          </table:table-cell>
          <table:table-cell table:number-columns-repeated="1024"/>
        </table:table-row>
        <table:table-row table:style-name="ro319">
          <table:table-cell office:value-type="string" calcext:value-type="string">
            <text:p><text:span text:style-name="T784">red potion</text:span></text:p>
          </table:table-cell>
          <table:table-cell table:style-name="ce35" table:formula="of:=IFERROR(IFERROR(VLOOKUP([.A105];[items_equipment.A:items_equipment.B];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35"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5];[enemies.A:enemies.L];12;0);&quot;&quot;)" office:value-type="float" calcext:value-type="float" office:value="3">
            <text:p>3</text:p>
          </table:table-cell>
          <table:table-cell table:number-columns-repeated="1024"/>
        </table:table-row>
        <table:table-row table:style-name="ro320">
          <table:table-cell office:value-type="string" calcext:value-type="string">
            <text:p><text:span text:style-name="T785">soul body 3</text:span></text:p>
          </table:table-cell>
          <table:table-cell table:style-name="ce35" table:formula="of:=IFERROR(IFERROR(VLOOKUP([.A106];[items_equipment.A:items_equipment.B];2;0);VLOOKUP([.A106];[items_misc.A:items_misc.B];2;0));VLOOKUP([.A106];[items_consumable.A:items_consumable.B];2;0))" office:value-type="string" calcext:value-type="string" office:string-value="Fine silk robe">
            <text:p>Fine silk robe</text:p>
          </table:table-cell>
          <table:table-cell office:value-type="string" calcext:value-type="string">
            <text:p>green_slime</text:p>
          </table:table-cell>
          <table:table-cell table:style-name="ce35"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6];[enemies.A:enemies.L];12;0);&quot;&quot;)" office:value-type="float" calcext:value-type="float" office:value="3">
            <text:p>3</text:p>
          </table:table-cell>
          <table:table-cell table:number-columns-repeated="1024"/>
        </table:table-row>
        <table:table-row table:style-name="ro321">
          <table:table-cell office:value-type="string" calcext:value-type="string">
            <text:p><text:span text:style-name="T786">soul head 3</text:span></text:p>
          </table:table-cell>
          <table:table-cell table:style-name="ce35" table:formula="of:=IFERROR(IFERROR(VLOOKUP([.A107];[items_equipment.A:items_equipment.B];2;0);VLOOKUP([.A107];[items_misc.A:items_misc.B];2;0));VLOOKUP([.A107];[items_consumable.A:items_consumable.B];2;0))" office:value-type="string" calcext:value-type="string" office:string-value="Fine silk hood">
            <text:p>Fine silk hood</text:p>
          </table:table-cell>
          <table:table-cell office:value-type="string" calcext:value-type="string">
            <text:p>green_slime</text:p>
          </table:table-cell>
          <table:table-cell table:style-name="ce35"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7];[enemies.A:enemies.L];12;0);&quot;&quot;)" office:value-type="float" calcext:value-type="float" office:value="3">
            <text:p>3</text:p>
          </table:table-cell>
          <table:table-cell table:number-columns-repeated="1024"/>
        </table:table-row>
        <table:table-row table:style-name="ro322">
          <table:table-cell office:value-type="string" calcext:value-type="string">
            <text:p><text:span text:style-name="T787">soul trinket 3</text:span></text:p>
          </table:table-cell>
          <table:table-cell table:style-name="ce35" table:formula="of:=IFERROR(IFERROR(VLOOKUP([.A108];[items_equipment.A:items_equipment.B];2;0);VLOOKUP([.A108];[items_misc.A:items_misc.B];2;0));VLOOKUP([.A108];[items_consumable.A:items_consumable.B];2;0))" office:value-type="string" calcext:value-type="string" office:string-value="Sigil">
            <text:p>Sigil</text:p>
          </table:table-cell>
          <table:table-cell office:value-type="string" calcext:value-type="string">
            <text:p>green_slime</text:p>
          </table:table-cell>
          <table:table-cell table:style-name="ce35"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8];[enemies.A:enemies.L];12;0);&quot;&quot;)" office:value-type="float" calcext:value-type="float" office:value="3">
            <text:p>3</text:p>
          </table:table-cell>
          <table:table-cell table:number-columns-repeated="1024"/>
        </table:table-row>
        <table:table-row table:style-name="ro323">
          <table:table-cell office:value-type="string" calcext:value-type="string">
            <text:p><text:span text:style-name="T788">soul weapon 3</text:span></text:p>
          </table:table-cell>
          <table:table-cell table:style-name="ce35" table:formula="of:=IFERROR(IFERROR(VLOOKUP([.A109];[items_equipment.A:items_equipment.B];2;0);VLOOKUP([.A109];[items_misc.A:items_misc.B];2;0));VLOOKUP([.A109];[items_consumable.A:items_consumable.B];2;0))" office:value-type="string" calcext:value-type="string" office:string-value="Holy emblem">
            <text:p>Holy emblem</text:p>
          </table:table-cell>
          <table:table-cell office:value-type="string" calcext:value-type="string">
            <text:p>green_slime</text:p>
          </table:table-cell>
          <table:table-cell table:style-name="ce35"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9];[enemies.A:enemies.L];12;0);&quot;&quot;)" office:value-type="float" calcext:value-type="float" office:value="3">
            <text:p>3</text:p>
          </table:table-cell>
          <table:table-cell table:number-columns-repeated="1024"/>
        </table:table-row>
        <table:table-row table:style-name="ro324">
          <table:table-cell office:value-type="string" calcext:value-type="string">
            <text:p><text:span text:style-name="T789">blue potion</text:span></text:p>
          </table:table-cell>
          <table:table-cell table:style-name="ce35" table:formula="of:=IFERROR(IFERROR(VLOOKUP([.A110];[items_equipment.A:items_equipment.B];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35"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0];[enemies.A:enemies.L];12;0);&quot;&quot;)" office:value-type="float" calcext:value-type="float" office:value="3">
            <text:p>3</text:p>
          </table:table-cell>
          <table:table-cell table:number-columns-repeated="1024"/>
        </table:table-row>
        <table:table-row table:style-name="ro325">
          <table:table-cell office:value-type="string" calcext:value-type="string">
            <text:p><text:span text:style-name="T790">flow body 3</text:span></text:p>
          </table:table-cell>
          <table:table-cell table:style-name="ce35" table:formula="of:=IFERROR(IFERROR(VLOOKUP([.A111];[items_equipment.A:items_equipment.B];2;0);VLOOKUP([.A111];[items_misc.A:items_misc.B];2;0));VLOOKUP([.A111];[items_consumable.A:items_consumable.B];2;0))" office:value-type="string" calcext:value-type="string" office:string-value="Cloth shirt">
            <text:p>Cloth shirt</text:p>
          </table:table-cell>
          <table:table-cell office:value-type="string" calcext:value-type="string">
            <text:p>orange_mushroom</text:p>
          </table:table-cell>
          <table:table-cell table:style-name="ce35"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1];[enemies.A:enemies.L];12;0);&quot;&quot;)" office:value-type="float" calcext:value-type="float" office:value="3">
            <text:p>3</text:p>
          </table:table-cell>
          <table:table-cell table:number-columns-repeated="1024"/>
        </table:table-row>
        <table:table-row table:style-name="ro326">
          <table:table-cell office:value-type="string" calcext:value-type="string">
            <text:p><text:span text:style-name="T791">flow head 3</text:span></text:p>
          </table:table-cell>
          <table:table-cell table:style-name="ce35" table:formula="of:=IFERROR(IFERROR(VLOOKUP([.A112];[items_equipment.A:items_equipment.B];2;0);VLOOKUP([.A112];[items_misc.A:items_misc.B];2;0));VLOOKUP([.A112];[items_consumable.A:items_consumable.B];2;0))" office:value-type="string" calcext:value-type="string" office:string-value="Cloth hood">
            <text:p>Cloth hood</text:p>
          </table:table-cell>
          <table:table-cell office:value-type="string" calcext:value-type="string">
            <text:p>orange_mushroom</text:p>
          </table:table-cell>
          <table:table-cell table:style-name="ce35"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2];[enemies.A:enemies.L];12;0);&quot;&quot;)" office:value-type="float" calcext:value-type="float" office:value="3">
            <text:p>3</text:p>
          </table:table-cell>
          <table:table-cell table:number-columns-repeated="1024"/>
        </table:table-row>
        <table:table-row table:style-name="ro327">
          <table:table-cell office:value-type="string" calcext:value-type="string">
            <text:p><text:span text:style-name="T792">flow trinket 3</text:span></text:p>
          </table:table-cell>
          <table:table-cell table:style-name="ce35" table:formula="of:=IFERROR(IFERROR(VLOOKUP([.A113];[items_equipment.A:items_equipment.B];2;0);VLOOKUP([.A113];[items_misc.A:items_misc.B];2;0));VLOOKUP([.A113];[items_consumable.A:items_consumable.B];2;0))" office:value-type="string" calcext:value-type="string" office:string-value="Dagger">
            <text:p>Dagger</text:p>
          </table:table-cell>
          <table:table-cell office:value-type="string" calcext:value-type="string">
            <text:p>orange_mushroom</text:p>
          </table:table-cell>
          <table:table-cell table:style-name="ce35"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3];[enemies.A:enemies.L];12;0);&quot;&quot;)" office:value-type="float" calcext:value-type="float" office:value="3">
            <text:p>3</text:p>
          </table:table-cell>
          <table:table-cell table:number-columns-repeated="1024"/>
        </table:table-row>
        <table:table-row table:style-name="ro328">
          <table:table-cell office:value-type="string" calcext:value-type="string">
            <text:p><text:span text:style-name="T793">flow weapon 3</text:span></text:p>
          </table:table-cell>
          <table:table-cell table:style-name="ce35" table:formula="of:=IFERROR(IFERROR(VLOOKUP([.A114];[items_equipment.A:items_equipment.B];2;0);VLOOKUP([.A114];[items_misc.A:items_misc.B];2;0));VLOOKUP([.A114];[items_consumable.A:items_consumable.B];2;0))" office:value-type="string" calcext:value-type="string" office:string-value="Knife">
            <text:p>Knife</text:p>
          </table:table-cell>
          <table:table-cell office:value-type="string" calcext:value-type="string">
            <text:p>orange_mushroom</text:p>
          </table:table-cell>
          <table:table-cell table:style-name="ce35"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4];[enemies.A:enemies.L];12;0);&quot;&quot;)" office:value-type="float" calcext:value-type="float" office:value="3">
            <text:p>3</text:p>
          </table:table-cell>
          <table:table-cell table:number-columns-repeated="1024"/>
        </table:table-row>
        <table:table-row table:style-name="ro329">
          <table:table-cell office:value-type="string" calcext:value-type="string">
            <text:p><text:span text:style-name="T794">grit body 3</text:span></text:p>
          </table:table-cell>
          <table:table-cell table:style-name="ce35" table:formula="of:=IFERROR(IFERROR(VLOOKUP([.A115];[items_equipment.A:items_equipment.B];2;0);VLOOKUP([.A115];[items_misc.A:items_misc.B];2;0));VLOOKUP([.A115];[items_consumable.A:items_consumable.B];2;0))" office:value-type="string" calcext:value-type="string" office:string-value="Hard leather tunic">
            <text:p>Hard leather tunic</text:p>
          </table:table-cell>
          <table:table-cell office:value-type="string" calcext:value-type="string">
            <text:p>orange_mushroom</text:p>
          </table:table-cell>
          <table:table-cell table:style-name="ce35"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5];[enemies.A:enemies.L];12;0);&quot;&quot;)" office:value-type="float" calcext:value-type="float" office:value="3">
            <text:p>3</text:p>
          </table:table-cell>
          <table:table-cell table:number-columns-repeated="1024"/>
        </table:table-row>
        <table:table-row table:style-name="ro330">
          <table:table-cell office:value-type="string" calcext:value-type="string">
            <text:p><text:span text:style-name="T795">grit head 3</text:span></text:p>
          </table:table-cell>
          <table:table-cell table:style-name="ce35" table:formula="of:=IFERROR(IFERROR(VLOOKUP([.A116];[items_equipment.A:items_equipment.B];2;0);VLOOKUP([.A116];[items_misc.A:items_misc.B];2;0));VLOOKUP([.A116];[items_consumable.A:items_consumable.B];2;0))" office:value-type="string" calcext:value-type="string" office:string-value="Hard leather helmet">
            <text:p>Hard leather helmet</text:p>
          </table:table-cell>
          <table:table-cell office:value-type="string" calcext:value-type="string">
            <text:p>orange_mushroom</text:p>
          </table:table-cell>
          <table:table-cell table:style-name="ce35"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6];[enemies.A:enemies.L];12;0);&quot;&quot;)" office:value-type="float" calcext:value-type="float" office:value="3">
            <text:p>3</text:p>
          </table:table-cell>
          <table:table-cell table:number-columns-repeated="1024"/>
        </table:table-row>
        <table:table-row table:style-name="ro331">
          <table:table-cell office:value-type="string" calcext:value-type="string">
            <text:p><text:span text:style-name="T796">grit trinket 3</text:span></text:p>
          </table:table-cell>
          <table:table-cell table:style-name="ce35" table:formula="of:=IFERROR(IFERROR(VLOOKUP([.A117];[items_equipment.A:items_equipment.B];2;0);VLOOKUP([.A117];[items_misc.A:items_misc.B];2;0));VLOOKUP([.A117];[items_consumable.A:items_consumable.B];2;0))" office:value-type="string" calcext:value-type="string" office:string-value="Shield">
            <text:p>Shield</text:p>
          </table:table-cell>
          <table:table-cell office:value-type="string" calcext:value-type="string">
            <text:p>orange_mushroom</text:p>
          </table:table-cell>
          <table:table-cell table:style-name="ce35"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7];[enemies.A:enemies.L];12;0);&quot;&quot;)" office:value-type="float" calcext:value-type="float" office:value="3">
            <text:p>3</text:p>
          </table:table-cell>
          <table:table-cell table:number-columns-repeated="1024"/>
        </table:table-row>
        <table:table-row table:style-name="ro332">
          <table:table-cell office:value-type="string" calcext:value-type="string">
            <text:p><text:span text:style-name="T797">grit weapon 3</text:span></text:p>
          </table:table-cell>
          <table:table-cell table:style-name="ce35" table:formula="of:=IFERROR(IFERROR(VLOOKUP([.A118];[items_equipment.A:items_equipment.B];2;0);VLOOKUP([.A118];[items_misc.A:items_misc.B];2;0));VLOOKUP([.A118];[items_consumable.A:items_consumable.B];2;0))" office:value-type="string" calcext:value-type="string" office:string-value="Spear">
            <text:p>Spear</text:p>
          </table:table-cell>
          <table:table-cell office:value-type="string" calcext:value-type="string">
            <text:p>orange_mushroom</text:p>
          </table:table-cell>
          <table:table-cell table:style-name="ce35"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8];[enemies.A:enemies.L];12;0);&quot;&quot;)" office:value-type="float" calcext:value-type="float" office:value="3">
            <text:p>3</text:p>
          </table:table-cell>
          <table:table-cell table:number-columns-repeated="1024"/>
        </table:table-row>
        <table:table-row table:style-name="ro333">
          <table:table-cell office:value-type="string" calcext:value-type="string">
            <text:p><text:span text:style-name="T798">mind body 3</text:span></text:p>
          </table:table-cell>
          <table:table-cell table:style-name="ce35" table:formula="of:=IFERROR(IFERROR(VLOOKUP([.A119];[items_equipment.A:items_equipment.B];2;0);VLOOKUP([.A119];[items_misc.A:items_misc.B];2;0));VLOOKUP([.A119];[items_consumable.A:items_consumable.B];2;0))" office:value-type="string" calcext:value-type="string" office:string-value="Fine robe">
            <text:p>Fine robe</text:p>
          </table:table-cell>
          <table:table-cell office:value-type="string" calcext:value-type="string">
            <text:p>orange_mushroom</text:p>
          </table:table-cell>
          <table:table-cell table:style-name="ce35"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9];[enemies.A:enemies.L];12;0);&quot;&quot;)" office:value-type="float" calcext:value-type="float" office:value="3">
            <text:p>3</text:p>
          </table:table-cell>
          <table:table-cell table:number-columns-repeated="1024"/>
        </table:table-row>
        <table:table-row table:style-name="ro334">
          <table:table-cell office:value-type="string" calcext:value-type="string">
            <text:p><text:span text:style-name="T799">mind head 3</text:span></text:p>
          </table:table-cell>
          <table:table-cell table:style-name="ce35" table:formula="of:=IFERROR(IFERROR(VLOOKUP([.A120];[items_equipment.A:items_equipment.B];2;0);VLOOKUP([.A120];[items_misc.A:items_misc.B];2;0));VLOOKUP([.A120];[items_consumable.A:items_consumable.B];2;0))" office:value-type="string" calcext:value-type="string" office:string-value="Fine pointy hat">
            <text:p>Fine pointy hat</text:p>
          </table:table-cell>
          <table:table-cell office:value-type="string" calcext:value-type="string">
            <text:p>orange_mushroom</text:p>
          </table:table-cell>
          <table:table-cell table:style-name="ce35"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0];[enemies.A:enemies.L];12;0);&quot;&quot;)" office:value-type="float" calcext:value-type="float" office:value="3">
            <text:p>3</text:p>
          </table:table-cell>
          <table:table-cell table:number-columns-repeated="1024"/>
        </table:table-row>
        <table:table-row table:style-name="ro335">
          <table:table-cell office:value-type="string" calcext:value-type="string">
            <text:p><text:span text:style-name="T800">mind trinket 3</text:span></text:p>
          </table:table-cell>
          <table:table-cell table:style-name="ce35" table:formula="of:=IFERROR(IFERROR(VLOOKUP([.A121];[items_equipment.A:items_equipment.B];2;0);VLOOKUP([.A121];[items_misc.A:items_misc.B];2;0));VLOOKUP([.A121];[items_consumable.A:items_consumable.B];2;0))" office:value-type="string" calcext:value-type="string" office:string-value="Notebook">
            <text:p>Notebook</text:p>
          </table:table-cell>
          <table:table-cell office:value-type="string" calcext:value-type="string">
            <text:p>orange_mushroom</text:p>
          </table:table-cell>
          <table:table-cell table:style-name="ce35"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1];[enemies.A:enemies.L];12;0);&quot;&quot;)" office:value-type="float" calcext:value-type="float" office:value="3">
            <text:p>3</text:p>
          </table:table-cell>
          <table:table-cell table:number-columns-repeated="1024"/>
        </table:table-row>
        <table:table-row table:style-name="ro336">
          <table:table-cell office:value-type="string" calcext:value-type="string">
            <text:p><text:span text:style-name="T801">mind weapon 3</text:span></text:p>
          </table:table-cell>
          <table:table-cell table:style-name="ce35" table:formula="of:=IFERROR(IFERROR(VLOOKUP([.A122];[items_equipment.A:items_equipment.B];2;0);VLOOKUP([.A122];[items_misc.A:items_misc.B];2;0));VLOOKUP([.A122];[items_consumable.A:items_consumable.B];2;0))" office:value-type="string" calcext:value-type="string" office:string-value="Simple wand">
            <text:p>Simple wand</text:p>
          </table:table-cell>
          <table:table-cell office:value-type="string" calcext:value-type="string">
            <text:p>orange_mushroom</text:p>
          </table:table-cell>
          <table:table-cell table:style-name="ce35"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2];[enemies.A:enemies.L];12;0);&quot;&quot;)" office:value-type="float" calcext:value-type="float" office:value="3">
            <text:p>3</text:p>
          </table:table-cell>
          <table:table-cell table:number-columns-repeated="1024"/>
        </table:table-row>
        <table:table-row table:style-name="ro337">
          <table:table-cell office:value-type="string" calcext:value-type="string">
            <text:p><text:span text:style-name="T802">red potion</text:span></text:p>
          </table:table-cell>
          <table:table-cell table:style-name="ce35" table:formula="of:=IFERROR(IFERROR(VLOOKUP([.A123];[items_equipment.A:items_equipment.B];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35"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3];[enemies.A:enemies.L];12;0);&quot;&quot;)" office:value-type="float" calcext:value-type="float" office:value="3">
            <text:p>3</text:p>
          </table:table-cell>
          <table:table-cell table:number-columns-repeated="1024"/>
        </table:table-row>
        <table:table-row table:style-name="ro338">
          <table:table-cell office:value-type="string" calcext:value-type="string">
            <text:p><text:span text:style-name="T803">soul body 3</text:span></text:p>
          </table:table-cell>
          <table:table-cell table:style-name="ce35" table:formula="of:=IFERROR(IFERROR(VLOOKUP([.A124];[items_equipment.A:items_equipment.B];2;0);VLOOKUP([.A124];[items_misc.A:items_misc.B];2;0));VLOOKUP([.A124];[items_consumable.A:items_consumable.B];2;0))" office:value-type="string" calcext:value-type="string" office:string-value="Fine silk robe">
            <text:p>Fine silk robe</text:p>
          </table:table-cell>
          <table:table-cell office:value-type="string" calcext:value-type="string">
            <text:p>orange_mushroom</text:p>
          </table:table-cell>
          <table:table-cell table:style-name="ce35"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4];[enemies.A:enemies.L];12;0);&quot;&quot;)" office:value-type="float" calcext:value-type="float" office:value="3">
            <text:p>3</text:p>
          </table:table-cell>
          <table:table-cell table:number-columns-repeated="1024"/>
        </table:table-row>
        <table:table-row table:style-name="ro339">
          <table:table-cell office:value-type="string" calcext:value-type="string">
            <text:p><text:span text:style-name="T804">soul head 3</text:span></text:p>
          </table:table-cell>
          <table:table-cell table:style-name="ce35" table:formula="of:=IFERROR(IFERROR(VLOOKUP([.A125];[items_equipment.A:items_equipment.B];2;0);VLOOKUP([.A125];[items_misc.A:items_misc.B];2;0));VLOOKUP([.A125];[items_consumable.A:items_consumable.B];2;0))" office:value-type="string" calcext:value-type="string" office:string-value="Fine silk hood">
            <text:p>Fine silk hood</text:p>
          </table:table-cell>
          <table:table-cell office:value-type="string" calcext:value-type="string">
            <text:p>orange_mushroom</text:p>
          </table:table-cell>
          <table:table-cell table:style-name="ce35"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5];[enemies.A:enemies.L];12;0);&quot;&quot;)" office:value-type="float" calcext:value-type="float" office:value="3">
            <text:p>3</text:p>
          </table:table-cell>
          <table:table-cell table:number-columns-repeated="1024"/>
        </table:table-row>
        <table:table-row table:style-name="ro340">
          <table:table-cell office:value-type="string" calcext:value-type="string">
            <text:p><text:span text:style-name="T805">soul trinket 3</text:span></text:p>
          </table:table-cell>
          <table:table-cell table:style-name="ce35" table:formula="of:=IFERROR(IFERROR(VLOOKUP([.A126];[items_equipment.A:items_equipment.B];2;0);VLOOKUP([.A126];[items_misc.A:items_misc.B];2;0));VLOOKUP([.A126];[items_consumable.A:items_consumable.B];2;0))" office:value-type="string" calcext:value-type="string" office:string-value="Sigil">
            <text:p>Sigil</text:p>
          </table:table-cell>
          <table:table-cell office:value-type="string" calcext:value-type="string">
            <text:p>orange_mushroom</text:p>
          </table:table-cell>
          <table:table-cell table:style-name="ce35"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6];[enemies.A:enemies.L];12;0);&quot;&quot;)" office:value-type="float" calcext:value-type="float" office:value="3">
            <text:p>3</text:p>
          </table:table-cell>
          <table:table-cell table:number-columns-repeated="1024"/>
        </table:table-row>
        <table:table-row table:style-name="ro341">
          <table:table-cell office:value-type="string" calcext:value-type="string">
            <text:p><text:span text:style-name="T806">soul weapon 3</text:span></text:p>
          </table:table-cell>
          <table:table-cell table:style-name="ce35" table:formula="of:=IFERROR(IFERROR(VLOOKUP([.A127];[items_equipment.A:items_equipment.B];2;0);VLOOKUP([.A127];[items_misc.A:items_misc.B];2;0));VLOOKUP([.A127];[items_consumable.A:items_consumable.B];2;0))" office:value-type="string" calcext:value-type="string" office:string-value="Holy emblem">
            <text:p>Holy emblem</text:p>
          </table:table-cell>
          <table:table-cell office:value-type="string" calcext:value-type="string">
            <text:p>orange_mushroom</text:p>
          </table:table-cell>
          <table:table-cell table:style-name="ce35"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7];[enemies.A:enemies.L];12;0);&quot;&quot;)" office:value-type="float" calcext:value-type="float" office:value="3">
            <text:p>3</text:p>
          </table:table-cell>
          <table:table-cell table:number-columns-repeated="1024"/>
        </table:table-row>
        <table:table-row table:style-name="ro342">
          <table:table-cell office:value-type="string" calcext:value-type="string">
            <text:p><text:span text:style-name="T807">blue potion</text:span></text:p>
          </table:table-cell>
          <table:table-cell table:style-name="ce35" table:formula="of:=IFERROR(IFERROR(VLOOKUP([.A128];[items_equipment.A:items_equipment.B];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35" table:formula="of:=VLOOKUP([.C128];[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28];[enemies.A:enemies.L];12;0);&quot;&quot;)" office:value-type="float" calcext:value-type="float" office:value="3">
            <text:p>3</text:p>
          </table:table-cell>
          <table:table-cell table:number-columns-repeated="1024"/>
        </table:table-row>
        <table:table-row table:style-name="ro343">
          <table:table-cell office:value-type="string" calcext:value-type="string">
            <text:p><text:span text:style-name="T808">flow body 3</text:span></text:p>
          </table:table-cell>
          <table:table-cell table:style-name="ce35" table:formula="of:=IFERROR(IFERROR(VLOOKUP([.A129];[items_equipment.A:items_equipment.B];2;0);VLOOKUP([.A129];[items_misc.A:items_misc.B];2;0));VLOOKUP([.A129];[items_consumable.A:items_consumable.B];2;0))" office:value-type="string" calcext:value-type="string" office:string-value="Cloth shirt">
            <text:p>Cloth shirt</text:p>
          </table:table-cell>
          <table:table-cell office:value-type="string" calcext:value-type="string">
            <text:p>pig</text:p>
          </table:table-cell>
          <table:table-cell table:style-name="ce35" table:formula="of:=VLOOKUP([.C129];[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29];[enemies.A:enemies.L];12;0);&quot;&quot;)" office:value-type="float" calcext:value-type="float" office:value="3">
            <text:p>3</text:p>
          </table:table-cell>
          <table:table-cell table:number-columns-repeated="1024"/>
        </table:table-row>
        <table:table-row table:style-name="ro344">
          <table:table-cell office:value-type="string" calcext:value-type="string">
            <text:p><text:span text:style-name="T809">flow head 3</text:span></text:p>
          </table:table-cell>
          <table:table-cell table:style-name="ce35" table:formula="of:=IFERROR(IFERROR(VLOOKUP([.A130];[items_equipment.A:items_equipment.B];2;0);VLOOKUP([.A130];[items_misc.A:items_misc.B];2;0));VLOOKUP([.A130];[items_consumable.A:items_consumable.B];2;0))" office:value-type="string" calcext:value-type="string" office:string-value="Cloth hood">
            <text:p>Cloth hood</text:p>
          </table:table-cell>
          <table:table-cell office:value-type="string" calcext:value-type="string">
            <text:p>pig</text:p>
          </table:table-cell>
          <table:table-cell table:style-name="ce35" table:formula="of:=VLOOKUP([.C130];[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0];[enemies.A:enemies.L];12;0);&quot;&quot;)" office:value-type="float" calcext:value-type="float" office:value="3">
            <text:p>3</text:p>
          </table:table-cell>
          <table:table-cell table:number-columns-repeated="1024"/>
        </table:table-row>
        <table:table-row table:style-name="ro345">
          <table:table-cell office:value-type="string" calcext:value-type="string">
            <text:p><text:span text:style-name="T810">flow trinket 3</text:span></text:p>
          </table:table-cell>
          <table:table-cell table:style-name="ce35" table:formula="of:=IFERROR(IFERROR(VLOOKUP([.A131];[items_equipment.A:items_equipment.B];2;0);VLOOKUP([.A131];[items_misc.A:items_misc.B];2;0));VLOOKUP([.A131];[items_consumable.A:items_consumable.B];2;0))" office:value-type="string" calcext:value-type="string" office:string-value="Dagger">
            <text:p>Dagger</text:p>
          </table:table-cell>
          <table:table-cell office:value-type="string" calcext:value-type="string">
            <text:p>pig</text:p>
          </table:table-cell>
          <table:table-cell table:style-name="ce35" table:formula="of:=VLOOKUP([.C131];[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1];[enemies.A:enemies.L];12;0);&quot;&quot;)" office:value-type="float" calcext:value-type="float" office:value="3">
            <text:p>3</text:p>
          </table:table-cell>
          <table:table-cell table:number-columns-repeated="1024"/>
        </table:table-row>
        <table:table-row table:style-name="ro346">
          <table:table-cell office:value-type="string" calcext:value-type="string">
            <text:p><text:span text:style-name="T811">flow weapon 3</text:span></text:p>
          </table:table-cell>
          <table:table-cell table:style-name="ce35" table:formula="of:=IFERROR(IFERROR(VLOOKUP([.A132];[items_equipment.A:items_equipment.B];2;0);VLOOKUP([.A132];[items_misc.A:items_misc.B];2;0));VLOOKUP([.A132];[items_consumable.A:items_consumable.B];2;0))" office:value-type="string" calcext:value-type="string" office:string-value="Knife">
            <text:p>Knife</text:p>
          </table:table-cell>
          <table:table-cell office:value-type="string" calcext:value-type="string">
            <text:p>pig</text:p>
          </table:table-cell>
          <table:table-cell table:style-name="ce35" table:formula="of:=VLOOKUP([.C132];[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2];[enemies.A:enemies.L];12;0);&quot;&quot;)" office:value-type="float" calcext:value-type="float" office:value="3">
            <text:p>3</text:p>
          </table:table-cell>
          <table:table-cell table:number-columns-repeated="1024"/>
        </table:table-row>
        <table:table-row table:style-name="ro347">
          <table:table-cell office:value-type="string" calcext:value-type="string">
            <text:p><text:span text:style-name="T812">grit body 3</text:span></text:p>
          </table:table-cell>
          <table:table-cell table:style-name="ce35" table:formula="of:=IFERROR(IFERROR(VLOOKUP([.A133];[items_equipment.A:items_equipment.B];2;0);VLOOKUP([.A133];[items_misc.A:items_misc.B];2;0));VLOOKUP([.A133];[items_consumable.A:items_consumable.B];2;0))" office:value-type="string" calcext:value-type="string" office:string-value="Hard leather tunic">
            <text:p>Hard leather tunic</text:p>
          </table:table-cell>
          <table:table-cell office:value-type="string" calcext:value-type="string">
            <text:p>pig</text:p>
          </table:table-cell>
          <table:table-cell table:style-name="ce35" table:formula="of:=VLOOKUP([.C133];[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3];[enemies.A:enemies.L];12;0);&quot;&quot;)" office:value-type="float" calcext:value-type="float" office:value="3">
            <text:p>3</text:p>
          </table:table-cell>
          <table:table-cell table:number-columns-repeated="1024"/>
        </table:table-row>
        <table:table-row table:style-name="ro348">
          <table:table-cell office:value-type="string" calcext:value-type="string">
            <text:p><text:span text:style-name="T813">grit head 3</text:span></text:p>
          </table:table-cell>
          <table:table-cell table:style-name="ce35" table:formula="of:=IFERROR(IFERROR(VLOOKUP([.A134];[items_equipment.A:items_equipment.B];2;0);VLOOKUP([.A134];[items_misc.A:items_misc.B];2;0));VLOOKUP([.A134];[items_consumable.A:items_consumable.B];2;0))" office:value-type="string" calcext:value-type="string" office:string-value="Hard leather helmet">
            <text:p>Hard leather helmet</text:p>
          </table:table-cell>
          <table:table-cell office:value-type="string" calcext:value-type="string">
            <text:p>pig</text:p>
          </table:table-cell>
          <table:table-cell table:style-name="ce35" table:formula="of:=VLOOKUP([.C134];[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4];[enemies.A:enemies.L];12;0);&quot;&quot;)" office:value-type="float" calcext:value-type="float" office:value="3">
            <text:p>3</text:p>
          </table:table-cell>
          <table:table-cell table:number-columns-repeated="1024"/>
        </table:table-row>
        <table:table-row table:style-name="ro349">
          <table:table-cell office:value-type="string" calcext:value-type="string">
            <text:p><text:span text:style-name="T814">grit trinket 3</text:span></text:p>
          </table:table-cell>
          <table:table-cell table:style-name="ce35" table:formula="of:=IFERROR(IFERROR(VLOOKUP([.A135];[items_equipment.A:items_equipment.B];2;0);VLOOKUP([.A135];[items_misc.A:items_misc.B];2;0));VLOOKUP([.A135];[items_consumable.A:items_consumable.B];2;0))" office:value-type="string" calcext:value-type="string" office:string-value="Shield">
            <text:p>Shield</text:p>
          </table:table-cell>
          <table:table-cell office:value-type="string" calcext:value-type="string">
            <text:p>pig</text:p>
          </table:table-cell>
          <table:table-cell table:style-name="ce35" table:formula="of:=VLOOKUP([.C135];[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5];[enemies.A:enemies.L];12;0);&quot;&quot;)" office:value-type="float" calcext:value-type="float" office:value="3">
            <text:p>3</text:p>
          </table:table-cell>
          <table:table-cell table:number-columns-repeated="1024"/>
        </table:table-row>
        <table:table-row table:style-name="ro350">
          <table:table-cell office:value-type="string" calcext:value-type="string">
            <text:p><text:span text:style-name="T815">grit weapon 3</text:span></text:p>
          </table:table-cell>
          <table:table-cell table:style-name="ce35" table:formula="of:=IFERROR(IFERROR(VLOOKUP([.A136];[items_equipment.A:items_equipment.B];2;0);VLOOKUP([.A136];[items_misc.A:items_misc.B];2;0));VLOOKUP([.A136];[items_consumable.A:items_consumable.B];2;0))" office:value-type="string" calcext:value-type="string" office:string-value="Spear">
            <text:p>Spear</text:p>
          </table:table-cell>
          <table:table-cell office:value-type="string" calcext:value-type="string">
            <text:p>pig</text:p>
          </table:table-cell>
          <table:table-cell table:style-name="ce35" table:formula="of:=VLOOKUP([.C136];[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6];[enemies.A:enemies.L];12;0);&quot;&quot;)" office:value-type="float" calcext:value-type="float" office:value="3">
            <text:p>3</text:p>
          </table:table-cell>
          <table:table-cell table:number-columns-repeated="1024"/>
        </table:table-row>
        <table:table-row table:style-name="ro351">
          <table:table-cell office:value-type="string" calcext:value-type="string">
            <text:p><text:span text:style-name="T816">mind body 3</text:span></text:p>
          </table:table-cell>
          <table:table-cell table:style-name="ce35" table:formula="of:=IFERROR(IFERROR(VLOOKUP([.A137];[items_equipment.A:items_equipment.B];2;0);VLOOKUP([.A137];[items_misc.A:items_misc.B];2;0));VLOOKUP([.A137];[items_consumable.A:items_consumable.B];2;0))" office:value-type="string" calcext:value-type="string" office:string-value="Fine robe">
            <text:p>Fine robe</text:p>
          </table:table-cell>
          <table:table-cell office:value-type="string" calcext:value-type="string">
            <text:p>pig</text:p>
          </table:table-cell>
          <table:table-cell table:style-name="ce35" table:formula="of:=VLOOKUP([.C137];[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7];[enemies.A:enemies.L];12;0);&quot;&quot;)" office:value-type="float" calcext:value-type="float" office:value="3">
            <text:p>3</text:p>
          </table:table-cell>
          <table:table-cell table:number-columns-repeated="1024"/>
        </table:table-row>
        <table:table-row table:style-name="ro352">
          <table:table-cell office:value-type="string" calcext:value-type="string">
            <text:p><text:span text:style-name="T817">mind head 3</text:span></text:p>
          </table:table-cell>
          <table:table-cell table:style-name="ce35" table:formula="of:=IFERROR(IFERROR(VLOOKUP([.A138];[items_equipment.A:items_equipment.B];2;0);VLOOKUP([.A138];[items_misc.A:items_misc.B];2;0));VLOOKUP([.A138];[items_consumable.A:items_consumable.B];2;0))" office:value-type="string" calcext:value-type="string" office:string-value="Fine pointy hat">
            <text:p>Fine pointy hat</text:p>
          </table:table-cell>
          <table:table-cell office:value-type="string" calcext:value-type="string">
            <text:p>pig</text:p>
          </table:table-cell>
          <table:table-cell table:style-name="ce35" table:formula="of:=VLOOKUP([.C138];[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8];[enemies.A:enemies.L];12;0);&quot;&quot;)" office:value-type="float" calcext:value-type="float" office:value="3">
            <text:p>3</text:p>
          </table:table-cell>
          <table:table-cell table:number-columns-repeated="1024"/>
        </table:table-row>
        <table:table-row table:style-name="ro353">
          <table:table-cell office:value-type="string" calcext:value-type="string">
            <text:p><text:span text:style-name="T818">mind trinket 3</text:span></text:p>
          </table:table-cell>
          <table:table-cell table:style-name="ce35" table:formula="of:=IFERROR(IFERROR(VLOOKUP([.A139];[items_equipment.A:items_equipment.B];2;0);VLOOKUP([.A139];[items_misc.A:items_misc.B];2;0));VLOOKUP([.A139];[items_consumable.A:items_consumable.B];2;0))" office:value-type="string" calcext:value-type="string" office:string-value="Notebook">
            <text:p>Notebook</text:p>
          </table:table-cell>
          <table:table-cell office:value-type="string" calcext:value-type="string">
            <text:p>pig</text:p>
          </table:table-cell>
          <table:table-cell table:style-name="ce35" table:formula="of:=VLOOKUP([.C139];[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9];[enemies.A:enemies.L];12;0);&quot;&quot;)" office:value-type="float" calcext:value-type="float" office:value="3">
            <text:p>3</text:p>
          </table:table-cell>
          <table:table-cell table:number-columns-repeated="1024"/>
        </table:table-row>
        <table:table-row table:style-name="ro354">
          <table:table-cell office:value-type="string" calcext:value-type="string">
            <text:p><text:span text:style-name="T819">mind weapon 3</text:span></text:p>
          </table:table-cell>
          <table:table-cell table:style-name="ce35" table:formula="of:=IFERROR(IFERROR(VLOOKUP([.A140];[items_equipment.A:items_equipment.B];2;0);VLOOKUP([.A140];[items_misc.A:items_misc.B];2;0));VLOOKUP([.A140];[items_consumable.A:items_consumable.B];2;0))" office:value-type="string" calcext:value-type="string" office:string-value="Simple wand">
            <text:p>Simple wand</text:p>
          </table:table-cell>
          <table:table-cell office:value-type="string" calcext:value-type="string">
            <text:p>pig</text:p>
          </table:table-cell>
          <table:table-cell table:style-name="ce35" table:formula="of:=VLOOKUP([.C140];[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0];[enemies.A:enemies.L];12;0);&quot;&quot;)" office:value-type="float" calcext:value-type="float" office:value="3">
            <text:p>3</text:p>
          </table:table-cell>
          <table:table-cell table:number-columns-repeated="1024"/>
        </table:table-row>
        <table:table-row table:style-name="ro355">
          <table:table-cell office:value-type="string" calcext:value-type="string">
            <text:p><text:span text:style-name="T820">red potion</text:span></text:p>
          </table:table-cell>
          <table:table-cell table:style-name="ce35" table:formula="of:=IFERROR(IFERROR(VLOOKUP([.A141];[items_equipment.A:items_equipment.B];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35" table:formula="of:=VLOOKUP([.C141];[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1];[enemies.A:enemies.L];12;0);&quot;&quot;)" office:value-type="float" calcext:value-type="float" office:value="3">
            <text:p>3</text:p>
          </table:table-cell>
          <table:table-cell table:number-columns-repeated="1024"/>
        </table:table-row>
        <table:table-row table:style-name="ro356">
          <table:table-cell office:value-type="string" calcext:value-type="string">
            <text:p><text:span text:style-name="T821">soul body 3</text:span></text:p>
          </table:table-cell>
          <table:table-cell table:style-name="ce35" table:formula="of:=IFERROR(IFERROR(VLOOKUP([.A142];[items_equipment.A:items_equipment.B];2;0);VLOOKUP([.A142];[items_misc.A:items_misc.B];2;0));VLOOKUP([.A142];[items_consumable.A:items_consumable.B];2;0))" office:value-type="string" calcext:value-type="string" office:string-value="Fine silk robe">
            <text:p>Fine silk robe</text:p>
          </table:table-cell>
          <table:table-cell office:value-type="string" calcext:value-type="string">
            <text:p>pig</text:p>
          </table:table-cell>
          <table:table-cell table:style-name="ce35" table:formula="of:=VLOOKUP([.C142];[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2];[enemies.A:enemies.L];12;0);&quot;&quot;)" office:value-type="float" calcext:value-type="float" office:value="3">
            <text:p>3</text:p>
          </table:table-cell>
          <table:table-cell table:number-columns-repeated="1024"/>
        </table:table-row>
        <table:table-row table:style-name="ro357">
          <table:table-cell office:value-type="string" calcext:value-type="string">
            <text:p><text:span text:style-name="T822">soul head 3</text:span></text:p>
          </table:table-cell>
          <table:table-cell table:style-name="ce35" table:formula="of:=IFERROR(IFERROR(VLOOKUP([.A143];[items_equipment.A:items_equipment.B];2;0);VLOOKUP([.A143];[items_misc.A:items_misc.B];2;0));VLOOKUP([.A143];[items_consumable.A:items_consumable.B];2;0))" office:value-type="string" calcext:value-type="string" office:string-value="Fine silk hood">
            <text:p>Fine silk hood</text:p>
          </table:table-cell>
          <table:table-cell office:value-type="string" calcext:value-type="string">
            <text:p>pig</text:p>
          </table:table-cell>
          <table:table-cell table:style-name="ce35" table:formula="of:=VLOOKUP([.C143];[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3];[enemies.A:enemies.L];12;0);&quot;&quot;)" office:value-type="float" calcext:value-type="float" office:value="3">
            <text:p>3</text:p>
          </table:table-cell>
          <table:table-cell table:number-columns-repeated="1024"/>
        </table:table-row>
        <table:table-row table:style-name="ro358">
          <table:table-cell office:value-type="string" calcext:value-type="string">
            <text:p><text:span text:style-name="T823">soul trinket 3</text:span></text:p>
          </table:table-cell>
          <table:table-cell table:style-name="ce35" table:formula="of:=IFERROR(IFERROR(VLOOKUP([.A144];[items_equipment.A:items_equipment.B];2;0);VLOOKUP([.A144];[items_misc.A:items_misc.B];2;0));VLOOKUP([.A144];[items_consumable.A:items_consumable.B];2;0))" office:value-type="string" calcext:value-type="string" office:string-value="Sigil">
            <text:p>Sigil</text:p>
          </table:table-cell>
          <table:table-cell office:value-type="string" calcext:value-type="string">
            <text:p>pig</text:p>
          </table:table-cell>
          <table:table-cell table:style-name="ce35" table:formula="of:=VLOOKUP([.C144];[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4];[enemies.A:enemies.L];12;0);&quot;&quot;)" office:value-type="float" calcext:value-type="float" office:value="3">
            <text:p>3</text:p>
          </table:table-cell>
          <table:table-cell table:number-columns-repeated="1024"/>
        </table:table-row>
        <table:table-row table:style-name="ro359">
          <table:table-cell office:value-type="string" calcext:value-type="string">
            <text:p><text:span text:style-name="T824">soul weapon 3</text:span></text:p>
          </table:table-cell>
          <table:table-cell table:style-name="ce35" table:formula="of:=IFERROR(IFERROR(VLOOKUP([.A145];[items_equipment.A:items_equipment.B];2;0);VLOOKUP([.A145];[items_misc.A:items_misc.B];2;0));VLOOKUP([.A145];[items_consumable.A:items_consumable.B];2;0))" office:value-type="string" calcext:value-type="string" office:string-value="Holy emblem">
            <text:p>Holy emblem</text:p>
          </table:table-cell>
          <table:table-cell office:value-type="string" calcext:value-type="string">
            <text:p>pig</text:p>
          </table:table-cell>
          <table:table-cell table:style-name="ce35" table:formula="of:=VLOOKUP([.C145];[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5];[enemies.A:enemies.L];12;0);&quot;&quot;)" office:value-type="float" calcext:value-type="float" office:value="3">
            <text:p>3</text:p>
          </table:table-cell>
          <table:table-cell table:number-columns-repeated="1024"/>
        </table:table-row>
        <table:table-row table:style-name="ro360">
          <table:table-cell office:value-type="string" calcext:value-type="string">
            <text:p><text:span text:style-name="T825">soul head 3</text:span></text:p>
          </table:table-cell>
          <table:table-cell table:style-name="ce35" table:formula="of:=IFERROR(IFERROR(VLOOKUP([.A146];[items_equipment.A:items_equipment.B];2;0);VLOOKUP([.A146];[items_misc.A:items_misc.B];2;0));VLOOKUP([.A146];[items_consumable.A:items_consumable.B];2;0))" office:value-type="string" calcext:value-type="string" office:string-value="Fine silk hood">
            <text:p>Fine silk hood</text:p>
          </table:table-cell>
          <table:table-cell office:value-type="string" calcext:value-type="string">
            <text:p>spider</text:p>
          </table:table-cell>
          <table:table-cell table:style-name="ce35"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46];[enemies.A:enemies.L];12;0);&quot;&quot;)" office:value-type="float" calcext:value-type="float" office:value="3">
            <text:p>3</text:p>
          </table:table-cell>
          <table:table-cell table:number-columns-repeated="1024"/>
        </table:table-row>
        <table:table-row table:style-name="ro361">
          <table:table-cell office:value-type="string" calcext:value-type="string">
            <text:p><text:span text:style-name="T826">soul trinket 3</text:span></text:p>
          </table:table-cell>
          <table:table-cell table:style-name="ce35" table:formula="of:=IFERROR(IFERROR(VLOOKUP([.A147];[items_equipment.A:items_equipment.B];2;0);VLOOKUP([.A147];[items_misc.A:items_misc.B];2;0));VLOOKUP([.A147];[items_consumable.A:items_consumable.B];2;0))" office:value-type="string" calcext:value-type="string" office:string-value="Sigil">
            <text:p>Sigil</text:p>
          </table:table-cell>
          <table:table-cell office:value-type="string" calcext:value-type="string">
            <text:p>spider</text:p>
          </table:table-cell>
          <table:table-cell table:style-name="ce35"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47];[enemies.A:enemies.L];12;0);&quot;&quot;)" office:value-type="float" calcext:value-type="float" office:value="3">
            <text:p>3</text:p>
          </table:table-cell>
          <table:table-cell table:number-columns-repeated="1024"/>
        </table:table-row>
        <table:table-row table:style-name="ro362">
          <table:table-cell office:value-type="string" calcext:value-type="string">
            <text:p><text:span text:style-name="T827">soul weapon 3</text:span></text:p>
          </table:table-cell>
          <table:table-cell table:style-name="ce35" table:formula="of:=IFERROR(IFERROR(VLOOKUP([.A148];[items_equipment.A:items_equipment.B];2;0);VLOOKUP([.A148];[items_misc.A:items_misc.B];2;0));VLOOKUP([.A148];[items_consumable.A:items_consumable.B];2;0))" office:value-type="string" calcext:value-type="string" office:string-value="Holy emblem">
            <text:p>Holy emblem</text:p>
          </table:table-cell>
          <table:table-cell office:value-type="string" calcext:value-type="string">
            <text:p>spider</text:p>
          </table:table-cell>
          <table:table-cell table:style-name="ce35"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48];[enemies.A:enemies.L];12;0);&quot;&quot;)" office:value-type="float" calcext:value-type="float" office:value="3">
            <text:p>3</text:p>
          </table:table-cell>
          <table:table-cell table:number-columns-repeated="1024"/>
        </table:table-row>
        <table:table-row table:style-name="ro363">
          <table:table-cell office:value-type="string" calcext:value-type="string">
            <text:p><text:span text:style-name="T828">blue potion</text:span></text:p>
          </table:table-cell>
          <table:table-cell table:style-name="ce35" table:formula="of:=IFERROR(IFERROR(VLOOKUP([.A149];[items_equipment.A:items_equipment.B];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35"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49];[enemies.A:enemies.L];12;0);&quot;&quot;)" office:value-type="float" calcext:value-type="float" office:value="3">
            <text:p>3</text:p>
          </table:table-cell>
          <table:table-cell table:number-columns-repeated="1024"/>
        </table:table-row>
        <table:table-row table:style-name="ro364">
          <table:table-cell office:value-type="string" calcext:value-type="string">
            <text:p><text:span text:style-name="T829">flow body 3</text:span></text:p>
          </table:table-cell>
          <table:table-cell table:style-name="ce35" table:formula="of:=IFERROR(IFERROR(VLOOKUP([.A150];[items_equipment.A:items_equipment.B];2;0);VLOOKUP([.A150];[items_misc.A:items_misc.B];2;0));VLOOKUP([.A150];[items_consumable.A:items_consumable.B];2;0))" office:value-type="string" calcext:value-type="string" office:string-value="Cloth shirt">
            <text:p>Cloth shirt</text:p>
          </table:table-cell>
          <table:table-cell office:value-type="string" calcext:value-type="string">
            <text:p>spider</text:p>
          </table:table-cell>
          <table:table-cell table:style-name="ce35"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0];[enemies.A:enemies.L];12;0);&quot;&quot;)" office:value-type="float" calcext:value-type="float" office:value="3">
            <text:p>3</text:p>
          </table:table-cell>
          <table:table-cell table:number-columns-repeated="1024"/>
        </table:table-row>
        <table:table-row table:style-name="ro365">
          <table:table-cell office:value-type="string" calcext:value-type="string">
            <text:p><text:span text:style-name="T830">flow head 3</text:span></text:p>
          </table:table-cell>
          <table:table-cell table:style-name="ce35" table:formula="of:=IFERROR(IFERROR(VLOOKUP([.A151];[items_equipment.A:items_equipment.B];2;0);VLOOKUP([.A151];[items_misc.A:items_misc.B];2;0));VLOOKUP([.A151];[items_consumable.A:items_consumable.B];2;0))" office:value-type="string" calcext:value-type="string" office:string-value="Cloth hood">
            <text:p>Cloth hood</text:p>
          </table:table-cell>
          <table:table-cell office:value-type="string" calcext:value-type="string">
            <text:p>spider</text:p>
          </table:table-cell>
          <table:table-cell table:style-name="ce35"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1];[enemies.A:enemies.L];12;0);&quot;&quot;)" office:value-type="float" calcext:value-type="float" office:value="3">
            <text:p>3</text:p>
          </table:table-cell>
          <table:table-cell table:number-columns-repeated="1024"/>
        </table:table-row>
        <table:table-row table:style-name="ro366">
          <table:table-cell office:value-type="string" calcext:value-type="string">
            <text:p><text:span text:style-name="T831">flow trinket 3</text:span></text:p>
          </table:table-cell>
          <table:table-cell table:style-name="ce35" table:formula="of:=IFERROR(IFERROR(VLOOKUP([.A152];[items_equipment.A:items_equipment.B];2;0);VLOOKUP([.A152];[items_misc.A:items_misc.B];2;0));VLOOKUP([.A152];[items_consumable.A:items_consumable.B];2;0))" office:value-type="string" calcext:value-type="string" office:string-value="Dagger">
            <text:p>Dagger</text:p>
          </table:table-cell>
          <table:table-cell office:value-type="string" calcext:value-type="string">
            <text:p>spider</text:p>
          </table:table-cell>
          <table:table-cell table:style-name="ce35"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2];[enemies.A:enemies.L];12;0);&quot;&quot;)" office:value-type="float" calcext:value-type="float" office:value="3">
            <text:p>3</text:p>
          </table:table-cell>
          <table:table-cell table:number-columns-repeated="1024"/>
        </table:table-row>
        <table:table-row table:style-name="ro367">
          <table:table-cell office:value-type="string" calcext:value-type="string">
            <text:p><text:span text:style-name="T832">flow weapon 3</text:span></text:p>
          </table:table-cell>
          <table:table-cell table:style-name="ce35" table:formula="of:=IFERROR(IFERROR(VLOOKUP([.A153];[items_equipment.A:items_equipment.B];2;0);VLOOKUP([.A153];[items_misc.A:items_misc.B];2;0));VLOOKUP([.A153];[items_consumable.A:items_consumable.B];2;0))" office:value-type="string" calcext:value-type="string" office:string-value="Knife">
            <text:p>Knife</text:p>
          </table:table-cell>
          <table:table-cell office:value-type="string" calcext:value-type="string">
            <text:p>spider</text:p>
          </table:table-cell>
          <table:table-cell table:style-name="ce35"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3];[enemies.A:enemies.L];12;0);&quot;&quot;)" office:value-type="float" calcext:value-type="float" office:value="3">
            <text:p>3</text:p>
          </table:table-cell>
          <table:table-cell table:number-columns-repeated="1024"/>
        </table:table-row>
        <table:table-row table:style-name="ro368">
          <table:table-cell office:value-type="string" calcext:value-type="string">
            <text:p><text:span text:style-name="T833">grit body 3</text:span></text:p>
          </table:table-cell>
          <table:table-cell table:style-name="ce35" table:formula="of:=IFERROR(IFERROR(VLOOKUP([.A154];[items_equipment.A:items_equipment.B];2;0);VLOOKUP([.A154];[items_misc.A:items_misc.B];2;0));VLOOKUP([.A154];[items_consumable.A:items_consumable.B];2;0))" office:value-type="string" calcext:value-type="string" office:string-value="Hard leather tunic">
            <text:p>Hard leather tunic</text:p>
          </table:table-cell>
          <table:table-cell office:value-type="string" calcext:value-type="string">
            <text:p>spider</text:p>
          </table:table-cell>
          <table:table-cell table:style-name="ce35"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4];[enemies.A:enemies.L];12;0);&quot;&quot;)" office:value-type="float" calcext:value-type="float" office:value="3">
            <text:p>3</text:p>
          </table:table-cell>
          <table:table-cell table:number-columns-repeated="1024"/>
        </table:table-row>
        <table:table-row table:style-name="ro369">
          <table:table-cell office:value-type="string" calcext:value-type="string">
            <text:p><text:span text:style-name="T834">grit head 3</text:span></text:p>
          </table:table-cell>
          <table:table-cell table:style-name="ce35" table:formula="of:=IFERROR(IFERROR(VLOOKUP([.A155];[items_equipment.A:items_equipment.B];2;0);VLOOKUP([.A155];[items_misc.A:items_misc.B];2;0));VLOOKUP([.A155];[items_consumable.A:items_consumable.B];2;0))" office:value-type="string" calcext:value-type="string" office:string-value="Hard leather helmet">
            <text:p>Hard leather helmet</text:p>
          </table:table-cell>
          <table:table-cell office:value-type="string" calcext:value-type="string">
            <text:p>spider</text:p>
          </table:table-cell>
          <table:table-cell table:style-name="ce35"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5];[enemies.A:enemies.L];12;0);&quot;&quot;)" office:value-type="float" calcext:value-type="float" office:value="3">
            <text:p>3</text:p>
          </table:table-cell>
          <table:table-cell table:number-columns-repeated="1024"/>
        </table:table-row>
        <table:table-row table:style-name="ro370">
          <table:table-cell office:value-type="string" calcext:value-type="string">
            <text:p><text:span text:style-name="T835">grit trinket 3</text:span></text:p>
          </table:table-cell>
          <table:table-cell table:style-name="ce35" table:formula="of:=IFERROR(IFERROR(VLOOKUP([.A156];[items_equipment.A:items_equipment.B];2;0);VLOOKUP([.A156];[items_misc.A:items_misc.B];2;0));VLOOKUP([.A156];[items_consumable.A:items_consumable.B];2;0))" office:value-type="string" calcext:value-type="string" office:string-value="Shield">
            <text:p>Shield</text:p>
          </table:table-cell>
          <table:table-cell office:value-type="string" calcext:value-type="string">
            <text:p>spider</text:p>
          </table:table-cell>
          <table:table-cell table:style-name="ce35"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6];[enemies.A:enemies.L];12;0);&quot;&quot;)" office:value-type="float" calcext:value-type="float" office:value="3">
            <text:p>3</text:p>
          </table:table-cell>
          <table:table-cell table:number-columns-repeated="1024"/>
        </table:table-row>
        <table:table-row table:style-name="ro371">
          <table:table-cell office:value-type="string" calcext:value-type="string">
            <text:p><text:span text:style-name="T836">grit weapon 3</text:span></text:p>
          </table:table-cell>
          <table:table-cell table:style-name="ce35" table:formula="of:=IFERROR(IFERROR(VLOOKUP([.A157];[items_equipment.A:items_equipment.B];2;0);VLOOKUP([.A157];[items_misc.A:items_misc.B];2;0));VLOOKUP([.A157];[items_consumable.A:items_consumable.B];2;0))" office:value-type="string" calcext:value-type="string" office:string-value="Spear">
            <text:p>Spear</text:p>
          </table:table-cell>
          <table:table-cell office:value-type="string" calcext:value-type="string">
            <text:p>spider</text:p>
          </table:table-cell>
          <table:table-cell table:style-name="ce35"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7];[enemies.A:enemies.L];12;0);&quot;&quot;)" office:value-type="float" calcext:value-type="float" office:value="3">
            <text:p>3</text:p>
          </table:table-cell>
          <table:table-cell table:number-columns-repeated="1024"/>
        </table:table-row>
        <table:table-row table:style-name="ro372">
          <table:table-cell office:value-type="string" calcext:value-type="string">
            <text:p><text:span text:style-name="T837">mind body 3</text:span></text:p>
          </table:table-cell>
          <table:table-cell table:style-name="ce35" table:formula="of:=IFERROR(IFERROR(VLOOKUP([.A158];[items_equipment.A:items_equipment.B];2;0);VLOOKUP([.A158];[items_misc.A:items_misc.B];2;0));VLOOKUP([.A158];[items_consumable.A:items_consumable.B];2;0))" office:value-type="string" calcext:value-type="string" office:string-value="Fine robe">
            <text:p>Fine robe</text:p>
          </table:table-cell>
          <table:table-cell office:value-type="string" calcext:value-type="string">
            <text:p>spider</text:p>
          </table:table-cell>
          <table:table-cell table:style-name="ce35"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8];[enemies.A:enemies.L];12;0);&quot;&quot;)" office:value-type="float" calcext:value-type="float" office:value="3">
            <text:p>3</text:p>
          </table:table-cell>
          <table:table-cell table:number-columns-repeated="1024"/>
        </table:table-row>
        <table:table-row table:style-name="ro373">
          <table:table-cell office:value-type="string" calcext:value-type="string">
            <text:p><text:span text:style-name="T838">mind head 3</text:span></text:p>
          </table:table-cell>
          <table:table-cell table:style-name="ce35" table:formula="of:=IFERROR(IFERROR(VLOOKUP([.A159];[items_equipment.A:items_equipment.B];2;0);VLOOKUP([.A159];[items_misc.A:items_misc.B];2;0));VLOOKUP([.A159];[items_consumable.A:items_consumable.B];2;0))" office:value-type="string" calcext:value-type="string" office:string-value="Fine pointy hat">
            <text:p>Fine pointy hat</text:p>
          </table:table-cell>
          <table:table-cell office:value-type="string" calcext:value-type="string">
            <text:p>spider</text:p>
          </table:table-cell>
          <table:table-cell table:style-name="ce35"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9];[enemies.A:enemies.L];12;0);&quot;&quot;)" office:value-type="float" calcext:value-type="float" office:value="3">
            <text:p>3</text:p>
          </table:table-cell>
          <table:table-cell table:number-columns-repeated="1024"/>
        </table:table-row>
        <table:table-row table:style-name="ro374">
          <table:table-cell office:value-type="string" calcext:value-type="string">
            <text:p><text:span text:style-name="T839">mind trinket 3</text:span></text:p>
          </table:table-cell>
          <table:table-cell table:style-name="ce35" table:formula="of:=IFERROR(IFERROR(VLOOKUP([.A160];[items_equipment.A:items_equipment.B];2;0);VLOOKUP([.A160];[items_misc.A:items_misc.B];2;0));VLOOKUP([.A160];[items_consumable.A:items_consumable.B];2;0))" office:value-type="string" calcext:value-type="string" office:string-value="Notebook">
            <text:p>Notebook</text:p>
          </table:table-cell>
          <table:table-cell office:value-type="string" calcext:value-type="string">
            <text:p>spider</text:p>
          </table:table-cell>
          <table:table-cell table:style-name="ce35"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60];[enemies.A:enemies.L];12;0);&quot;&quot;)" office:value-type="float" calcext:value-type="float" office:value="3">
            <text:p>3</text:p>
          </table:table-cell>
          <table:table-cell table:number-columns-repeated="1024"/>
        </table:table-row>
        <table:table-row table:style-name="ro375">
          <table:table-cell office:value-type="string" calcext:value-type="string">
            <text:p><text:span text:style-name="T840">mind weapon 3</text:span></text:p>
          </table:table-cell>
          <table:table-cell table:style-name="ce35" table:formula="of:=IFERROR(IFERROR(VLOOKUP([.A161];[items_equipment.A:items_equipment.B];2;0);VLOOKUP([.A161];[items_misc.A:items_misc.B];2;0));VLOOKUP([.A161];[items_consumable.A:items_consumable.B];2;0))" office:value-type="string" calcext:value-type="string" office:string-value="Simple wand">
            <text:p>Simple wand</text:p>
          </table:table-cell>
          <table:table-cell office:value-type="string" calcext:value-type="string">
            <text:p>spider</text:p>
          </table:table-cell>
          <table:table-cell table:style-name="ce35"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61];[enemies.A:enemies.L];12;0);&quot;&quot;)" office:value-type="float" calcext:value-type="float" office:value="3">
            <text:p>3</text:p>
          </table:table-cell>
          <table:table-cell table:number-columns-repeated="1024"/>
        </table:table-row>
        <table:table-row table:style-name="ro376">
          <table:table-cell office:value-type="string" calcext:value-type="string">
            <text:p><text:span text:style-name="T841">red potion</text:span></text:p>
          </table:table-cell>
          <table:table-cell table:style-name="ce35" table:formula="of:=IFERROR(IFERROR(VLOOKUP([.A162];[items_equipment.A:items_equipment.B];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35"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62];[enemies.A:enemies.L];12;0);&quot;&quot;)" office:value-type="float" calcext:value-type="float" office:value="3">
            <text:p>3</text:p>
          </table:table-cell>
          <table:table-cell table:number-columns-repeated="1024"/>
        </table:table-row>
        <table:table-row table:style-name="ro377">
          <table:table-cell office:value-type="string" calcext:value-type="string">
            <text:p><text:span text:style-name="T842">soul body 3</text:span></text:p>
          </table:table-cell>
          <table:table-cell table:style-name="ce35" table:formula="of:=IFERROR(IFERROR(VLOOKUP([.A163];[items_equipment.A:items_equipment.B];2;0);VLOOKUP([.A163];[items_misc.A:items_misc.B];2;0));VLOOKUP([.A163];[items_consumable.A:items_consumable.B];2;0))" office:value-type="string" calcext:value-type="string" office:string-value="Fine silk robe">
            <text:p>Fine silk robe</text:p>
          </table:table-cell>
          <table:table-cell office:value-type="string" calcext:value-type="string">
            <text:p>spider</text:p>
          </table:table-cell>
          <table:table-cell table:style-name="ce35"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63];[enemies.A:enemies.L];12;0);&quot;&quot;)" office:value-type="float" calcext:value-type="float" office:value="3">
            <text:p>3</text:p>
          </table:table-cell>
          <table:table-cell table:number-columns-repeated="1024"/>
        </table:table-row>
        <table:table-row table:style-name="ro378">
          <table:table-cell office:value-type="string" calcext:value-type="string">
            <text:p><text:span text:style-name="T843">blue potion</text:span></text:p>
          </table:table-cell>
          <table:table-cell table:style-name="ce35" table:formula="of:=IFERROR(IFERROR(VLOOKUP([.A164];[items_equipment.A:items_equipment.B];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35"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4];[enemies.A:enemies.L];12;0);&quot;&quot;)" office:value-type="float" calcext:value-type="float" office:value="3">
            <text:p>3</text:p>
          </table:table-cell>
          <table:table-cell table:number-columns-repeated="1024"/>
        </table:table-row>
        <table:table-row table:style-name="ro379">
          <table:table-cell office:value-type="string" calcext:value-type="string">
            <text:p><text:span text:style-name="T844">flow body 3</text:span></text:p>
          </table:table-cell>
          <table:table-cell table:style-name="ce35" table:formula="of:=IFERROR(IFERROR(VLOOKUP([.A165];[items_equipment.A:items_equipment.B];2;0);VLOOKUP([.A165];[items_misc.A:items_misc.B];2;0));VLOOKUP([.A165];[items_consumable.A:items_consumable.B];2;0))" office:value-type="string" calcext:value-type="string" office:string-value="Cloth shirt">
            <text:p>Cloth shirt</text:p>
          </table:table-cell>
          <table:table-cell office:value-type="string" calcext:value-type="string">
            <text:p>wandering_rock</text:p>
          </table:table-cell>
          <table:table-cell table:style-name="ce35"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5];[enemies.A:enemies.L];12;0);&quot;&quot;)" office:value-type="float" calcext:value-type="float" office:value="3">
            <text:p>3</text:p>
          </table:table-cell>
          <table:table-cell table:number-columns-repeated="1024"/>
        </table:table-row>
        <table:table-row table:style-name="ro380">
          <table:table-cell office:value-type="string" calcext:value-type="string">
            <text:p><text:span text:style-name="T845">flow head 3</text:span></text:p>
          </table:table-cell>
          <table:table-cell table:style-name="ce35" table:formula="of:=IFERROR(IFERROR(VLOOKUP([.A166];[items_equipment.A:items_equipment.B];2;0);VLOOKUP([.A166];[items_misc.A:items_misc.B];2;0));VLOOKUP([.A166];[items_consumable.A:items_consumable.B];2;0))" office:value-type="string" calcext:value-type="string" office:string-value="Cloth hood">
            <text:p>Cloth hood</text:p>
          </table:table-cell>
          <table:table-cell office:value-type="string" calcext:value-type="string">
            <text:p>wandering_rock</text:p>
          </table:table-cell>
          <table:table-cell table:style-name="ce35"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6];[enemies.A:enemies.L];12;0);&quot;&quot;)" office:value-type="float" calcext:value-type="float" office:value="3">
            <text:p>3</text:p>
          </table:table-cell>
          <table:table-cell table:number-columns-repeated="1024"/>
        </table:table-row>
        <table:table-row table:style-name="ro381">
          <table:table-cell office:value-type="string" calcext:value-type="string">
            <text:p><text:span text:style-name="T846">flow trinket 3</text:span></text:p>
          </table:table-cell>
          <table:table-cell table:style-name="ce35" table:formula="of:=IFERROR(IFERROR(VLOOKUP([.A167];[items_equipment.A:items_equipment.B];2;0);VLOOKUP([.A167];[items_misc.A:items_misc.B];2;0));VLOOKUP([.A167];[items_consumable.A:items_consumable.B];2;0))" office:value-type="string" calcext:value-type="string" office:string-value="Dagger">
            <text:p>Dagger</text:p>
          </table:table-cell>
          <table:table-cell office:value-type="string" calcext:value-type="string">
            <text:p>wandering_rock</text:p>
          </table:table-cell>
          <table:table-cell table:style-name="ce35"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7];[enemies.A:enemies.L];12;0);&quot;&quot;)" office:value-type="float" calcext:value-type="float" office:value="3">
            <text:p>3</text:p>
          </table:table-cell>
          <table:table-cell table:number-columns-repeated="1024"/>
        </table:table-row>
        <table:table-row table:style-name="ro382">
          <table:table-cell office:value-type="string" calcext:value-type="string">
            <text:p><text:span text:style-name="T847">flow weapon 3</text:span></text:p>
          </table:table-cell>
          <table:table-cell table:style-name="ce35" table:formula="of:=IFERROR(IFERROR(VLOOKUP([.A168];[items_equipment.A:items_equipment.B];2;0);VLOOKUP([.A168];[items_misc.A:items_misc.B];2;0));VLOOKUP([.A168];[items_consumable.A:items_consumable.B];2;0))" office:value-type="string" calcext:value-type="string" office:string-value="Knife">
            <text:p>Knife</text:p>
          </table:table-cell>
          <table:table-cell office:value-type="string" calcext:value-type="string">
            <text:p>wandering_rock</text:p>
          </table:table-cell>
          <table:table-cell table:style-name="ce35"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8];[enemies.A:enemies.L];12;0);&quot;&quot;)" office:value-type="float" calcext:value-type="float" office:value="3">
            <text:p>3</text:p>
          </table:table-cell>
          <table:table-cell table:number-columns-repeated="1024"/>
        </table:table-row>
        <table:table-row table:style-name="ro383">
          <table:table-cell office:value-type="string" calcext:value-type="string">
            <text:p><text:span text:style-name="T848">grit body 3</text:span></text:p>
          </table:table-cell>
          <table:table-cell table:style-name="ce35" table:formula="of:=IFERROR(IFERROR(VLOOKUP([.A169];[items_equipment.A:items_equipment.B];2;0);VLOOKUP([.A169];[items_misc.A:items_misc.B];2;0));VLOOKUP([.A169];[items_consumable.A:items_consumable.B];2;0))" office:value-type="string" calcext:value-type="string" office:string-value="Hard leather tunic">
            <text:p>Hard leather tunic</text:p>
          </table:table-cell>
          <table:table-cell office:value-type="string" calcext:value-type="string">
            <text:p>wandering_rock</text:p>
          </table:table-cell>
          <table:table-cell table:style-name="ce35"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9];[enemies.A:enemies.L];12;0);&quot;&quot;)" office:value-type="float" calcext:value-type="float" office:value="3">
            <text:p>3</text:p>
          </table:table-cell>
          <table:table-cell table:number-columns-repeated="1024"/>
        </table:table-row>
        <table:table-row table:style-name="ro384">
          <table:table-cell office:value-type="string" calcext:value-type="string">
            <text:p><text:span text:style-name="T849">grit head 3</text:span></text:p>
          </table:table-cell>
          <table:table-cell table:style-name="ce35" table:formula="of:=IFERROR(IFERROR(VLOOKUP([.A170];[items_equipment.A:items_equipment.B];2;0);VLOOKUP([.A170];[items_misc.A:items_misc.B];2;0));VLOOKUP([.A170];[items_consumable.A:items_consumable.B];2;0))" office:value-type="string" calcext:value-type="string" office:string-value="Hard leather helmet">
            <text:p>Hard leather helmet</text:p>
          </table:table-cell>
          <table:table-cell office:value-type="string" calcext:value-type="string">
            <text:p>wandering_rock</text:p>
          </table:table-cell>
          <table:table-cell table:style-name="ce35"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0];[enemies.A:enemies.L];12;0);&quot;&quot;)" office:value-type="float" calcext:value-type="float" office:value="3">
            <text:p>3</text:p>
          </table:table-cell>
          <table:table-cell table:number-columns-repeated="1024"/>
        </table:table-row>
        <table:table-row table:style-name="ro385">
          <table:table-cell office:value-type="string" calcext:value-type="string">
            <text:p><text:span text:style-name="T850">grit trinket 3</text:span></text:p>
          </table:table-cell>
          <table:table-cell table:style-name="ce35" table:formula="of:=IFERROR(IFERROR(VLOOKUP([.A171];[items_equipment.A:items_equipment.B];2;0);VLOOKUP([.A171];[items_misc.A:items_misc.B];2;0));VLOOKUP([.A171];[items_consumable.A:items_consumable.B];2;0))" office:value-type="string" calcext:value-type="string" office:string-value="Shield">
            <text:p>Shield</text:p>
          </table:table-cell>
          <table:table-cell office:value-type="string" calcext:value-type="string">
            <text:p>wandering_rock</text:p>
          </table:table-cell>
          <table:table-cell table:style-name="ce35"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1];[enemies.A:enemies.L];12;0);&quot;&quot;)" office:value-type="float" calcext:value-type="float" office:value="3">
            <text:p>3</text:p>
          </table:table-cell>
          <table:table-cell table:number-columns-repeated="1024"/>
        </table:table-row>
        <table:table-row table:style-name="ro386">
          <table:table-cell office:value-type="string" calcext:value-type="string">
            <text:p><text:span text:style-name="T851">grit weapon 3</text:span></text:p>
          </table:table-cell>
          <table:table-cell table:style-name="ce35" table:formula="of:=IFERROR(IFERROR(VLOOKUP([.A172];[items_equipment.A:items_equipment.B];2;0);VLOOKUP([.A172];[items_misc.A:items_misc.B];2;0));VLOOKUP([.A172];[items_consumable.A:items_consumable.B];2;0))" office:value-type="string" calcext:value-type="string" office:string-value="Spear">
            <text:p>Spear</text:p>
          </table:table-cell>
          <table:table-cell office:value-type="string" calcext:value-type="string">
            <text:p>wandering_rock</text:p>
          </table:table-cell>
          <table:table-cell table:style-name="ce35"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2];[enemies.A:enemies.L];12;0);&quot;&quot;)" office:value-type="float" calcext:value-type="float" office:value="3">
            <text:p>3</text:p>
          </table:table-cell>
          <table:table-cell table:number-columns-repeated="1024"/>
        </table:table-row>
        <table:table-row table:style-name="ro387">
          <table:table-cell office:value-type="string" calcext:value-type="string">
            <text:p><text:span text:style-name="T852">mind body 3</text:span></text:p>
          </table:table-cell>
          <table:table-cell table:style-name="ce35" table:formula="of:=IFERROR(IFERROR(VLOOKUP([.A173];[items_equipment.A:items_equipment.B];2;0);VLOOKUP([.A173];[items_misc.A:items_misc.B];2;0));VLOOKUP([.A173];[items_consumable.A:items_consumable.B];2;0))" office:value-type="string" calcext:value-type="string" office:string-value="Fine robe">
            <text:p>Fine robe</text:p>
          </table:table-cell>
          <table:table-cell office:value-type="string" calcext:value-type="string">
            <text:p>wandering_rock</text:p>
          </table:table-cell>
          <table:table-cell table:style-name="ce35"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3];[enemies.A:enemies.L];12;0);&quot;&quot;)" office:value-type="float" calcext:value-type="float" office:value="3">
            <text:p>3</text:p>
          </table:table-cell>
          <table:table-cell table:number-columns-repeated="1024"/>
        </table:table-row>
        <table:table-row table:style-name="ro388">
          <table:table-cell office:value-type="string" calcext:value-type="string">
            <text:p><text:span text:style-name="T853">mind head 3</text:span></text:p>
          </table:table-cell>
          <table:table-cell table:style-name="ce35" table:formula="of:=IFERROR(IFERROR(VLOOKUP([.A174];[items_equipment.A:items_equipment.B];2;0);VLOOKUP([.A174];[items_misc.A:items_misc.B];2;0));VLOOKUP([.A174];[items_consumable.A:items_consumable.B];2;0))" office:value-type="string" calcext:value-type="string" office:string-value="Fine pointy hat">
            <text:p>Fine pointy hat</text:p>
          </table:table-cell>
          <table:table-cell office:value-type="string" calcext:value-type="string">
            <text:p>wandering_rock</text:p>
          </table:table-cell>
          <table:table-cell table:style-name="ce35"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4];[enemies.A:enemies.L];12;0);&quot;&quot;)" office:value-type="float" calcext:value-type="float" office:value="3">
            <text:p>3</text:p>
          </table:table-cell>
          <table:table-cell table:number-columns-repeated="1024"/>
        </table:table-row>
        <table:table-row table:style-name="ro389">
          <table:table-cell office:value-type="string" calcext:value-type="string">
            <text:p><text:span text:style-name="T854">mind trinket 3</text:span></text:p>
          </table:table-cell>
          <table:table-cell table:style-name="ce35" table:formula="of:=IFERROR(IFERROR(VLOOKUP([.A175];[items_equipment.A:items_equipment.B];2;0);VLOOKUP([.A175];[items_misc.A:items_misc.B];2;0));VLOOKUP([.A175];[items_consumable.A:items_consumable.B];2;0))" office:value-type="string" calcext:value-type="string" office:string-value="Notebook">
            <text:p>Notebook</text:p>
          </table:table-cell>
          <table:table-cell office:value-type="string" calcext:value-type="string">
            <text:p>wandering_rock</text:p>
          </table:table-cell>
          <table:table-cell table:style-name="ce35"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5];[enemies.A:enemies.L];12;0);&quot;&quot;)" office:value-type="float" calcext:value-type="float" office:value="3">
            <text:p>3</text:p>
          </table:table-cell>
          <table:table-cell table:number-columns-repeated="1024"/>
        </table:table-row>
        <table:table-row table:style-name="ro390">
          <table:table-cell office:value-type="string" calcext:value-type="string">
            <text:p><text:span text:style-name="T855">mind weapon 3</text:span></text:p>
          </table:table-cell>
          <table:table-cell table:style-name="ce35" table:formula="of:=IFERROR(IFERROR(VLOOKUP([.A176];[items_equipment.A:items_equipment.B];2;0);VLOOKUP([.A176];[items_misc.A:items_misc.B];2;0));VLOOKUP([.A176];[items_consumable.A:items_consumable.B];2;0))" office:value-type="string" calcext:value-type="string" office:string-value="Simple wand">
            <text:p>Simple wand</text:p>
          </table:table-cell>
          <table:table-cell office:value-type="string" calcext:value-type="string">
            <text:p>wandering_rock</text:p>
          </table:table-cell>
          <table:table-cell table:style-name="ce35"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6];[enemies.A:enemies.L];12;0);&quot;&quot;)" office:value-type="float" calcext:value-type="float" office:value="3">
            <text:p>3</text:p>
          </table:table-cell>
          <table:table-cell table:number-columns-repeated="1024"/>
        </table:table-row>
        <table:table-row table:style-name="ro391">
          <table:table-cell office:value-type="string" calcext:value-type="string">
            <text:p><text:span text:style-name="T856">red potion</text:span></text:p>
          </table:table-cell>
          <table:table-cell table:style-name="ce35" table:formula="of:=IFERROR(IFERROR(VLOOKUP([.A177];[items_equipment.A:items_equipment.B];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35"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7];[enemies.A:enemies.L];12;0);&quot;&quot;)" office:value-type="float" calcext:value-type="float" office:value="3">
            <text:p>3</text:p>
          </table:table-cell>
          <table:table-cell table:number-columns-repeated="1024"/>
        </table:table-row>
        <table:table-row table:style-name="ro392">
          <table:table-cell office:value-type="string" calcext:value-type="string">
            <text:p><text:span text:style-name="T857">soul body 3</text:span></text:p>
          </table:table-cell>
          <table:table-cell table:style-name="ce35" table:formula="of:=IFERROR(IFERROR(VLOOKUP([.A178];[items_equipment.A:items_equipment.B];2;0);VLOOKUP([.A178];[items_misc.A:items_misc.B];2;0));VLOOKUP([.A178];[items_consumable.A:items_consumable.B];2;0))" office:value-type="string" calcext:value-type="string" office:string-value="Fine silk robe">
            <text:p>Fine silk robe</text:p>
          </table:table-cell>
          <table:table-cell office:value-type="string" calcext:value-type="string">
            <text:p>wandering_rock</text:p>
          </table:table-cell>
          <table:table-cell table:style-name="ce35"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8];[enemies.A:enemies.L];12;0);&quot;&quot;)" office:value-type="float" calcext:value-type="float" office:value="3">
            <text:p>3</text:p>
          </table:table-cell>
          <table:table-cell table:number-columns-repeated="1024"/>
        </table:table-row>
        <table:table-row table:style-name="ro393">
          <table:table-cell office:value-type="string" calcext:value-type="string">
            <text:p><text:span text:style-name="T858">soul head 3</text:span></text:p>
          </table:table-cell>
          <table:table-cell table:style-name="ce35" table:formula="of:=IFERROR(IFERROR(VLOOKUP([.A179];[items_equipment.A:items_equipment.B];2;0);VLOOKUP([.A179];[items_misc.A:items_misc.B];2;0));VLOOKUP([.A179];[items_consumable.A:items_consumable.B];2;0))" office:value-type="string" calcext:value-type="string" office:string-value="Fine silk hood">
            <text:p>Fine silk hood</text:p>
          </table:table-cell>
          <table:table-cell office:value-type="string" calcext:value-type="string">
            <text:p>wandering_rock</text:p>
          </table:table-cell>
          <table:table-cell table:style-name="ce35"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9];[enemies.A:enemies.L];12;0);&quot;&quot;)" office:value-type="float" calcext:value-type="float" office:value="3">
            <text:p>3</text:p>
          </table:table-cell>
          <table:table-cell table:number-columns-repeated="1024"/>
        </table:table-row>
        <table:table-row table:style-name="ro394">
          <table:table-cell office:value-type="string" calcext:value-type="string">
            <text:p><text:span text:style-name="T859">soul trinket 3</text:span></text:p>
          </table:table-cell>
          <table:table-cell table:style-name="ce35" table:formula="of:=IFERROR(IFERROR(VLOOKUP([.A180];[items_equipment.A:items_equipment.B];2;0);VLOOKUP([.A180];[items_misc.A:items_misc.B];2;0));VLOOKUP([.A180];[items_consumable.A:items_consumable.B];2;0))" office:value-type="string" calcext:value-type="string" office:string-value="Sigil">
            <text:p>Sigil</text:p>
          </table:table-cell>
          <table:table-cell office:value-type="string" calcext:value-type="string">
            <text:p>wandering_rock</text:p>
          </table:table-cell>
          <table:table-cell table:style-name="ce35"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80];[enemies.A:enemies.L];12;0);&quot;&quot;)" office:value-type="float" calcext:value-type="float" office:value="3">
            <text:p>3</text:p>
          </table:table-cell>
          <table:table-cell table:number-columns-repeated="1024"/>
        </table:table-row>
        <table:table-row table:style-name="ro395">
          <table:table-cell office:value-type="string" calcext:value-type="string">
            <text:p><text:span text:style-name="T860">soul weapon 3</text:span></text:p>
          </table:table-cell>
          <table:table-cell table:style-name="ce35" table:formula="of:=IFERROR(IFERROR(VLOOKUP([.A181];[items_equipment.A:items_equipment.B];2;0);VLOOKUP([.A181];[items_misc.A:items_misc.B];2;0));VLOOKUP([.A181];[items_consumable.A:items_consumable.B];2;0))" office:value-type="string" calcext:value-type="string" office:string-value="Holy emblem">
            <text:p>Holy emblem</text:p>
          </table:table-cell>
          <table:table-cell office:value-type="string" calcext:value-type="string">
            <text:p>wandering_rock</text:p>
          </table:table-cell>
          <table:table-cell table:style-name="ce35"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81];[enemies.A:enemies.L];12;0);&quot;&quot;)" office:value-type="float" calcext:value-type="float" office:value="3">
            <text:p>3</text:p>
          </table:table-cell>
          <table:table-cell table:number-columns-repeated="1024"/>
        </table:table-row>
        <table:table-row table:style-name="ro396">
          <table:table-cell office:value-type="string" calcext:value-type="string">
            <text:p><text:span text:style-name="T861">blue potion</text:span></text:p>
          </table:table-cell>
          <table:table-cell table:style-name="ce35" table:formula="of:=IFERROR(IFERROR(VLOOKUP([.A182];[items_equipment.A:items_equipment.B];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35"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2];[enemies.A:enemies.L];12;0);&quot;&quot;)" office:value-type="float" calcext:value-type="float" office:value="6">
            <text:p>6</text:p>
          </table:table-cell>
          <table:table-cell table:number-columns-repeated="1024"/>
        </table:table-row>
        <table:table-row table:style-name="ro397">
          <table:table-cell office:value-type="string" calcext:value-type="string">
            <text:p><text:span text:style-name="T862">flow body 6</text:span></text:p>
          </table:table-cell>
          <table:table-cell table:style-name="ce35" table:formula="of:=IFERROR(IFERROR(VLOOKUP([.A183];[items_equipment.A:items_equipment.B];2;0);VLOOKUP([.A183];[items_misc.A:items_misc.B];2;0));VLOOKUP([.A183];[items_consumable.A:items_consumable.B];2;0))" office:value-type="string" calcext:value-type="string" office:string-value="Fine cloth cloak">
            <text:p>Fine cloth cloak</text:p>
          </table:table-cell>
          <table:table-cell office:value-type="string" calcext:value-type="string">
            <text:p>blue_mushroom</text:p>
          </table:table-cell>
          <table:table-cell table:style-name="ce35"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3];[enemies.A:enemies.L];12;0);&quot;&quot;)" office:value-type="float" calcext:value-type="float" office:value="6">
            <text:p>6</text:p>
          </table:table-cell>
          <table:table-cell table:number-columns-repeated="1024"/>
        </table:table-row>
        <table:table-row table:style-name="ro398">
          <table:table-cell office:value-type="string" calcext:value-type="string">
            <text:p><text:span text:style-name="T863">flow head 6</text:span></text:p>
          </table:table-cell>
          <table:table-cell table:style-name="ce35" table:formula="of:=IFERROR(IFERROR(VLOOKUP([.A184];[items_equipment.A:items_equipment.B];2;0);VLOOKUP([.A184];[items_misc.A:items_misc.B];2;0));VLOOKUP([.A184];[items_consumable.A:items_consumable.B];2;0))" office:value-type="string" calcext:value-type="string" office:string-value="Fine cloth hood">
            <text:p>Fine cloth hood</text:p>
          </table:table-cell>
          <table:table-cell office:value-type="string" calcext:value-type="string">
            <text:p>blue_mushroom</text:p>
          </table:table-cell>
          <table:table-cell table:style-name="ce35"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4];[enemies.A:enemies.L];12;0);&quot;&quot;)" office:value-type="float" calcext:value-type="float" office:value="6">
            <text:p>6</text:p>
          </table:table-cell>
          <table:table-cell table:number-columns-repeated="1024"/>
        </table:table-row>
        <table:table-row table:style-name="ro399">
          <table:table-cell office:value-type="string" calcext:value-type="string">
            <text:p><text:span text:style-name="T864">flow trinket 6</text:span></text:p>
          </table:table-cell>
          <table:table-cell table:style-name="ce35" table:formula="of:=IFERROR(IFERROR(VLOOKUP([.A185];[items_equipment.A:items_equipment.B];2;0);VLOOKUP([.A185];[items_misc.A:items_misc.B];2;0));VLOOKUP([.A185];[items_consumable.A:items_consumable.B];2;0))" office:value-type="string" calcext:value-type="string" office:string-value="Field dagger">
            <text:p>Field dagger</text:p>
          </table:table-cell>
          <table:table-cell office:value-type="string" calcext:value-type="string">
            <text:p>blue_mushroom</text:p>
          </table:table-cell>
          <table:table-cell table:style-name="ce35"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5];[enemies.A:enemies.L];12;0);&quot;&quot;)" office:value-type="float" calcext:value-type="float" office:value="6">
            <text:p>6</text:p>
          </table:table-cell>
          <table:table-cell table:number-columns-repeated="1024"/>
        </table:table-row>
        <table:table-row table:style-name="ro400">
          <table:table-cell office:value-type="string" calcext:value-type="string">
            <text:p><text:span text:style-name="T865">flow weapon 6</text:span></text:p>
          </table:table-cell>
          <table:table-cell table:style-name="ce35" table:formula="of:=IFERROR(IFERROR(VLOOKUP([.A186];[items_equipment.A:items_equipment.B];2;0);VLOOKUP([.A186];[items_misc.A:items_misc.B];2;0));VLOOKUP([.A186];[items_consumable.A:items_consumable.B];2;0))" office:value-type="string" calcext:value-type="string" office:string-value="Short sword">
            <text:p>Short sword</text:p>
          </table:table-cell>
          <table:table-cell office:value-type="string" calcext:value-type="string">
            <text:p>blue_mushroom</text:p>
          </table:table-cell>
          <table:table-cell table:style-name="ce35"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6];[enemies.A:enemies.L];12;0);&quot;&quot;)" office:value-type="float" calcext:value-type="float" office:value="6">
            <text:p>6</text:p>
          </table:table-cell>
          <table:table-cell table:number-columns-repeated="1024"/>
        </table:table-row>
        <table:table-row table:style-name="ro401">
          <table:table-cell office:value-type="string" calcext:value-type="string">
            <text:p><text:span text:style-name="T866">grit body 6</text:span></text:p>
          </table:table-cell>
          <table:table-cell table:style-name="ce35" table:formula="of:=IFERROR(IFERROR(VLOOKUP([.A187];[items_equipment.A:items_equipment.B];2;0);VLOOKUP([.A187];[items_misc.A:items_misc.B];2;0));VLOOKUP([.A187];[items_consumable.A:items_consumable.B];2;0))" office:value-type="string" calcext:value-type="string" office:string-value="Iron chainmail">
            <text:p>Iron chainmail</text:p>
          </table:table-cell>
          <table:table-cell office:value-type="string" calcext:value-type="string">
            <text:p>blue_mushroom</text:p>
          </table:table-cell>
          <table:table-cell table:style-name="ce35"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7];[enemies.A:enemies.L];12;0);&quot;&quot;)" office:value-type="float" calcext:value-type="float" office:value="6">
            <text:p>6</text:p>
          </table:table-cell>
          <table:table-cell table:number-columns-repeated="1024"/>
        </table:table-row>
        <table:table-row table:style-name="ro402">
          <table:table-cell office:value-type="string" calcext:value-type="string">
            <text:p><text:span text:style-name="T867">grit head 6</text:span></text:p>
          </table:table-cell>
          <table:table-cell table:style-name="ce35" table:formula="of:=IFERROR(IFERROR(VLOOKUP([.A188];[items_equipment.A:items_equipment.B];2;0);VLOOKUP([.A188];[items_misc.A:items_misc.B];2;0));VLOOKUP([.A188];[items_consumable.A:items_consumable.B];2;0))" office:value-type="string" calcext:value-type="string" office:string-value="Iron cap">
            <text:p>Iron cap</text:p>
          </table:table-cell>
          <table:table-cell office:value-type="string" calcext:value-type="string">
            <text:p>blue_mushroom</text:p>
          </table:table-cell>
          <table:table-cell table:style-name="ce35"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8];[enemies.A:enemies.L];12;0);&quot;&quot;)" office:value-type="float" calcext:value-type="float" office:value="6">
            <text:p>6</text:p>
          </table:table-cell>
          <table:table-cell table:number-columns-repeated="1024"/>
        </table:table-row>
        <table:table-row table:style-name="ro403">
          <table:table-cell office:value-type="string" calcext:value-type="string">
            <text:p><text:span text:style-name="T868">grit trinket 6</text:span></text:p>
          </table:table-cell>
          <table:table-cell table:style-name="ce35" table:formula="of:=IFERROR(IFERROR(VLOOKUP([.A189];[items_equipment.A:items_equipment.B];2;0);VLOOKUP([.A189];[items_misc.A:items_misc.B];2;0));VLOOKUP([.A189];[items_consumable.A:items_consumable.B];2;0))" office:value-type="string" calcext:value-type="string" office:string-value="Iron shield">
            <text:p>Iron shield</text:p>
          </table:table-cell>
          <table:table-cell office:value-type="string" calcext:value-type="string">
            <text:p>blue_mushroom</text:p>
          </table:table-cell>
          <table:table-cell table:style-name="ce35"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9];[enemies.A:enemies.L];12;0);&quot;&quot;)" office:value-type="float" calcext:value-type="float" office:value="6">
            <text:p>6</text:p>
          </table:table-cell>
          <table:table-cell table:number-columns-repeated="1024"/>
        </table:table-row>
        <table:table-row table:style-name="ro404">
          <table:table-cell office:value-type="string" calcext:value-type="string">
            <text:p><text:span text:style-name="T869">grit weapon 6</text:span></text:p>
          </table:table-cell>
          <table:table-cell table:style-name="ce35" table:formula="of:=IFERROR(IFERROR(VLOOKUP([.A190];[items_equipment.A:items_equipment.B];2;0);VLOOKUP([.A190];[items_misc.A:items_misc.B];2;0));VLOOKUP([.A190];[items_consumable.A:items_consumable.B];2;0))" office:value-type="string" calcext:value-type="string" office:string-value="Longsword">
            <text:p>Longsword</text:p>
          </table:table-cell>
          <table:table-cell office:value-type="string" calcext:value-type="string">
            <text:p>blue_mushroom</text:p>
          </table:table-cell>
          <table:table-cell table:style-name="ce35"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0];[enemies.A:enemies.L];12;0);&quot;&quot;)" office:value-type="float" calcext:value-type="float" office:value="6">
            <text:p>6</text:p>
          </table:table-cell>
          <table:table-cell table:number-columns-repeated="1024"/>
        </table:table-row>
        <table:table-row table:style-name="ro405">
          <table:table-cell office:value-type="string" calcext:value-type="string">
            <text:p><text:span text:style-name="T870">mind body 6</text:span></text:p>
          </table:table-cell>
          <table:table-cell table:style-name="ce35" table:formula="of:=IFERROR(IFERROR(VLOOKUP([.A191];[items_equipment.A:items_equipment.B];2;0);VLOOKUP([.A191];[items_misc.A:items_misc.B];2;0));VLOOKUP([.A191];[items_consumable.A:items_consumable.B];2;0))" office:value-type="string" calcext:value-type="string" office:string-value="Apprentice robe">
            <text:p>Apprentice robe</text:p>
          </table:table-cell>
          <table:table-cell office:value-type="string" calcext:value-type="string">
            <text:p>blue_mushroom</text:p>
          </table:table-cell>
          <table:table-cell table:style-name="ce35"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1];[enemies.A:enemies.L];12;0);&quot;&quot;)" office:value-type="float" calcext:value-type="float" office:value="6">
            <text:p>6</text:p>
          </table:table-cell>
          <table:table-cell table:number-columns-repeated="1024"/>
        </table:table-row>
        <table:table-row table:style-name="ro406">
          <table:table-cell office:value-type="string" calcext:value-type="string">
            <text:p><text:span text:style-name="T871">mind head 6</text:span></text:p>
          </table:table-cell>
          <table:table-cell table:style-name="ce35" table:formula="of:=IFERROR(IFERROR(VLOOKUP([.A192];[items_equipment.A:items_equipment.B];2;0);VLOOKUP([.A192];[items_misc.A:items_misc.B];2;0));VLOOKUP([.A192];[items_consumable.A:items_consumable.B];2;0))" office:value-type="string" calcext:value-type="string" office:string-value="Apprentice hat">
            <text:p>Apprentice hat</text:p>
          </table:table-cell>
          <table:table-cell office:value-type="string" calcext:value-type="string">
            <text:p>blue_mushroom</text:p>
          </table:table-cell>
          <table:table-cell table:style-name="ce35"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2];[enemies.A:enemies.L];12;0);&quot;&quot;)" office:value-type="float" calcext:value-type="float" office:value="6">
            <text:p>6</text:p>
          </table:table-cell>
          <table:table-cell table:number-columns-repeated="1024"/>
        </table:table-row>
        <table:table-row table:style-name="ro407">
          <table:table-cell office:value-type="string" calcext:value-type="string">
            <text:p><text:span text:style-name="T872">mind trinket 6</text:span></text:p>
          </table:table-cell>
          <table:table-cell table:style-name="ce35" table:formula="of:=IFERROR(IFERROR(VLOOKUP([.A193];[items_equipment.A:items_equipment.B];2;0);VLOOKUP([.A193];[items_misc.A:items_misc.B];2;0));VLOOKUP([.A193];[items_consumable.A:items_consumable.B];2;0))" office:value-type="string" calcext:value-type="string" office:string-value="Book">
            <text:p>Book</text:p>
          </table:table-cell>
          <table:table-cell office:value-type="string" calcext:value-type="string">
            <text:p>blue_mushroom</text:p>
          </table:table-cell>
          <table:table-cell table:style-name="ce35"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3];[enemies.A:enemies.L];12;0);&quot;&quot;)" office:value-type="float" calcext:value-type="float" office:value="6">
            <text:p>6</text:p>
          </table:table-cell>
          <table:table-cell table:number-columns-repeated="1024"/>
        </table:table-row>
        <table:table-row table:style-name="ro408">
          <table:table-cell office:value-type="string" calcext:value-type="string">
            <text:p><text:span text:style-name="T873">mind weapon 6</text:span></text:p>
          </table:table-cell>
          <table:table-cell table:style-name="ce35" table:formula="of:=IFERROR(IFERROR(VLOOKUP([.A194];[items_equipment.A:items_equipment.B];2;0);VLOOKUP([.A194];[items_misc.A:items_misc.B];2;0));VLOOKUP([.A194];[items_consumable.A:items_consumable.B];2;0))" office:value-type="string" calcext:value-type="string" office:string-value="Wand">
            <text:p>Wand</text:p>
          </table:table-cell>
          <table:table-cell office:value-type="string" calcext:value-type="string">
            <text:p>blue_mushroom</text:p>
          </table:table-cell>
          <table:table-cell table:style-name="ce35"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4];[enemies.A:enemies.L];12;0);&quot;&quot;)" office:value-type="float" calcext:value-type="float" office:value="6">
            <text:p>6</text:p>
          </table:table-cell>
          <table:table-cell table:number-columns-repeated="1024"/>
        </table:table-row>
        <table:table-row table:style-name="ro409">
          <table:table-cell office:value-type="string" calcext:value-type="string">
            <text:p><text:span text:style-name="T874">red potion</text:span></text:p>
          </table:table-cell>
          <table:table-cell table:style-name="ce35" table:formula="of:=IFERROR(IFERROR(VLOOKUP([.A195];[items_equipment.A:items_equipment.B];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35"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5];[enemies.A:enemies.L];12;0);&quot;&quot;)" office:value-type="float" calcext:value-type="float" office:value="6">
            <text:p>6</text:p>
          </table:table-cell>
          <table:table-cell table:number-columns-repeated="1024"/>
        </table:table-row>
        <table:table-row table:style-name="ro410">
          <table:table-cell office:value-type="string" calcext:value-type="string">
            <text:p><text:span text:style-name="T875">soul body 6</text:span></text:p>
          </table:table-cell>
          <table:table-cell table:style-name="ce35" table:formula="of:=IFERROR(IFERROR(VLOOKUP([.A196];[items_equipment.A:items_equipment.B];2;0);VLOOKUP([.A196];[items_misc.A:items_misc.B];2;0));VLOOKUP([.A196];[items_consumable.A:items_consumable.B];2;0))" office:value-type="string" calcext:value-type="string" office:string-value="White robe">
            <text:p>White robe</text:p>
          </table:table-cell>
          <table:table-cell office:value-type="string" calcext:value-type="string">
            <text:p>blue_mushroom</text:p>
          </table:table-cell>
          <table:table-cell table:style-name="ce35"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6];[enemies.A:enemies.L];12;0);&quot;&quot;)" office:value-type="float" calcext:value-type="float" office:value="6">
            <text:p>6</text:p>
          </table:table-cell>
          <table:table-cell table:number-columns-repeated="1024"/>
        </table:table-row>
        <table:table-row table:style-name="ro411">
          <table:table-cell office:value-type="string" calcext:value-type="string">
            <text:p><text:span text:style-name="T876">soul head 6</text:span></text:p>
          </table:table-cell>
          <table:table-cell table:style-name="ce35" table:formula="of:=IFERROR(IFERROR(VLOOKUP([.A197];[items_equipment.A:items_equipment.B];2;0);VLOOKUP([.A197];[items_misc.A:items_misc.B];2;0));VLOOKUP([.A197];[items_consumable.A:items_consumable.B];2;0))" office:value-type="string" calcext:value-type="string" office:string-value="Circlet">
            <text:p>Circlet</text:p>
          </table:table-cell>
          <table:table-cell office:value-type="string" calcext:value-type="string">
            <text:p>blue_mushroom</text:p>
          </table:table-cell>
          <table:table-cell table:style-name="ce35"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7];[enemies.A:enemies.L];12;0);&quot;&quot;)" office:value-type="float" calcext:value-type="float" office:value="6">
            <text:p>6</text:p>
          </table:table-cell>
          <table:table-cell table:number-columns-repeated="1024"/>
        </table:table-row>
        <table:table-row table:style-name="ro412">
          <table:table-cell office:value-type="string" calcext:value-type="string">
            <text:p><text:span text:style-name="T877">soul trinket 6</text:span></text:p>
          </table:table-cell>
          <table:table-cell table:style-name="ce35" table:formula="of:=IFERROR(IFERROR(VLOOKUP([.A198];[items_equipment.A:items_equipment.B];2;0);VLOOKUP([.A198];[items_misc.A:items_misc.B];2;0));VLOOKUP([.A198];[items_consumable.A:items_consumable.B];2;0))" office:value-type="string" calcext:value-type="string" office:string-value="Embellished Sigil">
            <text:p>Embellished Sigil</text:p>
          </table:table-cell>
          <table:table-cell office:value-type="string" calcext:value-type="string">
            <text:p>blue_mushroom</text:p>
          </table:table-cell>
          <table:table-cell table:style-name="ce35"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8];[enemies.A:enemies.L];12;0);&quot;&quot;)" office:value-type="float" calcext:value-type="float" office:value="6">
            <text:p>6</text:p>
          </table:table-cell>
          <table:table-cell table:number-columns-repeated="1024"/>
        </table:table-row>
        <table:table-row table:style-name="ro413">
          <table:table-cell office:value-type="string" calcext:value-type="string">
            <text:p><text:span text:style-name="T878">soul weapon 6</text:span></text:p>
          </table:table-cell>
          <table:table-cell table:style-name="ce35" table:formula="of:=IFERROR(IFERROR(VLOOKUP([.A199];[items_equipment.A:items_equipment.B];2;0);VLOOKUP([.A199];[items_misc.A:items_misc.B];2;0));VLOOKUP([.A199];[items_consumable.A:items_consumable.B];2;0))" office:value-type="string" calcext:value-type="string" office:string-value="Clerics mace">
            <text:p>Clerics mace</text:p>
          </table:table-cell>
          <table:table-cell office:value-type="string" calcext:value-type="string">
            <text:p>blue_mushroom</text:p>
          </table:table-cell>
          <table:table-cell table:style-name="ce35"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9];[enemies.A:enemies.L];12;0);&quot;&quot;)" office:value-type="float" calcext:value-type="float" office:value="6">
            <text:p>6</text:p>
          </table:table-cell>
          <table:table-cell table:number-columns-repeated="1024"/>
        </table:table-row>
        <table:table-row table:style-name="ro414">
          <table:table-cell office:value-type="string" calcext:value-type="string">
            <text:p><text:span text:style-name="T879">blue potion</text:span></text:p>
          </table:table-cell>
          <table:table-cell table:style-name="ce35" table:formula="of:=IFERROR(IFERROR(VLOOKUP([.A200];[items_equipment.A:items_equipment.B];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35"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0];[enemies.A:enemies.L];12;0);&quot;&quot;)" office:value-type="float" calcext:value-type="float" office:value="6">
            <text:p>6</text:p>
          </table:table-cell>
          <table:table-cell table:number-columns-repeated="1024"/>
        </table:table-row>
        <table:table-row table:style-name="ro415">
          <table:table-cell office:value-type="string" calcext:value-type="string">
            <text:p><text:span text:style-name="T880">flow body 6</text:span></text:p>
          </table:table-cell>
          <table:table-cell table:style-name="ce35" table:formula="of:=IFERROR(IFERROR(VLOOKUP([.A201];[items_equipment.A:items_equipment.B];2;0);VLOOKUP([.A201];[items_misc.A:items_misc.B];2;0));VLOOKUP([.A201];[items_consumable.A:items_consumable.B];2;0))" office:value-type="string" calcext:value-type="string" office:string-value="Fine cloth cloak">
            <text:p>Fine cloth cloak</text:p>
          </table:table-cell>
          <table:table-cell office:value-type="string" calcext:value-type="string">
            <text:p>blue_slime</text:p>
          </table:table-cell>
          <table:table-cell table:style-name="ce35"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1];[enemies.A:enemies.L];12;0);&quot;&quot;)" office:value-type="float" calcext:value-type="float" office:value="6">
            <text:p>6</text:p>
          </table:table-cell>
          <table:table-cell table:number-columns-repeated="1024"/>
        </table:table-row>
        <table:table-row table:style-name="ro416">
          <table:table-cell office:value-type="string" calcext:value-type="string">
            <text:p><text:span text:style-name="T881">flow head 6</text:span></text:p>
          </table:table-cell>
          <table:table-cell table:style-name="ce35" table:formula="of:=IFERROR(IFERROR(VLOOKUP([.A202];[items_equipment.A:items_equipment.B];2;0);VLOOKUP([.A202];[items_misc.A:items_misc.B];2;0));VLOOKUP([.A202];[items_consumable.A:items_consumable.B];2;0))" office:value-type="string" calcext:value-type="string" office:string-value="Fine cloth hood">
            <text:p>Fine cloth hood</text:p>
          </table:table-cell>
          <table:table-cell office:value-type="string" calcext:value-type="string">
            <text:p>blue_slime</text:p>
          </table:table-cell>
          <table:table-cell table:style-name="ce35"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2];[enemies.A:enemies.L];12;0);&quot;&quot;)" office:value-type="float" calcext:value-type="float" office:value="6">
            <text:p>6</text:p>
          </table:table-cell>
          <table:table-cell table:number-columns-repeated="1024"/>
        </table:table-row>
        <table:table-row table:style-name="ro417">
          <table:table-cell office:value-type="string" calcext:value-type="string">
            <text:p><text:span text:style-name="T882">flow trinket 6</text:span></text:p>
          </table:table-cell>
          <table:table-cell table:style-name="ce35" table:formula="of:=IFERROR(IFERROR(VLOOKUP([.A203];[items_equipment.A:items_equipment.B];2;0);VLOOKUP([.A203];[items_misc.A:items_misc.B];2;0));VLOOKUP([.A203];[items_consumable.A:items_consumable.B];2;0))" office:value-type="string" calcext:value-type="string" office:string-value="Field dagger">
            <text:p>Field dagger</text:p>
          </table:table-cell>
          <table:table-cell office:value-type="string" calcext:value-type="string">
            <text:p>blue_slime</text:p>
          </table:table-cell>
          <table:table-cell table:style-name="ce35"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3];[enemies.A:enemies.L];12;0);&quot;&quot;)" office:value-type="float" calcext:value-type="float" office:value="6">
            <text:p>6</text:p>
          </table:table-cell>
          <table:table-cell table:number-columns-repeated="1024"/>
        </table:table-row>
        <table:table-row table:style-name="ro418">
          <table:table-cell office:value-type="string" calcext:value-type="string">
            <text:p><text:span text:style-name="T883">flow weapon 6</text:span></text:p>
          </table:table-cell>
          <table:table-cell table:style-name="ce35" table:formula="of:=IFERROR(IFERROR(VLOOKUP([.A204];[items_equipment.A:items_equipment.B];2;0);VLOOKUP([.A204];[items_misc.A:items_misc.B];2;0));VLOOKUP([.A204];[items_consumable.A:items_consumable.B];2;0))" office:value-type="string" calcext:value-type="string" office:string-value="Short sword">
            <text:p>Short sword</text:p>
          </table:table-cell>
          <table:table-cell office:value-type="string" calcext:value-type="string">
            <text:p>blue_slime</text:p>
          </table:table-cell>
          <table:table-cell table:style-name="ce35"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4];[enemies.A:enemies.L];12;0);&quot;&quot;)" office:value-type="float" calcext:value-type="float" office:value="6">
            <text:p>6</text:p>
          </table:table-cell>
          <table:table-cell table:number-columns-repeated="1024"/>
        </table:table-row>
        <table:table-row table:style-name="ro419">
          <table:table-cell office:value-type="string" calcext:value-type="string">
            <text:p><text:span text:style-name="T884">grit body 6</text:span></text:p>
          </table:table-cell>
          <table:table-cell table:style-name="ce35" table:formula="of:=IFERROR(IFERROR(VLOOKUP([.A205];[items_equipment.A:items_equipment.B];2;0);VLOOKUP([.A205];[items_misc.A:items_misc.B];2;0));VLOOKUP([.A205];[items_consumable.A:items_consumable.B];2;0))" office:value-type="string" calcext:value-type="string" office:string-value="Iron chainmail">
            <text:p>Iron chainmail</text:p>
          </table:table-cell>
          <table:table-cell office:value-type="string" calcext:value-type="string">
            <text:p>blue_slime</text:p>
          </table:table-cell>
          <table:table-cell table:style-name="ce35"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5];[enemies.A:enemies.L];12;0);&quot;&quot;)" office:value-type="float" calcext:value-type="float" office:value="6">
            <text:p>6</text:p>
          </table:table-cell>
          <table:table-cell table:number-columns-repeated="1024"/>
        </table:table-row>
        <table:table-row table:style-name="ro420">
          <table:table-cell office:value-type="string" calcext:value-type="string">
            <text:p><text:span text:style-name="T885">grit head 6</text:span></text:p>
          </table:table-cell>
          <table:table-cell table:style-name="ce35" table:formula="of:=IFERROR(IFERROR(VLOOKUP([.A206];[items_equipment.A:items_equipment.B];2;0);VLOOKUP([.A206];[items_misc.A:items_misc.B];2;0));VLOOKUP([.A206];[items_consumable.A:items_consumable.B];2;0))" office:value-type="string" calcext:value-type="string" office:string-value="Iron cap">
            <text:p>Iron cap</text:p>
          </table:table-cell>
          <table:table-cell office:value-type="string" calcext:value-type="string">
            <text:p>blue_slime</text:p>
          </table:table-cell>
          <table:table-cell table:style-name="ce35"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6];[enemies.A:enemies.L];12;0);&quot;&quot;)" office:value-type="float" calcext:value-type="float" office:value="6">
            <text:p>6</text:p>
          </table:table-cell>
          <table:table-cell table:number-columns-repeated="1024"/>
        </table:table-row>
        <table:table-row table:style-name="ro421">
          <table:table-cell office:value-type="string" calcext:value-type="string">
            <text:p><text:span text:style-name="T886">grit trinket 6</text:span></text:p>
          </table:table-cell>
          <table:table-cell table:style-name="ce35" table:formula="of:=IFERROR(IFERROR(VLOOKUP([.A207];[items_equipment.A:items_equipment.B];2;0);VLOOKUP([.A207];[items_misc.A:items_misc.B];2;0));VLOOKUP([.A207];[items_consumable.A:items_consumable.B];2;0))" office:value-type="string" calcext:value-type="string" office:string-value="Iron shield">
            <text:p>Iron shield</text:p>
          </table:table-cell>
          <table:table-cell office:value-type="string" calcext:value-type="string">
            <text:p>blue_slime</text:p>
          </table:table-cell>
          <table:table-cell table:style-name="ce35"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7];[enemies.A:enemies.L];12;0);&quot;&quot;)" office:value-type="float" calcext:value-type="float" office:value="6">
            <text:p>6</text:p>
          </table:table-cell>
          <table:table-cell table:number-columns-repeated="1024"/>
        </table:table-row>
        <table:table-row table:style-name="ro422">
          <table:table-cell office:value-type="string" calcext:value-type="string">
            <text:p><text:span text:style-name="T887">grit weapon 6</text:span></text:p>
          </table:table-cell>
          <table:table-cell table:style-name="ce35" table:formula="of:=IFERROR(IFERROR(VLOOKUP([.A208];[items_equipment.A:items_equipment.B];2;0);VLOOKUP([.A208];[items_misc.A:items_misc.B];2;0));VLOOKUP([.A208];[items_consumable.A:items_consumable.B];2;0))" office:value-type="string" calcext:value-type="string" office:string-value="Longsword">
            <text:p>Longsword</text:p>
          </table:table-cell>
          <table:table-cell office:value-type="string" calcext:value-type="string">
            <text:p>blue_slime</text:p>
          </table:table-cell>
          <table:table-cell table:style-name="ce35"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8];[enemies.A:enemies.L];12;0);&quot;&quot;)" office:value-type="float" calcext:value-type="float" office:value="6">
            <text:p>6</text:p>
          </table:table-cell>
          <table:table-cell table:number-columns-repeated="1024"/>
        </table:table-row>
        <table:table-row table:style-name="ro423">
          <table:table-cell office:value-type="string" calcext:value-type="string">
            <text:p><text:span text:style-name="T888">mind body 6</text:span></text:p>
          </table:table-cell>
          <table:table-cell table:style-name="ce35" table:formula="of:=IFERROR(IFERROR(VLOOKUP([.A209];[items_equipment.A:items_equipment.B];2;0);VLOOKUP([.A209];[items_misc.A:items_misc.B];2;0));VLOOKUP([.A209];[items_consumable.A:items_consumable.B];2;0))" office:value-type="string" calcext:value-type="string" office:string-value="Apprentice robe">
            <text:p>Apprentice robe</text:p>
          </table:table-cell>
          <table:table-cell office:value-type="string" calcext:value-type="string">
            <text:p>blue_slime</text:p>
          </table:table-cell>
          <table:table-cell table:style-name="ce35"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9];[enemies.A:enemies.L];12;0);&quot;&quot;)" office:value-type="float" calcext:value-type="float" office:value="6">
            <text:p>6</text:p>
          </table:table-cell>
          <table:table-cell table:number-columns-repeated="1024"/>
        </table:table-row>
        <table:table-row table:style-name="ro424">
          <table:table-cell office:value-type="string" calcext:value-type="string">
            <text:p><text:span text:style-name="T889">mind head 6</text:span></text:p>
          </table:table-cell>
          <table:table-cell table:style-name="ce35" table:formula="of:=IFERROR(IFERROR(VLOOKUP([.A210];[items_equipment.A:items_equipment.B];2;0);VLOOKUP([.A210];[items_misc.A:items_misc.B];2;0));VLOOKUP([.A210];[items_consumable.A:items_consumable.B];2;0))" office:value-type="string" calcext:value-type="string" office:string-value="Apprentice hat">
            <text:p>Apprentice hat</text:p>
          </table:table-cell>
          <table:table-cell office:value-type="string" calcext:value-type="string">
            <text:p>blue_slime</text:p>
          </table:table-cell>
          <table:table-cell table:style-name="ce35"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0];[enemies.A:enemies.L];12;0);&quot;&quot;)" office:value-type="float" calcext:value-type="float" office:value="6">
            <text:p>6</text:p>
          </table:table-cell>
          <table:table-cell table:number-columns-repeated="1024"/>
        </table:table-row>
        <table:table-row table:style-name="ro425">
          <table:table-cell office:value-type="string" calcext:value-type="string">
            <text:p><text:span text:style-name="T890">mind trinket 6</text:span></text:p>
          </table:table-cell>
          <table:table-cell table:style-name="ce35" table:formula="of:=IFERROR(IFERROR(VLOOKUP([.A211];[items_equipment.A:items_equipment.B];2;0);VLOOKUP([.A211];[items_misc.A:items_misc.B];2;0));VLOOKUP([.A211];[items_consumable.A:items_consumable.B];2;0))" office:value-type="string" calcext:value-type="string" office:string-value="Book">
            <text:p>Book</text:p>
          </table:table-cell>
          <table:table-cell office:value-type="string" calcext:value-type="string">
            <text:p>blue_slime</text:p>
          </table:table-cell>
          <table:table-cell table:style-name="ce35"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1];[enemies.A:enemies.L];12;0);&quot;&quot;)" office:value-type="float" calcext:value-type="float" office:value="6">
            <text:p>6</text:p>
          </table:table-cell>
          <table:table-cell table:number-columns-repeated="1024"/>
        </table:table-row>
        <table:table-row table:style-name="ro426">
          <table:table-cell office:value-type="string" calcext:value-type="string">
            <text:p><text:span text:style-name="T891">mind weapon 6</text:span></text:p>
          </table:table-cell>
          <table:table-cell table:style-name="ce35" table:formula="of:=IFERROR(IFERROR(VLOOKUP([.A212];[items_equipment.A:items_equipment.B];2;0);VLOOKUP([.A212];[items_misc.A:items_misc.B];2;0));VLOOKUP([.A212];[items_consumable.A:items_consumable.B];2;0))" office:value-type="string" calcext:value-type="string" office:string-value="Wand">
            <text:p>Wand</text:p>
          </table:table-cell>
          <table:table-cell office:value-type="string" calcext:value-type="string">
            <text:p>blue_slime</text:p>
          </table:table-cell>
          <table:table-cell table:style-name="ce35"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2];[enemies.A:enemies.L];12;0);&quot;&quot;)" office:value-type="float" calcext:value-type="float" office:value="6">
            <text:p>6</text:p>
          </table:table-cell>
          <table:table-cell table:number-columns-repeated="1024"/>
        </table:table-row>
        <table:table-row table:style-name="ro427">
          <table:table-cell office:value-type="string" calcext:value-type="string">
            <text:p><text:span text:style-name="T892">red potion</text:span></text:p>
          </table:table-cell>
          <table:table-cell table:style-name="ce35" table:formula="of:=IFERROR(IFERROR(VLOOKUP([.A213];[items_equipment.A:items_equipment.B];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35"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3];[enemies.A:enemies.L];12;0);&quot;&quot;)" office:value-type="float" calcext:value-type="float" office:value="6">
            <text:p>6</text:p>
          </table:table-cell>
          <table:table-cell table:number-columns-repeated="1024"/>
        </table:table-row>
        <table:table-row table:style-name="ro428">
          <table:table-cell office:value-type="string" calcext:value-type="string">
            <text:p><text:span text:style-name="T893">soul body 6</text:span></text:p>
          </table:table-cell>
          <table:table-cell table:style-name="ce35" table:formula="of:=IFERROR(IFERROR(VLOOKUP([.A214];[items_equipment.A:items_equipment.B];2;0);VLOOKUP([.A214];[items_misc.A:items_misc.B];2;0));VLOOKUP([.A214];[items_consumable.A:items_consumable.B];2;0))" office:value-type="string" calcext:value-type="string" office:string-value="White robe">
            <text:p>White robe</text:p>
          </table:table-cell>
          <table:table-cell office:value-type="string" calcext:value-type="string">
            <text:p>blue_slime</text:p>
          </table:table-cell>
          <table:table-cell table:style-name="ce35"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4];[enemies.A:enemies.L];12;0);&quot;&quot;)" office:value-type="float" calcext:value-type="float" office:value="6">
            <text:p>6</text:p>
          </table:table-cell>
          <table:table-cell table:number-columns-repeated="1024"/>
        </table:table-row>
        <table:table-row table:style-name="ro429">
          <table:table-cell office:value-type="string" calcext:value-type="string">
            <text:p><text:span text:style-name="T894">soul head 6</text:span></text:p>
          </table:table-cell>
          <table:table-cell table:style-name="ce35" table:formula="of:=IFERROR(IFERROR(VLOOKUP([.A215];[items_equipment.A:items_equipment.B];2;0);VLOOKUP([.A215];[items_misc.A:items_misc.B];2;0));VLOOKUP([.A215];[items_consumable.A:items_consumable.B];2;0))" office:value-type="string" calcext:value-type="string" office:string-value="Circlet">
            <text:p>Circlet</text:p>
          </table:table-cell>
          <table:table-cell office:value-type="string" calcext:value-type="string">
            <text:p>blue_slime</text:p>
          </table:table-cell>
          <table:table-cell table:style-name="ce35"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5];[enemies.A:enemies.L];12;0);&quot;&quot;)" office:value-type="float" calcext:value-type="float" office:value="6">
            <text:p>6</text:p>
          </table:table-cell>
          <table:table-cell table:number-columns-repeated="1024"/>
        </table:table-row>
        <table:table-row table:style-name="ro430">
          <table:table-cell office:value-type="string" calcext:value-type="string">
            <text:p><text:span text:style-name="T895">soul trinket 6</text:span></text:p>
          </table:table-cell>
          <table:table-cell table:style-name="ce35" table:formula="of:=IFERROR(IFERROR(VLOOKUP([.A216];[items_equipment.A:items_equipment.B];2;0);VLOOKUP([.A216];[items_misc.A:items_misc.B];2;0));VLOOKUP([.A216];[items_consumable.A:items_consumable.B];2;0))" office:value-type="string" calcext:value-type="string" office:string-value="Embellished Sigil">
            <text:p>Embellished Sigil</text:p>
          </table:table-cell>
          <table:table-cell office:value-type="string" calcext:value-type="string">
            <text:p>blue_slime</text:p>
          </table:table-cell>
          <table:table-cell table:style-name="ce35"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6];[enemies.A:enemies.L];12;0);&quot;&quot;)" office:value-type="float" calcext:value-type="float" office:value="6">
            <text:p>6</text:p>
          </table:table-cell>
          <table:table-cell table:number-columns-repeated="1024"/>
        </table:table-row>
        <table:table-row table:style-name="ro431">
          <table:table-cell office:value-type="string" calcext:value-type="string">
            <text:p><text:span text:style-name="T896">soul weapon 6</text:span></text:p>
          </table:table-cell>
          <table:table-cell table:style-name="ce35" table:formula="of:=IFERROR(IFERROR(VLOOKUP([.A217];[items_equipment.A:items_equipment.B];2;0);VLOOKUP([.A217];[items_misc.A:items_misc.B];2;0));VLOOKUP([.A217];[items_consumable.A:items_consumable.B];2;0))" office:value-type="string" calcext:value-type="string" office:string-value="Clerics mace">
            <text:p>Clerics mace</text:p>
          </table:table-cell>
          <table:table-cell office:value-type="string" calcext:value-type="string">
            <text:p>blue_slime</text:p>
          </table:table-cell>
          <table:table-cell table:style-name="ce35"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7];[enemies.A:enemies.L];12;0);&quot;&quot;)" office:value-type="float" calcext:value-type="float" office:value="6">
            <text:p>6</text:p>
          </table:table-cell>
          <table:table-cell table:number-columns-repeated="1024"/>
        </table:table-row>
        <table:table-row table:style-name="ro432">
          <table:table-cell office:value-type="string" calcext:value-type="string">
            <text:p><text:span text:style-name="T897">blue potion</text:span></text:p>
          </table:table-cell>
          <table:table-cell table:style-name="ce35" table:formula="of:=IFERROR(IFERROR(VLOOKUP([.A218];[items_equipment.A:items_equipment.B];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35"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18];[enemies.A:enemies.L];12;0);&quot;&quot;)" office:value-type="float" calcext:value-type="float" office:value="6">
            <text:p>6</text:p>
          </table:table-cell>
          <table:table-cell table:number-columns-repeated="1024"/>
        </table:table-row>
        <table:table-row table:style-name="ro433">
          <table:table-cell office:value-type="string" calcext:value-type="string">
            <text:p><text:span text:style-name="T898">flow body 6</text:span></text:p>
          </table:table-cell>
          <table:table-cell table:style-name="ce35" table:formula="of:=IFERROR(IFERROR(VLOOKUP([.A219];[items_equipment.A:items_equipment.B];2;0);VLOOKUP([.A219];[items_misc.A:items_misc.B];2;0));VLOOKUP([.A219];[items_consumable.A:items_consumable.B];2;0))" office:value-type="string" calcext:value-type="string" office:string-value="Fine cloth cloak">
            <text:p>Fine cloth cloak</text:p>
          </table:table-cell>
          <table:table-cell office:value-type="string" calcext:value-type="string">
            <text:p>octopus</text:p>
          </table:table-cell>
          <table:table-cell table:style-name="ce35"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19];[enemies.A:enemies.L];12;0);&quot;&quot;)" office:value-type="float" calcext:value-type="float" office:value="6">
            <text:p>6</text:p>
          </table:table-cell>
          <table:table-cell table:number-columns-repeated="1024"/>
        </table:table-row>
        <table:table-row table:style-name="ro434">
          <table:table-cell office:value-type="string" calcext:value-type="string">
            <text:p><text:span text:style-name="T899">flow head 6</text:span></text:p>
          </table:table-cell>
          <table:table-cell table:style-name="ce35" table:formula="of:=IFERROR(IFERROR(VLOOKUP([.A220];[items_equipment.A:items_equipment.B];2;0);VLOOKUP([.A220];[items_misc.A:items_misc.B];2;0));VLOOKUP([.A220];[items_consumable.A:items_consumable.B];2;0))" office:value-type="string" calcext:value-type="string" office:string-value="Fine cloth hood">
            <text:p>Fine cloth hood</text:p>
          </table:table-cell>
          <table:table-cell office:value-type="string" calcext:value-type="string">
            <text:p>octopus</text:p>
          </table:table-cell>
          <table:table-cell table:style-name="ce35"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0];[enemies.A:enemies.L];12;0);&quot;&quot;)" office:value-type="float" calcext:value-type="float" office:value="6">
            <text:p>6</text:p>
          </table:table-cell>
          <table:table-cell table:number-columns-repeated="1024"/>
        </table:table-row>
        <table:table-row table:style-name="ro435">
          <table:table-cell office:value-type="string" calcext:value-type="string">
            <text:p><text:span text:style-name="T900">flow trinket 6</text:span></text:p>
          </table:table-cell>
          <table:table-cell table:style-name="ce35" table:formula="of:=IFERROR(IFERROR(VLOOKUP([.A221];[items_equipment.A:items_equipment.B];2;0);VLOOKUP([.A221];[items_misc.A:items_misc.B];2;0));VLOOKUP([.A221];[items_consumable.A:items_consumable.B];2;0))" office:value-type="string" calcext:value-type="string" office:string-value="Field dagger">
            <text:p>Field dagger</text:p>
          </table:table-cell>
          <table:table-cell office:value-type="string" calcext:value-type="string">
            <text:p>octopus</text:p>
          </table:table-cell>
          <table:table-cell table:style-name="ce35"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1];[enemies.A:enemies.L];12;0);&quot;&quot;)" office:value-type="float" calcext:value-type="float" office:value="6">
            <text:p>6</text:p>
          </table:table-cell>
          <table:table-cell table:number-columns-repeated="1024"/>
        </table:table-row>
        <table:table-row table:style-name="ro436">
          <table:table-cell office:value-type="string" calcext:value-type="string">
            <text:p><text:span text:style-name="T901">flow weapon 6</text:span></text:p>
          </table:table-cell>
          <table:table-cell table:style-name="ce35" table:formula="of:=IFERROR(IFERROR(VLOOKUP([.A222];[items_equipment.A:items_equipment.B];2;0);VLOOKUP([.A222];[items_misc.A:items_misc.B];2;0));VLOOKUP([.A222];[items_consumable.A:items_consumable.B];2;0))" office:value-type="string" calcext:value-type="string" office:string-value="Short sword">
            <text:p>Short sword</text:p>
          </table:table-cell>
          <table:table-cell office:value-type="string" calcext:value-type="string">
            <text:p>octopus</text:p>
          </table:table-cell>
          <table:table-cell table:style-name="ce35"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2];[enemies.A:enemies.L];12;0);&quot;&quot;)" office:value-type="float" calcext:value-type="float" office:value="6">
            <text:p>6</text:p>
          </table:table-cell>
          <table:table-cell table:number-columns-repeated="1024"/>
        </table:table-row>
        <table:table-row table:style-name="ro437">
          <table:table-cell office:value-type="string" calcext:value-type="string">
            <text:p><text:span text:style-name="T902">grit body 6</text:span></text:p>
          </table:table-cell>
          <table:table-cell table:style-name="ce35" table:formula="of:=IFERROR(IFERROR(VLOOKUP([.A223];[items_equipment.A:items_equipment.B];2;0);VLOOKUP([.A223];[items_misc.A:items_misc.B];2;0));VLOOKUP([.A223];[items_consumable.A:items_consumable.B];2;0))" office:value-type="string" calcext:value-type="string" office:string-value="Iron chainmail">
            <text:p>Iron chainmail</text:p>
          </table:table-cell>
          <table:table-cell office:value-type="string" calcext:value-type="string">
            <text:p>octopus</text:p>
          </table:table-cell>
          <table:table-cell table:style-name="ce35"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3];[enemies.A:enemies.L];12;0);&quot;&quot;)" office:value-type="float" calcext:value-type="float" office:value="6">
            <text:p>6</text:p>
          </table:table-cell>
          <table:table-cell table:number-columns-repeated="1024"/>
        </table:table-row>
        <table:table-row table:style-name="ro438">
          <table:table-cell office:value-type="string" calcext:value-type="string">
            <text:p><text:span text:style-name="T903">grit head 6</text:span></text:p>
          </table:table-cell>
          <table:table-cell table:style-name="ce35" table:formula="of:=IFERROR(IFERROR(VLOOKUP([.A224];[items_equipment.A:items_equipment.B];2;0);VLOOKUP([.A224];[items_misc.A:items_misc.B];2;0));VLOOKUP([.A224];[items_consumable.A:items_consumable.B];2;0))" office:value-type="string" calcext:value-type="string" office:string-value="Iron cap">
            <text:p>Iron cap</text:p>
          </table:table-cell>
          <table:table-cell office:value-type="string" calcext:value-type="string">
            <text:p>octopus</text:p>
          </table:table-cell>
          <table:table-cell table:style-name="ce35"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4];[enemies.A:enemies.L];12;0);&quot;&quot;)" office:value-type="float" calcext:value-type="float" office:value="6">
            <text:p>6</text:p>
          </table:table-cell>
          <table:table-cell table:number-columns-repeated="1024"/>
        </table:table-row>
        <table:table-row table:style-name="ro439">
          <table:table-cell office:value-type="string" calcext:value-type="string">
            <text:p><text:span text:style-name="T904">grit trinket 6</text:span></text:p>
          </table:table-cell>
          <table:table-cell table:style-name="ce35" table:formula="of:=IFERROR(IFERROR(VLOOKUP([.A225];[items_equipment.A:items_equipment.B];2;0);VLOOKUP([.A225];[items_misc.A:items_misc.B];2;0));VLOOKUP([.A225];[items_consumable.A:items_consumable.B];2;0))" office:value-type="string" calcext:value-type="string" office:string-value="Iron shield">
            <text:p>Iron shield</text:p>
          </table:table-cell>
          <table:table-cell office:value-type="string" calcext:value-type="string">
            <text:p>octopus</text:p>
          </table:table-cell>
          <table:table-cell table:style-name="ce35"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5];[enemies.A:enemies.L];12;0);&quot;&quot;)" office:value-type="float" calcext:value-type="float" office:value="6">
            <text:p>6</text:p>
          </table:table-cell>
          <table:table-cell table:number-columns-repeated="1024"/>
        </table:table-row>
        <table:table-row table:style-name="ro440">
          <table:table-cell office:value-type="string" calcext:value-type="string">
            <text:p><text:span text:style-name="T905">grit weapon 6</text:span></text:p>
          </table:table-cell>
          <table:table-cell table:style-name="ce35" table:formula="of:=IFERROR(IFERROR(VLOOKUP([.A226];[items_equipment.A:items_equipment.B];2;0);VLOOKUP([.A226];[items_misc.A:items_misc.B];2;0));VLOOKUP([.A226];[items_consumable.A:items_consumable.B];2;0))" office:value-type="string" calcext:value-type="string" office:string-value="Longsword">
            <text:p>Longsword</text:p>
          </table:table-cell>
          <table:table-cell office:value-type="string" calcext:value-type="string">
            <text:p>octopus</text:p>
          </table:table-cell>
          <table:table-cell table:style-name="ce35"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6];[enemies.A:enemies.L];12;0);&quot;&quot;)" office:value-type="float" calcext:value-type="float" office:value="6">
            <text:p>6</text:p>
          </table:table-cell>
          <table:table-cell table:number-columns-repeated="1024"/>
        </table:table-row>
        <table:table-row table:style-name="ro441">
          <table:table-cell office:value-type="string" calcext:value-type="string">
            <text:p><text:span text:style-name="T906">mind body 6</text:span></text:p>
          </table:table-cell>
          <table:table-cell table:style-name="ce35" table:formula="of:=IFERROR(IFERROR(VLOOKUP([.A227];[items_equipment.A:items_equipment.B];2;0);VLOOKUP([.A227];[items_misc.A:items_misc.B];2;0));VLOOKUP([.A227];[items_consumable.A:items_consumable.B];2;0))" office:value-type="string" calcext:value-type="string" office:string-value="Apprentice robe">
            <text:p>Apprentice robe</text:p>
          </table:table-cell>
          <table:table-cell office:value-type="string" calcext:value-type="string">
            <text:p>octopus</text:p>
          </table:table-cell>
          <table:table-cell table:style-name="ce35"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7];[enemies.A:enemies.L];12;0);&quot;&quot;)" office:value-type="float" calcext:value-type="float" office:value="6">
            <text:p>6</text:p>
          </table:table-cell>
          <table:table-cell table:number-columns-repeated="1024"/>
        </table:table-row>
        <table:table-row table:style-name="ro442">
          <table:table-cell office:value-type="string" calcext:value-type="string">
            <text:p><text:span text:style-name="T907">mind head 6</text:span></text:p>
          </table:table-cell>
          <table:table-cell table:style-name="ce35" table:formula="of:=IFERROR(IFERROR(VLOOKUP([.A228];[items_equipment.A:items_equipment.B];2;0);VLOOKUP([.A228];[items_misc.A:items_misc.B];2;0));VLOOKUP([.A228];[items_consumable.A:items_consumable.B];2;0))" office:value-type="string" calcext:value-type="string" office:string-value="Apprentice hat">
            <text:p>Apprentice hat</text:p>
          </table:table-cell>
          <table:table-cell office:value-type="string" calcext:value-type="string">
            <text:p>octopus</text:p>
          </table:table-cell>
          <table:table-cell table:style-name="ce35"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8];[enemies.A:enemies.L];12;0);&quot;&quot;)" office:value-type="float" calcext:value-type="float" office:value="6">
            <text:p>6</text:p>
          </table:table-cell>
          <table:table-cell table:number-columns-repeated="1024"/>
        </table:table-row>
        <table:table-row table:style-name="ro443">
          <table:table-cell office:value-type="string" calcext:value-type="string">
            <text:p><text:span text:style-name="T908">mind trinket 6</text:span></text:p>
          </table:table-cell>
          <table:table-cell table:style-name="ce35" table:formula="of:=IFERROR(IFERROR(VLOOKUP([.A229];[items_equipment.A:items_equipment.B];2;0);VLOOKUP([.A229];[items_misc.A:items_misc.B];2;0));VLOOKUP([.A229];[items_consumable.A:items_consumable.B];2;0))" office:value-type="string" calcext:value-type="string" office:string-value="Book">
            <text:p>Book</text:p>
          </table:table-cell>
          <table:table-cell office:value-type="string" calcext:value-type="string">
            <text:p>octopus</text:p>
          </table:table-cell>
          <table:table-cell table:style-name="ce35"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9];[enemies.A:enemies.L];12;0);&quot;&quot;)" office:value-type="float" calcext:value-type="float" office:value="6">
            <text:p>6</text:p>
          </table:table-cell>
          <table:table-cell table:number-columns-repeated="1024"/>
        </table:table-row>
        <table:table-row table:style-name="ro444">
          <table:table-cell office:value-type="string" calcext:value-type="string">
            <text:p><text:span text:style-name="T909">mind weapon 6</text:span></text:p>
          </table:table-cell>
          <table:table-cell table:style-name="ce35" table:formula="of:=IFERROR(IFERROR(VLOOKUP([.A230];[items_equipment.A:items_equipment.B];2;0);VLOOKUP([.A230];[items_misc.A:items_misc.B];2;0));VLOOKUP([.A230];[items_consumable.A:items_consumable.B];2;0))" office:value-type="string" calcext:value-type="string" office:string-value="Wand">
            <text:p>Wand</text:p>
          </table:table-cell>
          <table:table-cell office:value-type="string" calcext:value-type="string">
            <text:p>octopus</text:p>
          </table:table-cell>
          <table:table-cell table:style-name="ce35"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0];[enemies.A:enemies.L];12;0);&quot;&quot;)" office:value-type="float" calcext:value-type="float" office:value="6">
            <text:p>6</text:p>
          </table:table-cell>
          <table:table-cell table:number-columns-repeated="1024"/>
        </table:table-row>
        <table:table-row table:style-name="ro445">
          <table:table-cell office:value-type="string" calcext:value-type="string">
            <text:p><text:span text:style-name="T910">red potion</text:span></text:p>
          </table:table-cell>
          <table:table-cell table:style-name="ce35" table:formula="of:=IFERROR(IFERROR(VLOOKUP([.A231];[items_equipment.A:items_equipment.B];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35"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1];[enemies.A:enemies.L];12;0);&quot;&quot;)" office:value-type="float" calcext:value-type="float" office:value="6">
            <text:p>6</text:p>
          </table:table-cell>
          <table:table-cell table:number-columns-repeated="1024"/>
        </table:table-row>
        <table:table-row table:style-name="ro446">
          <table:table-cell office:value-type="string" calcext:value-type="string">
            <text:p><text:span text:style-name="T911">soul body 6</text:span></text:p>
          </table:table-cell>
          <table:table-cell table:style-name="ce35" table:formula="of:=IFERROR(IFERROR(VLOOKUP([.A232];[items_equipment.A:items_equipment.B];2;0);VLOOKUP([.A232];[items_misc.A:items_misc.B];2;0));VLOOKUP([.A232];[items_consumable.A:items_consumable.B];2;0))" office:value-type="string" calcext:value-type="string" office:string-value="White robe">
            <text:p>White robe</text:p>
          </table:table-cell>
          <table:table-cell office:value-type="string" calcext:value-type="string">
            <text:p>octopus</text:p>
          </table:table-cell>
          <table:table-cell table:style-name="ce35"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2];[enemies.A:enemies.L];12;0);&quot;&quot;)" office:value-type="float" calcext:value-type="float" office:value="6">
            <text:p>6</text:p>
          </table:table-cell>
          <table:table-cell table:number-columns-repeated="1024"/>
        </table:table-row>
        <table:table-row table:style-name="ro447">
          <table:table-cell office:value-type="string" calcext:value-type="string">
            <text:p><text:span text:style-name="T912">soul head 6</text:span></text:p>
          </table:table-cell>
          <table:table-cell table:style-name="ce35" table:formula="of:=IFERROR(IFERROR(VLOOKUP([.A233];[items_equipment.A:items_equipment.B];2;0);VLOOKUP([.A233];[items_misc.A:items_misc.B];2;0));VLOOKUP([.A233];[items_consumable.A:items_consumable.B];2;0))" office:value-type="string" calcext:value-type="string" office:string-value="Circlet">
            <text:p>Circlet</text:p>
          </table:table-cell>
          <table:table-cell office:value-type="string" calcext:value-type="string">
            <text:p>octopus</text:p>
          </table:table-cell>
          <table:table-cell table:style-name="ce35"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3];[enemies.A:enemies.L];12;0);&quot;&quot;)" office:value-type="float" calcext:value-type="float" office:value="6">
            <text:p>6</text:p>
          </table:table-cell>
          <table:table-cell table:number-columns-repeated="1024"/>
        </table:table-row>
        <table:table-row table:style-name="ro448">
          <table:table-cell office:value-type="string" calcext:value-type="string">
            <text:p><text:span text:style-name="T913">soul trinket 6</text:span></text:p>
          </table:table-cell>
          <table:table-cell table:style-name="ce35" table:formula="of:=IFERROR(IFERROR(VLOOKUP([.A234];[items_equipment.A:items_equipment.B];2;0);VLOOKUP([.A234];[items_misc.A:items_misc.B];2;0));VLOOKUP([.A234];[items_consumable.A:items_consumable.B];2;0))" office:value-type="string" calcext:value-type="string" office:string-value="Embellished Sigil">
            <text:p>Embellished Sigil</text:p>
          </table:table-cell>
          <table:table-cell office:value-type="string" calcext:value-type="string">
            <text:p>octopus</text:p>
          </table:table-cell>
          <table:table-cell table:style-name="ce35"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4];[enemies.A:enemies.L];12;0);&quot;&quot;)" office:value-type="float" calcext:value-type="float" office:value="6">
            <text:p>6</text:p>
          </table:table-cell>
          <table:table-cell table:number-columns-repeated="1024"/>
        </table:table-row>
        <table:table-row table:style-name="ro449">
          <table:table-cell office:value-type="string" calcext:value-type="string">
            <text:p><text:span text:style-name="T914">soul weapon 6</text:span></text:p>
          </table:table-cell>
          <table:table-cell table:style-name="ce35" table:formula="of:=IFERROR(IFERROR(VLOOKUP([.A235];[items_equipment.A:items_equipment.B];2;0);VLOOKUP([.A235];[items_misc.A:items_misc.B];2;0));VLOOKUP([.A235];[items_consumable.A:items_consumable.B];2;0))" office:value-type="string" calcext:value-type="string" office:string-value="Clerics mace">
            <text:p>Clerics mace</text:p>
          </table:table-cell>
          <table:table-cell office:value-type="string" calcext:value-type="string">
            <text:p>octopus</text:p>
          </table:table-cell>
          <table:table-cell table:style-name="ce35"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5];[enemies.A:enemies.L];12;0);&quot;&quot;)" office:value-type="float" calcext:value-type="float" office:value="6">
            <text:p>6</text:p>
          </table:table-cell>
          <table:table-cell table:number-columns-repeated="1024"/>
        </table:table-row>
        <table:table-row table:style-name="ro450">
          <table:table-cell office:value-type="string" calcext:value-type="string">
            <text:p><text:span text:style-name="T915">soul head 6</text:span></text:p>
          </table:table-cell>
          <table:table-cell table:style-name="ce35" table:formula="of:=IFERROR(IFERROR(VLOOKUP([.A236];[items_equipment.A:items_equipment.B];2;0);VLOOKUP([.A236];[items_misc.A:items_misc.B];2;0));VLOOKUP([.A236];[items_consumable.A:items_consumable.B];2;0))" office:value-type="string" calcext:value-type="string" office:string-value="Circlet">
            <text:p>Circlet</text:p>
          </table:table-cell>
          <table:table-cell office:value-type="string" calcext:value-type="string">
            <text:p>red_cap</text:p>
          </table:table-cell>
          <table:table-cell table:style-name="ce35"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36];[enemies.A:enemies.L];12;0);&quot;&quot;)" office:value-type="float" calcext:value-type="float" office:value="6">
            <text:p>6</text:p>
          </table:table-cell>
          <table:table-cell table:number-columns-repeated="1024"/>
        </table:table-row>
        <table:table-row table:style-name="ro451">
          <table:table-cell office:value-type="string" calcext:value-type="string">
            <text:p><text:span text:style-name="T916">soul trinket 6</text:span></text:p>
          </table:table-cell>
          <table:table-cell table:style-name="ce35" table:formula="of:=IFERROR(IFERROR(VLOOKUP([.A237];[items_equipment.A:items_equipment.B];2;0);VLOOKUP([.A237];[items_misc.A:items_misc.B];2;0));VLOOKUP([.A237];[items_consumable.A:items_consumable.B];2;0))" office:value-type="string" calcext:value-type="string" office:string-value="Embellished Sigil">
            <text:p>Embellished Sigil</text:p>
          </table:table-cell>
          <table:table-cell office:value-type="string" calcext:value-type="string">
            <text:p>red_cap</text:p>
          </table:table-cell>
          <table:table-cell table:style-name="ce35"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37];[enemies.A:enemies.L];12;0);&quot;&quot;)" office:value-type="float" calcext:value-type="float" office:value="6">
            <text:p>6</text:p>
          </table:table-cell>
          <table:table-cell table:number-columns-repeated="1024"/>
        </table:table-row>
        <table:table-row table:style-name="ro452">
          <table:table-cell office:value-type="string" calcext:value-type="string">
            <text:p><text:span text:style-name="T917">soul weapon 6</text:span></text:p>
          </table:table-cell>
          <table:table-cell table:style-name="ce35" table:formula="of:=IFERROR(IFERROR(VLOOKUP([.A238];[items_equipment.A:items_equipment.B];2;0);VLOOKUP([.A238];[items_misc.A:items_misc.B];2;0));VLOOKUP([.A238];[items_consumable.A:items_consumable.B];2;0))" office:value-type="string" calcext:value-type="string" office:string-value="Clerics mace">
            <text:p>Clerics mace</text:p>
          </table:table-cell>
          <table:table-cell office:value-type="string" calcext:value-type="string">
            <text:p>red_cap</text:p>
          </table:table-cell>
          <table:table-cell table:style-name="ce35"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38];[enemies.A:enemies.L];12;0);&quot;&quot;)" office:value-type="float" calcext:value-type="float" office:value="6">
            <text:p>6</text:p>
          </table:table-cell>
          <table:table-cell table:number-columns-repeated="1024"/>
        </table:table-row>
        <table:table-row table:style-name="ro453">
          <table:table-cell office:value-type="string" calcext:value-type="string">
            <text:p><text:span text:style-name="T918">blue potion</text:span></text:p>
          </table:table-cell>
          <table:table-cell table:style-name="ce35" table:formula="of:=IFERROR(IFERROR(VLOOKUP([.A239];[items_equipment.A:items_equipment.B];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35"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39];[enemies.A:enemies.L];12;0);&quot;&quot;)" office:value-type="float" calcext:value-type="float" office:value="6">
            <text:p>6</text:p>
          </table:table-cell>
          <table:table-cell table:number-columns-repeated="1024"/>
        </table:table-row>
        <table:table-row table:style-name="ro454">
          <table:table-cell office:value-type="string" calcext:value-type="string">
            <text:p><text:span text:style-name="T919">flow body 6</text:span></text:p>
          </table:table-cell>
          <table:table-cell table:style-name="ce35" table:formula="of:=IFERROR(IFERROR(VLOOKUP([.A240];[items_equipment.A:items_equipment.B];2;0);VLOOKUP([.A240];[items_misc.A:items_misc.B];2;0));VLOOKUP([.A240];[items_consumable.A:items_consumable.B];2;0))" office:value-type="string" calcext:value-type="string" office:string-value="Fine cloth cloak">
            <text:p>Fine cloth cloak</text:p>
          </table:table-cell>
          <table:table-cell office:value-type="string" calcext:value-type="string">
            <text:p>red_cap</text:p>
          </table:table-cell>
          <table:table-cell table:style-name="ce35"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0];[enemies.A:enemies.L];12;0);&quot;&quot;)" office:value-type="float" calcext:value-type="float" office:value="6">
            <text:p>6</text:p>
          </table:table-cell>
          <table:table-cell table:number-columns-repeated="1024"/>
        </table:table-row>
        <table:table-row table:style-name="ro455">
          <table:table-cell office:value-type="string" calcext:value-type="string">
            <text:p><text:span text:style-name="T920">flow head 6</text:span></text:p>
          </table:table-cell>
          <table:table-cell table:style-name="ce35" table:formula="of:=IFERROR(IFERROR(VLOOKUP([.A241];[items_equipment.A:items_equipment.B];2;0);VLOOKUP([.A241];[items_misc.A:items_misc.B];2;0));VLOOKUP([.A241];[items_consumable.A:items_consumable.B];2;0))" office:value-type="string" calcext:value-type="string" office:string-value="Fine cloth hood">
            <text:p>Fine cloth hood</text:p>
          </table:table-cell>
          <table:table-cell office:value-type="string" calcext:value-type="string">
            <text:p>red_cap</text:p>
          </table:table-cell>
          <table:table-cell table:style-name="ce35"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1];[enemies.A:enemies.L];12;0);&quot;&quot;)" office:value-type="float" calcext:value-type="float" office:value="6">
            <text:p>6</text:p>
          </table:table-cell>
          <table:table-cell table:number-columns-repeated="1024"/>
        </table:table-row>
        <table:table-row table:style-name="ro456">
          <table:table-cell office:value-type="string" calcext:value-type="string">
            <text:p><text:span text:style-name="T921">flow trinket 6</text:span></text:p>
          </table:table-cell>
          <table:table-cell table:style-name="ce35" table:formula="of:=IFERROR(IFERROR(VLOOKUP([.A242];[items_equipment.A:items_equipment.B];2;0);VLOOKUP([.A242];[items_misc.A:items_misc.B];2;0));VLOOKUP([.A242];[items_consumable.A:items_consumable.B];2;0))" office:value-type="string" calcext:value-type="string" office:string-value="Field dagger">
            <text:p>Field dagger</text:p>
          </table:table-cell>
          <table:table-cell office:value-type="string" calcext:value-type="string">
            <text:p>red_cap</text:p>
          </table:table-cell>
          <table:table-cell table:style-name="ce35"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2];[enemies.A:enemies.L];12;0);&quot;&quot;)" office:value-type="float" calcext:value-type="float" office:value="6">
            <text:p>6</text:p>
          </table:table-cell>
          <table:table-cell table:number-columns-repeated="1024"/>
        </table:table-row>
        <table:table-row table:style-name="ro457">
          <table:table-cell office:value-type="string" calcext:value-type="string">
            <text:p><text:span text:style-name="T922">flow weapon 6</text:span></text:p>
          </table:table-cell>
          <table:table-cell table:style-name="ce35" table:formula="of:=IFERROR(IFERROR(VLOOKUP([.A243];[items_equipment.A:items_equipment.B];2;0);VLOOKUP([.A243];[items_misc.A:items_misc.B];2;0));VLOOKUP([.A243];[items_consumable.A:items_consumable.B];2;0))" office:value-type="string" calcext:value-type="string" office:string-value="Short sword">
            <text:p>Short sword</text:p>
          </table:table-cell>
          <table:table-cell office:value-type="string" calcext:value-type="string">
            <text:p>red_cap</text:p>
          </table:table-cell>
          <table:table-cell table:style-name="ce35"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3];[enemies.A:enemies.L];12;0);&quot;&quot;)" office:value-type="float" calcext:value-type="float" office:value="6">
            <text:p>6</text:p>
          </table:table-cell>
          <table:table-cell table:number-columns-repeated="1024"/>
        </table:table-row>
        <table:table-row table:style-name="ro458">
          <table:table-cell office:value-type="string" calcext:value-type="string">
            <text:p><text:span text:style-name="T923">grit body 6</text:span></text:p>
          </table:table-cell>
          <table:table-cell table:style-name="ce35" table:formula="of:=IFERROR(IFERROR(VLOOKUP([.A244];[items_equipment.A:items_equipment.B];2;0);VLOOKUP([.A244];[items_misc.A:items_misc.B];2;0));VLOOKUP([.A244];[items_consumable.A:items_consumable.B];2;0))" office:value-type="string" calcext:value-type="string" office:string-value="Iron chainmail">
            <text:p>Iron chainmail</text:p>
          </table:table-cell>
          <table:table-cell office:value-type="string" calcext:value-type="string">
            <text:p>red_cap</text:p>
          </table:table-cell>
          <table:table-cell table:style-name="ce35"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4];[enemies.A:enemies.L];12;0);&quot;&quot;)" office:value-type="float" calcext:value-type="float" office:value="6">
            <text:p>6</text:p>
          </table:table-cell>
          <table:table-cell table:number-columns-repeated="1024"/>
        </table:table-row>
        <table:table-row table:style-name="ro459">
          <table:table-cell office:value-type="string" calcext:value-type="string">
            <text:p><text:span text:style-name="T924">grit head 6</text:span></text:p>
          </table:table-cell>
          <table:table-cell table:style-name="ce35" table:formula="of:=IFERROR(IFERROR(VLOOKUP([.A245];[items_equipment.A:items_equipment.B];2;0);VLOOKUP([.A245];[items_misc.A:items_misc.B];2;0));VLOOKUP([.A245];[items_consumable.A:items_consumable.B];2;0))" office:value-type="string" calcext:value-type="string" office:string-value="Iron cap">
            <text:p>Iron cap</text:p>
          </table:table-cell>
          <table:table-cell office:value-type="string" calcext:value-type="string">
            <text:p>red_cap</text:p>
          </table:table-cell>
          <table:table-cell table:style-name="ce35"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5];[enemies.A:enemies.L];12;0);&quot;&quot;)" office:value-type="float" calcext:value-type="float" office:value="6">
            <text:p>6</text:p>
          </table:table-cell>
          <table:table-cell table:number-columns-repeated="1024"/>
        </table:table-row>
        <table:table-row table:style-name="ro460">
          <table:table-cell office:value-type="string" calcext:value-type="string">
            <text:p><text:span text:style-name="T925">grit trinket 6</text:span></text:p>
          </table:table-cell>
          <table:table-cell table:style-name="ce35" table:formula="of:=IFERROR(IFERROR(VLOOKUP([.A246];[items_equipment.A:items_equipment.B];2;0);VLOOKUP([.A246];[items_misc.A:items_misc.B];2;0));VLOOKUP([.A246];[items_consumable.A:items_consumable.B];2;0))" office:value-type="string" calcext:value-type="string" office:string-value="Iron shield">
            <text:p>Iron shield</text:p>
          </table:table-cell>
          <table:table-cell office:value-type="string" calcext:value-type="string">
            <text:p>red_cap</text:p>
          </table:table-cell>
          <table:table-cell table:style-name="ce35"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6];[enemies.A:enemies.L];12;0);&quot;&quot;)" office:value-type="float" calcext:value-type="float" office:value="6">
            <text:p>6</text:p>
          </table:table-cell>
          <table:table-cell table:number-columns-repeated="1024"/>
        </table:table-row>
        <table:table-row table:style-name="ro461">
          <table:table-cell office:value-type="string" calcext:value-type="string">
            <text:p><text:span text:style-name="T926">grit weapon 6</text:span></text:p>
          </table:table-cell>
          <table:table-cell table:style-name="ce35" table:formula="of:=IFERROR(IFERROR(VLOOKUP([.A247];[items_equipment.A:items_equipment.B];2;0);VLOOKUP([.A247];[items_misc.A:items_misc.B];2;0));VLOOKUP([.A247];[items_consumable.A:items_consumable.B];2;0))" office:value-type="string" calcext:value-type="string" office:string-value="Longsword">
            <text:p>Longsword</text:p>
          </table:table-cell>
          <table:table-cell office:value-type="string" calcext:value-type="string">
            <text:p>red_cap</text:p>
          </table:table-cell>
          <table:table-cell table:style-name="ce35"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7];[enemies.A:enemies.L];12;0);&quot;&quot;)" office:value-type="float" calcext:value-type="float" office:value="6">
            <text:p>6</text:p>
          </table:table-cell>
          <table:table-cell table:number-columns-repeated="1024"/>
        </table:table-row>
        <table:table-row table:style-name="ro462">
          <table:table-cell office:value-type="string" calcext:value-type="string">
            <text:p><text:span text:style-name="T927">mind body 6</text:span></text:p>
          </table:table-cell>
          <table:table-cell table:style-name="ce35" table:formula="of:=IFERROR(IFERROR(VLOOKUP([.A248];[items_equipment.A:items_equipment.B];2;0);VLOOKUP([.A248];[items_misc.A:items_misc.B];2;0));VLOOKUP([.A248];[items_consumable.A:items_consumable.B];2;0))" office:value-type="string" calcext:value-type="string" office:string-value="Apprentice robe">
            <text:p>Apprentice robe</text:p>
          </table:table-cell>
          <table:table-cell office:value-type="string" calcext:value-type="string">
            <text:p>red_cap</text:p>
          </table:table-cell>
          <table:table-cell table:style-name="ce35"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8];[enemies.A:enemies.L];12;0);&quot;&quot;)" office:value-type="float" calcext:value-type="float" office:value="6">
            <text:p>6</text:p>
          </table:table-cell>
          <table:table-cell table:number-columns-repeated="1024"/>
        </table:table-row>
        <table:table-row table:style-name="ro463">
          <table:table-cell office:value-type="string" calcext:value-type="string">
            <text:p><text:span text:style-name="T928">mind head 6</text:span></text:p>
          </table:table-cell>
          <table:table-cell table:style-name="ce35" table:formula="of:=IFERROR(IFERROR(VLOOKUP([.A249];[items_equipment.A:items_equipment.B];2;0);VLOOKUP([.A249];[items_misc.A:items_misc.B];2;0));VLOOKUP([.A249];[items_consumable.A:items_consumable.B];2;0))" office:value-type="string" calcext:value-type="string" office:string-value="Apprentice hat">
            <text:p>Apprentice hat</text:p>
          </table:table-cell>
          <table:table-cell office:value-type="string" calcext:value-type="string">
            <text:p>red_cap</text:p>
          </table:table-cell>
          <table:table-cell table:style-name="ce35"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9];[enemies.A:enemies.L];12;0);&quot;&quot;)" office:value-type="float" calcext:value-type="float" office:value="6">
            <text:p>6</text:p>
          </table:table-cell>
          <table:table-cell table:number-columns-repeated="1024"/>
        </table:table-row>
        <table:table-row table:style-name="ro464">
          <table:table-cell office:value-type="string" calcext:value-type="string">
            <text:p><text:span text:style-name="T929">mind trinket 6</text:span></text:p>
          </table:table-cell>
          <table:table-cell table:style-name="ce35" table:formula="of:=IFERROR(IFERROR(VLOOKUP([.A250];[items_equipment.A:items_equipment.B];2;0);VLOOKUP([.A250];[items_misc.A:items_misc.B];2;0));VLOOKUP([.A250];[items_consumable.A:items_consumable.B];2;0))" office:value-type="string" calcext:value-type="string" office:string-value="Book">
            <text:p>Book</text:p>
          </table:table-cell>
          <table:table-cell office:value-type="string" calcext:value-type="string">
            <text:p>red_cap</text:p>
          </table:table-cell>
          <table:table-cell table:style-name="ce35"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50];[enemies.A:enemies.L];12;0);&quot;&quot;)" office:value-type="float" calcext:value-type="float" office:value="6">
            <text:p>6</text:p>
          </table:table-cell>
          <table:table-cell table:number-columns-repeated="1024"/>
        </table:table-row>
        <table:table-row table:style-name="ro465">
          <table:table-cell office:value-type="string" calcext:value-type="string">
            <text:p><text:span text:style-name="T930">mind weapon 6</text:span></text:p>
          </table:table-cell>
          <table:table-cell table:style-name="ce35" table:formula="of:=IFERROR(IFERROR(VLOOKUP([.A251];[items_equipment.A:items_equipment.B];2;0);VLOOKUP([.A251];[items_misc.A:items_misc.B];2;0));VLOOKUP([.A251];[items_consumable.A:items_consumable.B];2;0))" office:value-type="string" calcext:value-type="string" office:string-value="Wand">
            <text:p>Wand</text:p>
          </table:table-cell>
          <table:table-cell office:value-type="string" calcext:value-type="string">
            <text:p>red_cap</text:p>
          </table:table-cell>
          <table:table-cell table:style-name="ce35"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51];[enemies.A:enemies.L];12;0);&quot;&quot;)" office:value-type="float" calcext:value-type="float" office:value="6">
            <text:p>6</text:p>
          </table:table-cell>
          <table:table-cell table:number-columns-repeated="1024"/>
        </table:table-row>
        <table:table-row table:style-name="ro466">
          <table:table-cell office:value-type="string" calcext:value-type="string">
            <text:p><text:span text:style-name="T931">red potion</text:span></text:p>
          </table:table-cell>
          <table:table-cell table:style-name="ce35" table:formula="of:=IFERROR(IFERROR(VLOOKUP([.A252];[items_equipment.A:items_equipment.B];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35"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52];[enemies.A:enemies.L];12;0);&quot;&quot;)" office:value-type="float" calcext:value-type="float" office:value="6">
            <text:p>6</text:p>
          </table:table-cell>
          <table:table-cell table:number-columns-repeated="1024"/>
        </table:table-row>
        <table:table-row table:style-name="ro467">
          <table:table-cell office:value-type="string" calcext:value-type="string">
            <text:p><text:span text:style-name="T932">soul body 6</text:span></text:p>
          </table:table-cell>
          <table:table-cell table:style-name="ce35" table:formula="of:=IFERROR(IFERROR(VLOOKUP([.A253];[items_equipment.A:items_equipment.B];2;0);VLOOKUP([.A253];[items_misc.A:items_misc.B];2;0));VLOOKUP([.A253];[items_consumable.A:items_consumable.B];2;0))" office:value-type="string" calcext:value-type="string" office:string-value="White robe">
            <text:p>White robe</text:p>
          </table:table-cell>
          <table:table-cell office:value-type="string" calcext:value-type="string">
            <text:p>red_cap</text:p>
          </table:table-cell>
          <table:table-cell table:style-name="ce35"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53];[enemies.A:enemies.L];12;0);&quot;&quot;)" office:value-type="float" calcext:value-type="float" office:value="6">
            <text:p>6</text:p>
          </table:table-cell>
          <table:table-cell table:number-columns-repeated="1024"/>
        </table:table-row>
        <table:table-row table:style-name="ro468">
          <table:table-cell office:value-type="string" calcext:value-type="string">
            <text:p><text:span text:style-name="T933">blue potion</text:span></text:p>
          </table:table-cell>
          <table:table-cell table:style-name="ce35" table:formula="of:=IFERROR(IFERROR(VLOOKUP([.A254];[items_equipment.A:items_equipment.B];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35"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4];[enemies.A:enemies.L];12;0);&quot;&quot;)" office:value-type="float" calcext:value-type="float" office:value="6">
            <text:p>6</text:p>
          </table:table-cell>
          <table:table-cell table:number-columns-repeated="1024"/>
        </table:table-row>
        <table:table-row table:style-name="ro469">
          <table:table-cell office:value-type="string" calcext:value-type="string">
            <text:p><text:span text:style-name="T934">flow body 6</text:span></text:p>
          </table:table-cell>
          <table:table-cell table:style-name="ce35" table:formula="of:=IFERROR(IFERROR(VLOOKUP([.A255];[items_equipment.A:items_equipment.B];2;0);VLOOKUP([.A255];[items_misc.A:items_misc.B];2;0));VLOOKUP([.A255];[items_consumable.A:items_consumable.B];2;0))" office:value-type="string" calcext:value-type="string" office:string-value="Fine cloth cloak">
            <text:p>Fine cloth cloak</text:p>
          </table:table-cell>
          <table:table-cell office:value-type="string" calcext:value-type="string">
            <text:p>red_slime</text:p>
          </table:table-cell>
          <table:table-cell table:style-name="ce35"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5];[enemies.A:enemies.L];12;0);&quot;&quot;)" office:value-type="float" calcext:value-type="float" office:value="6">
            <text:p>6</text:p>
          </table:table-cell>
          <table:table-cell table:number-columns-repeated="1024"/>
        </table:table-row>
        <table:table-row table:style-name="ro470">
          <table:table-cell office:value-type="string" calcext:value-type="string">
            <text:p><text:span text:style-name="T935">flow head 6</text:span></text:p>
          </table:table-cell>
          <table:table-cell table:style-name="ce35" table:formula="of:=IFERROR(IFERROR(VLOOKUP([.A256];[items_equipment.A:items_equipment.B];2;0);VLOOKUP([.A256];[items_misc.A:items_misc.B];2;0));VLOOKUP([.A256];[items_consumable.A:items_consumable.B];2;0))" office:value-type="string" calcext:value-type="string" office:string-value="Fine cloth hood">
            <text:p>Fine cloth hood</text:p>
          </table:table-cell>
          <table:table-cell office:value-type="string" calcext:value-type="string">
            <text:p>red_slime</text:p>
          </table:table-cell>
          <table:table-cell table:style-name="ce35"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6];[enemies.A:enemies.L];12;0);&quot;&quot;)" office:value-type="float" calcext:value-type="float" office:value="6">
            <text:p>6</text:p>
          </table:table-cell>
          <table:table-cell table:number-columns-repeated="1024"/>
        </table:table-row>
        <table:table-row table:style-name="ro471">
          <table:table-cell office:value-type="string" calcext:value-type="string">
            <text:p><text:span text:style-name="T936">flow trinket 6</text:span></text:p>
          </table:table-cell>
          <table:table-cell table:style-name="ce35" table:formula="of:=IFERROR(IFERROR(VLOOKUP([.A257];[items_equipment.A:items_equipment.B];2;0);VLOOKUP([.A257];[items_misc.A:items_misc.B];2;0));VLOOKUP([.A257];[items_consumable.A:items_consumable.B];2;0))" office:value-type="string" calcext:value-type="string" office:string-value="Field dagger">
            <text:p>Field dagger</text:p>
          </table:table-cell>
          <table:table-cell office:value-type="string" calcext:value-type="string">
            <text:p>red_slime</text:p>
          </table:table-cell>
          <table:table-cell table:style-name="ce35"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7];[enemies.A:enemies.L];12;0);&quot;&quot;)" office:value-type="float" calcext:value-type="float" office:value="6">
            <text:p>6</text:p>
          </table:table-cell>
          <table:table-cell table:number-columns-repeated="1024"/>
        </table:table-row>
        <table:table-row table:style-name="ro472">
          <table:table-cell office:value-type="string" calcext:value-type="string">
            <text:p><text:span text:style-name="T937">flow weapon 6</text:span></text:p>
          </table:table-cell>
          <table:table-cell table:style-name="ce35" table:formula="of:=IFERROR(IFERROR(VLOOKUP([.A258];[items_equipment.A:items_equipment.B];2;0);VLOOKUP([.A258];[items_misc.A:items_misc.B];2;0));VLOOKUP([.A258];[items_consumable.A:items_consumable.B];2;0))" office:value-type="string" calcext:value-type="string" office:string-value="Short sword">
            <text:p>Short sword</text:p>
          </table:table-cell>
          <table:table-cell office:value-type="string" calcext:value-type="string">
            <text:p>red_slime</text:p>
          </table:table-cell>
          <table:table-cell table:style-name="ce35"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8];[enemies.A:enemies.L];12;0);&quot;&quot;)" office:value-type="float" calcext:value-type="float" office:value="6">
            <text:p>6</text:p>
          </table:table-cell>
          <table:table-cell table:number-columns-repeated="1024"/>
        </table:table-row>
        <table:table-row table:style-name="ro473">
          <table:table-cell office:value-type="string" calcext:value-type="string">
            <text:p><text:span text:style-name="T938">grit body 6</text:span></text:p>
          </table:table-cell>
          <table:table-cell table:style-name="ce35" table:formula="of:=IFERROR(IFERROR(VLOOKUP([.A259];[items_equipment.A:items_equipment.B];2;0);VLOOKUP([.A259];[items_misc.A:items_misc.B];2;0));VLOOKUP([.A259];[items_consumable.A:items_consumable.B];2;0))" office:value-type="string" calcext:value-type="string" office:string-value="Iron chainmail">
            <text:p>Iron chainmail</text:p>
          </table:table-cell>
          <table:table-cell office:value-type="string" calcext:value-type="string">
            <text:p>red_slime</text:p>
          </table:table-cell>
          <table:table-cell table:style-name="ce35"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9];[enemies.A:enemies.L];12;0);&quot;&quot;)" office:value-type="float" calcext:value-type="float" office:value="6">
            <text:p>6</text:p>
          </table:table-cell>
          <table:table-cell table:number-columns-repeated="1024"/>
        </table:table-row>
        <table:table-row table:style-name="ro474">
          <table:table-cell office:value-type="string" calcext:value-type="string">
            <text:p><text:span text:style-name="T939">grit head 6</text:span></text:p>
          </table:table-cell>
          <table:table-cell table:style-name="ce35" table:formula="of:=IFERROR(IFERROR(VLOOKUP([.A260];[items_equipment.A:items_equipment.B];2;0);VLOOKUP([.A260];[items_misc.A:items_misc.B];2;0));VLOOKUP([.A260];[items_consumable.A:items_consumable.B];2;0))" office:value-type="string" calcext:value-type="string" office:string-value="Iron cap">
            <text:p>Iron cap</text:p>
          </table:table-cell>
          <table:table-cell office:value-type="string" calcext:value-type="string">
            <text:p>red_slime</text:p>
          </table:table-cell>
          <table:table-cell table:style-name="ce35"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0];[enemies.A:enemies.L];12;0);&quot;&quot;)" office:value-type="float" calcext:value-type="float" office:value="6">
            <text:p>6</text:p>
          </table:table-cell>
          <table:table-cell table:number-columns-repeated="1024"/>
        </table:table-row>
        <table:table-row table:style-name="ro475">
          <table:table-cell office:value-type="string" calcext:value-type="string">
            <text:p><text:span text:style-name="T940">grit trinket 6</text:span></text:p>
          </table:table-cell>
          <table:table-cell table:style-name="ce35" table:formula="of:=IFERROR(IFERROR(VLOOKUP([.A261];[items_equipment.A:items_equipment.B];2;0);VLOOKUP([.A261];[items_misc.A:items_misc.B];2;0));VLOOKUP([.A261];[items_consumable.A:items_consumable.B];2;0))" office:value-type="string" calcext:value-type="string" office:string-value="Iron shield">
            <text:p>Iron shield</text:p>
          </table:table-cell>
          <table:table-cell office:value-type="string" calcext:value-type="string">
            <text:p>red_slime</text:p>
          </table:table-cell>
          <table:table-cell table:style-name="ce35"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1];[enemies.A:enemies.L];12;0);&quot;&quot;)" office:value-type="float" calcext:value-type="float" office:value="6">
            <text:p>6</text:p>
          </table:table-cell>
          <table:table-cell table:number-columns-repeated="1024"/>
        </table:table-row>
        <table:table-row table:style-name="ro476">
          <table:table-cell office:value-type="string" calcext:value-type="string">
            <text:p><text:span text:style-name="T941">grit weapon 6</text:span></text:p>
          </table:table-cell>
          <table:table-cell table:style-name="ce35" table:formula="of:=IFERROR(IFERROR(VLOOKUP([.A262];[items_equipment.A:items_equipment.B];2;0);VLOOKUP([.A262];[items_misc.A:items_misc.B];2;0));VLOOKUP([.A262];[items_consumable.A:items_consumable.B];2;0))" office:value-type="string" calcext:value-type="string" office:string-value="Longsword">
            <text:p>Longsword</text:p>
          </table:table-cell>
          <table:table-cell office:value-type="string" calcext:value-type="string">
            <text:p>red_slime</text:p>
          </table:table-cell>
          <table:table-cell table:style-name="ce35"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2];[enemies.A:enemies.L];12;0);&quot;&quot;)" office:value-type="float" calcext:value-type="float" office:value="6">
            <text:p>6</text:p>
          </table:table-cell>
          <table:table-cell table:number-columns-repeated="1024"/>
        </table:table-row>
        <table:table-row table:style-name="ro477">
          <table:table-cell office:value-type="string" calcext:value-type="string">
            <text:p><text:span text:style-name="T942">mind body 6</text:span></text:p>
          </table:table-cell>
          <table:table-cell table:style-name="ce35" table:formula="of:=IFERROR(IFERROR(VLOOKUP([.A263];[items_equipment.A:items_equipment.B];2;0);VLOOKUP([.A263];[items_misc.A:items_misc.B];2;0));VLOOKUP([.A263];[items_consumable.A:items_consumable.B];2;0))" office:value-type="string" calcext:value-type="string" office:string-value="Apprentice robe">
            <text:p>Apprentice robe</text:p>
          </table:table-cell>
          <table:table-cell office:value-type="string" calcext:value-type="string">
            <text:p>red_slime</text:p>
          </table:table-cell>
          <table:table-cell table:style-name="ce35"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3];[enemies.A:enemies.L];12;0);&quot;&quot;)" office:value-type="float" calcext:value-type="float" office:value="6">
            <text:p>6</text:p>
          </table:table-cell>
          <table:table-cell table:number-columns-repeated="1024"/>
        </table:table-row>
        <table:table-row table:style-name="ro478">
          <table:table-cell office:value-type="string" calcext:value-type="string">
            <text:p><text:span text:style-name="T943">mind head 6</text:span></text:p>
          </table:table-cell>
          <table:table-cell table:style-name="ce35" table:formula="of:=IFERROR(IFERROR(VLOOKUP([.A264];[items_equipment.A:items_equipment.B];2;0);VLOOKUP([.A264];[items_misc.A:items_misc.B];2;0));VLOOKUP([.A264];[items_consumable.A:items_consumable.B];2;0))" office:value-type="string" calcext:value-type="string" office:string-value="Apprentice hat">
            <text:p>Apprentice hat</text:p>
          </table:table-cell>
          <table:table-cell office:value-type="string" calcext:value-type="string">
            <text:p>red_slime</text:p>
          </table:table-cell>
          <table:table-cell table:style-name="ce35"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4];[enemies.A:enemies.L];12;0);&quot;&quot;)" office:value-type="float" calcext:value-type="float" office:value="6">
            <text:p>6</text:p>
          </table:table-cell>
          <table:table-cell table:number-columns-repeated="1024"/>
        </table:table-row>
        <table:table-row table:style-name="ro479">
          <table:table-cell office:value-type="string" calcext:value-type="string">
            <text:p><text:span text:style-name="T944">mind trinket 6</text:span></text:p>
          </table:table-cell>
          <table:table-cell table:style-name="ce35" table:formula="of:=IFERROR(IFERROR(VLOOKUP([.A265];[items_equipment.A:items_equipment.B];2;0);VLOOKUP([.A265];[items_misc.A:items_misc.B];2;0));VLOOKUP([.A265];[items_consumable.A:items_consumable.B];2;0))" office:value-type="string" calcext:value-type="string" office:string-value="Book">
            <text:p>Book</text:p>
          </table:table-cell>
          <table:table-cell office:value-type="string" calcext:value-type="string">
            <text:p>red_slime</text:p>
          </table:table-cell>
          <table:table-cell table:style-name="ce35"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5];[enemies.A:enemies.L];12;0);&quot;&quot;)" office:value-type="float" calcext:value-type="float" office:value="6">
            <text:p>6</text:p>
          </table:table-cell>
          <table:table-cell table:number-columns-repeated="1024"/>
        </table:table-row>
        <table:table-row table:style-name="ro480">
          <table:table-cell office:value-type="string" calcext:value-type="string">
            <text:p><text:span text:style-name="T945">mind weapon 6</text:span></text:p>
          </table:table-cell>
          <table:table-cell table:style-name="ce35" table:formula="of:=IFERROR(IFERROR(VLOOKUP([.A266];[items_equipment.A:items_equipment.B];2;0);VLOOKUP([.A266];[items_misc.A:items_misc.B];2;0));VLOOKUP([.A266];[items_consumable.A:items_consumable.B];2;0))" office:value-type="string" calcext:value-type="string" office:string-value="Wand">
            <text:p>Wand</text:p>
          </table:table-cell>
          <table:table-cell office:value-type="string" calcext:value-type="string">
            <text:p>red_slime</text:p>
          </table:table-cell>
          <table:table-cell table:style-name="ce35"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6];[enemies.A:enemies.L];12;0);&quot;&quot;)" office:value-type="float" calcext:value-type="float" office:value="6">
            <text:p>6</text:p>
          </table:table-cell>
          <table:table-cell table:number-columns-repeated="1024"/>
        </table:table-row>
        <table:table-row table:style-name="ro481">
          <table:table-cell office:value-type="string" calcext:value-type="string">
            <text:p><text:span text:style-name="T946">red potion</text:span></text:p>
          </table:table-cell>
          <table:table-cell table:style-name="ce35" table:formula="of:=IFERROR(IFERROR(VLOOKUP([.A267];[items_equipment.A:items_equipment.B];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35"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7];[enemies.A:enemies.L];12;0);&quot;&quot;)" office:value-type="float" calcext:value-type="float" office:value="6">
            <text:p>6</text:p>
          </table:table-cell>
          <table:table-cell table:number-columns-repeated="1024"/>
        </table:table-row>
        <table:table-row table:style-name="ro482">
          <table:table-cell office:value-type="string" calcext:value-type="string">
            <text:p><text:span text:style-name="T947">soul body 6</text:span></text:p>
          </table:table-cell>
          <table:table-cell table:style-name="ce35" table:formula="of:=IFERROR(IFERROR(VLOOKUP([.A268];[items_equipment.A:items_equipment.B];2;0);VLOOKUP([.A268];[items_misc.A:items_misc.B];2;0));VLOOKUP([.A268];[items_consumable.A:items_consumable.B];2;0))" office:value-type="string" calcext:value-type="string" office:string-value="White robe">
            <text:p>White robe</text:p>
          </table:table-cell>
          <table:table-cell office:value-type="string" calcext:value-type="string">
            <text:p>red_slime</text:p>
          </table:table-cell>
          <table:table-cell table:style-name="ce35"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8];[enemies.A:enemies.L];12;0);&quot;&quot;)" office:value-type="float" calcext:value-type="float" office:value="6">
            <text:p>6</text:p>
          </table:table-cell>
          <table:table-cell table:number-columns-repeated="1024"/>
        </table:table-row>
        <table:table-row table:style-name="ro483">
          <table:table-cell office:value-type="string" calcext:value-type="string">
            <text:p><text:span text:style-name="T948">soul head 6</text:span></text:p>
          </table:table-cell>
          <table:table-cell table:style-name="ce35" table:formula="of:=IFERROR(IFERROR(VLOOKUP([.A269];[items_equipment.A:items_equipment.B];2;0);VLOOKUP([.A269];[items_misc.A:items_misc.B];2;0));VLOOKUP([.A269];[items_consumable.A:items_consumable.B];2;0))" office:value-type="string" calcext:value-type="string" office:string-value="Circlet">
            <text:p>Circlet</text:p>
          </table:table-cell>
          <table:table-cell office:value-type="string" calcext:value-type="string">
            <text:p>red_slime</text:p>
          </table:table-cell>
          <table:table-cell table:style-name="ce35"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9];[enemies.A:enemies.L];12;0);&quot;&quot;)" office:value-type="float" calcext:value-type="float" office:value="6">
            <text:p>6</text:p>
          </table:table-cell>
          <table:table-cell table:number-columns-repeated="1024"/>
        </table:table-row>
        <table:table-row table:style-name="ro484">
          <table:table-cell office:value-type="string" calcext:value-type="string">
            <text:p><text:span text:style-name="T949">soul trinket 6</text:span></text:p>
          </table:table-cell>
          <table:table-cell table:style-name="ce35" table:formula="of:=IFERROR(IFERROR(VLOOKUP([.A270];[items_equipment.A:items_equipment.B];2;0);VLOOKUP([.A270];[items_misc.A:items_misc.B];2;0));VLOOKUP([.A270];[items_consumable.A:items_consumable.B];2;0))" office:value-type="string" calcext:value-type="string" office:string-value="Embellished Sigil">
            <text:p>Embellished Sigil</text:p>
          </table:table-cell>
          <table:table-cell office:value-type="string" calcext:value-type="string">
            <text:p>red_slime</text:p>
          </table:table-cell>
          <table:table-cell table:style-name="ce35"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70];[enemies.A:enemies.L];12;0);&quot;&quot;)" office:value-type="float" calcext:value-type="float" office:value="6">
            <text:p>6</text:p>
          </table:table-cell>
          <table:table-cell table:number-columns-repeated="1024"/>
        </table:table-row>
        <table:table-row table:style-name="ro485">
          <table:table-cell office:value-type="string" calcext:value-type="string">
            <text:p><text:span text:style-name="T950">soul weapon 6</text:span></text:p>
          </table:table-cell>
          <table:table-cell table:style-name="ce35" table:formula="of:=IFERROR(IFERROR(VLOOKUP([.A271];[items_equipment.A:items_equipment.B];2;0);VLOOKUP([.A271];[items_misc.A:items_misc.B];2;0));VLOOKUP([.A271];[items_consumable.A:items_consumable.B];2;0))" office:value-type="string" calcext:value-type="string" office:string-value="Clerics mace">
            <text:p>Clerics mace</text:p>
          </table:table-cell>
          <table:table-cell office:value-type="string" calcext:value-type="string">
            <text:p>red_slime</text:p>
          </table:table-cell>
          <table:table-cell table:style-name="ce35"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71];[enemies.A:enemies.L];12;0);&quot;&quot;)" office:value-type="float" calcext:value-type="float" office:value="6">
            <text:p>6</text:p>
          </table:table-cell>
          <table:table-cell table:number-columns-repeated="1024"/>
        </table:table-row>
        <table:table-row table:style-name="ro486">
          <table:table-cell office:value-type="string" calcext:value-type="string">
            <text:p><text:span text:style-name="T951">blue potion</text:span></text:p>
          </table:table-cell>
          <table:table-cell table:style-name="ce35" table:formula="of:=IFERROR(IFERROR(VLOOKUP([.A272];[items_equipment.A:items_equipment.B];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35"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2];[enemies.A:enemies.L];12;0);&quot;&quot;)" office:value-type="float" calcext:value-type="float" office:value="9">
            <text:p>9</text:p>
          </table:table-cell>
          <table:table-cell table:number-columns-repeated="1024"/>
        </table:table-row>
        <table:table-row table:style-name="ro487">
          <table:table-cell office:value-type="string" calcext:value-type="string">
            <text:p><text:span text:style-name="T952">flow body 9</text:span></text:p>
          </table:table-cell>
          <table:table-cell table:style-name="ce35" table:formula="of:=IFERROR(IFERROR(VLOOKUP([.A273];[items_equipment.A:items_equipment.B];2;0);VLOOKUP([.A273];[items_misc.A:items_misc.B];2;0));VLOOKUP([.A273];[items_consumable.A:items_consumable.B];2;0))" office:value-type="string" calcext:value-type="string" office:string-value="Rogue uniform">
            <text:p>Rogue uniform</text:p>
          </table:table-cell>
          <table:table-cell office:value-type="string" calcext:value-type="string">
            <text:p>evil_eye</text:p>
          </table:table-cell>
          <table:table-cell table:style-name="ce35"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3];[enemies.A:enemies.L];12;0);&quot;&quot;)" office:value-type="float" calcext:value-type="float" office:value="9">
            <text:p>9</text:p>
          </table:table-cell>
          <table:table-cell table:number-columns-repeated="1024"/>
        </table:table-row>
        <table:table-row table:style-name="ro488">
          <table:table-cell office:value-type="string" calcext:value-type="string">
            <text:p><text:span text:style-name="T953">flow head 9</text:span></text:p>
          </table:table-cell>
          <table:table-cell table:style-name="ce35" table:formula="of:=IFERROR(IFERROR(VLOOKUP([.A274];[items_equipment.A:items_equipment.B];2;0);VLOOKUP([.A274];[items_misc.A:items_misc.B];2;0));VLOOKUP([.A274];[items_consumable.A:items_consumable.B];2;0))" office:value-type="string" calcext:value-type="string" office:string-value="Rogue hood">
            <text:p>Rogue hood</text:p>
          </table:table-cell>
          <table:table-cell office:value-type="string" calcext:value-type="string">
            <text:p>evil_eye</text:p>
          </table:table-cell>
          <table:table-cell table:style-name="ce35"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4];[enemies.A:enemies.L];12;0);&quot;&quot;)" office:value-type="float" calcext:value-type="float" office:value="9">
            <text:p>9</text:p>
          </table:table-cell>
          <table:table-cell table:number-columns-repeated="1024"/>
        </table:table-row>
        <table:table-row table:style-name="ro489">
          <table:table-cell office:value-type="string" calcext:value-type="string">
            <text:p><text:span text:style-name="T954">flow trinket 9</text:span></text:p>
          </table:table-cell>
          <table:table-cell table:style-name="ce35" table:formula="of:=IFERROR(IFERROR(VLOOKUP([.A275];[items_equipment.A:items_equipment.B];2;0);VLOOKUP([.A275];[items_misc.A:items_misc.B];2;0));VLOOKUP([.A275];[items_consumable.A:items_consumable.B];2;0))" office:value-type="string" calcext:value-type="string" office:string-value="Bag of marbles">
            <text:p>Bag of marbles</text:p>
          </table:table-cell>
          <table:table-cell office:value-type="string" calcext:value-type="string">
            <text:p>evil_eye</text:p>
          </table:table-cell>
          <table:table-cell table:style-name="ce35"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5];[enemies.A:enemies.L];12;0);&quot;&quot;)" office:value-type="float" calcext:value-type="float" office:value="9">
            <text:p>9</text:p>
          </table:table-cell>
          <table:table-cell table:number-columns-repeated="1024"/>
        </table:table-row>
        <table:table-row table:style-name="ro490">
          <table:table-cell office:value-type="string" calcext:value-type="string">
            <text:p><text:span text:style-name="T955">flow weapon 9</text:span></text:p>
          </table:table-cell>
          <table:table-cell table:style-name="ce35" table:formula="of:=IFERROR(IFERROR(VLOOKUP([.A276];[items_equipment.A:items_equipment.B];2;0);VLOOKUP([.A276];[items_misc.A:items_misc.B];2;0));VLOOKUP([.A276];[items_consumable.A:items_consumable.B];2;0))" office:value-type="string" calcext:value-type="string" office:string-value="Rogue knife">
            <text:p>Rogue knife</text:p>
          </table:table-cell>
          <table:table-cell office:value-type="string" calcext:value-type="string">
            <text:p>evil_eye</text:p>
          </table:table-cell>
          <table:table-cell table:style-name="ce35"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6];[enemies.A:enemies.L];12;0);&quot;&quot;)" office:value-type="float" calcext:value-type="float" office:value="9">
            <text:p>9</text:p>
          </table:table-cell>
          <table:table-cell table:number-columns-repeated="1024"/>
        </table:table-row>
        <table:table-row table:style-name="ro491">
          <table:table-cell office:value-type="string" calcext:value-type="string">
            <text:p><text:span text:style-name="T956">grit body 9</text:span></text:p>
          </table:table-cell>
          <table:table-cell table:style-name="ce35" table:formula="of:=IFERROR(IFERROR(VLOOKUP([.A277];[items_equipment.A:items_equipment.B];2;0);VLOOKUP([.A277];[items_misc.A:items_misc.B];2;0));VLOOKUP([.A277];[items_consumable.A:items_consumable.B];2;0))" office:value-type="string" calcext:value-type="string" office:string-value="Steel chestplate">
            <text:p>Steel chestplate</text:p>
          </table:table-cell>
          <table:table-cell office:value-type="string" calcext:value-type="string">
            <text:p>evil_eye</text:p>
          </table:table-cell>
          <table:table-cell table:style-name="ce35"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7];[enemies.A:enemies.L];12;0);&quot;&quot;)" office:value-type="float" calcext:value-type="float" office:value="9">
            <text:p>9</text:p>
          </table:table-cell>
          <table:table-cell table:number-columns-repeated="1024"/>
        </table:table-row>
        <table:table-row table:style-name="ro492">
          <table:table-cell office:value-type="string" calcext:value-type="string">
            <text:p><text:span text:style-name="T957">grit head 9</text:span></text:p>
          </table:table-cell>
          <table:table-cell table:style-name="ce35" table:formula="of:=IFERROR(IFERROR(VLOOKUP([.A278];[items_equipment.A:items_equipment.B];2;0);VLOOKUP([.A278];[items_misc.A:items_misc.B];2;0));VLOOKUP([.A278];[items_consumable.A:items_consumable.B];2;0))" office:value-type="string" calcext:value-type="string" office:string-value="Steel helmet">
            <text:p>Steel helmet</text:p>
          </table:table-cell>
          <table:table-cell office:value-type="string" calcext:value-type="string">
            <text:p>evil_eye</text:p>
          </table:table-cell>
          <table:table-cell table:style-name="ce35"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8];[enemies.A:enemies.L];12;0);&quot;&quot;)" office:value-type="float" calcext:value-type="float" office:value="9">
            <text:p>9</text:p>
          </table:table-cell>
          <table:table-cell table:number-columns-repeated="1024"/>
        </table:table-row>
        <table:table-row table:style-name="ro493">
          <table:table-cell office:value-type="string" calcext:value-type="string">
            <text:p><text:span text:style-name="T958">grit trinket 9</text:span></text:p>
          </table:table-cell>
          <table:table-cell table:style-name="ce35" table:formula="of:=IFERROR(IFERROR(VLOOKUP([.A279];[items_equipment.A:items_equipment.B];2;0);VLOOKUP([.A279];[items_misc.A:items_misc.B];2;0));VLOOKUP([.A279];[items_consumable.A:items_consumable.B];2;0))" office:value-type="string" calcext:value-type="string" office:string-value="Steel Buckler">
            <text:p>Steel Buckler</text:p>
          </table:table-cell>
          <table:table-cell office:value-type="string" calcext:value-type="string">
            <text:p>evil_eye</text:p>
          </table:table-cell>
          <table:table-cell table:style-name="ce35"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9];[enemies.A:enemies.L];12;0);&quot;&quot;)" office:value-type="float" calcext:value-type="float" office:value="9">
            <text:p>9</text:p>
          </table:table-cell>
          <table:table-cell table:number-columns-repeated="1024"/>
        </table:table-row>
        <table:table-row table:style-name="ro494">
          <table:table-cell office:value-type="string" calcext:value-type="string">
            <text:p><text:span text:style-name="T959">grit weapon 9</text:span></text:p>
          </table:table-cell>
          <table:table-cell table:style-name="ce35" table:formula="of:=IFERROR(IFERROR(VLOOKUP([.A280];[items_equipment.A:items_equipment.B];2;0);VLOOKUP([.A280];[items_misc.A:items_misc.B];2;0));VLOOKUP([.A280];[items_consumable.A:items_consumable.B];2;0))" office:value-type="string" calcext:value-type="string" office:string-value="Steel longsword">
            <text:p>Steel longsword</text:p>
          </table:table-cell>
          <table:table-cell office:value-type="string" calcext:value-type="string">
            <text:p>evil_eye</text:p>
          </table:table-cell>
          <table:table-cell table:style-name="ce35"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0];[enemies.A:enemies.L];12;0);&quot;&quot;)" office:value-type="float" calcext:value-type="float" office:value="9">
            <text:p>9</text:p>
          </table:table-cell>
          <table:table-cell table:number-columns-repeated="1024"/>
        </table:table-row>
        <table:table-row table:style-name="ro495">
          <table:table-cell office:value-type="string" calcext:value-type="string">
            <text:p><text:span text:style-name="T960">mind body 9</text:span></text:p>
          </table:table-cell>
          <table:table-cell table:style-name="ce35" table:formula="of:=IFERROR(IFERROR(VLOOKUP([.A281];[items_equipment.A:items_equipment.B];2;0);VLOOKUP([.A281];[items_misc.A:items_misc.B];2;0));VLOOKUP([.A281];[items_consumable.A:items_consumable.B];2;0))" office:value-type="string" calcext:value-type="string" office:string-value="Mage robe">
            <text:p>Mage robe</text:p>
          </table:table-cell>
          <table:table-cell office:value-type="string" calcext:value-type="string">
            <text:p>evil_eye</text:p>
          </table:table-cell>
          <table:table-cell table:style-name="ce35"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1];[enemies.A:enemies.L];12;0);&quot;&quot;)" office:value-type="float" calcext:value-type="float" office:value="9">
            <text:p>9</text:p>
          </table:table-cell>
          <table:table-cell table:number-columns-repeated="1024"/>
        </table:table-row>
        <table:table-row table:style-name="ro496">
          <table:table-cell office:value-type="string" calcext:value-type="string">
            <text:p><text:span text:style-name="T961">mind head 9</text:span></text:p>
          </table:table-cell>
          <table:table-cell table:style-name="ce35" table:formula="of:=IFERROR(IFERROR(VLOOKUP([.A282];[items_equipment.A:items_equipment.B];2;0);VLOOKUP([.A282];[items_misc.A:items_misc.B];2;0));VLOOKUP([.A282];[items_consumable.A:items_consumable.B];2;0))" office:value-type="string" calcext:value-type="string" office:string-value="Mage hat">
            <text:p>Mage hat</text:p>
          </table:table-cell>
          <table:table-cell office:value-type="string" calcext:value-type="string">
            <text:p>evil_eye</text:p>
          </table:table-cell>
          <table:table-cell table:style-name="ce35"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2];[enemies.A:enemies.L];12;0);&quot;&quot;)" office:value-type="float" calcext:value-type="float" office:value="9">
            <text:p>9</text:p>
          </table:table-cell>
          <table:table-cell table:number-columns-repeated="1024"/>
        </table:table-row>
        <table:table-row table:style-name="ro497">
          <table:table-cell office:value-type="string" calcext:value-type="string">
            <text:p><text:span text:style-name="T962">mind trinket 9</text:span></text:p>
          </table:table-cell>
          <table:table-cell table:style-name="ce35" table:formula="of:=IFERROR(IFERROR(VLOOKUP([.A283];[items_equipment.A:items_equipment.B];2;0);VLOOKUP([.A283];[items_misc.A:items_misc.B];2;0));VLOOKUP([.A283];[items_consumable.A:items_consumable.B];2;0))" office:value-type="string" calcext:value-type="string" office:string-value="Ink and quill">
            <text:p>Ink and quill</text:p>
          </table:table-cell>
          <table:table-cell office:value-type="string" calcext:value-type="string">
            <text:p>evil_eye</text:p>
          </table:table-cell>
          <table:table-cell table:style-name="ce35"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3];[enemies.A:enemies.L];12;0);&quot;&quot;)" office:value-type="float" calcext:value-type="float" office:value="9">
            <text:p>9</text:p>
          </table:table-cell>
          <table:table-cell table:number-columns-repeated="1024"/>
        </table:table-row>
        <table:table-row table:style-name="ro498">
          <table:table-cell office:value-type="string" calcext:value-type="string">
            <text:p><text:span text:style-name="T963">mind weapon 9</text:span></text:p>
          </table:table-cell>
          <table:table-cell table:style-name="ce35" table:formula="of:=IFERROR(IFERROR(VLOOKUP([.A284];[items_equipment.A:items_equipment.B];2;0);VLOOKUP([.A284];[items_misc.A:items_misc.B];2;0));VLOOKUP([.A284];[items_consumable.A:items_consumable.B];2;0))" office:value-type="string" calcext:value-type="string" office:string-value="Mage wand">
            <text:p>Mage wand</text:p>
          </table:table-cell>
          <table:table-cell office:value-type="string" calcext:value-type="string">
            <text:p>evil_eye</text:p>
          </table:table-cell>
          <table:table-cell table:style-name="ce35"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4];[enemies.A:enemies.L];12;0);&quot;&quot;)" office:value-type="float" calcext:value-type="float" office:value="9">
            <text:p>9</text:p>
          </table:table-cell>
          <table:table-cell table:number-columns-repeated="1024"/>
        </table:table-row>
        <table:table-row table:style-name="ro499">
          <table:table-cell office:value-type="string" calcext:value-type="string">
            <text:p><text:span text:style-name="T964">red potion</text:span></text:p>
          </table:table-cell>
          <table:table-cell table:style-name="ce35" table:formula="of:=IFERROR(IFERROR(VLOOKUP([.A285];[items_equipment.A:items_equipment.B];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35"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5];[enemies.A:enemies.L];12;0);&quot;&quot;)" office:value-type="float" calcext:value-type="float" office:value="9">
            <text:p>9</text:p>
          </table:table-cell>
          <table:table-cell table:number-columns-repeated="1024"/>
        </table:table-row>
        <table:table-row table:style-name="ro500">
          <table:table-cell office:value-type="string" calcext:value-type="string">
            <text:p><text:span text:style-name="T965">soul body 9</text:span></text:p>
          </table:table-cell>
          <table:table-cell table:style-name="ce35" table:formula="of:=IFERROR(IFERROR(VLOOKUP([.A286];[items_equipment.A:items_equipment.B];2;0);VLOOKUP([.A286];[items_misc.A:items_misc.B];2;0));VLOOKUP([.A286];[items_consumable.A:items_consumable.B];2;0))" office:value-type="string" calcext:value-type="string" office:string-value="White cloak">
            <text:p>White cloak</text:p>
          </table:table-cell>
          <table:table-cell office:value-type="string" calcext:value-type="string">
            <text:p>evil_eye</text:p>
          </table:table-cell>
          <table:table-cell table:style-name="ce35"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6];[enemies.A:enemies.L];12;0);&quot;&quot;)" office:value-type="float" calcext:value-type="float" office:value="9">
            <text:p>9</text:p>
          </table:table-cell>
          <table:table-cell table:number-columns-repeated="1024"/>
        </table:table-row>
        <table:table-row table:style-name="ro501">
          <table:table-cell office:value-type="string" calcext:value-type="string">
            <text:p><text:span text:style-name="T966">soul head 9</text:span></text:p>
          </table:table-cell>
          <table:table-cell table:style-name="ce35" table:formula="of:=IFERROR(IFERROR(VLOOKUP([.A287];[items_equipment.A:items_equipment.B];2;0);VLOOKUP([.A287];[items_misc.A:items_misc.B];2;0));VLOOKUP([.A287];[items_consumable.A:items_consumable.B];2;0))" office:value-type="string" calcext:value-type="string" office:string-value="Mitre">
            <text:p>Mitre</text:p>
          </table:table-cell>
          <table:table-cell office:value-type="string" calcext:value-type="string">
            <text:p>evil_eye</text:p>
          </table:table-cell>
          <table:table-cell table:style-name="ce35"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7];[enemies.A:enemies.L];12;0);&quot;&quot;)" office:value-type="float" calcext:value-type="float" office:value="9">
            <text:p>9</text:p>
          </table:table-cell>
          <table:table-cell table:number-columns-repeated="1024"/>
        </table:table-row>
        <table:table-row table:style-name="ro502">
          <table:table-cell office:value-type="string" calcext:value-type="string">
            <text:p><text:span text:style-name="T967">soul trinket 9</text:span></text:p>
          </table:table-cell>
          <table:table-cell table:style-name="ce35" table:formula="of:=IFERROR(IFERROR(VLOOKUP([.A288];[items_equipment.A:items_equipment.B];2;0);VLOOKUP([.A288];[items_misc.A:items_misc.B];2;0));VLOOKUP([.A288];[items_consumable.A:items_consumable.B];2;0))" office:value-type="string" calcext:value-type="string" office:string-value="Totem of undying">
            <text:p>Totem of undying</text:p>
          </table:table-cell>
          <table:table-cell office:value-type="string" calcext:value-type="string">
            <text:p>evil_eye</text:p>
          </table:table-cell>
          <table:table-cell table:style-name="ce35"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8];[enemies.A:enemies.L];12;0);&quot;&quot;)" office:value-type="float" calcext:value-type="float" office:value="9">
            <text:p>9</text:p>
          </table:table-cell>
          <table:table-cell table:number-columns-repeated="1024"/>
        </table:table-row>
        <table:table-row table:style-name="ro503">
          <table:table-cell office:value-type="string" calcext:value-type="string">
            <text:p><text:span text:style-name="T968">soul weapon 9</text:span></text:p>
          </table:table-cell>
          <table:table-cell table:style-name="ce35" table:formula="of:=IFERROR(IFERROR(VLOOKUP([.A289];[items_equipment.A:items_equipment.B];2;0);VLOOKUP([.A289];[items_misc.A:items_misc.B];2;0));VLOOKUP([.A289];[items_consumable.A:items_consumable.B];2;0))" office:value-type="string" calcext:value-type="string" office:string-value="White scepter">
            <text:p>White scepter</text:p>
          </table:table-cell>
          <table:table-cell office:value-type="string" calcext:value-type="string">
            <text:p>evil_eye</text:p>
          </table:table-cell>
          <table:table-cell table:style-name="ce35"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9];[enemies.A:enemies.L];12;0);&quot;&quot;)" office:value-type="float" calcext:value-type="float" office:value="9">
            <text:p>9</text:p>
          </table:table-cell>
          <table:table-cell table:number-columns-repeated="1024"/>
        </table:table-row>
        <table:table-row table:style-name="ro504">
          <table:table-cell office:value-type="string" calcext:value-type="string">
            <text:p><text:span text:style-name="T969">blue potion</text:span></text:p>
          </table:table-cell>
          <table:table-cell table:style-name="ce35" table:formula="of:=IFERROR(IFERROR(VLOOKUP([.A290];[items_equipment.A:items_equipment.B];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35"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0];[enemies.A:enemies.L];12;0);&quot;&quot;)" office:value-type="float" calcext:value-type="float" office:value="9">
            <text:p>9</text:p>
          </table:table-cell>
          <table:table-cell table:number-columns-repeated="1024"/>
        </table:table-row>
        <table:table-row table:style-name="ro505">
          <table:table-cell office:value-type="string" calcext:value-type="string">
            <text:p><text:span text:style-name="T970">flow body 9</text:span></text:p>
          </table:table-cell>
          <table:table-cell table:style-name="ce35" table:formula="of:=IFERROR(IFERROR(VLOOKUP([.A291];[items_equipment.A:items_equipment.B];2;0);VLOOKUP([.A291];[items_misc.A:items_misc.B];2;0));VLOOKUP([.A291];[items_consumable.A:items_consumable.B];2;0))" office:value-type="string" calcext:value-type="string" office:string-value="Rogue uniform">
            <text:p>Rogue uniform</text:p>
          </table:table-cell>
          <table:table-cell office:value-type="string" calcext:value-type="string">
            <text:p>horned_mushroom</text:p>
          </table:table-cell>
          <table:table-cell table:style-name="ce35"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1];[enemies.A:enemies.L];12;0);&quot;&quot;)" office:value-type="float" calcext:value-type="float" office:value="9">
            <text:p>9</text:p>
          </table:table-cell>
          <table:table-cell table:number-columns-repeated="1024"/>
        </table:table-row>
        <table:table-row table:style-name="ro506">
          <table:table-cell office:value-type="string" calcext:value-type="string">
            <text:p><text:span text:style-name="T971">flow head 9</text:span></text:p>
          </table:table-cell>
          <table:table-cell table:style-name="ce35" table:formula="of:=IFERROR(IFERROR(VLOOKUP([.A292];[items_equipment.A:items_equipment.B];2;0);VLOOKUP([.A292];[items_misc.A:items_misc.B];2;0));VLOOKUP([.A292];[items_consumable.A:items_consumable.B];2;0))" office:value-type="string" calcext:value-type="string" office:string-value="Rogue hood">
            <text:p>Rogue hood</text:p>
          </table:table-cell>
          <table:table-cell office:value-type="string" calcext:value-type="string">
            <text:p>horned_mushroom</text:p>
          </table:table-cell>
          <table:table-cell table:style-name="ce35"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2];[enemies.A:enemies.L];12;0);&quot;&quot;)" office:value-type="float" calcext:value-type="float" office:value="9">
            <text:p>9</text:p>
          </table:table-cell>
          <table:table-cell table:number-columns-repeated="1024"/>
        </table:table-row>
        <table:table-row table:style-name="ro507">
          <table:table-cell office:value-type="string" calcext:value-type="string">
            <text:p><text:span text:style-name="T972">flow trinket 9</text:span></text:p>
          </table:table-cell>
          <table:table-cell table:style-name="ce35" table:formula="of:=IFERROR(IFERROR(VLOOKUP([.A293];[items_equipment.A:items_equipment.B];2;0);VLOOKUP([.A293];[items_misc.A:items_misc.B];2;0));VLOOKUP([.A293];[items_consumable.A:items_consumable.B];2;0))" office:value-type="string" calcext:value-type="string" office:string-value="Bag of marbles">
            <text:p>Bag of marbles</text:p>
          </table:table-cell>
          <table:table-cell office:value-type="string" calcext:value-type="string">
            <text:p>horned_mushroom</text:p>
          </table:table-cell>
          <table:table-cell table:style-name="ce35"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3];[enemies.A:enemies.L];12;0);&quot;&quot;)" office:value-type="float" calcext:value-type="float" office:value="9">
            <text:p>9</text:p>
          </table:table-cell>
          <table:table-cell table:number-columns-repeated="1024"/>
        </table:table-row>
        <table:table-row table:style-name="ro508">
          <table:table-cell office:value-type="string" calcext:value-type="string">
            <text:p><text:span text:style-name="T973">flow weapon 9</text:span></text:p>
          </table:table-cell>
          <table:table-cell table:style-name="ce35" table:formula="of:=IFERROR(IFERROR(VLOOKUP([.A294];[items_equipment.A:items_equipment.B];2;0);VLOOKUP([.A294];[items_misc.A:items_misc.B];2;0));VLOOKUP([.A294];[items_consumable.A:items_consumable.B];2;0))" office:value-type="string" calcext:value-type="string" office:string-value="Rogue knife">
            <text:p>Rogue knife</text:p>
          </table:table-cell>
          <table:table-cell office:value-type="string" calcext:value-type="string">
            <text:p>horned_mushroom</text:p>
          </table:table-cell>
          <table:table-cell table:style-name="ce35"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4];[enemies.A:enemies.L];12;0);&quot;&quot;)" office:value-type="float" calcext:value-type="float" office:value="9">
            <text:p>9</text:p>
          </table:table-cell>
          <table:table-cell table:number-columns-repeated="1024"/>
        </table:table-row>
        <table:table-row table:style-name="ro509">
          <table:table-cell office:value-type="string" calcext:value-type="string">
            <text:p><text:span text:style-name="T974">grit body 9</text:span></text:p>
          </table:table-cell>
          <table:table-cell table:style-name="ce35" table:formula="of:=IFERROR(IFERROR(VLOOKUP([.A295];[items_equipment.A:items_equipment.B];2;0);VLOOKUP([.A295];[items_misc.A:items_misc.B];2;0));VLOOKUP([.A295];[items_consumable.A:items_consumable.B];2;0))" office:value-type="string" calcext:value-type="string" office:string-value="Steel chestplate">
            <text:p>Steel chestplate</text:p>
          </table:table-cell>
          <table:table-cell office:value-type="string" calcext:value-type="string">
            <text:p>horned_mushroom</text:p>
          </table:table-cell>
          <table:table-cell table:style-name="ce35"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5];[enemies.A:enemies.L];12;0);&quot;&quot;)" office:value-type="float" calcext:value-type="float" office:value="9">
            <text:p>9</text:p>
          </table:table-cell>
          <table:table-cell table:number-columns-repeated="1024"/>
        </table:table-row>
        <table:table-row table:style-name="ro510">
          <table:table-cell office:value-type="string" calcext:value-type="string">
            <text:p><text:span text:style-name="T975">grit head 9</text:span></text:p>
          </table:table-cell>
          <table:table-cell table:style-name="ce35" table:formula="of:=IFERROR(IFERROR(VLOOKUP([.A296];[items_equipment.A:items_equipment.B];2;0);VLOOKUP([.A296];[items_misc.A:items_misc.B];2;0));VLOOKUP([.A296];[items_consumable.A:items_consumable.B];2;0))" office:value-type="string" calcext:value-type="string" office:string-value="Steel helmet">
            <text:p>Steel helmet</text:p>
          </table:table-cell>
          <table:table-cell office:value-type="string" calcext:value-type="string">
            <text:p>horned_mushroom</text:p>
          </table:table-cell>
          <table:table-cell table:style-name="ce35"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6];[enemies.A:enemies.L];12;0);&quot;&quot;)" office:value-type="float" calcext:value-type="float" office:value="9">
            <text:p>9</text:p>
          </table:table-cell>
          <table:table-cell table:number-columns-repeated="1024"/>
        </table:table-row>
        <table:table-row table:style-name="ro511">
          <table:table-cell office:value-type="string" calcext:value-type="string">
            <text:p><text:span text:style-name="T976">grit trinket 9</text:span></text:p>
          </table:table-cell>
          <table:table-cell table:style-name="ce35" table:formula="of:=IFERROR(IFERROR(VLOOKUP([.A297];[items_equipment.A:items_equipment.B];2;0);VLOOKUP([.A297];[items_misc.A:items_misc.B];2;0));VLOOKUP([.A297];[items_consumable.A:items_consumable.B];2;0))" office:value-type="string" calcext:value-type="string" office:string-value="Steel Buckler">
            <text:p>Steel Buckler</text:p>
          </table:table-cell>
          <table:table-cell office:value-type="string" calcext:value-type="string">
            <text:p>horned_mushroom</text:p>
          </table:table-cell>
          <table:table-cell table:style-name="ce35"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7];[enemies.A:enemies.L];12;0);&quot;&quot;)" office:value-type="float" calcext:value-type="float" office:value="9">
            <text:p>9</text:p>
          </table:table-cell>
          <table:table-cell table:number-columns-repeated="1024"/>
        </table:table-row>
        <table:table-row table:style-name="ro512">
          <table:table-cell office:value-type="string" calcext:value-type="string">
            <text:p><text:span text:style-name="T977">grit weapon 9</text:span></text:p>
          </table:table-cell>
          <table:table-cell table:style-name="ce35" table:formula="of:=IFERROR(IFERROR(VLOOKUP([.A298];[items_equipment.A:items_equipment.B];2;0);VLOOKUP([.A298];[items_misc.A:items_misc.B];2;0));VLOOKUP([.A298];[items_consumable.A:items_consumable.B];2;0))" office:value-type="string" calcext:value-type="string" office:string-value="Steel longsword">
            <text:p>Steel longsword</text:p>
          </table:table-cell>
          <table:table-cell office:value-type="string" calcext:value-type="string">
            <text:p>horned_mushroom</text:p>
          </table:table-cell>
          <table:table-cell table:style-name="ce35"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8];[enemies.A:enemies.L];12;0);&quot;&quot;)" office:value-type="float" calcext:value-type="float" office:value="9">
            <text:p>9</text:p>
          </table:table-cell>
          <table:table-cell table:number-columns-repeated="1024"/>
        </table:table-row>
        <table:table-row table:style-name="ro513">
          <table:table-cell office:value-type="string" calcext:value-type="string">
            <text:p><text:span text:style-name="T978">mind body 9</text:span></text:p>
          </table:table-cell>
          <table:table-cell table:style-name="ce35" table:formula="of:=IFERROR(IFERROR(VLOOKUP([.A299];[items_equipment.A:items_equipment.B];2;0);VLOOKUP([.A299];[items_misc.A:items_misc.B];2;0));VLOOKUP([.A299];[items_consumable.A:items_consumable.B];2;0))" office:value-type="string" calcext:value-type="string" office:string-value="Mage robe">
            <text:p>Mage robe</text:p>
          </table:table-cell>
          <table:table-cell office:value-type="string" calcext:value-type="string">
            <text:p>horned_mushroom</text:p>
          </table:table-cell>
          <table:table-cell table:style-name="ce35"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9];[enemies.A:enemies.L];12;0);&quot;&quot;)" office:value-type="float" calcext:value-type="float" office:value="9">
            <text:p>9</text:p>
          </table:table-cell>
          <table:table-cell table:number-columns-repeated="1024"/>
        </table:table-row>
        <table:table-row table:style-name="ro514">
          <table:table-cell office:value-type="string" calcext:value-type="string">
            <text:p><text:span text:style-name="T979">mind head 9</text:span></text:p>
          </table:table-cell>
          <table:table-cell table:style-name="ce35" table:formula="of:=IFERROR(IFERROR(VLOOKUP([.A300];[items_equipment.A:items_equipment.B];2;0);VLOOKUP([.A300];[items_misc.A:items_misc.B];2;0));VLOOKUP([.A300];[items_consumable.A:items_consumable.B];2;0))" office:value-type="string" calcext:value-type="string" office:string-value="Mage hat">
            <text:p>Mage hat</text:p>
          </table:table-cell>
          <table:table-cell office:value-type="string" calcext:value-type="string">
            <text:p>horned_mushroom</text:p>
          </table:table-cell>
          <table:table-cell table:style-name="ce35"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0];[enemies.A:enemies.L];12;0);&quot;&quot;)" office:value-type="float" calcext:value-type="float" office:value="9">
            <text:p>9</text:p>
          </table:table-cell>
          <table:table-cell table:number-columns-repeated="1024"/>
        </table:table-row>
        <table:table-row table:style-name="ro515">
          <table:table-cell office:value-type="string" calcext:value-type="string">
            <text:p><text:span text:style-name="T980">mind trinket 9</text:span></text:p>
          </table:table-cell>
          <table:table-cell table:style-name="ce35" table:formula="of:=IFERROR(IFERROR(VLOOKUP([.A301];[items_equipment.A:items_equipment.B];2;0);VLOOKUP([.A301];[items_misc.A:items_misc.B];2;0));VLOOKUP([.A301];[items_consumable.A:items_consumable.B];2;0))" office:value-type="string" calcext:value-type="string" office:string-value="Ink and quill">
            <text:p>Ink and quill</text:p>
          </table:table-cell>
          <table:table-cell office:value-type="string" calcext:value-type="string">
            <text:p>horned_mushroom</text:p>
          </table:table-cell>
          <table:table-cell table:style-name="ce35"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1];[enemies.A:enemies.L];12;0);&quot;&quot;)" office:value-type="float" calcext:value-type="float" office:value="9">
            <text:p>9</text:p>
          </table:table-cell>
          <table:table-cell table:number-columns-repeated="1024"/>
        </table:table-row>
        <table:table-row table:style-name="ro516">
          <table:table-cell office:value-type="string" calcext:value-type="string">
            <text:p><text:span text:style-name="T981">mind weapon 9</text:span></text:p>
          </table:table-cell>
          <table:table-cell table:style-name="ce35" table:formula="of:=IFERROR(IFERROR(VLOOKUP([.A302];[items_equipment.A:items_equipment.B];2;0);VLOOKUP([.A302];[items_misc.A:items_misc.B];2;0));VLOOKUP([.A302];[items_consumable.A:items_consumable.B];2;0))" office:value-type="string" calcext:value-type="string" office:string-value="Mage wand">
            <text:p>Mage wand</text:p>
          </table:table-cell>
          <table:table-cell office:value-type="string" calcext:value-type="string">
            <text:p>horned_mushroom</text:p>
          </table:table-cell>
          <table:table-cell table:style-name="ce35"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2];[enemies.A:enemies.L];12;0);&quot;&quot;)" office:value-type="float" calcext:value-type="float" office:value="9">
            <text:p>9</text:p>
          </table:table-cell>
          <table:table-cell table:number-columns-repeated="1024"/>
        </table:table-row>
        <table:table-row table:style-name="ro517">
          <table:table-cell office:value-type="string" calcext:value-type="string">
            <text:p><text:span text:style-name="T982">red potion</text:span></text:p>
          </table:table-cell>
          <table:table-cell table:style-name="ce35" table:formula="of:=IFERROR(IFERROR(VLOOKUP([.A303];[items_equipment.A:items_equipment.B];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35"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3];[enemies.A:enemies.L];12;0);&quot;&quot;)" office:value-type="float" calcext:value-type="float" office:value="9">
            <text:p>9</text:p>
          </table:table-cell>
          <table:table-cell table:number-columns-repeated="1024"/>
        </table:table-row>
        <table:table-row table:style-name="ro518">
          <table:table-cell office:value-type="string" calcext:value-type="string">
            <text:p><text:span text:style-name="T983">soul body 9</text:span></text:p>
          </table:table-cell>
          <table:table-cell table:style-name="ce35" table:formula="of:=IFERROR(IFERROR(VLOOKUP([.A304];[items_equipment.A:items_equipment.B];2;0);VLOOKUP([.A304];[items_misc.A:items_misc.B];2;0));VLOOKUP([.A304];[items_consumable.A:items_consumable.B];2;0))" office:value-type="string" calcext:value-type="string" office:string-value="White cloak">
            <text:p>White cloak</text:p>
          </table:table-cell>
          <table:table-cell office:value-type="string" calcext:value-type="string">
            <text:p>horned_mushroom</text:p>
          </table:table-cell>
          <table:table-cell table:style-name="ce35"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4];[enemies.A:enemies.L];12;0);&quot;&quot;)" office:value-type="float" calcext:value-type="float" office:value="9">
            <text:p>9</text:p>
          </table:table-cell>
          <table:table-cell table:number-columns-repeated="1024"/>
        </table:table-row>
        <table:table-row table:style-name="ro519">
          <table:table-cell office:value-type="string" calcext:value-type="string">
            <text:p><text:span text:style-name="T984">soul head 9</text:span></text:p>
          </table:table-cell>
          <table:table-cell table:style-name="ce35" table:formula="of:=IFERROR(IFERROR(VLOOKUP([.A305];[items_equipment.A:items_equipment.B];2;0);VLOOKUP([.A305];[items_misc.A:items_misc.B];2;0));VLOOKUP([.A305];[items_consumable.A:items_consumable.B];2;0))" office:value-type="string" calcext:value-type="string" office:string-value="Mitre">
            <text:p>Mitre</text:p>
          </table:table-cell>
          <table:table-cell office:value-type="string" calcext:value-type="string">
            <text:p>horned_mushroom</text:p>
          </table:table-cell>
          <table:table-cell table:style-name="ce35"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5];[enemies.A:enemies.L];12;0);&quot;&quot;)" office:value-type="float" calcext:value-type="float" office:value="9">
            <text:p>9</text:p>
          </table:table-cell>
          <table:table-cell table:number-columns-repeated="1024"/>
        </table:table-row>
        <table:table-row table:style-name="ro520">
          <table:table-cell office:value-type="string" calcext:value-type="string">
            <text:p><text:span text:style-name="T985">soul trinket 9</text:span></text:p>
          </table:table-cell>
          <table:table-cell table:style-name="ce35" table:formula="of:=IFERROR(IFERROR(VLOOKUP([.A306];[items_equipment.A:items_equipment.B];2;0);VLOOKUP([.A306];[items_misc.A:items_misc.B];2;0));VLOOKUP([.A306];[items_consumable.A:items_consumable.B];2;0))" office:value-type="string" calcext:value-type="string" office:string-value="Totem of undying">
            <text:p>Totem of undying</text:p>
          </table:table-cell>
          <table:table-cell office:value-type="string" calcext:value-type="string">
            <text:p>horned_mushroom</text:p>
          </table:table-cell>
          <table:table-cell table:style-name="ce35"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6];[enemies.A:enemies.L];12;0);&quot;&quot;)" office:value-type="float" calcext:value-type="float" office:value="9">
            <text:p>9</text:p>
          </table:table-cell>
          <table:table-cell table:number-columns-repeated="1024"/>
        </table:table-row>
        <table:table-row table:style-name="ro521">
          <table:table-cell office:value-type="string" calcext:value-type="string">
            <text:p><text:span text:style-name="T986">soul weapon 9</text:span></text:p>
          </table:table-cell>
          <table:table-cell table:style-name="ce35" table:formula="of:=IFERROR(IFERROR(VLOOKUP([.A307];[items_equipment.A:items_equipment.B];2;0);VLOOKUP([.A307];[items_misc.A:items_misc.B];2;0));VLOOKUP([.A307];[items_consumable.A:items_consumable.B];2;0))" office:value-type="string" calcext:value-type="string" office:string-value="White scepter">
            <text:p>White scepter</text:p>
          </table:table-cell>
          <table:table-cell office:value-type="string" calcext:value-type="string">
            <text:p>horned_mushroom</text:p>
          </table:table-cell>
          <table:table-cell table:style-name="ce35"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7];[enemies.A:enemies.L];12;0);&quot;&quot;)" office:value-type="float" calcext:value-type="float" office:value="9">
            <text:p>9</text:p>
          </table:table-cell>
          <table:table-cell table:number-columns-repeated="1024"/>
        </table:table-row>
        <table:table-row table:style-name="ro522">
          <table:table-cell office:value-type="string" calcext:value-type="string">
            <text:p><text:span text:style-name="T987">blue potion</text:span></text:p>
          </table:table-cell>
          <table:table-cell table:style-name="ce35" table:formula="of:=IFERROR(IFERROR(VLOOKUP([.A308];[items_equipment.A:items_equipment.B];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35" table:formula="of:=VLOOKUP([.C308];[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08];[enemies.A:enemies.L];12;0);&quot;&quot;)" office:value-type="float" calcext:value-type="float" office:value="9">
            <text:p>9</text:p>
          </table:table-cell>
          <table:table-cell table:number-columns-repeated="1024"/>
        </table:table-row>
        <table:table-row table:style-name="ro523">
          <table:table-cell office:value-type="string" calcext:value-type="string">
            <text:p><text:span text:style-name="T988">flow body 9</text:span></text:p>
          </table:table-cell>
          <table:table-cell table:style-name="ce35" table:formula="of:=IFERROR(IFERROR(VLOOKUP([.A309];[items_equipment.A:items_equipment.B];2;0);VLOOKUP([.A309];[items_misc.A:items_misc.B];2;0));VLOOKUP([.A309];[items_consumable.A:items_consumable.B];2;0))" office:value-type="string" calcext:value-type="string" office:string-value="Rogue uniform">
            <text:p>Rogue uniform</text:p>
          </table:table-cell>
          <table:table-cell office:value-type="string" calcext:value-type="string">
            <text:p>thief</text:p>
          </table:table-cell>
          <table:table-cell table:style-name="ce35" table:formula="of:=VLOOKUP([.C309];[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09];[enemies.A:enemies.L];12;0);&quot;&quot;)" office:value-type="float" calcext:value-type="float" office:value="9">
            <text:p>9</text:p>
          </table:table-cell>
          <table:table-cell table:number-columns-repeated="1024"/>
        </table:table-row>
        <table:table-row table:style-name="ro524">
          <table:table-cell office:value-type="string" calcext:value-type="string">
            <text:p><text:span text:style-name="T989">flow head 9</text:span></text:p>
          </table:table-cell>
          <table:table-cell table:style-name="ce35" table:formula="of:=IFERROR(IFERROR(VLOOKUP([.A310];[items_equipment.A:items_equipment.B];2;0);VLOOKUP([.A310];[items_misc.A:items_misc.B];2;0));VLOOKUP([.A310];[items_consumable.A:items_consumable.B];2;0))" office:value-type="string" calcext:value-type="string" office:string-value="Rogue hood">
            <text:p>Rogue hood</text:p>
          </table:table-cell>
          <table:table-cell office:value-type="string" calcext:value-type="string">
            <text:p>thief</text:p>
          </table:table-cell>
          <table:table-cell table:style-name="ce35" table:formula="of:=VLOOKUP([.C310];[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0];[enemies.A:enemies.L];12;0);&quot;&quot;)" office:value-type="float" calcext:value-type="float" office:value="9">
            <text:p>9</text:p>
          </table:table-cell>
          <table:table-cell table:number-columns-repeated="1024"/>
        </table:table-row>
        <table:table-row table:style-name="ro525">
          <table:table-cell office:value-type="string" calcext:value-type="string">
            <text:p><text:span text:style-name="T990">flow trinket 9</text:span></text:p>
          </table:table-cell>
          <table:table-cell table:style-name="ce35" table:formula="of:=IFERROR(IFERROR(VLOOKUP([.A311];[items_equipment.A:items_equipment.B];2;0);VLOOKUP([.A311];[items_misc.A:items_misc.B];2;0));VLOOKUP([.A311];[items_consumable.A:items_consumable.B];2;0))" office:value-type="string" calcext:value-type="string" office:string-value="Bag of marbles">
            <text:p>Bag of marbles</text:p>
          </table:table-cell>
          <table:table-cell office:value-type="string" calcext:value-type="string">
            <text:p>thief</text:p>
          </table:table-cell>
          <table:table-cell table:style-name="ce35" table:formula="of:=VLOOKUP([.C311];[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1];[enemies.A:enemies.L];12;0);&quot;&quot;)" office:value-type="float" calcext:value-type="float" office:value="9">
            <text:p>9</text:p>
          </table:table-cell>
          <table:table-cell table:number-columns-repeated="1024"/>
        </table:table-row>
        <table:table-row table:style-name="ro526">
          <table:table-cell office:value-type="string" calcext:value-type="string">
            <text:p><text:span text:style-name="T991">flow weapon 9</text:span></text:p>
          </table:table-cell>
          <table:table-cell table:style-name="ce35" table:formula="of:=IFERROR(IFERROR(VLOOKUP([.A312];[items_equipment.A:items_equipment.B];2;0);VLOOKUP([.A312];[items_misc.A:items_misc.B];2;0));VLOOKUP([.A312];[items_consumable.A:items_consumable.B];2;0))" office:value-type="string" calcext:value-type="string" office:string-value="Rogue knife">
            <text:p>Rogue knife</text:p>
          </table:table-cell>
          <table:table-cell office:value-type="string" calcext:value-type="string">
            <text:p>thief</text:p>
          </table:table-cell>
          <table:table-cell table:style-name="ce35" table:formula="of:=VLOOKUP([.C312];[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2];[enemies.A:enemies.L];12;0);&quot;&quot;)" office:value-type="float" calcext:value-type="float" office:value="9">
            <text:p>9</text:p>
          </table:table-cell>
          <table:table-cell table:number-columns-repeated="1024"/>
        </table:table-row>
        <table:table-row table:style-name="ro527">
          <table:table-cell office:value-type="string" calcext:value-type="string">
            <text:p><text:span text:style-name="T992">grit body 9</text:span></text:p>
          </table:table-cell>
          <table:table-cell table:style-name="ce35" table:formula="of:=IFERROR(IFERROR(VLOOKUP([.A313];[items_equipment.A:items_equipment.B];2;0);VLOOKUP([.A313];[items_misc.A:items_misc.B];2;0));VLOOKUP([.A313];[items_consumable.A:items_consumable.B];2;0))" office:value-type="string" calcext:value-type="string" office:string-value="Steel chestplate">
            <text:p>Steel chestplate</text:p>
          </table:table-cell>
          <table:table-cell office:value-type="string" calcext:value-type="string">
            <text:p>thief</text:p>
          </table:table-cell>
          <table:table-cell table:style-name="ce35" table:formula="of:=VLOOKUP([.C313];[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3];[enemies.A:enemies.L];12;0);&quot;&quot;)" office:value-type="float" calcext:value-type="float" office:value="9">
            <text:p>9</text:p>
          </table:table-cell>
          <table:table-cell table:number-columns-repeated="1024"/>
        </table:table-row>
        <table:table-row table:style-name="ro528">
          <table:table-cell office:value-type="string" calcext:value-type="string">
            <text:p><text:span text:style-name="T993">grit head 9</text:span></text:p>
          </table:table-cell>
          <table:table-cell table:style-name="ce35" table:formula="of:=IFERROR(IFERROR(VLOOKUP([.A314];[items_equipment.A:items_equipment.B];2;0);VLOOKUP([.A314];[items_misc.A:items_misc.B];2;0));VLOOKUP([.A314];[items_consumable.A:items_consumable.B];2;0))" office:value-type="string" calcext:value-type="string" office:string-value="Steel helmet">
            <text:p>Steel helmet</text:p>
          </table:table-cell>
          <table:table-cell office:value-type="string" calcext:value-type="string">
            <text:p>thief</text:p>
          </table:table-cell>
          <table:table-cell table:style-name="ce35" table:formula="of:=VLOOKUP([.C314];[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4];[enemies.A:enemies.L];12;0);&quot;&quot;)" office:value-type="float" calcext:value-type="float" office:value="9">
            <text:p>9</text:p>
          </table:table-cell>
          <table:table-cell table:number-columns-repeated="1024"/>
        </table:table-row>
        <table:table-row table:style-name="ro529">
          <table:table-cell office:value-type="string" calcext:value-type="string">
            <text:p><text:span text:style-name="T994">grit trinket 9</text:span></text:p>
          </table:table-cell>
          <table:table-cell table:style-name="ce35" table:formula="of:=IFERROR(IFERROR(VLOOKUP([.A315];[items_equipment.A:items_equipment.B];2;0);VLOOKUP([.A315];[items_misc.A:items_misc.B];2;0));VLOOKUP([.A315];[items_consumable.A:items_consumable.B];2;0))" office:value-type="string" calcext:value-type="string" office:string-value="Steel Buckler">
            <text:p>Steel Buckler</text:p>
          </table:table-cell>
          <table:table-cell office:value-type="string" calcext:value-type="string">
            <text:p>thief</text:p>
          </table:table-cell>
          <table:table-cell table:style-name="ce35" table:formula="of:=VLOOKUP([.C315];[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5];[enemies.A:enemies.L];12;0);&quot;&quot;)" office:value-type="float" calcext:value-type="float" office:value="9">
            <text:p>9</text:p>
          </table:table-cell>
          <table:table-cell table:number-columns-repeated="1024"/>
        </table:table-row>
        <table:table-row table:style-name="ro530">
          <table:table-cell office:value-type="string" calcext:value-type="string">
            <text:p><text:span text:style-name="T995">grit weapon 9</text:span></text:p>
          </table:table-cell>
          <table:table-cell table:style-name="ce35" table:formula="of:=IFERROR(IFERROR(VLOOKUP([.A316];[items_equipment.A:items_equipment.B];2;0);VLOOKUP([.A316];[items_misc.A:items_misc.B];2;0));VLOOKUP([.A316];[items_consumable.A:items_consumable.B];2;0))" office:value-type="string" calcext:value-type="string" office:string-value="Steel longsword">
            <text:p>Steel longsword</text:p>
          </table:table-cell>
          <table:table-cell office:value-type="string" calcext:value-type="string">
            <text:p>thief</text:p>
          </table:table-cell>
          <table:table-cell table:style-name="ce35" table:formula="of:=VLOOKUP([.C316];[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6];[enemies.A:enemies.L];12;0);&quot;&quot;)" office:value-type="float" calcext:value-type="float" office:value="9">
            <text:p>9</text:p>
          </table:table-cell>
          <table:table-cell table:number-columns-repeated="1024"/>
        </table:table-row>
        <table:table-row table:style-name="ro531">
          <table:table-cell office:value-type="string" calcext:value-type="string">
            <text:p><text:span text:style-name="T996">mind body 9</text:span></text:p>
          </table:table-cell>
          <table:table-cell table:style-name="ce35" table:formula="of:=IFERROR(IFERROR(VLOOKUP([.A317];[items_equipment.A:items_equipment.B];2;0);VLOOKUP([.A317];[items_misc.A:items_misc.B];2;0));VLOOKUP([.A317];[items_consumable.A:items_consumable.B];2;0))" office:value-type="string" calcext:value-type="string" office:string-value="Mage robe">
            <text:p>Mage robe</text:p>
          </table:table-cell>
          <table:table-cell office:value-type="string" calcext:value-type="string">
            <text:p>thief</text:p>
          </table:table-cell>
          <table:table-cell table:style-name="ce35" table:formula="of:=VLOOKUP([.C317];[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7];[enemies.A:enemies.L];12;0);&quot;&quot;)" office:value-type="float" calcext:value-type="float" office:value="9">
            <text:p>9</text:p>
          </table:table-cell>
          <table:table-cell table:number-columns-repeated="1024"/>
        </table:table-row>
        <table:table-row table:style-name="ro532">
          <table:table-cell office:value-type="string" calcext:value-type="string">
            <text:p><text:span text:style-name="T997">mind head 9</text:span></text:p>
          </table:table-cell>
          <table:table-cell table:style-name="ce35" table:formula="of:=IFERROR(IFERROR(VLOOKUP([.A318];[items_equipment.A:items_equipment.B];2;0);VLOOKUP([.A318];[items_misc.A:items_misc.B];2;0));VLOOKUP([.A318];[items_consumable.A:items_consumable.B];2;0))" office:value-type="string" calcext:value-type="string" office:string-value="Mage hat">
            <text:p>Mage hat</text:p>
          </table:table-cell>
          <table:table-cell office:value-type="string" calcext:value-type="string">
            <text:p>thief</text:p>
          </table:table-cell>
          <table:table-cell table:style-name="ce35" table:formula="of:=VLOOKUP([.C318];[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8];[enemies.A:enemies.L];12;0);&quot;&quot;)" office:value-type="float" calcext:value-type="float" office:value="9">
            <text:p>9</text:p>
          </table:table-cell>
          <table:table-cell table:number-columns-repeated="1024"/>
        </table:table-row>
        <table:table-row table:style-name="ro533">
          <table:table-cell office:value-type="string" calcext:value-type="string">
            <text:p><text:span text:style-name="T998">mind trinket 9</text:span></text:p>
          </table:table-cell>
          <table:table-cell table:style-name="ce35" table:formula="of:=IFERROR(IFERROR(VLOOKUP([.A319];[items_equipment.A:items_equipment.B];2;0);VLOOKUP([.A319];[items_misc.A:items_misc.B];2;0));VLOOKUP([.A319];[items_consumable.A:items_consumable.B];2;0))" office:value-type="string" calcext:value-type="string" office:string-value="Ink and quill">
            <text:p>Ink and quill</text:p>
          </table:table-cell>
          <table:table-cell office:value-type="string" calcext:value-type="string">
            <text:p>thief</text:p>
          </table:table-cell>
          <table:table-cell table:style-name="ce35" table:formula="of:=VLOOKUP([.C319];[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9];[enemies.A:enemies.L];12;0);&quot;&quot;)" office:value-type="float" calcext:value-type="float" office:value="9">
            <text:p>9</text:p>
          </table:table-cell>
          <table:table-cell table:number-columns-repeated="1024"/>
        </table:table-row>
        <table:table-row table:style-name="ro534">
          <table:table-cell office:value-type="string" calcext:value-type="string">
            <text:p><text:span text:style-name="T999">mind weapon 9</text:span></text:p>
          </table:table-cell>
          <table:table-cell table:style-name="ce35" table:formula="of:=IFERROR(IFERROR(VLOOKUP([.A320];[items_equipment.A:items_equipment.B];2;0);VLOOKUP([.A320];[items_misc.A:items_misc.B];2;0));VLOOKUP([.A320];[items_consumable.A:items_consumable.B];2;0))" office:value-type="string" calcext:value-type="string" office:string-value="Mage wand">
            <text:p>Mage wand</text:p>
          </table:table-cell>
          <table:table-cell office:value-type="string" calcext:value-type="string">
            <text:p>thief</text:p>
          </table:table-cell>
          <table:table-cell table:style-name="ce35" table:formula="of:=VLOOKUP([.C320];[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0];[enemies.A:enemies.L];12;0);&quot;&quot;)" office:value-type="float" calcext:value-type="float" office:value="9">
            <text:p>9</text:p>
          </table:table-cell>
          <table:table-cell table:number-columns-repeated="1024"/>
        </table:table-row>
        <table:table-row table:style-name="ro535">
          <table:table-cell office:value-type="string" calcext:value-type="string">
            <text:p><text:span text:style-name="T1000">red potion</text:span></text:p>
          </table:table-cell>
          <table:table-cell table:style-name="ce35" table:formula="of:=IFERROR(IFERROR(VLOOKUP([.A321];[items_equipment.A:items_equipment.B];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35" table:formula="of:=VLOOKUP([.C321];[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1];[enemies.A:enemies.L];12;0);&quot;&quot;)" office:value-type="float" calcext:value-type="float" office:value="9">
            <text:p>9</text:p>
          </table:table-cell>
          <table:table-cell table:number-columns-repeated="1024"/>
        </table:table-row>
        <table:table-row table:style-name="ro536">
          <table:table-cell office:value-type="string" calcext:value-type="string">
            <text:p><text:span text:style-name="T1001">soul body 9</text:span></text:p>
          </table:table-cell>
          <table:table-cell table:style-name="ce35" table:formula="of:=IFERROR(IFERROR(VLOOKUP([.A322];[items_equipment.A:items_equipment.B];2;0);VLOOKUP([.A322];[items_misc.A:items_misc.B];2;0));VLOOKUP([.A322];[items_consumable.A:items_consumable.B];2;0))" office:value-type="string" calcext:value-type="string" office:string-value="White cloak">
            <text:p>White cloak</text:p>
          </table:table-cell>
          <table:table-cell office:value-type="string" calcext:value-type="string">
            <text:p>thief</text:p>
          </table:table-cell>
          <table:table-cell table:style-name="ce35" table:formula="of:=VLOOKUP([.C322];[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2];[enemies.A:enemies.L];12;0);&quot;&quot;)" office:value-type="float" calcext:value-type="float" office:value="9">
            <text:p>9</text:p>
          </table:table-cell>
          <table:table-cell table:number-columns-repeated="1024"/>
        </table:table-row>
        <table:table-row table:style-name="ro537">
          <table:table-cell office:value-type="string" calcext:value-type="string">
            <text:p><text:span text:style-name="T1002">soul head 9</text:span></text:p>
          </table:table-cell>
          <table:table-cell table:style-name="ce35" table:formula="of:=IFERROR(IFERROR(VLOOKUP([.A323];[items_equipment.A:items_equipment.B];2;0);VLOOKUP([.A323];[items_misc.A:items_misc.B];2;0));VLOOKUP([.A323];[items_consumable.A:items_consumable.B];2;0))" office:value-type="string" calcext:value-type="string" office:string-value="Mitre">
            <text:p>Mitre</text:p>
          </table:table-cell>
          <table:table-cell office:value-type="string" calcext:value-type="string">
            <text:p>thief</text:p>
          </table:table-cell>
          <table:table-cell table:style-name="ce35" table:formula="of:=VLOOKUP([.C323];[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3];[enemies.A:enemies.L];12;0);&quot;&quot;)" office:value-type="float" calcext:value-type="float" office:value="9">
            <text:p>9</text:p>
          </table:table-cell>
          <table:table-cell table:number-columns-repeated="1024"/>
        </table:table-row>
        <table:table-row table:style-name="ro538">
          <table:table-cell office:value-type="string" calcext:value-type="string">
            <text:p><text:span text:style-name="T1003">soul trinket 9</text:span></text:p>
          </table:table-cell>
          <table:table-cell table:style-name="ce35" table:formula="of:=IFERROR(IFERROR(VLOOKUP([.A324];[items_equipment.A:items_equipment.B];2;0);VLOOKUP([.A324];[items_misc.A:items_misc.B];2;0));VLOOKUP([.A324];[items_consumable.A:items_consumable.B];2;0))" office:value-type="string" calcext:value-type="string" office:string-value="Totem of undying">
            <text:p>Totem of undying</text:p>
          </table:table-cell>
          <table:table-cell office:value-type="string" calcext:value-type="string">
            <text:p>thief</text:p>
          </table:table-cell>
          <table:table-cell table:style-name="ce35" table:formula="of:=VLOOKUP([.C324];[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4];[enemies.A:enemies.L];12;0);&quot;&quot;)" office:value-type="float" calcext:value-type="float" office:value="9">
            <text:p>9</text:p>
          </table:table-cell>
          <table:table-cell table:number-columns-repeated="1024"/>
        </table:table-row>
        <table:table-row table:style-name="ro539">
          <table:table-cell office:value-type="string" calcext:value-type="string">
            <text:p><text:span text:style-name="T1004">soul weapon 9</text:span></text:p>
          </table:table-cell>
          <table:table-cell table:style-name="ce35" table:formula="of:=IFERROR(IFERROR(VLOOKUP([.A325];[items_equipment.A:items_equipment.B];2;0);VLOOKUP([.A325];[items_misc.A:items_misc.B];2;0));VLOOKUP([.A325];[items_consumable.A:items_consumable.B];2;0))" office:value-type="string" calcext:value-type="string" office:string-value="White scepter">
            <text:p>White scepter</text:p>
          </table:table-cell>
          <table:table-cell office:value-type="string" calcext:value-type="string">
            <text:p>thief</text:p>
          </table:table-cell>
          <table:table-cell table:style-name="ce35" table:formula="of:=VLOOKUP([.C325];[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5];[enemies.A:enemies.L];12;0);&quot;&quot;)" office:value-type="float" calcext:value-type="float" office:value="9">
            <text:p>9</text:p>
          </table:table-cell>
          <table:table-cell table:number-columns-repeated="1024"/>
        </table:table-row>
        <table:table-row table:style-name="ro540">
          <table:table-cell office:value-type="string" calcext:value-type="string">
            <text:p><text:span text:style-name="T1005">blue potion</text:span></text:p>
          </table:table-cell>
          <table:table-cell table:style-name="ce35" table:formula="of:=IFERROR(IFERROR(VLOOKUP([.A326];[items_equipment.A:items_equipment.B];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35"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26];[enemies.A:enemies.L];12;0);&quot;&quot;)" office:value-type="float" calcext:value-type="float" office:value="9">
            <text:p>9</text:p>
          </table:table-cell>
          <table:table-cell table:number-columns-repeated="1024"/>
        </table:table-row>
        <table:table-row table:style-name="ro541">
          <table:table-cell office:value-type="string" calcext:value-type="string">
            <text:p><text:span text:style-name="T1006">flow body 9</text:span></text:p>
          </table:table-cell>
          <table:table-cell table:style-name="ce35" table:formula="of:=IFERROR(IFERROR(VLOOKUP([.A327];[items_equipment.A:items_equipment.B];2;0);VLOOKUP([.A327];[items_misc.A:items_misc.B];2;0));VLOOKUP([.A327];[items_consumable.A:items_consumable.B];2;0))" office:value-type="string" calcext:value-type="string" office:string-value="Rogue uniform">
            <text:p>Rogue uniform</text:p>
          </table:table-cell>
          <table:table-cell office:value-type="string" calcext:value-type="string">
            <text:p>skeleton_1</text:p>
          </table:table-cell>
          <table:table-cell table:style-name="ce35"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27];[enemies.A:enemies.L];12;0);&quot;&quot;)" office:value-type="float" calcext:value-type="float" office:value="9">
            <text:p>9</text:p>
          </table:table-cell>
          <table:table-cell table:number-columns-repeated="1024"/>
        </table:table-row>
        <table:table-row table:style-name="ro542">
          <table:table-cell office:value-type="string" calcext:value-type="string">
            <text:p><text:span text:style-name="T1007">flow head 9</text:span></text:p>
          </table:table-cell>
          <table:table-cell table:style-name="ce35" table:formula="of:=IFERROR(IFERROR(VLOOKUP([.A328];[items_equipment.A:items_equipment.B];2;0);VLOOKUP([.A328];[items_misc.A:items_misc.B];2;0));VLOOKUP([.A328];[items_consumable.A:items_consumable.B];2;0))" office:value-type="string" calcext:value-type="string" office:string-value="Rogue hood">
            <text:p>Rogue hood</text:p>
          </table:table-cell>
          <table:table-cell office:value-type="string" calcext:value-type="string">
            <text:p>skeleton_1</text:p>
          </table:table-cell>
          <table:table-cell table:style-name="ce35"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28];[enemies.A:enemies.L];12;0);&quot;&quot;)" office:value-type="float" calcext:value-type="float" office:value="9">
            <text:p>9</text:p>
          </table:table-cell>
          <table:table-cell table:number-columns-repeated="1024"/>
        </table:table-row>
        <table:table-row table:style-name="ro543">
          <table:table-cell office:value-type="string" calcext:value-type="string">
            <text:p><text:span text:style-name="T1008">flow trinket 9</text:span></text:p>
          </table:table-cell>
          <table:table-cell table:style-name="ce35" table:formula="of:=IFERROR(IFERROR(VLOOKUP([.A329];[items_equipment.A:items_equipment.B];2;0);VLOOKUP([.A329];[items_misc.A:items_misc.B];2;0));VLOOKUP([.A329];[items_consumable.A:items_consumable.B];2;0))" office:value-type="string" calcext:value-type="string" office:string-value="Bag of marbles">
            <text:p>Bag of marbles</text:p>
          </table:table-cell>
          <table:table-cell office:value-type="string" calcext:value-type="string">
            <text:p>skeleton_1</text:p>
          </table:table-cell>
          <table:table-cell table:style-name="ce35"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29];[enemies.A:enemies.L];12;0);&quot;&quot;)" office:value-type="float" calcext:value-type="float" office:value="9">
            <text:p>9</text:p>
          </table:table-cell>
          <table:table-cell table:number-columns-repeated="1024"/>
        </table:table-row>
        <table:table-row table:style-name="ro544">
          <table:table-cell office:value-type="string" calcext:value-type="string">
            <text:p><text:span text:style-name="T1009">flow weapon 9</text:span></text:p>
          </table:table-cell>
          <table:table-cell table:style-name="ce35" table:formula="of:=IFERROR(IFERROR(VLOOKUP([.A330];[items_equipment.A:items_equipment.B];2;0);VLOOKUP([.A330];[items_misc.A:items_misc.B];2;0));VLOOKUP([.A330];[items_consumable.A:items_consumable.B];2;0))" office:value-type="string" calcext:value-type="string" office:string-value="Rogue knife">
            <text:p>Rogue knife</text:p>
          </table:table-cell>
          <table:table-cell office:value-type="string" calcext:value-type="string">
            <text:p>skeleton_1</text:p>
          </table:table-cell>
          <table:table-cell table:style-name="ce35"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0];[enemies.A:enemies.L];12;0);&quot;&quot;)" office:value-type="float" calcext:value-type="float" office:value="9">
            <text:p>9</text:p>
          </table:table-cell>
          <table:table-cell table:number-columns-repeated="1024"/>
        </table:table-row>
        <table:table-row table:style-name="ro545">
          <table:table-cell office:value-type="string" calcext:value-type="string">
            <text:p><text:span text:style-name="T1010">grit body 9</text:span></text:p>
          </table:table-cell>
          <table:table-cell table:style-name="ce35" table:formula="of:=IFERROR(IFERROR(VLOOKUP([.A331];[items_equipment.A:items_equipment.B];2;0);VLOOKUP([.A331];[items_misc.A:items_misc.B];2;0));VLOOKUP([.A331];[items_consumable.A:items_consumable.B];2;0))" office:value-type="string" calcext:value-type="string" office:string-value="Steel chestplate">
            <text:p>Steel chestplate</text:p>
          </table:table-cell>
          <table:table-cell office:value-type="string" calcext:value-type="string">
            <text:p>skeleton_1</text:p>
          </table:table-cell>
          <table:table-cell table:style-name="ce35"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1];[enemies.A:enemies.L];12;0);&quot;&quot;)" office:value-type="float" calcext:value-type="float" office:value="9">
            <text:p>9</text:p>
          </table:table-cell>
          <table:table-cell table:number-columns-repeated="1024"/>
        </table:table-row>
        <table:table-row table:style-name="ro546">
          <table:table-cell office:value-type="string" calcext:value-type="string">
            <text:p><text:span text:style-name="T1011">grit head 9</text:span></text:p>
          </table:table-cell>
          <table:table-cell table:style-name="ce35" table:formula="of:=IFERROR(IFERROR(VLOOKUP([.A332];[items_equipment.A:items_equipment.B];2;0);VLOOKUP([.A332];[items_misc.A:items_misc.B];2;0));VLOOKUP([.A332];[items_consumable.A:items_consumable.B];2;0))" office:value-type="string" calcext:value-type="string" office:string-value="Steel helmet">
            <text:p>Steel helmet</text:p>
          </table:table-cell>
          <table:table-cell office:value-type="string" calcext:value-type="string">
            <text:p>skeleton_1</text:p>
          </table:table-cell>
          <table:table-cell table:style-name="ce35"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2];[enemies.A:enemies.L];12;0);&quot;&quot;)" office:value-type="float" calcext:value-type="float" office:value="9">
            <text:p>9</text:p>
          </table:table-cell>
          <table:table-cell table:number-columns-repeated="1024"/>
        </table:table-row>
        <table:table-row table:style-name="ro547">
          <table:table-cell office:value-type="string" calcext:value-type="string">
            <text:p><text:span text:style-name="T1012">grit trinket 9</text:span></text:p>
          </table:table-cell>
          <table:table-cell table:style-name="ce35" table:formula="of:=IFERROR(IFERROR(VLOOKUP([.A333];[items_equipment.A:items_equipment.B];2;0);VLOOKUP([.A333];[items_misc.A:items_misc.B];2;0));VLOOKUP([.A333];[items_consumable.A:items_consumable.B];2;0))" office:value-type="string" calcext:value-type="string" office:string-value="Steel Buckler">
            <text:p>Steel Buckler</text:p>
          </table:table-cell>
          <table:table-cell office:value-type="string" calcext:value-type="string">
            <text:p>skeleton_1</text:p>
          </table:table-cell>
          <table:table-cell table:style-name="ce35"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3];[enemies.A:enemies.L];12;0);&quot;&quot;)" office:value-type="float" calcext:value-type="float" office:value="9">
            <text:p>9</text:p>
          </table:table-cell>
          <table:table-cell table:number-columns-repeated="1024"/>
        </table:table-row>
        <table:table-row table:style-name="ro548">
          <table:table-cell office:value-type="string" calcext:value-type="string">
            <text:p><text:span text:style-name="T1013">grit weapon 9</text:span></text:p>
          </table:table-cell>
          <table:table-cell table:style-name="ce35" table:formula="of:=IFERROR(IFERROR(VLOOKUP([.A334];[items_equipment.A:items_equipment.B];2;0);VLOOKUP([.A334];[items_misc.A:items_misc.B];2;0));VLOOKUP([.A334];[items_consumable.A:items_consumable.B];2;0))" office:value-type="string" calcext:value-type="string" office:string-value="Steel longsword">
            <text:p>Steel longsword</text:p>
          </table:table-cell>
          <table:table-cell office:value-type="string" calcext:value-type="string">
            <text:p>skeleton_1</text:p>
          </table:table-cell>
          <table:table-cell table:style-name="ce35"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4];[enemies.A:enemies.L];12;0);&quot;&quot;)" office:value-type="float" calcext:value-type="float" office:value="9">
            <text:p>9</text:p>
          </table:table-cell>
          <table:table-cell table:number-columns-repeated="1024"/>
        </table:table-row>
        <table:table-row table:style-name="ro549">
          <table:table-cell office:value-type="string" calcext:value-type="string">
            <text:p><text:span text:style-name="T1014">mind body 9</text:span></text:p>
          </table:table-cell>
          <table:table-cell table:style-name="ce35" table:formula="of:=IFERROR(IFERROR(VLOOKUP([.A335];[items_equipment.A:items_equipment.B];2;0);VLOOKUP([.A335];[items_misc.A:items_misc.B];2;0));VLOOKUP([.A335];[items_consumable.A:items_consumable.B];2;0))" office:value-type="string" calcext:value-type="string" office:string-value="Mage robe">
            <text:p>Mage robe</text:p>
          </table:table-cell>
          <table:table-cell office:value-type="string" calcext:value-type="string">
            <text:p>skeleton_1</text:p>
          </table:table-cell>
          <table:table-cell table:style-name="ce35"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5];[enemies.A:enemies.L];12;0);&quot;&quot;)" office:value-type="float" calcext:value-type="float" office:value="9">
            <text:p>9</text:p>
          </table:table-cell>
          <table:table-cell table:number-columns-repeated="1024"/>
        </table:table-row>
        <table:table-row table:style-name="ro550">
          <table:table-cell office:value-type="string" calcext:value-type="string">
            <text:p><text:span text:style-name="T1015">mind head 9</text:span></text:p>
          </table:table-cell>
          <table:table-cell table:style-name="ce35" table:formula="of:=IFERROR(IFERROR(VLOOKUP([.A336];[items_equipment.A:items_equipment.B];2;0);VLOOKUP([.A336];[items_misc.A:items_misc.B];2;0));VLOOKUP([.A336];[items_consumable.A:items_consumable.B];2;0))" office:value-type="string" calcext:value-type="string" office:string-value="Mage hat">
            <text:p>Mage hat</text:p>
          </table:table-cell>
          <table:table-cell office:value-type="string" calcext:value-type="string">
            <text:p>skeleton_1</text:p>
          </table:table-cell>
          <table:table-cell table:style-name="ce35"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6];[enemies.A:enemies.L];12;0);&quot;&quot;)" office:value-type="float" calcext:value-type="float" office:value="9">
            <text:p>9</text:p>
          </table:table-cell>
          <table:table-cell table:number-columns-repeated="1024"/>
        </table:table-row>
        <table:table-row table:style-name="ro551">
          <table:table-cell office:value-type="string" calcext:value-type="string">
            <text:p><text:span text:style-name="T1016">mind trinket 9</text:span></text:p>
          </table:table-cell>
          <table:table-cell table:style-name="ce35" table:formula="of:=IFERROR(IFERROR(VLOOKUP([.A337];[items_equipment.A:items_equipment.B];2;0);VLOOKUP([.A337];[items_misc.A:items_misc.B];2;0));VLOOKUP([.A337];[items_consumable.A:items_consumable.B];2;0))" office:value-type="string" calcext:value-type="string" office:string-value="Ink and quill">
            <text:p>Ink and quill</text:p>
          </table:table-cell>
          <table:table-cell office:value-type="string" calcext:value-type="string">
            <text:p>skeleton_1</text:p>
          </table:table-cell>
          <table:table-cell table:style-name="ce35"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7];[enemies.A:enemies.L];12;0);&quot;&quot;)" office:value-type="float" calcext:value-type="float" office:value="9">
            <text:p>9</text:p>
          </table:table-cell>
          <table:table-cell table:number-columns-repeated="1024"/>
        </table:table-row>
        <table:table-row table:style-name="ro552">
          <table:table-cell office:value-type="string" calcext:value-type="string">
            <text:p><text:span text:style-name="T1017">mind weapon 9</text:span></text:p>
          </table:table-cell>
          <table:table-cell table:style-name="ce35" table:formula="of:=IFERROR(IFERROR(VLOOKUP([.A338];[items_equipment.A:items_equipment.B];2;0);VLOOKUP([.A338];[items_misc.A:items_misc.B];2;0));VLOOKUP([.A338];[items_consumable.A:items_consumable.B];2;0))" office:value-type="string" calcext:value-type="string" office:string-value="Mage wand">
            <text:p>Mage wand</text:p>
          </table:table-cell>
          <table:table-cell office:value-type="string" calcext:value-type="string">
            <text:p>skeleton_1</text:p>
          </table:table-cell>
          <table:table-cell table:style-name="ce35"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8];[enemies.A:enemies.L];12;0);&quot;&quot;)" office:value-type="float" calcext:value-type="float" office:value="9">
            <text:p>9</text:p>
          </table:table-cell>
          <table:table-cell table:number-columns-repeated="1024"/>
        </table:table-row>
        <table:table-row table:style-name="ro553">
          <table:table-cell office:value-type="string" calcext:value-type="string">
            <text:p><text:span text:style-name="T1018">red potion</text:span></text:p>
          </table:table-cell>
          <table:table-cell table:style-name="ce35" table:formula="of:=IFERROR(IFERROR(VLOOKUP([.A339];[items_equipment.A:items_equipment.B];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35"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9];[enemies.A:enemies.L];12;0);&quot;&quot;)" office:value-type="float" calcext:value-type="float" office:value="9">
            <text:p>9</text:p>
          </table:table-cell>
          <table:table-cell table:number-columns-repeated="1024"/>
        </table:table-row>
        <table:table-row table:style-name="ro554">
          <table:table-cell office:value-type="string" calcext:value-type="string">
            <text:p><text:span text:style-name="T1019">soul body 9</text:span></text:p>
          </table:table-cell>
          <table:table-cell table:style-name="ce35" table:formula="of:=IFERROR(IFERROR(VLOOKUP([.A340];[items_equipment.A:items_equipment.B];2;0);VLOOKUP([.A340];[items_misc.A:items_misc.B];2;0));VLOOKUP([.A340];[items_consumable.A:items_consumable.B];2;0))" office:value-type="string" calcext:value-type="string" office:string-value="White cloak">
            <text:p>White cloak</text:p>
          </table:table-cell>
          <table:table-cell office:value-type="string" calcext:value-type="string">
            <text:p>skeleton_1</text:p>
          </table:table-cell>
          <table:table-cell table:style-name="ce35"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0];[enemies.A:enemies.L];12;0);&quot;&quot;)" office:value-type="float" calcext:value-type="float" office:value="9">
            <text:p>9</text:p>
          </table:table-cell>
          <table:table-cell table:number-columns-repeated="1024"/>
        </table:table-row>
        <table:table-row table:style-name="ro555">
          <table:table-cell office:value-type="string" calcext:value-type="string">
            <text:p><text:span text:style-name="T1020">soul head 9</text:span></text:p>
          </table:table-cell>
          <table:table-cell table:style-name="ce35" table:formula="of:=IFERROR(IFERROR(VLOOKUP([.A341];[items_equipment.A:items_equipment.B];2;0);VLOOKUP([.A341];[items_misc.A:items_misc.B];2;0));VLOOKUP([.A341];[items_consumable.A:items_consumable.B];2;0))" office:value-type="string" calcext:value-type="string" office:string-value="Mitre">
            <text:p>Mitre</text:p>
          </table:table-cell>
          <table:table-cell office:value-type="string" calcext:value-type="string">
            <text:p>skeleton_1</text:p>
          </table:table-cell>
          <table:table-cell table:style-name="ce35"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1];[enemies.A:enemies.L];12;0);&quot;&quot;)" office:value-type="float" calcext:value-type="float" office:value="9">
            <text:p>9</text:p>
          </table:table-cell>
          <table:table-cell table:number-columns-repeated="1024"/>
        </table:table-row>
        <table:table-row table:style-name="ro556">
          <table:table-cell office:value-type="string" calcext:value-type="string">
            <text:p><text:span text:style-name="T1021">soul trinket 9</text:span></text:p>
          </table:table-cell>
          <table:table-cell table:style-name="ce35" table:formula="of:=IFERROR(IFERROR(VLOOKUP([.A342];[items_equipment.A:items_equipment.B];2;0);VLOOKUP([.A342];[items_misc.A:items_misc.B];2;0));VLOOKUP([.A342];[items_consumable.A:items_consumable.B];2;0))" office:value-type="string" calcext:value-type="string" office:string-value="Totem of undying">
            <text:p>Totem of undying</text:p>
          </table:table-cell>
          <table:table-cell office:value-type="string" calcext:value-type="string">
            <text:p>skeleton_1</text:p>
          </table:table-cell>
          <table:table-cell table:style-name="ce35"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2];[enemies.A:enemies.L];12;0);&quot;&quot;)" office:value-type="float" calcext:value-type="float" office:value="9">
            <text:p>9</text:p>
          </table:table-cell>
          <table:table-cell table:number-columns-repeated="1024"/>
        </table:table-row>
        <table:table-row table:style-name="ro557">
          <table:table-cell office:value-type="string" calcext:value-type="string">
            <text:p><text:span text:style-name="T1022">soul weapon 9</text:span></text:p>
          </table:table-cell>
          <table:table-cell table:style-name="ce35" table:formula="of:=IFERROR(IFERROR(VLOOKUP([.A343];[items_equipment.A:items_equipment.B];2;0);VLOOKUP([.A343];[items_misc.A:items_misc.B];2;0));VLOOKUP([.A343];[items_consumable.A:items_consumable.B];2;0))" office:value-type="string" calcext:value-type="string" office:string-value="White scepter">
            <text:p>White scepter</text:p>
          </table:table-cell>
          <table:table-cell office:value-type="string" calcext:value-type="string">
            <text:p>skeleton_1</text:p>
          </table:table-cell>
          <table:table-cell table:style-name="ce35"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3];[enemies.A:enemies.L];12;0);&quot;&quot;)" office:value-type="float" calcext:value-type="float" office:value="9">
            <text:p>9</text:p>
          </table:table-cell>
          <table:table-cell table:number-columns-repeated="1024"/>
        </table:table-row>
        <table:table-row table:style-name="ro558">
          <table:table-cell office:value-type="string" calcext:value-type="string">
            <text:p><text:span text:style-name="T1023">grit head 9 bone</text:span></text:p>
          </table:table-cell>
          <table:table-cell table:style-name="ce35" table:formula="of:=IFERROR(IFERROR(VLOOKUP([.A344];[items_equipment.A:items_equipment.B];2;0);VLOOKUP([.A344];[items_misc.A:items_misc.B];2;0));VLOOKUP([.A344];[items_consumable.A:items_consumable.B];2;0))" office:value-type="string" calcext:value-type="string" office:string-value="Skullcap">
            <text:p>Skullcap</text:p>
          </table:table-cell>
          <table:table-cell office:value-type="string" calcext:value-type="string">
            <text:p>skeleton_1</text:p>
          </table:table-cell>
          <table:table-cell table:style-name="ce35"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4];[enemies.A:enemies.L];12;0);&quot;&quot;)" office:value-type="float" calcext:value-type="float" office:value="9">
            <text:p>9</text:p>
          </table:table-cell>
          <table:table-cell table:number-columns-repeated="1024"/>
        </table:table-row>
        <table:table-row table:style-name="ro559">
          <table:table-cell office:value-type="string" calcext:value-type="string">
            <text:p><text:span text:style-name="T1024">grit body 9 bone</text:span></text:p>
          </table:table-cell>
          <table:table-cell table:style-name="ce35" table:formula="of:=IFERROR(IFERROR(VLOOKUP([.A345];[items_equipment.A:items_equipment.B];2;0);VLOOKUP([.A345];[items_misc.A:items_misc.B];2;0));VLOOKUP([.A345];[items_consumable.A:items_consumable.B];2;0))" office:value-type="string" calcext:value-type="string" office:string-value="Bonemail">
            <text:p>Bonemail</text:p>
          </table:table-cell>
          <table:table-cell office:value-type="string" calcext:value-type="string">
            <text:p>skeleton_1</text:p>
          </table:table-cell>
          <table:table-cell table:style-name="ce35"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5];[enemies.A:enemies.L];12;0);&quot;&quot;)" office:value-type="float" calcext:value-type="float" office:value="9">
            <text:p>9</text:p>
          </table:table-cell>
          <table:table-cell table:number-columns-repeated="1024"/>
        </table:table-row>
        <table:table-row table:style-name="ro560">
          <table:table-cell office:value-type="string" calcext:value-type="string">
            <text:p><text:span text:style-name="T1025">grit weapon 9 bone</text:span></text:p>
          </table:table-cell>
          <table:table-cell table:style-name="ce35" table:formula="of:=IFERROR(IFERROR(VLOOKUP([.A346];[items_equipment.A:items_equipment.B];2;0);VLOOKUP([.A346];[items_misc.A:items_misc.B];2;0));VLOOKUP([.A346];[items_consumable.A:items_consumable.B];2;0))" office:value-type="string" calcext:value-type="string" office:string-value="Skull flail">
            <text:p>Skull flail</text:p>
          </table:table-cell>
          <table:table-cell office:value-type="string" calcext:value-type="string">
            <text:p>skeleton_1</text:p>
          </table:table-cell>
          <table:table-cell table:style-name="ce35"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6];[enemies.A:enemies.L];12;0);&quot;&quot;)" office:value-type="float" calcext:value-type="float" office:value="9">
            <text:p>9</text:p>
          </table:table-cell>
          <table:table-cell table:number-columns-repeated="1024"/>
        </table:table-row>
        <table:table-row table:style-name="ro561">
          <table:table-cell office:value-type="string" calcext:value-type="string">
            <text:p><text:span text:style-name="T1026">flow weapon 9 bone</text:span></text:p>
          </table:table-cell>
          <table:table-cell table:style-name="ce35" table:formula="of:=IFERROR(IFERROR(VLOOKUP([.A347];[items_equipment.A:items_equipment.B];2;0);VLOOKUP([.A347];[items_misc.A:items_misc.B];2;0));VLOOKUP([.A347];[items_consumable.A:items_consumable.B];2;0))" office:value-type="string" calcext:value-type="string" office:string-value="Bone dirk">
            <text:p>Bone dirk</text:p>
          </table:table-cell>
          <table:table-cell office:value-type="string" calcext:value-type="string">
            <text:p>skeleton_1</text:p>
          </table:table-cell>
          <table:table-cell table:style-name="ce35"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7];[enemies.A:enemies.L];12;0);&quot;&quot;)" office:value-type="float" calcext:value-type="float" office:value="9">
            <text:p>9</text:p>
          </table:table-cell>
          <table:table-cell table:number-columns-repeated="1024"/>
        </table:table-row>
        <table:table-row table:style-name="ro562">
          <table:table-cell office:value-type="string" calcext:value-type="string">
            <text:p><text:span text:style-name="T1027">mind head 9 bone</text:span></text:p>
          </table:table-cell>
          <table:table-cell table:style-name="ce35" table:formula="of:=IFERROR(IFERROR(VLOOKUP([.A348];[items_equipment.A:items_equipment.B];2;0);VLOOKUP([.A348];[items_misc.A:items_misc.B];2;0));VLOOKUP([.A348];[items_consumable.A:items_consumable.B];2;0))" office:value-type="string" calcext:value-type="string" office:string-value="Bone headdress">
            <text:p>Bone headdress</text:p>
          </table:table-cell>
          <table:table-cell office:value-type="string" calcext:value-type="string">
            <text:p>skeleton_1</text:p>
          </table:table-cell>
          <table:table-cell table:style-name="ce35"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8];[enemies.A:enemies.L];12;0);&quot;&quot;)" office:value-type="float" calcext:value-type="float" office:value="9">
            <text:p>9</text:p>
          </table:table-cell>
          <table:table-cell table:number-columns-repeated="1024"/>
        </table:table-row>
        <table:table-row table:style-name="ro563">
          <table:table-cell office:value-type="string" calcext:value-type="string">
            <text:p><text:span text:style-name="T1028">soul wepaon 9 bone</text:span></text:p>
          </table:table-cell>
          <table:table-cell table:style-name="ce35" table:formula="of:=IFERROR(IFERROR(VLOOKUP([.A349];[items_equipment.A:items_equipment.B];2;0);VLOOKUP([.A349];[items_misc.A:items_misc.B];2;0));VLOOKUP([.A349];[items_consumable.A:items_consumable.B];2;0))" office:value-type="string" calcext:value-type="string" office:string-value="Femur mace">
            <text:p>Femur mace</text:p>
          </table:table-cell>
          <table:table-cell office:value-type="string" calcext:value-type="string">
            <text:p>skeleton_1</text:p>
          </table:table-cell>
          <table:table-cell table:style-name="ce35"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9];[enemies.A:enemies.L];12;0);&quot;&quot;)" office:value-type="float" calcext:value-type="float" office:value="9">
            <text:p>9</text:p>
          </table:table-cell>
          <table:table-cell table:number-columns-repeated="1024"/>
        </table:table-row>
        <table:table-row table:style-name="ro564">
          <table:table-cell office:value-type="string" calcext:value-type="string">
            <text:p><text:span text:style-name="T1029">blue potion</text:span></text:p>
          </table:table-cell>
          <table:table-cell table:style-name="ce35" table:formula="of:=IFERROR(IFERROR(VLOOKUP([.A350];[items_equipment.A:items_equipment.B];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35"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0];[enemies.A:enemies.L];12;0);&quot;&quot;)" office:value-type="float" calcext:value-type="float" office:value="9">
            <text:p>9</text:p>
          </table:table-cell>
          <table:table-cell table:number-columns-repeated="1024"/>
        </table:table-row>
        <table:table-row table:style-name="ro565">
          <table:table-cell office:value-type="string" calcext:value-type="string">
            <text:p><text:span text:style-name="T1030">red potion</text:span></text:p>
          </table:table-cell>
          <table:table-cell table:style-name="ce35" table:formula="of:=IFERROR(IFERROR(VLOOKUP([.A351];[items_equipment.A:items_equipment.B];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35"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1];[enemies.A:enemies.L];12;0);&quot;&quot;)" office:value-type="float" calcext:value-type="float" office:value="9">
            <text:p>9</text:p>
          </table:table-cell>
          <table:table-cell table:number-columns-repeated="1024"/>
        </table:table-row>
        <table:table-row table:style-name="ro566">
          <table:table-cell office:value-type="string" calcext:value-type="string">
            <text:p><text:span text:style-name="T1031">soul body 9</text:span></text:p>
          </table:table-cell>
          <table:table-cell table:style-name="ce35" table:formula="of:=IFERROR(IFERROR(VLOOKUP([.A352];[items_equipment.A:items_equipment.B];2;0);VLOOKUP([.A352];[items_misc.A:items_misc.B];2;0));VLOOKUP([.A352];[items_consumable.A:items_consumable.B];2;0))" office:value-type="string" calcext:value-type="string" office:string-value="White cloak">
            <text:p>White cloak</text:p>
          </table:table-cell>
          <table:table-cell office:value-type="string" calcext:value-type="string">
            <text:p>skeleton_mage</text:p>
          </table:table-cell>
          <table:table-cell table:style-name="ce35"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2];[enemies.A:enemies.L];12;0);&quot;&quot;)" office:value-type="float" calcext:value-type="float" office:value="9">
            <text:p>9</text:p>
          </table:table-cell>
          <table:table-cell table:number-columns-repeated="1024"/>
        </table:table-row>
        <table:table-row table:style-name="ro567">
          <table:table-cell office:value-type="string" calcext:value-type="string">
            <text:p><text:span text:style-name="T1032">soul head 9</text:span></text:p>
          </table:table-cell>
          <table:table-cell table:style-name="ce35" table:formula="of:=IFERROR(IFERROR(VLOOKUP([.A353];[items_equipment.A:items_equipment.B];2;0);VLOOKUP([.A353];[items_misc.A:items_misc.B];2;0));VLOOKUP([.A353];[items_consumable.A:items_consumable.B];2;0))" office:value-type="string" calcext:value-type="string" office:string-value="Mitre">
            <text:p>Mitre</text:p>
          </table:table-cell>
          <table:table-cell office:value-type="string" calcext:value-type="string">
            <text:p>skeleton_mage</text:p>
          </table:table-cell>
          <table:table-cell table:style-name="ce35"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3];[enemies.A:enemies.L];12;0);&quot;&quot;)" office:value-type="float" calcext:value-type="float" office:value="9">
            <text:p>9</text:p>
          </table:table-cell>
          <table:table-cell table:number-columns-repeated="1024"/>
        </table:table-row>
        <table:table-row table:style-name="ro568">
          <table:table-cell office:value-type="string" calcext:value-type="string">
            <text:p><text:span text:style-name="T1033">soul trinket 9</text:span></text:p>
          </table:table-cell>
          <table:table-cell table:style-name="ce35" table:formula="of:=IFERROR(IFERROR(VLOOKUP([.A354];[items_equipment.A:items_equipment.B];2;0);VLOOKUP([.A354];[items_misc.A:items_misc.B];2;0));VLOOKUP([.A354];[items_consumable.A:items_consumable.B];2;0))" office:value-type="string" calcext:value-type="string" office:string-value="Totem of undying">
            <text:p>Totem of undying</text:p>
          </table:table-cell>
          <table:table-cell office:value-type="string" calcext:value-type="string">
            <text:p>skeleton_mage</text:p>
          </table:table-cell>
          <table:table-cell table:style-name="ce35"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4];[enemies.A:enemies.L];12;0);&quot;&quot;)" office:value-type="float" calcext:value-type="float" office:value="9">
            <text:p>9</text:p>
          </table:table-cell>
          <table:table-cell table:number-columns-repeated="1024"/>
        </table:table-row>
        <table:table-row table:style-name="ro569">
          <table:table-cell office:value-type="string" calcext:value-type="string">
            <text:p><text:span text:style-name="T1034">soul weapon 9</text:span></text:p>
          </table:table-cell>
          <table:table-cell table:style-name="ce35" table:formula="of:=IFERROR(IFERROR(VLOOKUP([.A355];[items_equipment.A:items_equipment.B];2;0);VLOOKUP([.A355];[items_misc.A:items_misc.B];2;0));VLOOKUP([.A355];[items_consumable.A:items_consumable.B];2;0))" office:value-type="string" calcext:value-type="string" office:string-value="White scepter">
            <text:p>White scepter</text:p>
          </table:table-cell>
          <table:table-cell office:value-type="string" calcext:value-type="string">
            <text:p>skeleton_mage</text:p>
          </table:table-cell>
          <table:table-cell table:style-name="ce35"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5];[enemies.A:enemies.L];12;0);&quot;&quot;)" office:value-type="float" calcext:value-type="float" office:value="9">
            <text:p>9</text:p>
          </table:table-cell>
          <table:table-cell table:number-columns-repeated="1024"/>
        </table:table-row>
        <table:table-row table:style-name="ro570">
          <table:table-cell office:value-type="string" calcext:value-type="string">
            <text:p><text:span text:style-name="T1035">grit head 9 bone</text:span></text:p>
          </table:table-cell>
          <table:table-cell table:style-name="ce35" table:formula="of:=IFERROR(IFERROR(VLOOKUP([.A356];[items_equipment.A:items_equipment.B];2;0);VLOOKUP([.A356];[items_misc.A:items_misc.B];2;0));VLOOKUP([.A356];[items_consumable.A:items_consumable.B];2;0))" office:value-type="string" calcext:value-type="string" office:string-value="Skullcap">
            <text:p>Skullcap</text:p>
          </table:table-cell>
          <table:table-cell office:value-type="string" calcext:value-type="string">
            <text:p>skeleton_mage</text:p>
          </table:table-cell>
          <table:table-cell table:style-name="ce35"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6];[enemies.A:enemies.L];12;0);&quot;&quot;)" office:value-type="float" calcext:value-type="float" office:value="9">
            <text:p>9</text:p>
          </table:table-cell>
          <table:table-cell table:number-columns-repeated="1024"/>
        </table:table-row>
        <table:table-row table:style-name="ro571">
          <table:table-cell office:value-type="string" calcext:value-type="string">
            <text:p><text:span text:style-name="T1036">grit body 9 bone</text:span></text:p>
          </table:table-cell>
          <table:table-cell table:style-name="ce35" table:formula="of:=IFERROR(IFERROR(VLOOKUP([.A357];[items_equipment.A:items_equipment.B];2;0);VLOOKUP([.A357];[items_misc.A:items_misc.B];2;0));VLOOKUP([.A357];[items_consumable.A:items_consumable.B];2;0))" office:value-type="string" calcext:value-type="string" office:string-value="Bonemail">
            <text:p>Bonemail</text:p>
          </table:table-cell>
          <table:table-cell office:value-type="string" calcext:value-type="string">
            <text:p>skeleton_mage</text:p>
          </table:table-cell>
          <table:table-cell table:style-name="ce35"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7];[enemies.A:enemies.L];12;0);&quot;&quot;)" office:value-type="float" calcext:value-type="float" office:value="9">
            <text:p>9</text:p>
          </table:table-cell>
          <table:table-cell table:number-columns-repeated="1024"/>
        </table:table-row>
        <table:table-row table:style-name="ro572">
          <table:table-cell office:value-type="string" calcext:value-type="string">
            <text:p><text:span text:style-name="T1037">grit weapon 9 bone</text:span></text:p>
          </table:table-cell>
          <table:table-cell table:style-name="ce35" table:formula="of:=IFERROR(IFERROR(VLOOKUP([.A358];[items_equipment.A:items_equipment.B];2;0);VLOOKUP([.A358];[items_misc.A:items_misc.B];2;0));VLOOKUP([.A358];[items_consumable.A:items_consumable.B];2;0))" office:value-type="string" calcext:value-type="string" office:string-value="Skull flail">
            <text:p>Skull flail</text:p>
          </table:table-cell>
          <table:table-cell office:value-type="string" calcext:value-type="string">
            <text:p>skeleton_mage</text:p>
          </table:table-cell>
          <table:table-cell table:style-name="ce35"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8];[enemies.A:enemies.L];12;0);&quot;&quot;)" office:value-type="float" calcext:value-type="float" office:value="9">
            <text:p>9</text:p>
          </table:table-cell>
          <table:table-cell table:number-columns-repeated="1024"/>
        </table:table-row>
        <table:table-row table:style-name="ro573">
          <table:table-cell office:value-type="string" calcext:value-type="string">
            <text:p><text:span text:style-name="T1038">flow weapon 9 bone</text:span></text:p>
          </table:table-cell>
          <table:table-cell table:style-name="ce35" table:formula="of:=IFERROR(IFERROR(VLOOKUP([.A359];[items_equipment.A:items_equipment.B];2;0);VLOOKUP([.A359];[items_misc.A:items_misc.B];2;0));VLOOKUP([.A359];[items_consumable.A:items_consumable.B];2;0))" office:value-type="string" calcext:value-type="string" office:string-value="Bone dirk">
            <text:p>Bone dirk</text:p>
          </table:table-cell>
          <table:table-cell office:value-type="string" calcext:value-type="string">
            <text:p>skeleton_mage</text:p>
          </table:table-cell>
          <table:table-cell table:style-name="ce35"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9];[enemies.A:enemies.L];12;0);&quot;&quot;)" office:value-type="float" calcext:value-type="float" office:value="9">
            <text:p>9</text:p>
          </table:table-cell>
          <table:table-cell table:number-columns-repeated="1024"/>
        </table:table-row>
        <table:table-row table:style-name="ro574">
          <table:table-cell office:value-type="string" calcext:value-type="string">
            <text:p><text:span text:style-name="T1039">mind head 9 bone</text:span></text:p>
          </table:table-cell>
          <table:table-cell table:style-name="ce35" table:formula="of:=IFERROR(IFERROR(VLOOKUP([.A360];[items_equipment.A:items_equipment.B];2;0);VLOOKUP([.A360];[items_misc.A:items_misc.B];2;0));VLOOKUP([.A360];[items_consumable.A:items_consumable.B];2;0))" office:value-type="string" calcext:value-type="string" office:string-value="Bone headdress">
            <text:p>Bone headdress</text:p>
          </table:table-cell>
          <table:table-cell office:value-type="string" calcext:value-type="string">
            <text:p>skeleton_mage</text:p>
          </table:table-cell>
          <table:table-cell table:style-name="ce35"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60];[enemies.A:enemies.L];12;0);&quot;&quot;)" office:value-type="float" calcext:value-type="float" office:value="9">
            <text:p>9</text:p>
          </table:table-cell>
          <table:table-cell table:number-columns-repeated="1024"/>
        </table:table-row>
        <table:table-row table:style-name="ro575">
          <table:table-cell office:value-type="string" calcext:value-type="string">
            <text:p><text:span text:style-name="T1040">soul wepaon 9 bone</text:span></text:p>
          </table:table-cell>
          <table:table-cell table:style-name="ce35" table:formula="of:=IFERROR(IFERROR(VLOOKUP([.A361];[items_equipment.A:items_equipment.B];2;0);VLOOKUP([.A361];[items_misc.A:items_misc.B];2;0));VLOOKUP([.A361];[items_consumable.A:items_consumable.B];2;0))" office:value-type="string" calcext:value-type="string" office:string-value="Femur mace">
            <text:p>Femur mace</text:p>
          </table:table-cell>
          <table:table-cell office:value-type="string" calcext:value-type="string">
            <text:p>skeleton_mage</text:p>
          </table:table-cell>
          <table:table-cell table:style-name="ce35"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61];[enemies.A:enemies.L];12;0);&quot;&quot;)" office:value-type="float" calcext:value-type="float" office:value="9">
            <text:p>9</text:p>
          </table:table-cell>
          <table:table-cell table:number-columns-repeated="1024"/>
        </table:table-row>
        <table:table-row table:style-name="ro576">
          <table:table-cell office:value-type="string" calcext:value-type="string">
            <text:p><text:span text:style-name="T1041">tutorial_quest_item_1</text:span></text:p>
          </table:table-cell>
          <table:table-cell table:style-name="ce35" table:formula="of:=IFERROR(IFERROR(VLOOKUP([.A362];[items_equipment.A:items_equipment.B];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35"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6" table:formula="of:=IFERROR(VLOOKUP([.C362];[enemies.A:enemies.L];12;0);&quot;&quot;)" office:value-type="float" calcext:value-type="float" office:value="0">
            <text:p>0</text:p>
          </table:table-cell>
          <table:table-cell table:number-columns-repeated="1024"/>
        </table:table-row>
        <table:table-row table:style-name="ro577">
          <table:table-cell office:value-type="string" calcext:value-type="string">
            <text:p><text:span text:style-name="T1042">grit weapon 9 bone</text:span></text:p>
          </table:table-cell>
          <table:table-cell table:style-name="ce35" table:formula="of:=IFERROR(IFERROR(VLOOKUP([.A363];[items_equipment.A:items_equipment.B];2;0);VLOOKUP([.A363];[items_misc.A:items_misc.B];2;0));VLOOKUP([.A363];[items_consumable.A:items_consumable.B];2;0))" office:value-type="string" calcext:value-type="string" office:string-value="Skull flail">
            <text:p>Skull flail</text:p>
          </table:table-cell>
          <table:table-cell office:value-type="string" calcext:value-type="string">
            <text:p>skeleton_mage</text:p>
          </table:table-cell>
          <table:table-cell table:style-name="ce35"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63];[enemies.A:enemies.L];12;0);&quot;&quot;)" office:value-type="float" calcext:value-type="float" office:value="9">
            <text:p>9</text:p>
          </table:table-cell>
          <table:table-cell table:number-columns-repeated="1024"/>
        </table:table-row>
        <table:table-row table:style-name="ro578">
          <table:table-cell office:value-type="string" calcext:value-type="string">
            <text:p><text:span text:style-name="T1043">grit weapon 12</text:span></text:p>
          </table:table-cell>
          <table:table-cell table:style-name="ce35" table:formula="of:=IFERROR(IFERROR(VLOOKUP([.A364];[items_equipment.A:items_equipment.B];2;0);VLOOKUP([.A364];[items_misc.A:items_misc.B];2;0));VLOOKUP([.A364];[items_consumable.A:items_consumable.B];2;0))" office:value-type="string" calcext:value-type="string" office:string-value="Halberd">
            <text:p>Halberd</text:p>
          </table:table-cell>
          <table:table-cell office:value-type="string" calcext:value-type="string">
            <text:p>mushroom_soldier</text:p>
          </table:table-cell>
          <table:table-cell table:style-name="ce35"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4];[enemies.A:enemies.L];12;0);&quot;&quot;)" office:value-type="float" calcext:value-type="float" office:value="12">
            <text:p>12</text:p>
          </table:table-cell>
          <table:table-cell table:number-columns-repeated="1024"/>
        </table:table-row>
        <table:table-row table:style-name="ro579">
          <table:table-cell office:value-type="string" calcext:value-type="string">
            <text:p><text:span text:style-name="T1044">grit head 12</text:span></text:p>
          </table:table-cell>
          <table:table-cell table:style-name="ce35" table:formula="of:=IFERROR(IFERROR(VLOOKUP([.A365];[items_equipment.A:items_equipment.B];2;0);VLOOKUP([.A365];[items_misc.A:items_misc.B];2;0));VLOOKUP([.A365];[items_consumable.A:items_consumable.B];2;0))" office:value-type="string" calcext:value-type="string" office:string-value="Bucket helmet">
            <text:p>Bucket helmet</text:p>
          </table:table-cell>
          <table:table-cell office:value-type="string" calcext:value-type="string">
            <text:p>mushroom_soldier</text:p>
          </table:table-cell>
          <table:table-cell table:style-name="ce35"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5];[enemies.A:enemies.L];12;0);&quot;&quot;)" office:value-type="float" calcext:value-type="float" office:value="12">
            <text:p>12</text:p>
          </table:table-cell>
          <table:table-cell table:number-columns-repeated="1024"/>
        </table:table-row>
        <table:table-row table:style-name="ro580">
          <table:table-cell office:value-type="string" calcext:value-type="string">
            <text:p><text:span text:style-name="T1045">grit body 12</text:span></text:p>
          </table:table-cell>
          <table:table-cell table:style-name="ce35" table:formula="of:=IFERROR(IFERROR(VLOOKUP([.A366];[items_equipment.A:items_equipment.B];2;0);VLOOKUP([.A366];[items_misc.A:items_misc.B];2;0));VLOOKUP([.A366];[items_consumable.A:items_consumable.B];2;0))" office:value-type="string" calcext:value-type="string" office:string-value="Plate armour">
            <text:p>Plate armour</text:p>
          </table:table-cell>
          <table:table-cell office:value-type="string" calcext:value-type="string">
            <text:p>mushroom_soldier</text:p>
          </table:table-cell>
          <table:table-cell table:style-name="ce35"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6];[enemies.A:enemies.L];12;0);&quot;&quot;)" office:value-type="float" calcext:value-type="float" office:value="12">
            <text:p>12</text:p>
          </table:table-cell>
          <table:table-cell table:number-columns-repeated="1024"/>
        </table:table-row>
        <table:table-row table:style-name="ro581">
          <table:table-cell table:style-name="ce13" office:value-type="string" calcext:value-type="string">
            <text:p>grit trinket 12 sword</text:p>
          </table:table-cell>
          <table:table-cell table:style-name="ce35" table:formula="of:=IFERROR(IFERROR(VLOOKUP([.A367];[items_equipment.A:items_equipment.B];2;0);VLOOKUP([.A367];[items_misc.A:items_misc.B];2;0));VLOOKUP([.A367];[items_consumable.A:items_consumable.B];2;0))" office:value-type="string" calcext:value-type="string" office:string-value="Sword necklace">
            <text:p>Sword necklace</text:p>
          </table:table-cell>
          <table:table-cell office:value-type="string" calcext:value-type="string">
            <text:p>mushroom_soldier</text:p>
          </table:table-cell>
          <table:table-cell table:style-name="ce35"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7];[enemies.A:enemies.L];12;0);&quot;&quot;)" office:value-type="float" calcext:value-type="float" office:value="12">
            <text:p>12</text:p>
          </table:table-cell>
          <table:table-cell table:number-columns-repeated="1024"/>
        </table:table-row>
        <table:table-row table:style-name="ro582">
          <table:table-cell table:style-name="ce13" office:value-type="string" calcext:value-type="string">
            <text:p>grit trinket 12 shield </text:p>
          </table:table-cell>
          <table:table-cell table:style-name="ce35" table:formula="of:=IFERROR(IFERROR(VLOOKUP([.A368];[items_equipment.A:items_equipment.B];2;0);VLOOKUP([.A368];[items_misc.A:items_misc.B];2;0));VLOOKUP([.A368];[items_consumable.A:items_consumable.B];2;0))" office:value-type="string" calcext:value-type="string" office:string-value="Shield necklace">
            <text:p>Shield necklace</text:p>
          </table:table-cell>
          <table:table-cell office:value-type="string" calcext:value-type="string">
            <text:p>mushroom_soldier</text:p>
          </table:table-cell>
          <table:table-cell table:style-name="ce35"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8];[enemies.A:enemies.L];12;0);&quot;&quot;)" office:value-type="float" calcext:value-type="float" office:value="12">
            <text:p>12</text:p>
          </table:table-cell>
          <table:table-cell table:number-columns-repeated="1024"/>
        </table:table-row>
        <table:table-row table:style-name="ro583">
          <table:table-cell office:value-type="string" calcext:value-type="string">
            <text:p><text:span text:style-name="T1046">flow weapon 12</text:span></text:p>
          </table:table-cell>
          <table:table-cell table:style-name="ce35" table:formula="of:=IFERROR(IFERROR(VLOOKUP([.A369];[items_equipment.A:items_equipment.B];2;0);VLOOKUP([.A369];[items_misc.A:items_misc.B];2;0));VLOOKUP([.A369];[items_consumable.A:items_consumable.B];2;0))" office:value-type="string" calcext:value-type="string" office:string-value="Scimitar">
            <text:p>Scimitar</text:p>
          </table:table-cell>
          <table:table-cell office:value-type="string" calcext:value-type="string">
            <text:p>mushroom_thief</text:p>
          </table:table-cell>
          <table:table-cell table:style-name="ce35"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6" table:formula="of:=IFERROR(VLOOKUP([.C369];[enemies.A:enemies.L];12;0);&quot;&quot;)" office:value-type="float" calcext:value-type="float" office:value="12">
            <text:p>12</text:p>
          </table:table-cell>
          <table:table-cell table:number-columns-repeated="1024"/>
        </table:table-row>
        <table:table-row table:style-name="ro584">
          <table:table-cell office:value-type="string" calcext:value-type="string">
            <text:p><text:span text:style-name="T1047">flow head 12</text:span></text:p>
          </table:table-cell>
          <table:table-cell table:style-name="ce35" table:formula="of:=IFERROR(IFERROR(VLOOKUP([.A370];[items_equipment.A:items_equipment.B];2;0);VLOOKUP([.A370];[items_misc.A:items_misc.B];2;0));VLOOKUP([.A370];[items_consumable.A:items_consumable.B];2;0))" office:value-type="string" calcext:value-type="string" office:string-value="Night cloth hood">
            <text:p>Night cloth hood</text:p>
          </table:table-cell>
          <table:table-cell office:value-type="string" calcext:value-type="string">
            <text:p>mushroom_thief</text:p>
          </table:table-cell>
          <table:table-cell table:style-name="ce35"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6" table:formula="of:=IFERROR(VLOOKUP([.C370];[enemies.A:enemies.L];12;0);&quot;&quot;)" office:value-type="float" calcext:value-type="float" office:value="12">
            <text:p>12</text:p>
          </table:table-cell>
          <table:table-cell table:number-columns-repeated="1024"/>
        </table:table-row>
        <table:table-row table:style-name="ro585">
          <table:table-cell office:value-type="string" calcext:value-type="string">
            <text:p><text:span text:style-name="T1048">flow body 12</text:span></text:p>
          </table:table-cell>
          <table:table-cell table:style-name="ce35" table:formula="of:=IFERROR(IFERROR(VLOOKUP([.A371];[items_equipment.A:items_equipment.B];2;0);VLOOKUP([.A371];[items_misc.A:items_misc.B];2;0));VLOOKUP([.A371];[items_consumable.A:items_consumable.B];2;0))" office:value-type="string" calcext:value-type="string" office:string-value="Night cloth uniform">
            <text:p>Night cloth uniform</text:p>
          </table:table-cell>
          <table:table-cell office:value-type="string" calcext:value-type="string">
            <text:p>mushroom_thief</text:p>
          </table:table-cell>
          <table:table-cell table:style-name="ce35"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6" table:formula="of:=IFERROR(VLOOKUP([.C371];[enemies.A:enemies.L];12;0);&quot;&quot;)" office:value-type="float" calcext:value-type="float" office:value="12">
            <text:p>12</text:p>
          </table:table-cell>
          <table:table-cell table:number-columns-repeated="1024"/>
        </table:table-row>
        <table:table-row table:style-name="ro586">
          <table:table-cell office:value-type="string" calcext:value-type="string">
            <text:p><text:span text:style-name="T1049">flow trinket 12</text:span></text:p>
          </table:table-cell>
          <table:table-cell table:style-name="ce35" table:formula="of:=IFERROR(IFERROR(VLOOKUP([.A372];[items_equipment.A:items_equipment.B];2;0);VLOOKUP([.A372];[items_misc.A:items_misc.B];2;0));VLOOKUP([.A372];[items_consumable.A:items_consumable.B];2;0))" office:value-type="string" calcext:value-type="string" office:string-value="Dagger necklace">
            <text:p>Dagger necklace</text:p>
          </table:table-cell>
          <table:table-cell office:value-type="string" calcext:value-type="string">
            <text:p>mushroom_thief</text:p>
          </table:table-cell>
          <table:table-cell table:style-name="ce35"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6" table:formula="of:=IFERROR(VLOOKUP([.C372];[enemies.A:enemies.L];12;0);&quot;&quot;)" office:value-type="float" calcext:value-type="float" office:value="12">
            <text:p>12</text:p>
          </table:table-cell>
          <table:table-cell table:number-columns-repeated="1024"/>
        </table:table-row>
        <table:table-row table:style-name="ro587">
          <table:table-cell office:value-type="string" calcext:value-type="string">
            <text:p><text:span text:style-name="T1050">mind weapon 12</text:span></text:p>
          </table:table-cell>
          <table:table-cell table:style-name="ce35" table:formula="of:=IFERROR(IFERROR(VLOOKUP([.A373];[items_equipment.A:items_equipment.B];2;0);VLOOKUP([.A373];[items_misc.A:items_misc.B];2;0));VLOOKUP([.A373];[items_consumable.A:items_consumable.B];2;0))" office:value-type="string" calcext:value-type="string" office:string-value="Staff">
            <text:p>Staff</text:p>
          </table:table-cell>
          <table:table-cell office:value-type="string" calcext:value-type="string">
            <text:p>mushroom_mage</text:p>
          </table:table-cell>
          <table:table-cell table:style-name="ce35"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6" table:formula="of:=IFERROR(VLOOKUP([.C373];[enemies.A:enemies.L];12;0);&quot;&quot;)" office:value-type="float" calcext:value-type="float" office:value="12">
            <text:p>12</text:p>
          </table:table-cell>
          <table:table-cell table:number-columns-repeated="1024"/>
        </table:table-row>
        <table:table-row table:style-name="ro588">
          <table:table-cell office:value-type="string" calcext:value-type="string">
            <text:p><text:span text:style-name="T1051">mind head 12</text:span></text:p>
          </table:table-cell>
          <table:table-cell table:style-name="ce35" table:formula="of:=IFERROR(IFERROR(VLOOKUP([.A374];[items_equipment.A:items_equipment.B];2;0);VLOOKUP([.A374];[items_misc.A:items_misc.B];2;0));VLOOKUP([.A374];[items_consumable.A:items_consumable.B];2;0))" office:value-type="string" calcext:value-type="string" office:string-value="Enchanted mage hat">
            <text:p>Enchanted mage hat</text:p>
          </table:table-cell>
          <table:table-cell office:value-type="string" calcext:value-type="string">
            <text:p>mushroom_mage</text:p>
          </table:table-cell>
          <table:table-cell table:style-name="ce35"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6" table:formula="of:=IFERROR(VLOOKUP([.C374];[enemies.A:enemies.L];12;0);&quot;&quot;)" office:value-type="float" calcext:value-type="float" office:value="12">
            <text:p>12</text:p>
          </table:table-cell>
          <table:table-cell table:number-columns-repeated="1024"/>
        </table:table-row>
        <table:table-row table:style-name="ro589">
          <table:table-cell office:value-type="string" calcext:value-type="string">
            <text:p><text:span text:style-name="T1052">mind body 12</text:span></text:p>
          </table:table-cell>
          <table:table-cell table:style-name="ce35" table:formula="of:=IFERROR(IFERROR(VLOOKUP([.A375];[items_equipment.A:items_equipment.B];2;0);VLOOKUP([.A375];[items_misc.A:items_misc.B];2;0));VLOOKUP([.A375];[items_consumable.A:items_consumable.B];2;0))" office:value-type="string" calcext:value-type="string" office:string-value="Enchanted mage suit">
            <text:p>Enchanted mage suit</text:p>
          </table:table-cell>
          <table:table-cell office:value-type="string" calcext:value-type="string">
            <text:p>mushroom_mage</text:p>
          </table:table-cell>
          <table:table-cell table:style-name="ce35"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6" table:formula="of:=IFERROR(VLOOKUP([.C375];[enemies.A:enemies.L];12;0);&quot;&quot;)" office:value-type="float" calcext:value-type="float" office:value="12">
            <text:p>12</text:p>
          </table:table-cell>
          <table:table-cell table:number-columns-repeated="1024"/>
        </table:table-row>
        <table:table-row table:style-name="ro590">
          <table:table-cell office:value-type="string" calcext:value-type="string">
            <text:p><text:span text:style-name="T1053">mind trinket 12</text:span></text:p>
          </table:table-cell>
          <table:table-cell table:style-name="ce35" table:formula="of:=IFERROR(IFERROR(VLOOKUP([.A376];[items_equipment.A:items_equipment.B];2;0);VLOOKUP([.A376];[items_misc.A:items_misc.B];2;0));VLOOKUP([.A376];[items_consumable.A:items_consumable.B];2;0))" office:value-type="string" calcext:value-type="string" office:string-value="Enchanted necklace">
            <text:p>Enchanted necklace</text:p>
          </table:table-cell>
          <table:table-cell office:value-type="string" calcext:value-type="string">
            <text:p>mushroom_mage</text:p>
          </table:table-cell>
          <table:table-cell table:style-name="ce35"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6" table:formula="of:=IFERROR(VLOOKUP([.C376];[enemies.A:enemies.L];12;0);&quot;&quot;)" office:value-type="float" calcext:value-type="float" office:value="12">
            <text:p>12</text:p>
          </table:table-cell>
          <table:table-cell table:number-columns-repeated="1024"/>
        </table:table-row>
        <table:table-row table:style-name="ro591">
          <table:table-cell office:value-type="string" calcext:value-type="string">
            <text:p><text:span text:style-name="T1054">soul weapon 12</text:span></text:p>
          </table:table-cell>
          <table:table-cell table:style-name="ce35" table:formula="of:=IFERROR(IFERROR(VLOOKUP([.A377];[items_equipment.A:items_equipment.B];2;0);VLOOKUP([.A377];[items_misc.A:items_misc.B];2;0));VLOOKUP([.A377];[items_consumable.A:items_consumable.B];2;0))" office:value-type="string" calcext:value-type="string" office:string-value="Holy mace">
            <text:p>Holy mace</text:p>
          </table:table-cell>
          <table:table-cell office:value-type="string" calcext:value-type="string">
            <text:p>mushroom_cleric</text:p>
          </table:table-cell>
          <table:table-cell table:style-name="ce35"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6" table:formula="of:=IFERROR(VLOOKUP([.C377];[enemies.A:enemies.L];12;0);&quot;&quot;)" office:value-type="float" calcext:value-type="float" office:value="12">
            <text:p>12</text:p>
          </table:table-cell>
          <table:table-cell table:number-columns-repeated="1024"/>
        </table:table-row>
        <table:table-row table:style-name="ro592">
          <table:table-cell office:value-type="string" calcext:value-type="string">
            <text:p><text:span text:style-name="T1055">soul head 12</text:span></text:p>
          </table:table-cell>
          <table:table-cell table:style-name="ce35" table:formula="of:=IFERROR(IFERROR(VLOOKUP([.A378];[items_equipment.A:items_equipment.B];2;0);VLOOKUP([.A378];[items_misc.A:items_misc.B];2;0));VLOOKUP([.A378];[items_consumable.A:items_consumable.B];2;0))" office:value-type="string" calcext:value-type="string" office:string-value="Plastic halo">
            <text:p>Plastic halo</text:p>
          </table:table-cell>
          <table:table-cell office:value-type="string" calcext:value-type="string">
            <text:p>mushroom_cleric</text:p>
          </table:table-cell>
          <table:table-cell table:style-name="ce35"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6" table:formula="of:=IFERROR(VLOOKUP([.C378];[enemies.A:enemies.L];12;0);&quot;&quot;)" office:value-type="float" calcext:value-type="float" office:value="12">
            <text:p>12</text:p>
          </table:table-cell>
          <table:table-cell table:number-columns-repeated="1024"/>
        </table:table-row>
        <table:table-row table:style-name="ro593">
          <table:table-cell office:value-type="string" calcext:value-type="string">
            <text:p><text:span text:style-name="T1056">soul body 12</text:span></text:p>
          </table:table-cell>
          <table:table-cell table:style-name="ce35" table:formula="of:=IFERROR(IFERROR(VLOOKUP([.A379];[items_equipment.A:items_equipment.B];2;0);VLOOKUP([.A379];[items_misc.A:items_misc.B];2;0));VLOOKUP([.A379];[items_consumable.A:items_consumable.B];2;0))" office:value-type="string" calcext:value-type="string" office:string-value="Plastic wings">
            <text:p>Plastic wings</text:p>
          </table:table-cell>
          <table:table-cell office:value-type="string" calcext:value-type="string">
            <text:p>mushroom_cleric</text:p>
          </table:table-cell>
          <table:table-cell table:style-name="ce35"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6" table:formula="of:=IFERROR(VLOOKUP([.C379];[enemies.A:enemies.L];12;0);&quot;&quot;)" office:value-type="float" calcext:value-type="float" office:value="12">
            <text:p>12</text:p>
          </table:table-cell>
          <table:table-cell table:number-columns-repeated="1024"/>
        </table:table-row>
        <table:table-row table:style-name="ro594">
          <table:table-cell office:value-type="string" calcext:value-type="string">
            <text:p><text:span text:style-name="T1057">soul trinket 12</text:span></text:p>
          </table:table-cell>
          <table:table-cell table:style-name="ce35" table:formula="of:=IFERROR(IFERROR(VLOOKUP([.A380];[items_equipment.A:items_equipment.B];2;0);VLOOKUP([.A380];[items_misc.A:items_misc.B];2;0));VLOOKUP([.A380];[items_consumable.A:items_consumable.B];2;0))" office:value-type="string" calcext:value-type="string" office:string-value="Holy necklace">
            <text:p>Holy necklace</text:p>
          </table:table-cell>
          <table:table-cell office:value-type="string" calcext:value-type="string">
            <text:p>mushroom_cleric</text:p>
          </table:table-cell>
          <table:table-cell table:style-name="ce35"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6" table:formula="of:=IFERROR(VLOOKUP([.C380];[enemies.A:enemies.L];12;0);&quot;&quot;)" office:value-type="float" calcext:value-type="float" office:value="12">
            <text:p>12</text:p>
          </table:table-cell>
          <table:table-cell table:number-columns-repeated="1024"/>
        </table:table-row>
        <table:table-row table:style-name="ro595">
          <table:table-cell office:value-type="string" calcext:value-type="string">
            <text:p><text:span text:style-name="T1058">grit weapon 12</text:span></text:p>
          </table:table-cell>
          <table:table-cell table:style-name="ce35" table:formula="of:=IFERROR(IFERROR(VLOOKUP([.A381];[items_equipment.A:items_equipment.B];2;0);VLOOKUP([.A381];[items_misc.A:items_misc.B];2;0));VLOOKUP([.A381];[items_consumable.A:items_consumable.B];2;0))" office:value-type="string" calcext:value-type="string" office:string-value="Halberd">
            <text:p>Halberd</text:p>
          </table:table-cell>
          <table:table-cell office:value-type="string" calcext:value-type="string">
            <text:p>mushroom_zombie</text:p>
          </table:table-cell>
          <table:table-cell table:style-name="ce35"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1];[enemies.A:enemies.L];12;0);&quot;&quot;)" office:value-type="float" calcext:value-type="float" office:value="12">
            <text:p>12</text:p>
          </table:table-cell>
          <table:table-cell table:number-columns-repeated="1024"/>
        </table:table-row>
        <table:table-row table:style-name="ro596">
          <table:table-cell office:value-type="string" calcext:value-type="string">
            <text:p><text:span text:style-name="T1059">grit head 12</text:span></text:p>
          </table:table-cell>
          <table:table-cell table:style-name="ce35" table:formula="of:=IFERROR(IFERROR(VLOOKUP([.A382];[items_equipment.A:items_equipment.B];2;0);VLOOKUP([.A382];[items_misc.A:items_misc.B];2;0));VLOOKUP([.A382];[items_consumable.A:items_consumable.B];2;0))" office:value-type="string" calcext:value-type="string" office:string-value="Bucket helmet">
            <text:p>Bucket helmet</text:p>
          </table:table-cell>
          <table:table-cell office:value-type="string" calcext:value-type="string">
            <text:p>mushroom_zombie</text:p>
          </table:table-cell>
          <table:table-cell table:style-name="ce35"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2];[enemies.A:enemies.L];12;0);&quot;&quot;)" office:value-type="float" calcext:value-type="float" office:value="12">
            <text:p>12</text:p>
          </table:table-cell>
          <table:table-cell table:number-columns-repeated="1024"/>
        </table:table-row>
        <table:table-row table:style-name="ro597">
          <table:table-cell office:value-type="string" calcext:value-type="string">
            <text:p><text:span text:style-name="T1060">grit body 12</text:span></text:p>
          </table:table-cell>
          <table:table-cell table:style-name="ce35" table:formula="of:=IFERROR(IFERROR(VLOOKUP([.A383];[items_equipment.A:items_equipment.B];2;0);VLOOKUP([.A383];[items_misc.A:items_misc.B];2;0));VLOOKUP([.A383];[items_consumable.A:items_consumable.B];2;0))" office:value-type="string" calcext:value-type="string" office:string-value="Plate armour">
            <text:p>Plate armour</text:p>
          </table:table-cell>
          <table:table-cell office:value-type="string" calcext:value-type="string">
            <text:p>mushroom_zombie</text:p>
          </table:table-cell>
          <table:table-cell table:style-name="ce35"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3];[enemies.A:enemies.L];12;0);&quot;&quot;)" office:value-type="float" calcext:value-type="float" office:value="12">
            <text:p>12</text:p>
          </table:table-cell>
          <table:table-cell table:number-columns-repeated="1024"/>
        </table:table-row>
        <table:table-row table:style-name="ro598">
          <table:table-cell table:style-name="ce13" office:value-type="string" calcext:value-type="string">
            <text:p>grit trinket 12 sword</text:p>
          </table:table-cell>
          <table:table-cell table:style-name="ce35" table:formula="of:=IFERROR(IFERROR(VLOOKUP([.A384];[items_equipment.A:items_equipment.B];2;0);VLOOKUP([.A384];[items_misc.A:items_misc.B];2;0));VLOOKUP([.A384];[items_consumable.A:items_consumable.B];2;0))" office:value-type="string" calcext:value-type="string" office:string-value="Sword necklace">
            <text:p>Sword necklace</text:p>
          </table:table-cell>
          <table:table-cell office:value-type="string" calcext:value-type="string">
            <text:p>mushroom_zombie</text:p>
          </table:table-cell>
          <table:table-cell table:style-name="ce35"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4];[enemies.A:enemies.L];12;0);&quot;&quot;)" office:value-type="float" calcext:value-type="float" office:value="12">
            <text:p>12</text:p>
          </table:table-cell>
          <table:table-cell table:number-columns-repeated="1024"/>
        </table:table-row>
        <table:table-row table:style-name="ro599">
          <table:table-cell table:style-name="ce13" office:value-type="string" calcext:value-type="string">
            <text:p>grit trinket 12 shield </text:p>
          </table:table-cell>
          <table:table-cell table:style-name="ce35" table:formula="of:=IFERROR(IFERROR(VLOOKUP([.A385];[items_equipment.A:items_equipment.B];2;0);VLOOKUP([.A385];[items_misc.A:items_misc.B];2;0));VLOOKUP([.A385];[items_consumable.A:items_consumable.B];2;0))" office:value-type="string" calcext:value-type="string" office:string-value="Shield necklace">
            <text:p>Shield necklace</text:p>
          </table:table-cell>
          <table:table-cell office:value-type="string" calcext:value-type="string">
            <text:p>mushroom_zombie</text:p>
          </table:table-cell>
          <table:table-cell table:style-name="ce35"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5];[enemies.A:enemies.L];12;0);&quot;&quot;)" office:value-type="float" calcext:value-type="float" office:value="12">
            <text:p>12</text:p>
          </table:table-cell>
          <table:table-cell table:number-columns-repeated="1024"/>
        </table:table-row>
        <table:table-row table:style-name="ro600">
          <table:table-cell office:value-type="string" calcext:value-type="string">
            <text:p><text:span text:style-name="T1061">flow weapon 12</text:span></text:p>
          </table:table-cell>
          <table:table-cell table:style-name="ce35" table:formula="of:=IFERROR(IFERROR(VLOOKUP([.A386];[items_equipment.A:items_equipment.B];2;0);VLOOKUP([.A386];[items_misc.A:items_misc.B];2;0));VLOOKUP([.A386];[items_consumable.A:items_consumable.B];2;0))" office:value-type="string" calcext:value-type="string" office:string-value="Scimitar">
            <text:p>Scimitar</text:p>
          </table:table-cell>
          <table:table-cell office:value-type="string" calcext:value-type="string">
            <text:p>mushroom_zombie</text:p>
          </table:table-cell>
          <table:table-cell table:style-name="ce35"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6];[enemies.A:enemies.L];12;0);&quot;&quot;)" office:value-type="float" calcext:value-type="float" office:value="12">
            <text:p>12</text:p>
          </table:table-cell>
          <table:table-cell table:number-columns-repeated="1024"/>
        </table:table-row>
        <table:table-row table:style-name="ro601">
          <table:table-cell office:value-type="string" calcext:value-type="string">
            <text:p><text:span text:style-name="T1062">flow head 12</text:span></text:p>
          </table:table-cell>
          <table:table-cell table:style-name="ce35" table:formula="of:=IFERROR(IFERROR(VLOOKUP([.A387];[items_equipment.A:items_equipment.B];2;0);VLOOKUP([.A387];[items_misc.A:items_misc.B];2;0));VLOOKUP([.A387];[items_consumable.A:items_consumable.B];2;0))" office:value-type="string" calcext:value-type="string" office:string-value="Night cloth hood">
            <text:p>Night cloth hood</text:p>
          </table:table-cell>
          <table:table-cell office:value-type="string" calcext:value-type="string">
            <text:p>mushroom_zombie</text:p>
          </table:table-cell>
          <table:table-cell table:style-name="ce35"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7];[enemies.A:enemies.L];12;0);&quot;&quot;)" office:value-type="float" calcext:value-type="float" office:value="12">
            <text:p>12</text:p>
          </table:table-cell>
          <table:table-cell table:number-columns-repeated="1024"/>
        </table:table-row>
        <table:table-row table:style-name="ro602">
          <table:table-cell office:value-type="string" calcext:value-type="string">
            <text:p><text:span text:style-name="T1063">flow body 12</text:span></text:p>
          </table:table-cell>
          <table:table-cell table:style-name="ce35" table:formula="of:=IFERROR(IFERROR(VLOOKUP([.A388];[items_equipment.A:items_equipment.B];2;0);VLOOKUP([.A388];[items_misc.A:items_misc.B];2;0));VLOOKUP([.A388];[items_consumable.A:items_consumable.B];2;0))" office:value-type="string" calcext:value-type="string" office:string-value="Night cloth uniform">
            <text:p>Night cloth uniform</text:p>
          </table:table-cell>
          <table:table-cell office:value-type="string" calcext:value-type="string">
            <text:p>mushroom_zombie</text:p>
          </table:table-cell>
          <table:table-cell table:style-name="ce35"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8];[enemies.A:enemies.L];12;0);&quot;&quot;)" office:value-type="float" calcext:value-type="float" office:value="12">
            <text:p>12</text:p>
          </table:table-cell>
          <table:table-cell table:number-columns-repeated="1024"/>
        </table:table-row>
        <table:table-row table:style-name="ro603">
          <table:table-cell office:value-type="string" calcext:value-type="string">
            <text:p><text:span text:style-name="T1064">flow trinket 12</text:span></text:p>
          </table:table-cell>
          <table:table-cell table:style-name="ce35" table:formula="of:=IFERROR(IFERROR(VLOOKUP([.A389];[items_equipment.A:items_equipment.B];2;0);VLOOKUP([.A389];[items_misc.A:items_misc.B];2;0));VLOOKUP([.A389];[items_consumable.A:items_consumable.B];2;0))" office:value-type="string" calcext:value-type="string" office:string-value="Dagger necklace">
            <text:p>Dagger necklace</text:p>
          </table:table-cell>
          <table:table-cell office:value-type="string" calcext:value-type="string">
            <text:p>mushroom_zombie</text:p>
          </table:table-cell>
          <table:table-cell table:style-name="ce35"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9];[enemies.A:enemies.L];12;0);&quot;&quot;)" office:value-type="float" calcext:value-type="float" office:value="12">
            <text:p>12</text:p>
          </table:table-cell>
          <table:table-cell table:number-columns-repeated="1024"/>
        </table:table-row>
        <table:table-row table:style-name="ro604">
          <table:table-cell office:value-type="string" calcext:value-type="string">
            <text:p><text:span text:style-name="T1065">mind weapon 12</text:span></text:p>
          </table:table-cell>
          <table:table-cell table:style-name="ce35" table:formula="of:=IFERROR(IFERROR(VLOOKUP([.A390];[items_equipment.A:items_equipment.B];2;0);VLOOKUP([.A390];[items_misc.A:items_misc.B];2;0));VLOOKUP([.A390];[items_consumable.A:items_consumable.B];2;0))" office:value-type="string" calcext:value-type="string" office:string-value="Staff">
            <text:p>Staff</text:p>
          </table:table-cell>
          <table:table-cell office:value-type="string" calcext:value-type="string">
            <text:p>mushroom_zombie</text:p>
          </table:table-cell>
          <table:table-cell table:style-name="ce35"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0];[enemies.A:enemies.L];12;0);&quot;&quot;)" office:value-type="float" calcext:value-type="float" office:value="12">
            <text:p>12</text:p>
          </table:table-cell>
          <table:table-cell table:number-columns-repeated="1024"/>
        </table:table-row>
        <table:table-row table:style-name="ro605">
          <table:table-cell office:value-type="string" calcext:value-type="string">
            <text:p><text:span text:style-name="T1066">mind head 12</text:span></text:p>
          </table:table-cell>
          <table:table-cell table:style-name="ce35" table:formula="of:=IFERROR(IFERROR(VLOOKUP([.A391];[items_equipment.A:items_equipment.B];2;0);VLOOKUP([.A391];[items_misc.A:items_misc.B];2;0));VLOOKUP([.A391];[items_consumable.A:items_consumable.B];2;0))" office:value-type="string" calcext:value-type="string" office:string-value="Enchanted mage hat">
            <text:p>Enchanted mage hat</text:p>
          </table:table-cell>
          <table:table-cell office:value-type="string" calcext:value-type="string">
            <text:p>mushroom_zombie</text:p>
          </table:table-cell>
          <table:table-cell table:style-name="ce35"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1];[enemies.A:enemies.L];12;0);&quot;&quot;)" office:value-type="float" calcext:value-type="float" office:value="12">
            <text:p>12</text:p>
          </table:table-cell>
          <table:table-cell table:number-columns-repeated="1024"/>
        </table:table-row>
        <table:table-row table:style-name="ro606">
          <table:table-cell office:value-type="string" calcext:value-type="string">
            <text:p><text:span text:style-name="T1067">mind body 12</text:span></text:p>
          </table:table-cell>
          <table:table-cell table:style-name="ce35" table:formula="of:=IFERROR(IFERROR(VLOOKUP([.A392];[items_equipment.A:items_equipment.B];2;0);VLOOKUP([.A392];[items_misc.A:items_misc.B];2;0));VLOOKUP([.A392];[items_consumable.A:items_consumable.B];2;0))" office:value-type="string" calcext:value-type="string" office:string-value="Enchanted mage suit">
            <text:p>Enchanted mage suit</text:p>
          </table:table-cell>
          <table:table-cell office:value-type="string" calcext:value-type="string">
            <text:p>mushroom_zombie</text:p>
          </table:table-cell>
          <table:table-cell table:style-name="ce35"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2];[enemies.A:enemies.L];12;0);&quot;&quot;)" office:value-type="float" calcext:value-type="float" office:value="12">
            <text:p>12</text:p>
          </table:table-cell>
          <table:table-cell table:number-columns-repeated="1024"/>
        </table:table-row>
        <table:table-row table:style-name="ro607">
          <table:table-cell office:value-type="string" calcext:value-type="string">
            <text:p><text:span text:style-name="T1068">mind trinket 12</text:span></text:p>
          </table:table-cell>
          <table:table-cell table:style-name="ce35" table:formula="of:=IFERROR(IFERROR(VLOOKUP([.A393];[items_equipment.A:items_equipment.B];2;0);VLOOKUP([.A393];[items_misc.A:items_misc.B];2;0));VLOOKUP([.A393];[items_consumable.A:items_consumable.B];2;0))" office:value-type="string" calcext:value-type="string" office:string-value="Enchanted necklace">
            <text:p>Enchanted necklace</text:p>
          </table:table-cell>
          <table:table-cell office:value-type="string" calcext:value-type="string">
            <text:p>mushroom_zombie</text:p>
          </table:table-cell>
          <table:table-cell table:style-name="ce35"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3];[enemies.A:enemies.L];12;0);&quot;&quot;)" office:value-type="float" calcext:value-type="float" office:value="12">
            <text:p>12</text:p>
          </table:table-cell>
          <table:table-cell table:number-columns-repeated="1024"/>
        </table:table-row>
        <table:table-row table:style-name="ro608">
          <table:table-cell office:value-type="string" calcext:value-type="string">
            <text:p><text:span text:style-name="T1069">soul weapon 12</text:span></text:p>
          </table:table-cell>
          <table:table-cell table:style-name="ce35" table:formula="of:=IFERROR(IFERROR(VLOOKUP([.A394];[items_equipment.A:items_equipment.B];2;0);VLOOKUP([.A394];[items_misc.A:items_misc.B];2;0));VLOOKUP([.A394];[items_consumable.A:items_consumable.B];2;0))" office:value-type="string" calcext:value-type="string" office:string-value="Holy mace">
            <text:p>Holy mace</text:p>
          </table:table-cell>
          <table:table-cell office:value-type="string" calcext:value-type="string">
            <text:p>mushroom_zombie</text:p>
          </table:table-cell>
          <table:table-cell table:style-name="ce35"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4];[enemies.A:enemies.L];12;0);&quot;&quot;)" office:value-type="float" calcext:value-type="float" office:value="12">
            <text:p>12</text:p>
          </table:table-cell>
          <table:table-cell table:number-columns-repeated="1024"/>
        </table:table-row>
        <table:table-row table:style-name="ro609">
          <table:table-cell office:value-type="string" calcext:value-type="string">
            <text:p><text:span text:style-name="T1070">soul head 12</text:span></text:p>
          </table:table-cell>
          <table:table-cell table:style-name="ce35" table:formula="of:=IFERROR(IFERROR(VLOOKUP([.A395];[items_equipment.A:items_equipment.B];2;0);VLOOKUP([.A395];[items_misc.A:items_misc.B];2;0));VLOOKUP([.A395];[items_consumable.A:items_consumable.B];2;0))" office:value-type="string" calcext:value-type="string" office:string-value="Plastic halo">
            <text:p>Plastic halo</text:p>
          </table:table-cell>
          <table:table-cell office:value-type="string" calcext:value-type="string">
            <text:p>mushroom_zombie</text:p>
          </table:table-cell>
          <table:table-cell table:style-name="ce35"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5];[enemies.A:enemies.L];12;0);&quot;&quot;)" office:value-type="float" calcext:value-type="float" office:value="12">
            <text:p>12</text:p>
          </table:table-cell>
          <table:table-cell table:number-columns-repeated="1024"/>
        </table:table-row>
        <table:table-row table:style-name="ro610">
          <table:table-cell office:value-type="string" calcext:value-type="string">
            <text:p><text:span text:style-name="T1071">soul body 12</text:span></text:p>
          </table:table-cell>
          <table:table-cell table:style-name="ce35" table:formula="of:=IFERROR(IFERROR(VLOOKUP([.A396];[items_equipment.A:items_equipment.B];2;0);VLOOKUP([.A396];[items_misc.A:items_misc.B];2;0));VLOOKUP([.A396];[items_consumable.A:items_consumable.B];2;0))" office:value-type="string" calcext:value-type="string" office:string-value="Plastic wings">
            <text:p>Plastic wings</text:p>
          </table:table-cell>
          <table:table-cell office:value-type="string" calcext:value-type="string">
            <text:p>mushroom_zombie</text:p>
          </table:table-cell>
          <table:table-cell table:style-name="ce35"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6];[enemies.A:enemies.L];12;0);&quot;&quot;)" office:value-type="float" calcext:value-type="float" office:value="12">
            <text:p>12</text:p>
          </table:table-cell>
          <table:table-cell table:number-columns-repeated="1024"/>
        </table:table-row>
        <table:table-row table:style-name="ro611">
          <table:table-cell office:value-type="string" calcext:value-type="string">
            <text:p><text:span text:style-name="T1072">soul trinket 12</text:span></text:p>
          </table:table-cell>
          <table:table-cell table:style-name="ce35" table:formula="of:=IFERROR(IFERROR(VLOOKUP([.A397];[items_equipment.A:items_equipment.B];2;0);VLOOKUP([.A397];[items_misc.A:items_misc.B];2;0));VLOOKUP([.A397];[items_consumable.A:items_consumable.B];2;0))" office:value-type="string" calcext:value-type="string" office:string-value="Holy necklace">
            <text:p>Holy necklace</text:p>
          </table:table-cell>
          <table:table-cell office:value-type="string" calcext:value-type="string">
            <text:p>mushroom_zombie</text:p>
          </table:table-cell>
          <table:table-cell table:style-name="ce35"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7];[enemies.A:enemies.L];12;0);&quot;&quot;)" office:value-type="float" calcext:value-type="float" office:value="12">
            <text:p>12</text:p>
          </table:table-cell>
          <table:table-cell table:number-columns-repeated="1024"/>
        </table:table-row>
        <table:table-row table:style-name="ro612">
          <table:table-cell office:value-type="string" calcext:value-type="string">
            <text:p><text:span text:style-name="T1073">grit weapon 12</text:span></text:p>
          </table:table-cell>
          <table:table-cell table:style-name="ce35" table:formula="of:=IFERROR(IFERROR(VLOOKUP([.A398];[items_equipment.A:items_equipment.B];2;0);VLOOKUP([.A398];[items_misc.A:items_misc.B];2;0));VLOOKUP([.A398];[items_consumable.A:items_consumable.B];2;0))" office:value-type="string" calcext:value-type="string" office:string-value="Halberd">
            <text:p>Halberd</text:p>
          </table:table-cell>
          <table:table-cell office:value-type="string" calcext:value-type="string">
            <text:p>zombie</text:p>
          </table:table-cell>
          <table:table-cell table:style-name="ce35"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398];[enemies.A:enemies.L];12;0);&quot;&quot;)" office:value-type="float" calcext:value-type="float" office:value="12">
            <text:p>12</text:p>
          </table:table-cell>
          <table:table-cell table:number-columns-repeated="1024"/>
        </table:table-row>
        <table:table-row table:style-name="ro613">
          <table:table-cell office:value-type="string" calcext:value-type="string">
            <text:p><text:span text:style-name="T1074">grit head 12</text:span></text:p>
          </table:table-cell>
          <table:table-cell table:style-name="ce35" table:formula="of:=IFERROR(IFERROR(VLOOKUP([.A399];[items_equipment.A:items_equipment.B];2;0);VLOOKUP([.A399];[items_misc.A:items_misc.B];2;0));VLOOKUP([.A399];[items_consumable.A:items_consumable.B];2;0))" office:value-type="string" calcext:value-type="string" office:string-value="Bucket helmet">
            <text:p>Bucket helmet</text:p>
          </table:table-cell>
          <table:table-cell office:value-type="string" calcext:value-type="string">
            <text:p>zombie</text:p>
          </table:table-cell>
          <table:table-cell table:style-name="ce35"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399];[enemies.A:enemies.L];12;0);&quot;&quot;)" office:value-type="float" calcext:value-type="float" office:value="12">
            <text:p>12</text:p>
          </table:table-cell>
          <table:table-cell table:number-columns-repeated="1024"/>
        </table:table-row>
        <table:table-row table:style-name="ro614">
          <table:table-cell office:value-type="string" calcext:value-type="string">
            <text:p><text:span text:style-name="T1075">grit body 12</text:span></text:p>
          </table:table-cell>
          <table:table-cell table:style-name="ce35" table:formula="of:=IFERROR(IFERROR(VLOOKUP([.A400];[items_equipment.A:items_equipment.B];2;0);VLOOKUP([.A400];[items_misc.A:items_misc.B];2;0));VLOOKUP([.A400];[items_consumable.A:items_consumable.B];2;0))" office:value-type="string" calcext:value-type="string" office:string-value="Plate armour">
            <text:p>Plate armour</text:p>
          </table:table-cell>
          <table:table-cell office:value-type="string" calcext:value-type="string">
            <text:p>zombie</text:p>
          </table:table-cell>
          <table:table-cell table:style-name="ce35"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0];[enemies.A:enemies.L];12;0);&quot;&quot;)" office:value-type="float" calcext:value-type="float" office:value="12">
            <text:p>12</text:p>
          </table:table-cell>
          <table:table-cell table:number-columns-repeated="1024"/>
        </table:table-row>
        <table:table-row table:style-name="ro615">
          <table:table-cell table:style-name="ce13" office:value-type="string" calcext:value-type="string">
            <text:p>grit trinket 12 sword</text:p>
          </table:table-cell>
          <table:table-cell table:style-name="ce35" table:formula="of:=IFERROR(IFERROR(VLOOKUP([.A401];[items_equipment.A:items_equipment.B];2;0);VLOOKUP([.A401];[items_misc.A:items_misc.B];2;0));VLOOKUP([.A401];[items_consumable.A:items_consumable.B];2;0))" office:value-type="string" calcext:value-type="string" office:string-value="Sword necklace">
            <text:p>Sword necklace</text:p>
          </table:table-cell>
          <table:table-cell office:value-type="string" calcext:value-type="string">
            <text:p>zombie</text:p>
          </table:table-cell>
          <table:table-cell table:style-name="ce35"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1];[enemies.A:enemies.L];12;0);&quot;&quot;)" office:value-type="float" calcext:value-type="float" office:value="12">
            <text:p>12</text:p>
          </table:table-cell>
          <table:table-cell table:number-columns-repeated="1024"/>
        </table:table-row>
        <table:table-row table:style-name="ro616">
          <table:table-cell table:style-name="ce13" office:value-type="string" calcext:value-type="string">
            <text:p>grit trinket 12 shield </text:p>
          </table:table-cell>
          <table:table-cell table:style-name="ce35" table:formula="of:=IFERROR(IFERROR(VLOOKUP([.A402];[items_equipment.A:items_equipment.B];2;0);VLOOKUP([.A402];[items_misc.A:items_misc.B];2;0));VLOOKUP([.A402];[items_consumable.A:items_consumable.B];2;0))" office:value-type="string" calcext:value-type="string" office:string-value="Shield necklace">
            <text:p>Shield necklace</text:p>
          </table:table-cell>
          <table:table-cell office:value-type="string" calcext:value-type="string">
            <text:p>zombie</text:p>
          </table:table-cell>
          <table:table-cell table:style-name="ce35"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2];[enemies.A:enemies.L];12;0);&quot;&quot;)" office:value-type="float" calcext:value-type="float" office:value="12">
            <text:p>12</text:p>
          </table:table-cell>
          <table:table-cell table:number-columns-repeated="1024"/>
        </table:table-row>
        <table:table-row table:style-name="ro617">
          <table:table-cell table:style-name="ce23" office:value-type="string" calcext:value-type="string">
            <text:p><text:span text:style-name="T1076">flow weapon 12</text:span></text:p>
          </table:table-cell>
          <table:table-cell table:style-name="ce35" table:formula="of:=IFERROR(IFERROR(VLOOKUP([.A403];[items_equipment.A:items_equipment.B];2;0);VLOOKUP([.A403];[items_misc.A:items_misc.B];2;0));VLOOKUP([.A403];[items_consumable.A:items_consumable.B];2;0))" office:value-type="string" calcext:value-type="string" office:string-value="Scimitar">
            <text:p>Scimitar</text:p>
          </table:table-cell>
          <table:table-cell office:value-type="string" calcext:value-type="string">
            <text:p>zombie</text:p>
          </table:table-cell>
          <table:table-cell table:style-name="ce35"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3];[enemies.A:enemies.L];12;0);&quot;&quot;)" office:value-type="float" calcext:value-type="float" office:value="12">
            <text:p>12</text:p>
          </table:table-cell>
          <table:table-cell table:number-columns-repeated="1024"/>
        </table:table-row>
        <table:table-row table:style-name="ro618">
          <table:table-cell office:value-type="string" calcext:value-type="string">
            <text:p><text:span text:style-name="T1077">flow head 12</text:span></text:p>
          </table:table-cell>
          <table:table-cell table:style-name="ce35" table:formula="of:=IFERROR(IFERROR(VLOOKUP([.A404];[items_equipment.A:items_equipment.B];2;0);VLOOKUP([.A404];[items_misc.A:items_misc.B];2;0));VLOOKUP([.A404];[items_consumable.A:items_consumable.B];2;0))" office:value-type="string" calcext:value-type="string" office:string-value="Night cloth hood">
            <text:p>Night cloth hood</text:p>
          </table:table-cell>
          <table:table-cell office:value-type="string" calcext:value-type="string">
            <text:p>zombie</text:p>
          </table:table-cell>
          <table:table-cell table:style-name="ce35"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4];[enemies.A:enemies.L];12;0);&quot;&quot;)" office:value-type="float" calcext:value-type="float" office:value="12">
            <text:p>12</text:p>
          </table:table-cell>
          <table:table-cell table:number-columns-repeated="1024"/>
        </table:table-row>
        <table:table-row table:style-name="ro619">
          <table:table-cell office:value-type="string" calcext:value-type="string">
            <text:p><text:span text:style-name="T1078">flow body 12</text:span></text:p>
          </table:table-cell>
          <table:table-cell table:style-name="ce35" table:formula="of:=IFERROR(IFERROR(VLOOKUP([.A405];[items_equipment.A:items_equipment.B];2;0);VLOOKUP([.A405];[items_misc.A:items_misc.B];2;0));VLOOKUP([.A405];[items_consumable.A:items_consumable.B];2;0))" office:value-type="string" calcext:value-type="string" office:string-value="Night cloth uniform">
            <text:p>Night cloth uniform</text:p>
          </table:table-cell>
          <table:table-cell office:value-type="string" calcext:value-type="string">
            <text:p>zombie</text:p>
          </table:table-cell>
          <table:table-cell table:style-name="ce35"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5];[enemies.A:enemies.L];12;0);&quot;&quot;)" office:value-type="float" calcext:value-type="float" office:value="12">
            <text:p>12</text:p>
          </table:table-cell>
          <table:table-cell table:number-columns-repeated="1024"/>
        </table:table-row>
        <table:table-row table:style-name="ro620">
          <table:table-cell office:value-type="string" calcext:value-type="string">
            <text:p><text:span text:style-name="T1079">flow trinket 12</text:span></text:p>
          </table:table-cell>
          <table:table-cell table:style-name="ce35" table:formula="of:=IFERROR(IFERROR(VLOOKUP([.A406];[items_equipment.A:items_equipment.B];2;0);VLOOKUP([.A406];[items_misc.A:items_misc.B];2;0));VLOOKUP([.A406];[items_consumable.A:items_consumable.B];2;0))" office:value-type="string" calcext:value-type="string" office:string-value="Dagger necklace">
            <text:p>Dagger necklace</text:p>
          </table:table-cell>
          <table:table-cell office:value-type="string" calcext:value-type="string">
            <text:p>zombie</text:p>
          </table:table-cell>
          <table:table-cell table:style-name="ce35"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6];[enemies.A:enemies.L];12;0);&quot;&quot;)" office:value-type="float" calcext:value-type="float" office:value="12">
            <text:p>12</text:p>
          </table:table-cell>
          <table:table-cell table:number-columns-repeated="1024"/>
        </table:table-row>
        <table:table-row table:style-name="ro621">
          <table:table-cell office:value-type="string" calcext:value-type="string">
            <text:p><text:span text:style-name="T1080">mind weapon 12</text:span></text:p>
          </table:table-cell>
          <table:table-cell table:style-name="ce35" table:formula="of:=IFERROR(IFERROR(VLOOKUP([.A407];[items_equipment.A:items_equipment.B];2;0);VLOOKUP([.A407];[items_misc.A:items_misc.B];2;0));VLOOKUP([.A407];[items_consumable.A:items_consumable.B];2;0))" office:value-type="string" calcext:value-type="string" office:string-value="Staff">
            <text:p>Staff</text:p>
          </table:table-cell>
          <table:table-cell office:value-type="string" calcext:value-type="string">
            <text:p>zombie</text:p>
          </table:table-cell>
          <table:table-cell table:style-name="ce35"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7];[enemies.A:enemies.L];12;0);&quot;&quot;)" office:value-type="float" calcext:value-type="float" office:value="12">
            <text:p>12</text:p>
          </table:table-cell>
          <table:table-cell table:number-columns-repeated="1024"/>
        </table:table-row>
        <table:table-row table:style-name="ro622">
          <table:table-cell office:value-type="string" calcext:value-type="string">
            <text:p><text:span text:style-name="T1081">mind head 12</text:span></text:p>
          </table:table-cell>
          <table:table-cell table:style-name="ce35" table:formula="of:=IFERROR(IFERROR(VLOOKUP([.A408];[items_equipment.A:items_equipment.B];2;0);VLOOKUP([.A408];[items_misc.A:items_misc.B];2;0));VLOOKUP([.A408];[items_consumable.A:items_consumable.B];2;0))" office:value-type="string" calcext:value-type="string" office:string-value="Enchanted mage hat">
            <text:p>Enchanted mage hat</text:p>
          </table:table-cell>
          <table:table-cell office:value-type="string" calcext:value-type="string">
            <text:p>zombie</text:p>
          </table:table-cell>
          <table:table-cell table:style-name="ce35"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8];[enemies.A:enemies.L];12;0);&quot;&quot;)" office:value-type="float" calcext:value-type="float" office:value="12">
            <text:p>12</text:p>
          </table:table-cell>
          <table:table-cell table:number-columns-repeated="1024"/>
        </table:table-row>
        <table:table-row table:style-name="ro623">
          <table:table-cell office:value-type="string" calcext:value-type="string">
            <text:p><text:span text:style-name="T1082">mind body 12</text:span></text:p>
          </table:table-cell>
          <table:table-cell table:style-name="ce35" table:formula="of:=IFERROR(IFERROR(VLOOKUP([.A409];[items_equipment.A:items_equipment.B];2;0);VLOOKUP([.A409];[items_misc.A:items_misc.B];2;0));VLOOKUP([.A409];[items_consumable.A:items_consumable.B];2;0))" office:value-type="string" calcext:value-type="string" office:string-value="Enchanted mage suit">
            <text:p>Enchanted mage suit</text:p>
          </table:table-cell>
          <table:table-cell office:value-type="string" calcext:value-type="string">
            <text:p>zombie</text:p>
          </table:table-cell>
          <table:table-cell table:style-name="ce35"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9];[enemies.A:enemies.L];12;0);&quot;&quot;)" office:value-type="float" calcext:value-type="float" office:value="12">
            <text:p>12</text:p>
          </table:table-cell>
          <table:table-cell table:number-columns-repeated="1024"/>
        </table:table-row>
        <table:table-row table:style-name="ro624">
          <table:table-cell office:value-type="string" calcext:value-type="string">
            <text:p><text:span text:style-name="T1083">mind trinket 12</text:span></text:p>
          </table:table-cell>
          <table:table-cell table:style-name="ce35" table:formula="of:=IFERROR(IFERROR(VLOOKUP([.A410];[items_equipment.A:items_equipment.B];2;0);VLOOKUP([.A410];[items_misc.A:items_misc.B];2;0));VLOOKUP([.A410];[items_consumable.A:items_consumable.B];2;0))" office:value-type="string" calcext:value-type="string" office:string-value="Enchanted necklace">
            <text:p>Enchanted necklace</text:p>
          </table:table-cell>
          <table:table-cell office:value-type="string" calcext:value-type="string">
            <text:p>zombie</text:p>
          </table:table-cell>
          <table:table-cell table:style-name="ce35"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0];[enemies.A:enemies.L];12;0);&quot;&quot;)" office:value-type="float" calcext:value-type="float" office:value="12">
            <text:p>12</text:p>
          </table:table-cell>
          <table:table-cell table:number-columns-repeated="1024"/>
        </table:table-row>
        <table:table-row table:style-name="ro625">
          <table:table-cell office:value-type="string" calcext:value-type="string">
            <text:p><text:span text:style-name="T1084">soul weapon 12</text:span></text:p>
          </table:table-cell>
          <table:table-cell table:style-name="ce35" table:formula="of:=IFERROR(IFERROR(VLOOKUP([.A411];[items_equipment.A:items_equipment.B];2;0);VLOOKUP([.A411];[items_misc.A:items_misc.B];2;0));VLOOKUP([.A411];[items_consumable.A:items_consumable.B];2;0))" office:value-type="string" calcext:value-type="string" office:string-value="Holy mace">
            <text:p>Holy mace</text:p>
          </table:table-cell>
          <table:table-cell office:value-type="string" calcext:value-type="string">
            <text:p>zombie</text:p>
          </table:table-cell>
          <table:table-cell table:style-name="ce35"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1];[enemies.A:enemies.L];12;0);&quot;&quot;)" office:value-type="float" calcext:value-type="float" office:value="12">
            <text:p>12</text:p>
          </table:table-cell>
          <table:table-cell table:number-columns-repeated="1024"/>
        </table:table-row>
        <table:table-row table:style-name="ro626">
          <table:table-cell office:value-type="string" calcext:value-type="string">
            <text:p><text:span text:style-name="T1085">soul head 12</text:span></text:p>
          </table:table-cell>
          <table:table-cell table:style-name="ce35" table:formula="of:=IFERROR(IFERROR(VLOOKUP([.A412];[items_equipment.A:items_equipment.B];2;0);VLOOKUP([.A412];[items_misc.A:items_misc.B];2;0));VLOOKUP([.A412];[items_consumable.A:items_consumable.B];2;0))" office:value-type="string" calcext:value-type="string" office:string-value="Plastic halo">
            <text:p>Plastic halo</text:p>
          </table:table-cell>
          <table:table-cell office:value-type="string" calcext:value-type="string">
            <text:p>zombie</text:p>
          </table:table-cell>
          <table:table-cell table:style-name="ce35"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2];[enemies.A:enemies.L];12;0);&quot;&quot;)" office:value-type="float" calcext:value-type="float" office:value="12">
            <text:p>12</text:p>
          </table:table-cell>
          <table:table-cell table:number-columns-repeated="1024"/>
        </table:table-row>
        <table:table-row table:style-name="ro627">
          <table:table-cell office:value-type="string" calcext:value-type="string">
            <text:p><text:span text:style-name="T1086">soul body 12</text:span></text:p>
          </table:table-cell>
          <table:table-cell table:style-name="ce35" table:formula="of:=IFERROR(IFERROR(VLOOKUP([.A413];[items_equipment.A:items_equipment.B];2;0);VLOOKUP([.A413];[items_misc.A:items_misc.B];2;0));VLOOKUP([.A413];[items_consumable.A:items_consumable.B];2;0))" office:value-type="string" calcext:value-type="string" office:string-value="Plastic wings">
            <text:p>Plastic wings</text:p>
          </table:table-cell>
          <table:table-cell office:value-type="string" calcext:value-type="string">
            <text:p>zombie</text:p>
          </table:table-cell>
          <table:table-cell table:style-name="ce35"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3];[enemies.A:enemies.L];12;0);&quot;&quot;)" office:value-type="float" calcext:value-type="float" office:value="12">
            <text:p>12</text:p>
          </table:table-cell>
          <table:table-cell table:number-columns-repeated="1024"/>
        </table:table-row>
        <table:table-row table:style-name="ro628">
          <table:table-cell office:value-type="string" calcext:value-type="string">
            <text:p><text:span text:style-name="T1087">soul trinket 12</text:span></text:p>
          </table:table-cell>
          <table:table-cell table:style-name="ce35" table:formula="of:=IFERROR(IFERROR(VLOOKUP([.A414];[items_equipment.A:items_equipment.B];2;0);VLOOKUP([.A414];[items_misc.A:items_misc.B];2;0));VLOOKUP([.A414];[items_consumable.A:items_consumable.B];2;0))" office:value-type="string" calcext:value-type="string" office:string-value="Holy necklace">
            <text:p>Holy necklace</text:p>
          </table:table-cell>
          <table:table-cell office:value-type="string" calcext:value-type="string">
            <text:p>zombie</text:p>
          </table:table-cell>
          <table:table-cell table:style-name="ce35"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4];[enemies.A:enemies.L];12;0);&quot;&quot;)" office:value-type="float" calcext:value-type="float" office:value="12">
            <text:p>12</text:p>
          </table:table-cell>
          <table:table-cell table:number-columns-repeated="1024"/>
        </table:table-row>
        <table:table-row table:style-name="ro629">
          <table:table-cell office:value-type="string" calcext:value-type="string">
            <text:p><text:span text:style-name="T1088">grit weapon 12</text:span></text:p>
          </table:table-cell>
          <table:table-cell table:style-name="ce35" table:formula="of:=IFERROR(IFERROR(VLOOKUP([.A415];[items_equipment.A:items_equipment.B];2;0);VLOOKUP([.A415];[items_misc.A:items_misc.B];2;0));VLOOKUP([.A415];[items_consumable.A:items_consumable.B];2;0))" office:value-type="string" calcext:value-type="string" office:string-value="Halberd">
            <text:p>Halberd</text:p>
          </table:table-cell>
          <table:table-cell office:value-type="string" calcext:value-type="string">
            <text:p>crocodile</text:p>
          </table:table-cell>
          <table:table-cell table:style-name="ce35"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5];[enemies.A:enemies.L];12;0);&quot;&quot;)" office:value-type="float" calcext:value-type="float" office:value="12">
            <text:p>12</text:p>
          </table:table-cell>
          <table:table-cell table:number-columns-repeated="1024"/>
        </table:table-row>
        <table:table-row table:style-name="ro630">
          <table:table-cell office:value-type="string" calcext:value-type="string">
            <text:p><text:span text:style-name="T1089">grit head 12</text:span></text:p>
          </table:table-cell>
          <table:table-cell table:style-name="ce35" table:formula="of:=IFERROR(IFERROR(VLOOKUP([.A416];[items_equipment.A:items_equipment.B];2;0);VLOOKUP([.A416];[items_misc.A:items_misc.B];2;0));VLOOKUP([.A416];[items_consumable.A:items_consumable.B];2;0))" office:value-type="string" calcext:value-type="string" office:string-value="Bucket helmet">
            <text:p>Bucket helmet</text:p>
          </table:table-cell>
          <table:table-cell office:value-type="string" calcext:value-type="string">
            <text:p>crocodile</text:p>
          </table:table-cell>
          <table:table-cell table:style-name="ce35"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6];[enemies.A:enemies.L];12;0);&quot;&quot;)" office:value-type="float" calcext:value-type="float" office:value="12">
            <text:p>12</text:p>
          </table:table-cell>
          <table:table-cell table:number-columns-repeated="1024"/>
        </table:table-row>
        <table:table-row table:style-name="ro631">
          <table:table-cell office:value-type="string" calcext:value-type="string">
            <text:p><text:span text:style-name="T1090">grit body 12</text:span></text:p>
          </table:table-cell>
          <table:table-cell table:style-name="ce35" table:formula="of:=IFERROR(IFERROR(VLOOKUP([.A417];[items_equipment.A:items_equipment.B];2;0);VLOOKUP([.A417];[items_misc.A:items_misc.B];2;0));VLOOKUP([.A417];[items_consumable.A:items_consumable.B];2;0))" office:value-type="string" calcext:value-type="string" office:string-value="Plate armour">
            <text:p>Plate armour</text:p>
          </table:table-cell>
          <table:table-cell office:value-type="string" calcext:value-type="string">
            <text:p>crocodile</text:p>
          </table:table-cell>
          <table:table-cell table:style-name="ce35"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7];[enemies.A:enemies.L];12;0);&quot;&quot;)" office:value-type="float" calcext:value-type="float" office:value="12">
            <text:p>12</text:p>
          </table:table-cell>
          <table:table-cell table:number-columns-repeated="1024"/>
        </table:table-row>
        <table:table-row table:style-name="ro632">
          <table:table-cell table:style-name="ce13" office:value-type="string" calcext:value-type="string">
            <text:p>grit trinket 12 sword</text:p>
          </table:table-cell>
          <table:table-cell table:style-name="ce35" table:formula="of:=IFERROR(IFERROR(VLOOKUP([.A418];[items_equipment.A:items_equipment.B];2;0);VLOOKUP([.A418];[items_misc.A:items_misc.B];2;0));VLOOKUP([.A418];[items_consumable.A:items_consumable.B];2;0))" office:value-type="string" calcext:value-type="string" office:string-value="Sword necklace">
            <text:p>Sword necklace</text:p>
          </table:table-cell>
          <table:table-cell office:value-type="string" calcext:value-type="string">
            <text:p>crocodile</text:p>
          </table:table-cell>
          <table:table-cell table:style-name="ce35"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8];[enemies.A:enemies.L];12;0);&quot;&quot;)" office:value-type="float" calcext:value-type="float" office:value="12">
            <text:p>12</text:p>
          </table:table-cell>
          <table:table-cell table:number-columns-repeated="1024"/>
        </table:table-row>
        <table:table-row table:style-name="ro633">
          <table:table-cell table:style-name="ce13" office:value-type="string" calcext:value-type="string">
            <text:p>grit trinket 12 shield </text:p>
          </table:table-cell>
          <table:table-cell table:style-name="ce35" table:formula="of:=IFERROR(IFERROR(VLOOKUP([.A419];[items_equipment.A:items_equipment.B];2;0);VLOOKUP([.A419];[items_misc.A:items_misc.B];2;0));VLOOKUP([.A419];[items_consumable.A:items_consumable.B];2;0))" office:value-type="string" calcext:value-type="string" office:string-value="Shield necklace">
            <text:p>Shield necklace</text:p>
          </table:table-cell>
          <table:table-cell office:value-type="string" calcext:value-type="string">
            <text:p>crocodile</text:p>
          </table:table-cell>
          <table:table-cell table:style-name="ce35"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9];[enemies.A:enemies.L];12;0);&quot;&quot;)" office:value-type="float" calcext:value-type="float" office:value="12">
            <text:p>12</text:p>
          </table:table-cell>
          <table:table-cell table:number-columns-repeated="1024"/>
        </table:table-row>
        <table:table-row table:style-name="ro634">
          <table:table-cell office:value-type="string" calcext:value-type="string">
            <text:p><text:span text:style-name="T1091">flow weapon 12</text:span></text:p>
          </table:table-cell>
          <table:table-cell table:style-name="ce35" table:formula="of:=IFERROR(IFERROR(VLOOKUP([.A420];[items_equipment.A:items_equipment.B];2;0);VLOOKUP([.A420];[items_misc.A:items_misc.B];2;0));VLOOKUP([.A420];[items_consumable.A:items_consumable.B];2;0))" office:value-type="string" calcext:value-type="string" office:string-value="Scimitar">
            <text:p>Scimitar</text:p>
          </table:table-cell>
          <table:table-cell office:value-type="string" calcext:value-type="string">
            <text:p>crocodile</text:p>
          </table:table-cell>
          <table:table-cell table:style-name="ce35"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0];[enemies.A:enemies.L];12;0);&quot;&quot;)" office:value-type="float" calcext:value-type="float" office:value="12">
            <text:p>12</text:p>
          </table:table-cell>
          <table:table-cell table:number-columns-repeated="1024"/>
        </table:table-row>
        <table:table-row table:style-name="ro635">
          <table:table-cell office:value-type="string" calcext:value-type="string">
            <text:p><text:span text:style-name="T1092">flow head 12</text:span></text:p>
          </table:table-cell>
          <table:table-cell table:style-name="ce35" table:formula="of:=IFERROR(IFERROR(VLOOKUP([.A421];[items_equipment.A:items_equipment.B];2;0);VLOOKUP([.A421];[items_misc.A:items_misc.B];2;0));VLOOKUP([.A421];[items_consumable.A:items_consumable.B];2;0))" office:value-type="string" calcext:value-type="string" office:string-value="Night cloth hood">
            <text:p>Night cloth hood</text:p>
          </table:table-cell>
          <table:table-cell office:value-type="string" calcext:value-type="string">
            <text:p>crocodile</text:p>
          </table:table-cell>
          <table:table-cell table:style-name="ce35"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1];[enemies.A:enemies.L];12;0);&quot;&quot;)" office:value-type="float" calcext:value-type="float" office:value="12">
            <text:p>12</text:p>
          </table:table-cell>
          <table:table-cell table:number-columns-repeated="1024"/>
        </table:table-row>
        <table:table-row table:style-name="ro636">
          <table:table-cell office:value-type="string" calcext:value-type="string">
            <text:p><text:span text:style-name="T1093">flow body 12</text:span></text:p>
          </table:table-cell>
          <table:table-cell table:style-name="ce35" table:formula="of:=IFERROR(IFERROR(VLOOKUP([.A422];[items_equipment.A:items_equipment.B];2;0);VLOOKUP([.A422];[items_misc.A:items_misc.B];2;0));VLOOKUP([.A422];[items_consumable.A:items_consumable.B];2;0))" office:value-type="string" calcext:value-type="string" office:string-value="Night cloth uniform">
            <text:p>Night cloth uniform</text:p>
          </table:table-cell>
          <table:table-cell office:value-type="string" calcext:value-type="string">
            <text:p>crocodile</text:p>
          </table:table-cell>
          <table:table-cell table:style-name="ce35"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2];[enemies.A:enemies.L];12;0);&quot;&quot;)" office:value-type="float" calcext:value-type="float" office:value="12">
            <text:p>12</text:p>
          </table:table-cell>
          <table:table-cell table:number-columns-repeated="1024"/>
        </table:table-row>
        <table:table-row table:style-name="ro637">
          <table:table-cell office:value-type="string" calcext:value-type="string">
            <text:p><text:span text:style-name="T1094">flow trinket 12</text:span></text:p>
          </table:table-cell>
          <table:table-cell table:style-name="ce35" table:formula="of:=IFERROR(IFERROR(VLOOKUP([.A423];[items_equipment.A:items_equipment.B];2;0);VLOOKUP([.A423];[items_misc.A:items_misc.B];2;0));VLOOKUP([.A423];[items_consumable.A:items_consumable.B];2;0))" office:value-type="string" calcext:value-type="string" office:string-value="Dagger necklace">
            <text:p>Dagger necklace</text:p>
          </table:table-cell>
          <table:table-cell office:value-type="string" calcext:value-type="string">
            <text:p>crocodile</text:p>
          </table:table-cell>
          <table:table-cell table:style-name="ce35"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3];[enemies.A:enemies.L];12;0);&quot;&quot;)" office:value-type="float" calcext:value-type="float" office:value="12">
            <text:p>12</text:p>
          </table:table-cell>
          <table:table-cell table:number-columns-repeated="1024"/>
        </table:table-row>
        <table:table-row table:style-name="ro638">
          <table:table-cell office:value-type="string" calcext:value-type="string">
            <text:p><text:span text:style-name="T1095">mind weapon 12</text:span></text:p>
          </table:table-cell>
          <table:table-cell table:style-name="ce35" table:formula="of:=IFERROR(IFERROR(VLOOKUP([.A424];[items_equipment.A:items_equipment.B];2;0);VLOOKUP([.A424];[items_misc.A:items_misc.B];2;0));VLOOKUP([.A424];[items_consumable.A:items_consumable.B];2;0))" office:value-type="string" calcext:value-type="string" office:string-value="Staff">
            <text:p>Staff</text:p>
          </table:table-cell>
          <table:table-cell office:value-type="string" calcext:value-type="string">
            <text:p>crocodile</text:p>
          </table:table-cell>
          <table:table-cell table:style-name="ce35"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4];[enemies.A:enemies.L];12;0);&quot;&quot;)" office:value-type="float" calcext:value-type="float" office:value="12">
            <text:p>12</text:p>
          </table:table-cell>
          <table:table-cell table:number-columns-repeated="1024"/>
        </table:table-row>
        <table:table-row table:style-name="ro639">
          <table:table-cell office:value-type="string" calcext:value-type="string">
            <text:p><text:span text:style-name="T1096">mind head 12</text:span></text:p>
          </table:table-cell>
          <table:table-cell table:style-name="ce35" table:formula="of:=IFERROR(IFERROR(VLOOKUP([.A425];[items_equipment.A:items_equipment.B];2;0);VLOOKUP([.A425];[items_misc.A:items_misc.B];2;0));VLOOKUP([.A425];[items_consumable.A:items_consumable.B];2;0))" office:value-type="string" calcext:value-type="string" office:string-value="Enchanted mage hat">
            <text:p>Enchanted mage hat</text:p>
          </table:table-cell>
          <table:table-cell office:value-type="string" calcext:value-type="string">
            <text:p>crocodile</text:p>
          </table:table-cell>
          <table:table-cell table:style-name="ce35"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5];[enemies.A:enemies.L];12;0);&quot;&quot;)" office:value-type="float" calcext:value-type="float" office:value="12">
            <text:p>12</text:p>
          </table:table-cell>
          <table:table-cell table:number-columns-repeated="1024"/>
        </table:table-row>
        <table:table-row table:style-name="ro640">
          <table:table-cell office:value-type="string" calcext:value-type="string">
            <text:p><text:span text:style-name="T1097">mind body 12</text:span></text:p>
          </table:table-cell>
          <table:table-cell table:style-name="ce35" table:formula="of:=IFERROR(IFERROR(VLOOKUP([.A426];[items_equipment.A:items_equipment.B];2;0);VLOOKUP([.A426];[items_misc.A:items_misc.B];2;0));VLOOKUP([.A426];[items_consumable.A:items_consumable.B];2;0))" office:value-type="string" calcext:value-type="string" office:string-value="Enchanted mage suit">
            <text:p>Enchanted mage suit</text:p>
          </table:table-cell>
          <table:table-cell office:value-type="string" calcext:value-type="string">
            <text:p>crocodile</text:p>
          </table:table-cell>
          <table:table-cell table:style-name="ce35"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6];[enemies.A:enemies.L];12;0);&quot;&quot;)" office:value-type="float" calcext:value-type="float" office:value="12">
            <text:p>12</text:p>
          </table:table-cell>
          <table:table-cell table:number-columns-repeated="1024"/>
        </table:table-row>
        <table:table-row table:style-name="ro641">
          <table:table-cell office:value-type="string" calcext:value-type="string">
            <text:p><text:span text:style-name="T1098">mind trinket 12</text:span></text:p>
          </table:table-cell>
          <table:table-cell table:style-name="ce35" table:formula="of:=IFERROR(IFERROR(VLOOKUP([.A427];[items_equipment.A:items_equipment.B];2;0);VLOOKUP([.A427];[items_misc.A:items_misc.B];2;0));VLOOKUP([.A427];[items_consumable.A:items_consumable.B];2;0))" office:value-type="string" calcext:value-type="string" office:string-value="Enchanted necklace">
            <text:p>Enchanted necklace</text:p>
          </table:table-cell>
          <table:table-cell office:value-type="string" calcext:value-type="string">
            <text:p>crocodile</text:p>
          </table:table-cell>
          <table:table-cell table:style-name="ce35"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7];[enemies.A:enemies.L];12;0);&quot;&quot;)" office:value-type="float" calcext:value-type="float" office:value="12">
            <text:p>12</text:p>
          </table:table-cell>
          <table:table-cell table:number-columns-repeated="1024"/>
        </table:table-row>
        <table:table-row table:style-name="ro642">
          <table:table-cell office:value-type="string" calcext:value-type="string">
            <text:p><text:span text:style-name="T1099">soul weapon 12</text:span></text:p>
          </table:table-cell>
          <table:table-cell table:style-name="ce35" table:formula="of:=IFERROR(IFERROR(VLOOKUP([.A428];[items_equipment.A:items_equipment.B];2;0);VLOOKUP([.A428];[items_misc.A:items_misc.B];2;0));VLOOKUP([.A428];[items_consumable.A:items_consumable.B];2;0))" office:value-type="string" calcext:value-type="string" office:string-value="Holy mace">
            <text:p>Holy mace</text:p>
          </table:table-cell>
          <table:table-cell office:value-type="string" calcext:value-type="string">
            <text:p>crocodile</text:p>
          </table:table-cell>
          <table:table-cell table:style-name="ce35"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8];[enemies.A:enemies.L];12;0);&quot;&quot;)" office:value-type="float" calcext:value-type="float" office:value="12">
            <text:p>12</text:p>
          </table:table-cell>
          <table:table-cell table:number-columns-repeated="1024"/>
        </table:table-row>
        <table:table-row table:style-name="ro643">
          <table:table-cell office:value-type="string" calcext:value-type="string">
            <text:p><text:span text:style-name="T1100">soul head 12</text:span></text:p>
          </table:table-cell>
          <table:table-cell table:style-name="ce35" table:formula="of:=IFERROR(IFERROR(VLOOKUP([.A429];[items_equipment.A:items_equipment.B];2;0);VLOOKUP([.A429];[items_misc.A:items_misc.B];2;0));VLOOKUP([.A429];[items_consumable.A:items_consumable.B];2;0))" office:value-type="string" calcext:value-type="string" office:string-value="Plastic halo">
            <text:p>Plastic halo</text:p>
          </table:table-cell>
          <table:table-cell office:value-type="string" calcext:value-type="string">
            <text:p>crocodile</text:p>
          </table:table-cell>
          <table:table-cell table:style-name="ce35"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9];[enemies.A:enemies.L];12;0);&quot;&quot;)" office:value-type="float" calcext:value-type="float" office:value="12">
            <text:p>12</text:p>
          </table:table-cell>
          <table:table-cell table:number-columns-repeated="1024"/>
        </table:table-row>
        <table:table-row table:style-name="ro644">
          <table:table-cell office:value-type="string" calcext:value-type="string">
            <text:p><text:span text:style-name="T1101">soul body 12</text:span></text:p>
          </table:table-cell>
          <table:table-cell table:style-name="ce35" table:formula="of:=IFERROR(IFERROR(VLOOKUP([.A430];[items_equipment.A:items_equipment.B];2;0);VLOOKUP([.A430];[items_misc.A:items_misc.B];2;0));VLOOKUP([.A430];[items_consumable.A:items_consumable.B];2;0))" office:value-type="string" calcext:value-type="string" office:string-value="Plastic wings">
            <text:p>Plastic wings</text:p>
          </table:table-cell>
          <table:table-cell office:value-type="string" calcext:value-type="string">
            <text:p>crocodile</text:p>
          </table:table-cell>
          <table:table-cell table:style-name="ce35"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30];[enemies.A:enemies.L];12;0);&quot;&quot;)" office:value-type="float" calcext:value-type="float" office:value="12">
            <text:p>12</text:p>
          </table:table-cell>
          <table:table-cell table:number-columns-repeated="1024"/>
        </table:table-row>
        <table:table-row table:style-name="ro645">
          <table:table-cell office:value-type="string" calcext:value-type="string">
            <text:p><text:span text:style-name="T1102">soul trinket 12</text:span></text:p>
          </table:table-cell>
          <table:table-cell table:style-name="ce35" table:formula="of:=IFERROR(IFERROR(VLOOKUP([.A431];[items_equipment.A:items_equipment.B];2;0);VLOOKUP([.A431];[items_misc.A:items_misc.B];2;0));VLOOKUP([.A431];[items_consumable.A:items_consumable.B];2;0))" office:value-type="string" calcext:value-type="string" office:string-value="Holy necklace">
            <text:p>Holy necklace</text:p>
          </table:table-cell>
          <table:table-cell office:value-type="string" calcext:value-type="string">
            <text:p>crocodile</text:p>
          </table:table-cell>
          <table:table-cell table:style-name="ce35"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31];[enemies.A:enemies.L];12;0);&quot;&quot;)" office:value-type="float" calcext:value-type="float" office:value="12">
            <text:p>12</text:p>
          </table:table-cell>
          <table:table-cell table:number-columns-repeated="1024"/>
        </table:table-row>
        <table:table-row table:style-name="ro646">
          <table:table-cell office:value-type="string" calcext:value-type="string">
            <text:p><text:span text:style-name="T1103">grit weapon 12</text:span></text:p>
          </table:table-cell>
          <table:table-cell table:style-name="ce35" table:formula="of:=IFERROR(IFERROR(VLOOKUP([.A432];[items_equipment.A:items_equipment.B];2;0);VLOOKUP([.A432];[items_misc.A:items_misc.B];2;0));VLOOKUP([.A432];[items_consumable.A:items_consumable.B];2;0))" office:value-type="string" calcext:value-type="string" office:string-value="Halberd">
            <text:p>Halberd</text:p>
          </table:table-cell>
          <table:table-cell office:value-type="string" calcext:value-type="string">
            <text:p>skeleton_soldier</text:p>
          </table:table-cell>
          <table:table-cell table:style-name="ce35"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2];[enemies.A:enemies.L];12;0);&quot;&quot;)" office:value-type="float" calcext:value-type="float" office:value="12">
            <text:p>12</text:p>
          </table:table-cell>
          <table:table-cell table:number-columns-repeated="1024"/>
        </table:table-row>
        <table:table-row table:style-name="ro647">
          <table:table-cell office:value-type="string" calcext:value-type="string">
            <text:p><text:span text:style-name="T1104">grit head 12</text:span></text:p>
          </table:table-cell>
          <table:table-cell table:style-name="ce35" table:formula="of:=IFERROR(IFERROR(VLOOKUP([.A433];[items_equipment.A:items_equipment.B];2;0);VLOOKUP([.A433];[items_misc.A:items_misc.B];2;0));VLOOKUP([.A433];[items_consumable.A:items_consumable.B];2;0))" office:value-type="string" calcext:value-type="string" office:string-value="Bucket helmet">
            <text:p>Bucket helmet</text:p>
          </table:table-cell>
          <table:table-cell office:value-type="string" calcext:value-type="string">
            <text:p>skeleton_soldier</text:p>
          </table:table-cell>
          <table:table-cell table:style-name="ce35"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3];[enemies.A:enemies.L];12;0);&quot;&quot;)" office:value-type="float" calcext:value-type="float" office:value="12">
            <text:p>12</text:p>
          </table:table-cell>
          <table:table-cell table:number-columns-repeated="1024"/>
        </table:table-row>
        <table:table-row table:style-name="ro648">
          <table:table-cell office:value-type="string" calcext:value-type="string">
            <text:p><text:span text:style-name="T1105">grit body 12</text:span></text:p>
          </table:table-cell>
          <table:table-cell table:style-name="ce35" table:formula="of:=IFERROR(IFERROR(VLOOKUP([.A434];[items_equipment.A:items_equipment.B];2;0);VLOOKUP([.A434];[items_misc.A:items_misc.B];2;0));VLOOKUP([.A434];[items_consumable.A:items_consumable.B];2;0))" office:value-type="string" calcext:value-type="string" office:string-value="Plate armour">
            <text:p>Plate armour</text:p>
          </table:table-cell>
          <table:table-cell office:value-type="string" calcext:value-type="string">
            <text:p>skeleton_soldier</text:p>
          </table:table-cell>
          <table:table-cell table:style-name="ce35"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4];[enemies.A:enemies.L];12;0);&quot;&quot;)" office:value-type="float" calcext:value-type="float" office:value="12">
            <text:p>12</text:p>
          </table:table-cell>
          <table:table-cell table:number-columns-repeated="1024"/>
        </table:table-row>
        <table:table-row table:style-name="ro649">
          <table:table-cell table:style-name="ce13" office:value-type="string" calcext:value-type="string">
            <text:p>grit trinket 12 sword</text:p>
          </table:table-cell>
          <table:table-cell table:style-name="ce35" table:formula="of:=IFERROR(IFERROR(VLOOKUP([.A435];[items_equipment.A:items_equipment.B];2;0);VLOOKUP([.A435];[items_misc.A:items_misc.B];2;0));VLOOKUP([.A435];[items_consumable.A:items_consumable.B];2;0))" office:value-type="string" calcext:value-type="string" office:string-value="Sword necklace">
            <text:p>Sword necklace</text:p>
          </table:table-cell>
          <table:table-cell office:value-type="string" calcext:value-type="string">
            <text:p>skeleton_soldier</text:p>
          </table:table-cell>
          <table:table-cell table:style-name="ce35"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5];[enemies.A:enemies.L];12;0);&quot;&quot;)" office:value-type="float" calcext:value-type="float" office:value="12">
            <text:p>12</text:p>
          </table:table-cell>
          <table:table-cell table:number-columns-repeated="1024"/>
        </table:table-row>
        <table:table-row table:style-name="ro650">
          <table:table-cell table:style-name="ce13" office:value-type="string" calcext:value-type="string">
            <text:p>grit trinket 12 shield </text:p>
          </table:table-cell>
          <table:table-cell table:style-name="ce35" table:formula="of:=IFERROR(IFERROR(VLOOKUP([.A436];[items_equipment.A:items_equipment.B];2;0);VLOOKUP([.A436];[items_misc.A:items_misc.B];2;0));VLOOKUP([.A436];[items_consumable.A:items_consumable.B];2;0))" office:value-type="string" calcext:value-type="string" office:string-value="Shield necklace">
            <text:p>Shield necklace</text:p>
          </table:table-cell>
          <table:table-cell office:value-type="string" calcext:value-type="string">
            <text:p>skeleton_soldier</text:p>
          </table:table-cell>
          <table:table-cell table:style-name="ce35"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6];[enemies.A:enemies.L];12;0);&quot;&quot;)" office:value-type="float" calcext:value-type="float" office:value="12">
            <text:p>12</text:p>
          </table:table-cell>
          <table:table-cell table:number-columns-repeated="1024"/>
        </table:table-row>
        <table:table-row table:style-name="ro651">
          <table:table-cell office:value-type="string" calcext:value-type="string">
            <text:p><text:span text:style-name="T1106">flow weapon 12</text:span></text:p>
          </table:table-cell>
          <table:table-cell table:style-name="ce35" table:formula="of:=IFERROR(IFERROR(VLOOKUP([.A437];[items_equipment.A:items_equipment.B];2;0);VLOOKUP([.A437];[items_misc.A:items_misc.B];2;0));VLOOKUP([.A437];[items_consumable.A:items_consumable.B];2;0))" office:value-type="string" calcext:value-type="string" office:string-value="Scimitar">
            <text:p>Scimitar</text:p>
          </table:table-cell>
          <table:table-cell office:value-type="string" calcext:value-type="string">
            <text:p>skeleton_soldier</text:p>
          </table:table-cell>
          <table:table-cell table:style-name="ce35"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7];[enemies.A:enemies.L];12;0);&quot;&quot;)" office:value-type="float" calcext:value-type="float" office:value="12">
            <text:p>12</text:p>
          </table:table-cell>
          <table:table-cell table:number-columns-repeated="1024"/>
        </table:table-row>
        <table:table-row table:style-name="ro652">
          <table:table-cell office:value-type="string" calcext:value-type="string">
            <text:p><text:span text:style-name="T1107">flow head 12</text:span></text:p>
          </table:table-cell>
          <table:table-cell table:style-name="ce35" table:formula="of:=IFERROR(IFERROR(VLOOKUP([.A438];[items_equipment.A:items_equipment.B];2;0);VLOOKUP([.A438];[items_misc.A:items_misc.B];2;0));VLOOKUP([.A438];[items_consumable.A:items_consumable.B];2;0))" office:value-type="string" calcext:value-type="string" office:string-value="Night cloth hood">
            <text:p>Night cloth hood</text:p>
          </table:table-cell>
          <table:table-cell office:value-type="string" calcext:value-type="string">
            <text:p>skeleton_soldier</text:p>
          </table:table-cell>
          <table:table-cell table:style-name="ce35"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8];[enemies.A:enemies.L];12;0);&quot;&quot;)" office:value-type="float" calcext:value-type="float" office:value="12">
            <text:p>12</text:p>
          </table:table-cell>
          <table:table-cell table:number-columns-repeated="1024"/>
        </table:table-row>
        <table:table-row table:style-name="ro653">
          <table:table-cell office:value-type="string" calcext:value-type="string">
            <text:p><text:span text:style-name="T1108">flow body 12</text:span></text:p>
          </table:table-cell>
          <table:table-cell table:style-name="ce35" table:formula="of:=IFERROR(IFERROR(VLOOKUP([.A439];[items_equipment.A:items_equipment.B];2;0);VLOOKUP([.A439];[items_misc.A:items_misc.B];2;0));VLOOKUP([.A439];[items_consumable.A:items_consumable.B];2;0))" office:value-type="string" calcext:value-type="string" office:string-value="Night cloth uniform">
            <text:p>Night cloth uniform</text:p>
          </table:table-cell>
          <table:table-cell office:value-type="string" calcext:value-type="string">
            <text:p>skeleton_soldier</text:p>
          </table:table-cell>
          <table:table-cell table:style-name="ce35"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9];[enemies.A:enemies.L];12;0);&quot;&quot;)" office:value-type="float" calcext:value-type="float" office:value="12">
            <text:p>12</text:p>
          </table:table-cell>
          <table:table-cell table:number-columns-repeated="1024"/>
        </table:table-row>
        <table:table-row table:style-name="ro654">
          <table:table-cell office:value-type="string" calcext:value-type="string">
            <text:p><text:span text:style-name="T1109">flow trinket 12</text:span></text:p>
          </table:table-cell>
          <table:table-cell table:style-name="ce35" table:formula="of:=IFERROR(IFERROR(VLOOKUP([.A440];[items_equipment.A:items_equipment.B];2;0);VLOOKUP([.A440];[items_misc.A:items_misc.B];2;0));VLOOKUP([.A440];[items_consumable.A:items_consumable.B];2;0))" office:value-type="string" calcext:value-type="string" office:string-value="Dagger necklace">
            <text:p>Dagger necklace</text:p>
          </table:table-cell>
          <table:table-cell office:value-type="string" calcext:value-type="string">
            <text:p>skeleton_soldier</text:p>
          </table:table-cell>
          <table:table-cell table:style-name="ce35"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40];[enemies.A:enemies.L];12;0);&quot;&quot;)" office:value-type="float" calcext:value-type="float" office:value="12">
            <text:p>12</text:p>
          </table:table-cell>
          <table:table-cell table:number-columns-repeated="1024"/>
        </table:table-row>
        <table:table-row table:style-name="ro655">
          <table:table-cell office:value-type="string" calcext:value-type="string">
            <text:p><text:span text:style-name="T1110">mind weapon 12</text:span></text:p>
          </table:table-cell>
          <table:table-cell table:style-name="ce35" table:formula="of:=IFERROR(IFERROR(VLOOKUP([.A441];[items_equipment.A:items_equipment.B];2;0);VLOOKUP([.A441];[items_misc.A:items_misc.B];2;0));VLOOKUP([.A441];[items_consumable.A:items_consumable.B];2;0))" office:value-type="string" calcext:value-type="string" office:string-value="Staff">
            <text:p>Staff</text:p>
          </table:table-cell>
          <table:table-cell office:value-type="string" calcext:value-type="string">
            <text:p>fairy</text:p>
          </table:table-cell>
          <table:table-cell table:style-name="ce35" table:formula="of:=VLOOKUP([.C441];[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1];[enemies.A:enemies.L];12;0);&quot;&quot;)" office:value-type="float" calcext:value-type="float" office:value="12">
            <text:p>12</text:p>
          </table:table-cell>
          <table:table-cell table:number-columns-repeated="1024"/>
        </table:table-row>
        <table:table-row table:style-name="ro656">
          <table:table-cell office:value-type="string" calcext:value-type="string">
            <text:p><text:span text:style-name="T1111">mind head 12</text:span></text:p>
          </table:table-cell>
          <table:table-cell table:style-name="ce35" table:formula="of:=IFERROR(IFERROR(VLOOKUP([.A442];[items_equipment.A:items_equipment.B];2;0);VLOOKUP([.A442];[items_misc.A:items_misc.B];2;0));VLOOKUP([.A442];[items_consumable.A:items_consumable.B];2;0))" office:value-type="string" calcext:value-type="string" office:string-value="Enchanted mage hat">
            <text:p>Enchanted mage hat</text:p>
          </table:table-cell>
          <table:table-cell office:value-type="string" calcext:value-type="string">
            <text:p>fairy</text:p>
          </table:table-cell>
          <table:table-cell table:style-name="ce35" table:formula="of:=VLOOKUP([.C442];[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2];[enemies.A:enemies.L];12;0);&quot;&quot;)" office:value-type="float" calcext:value-type="float" office:value="12">
            <text:p>12</text:p>
          </table:table-cell>
          <table:table-cell table:number-columns-repeated="1024"/>
        </table:table-row>
        <table:table-row table:style-name="ro657">
          <table:table-cell office:value-type="string" calcext:value-type="string">
            <text:p><text:span text:style-name="T1112">mind body 12</text:span></text:p>
          </table:table-cell>
          <table:table-cell table:style-name="ce35" table:formula="of:=IFERROR(IFERROR(VLOOKUP([.A443];[items_equipment.A:items_equipment.B];2;0);VLOOKUP([.A443];[items_misc.A:items_misc.B];2;0));VLOOKUP([.A443];[items_consumable.A:items_consumable.B];2;0))" office:value-type="string" calcext:value-type="string" office:string-value="Enchanted mage suit">
            <text:p>Enchanted mage suit</text:p>
          </table:table-cell>
          <table:table-cell office:value-type="string" calcext:value-type="string">
            <text:p>fairy</text:p>
          </table:table-cell>
          <table:table-cell table:style-name="ce35" table:formula="of:=VLOOKUP([.C443];[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3];[enemies.A:enemies.L];12;0);&quot;&quot;)" office:value-type="float" calcext:value-type="float" office:value="12">
            <text:p>12</text:p>
          </table:table-cell>
          <table:table-cell table:number-columns-repeated="1024"/>
        </table:table-row>
        <table:table-row table:style-name="ro658">
          <table:table-cell office:value-type="string" calcext:value-type="string">
            <text:p><text:span text:style-name="T1113">mind trinket 12</text:span></text:p>
          </table:table-cell>
          <table:table-cell table:style-name="ce35" table:formula="of:=IFERROR(IFERROR(VLOOKUP([.A444];[items_equipment.A:items_equipment.B];2;0);VLOOKUP([.A444];[items_misc.A:items_misc.B];2;0));VLOOKUP([.A444];[items_consumable.A:items_consumable.B];2;0))" office:value-type="string" calcext:value-type="string" office:string-value="Enchanted necklace">
            <text:p>Enchanted necklace</text:p>
          </table:table-cell>
          <table:table-cell office:value-type="string" calcext:value-type="string">
            <text:p>fairy</text:p>
          </table:table-cell>
          <table:table-cell table:style-name="ce35" table:formula="of:=VLOOKUP([.C444];[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4];[enemies.A:enemies.L];12;0);&quot;&quot;)" office:value-type="float" calcext:value-type="float" office:value="12">
            <text:p>12</text:p>
          </table:table-cell>
          <table:table-cell table:number-columns-repeated="1024"/>
        </table:table-row>
        <table:table-row table:style-name="ro659">
          <table:table-cell office:value-type="string" calcext:value-type="string">
            <text:p><text:span text:style-name="T1114">soul weapon 12</text:span></text:p>
          </table:table-cell>
          <table:table-cell table:style-name="ce35" table:formula="of:=IFERROR(IFERROR(VLOOKUP([.A445];[items_equipment.A:items_equipment.B];2;0);VLOOKUP([.A445];[items_misc.A:items_misc.B];2;0));VLOOKUP([.A445];[items_consumable.A:items_consumable.B];2;0))" office:value-type="string" calcext:value-type="string" office:string-value="Holy mace">
            <text:p>Holy mace</text:p>
          </table:table-cell>
          <table:table-cell office:value-type="string" calcext:value-type="string">
            <text:p>fairy</text:p>
          </table:table-cell>
          <table:table-cell table:style-name="ce35" table:formula="of:=VLOOKUP([.C445];[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5];[enemies.A:enemies.L];12;0);&quot;&quot;)" office:value-type="float" calcext:value-type="float" office:value="12">
            <text:p>12</text:p>
          </table:table-cell>
          <table:table-cell table:number-columns-repeated="1024"/>
        </table:table-row>
        <table:table-row table:style-name="ro660">
          <table:table-cell office:value-type="string" calcext:value-type="string">
            <text:p><text:span text:style-name="T1115">soul head 12</text:span></text:p>
          </table:table-cell>
          <table:table-cell table:style-name="ce35" table:formula="of:=IFERROR(IFERROR(VLOOKUP([.A446];[items_equipment.A:items_equipment.B];2;0);VLOOKUP([.A446];[items_misc.A:items_misc.B];2;0));VLOOKUP([.A446];[items_consumable.A:items_consumable.B];2;0))" office:value-type="string" calcext:value-type="string" office:string-value="Plastic halo">
            <text:p>Plastic halo</text:p>
          </table:table-cell>
          <table:table-cell office:value-type="string" calcext:value-type="string">
            <text:p>fairy</text:p>
          </table:table-cell>
          <table:table-cell table:style-name="ce35" table:formula="of:=VLOOKUP([.C446];[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6];[enemies.A:enemies.L];12;0);&quot;&quot;)" office:value-type="float" calcext:value-type="float" office:value="12">
            <text:p>12</text:p>
          </table:table-cell>
          <table:table-cell table:number-columns-repeated="1024"/>
        </table:table-row>
        <table:table-row table:style-name="ro661">
          <table:table-cell office:value-type="string" calcext:value-type="string">
            <text:p><text:span text:style-name="T1116">soul body 12</text:span></text:p>
          </table:table-cell>
          <table:table-cell table:style-name="ce35" table:formula="of:=IFERROR(IFERROR(VLOOKUP([.A447];[items_equipment.A:items_equipment.B];2;0);VLOOKUP([.A447];[items_misc.A:items_misc.B];2;0));VLOOKUP([.A447];[items_consumable.A:items_consumable.B];2;0))" office:value-type="string" calcext:value-type="string" office:string-value="Plastic wings">
            <text:p>Plastic wings</text:p>
          </table:table-cell>
          <table:table-cell office:value-type="string" calcext:value-type="string">
            <text:p>fairy</text:p>
          </table:table-cell>
          <table:table-cell table:style-name="ce35" table:formula="of:=VLOOKUP([.C447];[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7];[enemies.A:enemies.L];12;0);&quot;&quot;)" office:value-type="float" calcext:value-type="float" office:value="12">
            <text:p>12</text:p>
          </table:table-cell>
          <table:table-cell table:number-columns-repeated="1024"/>
        </table:table-row>
        <table:table-row table:style-name="ro662">
          <table:table-cell office:value-type="string" calcext:value-type="string">
            <text:p><text:span text:style-name="T1117">soul trinket 12</text:span></text:p>
          </table:table-cell>
          <table:table-cell table:style-name="ce35" table:formula="of:=IFERROR(IFERROR(VLOOKUP([.A448];[items_equipment.A:items_equipment.B];2;0);VLOOKUP([.A448];[items_misc.A:items_misc.B];2;0));VLOOKUP([.A448];[items_consumable.A:items_consumable.B];2;0))" office:value-type="string" calcext:value-type="string" office:string-value="Holy necklace">
            <text:p>Holy necklace</text:p>
          </table:table-cell>
          <table:table-cell office:value-type="string" calcext:value-type="string">
            <text:p>fairy</text:p>
          </table:table-cell>
          <table:table-cell table:style-name="ce35" table:formula="of:=VLOOKUP([.C448];[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8];[enemies.A:enemies.L];12;0);&quot;&quot;)" office:value-type="float" calcext:value-type="float" office:value="12">
            <text:p>12</text:p>
          </table:table-cell>
          <table:table-cell table:number-columns-repeated="1024"/>
        </table:table-row>
        <table:table-row table:style-name="ro663">
          <table:table-cell table:style-name="ce23" office:value-type="string" calcext:value-type="string">
            <text:p><text:span text:style-name="T1118">blue potion</text:span></text:p>
          </table:table-cell>
          <table:table-cell table:style-name="ce35" table:formula="of:=IFERROR(IFERROR(VLOOKUP([.A449];[items_equipment.A:items_equipment.B];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35"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6" table:formula="of:=IFERROR(VLOOKUP([.C449];[enemies.A:enemies.L];12;0);&quot;&quot;)" office:value-type="float" calcext:value-type="float" office:value="3">
            <text:p>3</text:p>
          </table:table-cell>
          <table:table-cell table:number-columns-repeated="1024"/>
        </table:table-row>
        <table:table-row table:style-name="ro664">
          <table:table-cell table:style-name="ce23" office:value-type="string" calcext:value-type="string">
            <text:p><text:span text:style-name="T1119">mind body 3</text:span></text:p>
          </table:table-cell>
          <table:table-cell table:style-name="ce35" table:formula="of:=IFERROR(IFERROR(VLOOKUP([.A450];[items_equipment.A:items_equipment.B];2;0);VLOOKUP([.A450];[items_misc.A:items_misc.B];2;0));VLOOKUP([.A450];[items_consumable.A:items_consumable.B];2;0))" office:value-type="string" calcext:value-type="string" office:string-value="Fine robe">
            <text:p>Fine robe</text:p>
          </table:table-cell>
          <table:table-cell office:value-type="string" calcext:value-type="string">
            <text:p>fairy_drunk</text:p>
          </table:table-cell>
          <table:table-cell table:style-name="ce35"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6" table:formula="of:=IFERROR(VLOOKUP([.C450];[enemies.A:enemies.L];12;0);&quot;&quot;)" office:value-type="float" calcext:value-type="float" office:value="3">
            <text:p>3</text:p>
          </table:table-cell>
          <table:table-cell table:number-columns-repeated="1024"/>
        </table:table-row>
        <table:table-row table:style-name="ro665">
          <table:table-cell table:style-name="ce23" office:value-type="string" calcext:value-type="string">
            <text:p><text:span text:style-name="T1120">mind head 3</text:span></text:p>
          </table:table-cell>
          <table:table-cell table:style-name="ce35" table:formula="of:=IFERROR(IFERROR(VLOOKUP([.A451];[items_equipment.A:items_equipment.B];2;0);VLOOKUP([.A451];[items_misc.A:items_misc.B];2;0));VLOOKUP([.A451];[items_consumable.A:items_consumable.B];2;0))" office:value-type="string" calcext:value-type="string" office:string-value="Fine pointy hat">
            <text:p>Fine pointy hat</text:p>
          </table:table-cell>
          <table:table-cell office:value-type="string" calcext:value-type="string">
            <text:p>fairy_drunk</text:p>
          </table:table-cell>
          <table:table-cell table:style-name="ce35"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6" table:formula="of:=IFERROR(VLOOKUP([.C451];[enemies.A:enemies.L];12;0);&quot;&quot;)" office:value-type="float" calcext:value-type="float" office:value="3">
            <text:p>3</text:p>
          </table:table-cell>
          <table:table-cell table:number-columns-repeated="1024"/>
        </table:table-row>
        <table:table-row table:style-name="ro666">
          <table:table-cell table:style-name="ce23" office:value-type="string" calcext:value-type="string">
            <text:p><text:span text:style-name="T1121">mind trinket 3</text:span></text:p>
          </table:table-cell>
          <table:table-cell table:style-name="ce35" table:formula="of:=IFERROR(IFERROR(VLOOKUP([.A452];[items_equipment.A:items_equipment.B];2;0);VLOOKUP([.A452];[items_misc.A:items_misc.B];2;0));VLOOKUP([.A452];[items_consumable.A:items_consumable.B];2;0))" office:value-type="string" calcext:value-type="string" office:string-value="Notebook">
            <text:p>Notebook</text:p>
          </table:table-cell>
          <table:table-cell office:value-type="string" calcext:value-type="string">
            <text:p>fairy_drunk</text:p>
          </table:table-cell>
          <table:table-cell table:style-name="ce35"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6" table:formula="of:=IFERROR(VLOOKUP([.C452];[enemies.A:enemies.L];12;0);&quot;&quot;)" office:value-type="float" calcext:value-type="float" office:value="3">
            <text:p>3</text:p>
          </table:table-cell>
          <table:table-cell table:number-columns-repeated="1024"/>
        </table:table-row>
        <table:table-row table:style-name="ro667">
          <table:table-cell table:style-name="ce23" office:value-type="string" calcext:value-type="string">
            <text:p><text:span text:style-name="T1122">mind weapon 3</text:span></text:p>
          </table:table-cell>
          <table:table-cell table:style-name="ce35" table:formula="of:=IFERROR(IFERROR(VLOOKUP([.A453];[items_equipment.A:items_equipment.B];2;0);VLOOKUP([.A453];[items_misc.A:items_misc.B];2;0));VLOOKUP([.A453];[items_consumable.A:items_consumable.B];2;0))" office:value-type="string" calcext:value-type="string" office:string-value="Simple wand">
            <text:p>Simple wand</text:p>
          </table:table-cell>
          <table:table-cell office:value-type="string" calcext:value-type="string">
            <text:p>fairy_drunk</text:p>
          </table:table-cell>
          <table:table-cell table:style-name="ce35"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6" table:formula="of:=IFERROR(VLOOKUP([.C453];[enemies.A:enemies.L];12;0);&quot;&quot;)" office:value-type="float" calcext:value-type="float" office:value="3">
            <text:p>3</text:p>
          </table:table-cell>
          <table:table-cell table:number-columns-repeated="1024"/>
        </table:table-row>
        <table:table-row table:style-name="ro668">
          <table:table-cell table:style-name="ce23" office:value-type="string" calcext:value-type="string">
            <text:p><text:span text:style-name="T1123">red potion</text:span></text:p>
          </table:table-cell>
          <table:table-cell table:style-name="ce35" table:formula="of:=IFERROR(IFERROR(VLOOKUP([.A454];[items_equipment.A:items_equipment.B];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35"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6" table:formula="of:=IFERROR(VLOOKUP([.C454];[enemies.A:enemies.L];12;0);&quot;&quot;)" office:value-type="float" calcext:value-type="float" office:value="3">
            <text:p>3</text:p>
          </table:table-cell>
          <table:table-cell table:number-columns-repeated="1024"/>
        </table:table-row>
        <table:table-row table:style-name="ro669">
          <table:table-cell table:style-name="ce23"/>
          <table:table-cell table:style-name="ce35"/>
          <table:table-cell/>
          <table:table-cell table:style-name="ce35"/>
          <table:table-cell/>
          <table:table-cell table:style-name="ce36"/>
          <table:table-cell table:number-columns-repeated="1024"/>
        </table:table-row>
        <table:table-row table:style-name="ro670">
          <table:table-cell table:style-name="ce23"/>
          <table:table-cell table:style-name="ce35"/>
          <table:table-cell/>
          <table:table-cell table:style-name="ce35"/>
          <table:table-cell/>
          <table:table-cell table:style-name="ce36"/>
          <table:table-cell table:number-columns-repeated="1024"/>
        </table:table-row>
        <table:table-row table:style-name="ro671">
          <table:table-cell table:style-name="ce23"/>
          <table:table-cell table:style-name="ce35"/>
          <table:table-cell/>
          <table:table-cell table:style-name="ce35"/>
          <table:table-cell/>
          <table:table-cell table:style-name="ce36"/>
          <table:table-cell table:number-columns-repeated="1024"/>
        </table:table-row>
        <table:table-row table:style-name="ro672">
          <table:table-cell table:number-columns-repeated="1024"/>
        </table:table-row>
        <table:table-row table:number-rows-repeated="4" table:style-name="ro214">
          <table:table-cell table:number-columns-repeated="1024"/>
        </table:table-row>
        <table:table-row table:style-name="ro673">
          <table:table-cell table:style-name="ce23"/>
          <table:table-cell table:style-name="ce35"/>
          <table:table-cell/>
          <table:table-cell table:style-name="ce35"/>
          <table:table-cell/>
          <table:table-cell table:style-name="ce36"/>
          <table:table-cell table:number-columns-repeated="1024"/>
        </table:table-row>
        <table:table-row table:style-name="ro674">
          <table:table-cell table:style-name="ce23"/>
          <table:table-cell table:style-name="ce35"/>
          <table:table-cell/>
          <table:table-cell table:style-name="ce35"/>
          <table:table-cell/>
          <table:table-cell table:style-name="ce36"/>
          <table:table-cell table:number-columns-repeated="1024"/>
        </table:table-row>
        <table:table-row table:style-name="ro675">
          <table:table-cell table:style-name="ce23"/>
          <table:table-cell table:style-name="ce35"/>
          <table:table-cell/>
          <table:table-cell table:style-name="ce35"/>
          <table:table-cell/>
          <table:table-cell table:style-name="ce36"/>
          <table:table-cell table:number-columns-repeated="1024"/>
        </table:table-row>
        <table:table-row table:style-name="ro676">
          <table:table-cell table:style-name="ce23"/>
          <table:table-cell table:style-name="ce35"/>
          <table:table-cell/>
          <table:table-cell table:style-name="ce35"/>
          <table:table-cell/>
          <table:table-cell table:style-name="ce36"/>
          <table:table-cell table:number-columns-repeated="1024"/>
        </table:table-row>
        <table:table-row table:style-name="ro677">
          <table:table-cell table:style-name="ce17"/>
          <table:table-cell table:style-name="ce35"/>
          <table:table-cell/>
          <table:table-cell table:style-name="ce35"/>
          <table:table-cell/>
          <table:table-cell table:style-name="ce36"/>
          <table:table-cell table:number-columns-repeated="1024"/>
        </table:table-row>
        <table:table-row table:style-name="ro214">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6">
        <table:table-column table:number-columns-repeated="2"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number-columns-repeated="1007" table:style-name="co72" table:default-cell-style-name="Default"/>
        <table:table-header-columns/>
        <table:table-column table:number-columns-repeated="101" table:style-name="co73" table:default-cell-style-name="Default"/>
        <table:table-header-columns/>
        <table:table-column table:style-name="co56" table:default-cell-style-name="Default"/>
        <table:table-header-columns/>
        <table:table-row table:style-name="ro679">
          <table:table-cell office:value-type="string" calcext:value-type="string">
            <text:p><text:span text:style-name="T1137">enemy_id</text:span></text:p>
          </table:table-cell>
          <table:table-cell office:value-type="string" calcext:value-type="string">
            <text:p><text:span text:style-name="T1138">name</text:span></text:p>
          </table:table-cell>
          <table:table-cell office:value-type="string" calcext:value-type="string">
            <text:p><text:span text:style-name="T1139">hp_max</text:span></text:p>
          </table:table-cell>
          <table:table-cell office:value-type="string" calcext:value-type="string">
            <text:p><text:span text:style-name="T1140">mp_max</text:span></text:p>
          </table:table-cell>
          <table:table-cell office:value-type="string" calcext:value-type="string">
            <text:p><text:span text:style-name="T1141">grit</text:span></text:p>
          </table:table-cell>
          <table:table-cell office:value-type="string" calcext:value-type="string">
            <text:p><text:span text:style-name="T1142">flow</text:span></text:p>
          </table:table-cell>
          <table:table-cell office:value-type="string" calcext:value-type="string">
            <text:p><text:span text:style-name="T1143">mind</text:span></text:p>
          </table:table-cell>
          <table:table-cell office:value-type="string" calcext:value-type="string">
            <text:p><text:span text:style-name="T1144">soul</text:span></text:p>
          </table:table-cell>
          <table:table-cell office:value-type="string" calcext:value-type="string">
            <text:p><text:span text:style-name="T1145">armor</text:span></text:p>
          </table:table-cell>
          <table:table-cell office:value-type="string" calcext:value-type="string">
            <text:p><text:span text:style-name="T1146">marmor</text:span></text:p>
          </table:table-cell>
          <table:table-cell office:value-type="string" calcext:value-type="string">
            <text:p><text:span text:style-name="T1147">exp</text:span></text:p>
          </table:table-cell>
          <table:table-cell office:value-type="string" calcext:value-type="string">
            <text:p><text:span text:style-name="T1148">lvl</text:span></text:p>
          </table:table-cell>
          <table:table-cell table:style-name="ce12" office:value-type="string" calcext:value-type="string">
            <text:p><text:span text:style-name="T1149">LOOT</text:span><text:span text:style-name="T1150">
</text:span><text:span text:style-name="T1151">AMOUT</text:span></text:p>
          </table:table-cell>
          <table:table-cell table:style-name="ce12" office:value-type="string" calcext:value-type="string">
            <text:p><text:span text:style-name="T1152">COMBAT</text:span><text:span text:style-name="T1153">
</text:span><text:span text:style-name="T1154">LOOP</text:span><text:span text:style-name="T1155">
</text:span><text:span text:style-name="T1156">AMOUT</text:span></text:p>
          </table:table-cell>
          <table:table-cell office:value-type="string" calcext:value-type="string">
            <text:p><text:span text:style-name="T1157">description</text:span></text:p>
          </table:table-cell>
          <table:table-cell table:number-columns-repeated="1024"/>
        </table:table-row>
        <table:table-row table:style-name="ro680">
          <table:table-cell office:value-type="string" calcext:value-type="string">
            <text:p><text:span text:style-name="T1158">tutorial_enemy_1</text:span></text:p>
          </table:table-cell>
          <table:table-cell office:value-type="string" calcext:value-type="string">
            <text:p><text:span text:style-name="T1159">Tiny mouse</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7" table:formula="of:=COUNTIF([loot.C:loot.C];[.A2])" office:value-type="float" calcext:value-type="float" office:value="1">
            <text:p>1</text:p>
          </table:table-cell>
          <table:table-cell table:style-name="ce7" table:formula="of:=COUNTIF([$enemy_combat_loop.A$1:$enemy_combat_loop.A$1048576];[.A2])" office:value-type="float" calcext:value-type="float" office:value="1">
            <text:p>1</text:p>
          </table:table-cell>
          <table:table-cell office:value-type="string" calcext:value-type="string">
            <text:p><text:span text:style-name="T1160">Such a tiny cute creature has to die huh?</text:span></text:p>
          </table:table-cell>
          <table:table-cell table:number-columns-repeated="1024"/>
        </table:table-row>
        <table:table-row table:style-name="ro681">
          <table:table-cell office:value-type="string" calcext:value-type="string">
            <text:p><text:span text:style-name="T1161">shroom</text:span></text:p>
          </table:table-cell>
          <table:table-cell office:value-type="string" calcext:value-type="string">
            <text:p><text:span text:style-name="T1162">Shroom</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7" table:formula="of:=COUNTIF([loot.C:loot.C];[.A3])" office:value-type="float" calcext:value-type="float" office:value="18">
            <text:p>18</text:p>
          </table:table-cell>
          <table:table-cell table:style-name="ce7" table:formula="of:=COUNTIF([enemy_combat_loop.A:enemy_combat_loop.A];[.A3])" office:value-type="float" calcext:value-type="float" office:value="1">
            <text:p>1</text:p>
          </table:table-cell>
          <table:table-cell office:value-type="string" calcext:value-type="string">
            <text:p><text:span text:style-name="T1163">A tiny orange mushroom. How cute!</text:span></text:p>
          </table:table-cell>
          <table:table-cell table:number-columns-repeated="1024"/>
        </table:table-row>
        <table:table-row table:style-name="ro682">
          <table:table-cell office:value-type="string" calcext:value-type="string">
            <text:p><text:span text:style-name="T1164">rat</text:span></text:p>
          </table:table-cell>
          <table:table-cell office:value-type="string" calcext:value-type="string">
            <text:p><text:span text:style-name="T1165">Ra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7" table:formula="of:=COUNTIF([loot.C:loot.C];[.A4])" office:value-type="float" calcext:value-type="float" office:value="18">
            <text:p>18</text:p>
          </table:table-cell>
          <table:table-cell table:style-name="ce7" table:formula="of:=COUNTIF([enemy_combat_loop.A:enemy_combat_loop.A];[.A4])" office:value-type="float" calcext:value-type="float" office:value="1">
            <text:p>1</text:p>
          </table:table-cell>
          <table:table-cell office:value-type="string" calcext:value-type="string">
            <text:p><text:span text:style-name="T1166">A small stinky rat. Ew!</text:span></text:p>
          </table:table-cell>
          <table:table-cell table:number-columns-repeated="1024"/>
        </table:table-row>
        <table:table-row table:style-name="ro683">
          <table:table-cell office:value-type="string" calcext:value-type="string">
            <text:p><text:span text:style-name="T1167">spore</text:span></text:p>
          </table:table-cell>
          <table:table-cell office:value-type="string" calcext:value-type="string">
            <text:p><text:span text:style-name="T1168">Spore</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7" table:formula="of:=COUNTIF([loot.C:loot.C];[.A5])" office:value-type="float" calcext:value-type="float" office:value="18">
            <text:p>18</text:p>
          </table:table-cell>
          <table:table-cell table:style-name="ce7" table:formula="of:=COUNTIF([enemy_combat_loop.A:enemy_combat_loop.A];[.A5])" office:value-type="float" calcext:value-type="float" office:value="1">
            <text:p>1</text:p>
          </table:table-cell>
          <table:table-cell office:value-type="string" calcext:value-type="string">
            <text:p><text:span text:style-name="T1169">A ball of fluff.</text:span></text:p>
          </table:table-cell>
          <table:table-cell table:number-columns-repeated="1024"/>
        </table:table-row>
        <table:table-row table:style-name="ro684">
          <table:table-cell office:value-type="string" calcext:value-type="string">
            <text:p><text:span text:style-name="T1170">wood_stump</text:span></text:p>
          </table:table-cell>
          <table:table-cell office:value-type="string" calcext:value-type="string">
            <text:p><text:span text:style-name="T1171">Wood Stump</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7" table:formula="of:=COUNTIF([loot.C:loot.C];[.A6])" office:value-type="float" calcext:value-type="float" office:value="18">
            <text:p>18</text:p>
          </table:table-cell>
          <table:table-cell table:style-name="ce7" table:formula="of:=COUNTIF([enemy_combat_loop.A:enemy_combat_loop.A];[.A6])" office:value-type="float" calcext:value-type="float" office:value="1">
            <text:p>1</text:p>
          </table:table-cell>
          <table:table-cell office:value-type="string" calcext:value-type="string">
            <text:p><text:span text:style-name="T1172">A moving table?</text:span></text:p>
          </table:table-cell>
          <table:table-cell table:number-columns-repeated="1024"/>
        </table:table-row>
        <table:table-row table:style-name="ro685">
          <table:table-cell office:value-type="string" calcext:value-type="string">
            <text:p><text:span text:style-name="T1173">snail</text:span></text:p>
          </table:table-cell>
          <table:table-cell office:value-type="string" calcext:value-type="string">
            <text:p><text:span text:style-name="T1174">Snail</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7" table:formula="of:=COUNTIF([loot.C:loot.C];[.A7])" office:value-type="float" calcext:value-type="float" office:value="18">
            <text:p>18</text:p>
          </table:table-cell>
          <table:table-cell table:style-name="ce7" table:formula="of:=COUNTIF([enemy_combat_loop.A:enemy_combat_loop.A];[.A7])" office:value-type="float" calcext:value-type="float" office:value="1">
            <text:p>1</text:p>
          </table:table-cell>
          <table:table-cell office:value-type="string" calcext:value-type="string">
            <text:p><text:span text:style-name="T1175">A slow moving house.</text:span></text:p>
          </table:table-cell>
          <table:table-cell table:number-columns-repeated="1024"/>
        </table:table-row>
        <table:table-row table:style-name="ro686">
          <table:table-cell office:value-type="string" calcext:value-type="string">
            <text:p><text:span text:style-name="T1176">orange_mushroom</text:span></text:p>
          </table:table-cell>
          <table:table-cell office:value-type="string" calcext:value-type="string">
            <text:p><text:span text:style-name="T1177">Orange Mushroom</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7" table:formula="of:=COUNTIF([loot.C:loot.C];[.A8])" office:value-type="float" calcext:value-type="float" office:value="18">
            <text:p>18</text:p>
          </table:table-cell>
          <table:table-cell table:style-name="ce7" table:formula="of:=COUNTIF([enemy_combat_loop.A:enemy_combat_loop.A];[.A8])" office:value-type="float" calcext:value-type="float" office:value="1">
            <text:p>1</text:p>
          </table:table-cell>
          <table:table-cell office:value-type="string" calcext:value-type="string">
            <text:p><text:span text:style-name="T1178">A larger orange mushroom, this one is feisty!</text:span></text:p>
          </table:table-cell>
          <table:table-cell table:number-columns-repeated="1024"/>
        </table:table-row>
        <table:table-row table:style-name="ro687">
          <table:table-cell office:value-type="string" calcext:value-type="string">
            <text:p><text:span text:style-name="T1179">green_slime</text:span></text:p>
          </table:table-cell>
          <table:table-cell office:value-type="string" calcext:value-type="string">
            <text:p><text:span text:style-name="T1180">Green Slime</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7" table:formula="of:=COUNTIF([loot.C:loot.C];[.A9])" office:value-type="float" calcext:value-type="float" office:value="18">
            <text:p>18</text:p>
          </table:table-cell>
          <table:table-cell table:style-name="ce7" table:formula="of:=COUNTIF([enemy_combat_loop.A:enemy_combat_loop.A];[.A9])" office:value-type="float" calcext:value-type="float" office:value="1">
            <text:p>1</text:p>
          </table:table-cell>
          <table:table-cell office:value-type="string" calcext:value-type="string">
            <text:p><text:span text:style-name="T1181">A small glob of goo.</text:span></text:p>
          </table:table-cell>
          <table:table-cell table:number-columns-repeated="1024"/>
        </table:table-row>
        <table:table-row table:style-name="ro688">
          <table:table-cell office:value-type="string" calcext:value-type="string">
            <text:p><text:span text:style-name="T1182">spider</text:span></text:p>
          </table:table-cell>
          <table:table-cell office:value-type="string" calcext:value-type="string">
            <text:p><text:span text:style-name="T1183">Spider</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7" table:formula="of:=COUNTIF([loot.C:loot.C];[.A10])" office:value-type="float" calcext:value-type="float" office:value="18">
            <text:p>18</text:p>
          </table:table-cell>
          <table:table-cell table:style-name="ce7" table:formula="of:=COUNTIF([$enemy_combat_loop.A$1:$enemy_combat_loop.A$1048576];[.A10])" office:value-type="float" calcext:value-type="float" office:value="1">
            <text:p>1</text:p>
          </table:table-cell>
          <table:table-cell office:value-type="string" calcext:value-type="string">
            <text:p><text:span text:style-name="T1184">A eight eyed, eight legged creature. What more to say?</text:span></text:p>
          </table:table-cell>
          <table:table-cell table:number-columns-repeated="1024"/>
        </table:table-row>
        <table:table-row table:style-name="ro689">
          <table:table-cell office:value-type="string" calcext:value-type="string">
            <text:p><text:span text:style-name="T1185">wandering_rock</text:span></text:p>
          </table:table-cell>
          <table:table-cell office:value-type="string" calcext:value-type="string">
            <text:p><text:span text:style-name="T1186">Wandering Rock</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7" table:formula="of:=COUNTIF([loot.C:loot.C];[.A11])" office:value-type="float" calcext:value-type="float" office:value="18">
            <text:p>18</text:p>
          </table:table-cell>
          <table:table-cell table:style-name="ce7" table:formula="of:=COUNTIF([enemy_combat_loop.A:enemy_combat_loop.A];[.A11])" office:value-type="float" calcext:value-type="float" office:value="1">
            <text:p>1</text:p>
          </table:table-cell>
          <table:table-cell office:value-type="string" calcext:value-type="string">
            <text:p><text:span text:style-name="T1187">A pile of rocks seemingly glued together. Wait its moving?!</text:span></text:p>
          </table:table-cell>
          <table:table-cell table:number-columns-repeated="1024"/>
        </table:table-row>
        <table:table-row table:style-name="ro690">
          <table:table-cell office:value-type="string" calcext:value-type="string">
            <text:p><text:span text:style-name="T1188">pig</text:span></text:p>
          </table:table-cell>
          <table:table-cell office:value-type="string" calcext:value-type="string">
            <text:p><text:span text:style-name="T1189">Pig</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7" table:formula="of:=COUNTIF([loot.C:loot.C];[.A12])" office:value-type="float" calcext:value-type="float" office:value="18">
            <text:p>18</text:p>
          </table:table-cell>
          <table:table-cell table:style-name="ce7" table:formula="of:=COUNTIF([enemy_combat_loop.A:enemy_combat_loop.A];[.A12])" office:value-type="float" calcext:value-type="float" office:value="1">
            <text:p>1</text:p>
          </table:table-cell>
          <table:table-cell office:value-type="string" calcext:value-type="string">
            <text:p><text:span text:style-name="T1190">A pink rotunt dog.</text:span></text:p>
          </table:table-cell>
          <table:table-cell table:number-columns-repeated="1024"/>
        </table:table-row>
        <table:table-row table:style-name="ro691">
          <table:table-cell office:value-type="string" calcext:value-type="string">
            <text:p><text:span text:style-name="T1191">blue_mushroom</text:span></text:p>
          </table:table-cell>
          <table:table-cell office:value-type="string" calcext:value-type="string">
            <text:p><text:span text:style-name="T1192">Blue Mushroom</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7" table:formula="of:=COUNTIF([loot.C:loot.C];[.A13])" office:value-type="float" calcext:value-type="float" office:value="18">
            <text:p>18</text:p>
          </table:table-cell>
          <table:table-cell table:style-name="ce7" table:formula="of:=COUNTIF([enemy_combat_loop.A:enemy_combat_loop.A];[.A13])" office:value-type="float" calcext:value-type="float" office:value="1">
            <text:p>1</text:p>
          </table:table-cell>
          <table:table-cell office:value-type="string" calcext:value-type="string">
            <text:p><text:span text:style-name="T1193">A bulky blue mushroom.</text:span></text:p>
          </table:table-cell>
          <table:table-cell table:number-columns-repeated="1024"/>
        </table:table-row>
        <table:table-row table:style-name="ro692">
          <table:table-cell office:value-type="string" calcext:value-type="string">
            <text:p><text:span text:style-name="T1194">octopus</text:span></text:p>
          </table:table-cell>
          <table:table-cell office:value-type="string" calcext:value-type="string">
            <text:p><text:span text:style-name="T1195">Octopus</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7" table:formula="of:=COUNTIF([loot.C:loot.C];[.A14])" office:value-type="float" calcext:value-type="float" office:value="18">
            <text:p>18</text:p>
          </table:table-cell>
          <table:table-cell table:style-name="ce7" table:formula="of:=COUNTIF([enemy_combat_loop.A:enemy_combat_loop.A];[.A14])" office:value-type="float" calcext:value-type="float" office:value="1">
            <text:p>1</text:p>
          </table:table-cell>
          <table:table-cell office:value-type="string" calcext:value-type="string">
            <text:p><text:span text:style-name="T1196">A big slimy floating octopus, atleast you are 50% certain its not a beholder.</text:span></text:p>
          </table:table-cell>
          <table:table-cell table:number-columns-repeated="1024"/>
        </table:table-row>
        <table:table-row table:style-name="ro693">
          <table:table-cell office:value-type="string" calcext:value-type="string">
            <text:p><text:span text:style-name="T1197">blue_slime</text:span></text:p>
          </table:table-cell>
          <table:table-cell office:value-type="string" calcext:value-type="string">
            <text:p><text:span text:style-name="T1198">Blue Slime</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7" table:formula="of:=COUNTIF([loot.C:loot.C];[.A15])" office:value-type="float" calcext:value-type="float" office:value="18">
            <text:p>18</text:p>
          </table:table-cell>
          <table:table-cell table:style-name="ce7" table:formula="of:=COUNTIF([enemy_combat_loop.A:enemy_combat_loop.A];[.A15])" office:value-type="float" calcext:value-type="float" office:value="1">
            <text:p>1</text:p>
          </table:table-cell>
          <table:table-cell office:value-type="string" calcext:value-type="string">
            <text:p><text:span text:style-name="T1199">A slimy blue glob stinks of sewage.</text:span></text:p>
          </table:table-cell>
          <table:table-cell table:number-columns-repeated="1024"/>
        </table:table-row>
        <table:table-row table:style-name="ro694">
          <table:table-cell office:value-type="string" calcext:value-type="string">
            <text:p><text:span text:style-name="T1200">red_slime</text:span></text:p>
          </table:table-cell>
          <table:table-cell office:value-type="string" calcext:value-type="string">
            <text:p><text:span text:style-name="T1201">Red Slime</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7" table:formula="of:=COUNTIF([loot.C:loot.C];[.A16])" office:value-type="float" calcext:value-type="float" office:value="18">
            <text:p>18</text:p>
          </table:table-cell>
          <table:table-cell table:style-name="ce7" table:formula="of:=COUNTIF([enemy_combat_loop.A:enemy_combat_loop.A];[.A16])" office:value-type="float" calcext:value-type="float" office:value="1">
            <text:p>1</text:p>
          </table:table-cell>
          <table:table-cell office:value-type="string" calcext:value-type="string">
            <text:p><text:span text:style-name="T1202">A red glob of heat. Is it on fire?</text:span></text:p>
          </table:table-cell>
          <table:table-cell table:number-columns-repeated="1024"/>
        </table:table-row>
        <table:table-row table:style-name="ro695">
          <table:table-cell office:value-type="string" calcext:value-type="string">
            <text:p><text:span text:style-name="T1203">red_cap</text:span></text:p>
          </table:table-cell>
          <table:table-cell office:value-type="string" calcext:value-type="string">
            <text:p><text:span text:style-name="T1204">Red Cap</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7" table:formula="of:=COUNTIF([loot.C:loot.C];[.A17])" office:value-type="float" calcext:value-type="float" office:value="18">
            <text:p>18</text:p>
          </table:table-cell>
          <table:table-cell table:style-name="ce7" table:formula="of:=COUNTIF([enemy_combat_loop.A:enemy_combat_loop.A];[.A17])" office:value-type="float" calcext:value-type="float" office:value="1">
            <text:p>1</text:p>
          </table:table-cell>
          <table:table-cell office:value-type="string" calcext:value-type="string">
            <text:p><text:span text:style-name="T1205">Is this a reskin of orange mushroom?</text:span></text:p>
          </table:table-cell>
          <table:table-cell table:number-columns-repeated="1024"/>
        </table:table-row>
        <table:table-row table:style-name="ro696">
          <table:table-cell office:value-type="string" calcext:value-type="string">
            <text:p><text:span text:style-name="T1206">evil_eye</text:span></text:p>
          </table:table-cell>
          <table:table-cell office:value-type="string" calcext:value-type="string">
            <text:p><text:span text:style-name="T1207">Evil Eye</text:span></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7" table:formula="of:=COUNTIF([loot.C:loot.C];[.A18])" office:value-type="float" calcext:value-type="float" office:value="18">
            <text:p>18</text:p>
          </table:table-cell>
          <table:table-cell table:style-name="ce7" table:formula="of:=COUNTIF([enemy_combat_loop.A:enemy_combat_loop.A];[.A18])" office:value-type="float" calcext:value-type="float" office:value="1">
            <text:p>1</text:p>
          </table:table-cell>
          <table:table-cell office:value-type="string" calcext:value-type="string">
            <text:p><text:span text:style-name="T1208">A one eyed snake with two arms.</text:span></text:p>
          </table:table-cell>
          <table:table-cell table:number-columns-repeated="1024"/>
        </table:table-row>
        <table:table-row table:style-name="ro697">
          <table:table-cell office:value-type="string" calcext:value-type="string">
            <text:p><text:span text:style-name="T1209">thief</text:span></text:p>
          </table:table-cell>
          <table:table-cell office:value-type="string" calcext:value-type="string">
            <text:p><text:span text:style-name="T1210">Thief</text:span></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7" table:formula="of:=COUNTIF([loot.C:loot.C];[.A19])" office:value-type="float" calcext:value-type="float" office:value="18">
            <text:p>18</text:p>
          </table:table-cell>
          <table:table-cell table:style-name="ce7" table:formula="of:=COUNTIF([enemy_combat_loop.A:enemy_combat_loop.A];[.A19])" office:value-type="float" calcext:value-type="float" office:value="1">
            <text:p>1</text:p>
          </table:table-cell>
          <table:table-cell office:value-type="string" calcext:value-type="string">
            <text:p><text:span text:style-name="T1211">A ragged man with a dull knife.</text:span></text:p>
          </table:table-cell>
          <table:table-cell table:number-columns-repeated="1024"/>
        </table:table-row>
        <table:table-row table:style-name="ro698">
          <table:table-cell office:value-type="string" calcext:value-type="string">
            <text:p><text:span text:style-name="T1212">horned_mushroom</text:span></text:p>
          </table:table-cell>
          <table:table-cell office:value-type="string" calcext:value-type="string">
            <text:p><text:span text:style-name="T1213">Horned Mushroom</text:span></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7" table:formula="of:=COUNTIF([loot.C:loot.C];[.A20])" office:value-type="float" calcext:value-type="float" office:value="18">
            <text:p>18</text:p>
          </table:table-cell>
          <table:table-cell table:style-name="ce7" table:formula="of:=COUNTIF([enemy_combat_loop.A:enemy_combat_loop.A];[.A20])" office:value-type="float" calcext:value-type="float" office:value="1">
            <text:p>1</text:p>
          </table:table-cell>
          <table:table-cell office:value-type="string" calcext:value-type="string">
            <text:p><text:span text:style-name="T1214">A big mushroom with spiky horns growing out of its blue cap.</text:span></text:p>
          </table:table-cell>
          <table:table-cell table:number-columns-repeated="1024"/>
        </table:table-row>
        <table:table-row table:style-name="ro699">
          <table:table-cell office:value-type="string" calcext:value-type="string">
            <text:p><text:span text:style-name="T1215">skeleton_1</text:span></text:p>
          </table:table-cell>
          <table:table-cell office:value-type="string" calcext:value-type="string">
            <text:p><text:span text:style-name="T1216">Skeleton</text:span></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7" table:formula="of:=COUNTIF([loot.C:loot.C];[.A21])" office:value-type="float" calcext:value-type="float" office:value="24">
            <text:p>24</text:p>
          </table:table-cell>
          <table:table-cell table:style-name="ce7" table:formula="of:=COUNTIF([enemy_combat_loop.A:enemy_combat_loop.A];[.A21])" office:value-type="float" calcext:value-type="float" office:value="1">
            <text:p>1</text:p>
          </table:table-cell>
          <table:table-cell office:value-type="string" calcext:value-type="string">
            <text:p><text:span text:style-name="T1217">The moving skeletal remains of some humanoid creature.</text:span></text:p>
          </table:table-cell>
          <table:table-cell table:number-columns-repeated="1024"/>
        </table:table-row>
        <table:table-row table:style-name="ro700">
          <table:table-cell office:value-type="string" calcext:value-type="string">
            <text:p><text:span text:style-name="T1218">skeleton_mage</text:span></text:p>
          </table:table-cell>
          <table:table-cell office:value-type="string" calcext:value-type="string">
            <text:p><text:span text:style-name="T1219">Skeletal Sourcerer</text:span></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7" table:formula="of:=COUNTIF([loot.C:loot.C];[.A22])" office:value-type="float" calcext:value-type="float" office:value="13">
            <text:p>13</text:p>
          </table:table-cell>
          <table:table-cell table:style-name="ce7" table:formula="of:=COUNTIF([enemy_combat_loop.A:enemy_combat_loop.A];[.A22])" office:value-type="float" calcext:value-type="float" office:value="2">
            <text:p>2</text:p>
          </table:table-cell>
          <table:table-cell office:value-type="string" calcext:value-type="string">
            <text:p><text:span text:style-name="T1220">The moving skeletal remains of some humanoid creature, dressed in a robe this time.</text:span></text:p>
          </table:table-cell>
          <table:table-cell table:number-columns-repeated="1024"/>
        </table:table-row>
        <table:table-row table:style-name="ro701">
          <table:table-cell office:value-type="string" calcext:value-type="string">
            <text:p><text:span text:style-name="T1221">mushroom_soldier</text:span></text:p>
          </table:table-cell>
          <table:table-cell office:value-type="string" calcext:value-type="string">
            <text:p><text:span text:style-name="T1222">Mushroom Soldier</text:span></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7" table:formula="of:=COUNTIF([loot.C:loot.C];[.A23])" office:value-type="float" calcext:value-type="float" office:value="5">
            <text:p>5</text:p>
          </table:table-cell>
          <table:table-cell table:style-name="ce7" table:formula="of:=COUNTIF([enemy_combat_loop.A:enemy_combat_loop.A];[.A23])" office:value-type="float" calcext:value-type="float" office:value="1">
            <text:p>1</text:p>
          </table:table-cell>
          <table:table-cell office:value-type="string" calcext:value-type="string">
            <text:p><text:span text:style-name="T1223">A red cap mushroom with a sword and shield.</text:span></text:p>
          </table:table-cell>
          <table:table-cell table:number-columns-repeated="1024"/>
        </table:table-row>
        <table:table-row table:style-name="ro702">
          <table:table-cell office:value-type="string" calcext:value-type="string">
            <text:p><text:span text:style-name="T1224">mushroom_thief</text:span></text:p>
          </table:table-cell>
          <table:table-cell office:value-type="string" calcext:value-type="string">
            <text:p><text:span text:style-name="T1225">Mushroom Thief</text:span></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7" table:formula="of:=COUNTIF([loot.C:loot.C];[.A24])" office:value-type="float" calcext:value-type="float" office:value="4">
            <text:p>4</text:p>
          </table:table-cell>
          <table:table-cell table:style-name="ce7" table:formula="of:=COUNTIF([enemy_combat_loop.A:enemy_combat_loop.A];[.A24])" office:value-type="float" calcext:value-type="float" office:value="1">
            <text:p>1</text:p>
          </table:table-cell>
          <table:table-cell office:value-type="string" calcext:value-type="string">
            <text:p><text:span text:style-name="T1226">A purple cap mushroom with a dagger.</text:span></text:p>
          </table:table-cell>
          <table:table-cell table:number-columns-repeated="1024"/>
        </table:table-row>
        <table:table-row table:style-name="ro703">
          <table:table-cell office:value-type="string" calcext:value-type="string">
            <text:p><text:span text:style-name="T1227">mushroom_mage</text:span></text:p>
          </table:table-cell>
          <table:table-cell office:value-type="string" calcext:value-type="string">
            <text:p><text:span text:style-name="T1228">Mushroom Mage</text:span></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7" table:formula="of:=COUNTIF([loot.C:loot.C];[.A25])" office:value-type="float" calcext:value-type="float" office:value="4">
            <text:p>4</text:p>
          </table:table-cell>
          <table:table-cell table:style-name="ce7" table:formula="of:=COUNTIF([enemy_combat_loop.A:enemy_combat_loop.A];[.A25])" office:value-type="float" calcext:value-type="float" office:value="1">
            <text:p>1</text:p>
          </table:table-cell>
          <table:table-cell office:value-type="string" calcext:value-type="string">
            <text:p><text:span text:style-name="T1229">A blue cap mushroom with a wand.</text:span></text:p>
          </table:table-cell>
          <table:table-cell table:number-columns-repeated="1024"/>
        </table:table-row>
        <table:table-row table:style-name="ro704">
          <table:table-cell office:value-type="string" calcext:value-type="string">
            <text:p><text:span text:style-name="T1230">mushroom_cleric</text:span></text:p>
          </table:table-cell>
          <table:table-cell office:value-type="string" calcext:value-type="string">
            <text:p><text:span text:style-name="T1231">Mushroom Cleric</text:span></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7" table:formula="of:=COUNTIF([loot.C:loot.C];[.A26])" office:value-type="float" calcext:value-type="float" office:value="4">
            <text:p>4</text:p>
          </table:table-cell>
          <table:table-cell table:style-name="ce7" table:formula="of:=COUNTIF([enemy_combat_loop.A:enemy_combat_loop.A];[.A26])" office:value-type="float" calcext:value-type="float" office:value="1">
            <text:p>1</text:p>
          </table:table-cell>
          <table:table-cell office:value-type="string" calcext:value-type="string">
            <text:p><text:span text:style-name="T1232">A yellow cap mushroom with a mace.</text:span></text:p>
          </table:table-cell>
          <table:table-cell table:number-columns-repeated="1024"/>
        </table:table-row>
        <table:table-row table:style-name="ro705">
          <table:table-cell office:value-type="string" calcext:value-type="string">
            <text:p><text:span text:style-name="T1233">mushroom_zombie</text:span></text:p>
          </table:table-cell>
          <table:table-cell office:value-type="string" calcext:value-type="string">
            <text:p><text:span text:style-name="T1234">Mushroom zombie</text:span></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7" table:formula="of:=COUNTIF([loot.C:loot.C];[.A27])" office:value-type="float" calcext:value-type="float" office:value="17">
            <text:p>17</text:p>
          </table:table-cell>
          <table:table-cell table:style-name="ce7" table:formula="of:=COUNTIF([enemy_combat_loop.A:enemy_combat_loop.A];[.A27])" office:value-type="float" calcext:value-type="float" office:value="1">
            <text:p>1</text:p>
          </table:table-cell>
          <table:table-cell office:value-type="string" calcext:value-type="string">
            <text:p><text:span text:style-name="T1235">A greenish-bronze cap mushroom smells rotten.</text:span></text:p>
          </table:table-cell>
          <table:table-cell table:number-columns-repeated="1024"/>
        </table:table-row>
        <table:table-row table:style-name="ro706">
          <table:table-cell office:value-type="string" calcext:value-type="string">
            <text:p><text:span text:style-name="T1236">zombie</text:span></text:p>
          </table:table-cell>
          <table:table-cell office:value-type="string" calcext:value-type="string">
            <text:p><text:span text:style-name="T1237">Zombie</text:span></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7" table:formula="of:=COUNTIF([loot.C:loot.C];[.A28])" office:value-type="float" calcext:value-type="float" office:value="17">
            <text:p>17</text:p>
          </table:table-cell>
          <table:table-cell table:style-name="ce7" table:formula="of:=COUNTIF([enemy_combat_loop.A:enemy_combat_loop.A];[.A28])" office:value-type="float" calcext:value-type="float" office:value="1">
            <text:p>1</text:p>
          </table:table-cell>
          <table:table-cell office:value-type="string" calcext:value-type="string">
            <text:p><text:span text:style-name="T1238">A rotting corps. It moves! kill it again!</text:span></text:p>
          </table:table-cell>
          <table:table-cell table:number-columns-repeated="1024"/>
        </table:table-row>
        <table:table-row table:style-name="ro707">
          <table:table-cell office:value-type="string" calcext:value-type="string">
            <text:p><text:span text:style-name="T1239">crocodile</text:span></text:p>
          </table:table-cell>
          <table:table-cell office:value-type="string" calcext:value-type="string">
            <text:p><text:span text:style-name="T1240">Crocodile</text:span></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7" table:formula="of:=COUNTIF([loot.C:loot.C];[.A29])" office:value-type="float" calcext:value-type="float" office:value="17">
            <text:p>17</text:p>
          </table:table-cell>
          <table:table-cell table:style-name="ce7" table:formula="of:=COUNTIF([enemy_combat_loop.A:enemy_combat_loop.A];[.A29])" office:value-type="float" calcext:value-type="float" office:value="1">
            <text:p>1</text:p>
          </table:table-cell>
          <table:table-cell office:value-type="string" calcext:value-type="string">
            <text:p><text:span text:style-name="T1241">A overgrown lizard with the bite force of 1,680 kg.</text:span></text:p>
          </table:table-cell>
          <table:table-cell table:number-columns-repeated="1024"/>
        </table:table-row>
        <table:table-row table:style-name="ro708">
          <table:table-cell office:value-type="string" calcext:value-type="string">
            <text:p><text:span text:style-name="T1242">skeleton_soldier</text:span></text:p>
          </table:table-cell>
          <table:table-cell office:value-type="string" calcext:value-type="string">
            <text:p><text:span text:style-name="T1243">Skeleton Soldier</text:span></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7" table:formula="of:=COUNTIF([loot.C:loot.C];[.A30])" office:value-type="float" calcext:value-type="float" office:value="9">
            <text:p>9</text:p>
          </table:table-cell>
          <table:table-cell table:style-name="ce7" table:formula="of:=COUNTIF([enemy_combat_loop.A:enemy_combat_loop.A];[.A30])" office:value-type="float" calcext:value-type="float" office:value="0">
            <text:p>0</text:p>
          </table:table-cell>
          <table:table-cell office:value-type="string" calcext:value-type="string">
            <text:p><text:span text:style-name="T1244">The moving skeletal remains of some humanoid creature, with a sword.</text:span></text:p>
          </table:table-cell>
          <table:table-cell table:number-columns-repeated="1024"/>
        </table:table-row>
        <table:table-row table:style-name="ro709">
          <table:table-cell office:value-type="string" calcext:value-type="string">
            <text:p><text:span text:style-name="T1245">fairy</text:span></text:p>
          </table:table-cell>
          <table:table-cell table:style-name="ce13" office:value-type="string" calcext:value-type="string">
            <text:p>Fair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7" table:formula="of:=COUNTIF([loot.C:loot.C];[.A31])" office:value-type="float" calcext:value-type="float" office:value="8">
            <text:p>8</text:p>
          </table:table-cell>
          <table:table-cell table:style-name="ce7" table:formula="of:=COUNTIF([enemy_combat_loop.A:enemy_combat_loop.A];[.A31])" office:value-type="float" calcext:value-type="float" office:value="0">
            <text:p>0</text:p>
          </table:table-cell>
          <table:table-cell table:style-name="ce13" office:value-type="string" calcext:value-type="string">
            <text:p>A tiny fairy flits through the air, its wings shimmering with a soft, magical glow.</text:p>
          </table:table-cell>
          <table:table-cell table:number-columns-repeated="1024"/>
        </table:table-row>
        <table:table-row table:style-name="ro710">
          <table:table-cell table:style-name="ce17" office:value-type="string" calcext:value-type="string">
            <text:p>fairy_drunk</text:p>
          </table:table-cell>
          <table:table-cell table:style-name="ce17" office:value-type="string" calcext:value-type="string">
            <text:p>Drunk fair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7" table:formula="of:=COUNTIF([loot.C:loot.C];[.A32])" office:value-type="float" calcext:value-type="float" office:value="6">
            <text:p>6</text:p>
          </table:table-cell>
          <table:table-cell table:style-name="ce7" table:formula="of:=COUNTIF([enemy_combat_loop.A:enemy_combat_loop.A];[.A32])" office:value-type="float" calcext:value-type="float" office:value="0">
            <text:p>0</text:p>
          </table:table-cell>
          <table:table-cell table:style-name="ce37" office:value-type="string" calcext:value-type="string">
            <text:p>The small fairy wobbles in the air, its wings fluttering unevenly as it giggles uncontrollably.</text:p>
          </table:table-cell>
          <table:table-cell table:number-columns-repeated="1024"/>
        </table:table-row>
        <table:table-row table:number-rows-repeated="32" table:style-name="ro678">
          <table:table-cell table:number-columns-repeated="1024"/>
        </table:table-row>
      </table:table>
      <table:table table:name="enemy_skills" table:style-name="ta7">
        <table:table-column table:style-name="co75" table:default-cell-style-name="Default"/>
        <table:table-header-columns/>
        <table:table-column table:style-name="co76" table:default-cell-style-name="Default"/>
        <table:table-header-columns/>
        <table:table-column table:style-name="co77" table:default-cell-style-name="Default"/>
        <table:table-header-columns/>
        <table:table-column table:style-name="co78" table:default-cell-style-name="ce3"/>
        <table:table-header-columns/>
        <table:table-column table:style-name="co79" table:default-cell-style-name="Default"/>
        <table:table-header-columns/>
        <table:table-column table:number-columns-repeated="1018" table:style-name="co80" table:default-cell-style-name="Default"/>
        <table:table-header-columns/>
        <table:table-column table:number-columns-repeated="101" table:style-name="co81" table:default-cell-style-name="Default"/>
        <table:table-header-columns/>
        <table:table-column table:style-name="co74" table:default-cell-style-name="Default"/>
        <table:table-header-columns/>
        <table:table-row table:style-name="ro712">
          <table:table-cell office:value-type="string" calcext:value-type="string">
            <text:p><text:span text:style-name="T1246">enemy_id</text:span></text:p>
          </table:table-cell>
          <table:table-cell table:style-name="ce14" office:value-type="string" calcext:value-type="string">
            <text:p><text:span text:style-name="T1247">FOUND</text:span></text:p>
          </table:table-cell>
          <table:table-cell office:value-type="string" calcext:value-type="string">
            <text:p><text:span text:style-name="T1248">LVL</text:span></text:p>
          </table:table-cell>
          <table:table-cell office:value-type="string" calcext:value-type="string">
            <text:p>skill_id</text:p>
          </table:table-cell>
          <table:table-cell table:style-name="ce14" office:value-type="string" calcext:value-type="string">
            <text:p><text:span text:style-name="T1249">FOUND</text:span></text:p>
          </table:table-cell>
          <table:table-cell office:value-type="string" calcext:value-type="string">
            <text:p><text:span text:style-name="T1250">practice</text:span></text:p>
          </table:table-cell>
          <table:table-cell table:number-columns-repeated="1024"/>
        </table:table-row>
        <table:table-row table:style-name="ro713">
          <table:table-cell office:value-type="string" calcext:value-type="string">
            <text:p><text:span text:style-name="T1251">shroom</text:span></text:p>
          </table:table-cell>
          <table:table-cell table:style-name="ce14" table:formula="of:=VLOOKUP([.A2];[$enemies.A$1:$enemies.B$1048576];2;0)" office:value-type="string" calcext:value-type="string" office:string-value="Shroom">
            <text:p>Shroom</text:p>
          </table:table-cell>
          <table:table-cell table:style-name="ce14" table:formula="of:=VLOOKUP([.A2];[$enemies.A$1:$enemies.L$1048576];12;FALSE())" office:value-type="float" calcext:value-type="float" office:value="1">
            <text:p>1</text:p>
          </table:table-cell>
          <table:table-cell office:value-type="string" calcext:value-type="string">
            <text:p>nudge</text:p>
          </table:table-cell>
          <table:table-cell table:style-name="ce14" table:formula="of:=VLOOKUP([.D2];[$skills.A$1:$skills.B$1048576];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14">
          <table:table-cell office:value-type="string" calcext:value-type="string">
            <text:p><text:span text:style-name="T1252">rat</text:span></text:p>
          </table:table-cell>
          <table:table-cell table:style-name="ce14" table:formula="of:=VLOOKUP([.A3];[enemies.A:enemies.B];2;0)" office:value-type="string" calcext:value-type="string" office:string-value="Rat">
            <text:p>Rat</text:p>
          </table:table-cell>
          <table:table-cell table:style-name="ce14" table:formula="of:=VLOOKUP([.A3];[enemies.A:enemies.L];12;FALSE())" office:value-type="float" calcext:value-type="float" office:value="1">
            <text:p>1</text:p>
          </table:table-cell>
          <table:table-cell office:value-type="string" calcext:value-type="string">
            <text:p>nudge</text:p>
          </table:table-cell>
          <table:table-cell table:style-name="ce14" table:formula="of:=VLOOKUP([.D3];[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15">
          <table:table-cell office:value-type="string" calcext:value-type="string">
            <text:p><text:span text:style-name="T1253">spore</text:span></text:p>
          </table:table-cell>
          <table:table-cell table:style-name="ce14" table:formula="of:=VLOOKUP([.A4];[enemies.A:enemies.B];2;0)" office:value-type="string" calcext:value-type="string" office:string-value="Spore">
            <text:p>Spore</text:p>
          </table:table-cell>
          <table:table-cell table:style-name="ce14" table:formula="of:=VLOOKUP([.A4];[enemies.A:enemies.L];12;FALSE())" office:value-type="float" calcext:value-type="float" office:value="1">
            <text:p>1</text:p>
          </table:table-cell>
          <table:table-cell office:value-type="string" calcext:value-type="string">
            <text:p>nudge</text:p>
          </table:table-cell>
          <table:table-cell table:style-name="ce14" table:formula="of:=VLOOKUP([.D4];[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16">
          <table:table-cell office:value-type="string" calcext:value-type="string">
            <text:p><text:span text:style-name="T1254">wood_stump</text:span></text:p>
          </table:table-cell>
          <table:table-cell table:style-name="ce14" table:formula="of:=VLOOKUP([.A5];[enemies.A:enemies.B];2;0)" office:value-type="string" calcext:value-type="string" office:string-value="Wood Stump">
            <text:p>Wood Stump</text:p>
          </table:table-cell>
          <table:table-cell table:style-name="ce14" table:formula="of:=VLOOKUP([.A5];[enemies.A:enemies.L];12;FALSE())" office:value-type="float" calcext:value-type="float" office:value="1">
            <text:p>1</text:p>
          </table:table-cell>
          <table:table-cell office:value-type="string" calcext:value-type="string">
            <text:p>nudge</text:p>
          </table:table-cell>
          <table:table-cell table:style-name="ce14" table:formula="of:=VLOOKUP([.D5];[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17">
          <table:table-cell office:value-type="string" calcext:value-type="string">
            <text:p><text:span text:style-name="T1255">snail</text:span></text:p>
          </table:table-cell>
          <table:table-cell table:style-name="ce14" table:formula="of:=VLOOKUP([.A6];[enemies.A:enemies.B];2;0)" office:value-type="string" calcext:value-type="string" office:string-value="Snail">
            <text:p>Snail</text:p>
          </table:table-cell>
          <table:table-cell table:style-name="ce14" table:formula="of:=VLOOKUP([.A6];[enemies.A:enemies.L];12;FALSE())" office:value-type="float" calcext:value-type="float" office:value="1">
            <text:p>1</text:p>
          </table:table-cell>
          <table:table-cell office:value-type="string" calcext:value-type="string">
            <text:p>nudge</text:p>
          </table:table-cell>
          <table:table-cell table:style-name="ce14" table:formula="of:=VLOOKUP([.D6];[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18">
          <table:table-cell office:value-type="string" calcext:value-type="string">
            <text:p><text:span text:style-name="T1256">orange_mushroom</text:span></text:p>
          </table:table-cell>
          <table:table-cell table:style-name="ce14" table:formula="of:=VLOOKUP([.A7];[enemies.A:enemies.B];2;0)" office:value-type="string" calcext:value-type="string" office:string-value="Orange Mushroom">
            <text:p>Orange Mushroom</text:p>
          </table:table-cell>
          <table:table-cell table:style-name="ce14" table:formula="of:=VLOOKUP([.A7];[enemies.A:enemies.L];12;FALSE())" office:value-type="float" calcext:value-type="float" office:value="3">
            <text:p>3</text:p>
          </table:table-cell>
          <table:table-cell office:value-type="string" calcext:value-type="string">
            <text:p>nudge</text:p>
          </table:table-cell>
          <table:table-cell table:style-name="ce14" table:formula="of:=VLOOKUP([.D7];[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19">
          <table:table-cell office:value-type="string" calcext:value-type="string">
            <text:p><text:span text:style-name="T1257">green_slime</text:span></text:p>
          </table:table-cell>
          <table:table-cell table:style-name="ce14" table:formula="of:=VLOOKUP([.A8];[enemies.A:enemies.B];2;0)" office:value-type="string" calcext:value-type="string" office:string-value="Green Slime">
            <text:p>Green Slime</text:p>
          </table:table-cell>
          <table:table-cell table:style-name="ce14" table:formula="of:=VLOOKUP([.A8];[enemies.A:enemies.L];12;FALSE())" office:value-type="float" calcext:value-type="float" office:value="3">
            <text:p>3</text:p>
          </table:table-cell>
          <table:table-cell office:value-type="string" calcext:value-type="string">
            <text:p>nudge</text:p>
          </table:table-cell>
          <table:table-cell table:style-name="ce14" table:formula="of:=VLOOKUP([.D8];[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20">
          <table:table-cell office:value-type="string" calcext:value-type="string">
            <text:p><text:span text:style-name="T1258">spider</text:span></text:p>
          </table:table-cell>
          <table:table-cell table:style-name="ce14" table:formula="of:=VLOOKUP([.A9];[enemies.A:enemies.B];2;0)" office:value-type="string" calcext:value-type="string" office:string-value="Spider">
            <text:p>Spider</text:p>
          </table:table-cell>
          <table:table-cell table:style-name="ce14" table:formula="of:=VLOOKUP([.A9];[enemies.A:enemies.L];12;FALSE())" office:value-type="float" calcext:value-type="float" office:value="3">
            <text:p>3</text:p>
          </table:table-cell>
          <table:table-cell office:value-type="string" calcext:value-type="string">
            <text:p>nudge</text:p>
          </table:table-cell>
          <table:table-cell table:style-name="ce14" table:formula="of:=VLOOKUP([.D9];[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21">
          <table:table-cell office:value-type="string" calcext:value-type="string">
            <text:p><text:span text:style-name="T1259">wandering_rock</text:span></text:p>
          </table:table-cell>
          <table:table-cell table:style-name="ce14" table:formula="of:=VLOOKUP([.A10];[$enemies.A$1:$enemies.B$1048576];2;0)" office:value-type="string" calcext:value-type="string" office:string-value="Wandering Rock">
            <text:p>Wandering Rock</text:p>
          </table:table-cell>
          <table:table-cell table:style-name="ce14" table:formula="of:=VLOOKUP([.A10];[$enemies.A$1:$enemies.L$1048576];12;FALSE())" office:value-type="float" calcext:value-type="float" office:value="3">
            <text:p>3</text:p>
          </table:table-cell>
          <table:table-cell office:value-type="string" calcext:value-type="string">
            <text:p>nudge</text:p>
          </table:table-cell>
          <table:table-cell table:style-name="ce14" table:formula="of:=VLOOKUP([.D10];[$skills.A$1:$skills.B$1048576];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22">
          <table:table-cell office:value-type="string" calcext:value-type="string">
            <text:p><text:span text:style-name="T1260">pig</text:span></text:p>
          </table:table-cell>
          <table:table-cell table:style-name="ce14" table:formula="of:=VLOOKUP([.A11];[enemies.A:enemies.B];2;0)" office:value-type="string" calcext:value-type="string" office:string-value="Pig">
            <text:p>Pig</text:p>
          </table:table-cell>
          <table:table-cell table:style-name="ce14" table:formula="of:=VLOOKUP([.A11];[enemies.A:enemies.L];12;FALSE())" office:value-type="float" calcext:value-type="float" office:value="3">
            <text:p>3</text:p>
          </table:table-cell>
          <table:table-cell office:value-type="string" calcext:value-type="string">
            <text:p>nudge</text:p>
          </table:table-cell>
          <table:table-cell table:style-name="ce14" table:formula="of:=VLOOKUP([.D11];[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23">
          <table:table-cell office:value-type="string" calcext:value-type="string">
            <text:p><text:span text:style-name="T1261">tutorial_enemy_1</text:span></text:p>
          </table:table-cell>
          <table:table-cell table:style-name="ce14" table:formula="of:=VLOOKUP([.A12];[enemies.A:enemies.B];2;0)" office:value-type="string" calcext:value-type="string" office:string-value="Tiny mouse">
            <text:p>Tiny mouse</text:p>
          </table:table-cell>
          <table:table-cell table:style-name="ce14" table:formula="of:=VLOOKUP([.A12];[enemies.A:enemies.L];12;FALSE())" office:value-type="float" calcext:value-type="float" office:value="0">
            <text:p>0</text:p>
          </table:table-cell>
          <table:table-cell office:value-type="string" calcext:value-type="string">
            <text:p>nudge</text:p>
          </table:table-cell>
          <table:table-cell table:style-name="ce14" table:formula="of:=VLOOKUP([.D12];[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24">
          <table:table-cell office:value-type="string" calcext:value-type="string">
            <text:p><text:span text:style-name="T1262">blue_mushroom</text:span></text:p>
          </table:table-cell>
          <table:table-cell table:style-name="ce14" table:formula="of:=VLOOKUP([.A13];[enemies.A:enemies.B];2;0)" office:value-type="string" calcext:value-type="string" office:string-value="Blue Mushroom">
            <text:p>Blue Mushroom</text:p>
          </table:table-cell>
          <table:table-cell table:style-name="ce14" table:formula="of:=VLOOKUP([.A13];[enemies.A:enemies.L];12;FALSE())" office:value-type="float" calcext:value-type="float" office:value="6">
            <text:p>6</text:p>
          </table:table-cell>
          <table:table-cell office:value-type="string" calcext:value-type="string">
            <text:p>nudge</text:p>
          </table:table-cell>
          <table:table-cell table:style-name="ce14" table:formula="of:=VLOOKUP([.D13];[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25">
          <table:table-cell office:value-type="string" calcext:value-type="string">
            <text:p><text:span text:style-name="T1263">octopus</text:span></text:p>
          </table:table-cell>
          <table:table-cell table:style-name="ce14" table:formula="of:=VLOOKUP([.A14];[enemies.A:enemies.B];2;0)" office:value-type="string" calcext:value-type="string" office:string-value="Octopus">
            <text:p>Octopus</text:p>
          </table:table-cell>
          <table:table-cell table:style-name="ce14" table:formula="of:=VLOOKUP([.A14];[enemies.A:enemies.L];12;FALSE())" office:value-type="float" calcext:value-type="float" office:value="6">
            <text:p>6</text:p>
          </table:table-cell>
          <table:table-cell office:value-type="string" calcext:value-type="string">
            <text:p>nudge</text:p>
          </table:table-cell>
          <table:table-cell table:style-name="ce14" table:formula="of:=VLOOKUP([.D14];[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26">
          <table:table-cell office:value-type="string" calcext:value-type="string">
            <text:p><text:span text:style-name="T1264">blue_slime</text:span></text:p>
          </table:table-cell>
          <table:table-cell table:style-name="ce14" table:formula="of:=VLOOKUP([.A15];[enemies.A:enemies.B];2;0)" office:value-type="string" calcext:value-type="string" office:string-value="Blue Slime">
            <text:p>Blue Slime</text:p>
          </table:table-cell>
          <table:table-cell table:style-name="ce14" table:formula="of:=VLOOKUP([.A15];[enemies.A:enemies.L];12;FALSE())" office:value-type="float" calcext:value-type="float" office:value="6">
            <text:p>6</text:p>
          </table:table-cell>
          <table:table-cell office:value-type="string" calcext:value-type="string">
            <text:p>nudge</text:p>
          </table:table-cell>
          <table:table-cell table:style-name="ce14" table:formula="of:=VLOOKUP([.D15];[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27">
          <table:table-cell office:value-type="string" calcext:value-type="string">
            <text:p><text:span text:style-name="T1265">red_slime</text:span></text:p>
          </table:table-cell>
          <table:table-cell table:style-name="ce14" table:formula="of:=VLOOKUP([.A16];[enemies.A:enemies.B];2;0)" office:value-type="string" calcext:value-type="string" office:string-value="Red Slime">
            <text:p>Red Slime</text:p>
          </table:table-cell>
          <table:table-cell table:style-name="ce14" table:formula="of:=VLOOKUP([.A16];[enemies.A:enemies.L];12;FALSE())" office:value-type="float" calcext:value-type="float" office:value="6">
            <text:p>6</text:p>
          </table:table-cell>
          <table:table-cell office:value-type="string" calcext:value-type="string">
            <text:p>nudge</text:p>
          </table:table-cell>
          <table:table-cell table:style-name="ce14" table:formula="of:=VLOOKUP([.D16];[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28">
          <table:table-cell office:value-type="string" calcext:value-type="string">
            <text:p><text:span text:style-name="T1266">red_cap</text:span></text:p>
          </table:table-cell>
          <table:table-cell table:style-name="ce14" table:formula="of:=VLOOKUP([.A17];[enemies.A:enemies.B];2;0)" office:value-type="string" calcext:value-type="string" office:string-value="Red Cap">
            <text:p>Red Cap</text:p>
          </table:table-cell>
          <table:table-cell table:style-name="ce14" table:formula="of:=VLOOKUP([.A17];[enemies.A:enemies.L];12;FALSE())" office:value-type="float" calcext:value-type="float" office:value="6">
            <text:p>6</text:p>
          </table:table-cell>
          <table:table-cell office:value-type="string" calcext:value-type="string">
            <text:p>nudge</text:p>
          </table:table-cell>
          <table:table-cell table:style-name="ce14" table:formula="of:=VLOOKUP([.D17];[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29">
          <table:table-cell office:value-type="string" calcext:value-type="string">
            <text:p><text:span text:style-name="T1267">evil_eye</text:span></text:p>
          </table:table-cell>
          <table:table-cell table:style-name="ce14" table:formula="of:=VLOOKUP([.A18];[enemies.A:enemies.B];2;0)" office:value-type="string" calcext:value-type="string" office:string-value="Evil Eye">
            <text:p>Evil Eye</text:p>
          </table:table-cell>
          <table:table-cell table:style-name="ce14" table:formula="of:=VLOOKUP([.A18];[enemies.A:enemies.L];12;FALSE())" office:value-type="float" calcext:value-type="float" office:value="9">
            <text:p>9</text:p>
          </table:table-cell>
          <table:table-cell office:value-type="string" calcext:value-type="string">
            <text:p>nudge</text:p>
          </table:table-cell>
          <table:table-cell table:style-name="ce14" table:formula="of:=VLOOKUP([.D18];[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30">
          <table:table-cell office:value-type="string" calcext:value-type="string">
            <text:p><text:span text:style-name="T1268">thief</text:span></text:p>
          </table:table-cell>
          <table:table-cell table:style-name="ce14" table:formula="of:=VLOOKUP([.A19];[enemies.A:enemies.B];2;0)" office:value-type="string" calcext:value-type="string" office:string-value="Thief">
            <text:p>Thief</text:p>
          </table:table-cell>
          <table:table-cell table:style-name="ce14" table:formula="of:=VLOOKUP([.A19];[enemies.A:enemies.L];12;FALSE())" office:value-type="float" calcext:value-type="float" office:value="9">
            <text:p>9</text:p>
          </table:table-cell>
          <table:table-cell office:value-type="string" calcext:value-type="string">
            <text:p>nudge</text:p>
          </table:table-cell>
          <table:table-cell table:style-name="ce14" table:formula="of:=VLOOKUP([.D19];[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31">
          <table:table-cell office:value-type="string" calcext:value-type="string">
            <text:p><text:span text:style-name="T1269">horned_mushroom</text:span></text:p>
          </table:table-cell>
          <table:table-cell table:style-name="ce14" table:formula="of:=VLOOKUP([.A20];[enemies.A:enemies.B];2;0)" office:value-type="string" calcext:value-type="string" office:string-value="Horned Mushroom">
            <text:p>Horned Mushroom</text:p>
          </table:table-cell>
          <table:table-cell table:style-name="ce14" table:formula="of:=VLOOKUP([.A20];[enemies.A:enemies.L];12;FALSE())" office:value-type="float" calcext:value-type="float" office:value="9">
            <text:p>9</text:p>
          </table:table-cell>
          <table:table-cell office:value-type="string" calcext:value-type="string">
            <text:p>nudge</text:p>
          </table:table-cell>
          <table:table-cell table:style-name="ce14" table:formula="of:=VLOOKUP([.D20];[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32">
          <table:table-cell office:value-type="string" calcext:value-type="string">
            <text:p><text:span text:style-name="T1270">skeleton_1</text:span></text:p>
          </table:table-cell>
          <table:table-cell table:style-name="ce14" table:formula="of:=VLOOKUP([.A21];[enemies.A:enemies.B];2;0)" office:value-type="string" calcext:value-type="string" office:string-value="Skeleton">
            <text:p>Skeleton</text:p>
          </table:table-cell>
          <table:table-cell table:style-name="ce14" table:formula="of:=VLOOKUP([.A21];[enemies.A:enemies.L];12;FALSE())" office:value-type="float" calcext:value-type="float" office:value="9">
            <text:p>9</text:p>
          </table:table-cell>
          <table:table-cell office:value-type="string" calcext:value-type="string">
            <text:p>swing</text:p>
          </table:table-cell>
          <table:table-cell table:style-name="ce14" table:formula="of:=VLOOKUP([.D21];[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33">
          <table:table-cell office:value-type="string" calcext:value-type="string">
            <text:p><text:span text:style-name="T1271">skeleton_mage</text:span></text:p>
          </table:table-cell>
          <table:table-cell table:style-name="ce14" table:formula="of:=VLOOKUP([.A22];[enemies.A:enemies.B];2;0)" office:value-type="string" calcext:value-type="string" office:string-value="Skeletal Sourcerer">
            <text:p>Skeletal Sourcerer</text:p>
          </table:table-cell>
          <table:table-cell table:style-name="ce14" table:formula="of:=VLOOKUP([.A22];[enemies.A:enemies.L];12;FALSE())" office:value-type="float" calcext:value-type="float" office:value="9">
            <text:p>9</text:p>
          </table:table-cell>
          <table:table-cell office:value-type="string" calcext:value-type="string">
            <text:p>magic missile</text:p>
          </table:table-cell>
          <table:table-cell table:style-name="ce14" table:formula="of:=VLOOKUP([.D22];[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34">
          <table:table-cell office:value-type="string" calcext:value-type="string">
            <text:p><text:span text:style-name="T1272">skeleton_soldier</text:span></text:p>
          </table:table-cell>
          <table:table-cell table:style-name="ce14" table:formula="of:=VLOOKUP([.A23];[enemies.A:enemies.B];2;0)" office:value-type="string" calcext:value-type="string" office:string-value="Skeleton Soldier">
            <text:p>Skeleton Soldier</text:p>
          </table:table-cell>
          <table:table-cell table:style-name="ce14" table:formula="of:=VLOOKUP([.A23];[enemies.A:enemies.L];12;FALSE())" office:value-type="float" calcext:value-type="float" office:value="12">
            <text:p>12</text:p>
          </table:table-cell>
          <table:table-cell office:value-type="string" calcext:value-type="string">
            <text:p>swing</text:p>
          </table:table-cell>
          <table:table-cell table:style-name="ce14" table:formula="of:=VLOOKUP([.D23];[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35">
          <table:table-cell office:value-type="string" calcext:value-type="string">
            <text:p><text:span text:style-name="T1273">mushroom_soldier</text:span></text:p>
          </table:table-cell>
          <table:table-cell table:style-name="ce14" table:formula="of:=VLOOKUP([.A24];[enemies.A:enemies.B];2;0)" office:value-type="string" calcext:value-type="string" office:string-value="Mushroom Soldier">
            <text:p>Mushroom Soldier</text:p>
          </table:table-cell>
          <table:table-cell table:style-name="ce14" table:formula="of:=VLOOKUP([.A24];[enemies.A:enemies.L];12;FALSE())" office:value-type="float" calcext:value-type="float" office:value="12">
            <text:p>12</text:p>
          </table:table-cell>
          <table:table-cell office:value-type="string" calcext:value-type="string">
            <text:p>heavy hit</text:p>
          </table:table-cell>
          <table:table-cell table:style-name="ce14" table:formula="of:=VLOOKUP([.D24];[skills.A:skills.B];2;0)" office:value-type="string" calcext:value-type="string" office:string-value="Heavy Hit">
            <text:p>Heavy Hit</text:p>
          </table:table-cell>
          <table:table-cell office:value-type="float" calcext:value-type="float" office:value="3">
            <text:p>3</text:p>
          </table:table-cell>
          <table:table-cell table:number-columns-repeated="1024"/>
        </table:table-row>
        <table:table-row table:style-name="ro736">
          <table:table-cell office:value-type="string" calcext:value-type="string">
            <text:p><text:span text:style-name="T1274">mushroom_thief</text:span></text:p>
          </table:table-cell>
          <table:table-cell table:style-name="ce14" table:formula="of:=VLOOKUP([.A25];[enemies.A:enemies.B];2;0)" office:value-type="string" calcext:value-type="string" office:string-value="Mushroom Thief">
            <text:p>Mushroom Thief</text:p>
          </table:table-cell>
          <table:table-cell table:style-name="ce14" table:formula="of:=VLOOKUP([.A25];[enemies.A:enemies.L];12;FALSE())" office:value-type="float" calcext:value-type="float" office:value="12">
            <text:p>12</text:p>
          </table:table-cell>
          <table:table-cell office:value-type="string" calcext:value-type="string">
            <text:p>double whack</text:p>
          </table:table-cell>
          <table:table-cell table:style-name="ce14" table:formula="of:=VLOOKUP([.D25];[skills.A:skills.B];2;0)" office:value-type="string" calcext:value-type="string" office:string-value="Double Whack">
            <text:p>Double Whack</text:p>
          </table:table-cell>
          <table:table-cell office:value-type="float" calcext:value-type="float" office:value="1">
            <text:p>1</text:p>
          </table:table-cell>
          <table:table-cell table:number-columns-repeated="1024"/>
        </table:table-row>
        <table:table-row table:style-name="ro737">
          <table:table-cell office:value-type="string" calcext:value-type="string">
            <text:p><text:span text:style-name="T1275">mushroom_mage</text:span></text:p>
          </table:table-cell>
          <table:table-cell table:style-name="ce14" table:formula="of:=VLOOKUP([.A26];[enemies.A:enemies.B];2;0)" office:value-type="string" calcext:value-type="string" office:string-value="Mushroom Mage">
            <text:p>Mushroom Mage</text:p>
          </table:table-cell>
          <table:table-cell table:style-name="ce14" table:formula="of:=VLOOKUP([.A26];[enemies.A:enemies.L];12;FALSE())" office:value-type="float" calcext:value-type="float" office:value="12">
            <text:p>12</text:p>
          </table:table-cell>
          <table:table-cell office:value-type="string" calcext:value-type="string">
            <text:p>mana bolt</text:p>
          </table:table-cell>
          <table:table-cell table:style-name="ce14" table:formula="of:=VLOOKUP([.D26];[skills.A:skills.B];2;0)" office:value-type="string" calcext:value-type="string" office:string-value="Mana Bolt">
            <text:p>Mana Bolt</text:p>
          </table:table-cell>
          <table:table-cell office:value-type="float" calcext:value-type="float" office:value="3">
            <text:p>3</text:p>
          </table:table-cell>
          <table:table-cell table:number-columns-repeated="1024"/>
        </table:table-row>
        <table:table-row table:style-name="ro738">
          <table:table-cell office:value-type="string" calcext:value-type="string">
            <text:p><text:span text:style-name="T1276">mushroom_cleric</text:span></text:p>
          </table:table-cell>
          <table:table-cell table:style-name="ce14" table:formula="of:=VLOOKUP([.A27];[enemies.A:enemies.B];2;0)" office:value-type="string" calcext:value-type="string" office:string-value="Mushroom Cleric">
            <text:p>Mushroom Cleric</text:p>
          </table:table-cell>
          <table:table-cell table:style-name="ce14" table:formula="of:=VLOOKUP([.A27];[enemies.A:enemies.L];12;FALSE())" office:value-type="float" calcext:value-type="float" office:value="12">
            <text:p>12</text:p>
          </table:table-cell>
          <table:table-cell office:value-type="string" calcext:value-type="string">
            <text:p>holy arrow</text:p>
          </table:table-cell>
          <table:table-cell table:style-name="ce14" table:formula="of:=VLOOKUP([.D27];[skills.A:skills.B];2;0)" office:value-type="string" calcext:value-type="string" office:string-value="Holy Arrow">
            <text:p>Holy Arrow</text:p>
          </table:table-cell>
          <table:table-cell office:value-type="float" calcext:value-type="float" office:value="3">
            <text:p>3</text:p>
          </table:table-cell>
          <table:table-cell table:number-columns-repeated="1024"/>
        </table:table-row>
        <table:table-row table:style-name="ro739">
          <table:table-cell office:value-type="string" calcext:value-type="string">
            <text:p><text:span text:style-name="T1277">mushroom_zombie</text:span></text:p>
          </table:table-cell>
          <table:table-cell table:style-name="ce14" table:formula="of:=VLOOKUP([.A28];[enemies.A:enemies.B];2;0)" office:value-type="string" calcext:value-type="string" office:string-value="Mushroom zombie">
            <text:p>Mushroom zombie</text:p>
          </table:table-cell>
          <table:table-cell table:style-name="ce14" table:formula="of:=VLOOKUP([.A28];[enemies.A:enemies.L];12;FALSE())" office:value-type="float" calcext:value-type="float" office:value="12">
            <text:p>12</text:p>
          </table:table-cell>
          <table:table-cell office:value-type="string" calcext:value-type="string">
            <text:p>bite</text:p>
          </table:table-cell>
          <table:table-cell table:style-name="ce14" table:formula="of:=VLOOKUP([.D28];[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40">
          <table:table-cell office:value-type="string" calcext:value-type="string">
            <text:p><text:span text:style-name="T1278">zombie</text:span></text:p>
          </table:table-cell>
          <table:table-cell table:style-name="ce14" table:formula="of:=VLOOKUP([.A29];[enemies.A:enemies.B];2;0)" office:value-type="string" calcext:value-type="string" office:string-value="Zombie">
            <text:p>Zombie</text:p>
          </table:table-cell>
          <table:table-cell table:style-name="ce14" table:formula="of:=VLOOKUP([.A29];[enemies.A:enemies.L];12;FALSE())" office:value-type="float" calcext:value-type="float" office:value="12">
            <text:p>12</text:p>
          </table:table-cell>
          <table:table-cell office:value-type="string" calcext:value-type="string">
            <text:p>bite</text:p>
          </table:table-cell>
          <table:table-cell table:style-name="ce14" table:formula="of:=VLOOKUP([.D29];[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41">
          <table:table-cell office:value-type="string" calcext:value-type="string">
            <text:p><text:span text:style-name="T1279">crocodile</text:span></text:p>
          </table:table-cell>
          <table:table-cell table:style-name="ce14" table:formula="of:=VLOOKUP([.A30];[enemies.A:enemies.B];2;0)" office:value-type="string" calcext:value-type="string" office:string-value="Crocodile">
            <text:p>Crocodile</text:p>
          </table:table-cell>
          <table:table-cell table:style-name="ce14" table:formula="of:=VLOOKUP([.A30];[enemies.A:enemies.L];12;FALSE())" office:value-type="float" calcext:value-type="float" office:value="12">
            <text:p>12</text:p>
          </table:table-cell>
          <table:table-cell office:value-type="string" calcext:value-type="string">
            <text:p>bite</text:p>
          </table:table-cell>
          <table:table-cell table:style-name="ce14" table:formula="of:=VLOOKUP([.D30];[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42">
          <table:table-cell office:value-type="string" calcext:value-type="string">
            <text:p><text:span text:style-name="T1280">fairy</text:span></text:p>
          </table:table-cell>
          <table:table-cell table:style-name="ce14" table:formula="of:=VLOOKUP([.A31];[enemies.A:enemies.B];2;0)" office:value-type="string" calcext:value-type="string" office:string-value="Fairy">
            <text:p>Fairy</text:p>
          </table:table-cell>
          <table:table-cell table:style-name="ce14" table:formula="of:=VLOOKUP([.A31];[enemies.A:enemies.L];12;FALSE())" office:value-type="float" calcext:value-type="float" office:value="12">
            <text:p>12</text:p>
          </table:table-cell>
          <table:table-cell office:value-type="string" calcext:value-type="string">
            <text:p>mana bolt</text:p>
          </table:table-cell>
          <table:table-cell table:style-name="ce14" table:formula="of:=VLOOKUP([.D31];[skills.A:skills.B];2;0)" office:value-type="string" calcext:value-type="string" office:string-value="Mana Bolt">
            <text:p>Mana Bolt</text:p>
          </table:table-cell>
          <table:table-cell office:value-type="float" calcext:value-type="float" office:value="2">
            <text:p>2</text:p>
          </table:table-cell>
          <table:table-cell table:number-columns-repeated="1024"/>
        </table:table-row>
        <table:table-row table:style-name="ro743">
          <table:table-cell office:value-type="string" calcext:value-type="string">
            <text:p><text:span text:style-name="T1281">fairy</text:span></text:p>
          </table:table-cell>
          <table:table-cell table:style-name="ce14" table:formula="of:=VLOOKUP([.A32];[enemies.A:enemies.B];2;0)" office:value-type="string" calcext:value-type="string" office:string-value="Fairy">
            <text:p>Fairy</text:p>
          </table:table-cell>
          <table:table-cell table:style-name="ce14" table:formula="of:=VLOOKUP([.A32];[enemies.A:enemies.L];12;FALSE())" office:value-type="float" calcext:value-type="float" office:value="12">
            <text:p>12</text:p>
          </table:table-cell>
          <table:table-cell office:value-type="string" calcext:value-type="string">
            <text:p>cure light wounds</text:p>
          </table:table-cell>
          <table:table-cell table:style-name="ce14" table:formula="of:=VLOOKUP([.D32];[skills.A:skills.B];2;0)" office:value-type="string" calcext:value-type="string" office:string-value="Cure Light Wounds">
            <text:p>Cure Light Wounds</text:p>
          </table:table-cell>
          <table:table-cell office:value-type="float" calcext:value-type="float" office:value="2">
            <text:p>2</text:p>
          </table:table-cell>
          <table:table-cell table:number-columns-repeated="1024"/>
        </table:table-row>
        <table:table-row table:style-name="ro744">
          <table:table-cell office:value-type="string" calcext:value-type="string">
            <text:p><text:span text:style-name="T1282">fairy</text:span></text:p>
          </table:table-cell>
          <table:table-cell table:style-name="ce14" table:formula="of:=VLOOKUP([.A33];[enemies.A:enemies.B];2;0)" office:value-type="string" calcext:value-type="string" office:string-value="Fairy">
            <text:p>Fairy</text:p>
          </table:table-cell>
          <table:table-cell table:style-name="ce14" table:formula="of:=VLOOKUP([.A33];[enemies.A:enemies.L];12;FALSE())" office:value-type="float" calcext:value-type="float" office:value="12">
            <text:p>12</text:p>
          </table:table-cell>
          <table:table-cell office:value-type="string" calcext:value-type="string">
            <text:p>leech</text:p>
          </table:table-cell>
          <table:table-cell table:style-name="ce14" table:formula="of:=VLOOKUP([.D33];[skills.A:skills.B];2;0)" office:value-type="string" calcext:value-type="string" office:string-value="Leech">
            <text:p>Leech</text:p>
          </table:table-cell>
          <table:table-cell office:value-type="float" calcext:value-type="float" office:value="2">
            <text:p>2</text:p>
          </table:table-cell>
          <table:table-cell table:number-columns-repeated="1024"/>
        </table:table-row>
        <table:table-row table:style-name="ro745">
          <table:table-cell table:style-name="ce17" office:value-type="string" calcext:value-type="string">
            <text:p>fairy_drunk</text:p>
          </table:table-cell>
          <table:table-cell table:style-name="ce14" table:formula="of:=VLOOKUP([.A34];[enemies.A:enemies.B];2;0)" office:value-type="string" calcext:value-type="string" office:string-value="Drunk fairy">
            <text:p>Drunk fairy</text:p>
          </table:table-cell>
          <table:table-cell table:style-name="ce14" table:formula="of:=VLOOKUP([.A34];[enemies.A:enemies.L];12;FALSE())" office:value-type="float" calcext:value-type="float" office:value="3">
            <text:p>3</text:p>
          </table:table-cell>
          <table:table-cell table:style-name="ce17" office:value-type="string" calcext:value-type="string">
            <text:p>magic missile</text:p>
          </table:table-cell>
          <table:table-cell table:style-name="ce14" table:formula="of:=VLOOKUP([.D34];[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46">
          <table:table-cell office:value-type="string" calcext:value-type="string">
            <text:p>fairy_drunk</text:p>
          </table:table-cell>
          <table:table-cell table:style-name="ce14" table:formula="of:=VLOOKUP([.A35];[enemies.A:enemies.B];2;0)" office:value-type="string" calcext:value-type="string" office:string-value="Drunk fairy">
            <text:p>Drunk fairy</text:p>
          </table:table-cell>
          <table:table-cell table:style-name="ce14" table:formula="of:=VLOOKUP([.A35];[enemies.A:enemies.L];12;FALSE())" office:value-type="float" calcext:value-type="float" office:value="3">
            <text:p>3</text:p>
          </table:table-cell>
          <table:table-cell table:style-name="ce17" office:value-type="string" calcext:value-type="string">
            <text:p>nudge</text:p>
          </table:table-cell>
          <table:table-cell table:style-name="ce14" table:formula="of:=VLOOKUP([.D35];[skills.A:skills.B];2;0)" office:value-type="string" calcext:value-type="string" office:string-value="Nudge">
            <text:p>Nudge</text:p>
          </table:table-cell>
          <table:table-cell table:style-name="ce23" office:value-type="float" calcext:value-type="float" office:value="3">
            <text:p>3</text:p>
          </table:table-cell>
          <table:table-cell table:number-columns-repeated="1024"/>
        </table:table-row>
        <table:table-row table:style-name="ro747">
          <table:table-cell table:number-columns-repeated="1024"/>
        </table:table-row>
        <table:table-row table:style-name="ro748">
          <table:table-cell table:number-columns-repeated="1024"/>
        </table:table-row>
        <table:table-row table:style-name="ro749">
          <table:table-cell table:number-columns-repeated="1024"/>
        </table:table-row>
        <table:table-row table:style-name="ro750">
          <table:table-cell table:number-columns-repeated="1024"/>
        </table:table-row>
        <table:table-row table:style-name="ro751">
          <table:table-cell table:number-columns-repeated="1024"/>
        </table:table-row>
        <table:table-row table:number-rows-repeated="2" table:style-name="ro711">
          <table:table-cell table:number-columns-repeated="1024"/>
        </table:table-row>
        <table:table-row table:style-name="ro752">
          <table:table-cell table:number-columns-repeated="1024"/>
        </table:table-row>
        <table:table-row table:style-name="ro753">
          <table:table-cell table:number-columns-repeated="1024"/>
        </table:table-row>
        <table:table-row table:style-name="ro754">
          <table:table-cell table:number-columns-repeated="1024"/>
        </table:table-row>
        <table:table-row table:style-name="ro755">
          <table:table-cell table:number-columns-repeated="1024"/>
        </table:table-row>
        <table:table-row table:style-name="ro756">
          <table:table-cell table:number-columns-repeated="1024"/>
        </table:table-row>
        <table:table-row table:number-rows-repeated="17" table:style-name="ro711">
          <table:table-cell table:number-columns-repeated="1024"/>
        </table:table-row>
      </table:table>
      <table:table table:name="enemy_combat_loop" table:style-name="ta8">
        <table:table-column table:number-columns-repeated="2" table:style-name="co83" table:default-cell-style-name="Default"/>
        <table:table-header-columns/>
        <table:table-column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number-columns-repeated="1016" table:style-name="co89" table:default-cell-style-name="Default"/>
        <table:table-header-columns/>
        <table:table-column table:number-columns-repeated="101" table:style-name="co90" table:default-cell-style-name="Default"/>
        <table:table-header-columns/>
        <table:table-column table:style-name="co82" table:default-cell-style-name="Default"/>
        <table:table-header-columns/>
        <table:table-row table:style-name="ro758">
          <table:table-cell office:value-type="string" calcext:value-type="string">
            <text:p><text:span text:style-name="T1283">enemy_id</text:span></text:p>
          </table:table-cell>
          <table:table-cell table:style-name="ce7" office:value-type="string" calcext:value-type="string">
            <text:p><text:span text:style-name="T1284">FOUND</text:span></text:p>
          </table:table-cell>
          <table:table-cell office:value-type="string" calcext:value-type="string">
            <text:p><text:span text:style-name="T1285">skill_id</text:span></text:p>
          </table:table-cell>
          <table:table-cell table:style-name="ce7" office:value-type="string" calcext:value-type="string">
            <text:p><text:span text:style-name="T1286">FOUND</text:span></text:p>
          </table:table-cell>
          <table:table-cell office:value-type="string" calcext:value-type="string">
            <text:p><text:span text:style-name="T1287">target</text:span></text:p>
          </table:table-cell>
          <table:table-cell office:value-type="string" calcext:value-type="string">
            <text:p><text:span text:style-name="T1288">order</text:span></text:p>
          </table:table-cell>
          <table:table-cell table:number-columns-repeated="1024"/>
        </table:table-row>
        <table:table-row table:style-name="ro759">
          <table:table-cell office:value-type="string" calcext:value-type="string">
            <text:p><text:span text:style-name="T1289">blue_mushroom</text:span></text:p>
          </table:table-cell>
          <table:table-cell table:style-name="ce7" table:formula="of:=VLOOKUP([.A2];[$enemies.A$1:$enemies.B$1048576];2;0)" office:value-type="string" calcext:value-type="string" office:string-value="Blue Mushroom">
            <text:p>Blue Mushroom</text:p>
          </table:table-cell>
          <table:table-cell office:value-type="string" calcext:value-type="string">
            <text:p><text:span text:style-name="T1290">nudge</text:span></text:p>
          </table:table-cell>
          <table:table-cell table:style-name="ce7" table:formula="of:=VLOOKUP([.C2]; [$skills.A$1:$skills.B$1048576]; 2; 0)" office:value-type="string" calcext:value-type="string" office:string-value="Nudge">
            <text:p>Nudge</text:p>
          </table:table-cell>
          <table:table-cell office:value-type="string" calcext:value-type="string">
            <text:p><text:span text:style-name="T1291">EHT</text:span></text:p>
          </table:table-cell>
          <table:table-cell office:value-type="float" calcext:value-type="float" office:value="0">
            <text:p>0</text:p>
          </table:table-cell>
          <table:table-cell table:number-columns-repeated="1024"/>
        </table:table-row>
        <table:table-row table:style-name="ro760">
          <table:table-cell office:value-type="string" calcext:value-type="string">
            <text:p><text:span text:style-name="T1292">blue_slime</text:span></text:p>
          </table:table-cell>
          <table:table-cell table:style-name="ce7" table:formula="of:=VLOOKUP([.A3];[enemies.A:enemies.B];2;0)" office:value-type="string" calcext:value-type="string" office:string-value="Blue Slime">
            <text:p>Blue Slime</text:p>
          </table:table-cell>
          <table:table-cell office:value-type="string" calcext:value-type="string">
            <text:p><text:span text:style-name="T1293">nudge</text:span></text:p>
          </table:table-cell>
          <table:table-cell table:style-name="ce7" table:formula="of:=VLOOKUP([.C3];[$skills.A$1:$skills.B$1048576];2;0)" office:value-type="string" calcext:value-type="string" office:string-value="Nudge">
            <text:p>Nudge</text:p>
          </table:table-cell>
          <table:table-cell office:value-type="string" calcext:value-type="string">
            <text:p><text:span text:style-name="T1294">EHT</text:span></text:p>
          </table:table-cell>
          <table:table-cell office:value-type="float" calcext:value-type="float" office:value="0">
            <text:p>0</text:p>
          </table:table-cell>
          <table:table-cell table:number-columns-repeated="1024"/>
        </table:table-row>
        <table:table-row table:style-name="ro761">
          <table:table-cell office:value-type="string" calcext:value-type="string">
            <text:p><text:span text:style-name="T1295">evil_eye</text:span></text:p>
          </table:table-cell>
          <table:table-cell table:style-name="ce7" table:formula="of:=VLOOKUP([.A4];[enemies.A:enemies.B];2;0)" office:value-type="string" calcext:value-type="string" office:string-value="Evil Eye">
            <text:p>Evil Eye</text:p>
          </table:table-cell>
          <table:table-cell office:value-type="string" calcext:value-type="string">
            <text:p><text:span text:style-name="T1296">nudge</text:span></text:p>
          </table:table-cell>
          <table:table-cell table:style-name="ce7" table:formula="of:=VLOOKUP([.C4];[skills.A:skills.B];2;0)" office:value-type="string" calcext:value-type="string" office:string-value="Nudge">
            <text:p>Nudge</text:p>
          </table:table-cell>
          <table:table-cell office:value-type="string" calcext:value-type="string">
            <text:p><text:span text:style-name="T1297">EHT</text:span></text:p>
          </table:table-cell>
          <table:table-cell office:value-type="float" calcext:value-type="float" office:value="0">
            <text:p>0</text:p>
          </table:table-cell>
          <table:table-cell table:number-columns-repeated="1024"/>
        </table:table-row>
        <table:table-row table:style-name="ro762">
          <table:table-cell office:value-type="string" calcext:value-type="string">
            <text:p><text:span text:style-name="T1298">green_slime</text:span></text:p>
          </table:table-cell>
          <table:table-cell table:style-name="ce7" table:formula="of:=VLOOKUP([.A5];[enemies.A:enemies.B];2;0)" office:value-type="string" calcext:value-type="string" office:string-value="Green Slime">
            <text:p>Green Slime</text:p>
          </table:table-cell>
          <table:table-cell office:value-type="string" calcext:value-type="string">
            <text:p><text:span text:style-name="T1299">nudge</text:span></text:p>
          </table:table-cell>
          <table:table-cell table:style-name="ce7" table:formula="of:=VLOOKUP([.C5];[skills.A:skills.B];2;0)" office:value-type="string" calcext:value-type="string" office:string-value="Nudge">
            <text:p>Nudge</text:p>
          </table:table-cell>
          <table:table-cell office:value-type="string" calcext:value-type="string">
            <text:p><text:span text:style-name="T1300">EHT</text:span></text:p>
          </table:table-cell>
          <table:table-cell office:value-type="float" calcext:value-type="float" office:value="0">
            <text:p>0</text:p>
          </table:table-cell>
          <table:table-cell table:number-columns-repeated="1024"/>
        </table:table-row>
        <table:table-row table:style-name="ro763">
          <table:table-cell office:value-type="string" calcext:value-type="string">
            <text:p><text:span text:style-name="T1301">horned_mushroom</text:span></text:p>
          </table:table-cell>
          <table:table-cell table:style-name="ce7" table:formula="of:=VLOOKUP([.A6];[enemies.A:enemies.B];2;0)" office:value-type="string" calcext:value-type="string" office:string-value="Horned Mushroom">
            <text:p>Horned Mushroom</text:p>
          </table:table-cell>
          <table:table-cell office:value-type="string" calcext:value-type="string">
            <text:p><text:span text:style-name="T1302">nudge</text:span></text:p>
          </table:table-cell>
          <table:table-cell table:style-name="ce7" table:formula="of:=VLOOKUP([.C6];[skills.A:skills.B];2;0)" office:value-type="string" calcext:value-type="string" office:string-value="Nudge">
            <text:p>Nudge</text:p>
          </table:table-cell>
          <table:table-cell office:value-type="string" calcext:value-type="string">
            <text:p><text:span text:style-name="T1303">EHT</text:span></text:p>
          </table:table-cell>
          <table:table-cell office:value-type="float" calcext:value-type="float" office:value="0">
            <text:p>0</text:p>
          </table:table-cell>
          <table:table-cell table:number-columns-repeated="1024"/>
        </table:table-row>
        <table:table-row table:style-name="ro764">
          <table:table-cell office:value-type="string" calcext:value-type="string">
            <text:p><text:span text:style-name="T1304">octopus</text:span></text:p>
          </table:table-cell>
          <table:table-cell table:style-name="ce7" table:formula="of:=VLOOKUP([.A7];[enemies.A:enemies.B];2;0)" office:value-type="string" calcext:value-type="string" office:string-value="Octopus">
            <text:p>Octopus</text:p>
          </table:table-cell>
          <table:table-cell office:value-type="string" calcext:value-type="string">
            <text:p><text:span text:style-name="T1305">nudge</text:span></text:p>
          </table:table-cell>
          <table:table-cell table:style-name="ce7" table:formula="of:=VLOOKUP([.C7];[skills.A:skills.B];2;0)" office:value-type="string" calcext:value-type="string" office:string-value="Nudge">
            <text:p>Nudge</text:p>
          </table:table-cell>
          <table:table-cell office:value-type="string" calcext:value-type="string">
            <text:p><text:span text:style-name="T1306">EHT</text:span></text:p>
          </table:table-cell>
          <table:table-cell office:value-type="float" calcext:value-type="float" office:value="0">
            <text:p>0</text:p>
          </table:table-cell>
          <table:table-cell table:number-columns-repeated="1024"/>
        </table:table-row>
        <table:table-row table:style-name="ro765">
          <table:table-cell office:value-type="string" calcext:value-type="string">
            <text:p><text:span text:style-name="T1307">orange_mushroom</text:span></text:p>
          </table:table-cell>
          <table:table-cell table:style-name="ce7" table:formula="of:=VLOOKUP([.A8];[enemies.A:enemies.B];2;0)" office:value-type="string" calcext:value-type="string" office:string-value="Orange Mushroom">
            <text:p>Orange Mushroom</text:p>
          </table:table-cell>
          <table:table-cell office:value-type="string" calcext:value-type="string">
            <text:p><text:span text:style-name="T1308">nudge</text:span></text:p>
          </table:table-cell>
          <table:table-cell table:style-name="ce7" table:formula="of:=VLOOKUP([.C8];[skills.A:skills.B];2;0)" office:value-type="string" calcext:value-type="string" office:string-value="Nudge">
            <text:p>Nudge</text:p>
          </table:table-cell>
          <table:table-cell office:value-type="string" calcext:value-type="string">
            <text:p><text:span text:style-name="T1309">EHT</text:span></text:p>
          </table:table-cell>
          <table:table-cell office:value-type="float" calcext:value-type="float" office:value="0">
            <text:p>0</text:p>
          </table:table-cell>
          <table:table-cell table:number-columns-repeated="1024"/>
        </table:table-row>
        <table:table-row table:style-name="ro766">
          <table:table-cell office:value-type="string" calcext:value-type="string">
            <text:p><text:span text:style-name="T1310">pig</text:span></text:p>
          </table:table-cell>
          <table:table-cell table:style-name="ce7" table:formula="of:=VLOOKUP([.A9];[enemies.A:enemies.B];2;0)" office:value-type="string" calcext:value-type="string" office:string-value="Pig">
            <text:p>Pig</text:p>
          </table:table-cell>
          <table:table-cell office:value-type="string" calcext:value-type="string">
            <text:p><text:span text:style-name="T1311">nudge</text:span></text:p>
          </table:table-cell>
          <table:table-cell table:style-name="ce7" table:formula="of:=VLOOKUP([.C9];[skills.A:skills.B];2;0)" office:value-type="string" calcext:value-type="string" office:string-value="Nudge">
            <text:p>Nudge</text:p>
          </table:table-cell>
          <table:table-cell office:value-type="string" calcext:value-type="string">
            <text:p><text:span text:style-name="T1312">EHT</text:span></text:p>
          </table:table-cell>
          <table:table-cell office:value-type="float" calcext:value-type="float" office:value="0">
            <text:p>0</text:p>
          </table:table-cell>
          <table:table-cell table:number-columns-repeated="1024"/>
        </table:table-row>
        <table:table-row table:style-name="ro767">
          <table:table-cell office:value-type="string" calcext:value-type="string">
            <text:p><text:span text:style-name="T1313">rat</text:span></text:p>
          </table:table-cell>
          <table:table-cell table:style-name="ce7" table:formula="of:=VLOOKUP([.A10];[$enemies.A$1:$enemies.B$1048576];2;0)" office:value-type="string" calcext:value-type="string" office:string-value="Rat">
            <text:p>Rat</text:p>
          </table:table-cell>
          <table:table-cell office:value-type="string" calcext:value-type="string">
            <text:p><text:span text:style-name="T1314">nudge</text:span></text:p>
          </table:table-cell>
          <table:table-cell table:style-name="ce7" table:formula="of:=VLOOKUP([.C10]; [$skills.A$1:$skills.B$1048576]; 2; 0)" office:value-type="string" calcext:value-type="string" office:string-value="Nudge">
            <text:p>Nudge</text:p>
          </table:table-cell>
          <table:table-cell office:value-type="string" calcext:value-type="string">
            <text:p><text:span text:style-name="T1315">EHT</text:span></text:p>
          </table:table-cell>
          <table:table-cell office:value-type="float" calcext:value-type="float" office:value="0">
            <text:p>0</text:p>
          </table:table-cell>
          <table:table-cell table:number-columns-repeated="1024"/>
        </table:table-row>
        <table:table-row table:style-name="ro768">
          <table:table-cell office:value-type="string" calcext:value-type="string">
            <text:p><text:span text:style-name="T1316">red_cap</text:span></text:p>
          </table:table-cell>
          <table:table-cell table:style-name="ce7" table:formula="of:=VLOOKUP([.A11];[enemies.A:enemies.B];2;0)" office:value-type="string" calcext:value-type="string" office:string-value="Red Cap">
            <text:p>Red Cap</text:p>
          </table:table-cell>
          <table:table-cell office:value-type="string" calcext:value-type="string">
            <text:p><text:span text:style-name="T1317">nudge</text:span></text:p>
          </table:table-cell>
          <table:table-cell table:style-name="ce7" table:formula="of:=VLOOKUP([.C11];[$skills.A$1:$skills.B$1048576];2;0)" office:value-type="string" calcext:value-type="string" office:string-value="Nudge">
            <text:p>Nudge</text:p>
          </table:table-cell>
          <table:table-cell office:value-type="string" calcext:value-type="string">
            <text:p><text:span text:style-name="T1318">EHT</text:span></text:p>
          </table:table-cell>
          <table:table-cell office:value-type="float" calcext:value-type="float" office:value="0">
            <text:p>0</text:p>
          </table:table-cell>
          <table:table-cell table:number-columns-repeated="1024"/>
        </table:table-row>
        <table:table-row table:style-name="ro769">
          <table:table-cell office:value-type="string" calcext:value-type="string">
            <text:p><text:span text:style-name="T1319">red_slime</text:span></text:p>
          </table:table-cell>
          <table:table-cell table:style-name="ce7" table:formula="of:=VLOOKUP([.A12];[enemies.A:enemies.B];2;0)" office:value-type="string" calcext:value-type="string" office:string-value="Red Slime">
            <text:p>Red Slime</text:p>
          </table:table-cell>
          <table:table-cell office:value-type="string" calcext:value-type="string">
            <text:p><text:span text:style-name="T1320">nudge</text:span></text:p>
          </table:table-cell>
          <table:table-cell table:style-name="ce7" table:formula="of:=VLOOKUP([.C12];[skills.A:skills.B];2;0)" office:value-type="string" calcext:value-type="string" office:string-value="Nudge">
            <text:p>Nudge</text:p>
          </table:table-cell>
          <table:table-cell office:value-type="string" calcext:value-type="string">
            <text:p><text:span text:style-name="T1321">EHT</text:span></text:p>
          </table:table-cell>
          <table:table-cell office:value-type="float" calcext:value-type="float" office:value="0">
            <text:p>0</text:p>
          </table:table-cell>
          <table:table-cell table:number-columns-repeated="1024"/>
        </table:table-row>
        <table:table-row table:style-name="ro770">
          <table:table-cell office:value-type="string" calcext:value-type="string">
            <text:p><text:span text:style-name="T1322">shroom</text:span></text:p>
          </table:table-cell>
          <table:table-cell table:style-name="ce7" table:formula="of:=VLOOKUP([.A13];[enemies.A:enemies.B];2;0)" office:value-type="string" calcext:value-type="string" office:string-value="Shroom">
            <text:p>Shroom</text:p>
          </table:table-cell>
          <table:table-cell office:value-type="string" calcext:value-type="string">
            <text:p><text:span text:style-name="T1323">nudge</text:span></text:p>
          </table:table-cell>
          <table:table-cell table:style-name="ce7" table:formula="of:=VLOOKUP([.C13];[skills.A:skills.B];2;0)" office:value-type="string" calcext:value-type="string" office:string-value="Nudge">
            <text:p>Nudge</text:p>
          </table:table-cell>
          <table:table-cell office:value-type="string" calcext:value-type="string">
            <text:p><text:span text:style-name="T1324">EHT</text:span></text:p>
          </table:table-cell>
          <table:table-cell office:value-type="float" calcext:value-type="float" office:value="0">
            <text:p>0</text:p>
          </table:table-cell>
          <table:table-cell table:number-columns-repeated="1024"/>
        </table:table-row>
        <table:table-row table:style-name="ro771">
          <table:table-cell office:value-type="string" calcext:value-type="string">
            <text:p><text:span text:style-name="T1325">snail</text:span></text:p>
          </table:table-cell>
          <table:table-cell table:style-name="ce7" table:formula="of:=VLOOKUP([.A14];[enemies.A:enemies.B];2;0)" office:value-type="string" calcext:value-type="string" office:string-value="Snail">
            <text:p>Snail</text:p>
          </table:table-cell>
          <table:table-cell office:value-type="string" calcext:value-type="string">
            <text:p><text:span text:style-name="T1326">nudge</text:span></text:p>
          </table:table-cell>
          <table:table-cell table:style-name="ce7" table:formula="of:=VLOOKUP([.C14];[skills.A:skills.B];2;0)" office:value-type="string" calcext:value-type="string" office:string-value="Nudge">
            <text:p>Nudge</text:p>
          </table:table-cell>
          <table:table-cell office:value-type="string" calcext:value-type="string">
            <text:p><text:span text:style-name="T1327">EHT</text:span></text:p>
          </table:table-cell>
          <table:table-cell office:value-type="float" calcext:value-type="float" office:value="0">
            <text:p>0</text:p>
          </table:table-cell>
          <table:table-cell table:number-columns-repeated="1024"/>
        </table:table-row>
        <table:table-row table:style-name="ro772">
          <table:table-cell office:value-type="string" calcext:value-type="string">
            <text:p><text:span text:style-name="T1328">spider</text:span></text:p>
          </table:table-cell>
          <table:table-cell table:style-name="ce7" table:formula="of:=VLOOKUP([.A15];[enemies.A:enemies.B];2;0)" office:value-type="string" calcext:value-type="string" office:string-value="Spider">
            <text:p>Spider</text:p>
          </table:table-cell>
          <table:table-cell office:value-type="string" calcext:value-type="string">
            <text:p><text:span text:style-name="T1329">nudge</text:span></text:p>
          </table:table-cell>
          <table:table-cell table:style-name="ce7" table:formula="of:=VLOOKUP([.C15];[skills.A:skills.B];2;0)" office:value-type="string" calcext:value-type="string" office:string-value="Nudge">
            <text:p>Nudge</text:p>
          </table:table-cell>
          <table:table-cell office:value-type="string" calcext:value-type="string">
            <text:p><text:span text:style-name="T1330">EHT</text:span></text:p>
          </table:table-cell>
          <table:table-cell office:value-type="float" calcext:value-type="float" office:value="0">
            <text:p>0</text:p>
          </table:table-cell>
          <table:table-cell table:number-columns-repeated="1024"/>
        </table:table-row>
        <table:table-row table:style-name="ro773">
          <table:table-cell office:value-type="string" calcext:value-type="string">
            <text:p><text:span text:style-name="T1331">spore</text:span></text:p>
          </table:table-cell>
          <table:table-cell table:style-name="ce7" table:formula="of:=VLOOKUP([.A16];[enemies.A:enemies.B];2;0)" office:value-type="string" calcext:value-type="string" office:string-value="Spore">
            <text:p>Spore</text:p>
          </table:table-cell>
          <table:table-cell office:value-type="string" calcext:value-type="string">
            <text:p><text:span text:style-name="T1332">nudge</text:span></text:p>
          </table:table-cell>
          <table:table-cell table:style-name="ce7" table:formula="of:=VLOOKUP([.C16];[skills.A:skills.B];2;0)" office:value-type="string" calcext:value-type="string" office:string-value="Nudge">
            <text:p>Nudge</text:p>
          </table:table-cell>
          <table:table-cell office:value-type="string" calcext:value-type="string">
            <text:p><text:span text:style-name="T1333">EHT</text:span></text:p>
          </table:table-cell>
          <table:table-cell office:value-type="float" calcext:value-type="float" office:value="0">
            <text:p>0</text:p>
          </table:table-cell>
          <table:table-cell table:number-columns-repeated="1024"/>
        </table:table-row>
        <table:table-row table:style-name="ro774">
          <table:table-cell office:value-type="string" calcext:value-type="string">
            <text:p><text:span text:style-name="T1334">thief</text:span></text:p>
          </table:table-cell>
          <table:table-cell table:style-name="ce7" table:formula="of:=VLOOKUP([.A17];[enemies.A:enemies.B];2;0)" office:value-type="string" calcext:value-type="string" office:string-value="Thief">
            <text:p>Thief</text:p>
          </table:table-cell>
          <table:table-cell office:value-type="string" calcext:value-type="string">
            <text:p><text:span text:style-name="T1335">nudge</text:span></text:p>
          </table:table-cell>
          <table:table-cell table:style-name="ce7" table:formula="of:=VLOOKUP([.C17];[skills.A:skills.B];2;0)" office:value-type="string" calcext:value-type="string" office:string-value="Nudge">
            <text:p>Nudge</text:p>
          </table:table-cell>
          <table:table-cell office:value-type="string" calcext:value-type="string">
            <text:p><text:span text:style-name="T1336">EHT</text:span></text:p>
          </table:table-cell>
          <table:table-cell office:value-type="float" calcext:value-type="float" office:value="0">
            <text:p>0</text:p>
          </table:table-cell>
          <table:table-cell table:number-columns-repeated="1024"/>
        </table:table-row>
        <table:table-row table:style-name="ro775">
          <table:table-cell office:value-type="string" calcext:value-type="string">
            <text:p><text:span text:style-name="T1337">tutorial_enemy_1</text:span></text:p>
          </table:table-cell>
          <table:table-cell table:style-name="ce7" table:formula="of:=VLOOKUP([.A18];[enemies.A:enemies.B];2;0)" office:value-type="string" calcext:value-type="string" office:string-value="Tiny mouse">
            <text:p>Tiny mouse</text:p>
          </table:table-cell>
          <table:table-cell office:value-type="string" calcext:value-type="string">
            <text:p><text:span text:style-name="T1338">nudge</text:span></text:p>
          </table:table-cell>
          <table:table-cell table:style-name="ce7" table:formula="of:=VLOOKUP([.C18];[skills.A:skills.B];2;0)" office:value-type="string" calcext:value-type="string" office:string-value="Nudge">
            <text:p>Nudge</text:p>
          </table:table-cell>
          <table:table-cell office:value-type="string" calcext:value-type="string">
            <text:p><text:span text:style-name="T1339">EHT</text:span></text:p>
          </table:table-cell>
          <table:table-cell office:value-type="float" calcext:value-type="float" office:value="0">
            <text:p>0</text:p>
          </table:table-cell>
          <table:table-cell table:number-columns-repeated="1024"/>
        </table:table-row>
        <table:table-row table:style-name="ro776">
          <table:table-cell office:value-type="string" calcext:value-type="string">
            <text:p><text:span text:style-name="T1340">wandering_rock</text:span></text:p>
          </table:table-cell>
          <table:table-cell table:style-name="ce7" table:formula="of:=VLOOKUP([.A19];[enemies.A:enemies.B];2;0)" office:value-type="string" calcext:value-type="string" office:string-value="Wandering Rock">
            <text:p>Wandering Rock</text:p>
          </table:table-cell>
          <table:table-cell office:value-type="string" calcext:value-type="string">
            <text:p><text:span text:style-name="T1341">nudge</text:span></text:p>
          </table:table-cell>
          <table:table-cell table:style-name="ce7" table:formula="of:=VLOOKUP([.C19];[skills.A:skills.B];2;0)" office:value-type="string" calcext:value-type="string" office:string-value="Nudge">
            <text:p>Nudge</text:p>
          </table:table-cell>
          <table:table-cell office:value-type="string" calcext:value-type="string">
            <text:p><text:span text:style-name="T1342">EHT</text:span></text:p>
          </table:table-cell>
          <table:table-cell office:value-type="float" calcext:value-type="float" office:value="0">
            <text:p>0</text:p>
          </table:table-cell>
          <table:table-cell table:number-columns-repeated="1024"/>
        </table:table-row>
        <table:table-row table:style-name="ro777">
          <table:table-cell office:value-type="string" calcext:value-type="string">
            <text:p><text:span text:style-name="T1343">wood_stump</text:span></text:p>
          </table:table-cell>
          <table:table-cell table:style-name="ce7" table:formula="of:=VLOOKUP([.A20];[enemies.A:enemies.B];2;0)" office:value-type="string" calcext:value-type="string" office:string-value="Wood Stump">
            <text:p>Wood Stump</text:p>
          </table:table-cell>
          <table:table-cell office:value-type="string" calcext:value-type="string">
            <text:p><text:span text:style-name="T1344">nudge</text:span></text:p>
          </table:table-cell>
          <table:table-cell table:style-name="ce7" table:formula="of:=VLOOKUP([.C20];[skills.A:skills.B];2;0)" office:value-type="string" calcext:value-type="string" office:string-value="Nudge">
            <text:p>Nudge</text:p>
          </table:table-cell>
          <table:table-cell office:value-type="string" calcext:value-type="string">
            <text:p><text:span text:style-name="T1345">EHT</text:span></text:p>
          </table:table-cell>
          <table:table-cell office:value-type="float" calcext:value-type="float" office:value="0">
            <text:p>0</text:p>
          </table:table-cell>
          <table:table-cell table:number-columns-repeated="1024"/>
        </table:table-row>
        <table:table-row table:style-name="ro778">
          <table:table-cell office:value-type="string" calcext:value-type="string">
            <text:p><text:span text:style-name="T1346">skeleton_1</text:span></text:p>
          </table:table-cell>
          <table:table-cell table:style-name="ce7" table:formula="of:=VLOOKUP([.A21];[enemies.A:enemies.B];2;0)" office:value-type="string" calcext:value-type="string" office:string-value="Skeleton">
            <text:p>Skeleton</text:p>
          </table:table-cell>
          <table:table-cell office:value-type="string" calcext:value-type="string">
            <text:p><text:span text:style-name="T1347">swing</text:span></text:p>
          </table:table-cell>
          <table:table-cell table:style-name="ce7" table:formula="of:=VLOOKUP([.C21];[skills.A:skills.B];2;0)" office:value-type="string" calcext:value-type="string" office:string-value="Swing">
            <text:p>Swing</text:p>
          </table:table-cell>
          <table:table-cell office:value-type="string" calcext:value-type="string">
            <text:p><text:span text:style-name="T1348">EHT</text:span></text:p>
          </table:table-cell>
          <table:table-cell office:value-type="float" calcext:value-type="float" office:value="0">
            <text:p>0</text:p>
          </table:table-cell>
          <table:table-cell table:number-columns-repeated="1024"/>
        </table:table-row>
        <table:table-row table:style-name="ro779">
          <table:table-cell office:value-type="string" calcext:value-type="string">
            <text:p><text:span text:style-name="T1349">skeleton_mage</text:span></text:p>
          </table:table-cell>
          <table:table-cell table:style-name="ce7" table:formula="of:=VLOOKUP([.A22];[enemies.A:enemies.B];2;0)" office:value-type="string" calcext:value-type="string" office:string-value="Skeletal Sourcerer">
            <text:p>Skeletal Sourcerer</text:p>
          </table:table-cell>
          <table:table-cell office:value-type="string" calcext:value-type="string">
            <text:p><text:span text:style-name="T1350">magic missile</text:span></text:p>
          </table:table-cell>
          <table:table-cell table:style-name="ce7" table:formula="of:=VLOOKUP([.C22];[skills.A:skills.B];2;0)" office:value-type="string" calcext:value-type="string" office:string-value="Magic Missile">
            <text:p>Magic Missile</text:p>
          </table:table-cell>
          <table:table-cell office:value-type="string" calcext:value-type="string">
            <text:p><text:span text:style-name="T1351">EHT</text:span></text:p>
          </table:table-cell>
          <table:table-cell office:value-type="float" calcext:value-type="float" office:value="0">
            <text:p>0</text:p>
          </table:table-cell>
          <table:table-cell table:number-columns-repeated="1024"/>
        </table:table-row>
        <table:table-row table:style-name="ro780">
          <table:table-cell office:value-type="string" calcext:value-type="string">
            <text:p><text:span text:style-name="T1352">skeleton_mage</text:span></text:p>
          </table:table-cell>
          <table:table-cell table:style-name="ce7" table:formula="of:=VLOOKUP([.A23];[enemies.A:enemies.B];2;0)" office:value-type="string" calcext:value-type="string" office:string-value="Skeletal Sourcerer">
            <text:p>Skeletal Sourcerer</text:p>
          </table:table-cell>
          <table:table-cell office:value-type="string" calcext:value-type="string">
            <text:p><text:span text:style-name="T1353">swing</text:span></text:p>
          </table:table-cell>
          <table:table-cell table:style-name="ce7" table:formula="of:=VLOOKUP([.C23];[skills.A:skills.B];2;0)" office:value-type="string" calcext:value-type="string" office:string-value="Swing">
            <text:p>Swing</text:p>
          </table:table-cell>
          <table:table-cell office:value-type="string" calcext:value-type="string">
            <text:p><text:span text:style-name="T1354">EHT</text:span></text:p>
          </table:table-cell>
          <table:table-cell office:value-type="float" calcext:value-type="float" office:value="1">
            <text:p>1</text:p>
          </table:table-cell>
          <table:table-cell table:number-columns-repeated="1024"/>
        </table:table-row>
        <table:table-row table:style-name="ro781">
          <table:table-cell office:value-type="string" calcext:value-type="string">
            <text:p><text:span text:style-name="T1355">mushroom_soldier</text:span></text:p>
          </table:table-cell>
          <table:table-cell table:style-name="ce7" table:formula="of:=VLOOKUP([.A24];[enemies.A:enemies.B];2;0)" office:value-type="string" calcext:value-type="string" office:string-value="Mushroom Soldier">
            <text:p>Mushroom Soldier</text:p>
          </table:table-cell>
          <table:table-cell office:value-type="string" calcext:value-type="string">
            <text:p><text:span text:style-name="T1356">swing</text:span></text:p>
          </table:table-cell>
          <table:table-cell table:style-name="ce7" table:formula="of:=VLOOKUP([.C24];[skills.A:skills.B];2;0)" office:value-type="string" calcext:value-type="string" office:string-value="Swing">
            <text:p>Swing</text:p>
          </table:table-cell>
          <table:table-cell office:value-type="string" calcext:value-type="string">
            <text:p><text:span text:style-name="T1357">EHT</text:span></text:p>
          </table:table-cell>
          <table:table-cell office:value-type="float" calcext:value-type="float" office:value="0">
            <text:p>0</text:p>
          </table:table-cell>
          <table:table-cell table:number-columns-repeated="1024"/>
        </table:table-row>
        <table:table-row table:style-name="ro782">
          <table:table-cell office:value-type="string" calcext:value-type="string">
            <text:p><text:span text:style-name="T1358">mushroom_thief</text:span></text:p>
          </table:table-cell>
          <table:table-cell table:style-name="ce7" table:formula="of:=VLOOKUP([.A25];[enemies.A:enemies.B];2;0)" office:value-type="string" calcext:value-type="string" office:string-value="Mushroom Thief">
            <text:p>Mushroom Thief</text:p>
          </table:table-cell>
          <table:table-cell office:value-type="string" calcext:value-type="string">
            <text:p><text:span text:style-name="T1359">double whack</text:span></text:p>
          </table:table-cell>
          <table:table-cell table:style-name="ce7" table:formula="of:=VLOOKUP([.C25];[skills.A:skills.B];2;0)" office:value-type="string" calcext:value-type="string" office:string-value="Double Whack">
            <text:p>Double Whack</text:p>
          </table:table-cell>
          <table:table-cell office:value-type="string" calcext:value-type="string">
            <text:p><text:span text:style-name="T1360">EHT</text:span></text:p>
          </table:table-cell>
          <table:table-cell office:value-type="float" calcext:value-type="float" office:value="0">
            <text:p>0</text:p>
          </table:table-cell>
          <table:table-cell table:number-columns-repeated="1024"/>
        </table:table-row>
        <table:table-row table:style-name="ro783">
          <table:table-cell office:value-type="string" calcext:value-type="string">
            <text:p><text:span text:style-name="T1361">mushroom_mage</text:span></text:p>
          </table:table-cell>
          <table:table-cell table:style-name="ce7" table:formula="of:=VLOOKUP([.A26];[enemies.A:enemies.B];2;0)" office:value-type="string" calcext:value-type="string" office:string-value="Mushroom Mage">
            <text:p>Mushroom Mage</text:p>
          </table:table-cell>
          <table:table-cell office:value-type="string" calcext:value-type="string">
            <text:p><text:span text:style-name="T1362">magic missile</text:span></text:p>
          </table:table-cell>
          <table:table-cell table:style-name="ce7" table:formula="of:=VLOOKUP([.C26];[skills.A:skills.B];2;0)" office:value-type="string" calcext:value-type="string" office:string-value="Magic Missile">
            <text:p>Magic Missile</text:p>
          </table:table-cell>
          <table:table-cell office:value-type="string" calcext:value-type="string">
            <text:p><text:span text:style-name="T1363">EHT</text:span></text:p>
          </table:table-cell>
          <table:table-cell office:value-type="float" calcext:value-type="float" office:value="0">
            <text:p>0</text:p>
          </table:table-cell>
          <table:table-cell table:number-columns-repeated="1024"/>
        </table:table-row>
        <table:table-row table:style-name="ro784">
          <table:table-cell office:value-type="string" calcext:value-type="string">
            <text:p><text:span text:style-name="T1364">mushroom_cleric</text:span></text:p>
          </table:table-cell>
          <table:table-cell table:style-name="ce7" table:formula="of:=VLOOKUP([.A27];[enemies.A:enemies.B];2;0)" office:value-type="string" calcext:value-type="string" office:string-value="Mushroom Cleric">
            <text:p>Mushroom Cleric</text:p>
          </table:table-cell>
          <table:table-cell office:value-type="string" calcext:value-type="string">
            <text:p><text:span text:style-name="T1365">smite</text:span></text:p>
          </table:table-cell>
          <table:table-cell table:style-name="ce7" table:formula="of:=VLOOKUP([.C27];[skills.A:skills.B];2;0)" office:value-type="string" calcext:value-type="string" office:string-value="Smite">
            <text:p>Smite</text:p>
          </table:table-cell>
          <table:table-cell office:value-type="string" calcext:value-type="string">
            <text:p><text:span text:style-name="T1366">EHT</text:span></text:p>
          </table:table-cell>
          <table:table-cell office:value-type="float" calcext:value-type="float" office:value="0">
            <text:p>0</text:p>
          </table:table-cell>
          <table:table-cell table:number-columns-repeated="1024"/>
        </table:table-row>
        <table:table-row table:style-name="ro785">
          <table:table-cell office:value-type="string" calcext:value-type="string">
            <text:p><text:span text:style-name="T1367">mushroom_zombie</text:span></text:p>
          </table:table-cell>
          <table:table-cell table:style-name="ce7" table:formula="of:=VLOOKUP([.A28];[enemies.A:enemies.B];2;0)" office:value-type="string" calcext:value-type="string" office:string-value="Mushroom zombie">
            <text:p>Mushroom zombie</text:p>
          </table:table-cell>
          <table:table-cell office:value-type="string" calcext:value-type="string">
            <text:p><text:span text:style-name="T1368">bite</text:span></text:p>
          </table:table-cell>
          <table:table-cell table:style-name="ce7" table:formula="of:=VLOOKUP([.C28];[skills.A:skills.B];2;0)" office:value-type="string" calcext:value-type="string" office:string-value="Bite">
            <text:p>Bite</text:p>
          </table:table-cell>
          <table:table-cell office:value-type="string" calcext:value-type="string">
            <text:p><text:span text:style-name="T1369">EHT</text:span></text:p>
          </table:table-cell>
          <table:table-cell office:value-type="float" calcext:value-type="float" office:value="0">
            <text:p>0</text:p>
          </table:table-cell>
          <table:table-cell table:number-columns-repeated="1024"/>
        </table:table-row>
        <table:table-row table:style-name="ro786">
          <table:table-cell office:value-type="string" calcext:value-type="string">
            <text:p><text:span text:style-name="T1370">zombie</text:span></text:p>
          </table:table-cell>
          <table:table-cell table:style-name="ce7" table:formula="of:=VLOOKUP([.A29];[enemies.A:enemies.B];2;0)" office:value-type="string" calcext:value-type="string" office:string-value="Zombie">
            <text:p>Zombie</text:p>
          </table:table-cell>
          <table:table-cell office:value-type="string" calcext:value-type="string">
            <text:p><text:span text:style-name="T1371">bite</text:span></text:p>
          </table:table-cell>
          <table:table-cell table:style-name="ce7" table:formula="of:=VLOOKUP([.C29];[skills.A:skills.B];2;0)" office:value-type="string" calcext:value-type="string" office:string-value="Bite">
            <text:p>Bite</text:p>
          </table:table-cell>
          <table:table-cell office:value-type="string" calcext:value-type="string">
            <text:p><text:span text:style-name="T1372">EHT</text:span></text:p>
          </table:table-cell>
          <table:table-cell office:value-type="float" calcext:value-type="float" office:value="0">
            <text:p>0</text:p>
          </table:table-cell>
          <table:table-cell table:number-columns-repeated="1024"/>
        </table:table-row>
        <table:table-row table:style-name="ro787">
          <table:table-cell office:value-type="string" calcext:value-type="string">
            <text:p><text:span text:style-name="T1373">crocodile</text:span></text:p>
          </table:table-cell>
          <table:table-cell table:style-name="ce7" table:formula="of:=VLOOKUP([.A30];[enemies.A:enemies.B];2;0)" office:value-type="string" calcext:value-type="string" office:string-value="Crocodile">
            <text:p>Crocodile</text:p>
          </table:table-cell>
          <table:table-cell office:value-type="string" calcext:value-type="string">
            <text:p><text:span text:style-name="T1374">bite</text:span></text:p>
          </table:table-cell>
          <table:table-cell table:style-name="ce7" table:formula="of:=VLOOKUP([.C30];[skills.A:skills.B];2;0)" office:value-type="string" calcext:value-type="string" office:string-value="Bite">
            <text:p>Bite</text:p>
          </table:table-cell>
          <table:table-cell office:value-type="string" calcext:value-type="string">
            <text:p><text:span text:style-name="T1375">EHT</text:span></text:p>
          </table:table-cell>
          <table:table-cell office:value-type="float" calcext:value-type="float" office:value="0">
            <text:p>0</text:p>
          </table:table-cell>
          <table:table-cell table:number-columns-repeated="1024"/>
        </table:table-row>
        <table:table-row table:style-name="ro788">
          <table:table-cell table:number-columns-repeated="1024"/>
        </table:table-row>
        <table:table-row table:number-rows-repeated="33" table:style-name="ro757">
          <table:table-cell table:number-columns-repeated="1024"/>
        </table:table-row>
      </table:table>
      <table:table table:name="skills" table:style-name="ta9">
        <table:table-column table:style-name="co92" table:default-cell-style-name="Default"/>
        <table:table-header-columns/>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style-name="co100" table:default-cell-style-name="Default"/>
        <table:table-header-columns/>
        <table:table-column table:style-name="co101" table:default-cell-style-name="Default"/>
        <table:table-header-columns/>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number-columns-repeated="1007" table:style-name="co108" table:default-cell-style-name="Default"/>
        <table:table-header-columns/>
        <table:table-column table:number-columns-repeated="101" table:style-name="co109" table:default-cell-style-name="Default"/>
        <table:table-header-columns/>
        <table:table-column table:style-name="co91" table:default-cell-style-name="Default"/>
        <table:table-header-columns/>
        <table:table-row table:style-name="ro790">
          <table:table-cell office:value-type="string" calcext:value-type="string">
            <text:p><text:span text:style-name="T1376">skill_id</text:span></text:p>
          </table:table-cell>
          <table:table-cell office:value-type="string" calcext:value-type="string">
            <text:p><text:span text:style-name="T1377">name</text:span></text:p>
          </table:table-cell>
          <table:table-cell office:value-type="string" calcext:value-type="string">
            <text:p><text:span text:style-name="T1378">script_to_run</text:span></text:p>
          </table:table-cell>
          <table:table-cell office:value-type="string" calcext:value-type="string">
            <text:p><text:span text:style-name="T1379">is_offensive</text:span></text:p>
          </table:table-cell>
          <table:table-cell office:value-type="string" calcext:value-type="string">
            <text:p><text:span text:style-name="T1380">weight_low_hp_ally</text:span></text:p>
          </table:table-cell>
          <table:table-cell office:value-type="string" calcext:value-type="string">
            <text:p><text:span text:style-name="T1381">weight_high_hp_ally</text:span></text:p>
          </table:table-cell>
          <table:table-cell office:value-type="string" calcext:value-type="string">
            <text:p><text:span text:style-name="T1382">weight_low_hp_enemy</text:span></text:p>
          </table:table-cell>
          <table:table-cell office:value-type="string" calcext:value-type="string">
            <text:p><text:span text:style-name="T1383">weight_high_hp_enemy</text:span></text:p>
          </table:table-cell>
          <table:table-cell office:value-type="string" calcext:value-type="string">
            <text:p><text:span text:style-name="T1384">target_self_is_valid</text:span></text:p>
          </table:table-cell>
          <table:table-cell office:value-type="string" calcext:value-type="string">
            <text:p><text:span text:style-name="T1385">target_others_is_valid</text:span></text:p>
          </table:table-cell>
          <table:table-cell office:value-type="string" calcext:value-type="string">
            <text:p><text:span text:style-name="T1386">must_be_fighting</text:span></text:p>
          </table:table-cell>
          <table:table-cell office:value-type="string" calcext:value-type="string">
            <text:p><text:span text:style-name="T1387">can_be_practiced</text:span></text:p>
          </table:table-cell>
          <table:table-cell office:value-type="string" calcext:value-type="string">
            <text:p><text:span text:style-name="T1388">level_req</text:span></text:p>
          </table:table-cell>
          <table:table-cell office:value-type="string" calcext:value-type="string">
            <text:p><text:span text:style-name="T1389">use_perspectives</text:span></text:p>
          </table:table-cell>
          <table:table-cell table:style-name="ce7" office:value-type="string" calcext:value-type="string">
            <text:p><text:span text:style-name="T1390">FOUND</text:span></text:p>
          </table:table-cell>
          <table:table-cell office:value-type="string" calcext:value-type="string">
            <text:p><text:span text:style-name="T1391">description</text:span></text:p>
          </table:table-cell>
          <table:table-cell table:number-columns-repeated="1024"/>
        </table:table-row>
        <table:table-row table:style-name="ro791">
          <table:table-cell table:style-name="ce38" office:value-type="string" calcext:value-type="string">
            <text:p><text:span text:style-name="T1392">swing</text:span></text:p>
          </table:table-cell>
          <table:table-cell table:style-name="ce38" office:value-type="string" calcext:value-type="string">
            <text:p><text:span text:style-name="T1393">Swing</text:span></text:p>
          </table:table-cell>
          <table:table-cell table:style-name="ce38" office:value-type="string" calcext:value-type="string">
            <text:p><text:span text:style-name="T1394">Swing</text:span></text:p>
          </table:table-cell>
          <table:table-cell table:style-name="ce38" office:value-type="float" calcext:value-type="float" office:value="1">
            <text:p>1</text:p>
          </table:table-cell>
          <table:table-cell table:style-name="ce38" office:value-type="float" calcext:value-type="float" office:value="0.10000000000000001">
            <text:p>0.10000000000000001</text:p>
          </table:table-cell>
          <table:table-cell table:style-name="ce38" office:value-type="float" calcext:value-type="float" office:value="0.10000000000000001">
            <text:p>0.10000000000000001</text:p>
          </table:table-cell>
          <table:table-cell table:style-name="ce38" office:value-type="float" calcext:value-type="float" office:value="0.10000000000000001">
            <text:p>0.10000000000000001</text:p>
          </table:table-cell>
          <table:table-cell table:style-name="ce38"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95">swing</text:span></text:p>
          </table:table-cell>
          <table:table-cell table:style-name="ce7" table:formula="of:=VLOOKUP([.N2];[$use_perspectives.A$1:$use_perspectives.B$1048576];2;0)" office:value-type="string" calcext:value-type="string" office:string-value="use_swing">
            <text:p>use_swing</text:p>
          </table:table-cell>
          <table:table-cell office:value-type="string" calcext:value-type="string">
            <text:p><text:span text:style-name="T1396">Deal physical damage based on the highest stat between your grit or flow.#END#</text:span></text:p>
          </table:table-cell>
          <table:table-cell table:number-columns-repeated="1024"/>
        </table:table-row>
        <table:table-row table:style-name="ro792">
          <table:table-cell table:style-name="ce39" office:value-type="string" calcext:value-type="string">
            <text:p><text:span text:style-name="T1397">ethereal</text:span></text:p>
          </table:table-cell>
          <table:table-cell table:style-name="ce39" office:value-type="string" calcext:value-type="string">
            <text:p><text:span text:style-name="T1398">Become Ethereal</text:span></text:p>
          </table:table-cell>
          <table:table-cell table:style-name="ce39" office:value-type="string" calcext:value-type="string">
            <text:p><text:span text:style-name="T1399">BecomeEthereal</text:span></text:p>
          </table:table-cell>
          <table:table-cell table:style-name="ce39" office:value-type="float" calcext:value-type="float" office:value="0">
            <text:p>0</text:p>
          </table:table-cell>
          <table:table-cell table:style-name="ce39" office:value-type="float" calcext:value-type="float" office:value="0.20000000000000001">
            <text:p>0.20000000000000001</text:p>
          </table:table-cell>
          <table:table-cell table:style-name="ce39" office:value-type="float" calcext:value-type="float" office:value="2">
            <text:p>2</text:p>
          </table:table-cell>
          <table:table-cell table:style-name="ce39" office:value-type="float" calcext:value-type="float" office:value="1">
            <text:p>1</text:p>
          </table:table-cell>
          <table:table-cell table:style-name="ce39" office:value-type="float" calcext:value-type="float" office:value="0.5">
            <text:p>0.5</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400">ethereal</text:span></text:p>
          </table:table-cell>
          <table:table-cell table:style-name="ce7" table:formula="of:=VLOOKUP([.N3];[use_perspectives.A:use_perspectives.B];2;0)" office:value-type="string" calcext:value-type="string" office:string-value="use_ethereal">
            <text:p>use_ethereal</text:p>
          </table:table-cell>
          <table:table-cell office:value-type="string" calcext:value-type="string">
            <text:p><text:span text:style-name="T1401">Become ethereal, unable to be attacked physically.#END#But take amplified magical damage.#END#</text:span></text:p>
          </table:table-cell>
          <table:table-cell table:number-columns-repeated="1024"/>
        </table:table-row>
        <table:table-row table:style-name="ro793">
          <table:table-cell table:style-name="ce40" office:value-type="string" calcext:value-type="string">
            <text:p><text:span text:style-name="T1402">cure light wounds</text:span></text:p>
          </table:table-cell>
          <table:table-cell table:style-name="ce40" office:value-type="string" calcext:value-type="string">
            <text:p><text:span text:style-name="T1403">Cure Light Wounds</text:span></text:p>
          </table:table-cell>
          <table:table-cell table:style-name="ce40" office:value-type="string" calcext:value-type="string">
            <text:p><text:span text:style-name="T1404">CureLightWounds</text:span></text:p>
          </table:table-cell>
          <table:table-cell table:style-name="ce40" office:value-type="float" calcext:value-type="float" office:value="0">
            <text:p>0</text:p>
          </table:table-cell>
          <table:table-cell table:style-name="ce40" office:value-type="float" calcext:value-type="float" office:value="2">
            <text:p>2</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0.5">
            <text:p>0.5</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05">cure light wounds</text:span></text:p>
          </table:table-cell>
          <table:table-cell table:style-name="ce7" table:formula="of:=VLOOKUP([.N4];[use_perspectives.A:use_perspectives.B];2;0)" office:value-type="string" calcext:value-type="string" office:string-value="use_cure_light_wounds">
            <text:p>use_cure_light_wounds</text:p>
          </table:table-cell>
          <table:table-cell office:value-type="string" calcext:value-type="string">
            <text:p><text:span text:style-name="T1406">Heal yourself or an ally.#END#</text:span></text:p>
          </table:table-cell>
          <table:table-cell table:number-columns-repeated="1024"/>
        </table:table-row>
        <table:table-row table:style-name="ro794">
          <table:table-cell office:value-type="string" calcext:value-type="string">
            <text:p><text:span text:style-name="T1407">bash</text:span></text:p>
          </table:table-cell>
          <table:table-cell office:value-type="string" calcext:value-type="string">
            <text:p><text:span text:style-name="T1408">Bash</text:span></text:p>
          </table:table-cell>
          <table:table-cell office:value-type="string" calcext:value-type="string">
            <text:p><text:span text:style-name="T1409">Bash</text:span></text:p>
          </table:table-cell>
          <table:table-cell office:value-type="float" calcext:value-type="float" office:value="1">
            <text:p>1</text:p>
          </table:table-cell>
          <table:table-cell office:value-type="float" calcext:value-type="float" office:value="0.20000000000000001">
            <text:p>0.20000000000000001</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5">
            <text:p>0.5</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410">bash</text:span></text:p>
          </table:table-cell>
          <table:table-cell table:style-name="ce7" table:formula="of:=VLOOKUP([.N5];[use_perspectives.A:use_perspectives.B];2;0)" office:value-type="string" calcext:value-type="string" office:string-value="use_bash">
            <text:p>use_bash</text:p>
          </table:table-cell>
          <table:table-cell office:value-type="string" calcext:value-type="string">
            <text:p><text:span text:style-name="T1411">Deal physcal damage based on your grit.#END#If you deal any damage, stun the target.#END#</text:span></text:p>
          </table:table-cell>
          <table:table-cell table:number-columns-repeated="1024"/>
        </table:table-row>
        <table:table-row table:style-name="ro795">
          <table:table-cell office:value-type="string" calcext:value-type="string">
            <text:p><text:span text:style-name="T1412">double whack</text:span></text:p>
          </table:table-cell>
          <table:table-cell office:value-type="string" calcext:value-type="string">
            <text:p><text:span text:style-name="T1413">Double Whack</text:span></text:p>
          </table:table-cell>
          <table:table-cell office:value-type="string" calcext:value-type="string">
            <text:p><text:span text:style-name="T1414">DoubleWhack</text:span></text:p>
          </table:table-cell>
          <table:table-cell office:value-type="float" calcext:value-type="float" office:value="1">
            <text:p>1</text:p>
          </table:table-cell>
          <table:table-cell office:value-type="float" calcext:value-type="float" office:value="0.20000000000000001">
            <text:p>0.20000000000000001</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5">
            <text:p>0.5</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4">
            <text:p>4</text:p>
          </table:table-cell>
          <table:table-cell office:value-type="string" calcext:value-type="string">
            <text:p><text:span text:style-name="T1415">double whack</text:span></text:p>
          </table:table-cell>
          <table:table-cell table:style-name="ce7" table:formula="of:=VLOOKUP([.N6];[use_perspectives.A:use_perspectives.B];2;0)" office:value-type="string" calcext:value-type="string" office:string-value="use_double_whack">
            <text:p>use_double_whack</text:p>
          </table:table-cell>
          <table:table-cell table:style-name="ce41" office:value-type="string" calcext:value-type="string">
            <text:p><text:span text:style-name="T1416">Deal physical damage based on Flow.#END# Then do it again!#END#</text:span></text:p>
          </table:table-cell>
          <table:table-cell table:number-columns-repeated="1024"/>
        </table:table-row>
        <table:table-row table:style-name="ro796">
          <table:table-cell office:value-type="string" calcext:value-type="string">
            <text:p><text:span text:style-name="T1417">smite</text:span></text:p>
          </table:table-cell>
          <table:table-cell office:value-type="string" calcext:value-type="string">
            <text:p><text:span text:style-name="T1418">Smite</text:span></text:p>
          </table:table-cell>
          <table:table-cell office:value-type="string" calcext:value-type="string">
            <text:p><text:span text:style-name="T1419">DamageBySoul</text:span></text:p>
          </table:table-cell>
          <table:table-cell office:value-type="float" calcext:value-type="float" office:value="1">
            <text:p>1</text:p>
          </table:table-cell>
          <table:table-cell office:value-type="float" calcext:value-type="float" office:value="0.20000000000000001">
            <text:p>0.20000000000000001</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5">
            <text:p>0.5</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20">smite</text:span></text:p>
          </table:table-cell>
          <table:table-cell table:style-name="ce7" table:formula="of:=VLOOKUP([.N7];[use_perspectives.A:use_perspectives.B];2;0)" office:value-type="string" calcext:value-type="string" office:string-value="use_smite">
            <text:p>use_smite</text:p>
          </table:table-cell>
          <table:table-cell office:value-type="string" calcext:value-type="string">
            <text:p><text:span text:style-name="T1421">Smite your target, dealing Magical damage based on soul.#END#</text:span></text:p>
          </table:table-cell>
          <table:table-cell table:number-columns-repeated="1024"/>
        </table:table-row>
        <table:table-row table:style-name="ro797">
          <table:table-cell office:value-type="string" calcext:value-type="string">
            <text:p><text:span text:style-name="T1422">mage armor</text:span></text:p>
          </table:table-cell>
          <table:table-cell office:value-type="string" calcext:value-type="string">
            <text:p><text:span text:style-name="T1423">Mage Armor</text:span></text:p>
          </table:table-cell>
          <table:table-cell office:value-type="string" calcext:value-type="string">
            <text:p><text:span text:style-name="T1424">MageArmor</text:span></text:p>
          </table:table-cell>
          <table:table-cell office:value-type="float" calcext:value-type="float" office:value="0">
            <text:p>0</text:p>
          </table:table-cell>
          <table:table-cell office:value-type="float" calcext:value-type="float" office:value="0.20000000000000001">
            <text:p>0.20000000000000001</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5">
            <text:p>0.5</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25">mage armor</text:span></text:p>
          </table:table-cell>
          <table:table-cell table:style-name="ce7" table:formula="of:=VLOOKUP([.N8];[use_perspectives.A:use_perspectives.B];2;0)" office:value-type="string" calcext:value-type="string" office:string-value="use_mage_armor">
            <text:p>use_mage_armor</text:p>
          </table:table-cell>
          <table:table-cell table:style-name="ce41" office:value-type="string" calcext:value-type="string">
            <text:p><text:span text:style-name="T1426">Convert a percentage of damage received to mana drain instead.#END#</text:span></text:p>
          </table:table-cell>
          <table:table-cell table:number-columns-repeated="1024"/>
        </table:table-row>
        <table:table-row table:style-name="ro798">
          <table:table-cell office:value-type="string" calcext:value-type="string">
            <text:p><text:span text:style-name="T1427">magic missile</text:span></text:p>
          </table:table-cell>
          <table:table-cell office:value-type="string" calcext:value-type="string">
            <text:p><text:span text:style-name="T1428">Magic Missile</text:span></text:p>
          </table:table-cell>
          <table:table-cell office:value-type="string" calcext:value-type="string">
            <text:p><text:span text:style-name="T1429">DamageByMind</text:span></text:p>
          </table:table-cell>
          <table:table-cell office:value-type="float" calcext:value-type="float" office:value="1">
            <text:p>1</text:p>
          </table:table-cell>
          <table:table-cell office:value-type="float" calcext:value-type="float" office:value="0.20000000000000001">
            <text:p>0.20000000000000001</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5">
            <text:p>0.5</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30">magic missile</text:span></text:p>
          </table:table-cell>
          <table:table-cell table:style-name="ce7" table:formula="of:=VLOOKUP([.N9];[use_perspectives.A:use_perspectives.B];2;0)" office:value-type="string" calcext:value-type="string" office:string-value="use_magic_missile">
            <text:p>use_magic_missile</text:p>
          </table:table-cell>
          <table:table-cell table:style-name="ce41" office:value-type="string" calcext:value-type="string">
            <text:p><text:span text:style-name="T1431">Deal magical damage based on mind.#END#</text:span></text:p>
          </table:table-cell>
          <table:table-cell table:number-columns-repeated="1024"/>
        </table:table-row>
        <table:table-row table:style-name="ro799">
          <table:table-cell table:style-name="ce38" office:value-type="string" calcext:value-type="string">
            <text:p><text:span text:style-name="T1432">nudge</text:span></text:p>
          </table:table-cell>
          <table:table-cell table:style-name="ce38" office:value-type="string" calcext:value-type="string">
            <text:p><text:span text:style-name="T1433">Nudge</text:span></text:p>
          </table:table-cell>
          <table:table-cell table:style-name="ce38" office:value-type="string" calcext:value-type="string">
            <text:p><text:span text:style-name="T1434">Swing</text:span></text:p>
          </table:table-cell>
          <table:table-cell table:style-name="ce38" office:value-type="float" calcext:value-type="float" office:value="1">
            <text:p>1</text:p>
          </table:table-cell>
          <table:table-cell table:style-name="ce38" office:value-type="float" calcext:value-type="float" office:value="0.20000000000000001">
            <text:p>0.20000000000000001</text:p>
          </table:table-cell>
          <table:table-cell table:style-name="ce38" office:value-type="float" calcext:value-type="float" office:value="2">
            <text:p>2</text:p>
          </table:table-cell>
          <table:table-cell table:style-name="ce38" office:value-type="float" calcext:value-type="float" office:value="1">
            <text:p>1</text:p>
          </table:table-cell>
          <table:table-cell table:style-name="ce38" office:value-type="float" calcext:value-type="float" office:value="0.5">
            <text:p>0.5</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35">nudge</text:span></text:p>
          </table:table-cell>
          <table:table-cell table:style-name="ce7" table:formula="of:=VLOOKUP([.N10];[$use_perspectives.A$1:$use_perspectives.B$1048576];2;0)" office:value-type="string" calcext:value-type="string" office:string-value="use_nudge">
            <text:p>use_nudge</text:p>
          </table:table-cell>
          <table:table-cell office:value-type="string" calcext:value-type="string">
            <text:p><text:span text:style-name="T1436">The monster variant of a swing.#END#</text:span></text:p>
          </table:table-cell>
          <table:table-cell table:number-columns-repeated="1024"/>
        </table:table-row>
        <table:table-row table:style-name="ro800">
          <table:table-cell table:style-name="ce40" office:value-type="string" calcext:value-type="string">
            <text:p><text:span text:style-name="T1437">regen_hp30</text:span></text:p>
          </table:table-cell>
          <table:table-cell table:style-name="ce40" office:value-type="string" calcext:value-type="string">
            <text:p><text:span text:style-name="T1438">Minor Health Regen</text:span></text:p>
          </table:table-cell>
          <table:table-cell table:style-name="ce40" office:value-type="string" calcext:value-type="string">
            <text:p><text:span text:style-name="T1439">RegenHP30</text:span></text:p>
          </table:table-cell>
          <table:table-cell table:style-name="ce40" office:value-type="float" calcext:value-type="float" office:value="0">
            <text:p>0</text:p>
          </table:table-cell>
          <table:table-cell table:style-name="ce40" office:value-type="float" calcext:value-type="float" office:value="0.20000000000000001">
            <text:p>0.20000000000000001</text:p>
          </table:table-cell>
          <table:table-cell table:style-name="ce40" office:value-type="float" calcext:value-type="float" office:value="2">
            <text:p>2</text:p>
          </table:table-cell>
          <table:table-cell table:style-name="ce40" office:value-type="float" calcext:value-type="float" office:value="1">
            <text:p>1</text:p>
          </table:table-cell>
          <table:table-cell table:style-name="ce40" office:value-type="float" calcext:value-type="float" office:value="0.5">
            <text:p>0.5</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40">cure light wounds</text:span></text:p>
          </table:table-cell>
          <table:table-cell table:style-name="ce7" table:formula="of:=VLOOKUP([.N11];[use_perspectives.A:use_perspectives.B];2;0)" office:value-type="string" calcext:value-type="string" office:string-value="use_cure_light_wounds">
            <text:p>use_cure_light_wounds</text:p>
          </table:table-cell>
          <table:table-cell office:value-type="string" calcext:value-type="string">
            <text:p><text:span text:style-name="T1441">Regenerate 30% Health.#END#</text:span></text:p>
          </table:table-cell>
          <table:table-cell table:number-columns-repeated="1024"/>
        </table:table-row>
        <table:table-row table:style-name="ro801">
          <table:table-cell office:value-type="string" calcext:value-type="string">
            <text:p><text:span text:style-name="T1442">regen_mp30</text:span></text:p>
          </table:table-cell>
          <table:table-cell office:value-type="string" calcext:value-type="string">
            <text:p><text:span text:style-name="T1443">Minor Magicka Regen</text:span></text:p>
          </table:table-cell>
          <table:table-cell office:value-type="string" calcext:value-type="string">
            <text:p><text:span text:style-name="T1444">RegenMP30</text:span></text:p>
          </table:table-cell>
          <table:table-cell office:value-type="float" calcext:value-type="float" office:value="0">
            <text:p>0</text:p>
          </table:table-cell>
          <table:table-cell office:value-type="float" calcext:value-type="float" office:value="0.20000000000000001">
            <text:p>0.20000000000000001</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5">
            <text:p>0.5</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45">cure light wounds</text:span></text:p>
          </table:table-cell>
          <table:table-cell table:style-name="ce7" table:formula="of:=VLOOKUP([.N12];[use_perspectives.A:use_perspectives.B];2;0)" office:value-type="string" calcext:value-type="string" office:string-value="use_cure_light_wounds">
            <text:p>use_cure_light_wounds</text:p>
          </table:table-cell>
          <table:table-cell office:value-type="string" calcext:value-type="string">
            <text:p><text:span text:style-name="T1446">Regenerate 30% Magicka.#END#</text:span></text:p>
          </table:table-cell>
          <table:table-cell table:number-columns-repeated="1024"/>
        </table:table-row>
        <table:table-row table:style-name="ro802">
          <table:table-cell office:value-type="string" calcext:value-type="string">
            <text:p><text:span text:style-name="T1447">heavy hit</text:span></text:p>
          </table:table-cell>
          <table:table-cell office:value-type="string" calcext:value-type="string">
            <text:p><text:span text:style-name="T1448">Heavy Hit</text:span></text:p>
          </table:table-cell>
          <table:table-cell office:value-type="string" calcext:value-type="string">
            <text:p><text:span text:style-name="T1449">DamageByGrit</text:span></text:p>
          </table:table-cell>
          <table:table-cell office:value-type="float" calcext:value-type="float" office:value="1">
            <text:p>1</text:p>
          </table:table-cell>
          <table:table-cell office:value-type="float" calcext:value-type="float" office:value="0.20000000000000001">
            <text:p>0.20000000000000001</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5">
            <text:p>0.5</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50">swing</text:span></text:p>
          </table:table-cell>
          <table:table-cell table:style-name="ce7" table:formula="of:=VLOOKUP([.N13];[use_perspectives.A:use_perspectives.B];2;0)" office:value-type="string" calcext:value-type="string" office:string-value="use_swing">
            <text:p>use_swing</text:p>
          </table:table-cell>
          <table:table-cell office:value-type="string" calcext:value-type="string">
            <text:p><text:span text:style-name="T1451">Deal physcal damage based on your grit.#END#</text:span></text:p>
          </table:table-cell>
          <table:table-cell table:number-columns-repeated="1024"/>
        </table:table-row>
        <table:table-row table:style-name="ro803">
          <table:table-cell office:value-type="string" calcext:value-type="string">
            <text:p><text:span text:style-name="T1452">fast strike</text:span></text:p>
          </table:table-cell>
          <table:table-cell office:value-type="string" calcext:value-type="string">
            <text:p><text:span text:style-name="T1453">Fast Strike</text:span></text:p>
          </table:table-cell>
          <table:table-cell office:value-type="string" calcext:value-type="string">
            <text:p><text:span text:style-name="T1454">DamageByFlow</text:span></text:p>
          </table:table-cell>
          <table:table-cell office:value-type="float" calcext:value-type="float" office:value="1">
            <text:p>1</text:p>
          </table:table-cell>
          <table:table-cell office:value-type="float" calcext:value-type="float" office:value="0.20000000000000001">
            <text:p>0.20000000000000001</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5">
            <text:p>0.5</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55">swing</text:span></text:p>
          </table:table-cell>
          <table:table-cell table:style-name="ce7" table:formula="of:=VLOOKUP([.N14];[use_perspectives.A:use_perspectives.B];2;0)" office:value-type="string" calcext:value-type="string" office:string-value="use_swing">
            <text:p>use_swing</text:p>
          </table:table-cell>
          <table:table-cell office:value-type="string" calcext:value-type="string">
            <text:p><text:span text:style-name="T1456">Deal physcal damage based on your flow.#END#</text:span></text:p>
          </table:table-cell>
          <table:table-cell table:number-columns-repeated="1024"/>
        </table:table-row>
        <table:table-row table:style-name="ro804">
          <table:table-cell office:value-type="string" calcext:value-type="string">
            <text:p><text:span text:style-name="T1457">holy arrow</text:span></text:p>
          </table:table-cell>
          <table:table-cell office:value-type="string" calcext:value-type="string">
            <text:p><text:span text:style-name="T1458">Holy Arrow</text:span></text:p>
          </table:table-cell>
          <table:table-cell office:value-type="string" calcext:value-type="string">
            <text:p><text:span text:style-name="T1459">DamageBySoul</text:span></text:p>
          </table:table-cell>
          <table:table-cell office:value-type="float" calcext:value-type="float" office:value="1">
            <text:p>1</text:p>
          </table:table-cell>
          <table:table-cell office:value-type="float" calcext:value-type="float" office:value="0.20000000000000001">
            <text:p>0.20000000000000001</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5">
            <text:p>0.5</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60">holy arrow</text:span></text:p>
          </table:table-cell>
          <table:table-cell table:style-name="ce7" table:formula="of:=VLOOKUP([.N15];[use_perspectives.A:use_perspectives.B];2;0)" office:value-type="string" calcext:value-type="string" office:string-value="use_holy_arrow">
            <text:p>use_holy_arrow</text:p>
          </table:table-cell>
          <table:table-cell office:value-type="string" calcext:value-type="string">
            <text:p><text:span text:style-name="T1461">Deal magical damage based on your soul.#END#</text:span></text:p>
          </table:table-cell>
          <table:table-cell table:number-columns-repeated="1024"/>
        </table:table-row>
        <table:table-row table:style-name="ro805">
          <table:table-cell office:value-type="string" calcext:value-type="string">
            <text:p><text:span text:style-name="T1462">mana bolt</text:span></text:p>
          </table:table-cell>
          <table:table-cell office:value-type="string" calcext:value-type="string">
            <text:p><text:span text:style-name="T1463">Mana Bolt</text:span></text:p>
          </table:table-cell>
          <table:table-cell office:value-type="string" calcext:value-type="string">
            <text:p><text:span text:style-name="T1464">DamageByMind</text:span></text:p>
          </table:table-cell>
          <table:table-cell office:value-type="float" calcext:value-type="float" office:value="1">
            <text:p>1</text:p>
          </table:table-cell>
          <table:table-cell office:value-type="float" calcext:value-type="float" office:value="0.20000000000000001">
            <text:p>0.20000000000000001</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5">
            <text:p>0.5</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65">mana bolt</text:span></text:p>
          </table:table-cell>
          <table:table-cell table:style-name="ce7" table:formula="of:=VLOOKUP([.N16];[use_perspectives.A:use_perspectives.B];2;0)" office:value-type="string" calcext:value-type="string" office:string-value="use_mana_bolt">
            <text:p>use_mana_bolt</text:p>
          </table:table-cell>
          <table:table-cell office:value-type="string" calcext:value-type="string">
            <text:p><text:span text:style-name="T1466">Deal magical damage based on your mind.#END#</text:span></text:p>
          </table:table-cell>
          <table:table-cell table:number-columns-repeated="1024"/>
        </table:table-row>
        <table:table-row table:style-name="ro806">
          <table:table-cell table:style-name="ce39" office:value-type="string" calcext:value-type="string">
            <text:p><text:span text:style-name="T1467">enrage</text:span></text:p>
          </table:table-cell>
          <table:table-cell table:style-name="ce39" office:value-type="string" calcext:value-type="string">
            <text:p><text:span text:style-name="T1468">Enrage</text:span></text:p>
          </table:table-cell>
          <table:table-cell table:style-name="ce39" office:value-type="string" calcext:value-type="string">
            <text:p><text:span text:style-name="T1469">Enrage</text:span></text:p>
          </table:table-cell>
          <table:table-cell table:style-name="ce39" office:value-type="float" calcext:value-type="float" office:value="0">
            <text:p>0</text:p>
          </table:table-cell>
          <table:table-cell table:style-name="ce39" office:value-type="float" calcext:value-type="float" office:value="0.20000000000000001">
            <text:p>0.20000000000000001</text:p>
          </table:table-cell>
          <table:table-cell table:style-name="ce39" office:value-type="float" calcext:value-type="float" office:value="3">
            <text:p>3</text:p>
          </table:table-cell>
          <table:table-cell table:style-name="ce39" office:value-type="float" calcext:value-type="float" office:value="3">
            <text:p>3</text:p>
          </table:table-cell>
          <table:table-cell table:style-name="ce39" office:value-type="float" calcext:value-type="float" office:value="0.5">
            <text:p>0.5</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70">ethereal</text:span></text:p>
          </table:table-cell>
          <table:table-cell table:style-name="ce7" table:formula="of:=VLOOKUP([.N17];[use_perspectives.A:use_perspectives.B];2;0)" office:value-type="string" calcext:value-type="string" office:string-value="use_ethereal">
            <text:p>use_ethereal</text:p>
          </table:table-cell>
          <table:table-cell office:value-type="string" calcext:value-type="string">
            <text:p><text:span text:style-name="T1471">Become enraged, gaining max health based on your max health.#END#</text:span></text:p>
          </table:table-cell>
          <table:table-cell table:number-columns-repeated="1024"/>
        </table:table-row>
        <table:table-row table:style-name="ro807">
          <table:table-cell office:value-type="string" calcext:value-type="string">
            <text:p><text:span text:style-name="T1472">bite</text:span></text:p>
          </table:table-cell>
          <table:table-cell office:value-type="string" calcext:value-type="string">
            <text:p><text:span text:style-name="T1473">Bite</text:span></text:p>
          </table:table-cell>
          <table:table-cell office:value-type="string" calcext:value-type="string">
            <text:p><text:span text:style-name="T1474">Swing</text:span></text:p>
          </table:table-cell>
          <table:table-cell office:value-type="float" calcext:value-type="float" office:value="1">
            <text:p>1</text:p>
          </table:table-cell>
          <table:table-cell office:value-type="float" calcext:value-type="float" office:value="0.20000000000000001">
            <text:p>0.20000000000000001</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5">
            <text:p>0.5</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13" office:value-type="string" calcext:value-type="string">
            <text:p>bite</text:p>
          </table:table-cell>
          <table:table-cell table:style-name="ce7" table:formula="of:=VLOOKUP([.N18];[use_perspectives.A:use_perspectives.B];2;0)" office:value-type="string" calcext:value-type="string" office:string-value="use_bite">
            <text:p>use_bite</text:p>
          </table:table-cell>
          <table:table-cell office:value-type="string" calcext:value-type="string">
            <text:p><text:span text:style-name="T1475">Bite your target.#END#</text:span></text:p>
          </table:table-cell>
          <table:table-cell table:number-columns-repeated="1024"/>
        </table:table-row>
        <table:table-row table:style-name="ro808">
          <table:table-cell table:style-name="ce40" office:value-type="string" calcext:value-type="string">
            <text:p><text:span text:style-name="T1476">leech</text:span></text:p>
          </table:table-cell>
          <table:table-cell table:style-name="ce40" office:value-type="string" calcext:value-type="string">
            <text:p><text:span text:style-name="T1477">Leech</text:span></text:p>
          </table:table-cell>
          <table:table-cell table:style-name="ce40" office:value-type="string" calcext:value-type="string">
            <text:p><text:span text:style-name="T1478">Leech</text:span></text:p>
          </table:table-cell>
          <table:table-cell table:style-name="ce40" office:value-type="float" calcext:value-type="float" office:value="0">
            <text:p>0</text:p>
          </table:table-cell>
          <table:table-cell table:style-name="ce40" office:value-type="float" calcext:value-type="float" office:value="0.59999999999999998">
            <text:p>0.59999999999999998</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table:style-name="ce13" office:value-type="string" calcext:value-type="string">
            <text:p>generic</text:p>
          </table:table-cell>
          <table:table-cell table:style-name="ce7" table:formula="of:=VLOOKUP([.N19];[use_perspectives.A:use_perspectives.B];2;0)" office:value-type="string" calcext:value-type="string" office:string-value="use_generic">
            <text:p>use_generic</text:p>
          </table:table-cell>
          <table:table-cell office:value-type="string" calcext:value-type="string">
            <text:p><text:span text:style-name="T1479">Become blood thirsty, converting a percentage of physical damage dealt#END#to self healing.#END#</text:span></text:p>
          </table:table-cell>
          <table:table-cell table:number-columns-repeated="1024"/>
        </table:table-row>
        <table:table-row table:style-name="ro809">
          <table:table-cell table:style-name="ce39" office:value-type="string" calcext:value-type="string">
            <text:p><text:span text:style-name="T1480">thorns</text:span></text:p>
          </table:table-cell>
          <table:table-cell table:style-name="ce39" office:value-type="string" calcext:value-type="string">
            <text:p><text:span text:style-name="T1481">Thorns</text:span></text:p>
          </table:table-cell>
          <table:table-cell table:style-name="ce39" office:value-type="string" calcext:value-type="string">
            <text:p><text:span text:style-name="T1482">Thorns</text:span></text:p>
          </table:table-cell>
          <table:table-cell table:style-name="ce39" office:value-type="float" calcext:value-type="float" office:value="0">
            <text:p>0</text:p>
          </table:table-cell>
          <table:table-cell table:style-name="ce39" office:value-type="float" calcext:value-type="float" office:value="0.20000000000000001">
            <text:p>0.20000000000000001</text:p>
          </table:table-cell>
          <table:table-cell table:style-name="ce39" office:value-type="float" calcext:value-type="float" office:value="3">
            <text:p>3</text:p>
          </table:table-cell>
          <table:table-cell table:style-name="ce39" office:value-type="float" calcext:value-type="float" office:value="1">
            <text:p>1</text:p>
          </table:table-cell>
          <table:table-cell table:style-name="ce39" office:value-type="float" calcext:value-type="float" office:value="0.5">
            <text:p>0.5</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table:style-name="ce13" office:value-type="string" calcext:value-type="string">
            <text:p>generic</text:p>
          </table:table-cell>
          <table:table-cell table:style-name="ce7" table:formula="of:=VLOOKUP([.N20];[use_perspectives.A:use_perspectives.B];2;0)" office:value-type="string" calcext:value-type="string" office:string-value="use_generic">
            <text:p>use_generic</text:p>
          </table:table-cell>
          <table:table-cell office:value-type="string" calcext:value-type="string">
            <text:p><text:span text:style-name="T1483">Reflect a percentage of physical damage received back.#END#</text:span></text:p>
          </table:table-cell>
          <table:table-cell table:number-columns-repeated="1024"/>
        </table:table-row>
        <table:table-row table:style-name="ro810">
          <table:table-cell table:number-columns-repeated="1024"/>
        </table:table-row>
        <table:table-row table:number-rows-repeated="43" table:style-name="ro789">
          <table:table-cell table:number-columns-repeated="1024"/>
        </table:table-row>
      </table:table>
      <table:table table:name="skill_script_values" table:style-name="ta10">
        <table:table-header-columns>
          <table:table-column table:style-name="co111" table:default-cell-style-name="Default"/>
        </table:table-header-columns>
        <table:table-column table:style-name="co111" table:default-cell-style-name="Default"/>
        <table:table-header-columns/>
        <table:table-column table:style-name="co112" table:default-cell-style-name="Default"/>
        <table:table-header-columns/>
        <table:table-column table:style-name="co113" table:default-cell-style-name="Default"/>
        <table:table-header-columns/>
        <table:table-column table:number-columns-repeated="1020" table:style-name="co114" table:default-cell-style-name="Default"/>
        <table:table-header-columns/>
        <table:table-column table:number-columns-repeated="101" table:style-name="co115" table:default-cell-style-name="Default"/>
        <table:table-header-columns/>
        <table:table-column table:style-name="co110" table:default-cell-style-name="Default"/>
        <table:table-header-columns/>
        <table:table-header-rows>
          <table:table-row table:style-name="ro812">
            <table:table-cell table:style-name="ce33" office:value-type="string" calcext:value-type="string">
              <text:p><text:span text:style-name="T1484">skill_id</text:span></text:p>
            </table:table-cell>
            <table:table-cell table:style-name="ce33" office:value-type="string" calcext:value-type="string">
              <text:p><text:span text:style-name="T1485">FOUND</text:span></text:p>
            </table:table-cell>
            <table:table-cell table:style-name="ce33" office:value-type="string" calcext:value-type="string">
              <text:p><text:span text:style-name="T1486">value_name</text:span></text:p>
            </table:table-cell>
            <table:table-cell table:style-name="ce33" office:value-type="string" calcext:value-type="string">
              <text:p><text:span text:style-name="T1487">value0</text:span></text:p>
            </table:table-cell>
            <table:table-cell table:style-name="ce33" office:value-type="string" calcext:value-type="string">
              <text:p><text:span text:style-name="T1488">value1</text:span></text:p>
            </table:table-cell>
            <table:table-cell table:style-name="ce33" office:value-type="string" calcext:value-type="string">
              <text:p><text:span text:style-name="T1489">value2</text:span></text:p>
            </table:table-cell>
            <table:table-cell table:style-name="ce33" office:value-type="string" calcext:value-type="string">
              <text:p><text:span text:style-name="T1490">value3</text:span></text:p>
            </table:table-cell>
            <table:table-cell table:style-name="ce33" office:value-type="string" calcext:value-type="string">
              <text:p><text:span text:style-name="T1491">value4</text:span></text:p>
            </table:table-cell>
            <table:table-cell table:style-name="ce33" office:value-type="string" calcext:value-type="string">
              <text:p><text:span text:style-name="T1492">value5</text:span></text:p>
            </table:table-cell>
            <table:table-cell office:value-type="string" calcext:value-type="string">
              <text:p><text:span text:style-name="T1493">value6</text:span></text:p>
            </table:table-cell>
            <table:table-cell office:value-type="string" calcext:value-type="string">
              <text:p><text:span text:style-name="T1494">value7</text:span></text:p>
            </table:table-cell>
            <table:table-cell office:value-type="string" calcext:value-type="string">
              <text:p><text:span text:style-name="T1495">value8</text:span></text:p>
            </table:table-cell>
            <table:table-cell office:value-type="string" calcext:value-type="string">
              <text:p><text:span text:style-name="T1496">value9</text:span></text:p>
            </table:table-cell>
            <table:table-cell table:number-columns-repeated="1024"/>
          </table:table-row>
        </table:table-header-rows>
        <table:table-rows>
          <table:table-row table:style-name="ro813">
            <table:table-cell table:style-name="ce42" office:value-type="string" calcext:value-type="string">
              <text:p><text:span text:style-name="T1497">nudge</text:span></text:p>
            </table:table-cell>
            <table:table-cell table:style-name="ce43" table:formula="of:=VLOOKUP([.A2];[$skills.A$1:$skills.B$1048576];2;0)" office:value-type="string" calcext:value-type="string" office:string-value="Nudge">
              <text:p>Nudge</text:p>
            </table:table-cell>
            <table:table-cell table:style-name="ce42" office:value-type="string" calcext:value-type="string">
              <text:p><text:span text:style-name="T149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14">
            <table:table-cell table:style-name="ce42" office:value-type="string" calcext:value-type="string">
              <text:p><text:span text:style-name="T1499">nudge</text:span></text:p>
            </table:table-cell>
            <table:table-cell table:style-name="ce43" table:formula="of:=VLOOKUP([.A3];[skills.A:skills.B];2;0)" office:value-type="string" calcext:value-type="string" office:string-value="Nudge">
              <text:p>Nudge</text:p>
            </table:table-cell>
            <table:table-cell table:style-name="ce42" office:value-type="string" calcext:value-type="string">
              <text:p><text:span text:style-name="T1500">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815">
            <table:table-cell table:style-name="ce42" office:value-type="string" calcext:value-type="string">
              <text:p><text:span text:style-name="T1501">nudge</text:span></text:p>
            </table:table-cell>
            <table:table-cell table:style-name="ce43" table:formula="of:=VLOOKUP([.A4];[skills.A:skills.B];2;0)" office:value-type="string" calcext:value-type="string" office:string-value="Nudge">
              <text:p>Nudge</text:p>
            </table:table-cell>
            <table:table-cell table:style-name="ce42" office:value-type="string" calcext:value-type="string">
              <text:p><text:span text:style-name="T1502">damage</text:span></text:p>
            </table:table-cell>
            <table:table-cell table:style-name="ce45" office:value-type="float" calcext:value-type="float" office:value="1">
              <text:p>1</text:p>
            </table:table-cell>
            <table:table-cell table:style-name="ce45" office:value-type="float" calcext:value-type="float" office:value="5">
              <text:p>5</text:p>
            </table:table-cell>
            <table:table-cell table:style-name="ce45" office:value-type="float" calcext:value-type="float" office:value="10">
              <text:p>10</text:p>
            </table:table-cell>
            <table:table-cell table:style-name="ce45" office:value-type="float" calcext:value-type="float" office:value="15">
              <text:p>15</text:p>
            </table:table-cell>
            <table:table-cell table:style-name="ce33" office:value-type="float" calcext:value-type="float" office:value="20">
              <text:p>20</text:p>
            </table:table-cell>
            <table:table-cell table:style-name="ce33"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816">
            <table:table-cell table:style-name="ce42" office:value-type="string" calcext:value-type="string">
              <text:p><text:span text:style-name="T1503">nudge</text:span></text:p>
            </table:table-cell>
            <table:table-cell table:style-name="ce43" table:formula="of:=VLOOKUP([.A5];[skills.A:skills.B];2;0)" office:value-type="string" calcext:value-type="string" office:string-value="Nudge">
              <text:p>Nudge</text:p>
            </table:table-cell>
            <table:table-cell table:style-name="ce42" office:value-type="string" calcext:value-type="string">
              <text:p><text:span text:style-name="T1504">crit</text:span></text:p>
            </table:table-cell>
            <table:table-cell table:style-name="ce44" office:value-type="string" calcext:value-type="string">
              <text:p><text:span text:style-name="T1505">0,65</text:span></text:p>
            </table:table-cell>
            <table:table-cell table:style-name="ce44" office:value-type="string" calcext:value-type="string">
              <text:p><text:span text:style-name="T1506">0,70</text:span></text:p>
            </table:table-cell>
            <table:table-cell table:style-name="ce44" office:value-type="string" calcext:value-type="string">
              <text:p><text:span text:style-name="T1507">0,75</text:span></text:p>
            </table:table-cell>
            <table:table-cell table:style-name="ce44" office:value-type="string" calcext:value-type="string">
              <text:p><text:span text:style-name="T1508">0,80</text:span></text:p>
            </table:table-cell>
            <table:table-cell table:style-name="ce44" office:value-type="string" calcext:value-type="string">
              <text:p><text:span text:style-name="T1509">0,85</text:span></text:p>
            </table:table-cell>
            <table:table-cell table:style-name="ce44" office:value-type="string" calcext:value-type="string">
              <text:p><text:span text:style-name="T1510">0,90</text:span></text:p>
            </table:table-cell>
            <table:table-cell table:style-name="ce44" office:value-type="string" calcext:value-type="string">
              <text:p><text:span text:style-name="T1511">0,90</text:span></text:p>
            </table:table-cell>
            <table:table-cell table:style-name="ce44" office:value-type="string" calcext:value-type="string">
              <text:p><text:span text:style-name="T1512">0,90</text:span></text:p>
            </table:table-cell>
            <table:table-cell table:style-name="ce44" office:value-type="string" calcext:value-type="string">
              <text:p><text:span text:style-name="T1513">0,90</text:span></text:p>
            </table:table-cell>
            <table:table-cell table:style-name="ce44" office:value-type="string" calcext:value-type="string">
              <text:p><text:span text:style-name="T1514">0,90</text:span></text:p>
            </table:table-cell>
            <table:table-cell table:number-columns-repeated="1024"/>
          </table:table-row>
          <table:table-row table:style-name="ro817">
            <table:table-cell table:style-name="ce42" office:value-type="string" calcext:value-type="string">
              <text:p><text:span text:style-name="T1515">bash</text:span></text:p>
            </table:table-cell>
            <table:table-cell table:style-name="ce43" table:formula="of:=VLOOKUP([.A6];[skills.A:skills.B];2;0)" office:value-type="string" calcext:value-type="string" office:string-value="Bash">
              <text:p>Bash</text:p>
            </table:table-cell>
            <table:table-cell table:style-name="ce42" office:value-type="string" calcext:value-type="string">
              <text:p><text:span text:style-name="T1516">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44" office:value-type="float" calcext:value-type="float" office:value="4">
              <text:p>4</text:p>
            </table:table-cell>
            <table:table-cell table:number-columns-repeated="1024"/>
          </table:table-row>
          <table:table-row table:style-name="ro818">
            <table:table-cell table:style-name="ce42" office:value-type="string" calcext:value-type="string">
              <text:p><text:span text:style-name="T1517">bash</text:span></text:p>
            </table:table-cell>
            <table:table-cell table:style-name="ce43" table:formula="of:=VLOOKUP([.A7];[skills.A:skills.B];2;0)" office:value-type="string" calcext:value-type="string" office:string-value="Bash">
              <text:p>Bash</text:p>
            </table:table-cell>
            <table:table-cell table:style-name="ce42" office:value-type="string" calcext:value-type="string">
              <text:p><text:span text:style-name="T1518">crit</text:span></text:p>
            </table:table-cell>
            <table:table-cell table:style-name="ce44" office:value-type="string" calcext:value-type="string">
              <text:p><text:span text:style-name="T1519">0,60</text:span></text:p>
            </table:table-cell>
            <table:table-cell table:style-name="ce44" office:value-type="string" calcext:value-type="string">
              <text:p><text:span text:style-name="T1520">0,65</text:span></text:p>
            </table:table-cell>
            <table:table-cell table:style-name="ce44" office:value-type="string" calcext:value-type="string">
              <text:p><text:span text:style-name="T1521">0,65</text:span></text:p>
            </table:table-cell>
            <table:table-cell table:style-name="ce44" office:value-type="string" calcext:value-type="string">
              <text:p><text:span text:style-name="T1522">0,75</text:span></text:p>
            </table:table-cell>
            <table:table-cell table:style-name="ce44" office:value-type="string" calcext:value-type="string">
              <text:p><text:span text:style-name="T1523">0,80</text:span></text:p>
            </table:table-cell>
            <table:table-cell table:style-name="ce44" office:value-type="string" calcext:value-type="string">
              <text:p><text:span text:style-name="T1524">0,85</text:span></text:p>
            </table:table-cell>
            <table:table-cell table:number-columns-repeated="1024"/>
          </table:table-row>
          <table:table-row table:style-name="ro819">
            <table:table-cell table:style-name="ce42" office:value-type="string" calcext:value-type="string">
              <text:p><text:span text:style-name="T1525">bash</text:span></text:p>
            </table:table-cell>
            <table:table-cell table:style-name="ce43" table:formula="of:=VLOOKUP([.A8];[skills.A:skills.B];2;0)" office:value-type="string" calcext:value-type="string" office:string-value="Bash">
              <text:p>Bash</text:p>
            </table:table-cell>
            <table:table-cell table:style-name="ce42" office:value-type="string" calcext:value-type="string">
              <text:p><text:span text:style-name="T1526">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44" office:value-type="float" calcext:value-type="float" office:value="8">
              <text:p>8</text:p>
            </table:table-cell>
            <table:table-cell table:number-columns-repeated="1024"/>
          </table:table-row>
          <table:table-row table:style-name="ro820">
            <table:table-cell table:style-name="ce42" office:value-type="string" calcext:value-type="string">
              <text:p><text:span text:style-name="T1527">bash</text:span></text:p>
            </table:table-cell>
            <table:table-cell table:style-name="ce43" table:formula="of:=VLOOKUP([.A9];[skills.A:skills.B];2;0)" office:value-type="string" calcext:value-type="string" office:string-value="Bash">
              <text:p>Bash</text:p>
            </table:table-cell>
            <table:table-cell table:style-name="ce42" office:value-type="string" calcext:value-type="string">
              <text:p><text:span text:style-name="T1528">duration</text:span></text:p>
            </table:table-cell>
            <table:table-cell office:value-type="float" calcext:value-type="float" office:value="1">
              <text:p>1</text:p>
            </table:table-cell>
            <table:table-cell office:value-type="float" calcext:value-type="float" office:value="1">
              <text:p>1</text:p>
            </table:table-cell>
            <table:table-cell table:style-name="ce44"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4" office:value-type="float" calcext:value-type="float" office:value="3">
              <text:p>3</text:p>
            </table:table-cell>
            <table:table-cell table:number-columns-repeated="1024"/>
          </table:table-row>
          <table:table-row table:style-name="ro821">
            <table:table-cell table:style-name="ce42" office:value-type="string" calcext:value-type="string">
              <text:p><text:span text:style-name="T1529">bash</text:span></text:p>
            </table:table-cell>
            <table:table-cell table:style-name="ce43" table:formula="of:=VLOOKUP([.A10];[$skills.A$1:$skills.B$1048576];2;0)" office:value-type="string" calcext:value-type="string" office:string-value="Bash">
              <text:p>Bash</text:p>
            </table:table-cell>
            <table:table-cell table:style-name="ce42" office:value-type="string" calcext:value-type="string">
              <text:p><text:span text:style-name="T1530">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number-columns-repeated="1024"/>
          </table:table-row>
          <table:table-row table:style-name="ro822">
            <table:table-cell table:style-name="ce42" office:value-type="string" calcext:value-type="string">
              <text:p><text:span text:style-name="T1531">bash</text:span></text:p>
            </table:table-cell>
            <table:table-cell table:style-name="ce43" table:formula="of:=VLOOKUP([.A11];[skills.A:skills.B];2;0)" office:value-type="string" calcext:value-type="string" office:string-value="Bash">
              <text:p>Bash</text:p>
            </table:table-cell>
            <table:table-cell table:style-name="ce42" office:value-type="string" calcext:value-type="string">
              <text:p><text:span text:style-name="T1532">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44" office:value-type="float" calcext:value-type="float" office:value="10">
              <text:p>10</text:p>
            </table:table-cell>
            <table:table-cell table:style-name="ce44" office:value-type="float" calcext:value-type="float" office:value="15">
              <text:p>15</text:p>
            </table:table-cell>
            <table:table-cell table:number-columns-repeated="1024"/>
          </table:table-row>
          <table:table-row table:style-name="ro823">
            <table:table-cell table:style-name="ce42" office:value-type="string" calcext:value-type="string">
              <text:p><text:span text:style-name="T1533">bite</text:span></text:p>
            </table:table-cell>
            <table:table-cell table:style-name="ce43" table:formula="of:=VLOOKUP([.A12];[skills.A:skills.B];2;0)" office:value-type="string" calcext:value-type="string" office:string-value="Bite">
              <text:p>Bite</text:p>
            </table:table-cell>
            <table:table-cell table:style-name="ce42" office:value-type="string" calcext:value-type="string">
              <text:p><text:span text:style-name="T1534">cooldown</text:span></text:p>
            </table:table-cell>
            <table:table-cell table:style-name="ce44" office:value-type="string" calcext:value-type="string">
              <text:p><text:span text:style-name="T1535">0,1</text:span></text:p>
            </table:table-cell>
            <table:table-cell table:style-name="ce44" office:value-type="string" calcext:value-type="string">
              <text:p><text:span text:style-name="T1536">0,12</text:span></text:p>
            </table:table-cell>
            <table:table-cell table:style-name="ce44" office:value-type="string" calcext:value-type="string">
              <text:p><text:span text:style-name="T1537">0,14</text:span></text:p>
            </table:table-cell>
            <table:table-cell table:style-name="ce44" office:value-type="string" calcext:value-type="string">
              <text:p><text:span text:style-name="T1538">0,16</text:span></text:p>
            </table:table-cell>
            <table:table-cell table:style-name="ce44" office:value-type="string" calcext:value-type="string">
              <text:p><text:span text:style-name="T1539">0,18</text:span></text:p>
            </table:table-cell>
            <table:table-cell table:style-name="ce44" office:value-type="string" calcext:value-type="string">
              <text:p><text:span text:style-name="T1540">0,20</text:span></text:p>
            </table:table-cell>
            <table:table-cell table:number-columns-repeated="1024"/>
          </table:table-row>
          <table:table-row table:style-name="ro824">
            <table:table-cell table:style-name="ce42" office:value-type="string" calcext:value-type="string">
              <text:p><text:span text:style-name="T1541">bite</text:span></text:p>
            </table:table-cell>
            <table:table-cell table:style-name="ce43" table:formula="of:=VLOOKUP([.A13];[skills.A:skills.B];2;0)" office:value-type="string" calcext:value-type="string" office:string-value="Bite">
              <text:p>Bite</text:p>
            </table:table-cell>
            <table:table-cell table:style-name="ce42" office:value-type="string" calcext:value-type="string">
              <text:p><text:span text:style-name="T1542">crit</text:span></text:p>
            </table:table-cell>
            <table:table-cell table:style-name="ce44" office:value-type="string" calcext:value-type="string">
              <text:p><text:span text:style-name="T1543">0,65</text:span></text:p>
            </table:table-cell>
            <table:table-cell table:style-name="ce44" office:value-type="string" calcext:value-type="string">
              <text:p><text:span text:style-name="T1544">0,70</text:span></text:p>
            </table:table-cell>
            <table:table-cell table:style-name="ce44" office:value-type="string" calcext:value-type="string">
              <text:p><text:span text:style-name="T1545">0,75</text:span></text:p>
            </table:table-cell>
            <table:table-cell table:style-name="ce44" office:value-type="string" calcext:value-type="string">
              <text:p><text:span text:style-name="T1546">0,80</text:span></text:p>
            </table:table-cell>
            <table:table-cell table:style-name="ce44" office:value-type="string" calcext:value-type="string">
              <text:p><text:span text:style-name="T1547">0,85</text:span></text:p>
            </table:table-cell>
            <table:table-cell table:style-name="ce44" office:value-type="string" calcext:value-type="string">
              <text:p><text:span text:style-name="T1548">0,90</text:span></text:p>
            </table:table-cell>
            <table:table-cell table:number-columns-repeated="1024"/>
          </table:table-row>
          <table:table-row table:style-name="ro825">
            <table:table-cell table:style-name="ce42" office:value-type="string" calcext:value-type="string">
              <text:p><text:span text:style-name="T1549">bite</text:span></text:p>
            </table:table-cell>
            <table:table-cell table:style-name="ce43" table:formula="of:=VLOOKUP([.A14];[skills.A:skills.B];2;0)" office:value-type="string" calcext:value-type="string" office:string-value="Bite">
              <text:p>Bite</text:p>
            </table:table-cell>
            <table:table-cell table:style-name="ce42" office:value-type="string" calcext:value-type="string">
              <text:p><text:span text:style-name="T1550">damage</text:span></text:p>
            </table:table-cell>
            <table:table-cell table:style-name="ce45" office:value-type="float" calcext:value-type="float" office:value="1">
              <text:p>1</text:p>
            </table:table-cell>
            <table:table-cell table:style-name="ce45" office:value-type="float" calcext:value-type="float" office:value="20">
              <text:p>20</text:p>
            </table:table-cell>
            <table:table-cell table:style-name="ce45" office:value-type="float" calcext:value-type="float" office:value="25">
              <text:p>25</text:p>
            </table:table-cell>
            <table:table-cell table:style-name="ce45" office:value-type="float" calcext:value-type="float" office:value="30">
              <text:p>30</text:p>
            </table:table-cell>
            <table:table-cell table:style-name="ce45" office:value-type="float" calcext:value-type="float" office:value="35">
              <text:p>35</text:p>
            </table:table-cell>
            <table:table-cell table:style-name="ce45" office:value-type="float" calcext:value-type="float" office:value="40">
              <text:p>40</text:p>
            </table:table-cell>
            <table:table-cell table:number-columns-repeated="1024"/>
          </table:table-row>
          <table:table-row table:style-name="ro826">
            <table:table-cell table:style-name="ce42" office:value-type="string" calcext:value-type="string">
              <text:p><text:span text:style-name="T1551">bite</text:span></text:p>
            </table:table-cell>
            <table:table-cell table:style-name="ce43" table:formula="of:=VLOOKUP([.A15];[skills.A:skills.B];2;0)" office:value-type="string" calcext:value-type="string" office:string-value="Bite">
              <text:p>Bite</text:p>
            </table:table-cell>
            <table:table-cell table:style-name="ce42" office:value-type="string" calcext:value-type="string">
              <text:p><text:span text:style-name="T1552">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number-columns-repeated="1024"/>
          </table:table-row>
          <table:table-row table:style-name="ro827">
            <table:table-cell table:style-name="ce42" office:value-type="string" calcext:value-type="string">
              <text:p><text:span text:style-name="T1553">cure light wounds</text:span></text:p>
            </table:table-cell>
            <table:table-cell table:style-name="ce43" table:formula="of:=VLOOKUP([.A16];[skills.A:skills.B];2;0)" office:value-type="string" calcext:value-type="string" office:string-value="Cure Light Wounds">
              <text:p>Cure Light Wounds</text:p>
            </table:table-cell>
            <table:table-cell table:style-name="ce42" office:value-type="string" calcext:value-type="string">
              <text:p><text:span text:style-name="T1554">cooldown</text:span></text:p>
            </table:table-cell>
            <table:table-cell office:value-type="float" calcext:value-type="float" office:value="6">
              <text:p>6</text:p>
            </table:table-cell>
            <table:table-cell office:value-type="float" calcext:value-type="float" office:value="5">
              <text:p>5</text:p>
            </table:table-cell>
            <table:table-cell office:value-type="float" calcext:value-type="float" office:value="4">
              <text:p>4</text:p>
            </table:table-cell>
            <table:table-cell office:value-type="float" calcext:value-type="float" office:value="3">
              <text:p>3</text:p>
            </table:table-cell>
            <table:table-cell table:style-name="ce42"/>
            <table:table-cell table:number-columns-repeated="1024"/>
          </table:table-row>
          <table:table-row table:style-name="ro828">
            <table:table-cell table:style-name="ce42" office:value-type="string" calcext:value-type="string">
              <text:p><text:span text:style-name="T1555">cure light wounds</text:span></text:p>
            </table:table-cell>
            <table:table-cell table:style-name="ce43" table:formula="of:=VLOOKUP([.A17];[skills.A:skills.B];2;0)" office:value-type="string" calcext:value-type="string" office:string-value="Cure Light Wounds">
              <text:p>Cure Light Wounds</text:p>
            </table:table-cell>
            <table:table-cell table:style-name="ce42" office:value-type="string" calcext:value-type="string">
              <text:p><text:span text:style-name="T1556">crit</text:span></text:p>
            </table:table-cell>
            <table:table-cell table:style-name="ce46" office:value-type="string" calcext:value-type="string">
              <text:p>0,20</text:p>
            </table:table-cell>
            <table:table-cell table:style-name="ce46" office:value-type="string" calcext:value-type="string">
              <text:p>0,30</text:p>
            </table:table-cell>
            <table:table-cell table:style-name="ce46" office:value-type="string" calcext:value-type="string">
              <text:p>0,40</text:p>
            </table:table-cell>
            <table:table-cell table:style-name="ce46" office:value-type="string" calcext:value-type="string">
              <text:p>0,50</text:p>
            </table:table-cell>
            <table:table-cell table:style-name="ce42"/>
            <table:table-cell table:number-columns-repeated="1024"/>
          </table:table-row>
          <table:table-row table:style-name="ro829">
            <table:table-cell table:style-name="ce42" office:value-type="string" calcext:value-type="string">
              <text:p><text:span text:style-name="T1557">cure light wounds</text:span></text:p>
            </table:table-cell>
            <table:table-cell table:style-name="ce43" table:formula="of:=VLOOKUP([.A18];[skills.A:skills.B];2;0)" office:value-type="string" calcext:value-type="string" office:string-value="Cure Light Wounds">
              <text:p>Cure Light Wounds</text:p>
            </table:table-cell>
            <table:table-cell office:value-type="string" calcext:value-type="string">
              <text:p><text:span text:style-name="T1558">damage</text:span></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20">
              <text:p>20</text:p>
            </table:table-cell>
            <table:table-cell office:value-type="float" calcext:value-type="float" office:value="30">
              <text:p>30</text:p>
            </table:table-cell>
            <table:table-cell table:number-columns-repeated="1024"/>
          </table:table-row>
          <table:table-row table:style-name="ro830">
            <table:table-cell table:style-name="ce42" office:value-type="string" calcext:value-type="string">
              <text:p><text:span text:style-name="T1559">cure light wounds</text:span></text:p>
            </table:table-cell>
            <table:table-cell table:style-name="ce43" table:formula="of:=VLOOKUP([.A19];[skills.A:skills.B];2;0)" office:value-type="string" calcext:value-type="string" office:string-value="Cure Light Wounds">
              <text:p>Cure Light Wounds</text:p>
            </table:table-cell>
            <table:table-cell table:style-name="ce42" office:value-type="string" calcext:value-type="string">
              <text:p><text:span text:style-name="T1560">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2"/>
            <table:table-cell table:number-columns-repeated="1024"/>
          </table:table-row>
          <table:table-row table:style-name="ro831">
            <table:table-cell table:style-name="ce42" office:value-type="string" calcext:value-type="string">
              <text:p><text:span text:style-name="T1561">cure light wounds</text:span></text:p>
            </table:table-cell>
            <table:table-cell table:style-name="ce43" table:formula="of:=VLOOKUP([.A20];[skills.A:skills.B];2;0)" office:value-type="string" calcext:value-type="string" office:string-value="Cure Light Wounds">
              <text:p>Cure Light Wounds</text:p>
            </table:table-cell>
            <table:table-cell table:style-name="ce42" office:value-type="string" calcext:value-type="string">
              <text:p><text:span text:style-name="T1562">mp_cost</text:span></text:p>
            </table:table-cell>
            <table:table-cell table:style-name="ce44" office:value-type="float" calcext:value-type="float" office:value="2">
              <text:p>2</text:p>
            </table:table-cell>
            <table:table-cell table:style-name="ce44" office:value-type="float" calcext:value-type="float" office:value="4">
              <text:p>4</text:p>
            </table:table-cell>
            <table:table-cell table:style-name="ce44" office:value-type="float" calcext:value-type="float" office:value="6">
              <text:p>6</text:p>
            </table:table-cell>
            <table:table-cell table:style-name="ce44" office:value-type="float" calcext:value-type="float" office:value="8">
              <text:p>8</text:p>
            </table:table-cell>
            <table:table-cell table:style-name="ce42"/>
            <table:table-cell table:number-columns-repeated="1024"/>
          </table:table-row>
          <table:table-row table:style-name="ro832">
            <table:table-cell table:style-name="ce42" office:value-type="string" calcext:value-type="string">
              <text:p><text:span text:style-name="T1563">double whack</text:span></text:p>
            </table:table-cell>
            <table:table-cell table:style-name="ce43" table:formula="of:=VLOOKUP([.A21];[skills.A:skills.B];2;0)" office:value-type="string" calcext:value-type="string" office:string-value="Double Whack">
              <text:p>Double Whack</text:p>
            </table:table-cell>
            <table:table-cell table:style-name="ce42" office:value-type="string" calcext:value-type="string">
              <text:p><text:span text:style-name="T156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33">
            <table:table-cell table:style-name="ce42" office:value-type="string" calcext:value-type="string">
              <text:p><text:span text:style-name="T1565">double whack</text:span></text:p>
            </table:table-cell>
            <table:table-cell table:style-name="ce43" table:formula="of:=VLOOKUP([.A22];[skills.A:skills.B];2;0)" office:value-type="string" calcext:value-type="string" office:string-value="Double Whack">
              <text:p>Double Whack</text:p>
            </table:table-cell>
            <table:table-cell table:style-name="ce42" office:value-type="string" calcext:value-type="string">
              <text:p><text:span text:style-name="T1566">crit</text:span></text:p>
            </table:table-cell>
            <table:table-cell table:style-name="ce44" office:value-type="string" calcext:value-type="string">
              <text:p><text:span text:style-name="T1567">0,70</text:span></text:p>
            </table:table-cell>
            <table:table-cell table:style-name="ce44" office:value-type="string" calcext:value-type="string">
              <text:p><text:span text:style-name="T1568">0,75</text:span></text:p>
            </table:table-cell>
            <table:table-cell table:style-name="ce44" office:value-type="string" calcext:value-type="string">
              <text:p><text:span text:style-name="T1569">0,80</text:span></text:p>
            </table:table-cell>
            <table:table-cell table:style-name="ce44" office:value-type="string" calcext:value-type="string">
              <text:p><text:span text:style-name="T1570">0,80</text:span></text:p>
            </table:table-cell>
            <table:table-cell table:style-name="ce44" office:value-type="string" calcext:value-type="string">
              <text:p><text:span text:style-name="T1571">0,85</text:span></text:p>
            </table:table-cell>
            <table:table-cell table:style-name="ce44" office:value-type="string" calcext:value-type="string">
              <text:p><text:span text:style-name="T1572">0,90</text:span></text:p>
            </table:table-cell>
            <table:table-cell table:number-columns-repeated="1024"/>
          </table:table-row>
          <table:table-row table:style-name="ro834">
            <table:table-cell table:style-name="ce42" office:value-type="string" calcext:value-type="string">
              <text:p><text:span text:style-name="T1573">double whack</text:span></text:p>
            </table:table-cell>
            <table:table-cell table:style-name="ce43" table:formula="of:=VLOOKUP([.A23];[skills.A:skills.B];2;0)" office:value-type="string" calcext:value-type="string" office:string-value="Double Whack">
              <text:p>Double Whack</text:p>
            </table:table-cell>
            <table:table-cell table:style-name="ce42" office:value-type="string" calcext:value-type="string">
              <text:p><text:span text:style-name="T1574">damage</text:span></text:p>
            </table:table-cell>
            <table:table-cell table:style-name="ce44" office:value-type="float" calcext:value-type="float" office:value="10">
              <text:p>10</text:p>
            </table:table-cell>
            <table:table-cell table:style-name="ce44" office:value-type="float" calcext:value-type="float" office:value="11">
              <text:p>11</text:p>
            </table:table-cell>
            <table:table-cell table:style-name="ce44" office:value-type="float" calcext:value-type="float" office:value="12">
              <text:p>12</text:p>
            </table:table-cell>
            <table:table-cell table:style-name="ce44" office:value-type="float" calcext:value-type="float" office:value="13">
              <text:p>13</text:p>
            </table:table-cell>
            <table:table-cell table:style-name="ce44" office:value-type="float" calcext:value-type="float" office:value="14">
              <text:p>14</text:p>
            </table:table-cell>
            <table:table-cell table:style-name="ce44" office:value-type="float" calcext:value-type="float" office:value="15">
              <text:p>15</text:p>
            </table:table-cell>
            <table:table-cell table:number-columns-repeated="1024"/>
          </table:table-row>
          <table:table-row table:style-name="ro835">
            <table:table-cell table:style-name="ce42" office:value-type="string" calcext:value-type="string">
              <text:p><text:span text:style-name="T1575">double whack</text:span></text:p>
            </table:table-cell>
            <table:table-cell table:style-name="ce43" table:formula="of:=VLOOKUP([.A24];[skills.A:skills.B];2;0)" office:value-type="string" calcext:value-type="string" office:string-value="Double Whack">
              <text:p>Double Whack</text:p>
            </table:table-cell>
            <table:table-cell table:style-name="ce42" office:value-type="string" calcext:value-type="string">
              <text:p><text:span text:style-name="T1576">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number-columns-repeated="1024"/>
          </table:table-row>
          <table:table-row table:style-name="ro836">
            <table:table-cell table:style-name="ce42" office:value-type="string" calcext:value-type="string">
              <text:p><text:span text:style-name="T1577">double whack</text:span></text:p>
            </table:table-cell>
            <table:table-cell table:style-name="ce43" table:formula="of:=VLOOKUP([.A25];[skills.A:skills.B];2;0)" office:value-type="string" calcext:value-type="string" office:string-value="Double Whack">
              <text:p>Double Whack</text:p>
            </table:table-cell>
            <table:table-cell table:style-name="ce42" office:value-type="string" calcext:value-type="string">
              <text:p><text:span text:style-name="T1578">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837">
            <table:table-cell table:style-name="ce42" office:value-type="string" calcext:value-type="string">
              <text:p><text:span text:style-name="T1579">enrage</text:span></text:p>
            </table:table-cell>
            <table:table-cell table:style-name="ce43" table:formula="of:=VLOOKUP([.A26];[skills.A:skills.B];2;0)" office:value-type="string" calcext:value-type="string" office:string-value="Enrage">
              <text:p>Enrage</text:p>
            </table:table-cell>
            <table:table-cell table:style-name="ce42" office:value-type="string" calcext:value-type="string">
              <text:p><text:span text:style-name="T1580">bonus</text:span></text:p>
            </table:table-cell>
            <table:table-cell table:style-name="ce44" office:value-type="float" calcext:value-type="float" office:value="0.5">
              <text:p>0.5</text:p>
            </table:table-cell>
            <table:table-cell table:style-name="ce44" office:value-type="string" calcext:value-type="string">
              <text:p>0,6</text:p>
            </table:table-cell>
            <table:table-cell table:style-name="ce44" office:value-type="string" calcext:value-type="string">
              <text:p>0,7</text:p>
            </table:table-cell>
            <table:table-cell table:style-name="ce44" office:value-type="string" calcext:value-type="string">
              <text:p>0,8</text:p>
            </table:table-cell>
            <table:table-cell table:style-name="ce47" office:value-type="string" calcext:value-type="string">
              <text:p>0,9</text:p>
            </table:table-cell>
            <table:table-cell office:value-type="float" calcext:value-type="float" office:value="1">
              <text:p>1</text:p>
            </table:table-cell>
            <table:table-cell table:number-columns-repeated="1024"/>
          </table:table-row>
          <table:table-row table:style-name="ro838">
            <table:table-cell table:style-name="ce42" office:value-type="string" calcext:value-type="string">
              <text:p><text:span text:style-name="T1581">enrage</text:span></text:p>
            </table:table-cell>
            <table:table-cell table:style-name="ce43" table:formula="of:=VLOOKUP([.A27];[skills.A:skills.B];2;0)" office:value-type="string" calcext:value-type="string" office:string-value="Enrage">
              <text:p>Enrage</text:p>
            </table:table-cell>
            <table:table-cell table:style-name="ce42" office:value-type="string" calcext:value-type="string">
              <text:p><text:span text:style-name="T1582">cooldown</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table:number-columns-repeated="1024"/>
          </table:table-row>
          <table:table-row table:style-name="ro839">
            <table:table-cell table:style-name="ce42" office:value-type="string" calcext:value-type="string">
              <text:p><text:span text:style-name="T1583">enrage</text:span></text:p>
            </table:table-cell>
            <table:table-cell table:style-name="ce43" table:formula="of:=VLOOKUP([.A28];[skills.A:skills.B];2;0)" office:value-type="string" calcext:value-type="string" office:string-value="Enrage">
              <text:p>Enrage</text:p>
            </table:table-cell>
            <table:table-cell table:style-name="ce42" office:value-type="string" calcext:value-type="string">
              <text:p><text:span text:style-name="T1584">duration</text:span></text:p>
            </table:table-cell>
            <table:table-cell table:style-name="ce45" office:value-type="float" calcext:value-type="float" office:value="8">
              <text:p>8</text:p>
            </table:table-cell>
            <table:table-cell table:style-name="ce45" office:value-type="float" calcext:value-type="float" office:value="8">
              <text:p>8</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2">
              <text:p>12</text:p>
            </table:table-cell>
            <table:table-cell table:style-name="ce45" office:value-type="float" calcext:value-type="float" office:value="12">
              <text:p>12</text:p>
            </table:table-cell>
            <table:table-cell table:number-columns-repeated="1024"/>
          </table:table-row>
          <table:table-row table:style-name="ro840">
            <table:table-cell table:style-name="ce42" office:value-type="string" calcext:value-type="string">
              <text:p><text:span text:style-name="T1585">enrage</text:span></text:p>
            </table:table-cell>
            <table:table-cell table:style-name="ce43" table:formula="of:=VLOOKUP([.A29];[skills.A:skills.B];2;0)" office:value-type="string" calcext:value-type="string" office:string-value="Enrage">
              <text:p>Enrage</text:p>
            </table:table-cell>
            <table:table-cell table:style-name="ce42" office:value-type="string" calcext:value-type="string">
              <text:p><text:span text:style-name="T1586">hp_cost</text:span></text:p>
            </table:table-cell>
            <table:table-cell table:style-name="ce44" office:value-type="float" calcext:value-type="float" office:value="2">
              <text:p>2</text:p>
            </table:table-cell>
            <table:table-cell table:style-name="ce44" office:value-type="float" calcext:value-type="float" office:value="4">
              <text:p>4</text:p>
            </table:table-cell>
            <table:table-cell table:style-name="ce44" office:value-type="float" calcext:value-type="float" office:value="8">
              <text:p>8</text:p>
            </table:table-cell>
            <table:table-cell table:style-name="ce44" office:value-type="float" calcext:value-type="float" office:value="16">
              <text:p>16</text:p>
            </table:table-cell>
            <table:table-cell table:style-name="ce44" office:value-type="float" calcext:value-type="float" office:value="32">
              <text:p>32</text:p>
            </table:table-cell>
            <table:table-cell table:style-name="ce44" office:value-type="float" calcext:value-type="float" office:value="64">
              <text:p>64</text:p>
            </table:table-cell>
            <table:table-cell table:number-columns-repeated="1024"/>
          </table:table-row>
          <table:table-row table:style-name="ro841">
            <table:table-cell table:style-name="ce42" office:value-type="string" calcext:value-type="string">
              <text:p><text:span text:style-name="T1587">enrage</text:span></text:p>
            </table:table-cell>
            <table:table-cell table:style-name="ce43" table:formula="of:=VLOOKUP([.A30];[skills.A:skills.B];2;0)" office:value-type="string" calcext:value-type="string" office:string-value="Enrage">
              <text:p>Enrage</text:p>
            </table:table-cell>
            <table:table-cell table:style-name="ce42" office:value-type="string" calcext:value-type="string">
              <text:p><text:span text:style-name="T1588">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number-columns-repeated="1024"/>
          </table:table-row>
          <table:table-row table:style-name="ro842">
            <table:table-cell table:style-name="ce42" office:value-type="string" calcext:value-type="string">
              <text:p><text:span text:style-name="T1589">ethereal</text:span></text:p>
            </table:table-cell>
            <table:table-cell table:style-name="ce43" table:formula="of:=VLOOKUP([.A31];[skills.A:skills.B];2;0)" office:value-type="string" calcext:value-type="string" office:string-value="Become Ethereal">
              <text:p>Become Ethereal</text:p>
            </table:table-cell>
            <table:table-cell table:style-name="ce42" office:value-type="string" calcext:value-type="string">
              <text:p><text:span text:style-name="T1590">bonus</text:span></text:p>
            </table:table-cell>
            <table:table-cell table:style-name="ce44" office:value-type="string" calcext:value-type="string">
              <text:p><text:span text:style-name="T1591">3,00</text:span></text:p>
            </table:table-cell>
            <table:table-cell table:style-name="ce44" office:value-type="string" calcext:value-type="string">
              <text:p><text:span text:style-name="T1592">2,50</text:span></text:p>
            </table:table-cell>
            <table:table-cell table:style-name="ce44" office:value-type="float" calcext:value-type="float" office:value="2">
              <text:p>2</text:p>
            </table:table-cell>
            <table:table-cell table:style-name="ce44" office:value-type="string" calcext:value-type="string">
              <text:p><text:span text:style-name="T1593">1,50</text:span></text:p>
            </table:table-cell>
            <table:table-cell table:style-name="ce48"/>
            <table:table-cell table:number-columns-repeated="1024"/>
          </table:table-row>
          <table:table-row table:style-name="ro843">
            <table:table-cell table:style-name="ce42" office:value-type="string" calcext:value-type="string">
              <text:p><text:span text:style-name="T1594">ethereal</text:span></text:p>
            </table:table-cell>
            <table:table-cell table:style-name="ce43" table:formula="of:=VLOOKUP([.A32];[skills.A:skills.B];2;0)" office:value-type="string" calcext:value-type="string" office:string-value="Become Ethereal">
              <text:p>Become Ethereal</text:p>
            </table:table-cell>
            <table:table-cell table:style-name="ce42" office:value-type="string" calcext:value-type="string">
              <text:p><text:span text:style-name="T1595">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4" office:value-type="float" calcext:value-type="float" office:value="1">
              <text:p>1</text:p>
            </table:table-cell>
            <table:table-cell table:style-name="ce42"/>
            <table:table-cell table:number-columns-repeated="1024"/>
          </table:table-row>
          <table:table-row table:style-name="ro844">
            <table:table-cell table:style-name="ce42" office:value-type="string" calcext:value-type="string">
              <text:p><text:span text:style-name="T1596">ethereal</text:span></text:p>
            </table:table-cell>
            <table:table-cell table:style-name="ce43" table:formula="of:=VLOOKUP([.A33];[skills.A:skills.B];2;0)" office:value-type="string" calcext:value-type="string" office:string-value="Become Ethereal">
              <text:p>Become Ethereal</text:p>
            </table:table-cell>
            <table:table-cell table:style-name="ce42" office:value-type="string" calcext:value-type="string">
              <text:p><text:span text:style-name="T1597">duration</text:span></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style-name="ce44" office:value-type="float" calcext:value-type="float" office:value="7">
              <text:p>7</text:p>
            </table:table-cell>
            <table:table-cell table:style-name="ce42"/>
            <table:table-cell table:number-columns-repeated="1024"/>
          </table:table-row>
          <table:table-row table:style-name="ro845">
            <table:table-cell table:style-name="ce42" office:value-type="string" calcext:value-type="string">
              <text:p><text:span text:style-name="T1598">ethereal</text:span></text:p>
            </table:table-cell>
            <table:table-cell table:style-name="ce43" table:formula="of:=VLOOKUP([.A34];[skills.A:skills.B];2;0)" office:value-type="string" calcext:value-type="string" office:string-value="Become Ethereal">
              <text:p>Become Ethereal</text:p>
            </table:table-cell>
            <table:table-cell table:style-name="ce42" office:value-type="string" calcext:value-type="string">
              <text:p><text:span text:style-name="T1599">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table:table-cell table:number-columns-repeated="1024"/>
          </table:table-row>
          <table:table-row table:style-name="ro846">
            <table:table-cell table:style-name="ce42" office:value-type="string" calcext:value-type="string">
              <text:p><text:span text:style-name="T1600">ethereal</text:span></text:p>
            </table:table-cell>
            <table:table-cell table:style-name="ce43" table:formula="of:=VLOOKUP([.A35];[skills.A:skills.B];2;0)" office:value-type="string" calcext:value-type="string" office:string-value="Become Ethereal">
              <text:p>Become Ethereal</text:p>
            </table:table-cell>
            <table:table-cell table:style-name="ce42" office:value-type="string" calcext:value-type="string">
              <text:p><text:span text:style-name="T1601">mp_cost</text:span></text:p>
            </table:table-cell>
            <table:table-cell office:value-type="float" calcext:value-type="float" office:value="0">
              <text:p>0</text:p>
            </table:table-cell>
            <table:table-cell office:value-type="float" calcext:value-type="float" office:value="0">
              <text:p>0</text:p>
            </table:table-cell>
            <table:table-cell table:style-name="ce44" office:value-type="float" calcext:value-type="float" office:value="5">
              <text:p>5</text:p>
            </table:table-cell>
            <table:table-cell table:style-name="ce44" office:value-type="float" calcext:value-type="float" office:value="10">
              <text:p>10</text:p>
            </table:table-cell>
            <table:table-cell table:style-name="ce42"/>
            <table:table-cell table:number-columns-repeated="1024"/>
          </table:table-row>
          <table:table-row table:style-name="ro847">
            <table:table-cell table:style-name="ce42" office:value-type="string" calcext:value-type="string">
              <text:p><text:span text:style-name="T1602">fast strike</text:span></text:p>
            </table:table-cell>
            <table:table-cell table:style-name="ce43" table:formula="of:=VLOOKUP([.A36];[skills.A:skills.B];2;0)" office:value-type="string" calcext:value-type="string" office:string-value="Fast Strike">
              <text:p>Fast Strike</text:p>
            </table:table-cell>
            <table:table-cell table:style-name="ce42" office:value-type="string" calcext:value-type="string">
              <text:p><text:span text:style-name="T1603">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4" office:value-type="float" calcext:value-type="float" office:value="1">
              <text:p>1</text:p>
            </table:table-cell>
            <table:table-cell table:number-columns-repeated="1024"/>
          </table:table-row>
          <table:table-row table:style-name="ro848">
            <table:table-cell table:style-name="ce42" office:value-type="string" calcext:value-type="string">
              <text:p><text:span text:style-name="T1604">fast strike</text:span></text:p>
            </table:table-cell>
            <table:table-cell table:style-name="ce43" table:formula="of:=VLOOKUP([.A37];[skills.A:skills.B];2;0)" office:value-type="string" calcext:value-type="string" office:string-value="Fast Strike">
              <text:p>Fast Strike</text:p>
            </table:table-cell>
            <table:table-cell table:style-name="ce42" office:value-type="string" calcext:value-type="string">
              <text:p><text:span text:style-name="T1605">crit</text:span></text:p>
            </table:table-cell>
            <table:table-cell table:style-name="ce44" office:value-type="string" calcext:value-type="string">
              <text:p><text:span text:style-name="T1606">0,80</text:span></text:p>
            </table:table-cell>
            <table:table-cell table:style-name="ce44" office:value-type="string" calcext:value-type="string">
              <text:p><text:span text:style-name="T1607">0,80</text:span></text:p>
            </table:table-cell>
            <table:table-cell table:style-name="ce44" office:value-type="string" calcext:value-type="string">
              <text:p><text:span text:style-name="T1608">0,85</text:span></text:p>
            </table:table-cell>
            <table:table-cell table:style-name="ce44" office:value-type="string" calcext:value-type="string">
              <text:p><text:span text:style-name="T1609">0,85</text:span></text:p>
            </table:table-cell>
            <table:table-cell table:style-name="ce44" office:value-type="string" calcext:value-type="string">
              <text:p><text:span text:style-name="T1610">0,90</text:span></text:p>
            </table:table-cell>
            <table:table-cell table:style-name="ce44" office:value-type="string" calcext:value-type="string">
              <text:p><text:span text:style-name="T1611">0,95</text:span></text:p>
            </table:table-cell>
            <table:table-cell table:number-columns-repeated="1024"/>
          </table:table-row>
          <table:table-row table:style-name="ro849">
            <table:table-cell table:style-name="ce42" office:value-type="string" calcext:value-type="string">
              <text:p><text:span text:style-name="T1612">fast strike</text:span></text:p>
            </table:table-cell>
            <table:table-cell table:style-name="ce43" table:formula="of:=VLOOKUP([.A38];[skills.A:skills.B];2;0)" office:value-type="string" calcext:value-type="string" office:string-value="Fast Strike">
              <text:p>Fast Strike</text:p>
            </table:table-cell>
            <table:table-cell table:style-name="ce42" office:value-type="string" calcext:value-type="string">
              <text:p><text:span text:style-name="T1613">damage</text:span></text:p>
            </table:table-cell>
            <table:table-cell table:style-name="ce45" office:value-type="float" calcext:value-type="float" office:value="10">
              <text:p>10</text:p>
            </table:table-cell>
            <table:table-cell table:style-name="ce45" office:value-type="float" calcext:value-type="float" office:value="11">
              <text:p>11</text:p>
            </table:table-cell>
            <table:table-cell table:style-name="ce45" office:value-type="float" calcext:value-type="float" office:value="12">
              <text:p>12</text:p>
            </table:table-cell>
            <table:table-cell table:style-name="ce45" office:value-type="float" calcext:value-type="float" office:value="13">
              <text:p>13</text:p>
            </table:table-cell>
            <table:table-cell table:style-name="ce45" office:value-type="float" calcext:value-type="float" office:value="14">
              <text:p>14</text:p>
            </table:table-cell>
            <table:table-cell table:style-name="ce45" office:value-type="float" calcext:value-type="float" office:value="15">
              <text:p>15</text:p>
            </table:table-cell>
            <table:table-cell table:number-columns-repeated="1024"/>
          </table:table-row>
          <table:table-row table:style-name="ro850">
            <table:table-cell table:style-name="ce42" office:value-type="string" calcext:value-type="string">
              <text:p><text:span text:style-name="T1614">fast strike</text:span></text:p>
            </table:table-cell>
            <table:table-cell table:style-name="ce43" table:formula="of:=VLOOKUP([.A39];[skills.A:skills.B];2;0)" office:value-type="string" calcext:value-type="string" office:string-value="Fast Strike">
              <text:p>Fast Strike</text:p>
            </table:table-cell>
            <table:table-cell table:style-name="ce42" office:value-type="string" calcext:value-type="string">
              <text:p><text:span text:style-name="T1615">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number-columns-repeated="1024"/>
          </table:table-row>
          <table:table-row table:style-name="ro851">
            <table:table-cell table:style-name="ce42" office:value-type="string" calcext:value-type="string">
              <text:p><text:span text:style-name="T1616">heavy hit</text:span></text:p>
            </table:table-cell>
            <table:table-cell table:style-name="ce43" table:formula="of:=VLOOKUP([.A40];[skills.A:skills.B];2;0)" office:value-type="string" calcext:value-type="string" office:string-value="Heavy Hit">
              <text:p>Heavy Hit</text:p>
            </table:table-cell>
            <table:table-cell table:style-name="ce42" office:value-type="string" calcext:value-type="string">
              <text:p><text:span text:style-name="T161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4" office:value-type="float" calcext:value-type="float" office:value="1">
              <text:p>1</text:p>
            </table:table-cell>
            <table:table-cell table:number-columns-repeated="1024"/>
          </table:table-row>
          <table:table-row table:style-name="ro852">
            <table:table-cell table:style-name="ce42" office:value-type="string" calcext:value-type="string">
              <text:p><text:span text:style-name="T1618">heavy hit</text:span></text:p>
            </table:table-cell>
            <table:table-cell table:style-name="ce43" table:formula="of:=VLOOKUP([.A41];[skills.A:skills.B];2;0)" office:value-type="string" calcext:value-type="string" office:string-value="Heavy Hit">
              <text:p>Heavy Hit</text:p>
            </table:table-cell>
            <table:table-cell table:style-name="ce42" office:value-type="string" calcext:value-type="string">
              <text:p><text:span text:style-name="T1619">crit</text:span></text:p>
            </table:table-cell>
            <table:table-cell table:style-name="ce44" office:value-type="string" calcext:value-type="string">
              <text:p><text:span text:style-name="T1620">0,80</text:span></text:p>
            </table:table-cell>
            <table:table-cell table:style-name="ce44" office:value-type="string" calcext:value-type="string">
              <text:p><text:span text:style-name="T1621">0,80</text:span></text:p>
            </table:table-cell>
            <table:table-cell table:style-name="ce44" office:value-type="string" calcext:value-type="string">
              <text:p><text:span text:style-name="T1622">0,85</text:span></text:p>
            </table:table-cell>
            <table:table-cell table:style-name="ce44" office:value-type="string" calcext:value-type="string">
              <text:p><text:span text:style-name="T1623">0,85</text:span></text:p>
            </table:table-cell>
            <table:table-cell table:style-name="ce44" office:value-type="string" calcext:value-type="string">
              <text:p><text:span text:style-name="T1624">0,90</text:span></text:p>
            </table:table-cell>
            <table:table-cell table:style-name="ce44" office:value-type="string" calcext:value-type="string">
              <text:p><text:span text:style-name="T1625">0,95</text:span></text:p>
            </table:table-cell>
            <table:table-cell table:number-columns-repeated="1024"/>
          </table:table-row>
          <table:table-row table:style-name="ro853">
            <table:table-cell table:style-name="ce42" office:value-type="string" calcext:value-type="string">
              <text:p><text:span text:style-name="T1626">heavy hit</text:span></text:p>
            </table:table-cell>
            <table:table-cell table:style-name="ce43" table:formula="of:=VLOOKUP([.A42];[skills.A:skills.B];2;0)" office:value-type="string" calcext:value-type="string" office:string-value="Heavy Hit">
              <text:p>Heavy Hit</text:p>
            </table:table-cell>
            <table:table-cell table:style-name="ce42" office:value-type="string" calcext:value-type="string">
              <text:p><text:span text:style-name="T1627">damage</text:span></text:p>
            </table:table-cell>
            <table:table-cell table:style-name="ce45" office:value-type="float" calcext:value-type="float" office:value="10">
              <text:p>10</text:p>
            </table:table-cell>
            <table:table-cell table:style-name="ce45" office:value-type="float" calcext:value-type="float" office:value="11">
              <text:p>11</text:p>
            </table:table-cell>
            <table:table-cell table:style-name="ce45" office:value-type="float" calcext:value-type="float" office:value="12">
              <text:p>12</text:p>
            </table:table-cell>
            <table:table-cell table:style-name="ce45" office:value-type="float" calcext:value-type="float" office:value="13">
              <text:p>13</text:p>
            </table:table-cell>
            <table:table-cell table:style-name="ce45" office:value-type="float" calcext:value-type="float" office:value="14">
              <text:p>14</text:p>
            </table:table-cell>
            <table:table-cell table:style-name="ce45" office:value-type="float" calcext:value-type="float" office:value="15">
              <text:p>15</text:p>
            </table:table-cell>
            <table:table-cell table:number-columns-repeated="1024"/>
          </table:table-row>
          <table:table-row table:style-name="ro854">
            <table:table-cell table:style-name="ce42" office:value-type="string" calcext:value-type="string">
              <text:p><text:span text:style-name="T1628">heavy hit</text:span></text:p>
            </table:table-cell>
            <table:table-cell table:style-name="ce43" table:formula="of:=VLOOKUP([.A43];[skills.A:skills.B];2;0)" office:value-type="string" calcext:value-type="string" office:string-value="Heavy Hit">
              <text:p>Heavy Hit</text:p>
            </table:table-cell>
            <table:table-cell table:style-name="ce42" office:value-type="string" calcext:value-type="string">
              <text:p><text:span text:style-name="T1629">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number-columns-repeated="1024"/>
          </table:table-row>
          <table:table-row table:style-name="ro855">
            <table:table-cell table:style-name="ce42" office:value-type="string" calcext:value-type="string">
              <text:p><text:span text:style-name="T1630">holy arrow</text:span></text:p>
            </table:table-cell>
            <table:table-cell table:style-name="ce43" table:formula="of:=VLOOKUP([.A44];[skills.A:skills.B];2;0)" office:value-type="string" calcext:value-type="string" office:string-value="Holy Arrow">
              <text:p>Holy Arrow</text:p>
            </table:table-cell>
            <table:table-cell table:style-name="ce42" office:value-type="string" calcext:value-type="string">
              <text:p><text:span text:style-name="T1631">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4" office:value-type="float" calcext:value-type="float" office:value="2">
              <text:p>2</text:p>
            </table:table-cell>
            <table:table-cell table:number-columns-repeated="1024"/>
          </table:table-row>
          <table:table-row table:style-name="ro856">
            <table:table-cell table:style-name="ce42" office:value-type="string" calcext:value-type="string">
              <text:p><text:span text:style-name="T1632">holy arrow</text:span></text:p>
            </table:table-cell>
            <table:table-cell table:style-name="ce43" table:formula="of:=VLOOKUP([.A45];[skills.A:skills.B];2;0)" office:value-type="string" calcext:value-type="string" office:string-value="Holy Arrow">
              <text:p>Holy Arrow</text:p>
            </table:table-cell>
            <table:table-cell table:style-name="ce42" office:value-type="string" calcext:value-type="string">
              <text:p><text:span text:style-name="T1633">crit</text:span></text:p>
            </table:table-cell>
            <table:table-cell table:style-name="ce44" office:value-type="string" calcext:value-type="string">
              <text:p><text:span text:style-name="T1634">0,80</text:span></text:p>
            </table:table-cell>
            <table:table-cell table:style-name="ce44" office:value-type="string" calcext:value-type="string">
              <text:p><text:span text:style-name="T1635">0,80</text:span></text:p>
            </table:table-cell>
            <table:table-cell table:style-name="ce44" office:value-type="string" calcext:value-type="string">
              <text:p><text:span text:style-name="T1636">0,85</text:span></text:p>
            </table:table-cell>
            <table:table-cell table:style-name="ce44" office:value-type="string" calcext:value-type="string">
              <text:p><text:span text:style-name="T1637">0,85</text:span></text:p>
            </table:table-cell>
            <table:table-cell table:style-name="ce44" office:value-type="string" calcext:value-type="string">
              <text:p><text:span text:style-name="T1638">0,90</text:span></text:p>
            </table:table-cell>
            <table:table-cell table:style-name="ce44" office:value-type="string" calcext:value-type="string">
              <text:p><text:span text:style-name="T1639">0,95</text:span></text:p>
            </table:table-cell>
            <table:table-cell table:number-columns-repeated="1024"/>
          </table:table-row>
          <table:table-row table:style-name="ro857">
            <table:table-cell table:style-name="ce42" office:value-type="string" calcext:value-type="string">
              <text:p><text:span text:style-name="T1640">holy arrow</text:span></text:p>
            </table:table-cell>
            <table:table-cell table:style-name="ce43" table:formula="of:=VLOOKUP([.A46];[skills.A:skills.B];2;0)" office:value-type="string" calcext:value-type="string" office:string-value="Holy Arrow">
              <text:p>Holy Arrow</text:p>
            </table:table-cell>
            <table:table-cell table:style-name="ce42" office:value-type="string" calcext:value-type="string">
              <text:p><text:span text:style-name="T1641">damage</text:span></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2">
              <text:p>12</text:p>
            </table:table-cell>
            <table:table-cell table:style-name="ce45" office:value-type="float" calcext:value-type="float" office:value="12">
              <text:p>12</text:p>
            </table:table-cell>
            <table:table-cell table:style-name="ce45" office:value-type="float" calcext:value-type="float" office:value="15">
              <text:p>15</text:p>
            </table:table-cell>
            <table:table-cell table:style-name="ce45" office:value-type="float" calcext:value-type="float" office:value="15">
              <text:p>15</text:p>
            </table:table-cell>
            <table:table-cell table:number-columns-repeated="1024"/>
          </table:table-row>
          <table:table-row table:style-name="ro858">
            <table:table-cell table:style-name="ce42" office:value-type="string" calcext:value-type="string">
              <text:p><text:span text:style-name="T1642">holy arrow</text:span></text:p>
            </table:table-cell>
            <table:table-cell table:style-name="ce43" table:formula="of:=VLOOKUP([.A47];[skills.A:skills.B];2;0)" office:value-type="string" calcext:value-type="string" office:string-value="Holy Arrow">
              <text:p>Holy Arrow</text:p>
            </table:table-cell>
            <table:table-cell table:style-name="ce42" office:value-type="string" calcext:value-type="string">
              <text:p><text:span text:style-name="T1643">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number-columns-repeated="1024"/>
          </table:table-row>
          <table:table-row table:style-name="ro859">
            <table:table-cell table:style-name="ce42" office:value-type="string" calcext:value-type="string">
              <text:p><text:span text:style-name="T1644">holy arrow</text:span></text:p>
            </table:table-cell>
            <table:table-cell table:style-name="ce43" table:formula="of:=VLOOKUP([.A48];[skills.A:skills.B];2;0)" office:value-type="string" calcext:value-type="string" office:string-value="Holy Arrow">
              <text:p>Holy Arrow</text:p>
            </table:table-cell>
            <table:table-cell table:style-name="ce42" office:value-type="string" calcext:value-type="string">
              <text:p><text:span text:style-name="T1645">mp_cost</text:span></text:p>
            </table:table-cell>
            <table:table-cell table:style-name="ce44" office:value-type="float" calcext:value-type="float" office:value="4">
              <text:p>4</text:p>
            </table:table-cell>
            <table:table-cell table:style-name="ce44" office:value-type="float" calcext:value-type="float" office:value="8">
              <text:p>8</text:p>
            </table:table-cell>
            <table:table-cell table:style-name="ce44" office:value-type="float" calcext:value-type="float" office:value="12">
              <text:p>12</text:p>
            </table:table-cell>
            <table:table-cell table:style-name="ce44" office:value-type="float" calcext:value-type="float" office:value="16">
              <text:p>16</text:p>
            </table:table-cell>
            <table:table-cell table:style-name="ce44" office:value-type="float" calcext:value-type="float" office:value="20">
              <text:p>20</text:p>
            </table:table-cell>
            <table:table-cell table:style-name="ce44" office:value-type="float" calcext:value-type="float" office:value="26">
              <text:p>26</text:p>
            </table:table-cell>
            <table:table-cell table:number-columns-repeated="1024"/>
          </table:table-row>
          <table:table-row table:style-name="ro860">
            <table:table-cell office:value-type="string" calcext:value-type="string">
              <text:p><text:span text:style-name="T1646">leech</text:span></text:p>
            </table:table-cell>
            <table:table-cell table:style-name="ce43" table:formula="of:=VLOOKUP([.A49];[skills.A:skills.B];2;0)" office:value-type="string" calcext:value-type="string" office:string-value="Leech">
              <text:p>Leech</text:p>
            </table:table-cell>
            <table:table-cell office:value-type="string" calcext:value-type="string">
              <text:p><text:span text:style-name="T1647">bonus</text:span></text:p>
            </table:table-cell>
            <table:table-cell office:value-type="float" calcext:value-type="float" office:value="0.29999999999999999">
              <text:p>0.29999999999999999</text:p>
            </table:table-cell>
            <table:table-cell office:value-type="float" calcext:value-type="float" office:value="0.40000000000000002">
              <text:p>0.40000000000000002</text:p>
            </table:table-cell>
            <table:table-cell office:value-type="float" calcext:value-type="float" office:value="0.5">
              <text:p>0.5</text:p>
            </table:table-cell>
            <table:table-cell table:number-columns-repeated="1024"/>
          </table:table-row>
          <table:table-row table:style-name="ro861">
            <table:table-cell office:value-type="string" calcext:value-type="string">
              <text:p><text:span text:style-name="T1648">leech</text:span></text:p>
            </table:table-cell>
            <table:table-cell table:style-name="ce43" table:formula="of:=VLOOKUP([.A50];[skills.A:skills.B];2;0)" office:value-type="string" calcext:value-type="string" office:string-value="Leech">
              <text:p>Leech</text:p>
            </table:table-cell>
            <table:table-cell office:value-type="string" calcext:value-type="string">
              <text:p><text:span text:style-name="T1649">cooldown</text:span></text:p>
            </table:table-cell>
            <table:table-cell office:value-type="float" calcext:value-type="float" office:value="5">
              <text:p>5</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862">
            <table:table-cell office:value-type="string" calcext:value-type="string">
              <text:p><text:span text:style-name="T1650">leech</text:span></text:p>
            </table:table-cell>
            <table:table-cell table:style-name="ce43" table:formula="of:=VLOOKUP([.A51];[skills.A:skills.B];2;0)" office:value-type="string" calcext:value-type="string" office:string-value="Leech">
              <text:p>Leech</text:p>
            </table:table-cell>
            <table:table-cell office:value-type="string" calcext:value-type="string">
              <text:p><text:span text:style-name="T1651">duratio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863">
            <table:table-cell office:value-type="string" calcext:value-type="string">
              <text:p><text:span text:style-name="T1652">leech</text:span></text:p>
            </table:table-cell>
            <table:table-cell table:style-name="ce43" table:formula="of:=VLOOKUP([.A52];[skills.A:skills.B];2;0)" office:value-type="string" calcext:value-type="string" office:string-value="Leech">
              <text:p>Leech</text:p>
            </table:table-cell>
            <table:table-cell office:value-type="string" calcext:value-type="string">
              <text:p><text:span text:style-name="T1653">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864">
            <table:table-cell table:style-name="ce42" office:value-type="string" calcext:value-type="string">
              <text:p><text:span text:style-name="T1654">mage armor</text:span></text:p>
            </table:table-cell>
            <table:table-cell table:style-name="ce43" table:formula="of:=VLOOKUP([.A53];[skills.A:skills.B];2;0)" office:value-type="string" calcext:value-type="string" office:string-value="Mage Armor">
              <text:p>Mage Armor</text:p>
            </table:table-cell>
            <table:table-cell table:style-name="ce42" office:value-type="string" calcext:value-type="string">
              <text:p><text:span text:style-name="T1655">bonus</text:span></text:p>
            </table:table-cell>
            <table:table-cell table:style-name="ce44" office:value-type="string" calcext:value-type="string">
              <text:p><text:span text:style-name="T1656">0,50</text:span></text:p>
            </table:table-cell>
            <table:table-cell table:style-name="ce44" office:value-type="string" calcext:value-type="string">
              <text:p><text:span text:style-name="T1657">0,70</text:span></text:p>
            </table:table-cell>
            <table:table-cell table:style-name="ce44" office:value-type="string" calcext:value-type="string">
              <text:p><text:span text:style-name="T1658">0,80</text:span></text:p>
            </table:table-cell>
            <table:table-cell table:style-name="ce48"/>
            <table:table-cell table:number-columns-repeated="1024"/>
          </table:table-row>
          <table:table-row table:style-name="ro865">
            <table:table-cell table:style-name="ce42" office:value-type="string" calcext:value-type="string">
              <text:p><text:span text:style-name="T1659">mage armor</text:span></text:p>
            </table:table-cell>
            <table:table-cell table:style-name="ce43" table:formula="of:=VLOOKUP([.A54];[skills.A:skills.B];2;0)" office:value-type="string" calcext:value-type="string" office:string-value="Mage Armor">
              <text:p>Mage Armor</text:p>
            </table:table-cell>
            <table:table-cell table:style-name="ce42" office:value-type="string" calcext:value-type="string">
              <text:p><text:span text:style-name="T1660">cooldown</text:span></text:p>
            </table:table-cell>
            <table:table-cell table:style-name="ce44" office:value-type="float" calcext:value-type="float" office:value="8">
              <text:p>8</text:p>
            </table:table-cell>
            <table:table-cell table:style-name="ce44" office:value-type="float" calcext:value-type="float" office:value="7">
              <text:p>7</text:p>
            </table:table-cell>
            <table:table-cell table:style-name="ce44" office:value-type="float" calcext:value-type="float" office:value="6">
              <text:p>6</text:p>
            </table:table-cell>
            <table:table-cell table:style-name="ce42"/>
            <table:table-cell table:number-columns-repeated="1024"/>
          </table:table-row>
          <table:table-row table:style-name="ro866">
            <table:table-cell table:style-name="ce42" office:value-type="string" calcext:value-type="string">
              <text:p><text:span text:style-name="T1661">mage armor</text:span></text:p>
            </table:table-cell>
            <table:table-cell table:style-name="ce43" table:formula="of:=VLOOKUP([.A55];[skills.A:skills.B];2;0)" office:value-type="string" calcext:value-type="string" office:string-value="Mage Armor">
              <text:p>Mage Armor</text:p>
            </table:table-cell>
            <table:table-cell table:style-name="ce42" office:value-type="string" calcext:value-type="string">
              <text:p><text:span text:style-name="T1662">duration</text:span></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style-name="ce42"/>
            <table:table-cell table:number-columns-repeated="1024"/>
          </table:table-row>
          <table:table-row table:style-name="ro867">
            <table:table-cell table:style-name="ce42" office:value-type="string" calcext:value-type="string">
              <text:p><text:span text:style-name="T1663">mage armor</text:span></text:p>
            </table:table-cell>
            <table:table-cell table:style-name="ce43" table:formula="of:=VLOOKUP([.A56];[skills.A:skills.B];2;0)" office:value-type="string" calcext:value-type="string" office:string-value="Mage Armor">
              <text:p>Mage Armor</text:p>
            </table:table-cell>
            <table:table-cell table:style-name="ce42" office:value-type="string" calcext:value-type="string">
              <text:p><text:span text:style-name="T1664">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table:table-cell table:number-columns-repeated="1024"/>
          </table:table-row>
          <table:table-row table:style-name="ro868">
            <table:table-cell table:style-name="ce42" office:value-type="string" calcext:value-type="string">
              <text:p><text:span text:style-name="T1665">mage armor</text:span></text:p>
            </table:table-cell>
            <table:table-cell table:style-name="ce43" table:formula="of:=VLOOKUP([.A57];[skills.A:skills.B];2;0)" office:value-type="string" calcext:value-type="string" office:string-value="Mage Armor">
              <text:p>Mage Armor</text:p>
            </table:table-cell>
            <table:table-cell table:style-name="ce42" office:value-type="string" calcext:value-type="string">
              <text:p><text:span text:style-name="T1666">mp_cost</text:span></text:p>
            </table:table-cell>
            <table:table-cell table:style-name="ce44" office:value-type="float" calcext:value-type="float" office:value="20">
              <text:p>20</text:p>
            </table:table-cell>
            <table:table-cell table:style-name="ce44" office:value-type="float" calcext:value-type="float" office:value="30">
              <text:p>30</text:p>
            </table:table-cell>
            <table:table-cell table:style-name="ce44" office:value-type="float" calcext:value-type="float" office:value="40">
              <text:p>40</text:p>
            </table:table-cell>
            <table:table-cell table:style-name="ce42"/>
            <table:table-cell table:number-columns-repeated="1024"/>
          </table:table-row>
          <table:table-row table:style-name="ro869">
            <table:table-cell table:style-name="ce42" office:value-type="string" calcext:value-type="string">
              <text:p><text:span text:style-name="T1667">magic missile</text:span></text:p>
            </table:table-cell>
            <table:table-cell table:style-name="ce43" table:formula="of:=VLOOKUP([.A58];[skills.A:skills.B];2;0)" office:value-type="string" calcext:value-type="string" office:string-value="Magic Missile">
              <text:p>Magic Missile</text:p>
            </table:table-cell>
            <table:table-cell table:style-name="ce42" office:value-type="string" calcext:value-type="string">
              <text:p><text:span text:style-name="T166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70">
            <table:table-cell table:style-name="ce42" office:value-type="string" calcext:value-type="string">
              <text:p><text:span text:style-name="T1669">magic missile</text:span></text:p>
            </table:table-cell>
            <table:table-cell table:style-name="ce43" table:formula="of:=VLOOKUP([.A59];[skills.A:skills.B];2;0)" office:value-type="string" calcext:value-type="string" office:string-value="Magic Missile">
              <text:p>Magic Missile</text:p>
            </table:table-cell>
            <table:table-cell table:style-name="ce42" office:value-type="string" calcext:value-type="string">
              <text:p><text:span text:style-name="T1670">crit</text:span></text:p>
            </table:table-cell>
            <table:table-cell table:style-name="ce44" office:value-type="string" calcext:value-type="string">
              <text:p><text:span text:style-name="T1671">0,75</text:span></text:p>
            </table:table-cell>
            <table:table-cell table:style-name="ce44" office:value-type="string" calcext:value-type="string">
              <text:p><text:span text:style-name="T1672">0,80</text:span></text:p>
            </table:table-cell>
            <table:table-cell table:style-name="ce44" office:value-type="string" calcext:value-type="string">
              <text:p><text:span text:style-name="T1673">0,85</text:span></text:p>
            </table:table-cell>
            <table:table-cell table:style-name="ce44" office:value-type="string" calcext:value-type="string">
              <text:p><text:span text:style-name="T1674">0,90</text:span></text:p>
            </table:table-cell>
            <table:table-cell table:style-name="ce44" office:value-type="string" calcext:value-type="string">
              <text:p><text:span text:style-name="T1675">0,95</text:span></text:p>
            </table:table-cell>
            <table:table-cell table:style-name="ce44" office:value-type="string" calcext:value-type="string">
              <text:p><text:span text:style-name="T1676">1,00</text:span></text:p>
            </table:table-cell>
            <table:table-cell table:number-columns-repeated="1024"/>
          </table:table-row>
          <table:table-row table:style-name="ro871">
            <table:table-cell table:style-name="ce42" office:value-type="string" calcext:value-type="string">
              <text:p><text:span text:style-name="T1677">magic missile</text:span></text:p>
            </table:table-cell>
            <table:table-cell table:style-name="ce43" table:formula="of:=VLOOKUP([.A60];[skills.A:skills.B];2;0)" office:value-type="string" calcext:value-type="string" office:string-value="Magic Missile">
              <text:p>Magic Missile</text:p>
            </table:table-cell>
            <table:table-cell table:style-name="ce42" office:value-type="string" calcext:value-type="string">
              <text:p><text:span text:style-name="T1678">damage</text:span></text:p>
            </table:table-cell>
            <table:table-cell table:style-name="ce45" office:value-type="float" calcext:value-type="float" office:value="5">
              <text:p>5</text:p>
            </table:table-cell>
            <table:table-cell table:style-name="ce45" office:value-type="float" calcext:value-type="float" office:value="7">
              <text:p>7</text:p>
            </table:table-cell>
            <table:table-cell table:style-name="ce45" office:value-type="float" calcext:value-type="float" office:value="9">
              <text:p>9</text:p>
            </table:table-cell>
            <table:table-cell table:style-name="ce45" office:value-type="float" calcext:value-type="float" office:value="11">
              <text:p>11</text:p>
            </table:table-cell>
            <table:table-cell table:style-name="ce33" office:value-type="float" calcext:value-type="float" office:value="13">
              <text:p>13</text:p>
            </table:table-cell>
            <table:table-cell office:value-type="float" calcext:value-type="float" office:value="15">
              <text:p>15</text:p>
            </table:table-cell>
            <table:table-cell table:number-columns-repeated="1024"/>
          </table:table-row>
          <table:table-row table:style-name="ro872">
            <table:table-cell table:style-name="ce42" office:value-type="string" calcext:value-type="string">
              <text:p><text:span text:style-name="T1679">magic missile</text:span></text:p>
            </table:table-cell>
            <table:table-cell table:style-name="ce43" table:formula="of:=VLOOKUP([.A61];[skills.A:skills.B];2;0)" office:value-type="string" calcext:value-type="string" office:string-value="Magic Missile">
              <text:p>Magic Missile</text:p>
            </table:table-cell>
            <table:table-cell table:style-name="ce42" office:value-type="string" calcext:value-type="string">
              <text:p><text:span text:style-name="T1680">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number-columns-repeated="1024"/>
          </table:table-row>
          <table:table-row table:style-name="ro873">
            <table:table-cell table:style-name="ce42" office:value-type="string" calcext:value-type="string">
              <text:p><text:span text:style-name="T1681">magic missile</text:span></text:p>
            </table:table-cell>
            <table:table-cell table:style-name="ce43" table:formula="of:=VLOOKUP([.A62];[skills.A:skills.B];2;0)" office:value-type="string" calcext:value-type="string" office:string-value="Magic Missile">
              <text:p>Magic Missile</text:p>
            </table:table-cell>
            <table:table-cell table:style-name="ce42" office:value-type="string" calcext:value-type="string">
              <text:p><text:span text:style-name="T1682">mp_cost</text:span></text:p>
            </table:table-cell>
            <table:table-cell office:value-type="float" calcext:value-type="float" office:value="5">
              <text:p>5</text:p>
            </table:table-cell>
            <table:table-cell office:value-type="float" calcext:value-type="float" office:value="5">
              <text:p>5</text:p>
            </table:table-cell>
            <table:table-cell table:style-name="ce44" office:value-type="float" calcext:value-type="float" office:value="10">
              <text:p>10</text:p>
            </table:table-cell>
            <table:table-cell table:style-name="ce44" office:value-type="float" calcext:value-type="float" office:value="15">
              <text:p>15</text:p>
            </table:table-cell>
            <table:table-cell table:style-name="ce44" office:value-type="float" calcext:value-type="float" office:value="20">
              <text:p>20</text:p>
            </table:table-cell>
            <table:table-cell table:style-name="ce44" office:value-type="float" calcext:value-type="float" office:value="25">
              <text:p>25</text:p>
            </table:table-cell>
            <table:table-cell table:number-columns-repeated="1024"/>
          </table:table-row>
          <table:table-row table:style-name="ro874">
            <table:table-cell table:style-name="ce42" office:value-type="string" calcext:value-type="string">
              <text:p><text:span text:style-name="T1683">mana bolt</text:span></text:p>
            </table:table-cell>
            <table:table-cell table:style-name="ce43" table:formula="of:=VLOOKUP([.A63];[skills.A:skills.B];2;0)" office:value-type="string" calcext:value-type="string" office:string-value="Mana Bolt">
              <text:p>Mana Bolt</text:p>
            </table:table-cell>
            <table:table-cell table:style-name="ce42" office:value-type="string" calcext:value-type="string">
              <text:p><text:span text:style-name="T1684">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number-columns-repeated="1024"/>
          </table:table-row>
          <table:table-row table:style-name="ro875">
            <table:table-cell table:style-name="ce42" office:value-type="string" calcext:value-type="string">
              <text:p><text:span text:style-name="T1685">mana bolt</text:span></text:p>
            </table:table-cell>
            <table:table-cell table:style-name="ce43" table:formula="of:=VLOOKUP([.A64];[skills.A:skills.B];2;0)" office:value-type="string" calcext:value-type="string" office:string-value="Mana Bolt">
              <text:p>Mana Bolt</text:p>
            </table:table-cell>
            <table:table-cell table:style-name="ce42" office:value-type="string" calcext:value-type="string">
              <text:p><text:span text:style-name="T1686">crit</text:span></text:p>
            </table:table-cell>
            <table:table-cell table:style-name="ce44" office:value-type="string" calcext:value-type="string">
              <text:p><text:span text:style-name="T1687">0,80</text:span></text:p>
            </table:table-cell>
            <table:table-cell table:style-name="ce44" office:value-type="string" calcext:value-type="string">
              <text:p><text:span text:style-name="T1688">0,80</text:span></text:p>
            </table:table-cell>
            <table:table-cell table:style-name="ce44" office:value-type="string" calcext:value-type="string">
              <text:p><text:span text:style-name="T1689">0,85</text:span></text:p>
            </table:table-cell>
            <table:table-cell table:style-name="ce44" office:value-type="string" calcext:value-type="string">
              <text:p><text:span text:style-name="T1690">0,85</text:span></text:p>
            </table:table-cell>
            <table:table-cell table:style-name="ce44" office:value-type="string" calcext:value-type="string">
              <text:p><text:span text:style-name="T1691">0,90</text:span></text:p>
            </table:table-cell>
            <table:table-cell table:style-name="ce44" office:value-type="string" calcext:value-type="string">
              <text:p><text:span text:style-name="T1692">0,95</text:span></text:p>
            </table:table-cell>
            <table:table-cell table:number-columns-repeated="1024"/>
          </table:table-row>
          <table:table-row table:style-name="ro876">
            <table:table-cell table:style-name="ce42" office:value-type="string" calcext:value-type="string">
              <text:p><text:span text:style-name="T1693">mana bolt</text:span></text:p>
            </table:table-cell>
            <table:table-cell table:style-name="ce43" table:formula="of:=VLOOKUP([.A65];[skills.A:skills.B];2;0)" office:value-type="string" calcext:value-type="string" office:string-value="Mana Bolt">
              <text:p>Mana Bolt</text:p>
            </table:table-cell>
            <table:table-cell table:style-name="ce42" office:value-type="string" calcext:value-type="string">
              <text:p><text:span text:style-name="T1694">damage</text:span></text:p>
            </table:table-cell>
            <table:table-cell table:style-name="ce45" office:value-type="float" calcext:value-type="float" office:value="11">
              <text:p>11</text:p>
            </table:table-cell>
            <table:table-cell table:style-name="ce45" office:value-type="float" calcext:value-type="float" office:value="12">
              <text:p>12</text:p>
            </table:table-cell>
            <table:table-cell table:style-name="ce45" office:value-type="float" calcext:value-type="float" office:value="13">
              <text:p>13</text:p>
            </table:table-cell>
            <table:table-cell table:style-name="ce45" office:value-type="float" calcext:value-type="float" office:value="14">
              <text:p>14</text:p>
            </table:table-cell>
            <table:table-cell table:style-name="ce45" office:value-type="float" calcext:value-type="float" office:value="15">
              <text:p>15</text:p>
            </table:table-cell>
            <table:table-cell table:style-name="ce45" office:value-type="float" calcext:value-type="float" office:value="16">
              <text:p>16</text:p>
            </table:table-cell>
            <table:table-cell table:number-columns-repeated="1024"/>
          </table:table-row>
          <table:table-row table:style-name="ro877">
            <table:table-cell table:style-name="ce42" office:value-type="string" calcext:value-type="string">
              <text:p><text:span text:style-name="T1695">mana bolt</text:span></text:p>
            </table:table-cell>
            <table:table-cell table:style-name="ce43" table:formula="of:=VLOOKUP([.A66];[skills.A:skills.B];2;0)" office:value-type="string" calcext:value-type="string" office:string-value="Mana Bolt">
              <text:p>Mana Bolt</text:p>
            </table:table-cell>
            <table:table-cell table:style-name="ce42" office:value-type="string" calcext:value-type="string">
              <text:p><text:span text:style-name="T1696">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number-columns-repeated="1024"/>
          </table:table-row>
          <table:table-row table:style-name="ro878">
            <table:table-cell table:style-name="ce42" office:value-type="string" calcext:value-type="string">
              <text:p><text:span text:style-name="T1697">mana bolt</text:span></text:p>
            </table:table-cell>
            <table:table-cell table:style-name="ce43" table:formula="of:=VLOOKUP([.A67];[skills.A:skills.B];2;0)" office:value-type="string" calcext:value-type="string" office:string-value="Mana Bolt">
              <text:p>Mana Bolt</text:p>
            </table:table-cell>
            <table:table-cell table:style-name="ce42" office:value-type="string" calcext:value-type="string">
              <text:p><text:span text:style-name="T1698">mp_cost</text:span></text:p>
            </table:table-cell>
            <table:table-cell table:style-name="ce44" office:value-type="float" calcext:value-type="float" office:value="10">
              <text:p>10</text:p>
            </table:table-cell>
            <table:table-cell table:style-name="ce44" office:value-type="float" calcext:value-type="float" office:value="15">
              <text:p>15</text:p>
            </table:table-cell>
            <table:table-cell table:style-name="ce44" office:value-type="float" calcext:value-type="float" office:value="20">
              <text:p>20</text:p>
            </table:table-cell>
            <table:table-cell table:style-name="ce44" office:value-type="float" calcext:value-type="float" office:value="25">
              <text:p>25</text:p>
            </table:table-cell>
            <table:table-cell table:style-name="ce44" office:value-type="float" calcext:value-type="float" office:value="30">
              <text:p>30</text:p>
            </table:table-cell>
            <table:table-cell table:style-name="ce44" office:value-type="float" calcext:value-type="float" office:value="35">
              <text:p>35</text:p>
            </table:table-cell>
            <table:table-cell table:number-columns-repeated="1024"/>
          </table:table-row>
          <table:table-row table:style-name="ro879">
            <table:table-cell table:style-name="ce42" office:value-type="string" calcext:value-type="string">
              <text:p><text:span text:style-name="T1699">regen_hp30</text:span></text:p>
            </table:table-cell>
            <table:table-cell table:style-name="ce43" table:formula="of:=VLOOKUP([.A68];[skills.A:skills.B];2;0)" office:value-type="string" calcext:value-type="string" office:string-value="Minor Health Regen">
              <text:p>Minor Health Regen</text:p>
            </table:table-cell>
            <table:table-cell table:style-name="ce42" office:value-type="string" calcext:value-type="string">
              <text:p><text:span text:style-name="T1700">cooldown</text:span></text:p>
            </table:table-cell>
            <table:table-cell table:style-name="ce44" office:value-type="float" calcext:value-type="float" office:value="1">
              <text:p>1</text:p>
            </table:table-cell>
            <table:table-cell table:style-name="ce42"/>
            <table:table-cell table:number-columns-repeated="1024"/>
          </table:table-row>
          <table:table-row table:style-name="ro880">
            <table:table-cell table:style-name="ce42" office:value-type="string" calcext:value-type="string">
              <text:p><text:span text:style-name="T1701">regen_hp30</text:span></text:p>
            </table:table-cell>
            <table:table-cell table:style-name="ce43" table:formula="of:=VLOOKUP([.A69];[skills.A:skills.B];2;0)" office:value-type="string" calcext:value-type="string" office:string-value="Minor Health Regen">
              <text:p>Minor Health Regen</text:p>
            </table:table-cell>
            <table:table-cell table:style-name="ce42" office:value-type="string" calcext:value-type="string">
              <text:p><text:span text:style-name="T1702">levels</text:span></text:p>
            </table:table-cell>
            <table:table-cell table:style-name="ce44" office:value-type="float" calcext:value-type="float" office:value="1">
              <text:p>1</text:p>
            </table:table-cell>
            <table:table-cell table:style-name="ce42"/>
            <table:table-cell table:number-columns-repeated="1024"/>
          </table:table-row>
          <table:table-row table:style-name="ro881">
            <table:table-cell table:style-name="ce42" office:value-type="string" calcext:value-type="string">
              <text:p><text:span text:style-name="T1703">regen_mp30</text:span></text:p>
            </table:table-cell>
            <table:table-cell table:style-name="ce43" table:formula="of:=VLOOKUP([.A70];[skills.A:skills.B];2;0)" office:value-type="string" calcext:value-type="string" office:string-value="Minor Magicka Regen">
              <text:p>Minor Magicka Regen</text:p>
            </table:table-cell>
            <table:table-cell table:style-name="ce42" office:value-type="string" calcext:value-type="string">
              <text:p><text:span text:style-name="T1704">cooldown</text:span></text:p>
            </table:table-cell>
            <table:table-cell table:style-name="ce44" office:value-type="float" calcext:value-type="float" office:value="1">
              <text:p>1</text:p>
            </table:table-cell>
            <table:table-cell table:style-name="ce42"/>
            <table:table-cell table:number-columns-repeated="1024"/>
          </table:table-row>
          <table:table-row table:style-name="ro882">
            <table:table-cell table:style-name="ce42" office:value-type="string" calcext:value-type="string">
              <text:p><text:span text:style-name="T1705">regen_mp30</text:span></text:p>
            </table:table-cell>
            <table:table-cell table:style-name="ce43" table:formula="of:=VLOOKUP([.A71];[skills.A:skills.B];2;0)" office:value-type="string" calcext:value-type="string" office:string-value="Minor Magicka Regen">
              <text:p>Minor Magicka Regen</text:p>
            </table:table-cell>
            <table:table-cell table:style-name="ce42" office:value-type="string" calcext:value-type="string">
              <text:p><text:span text:style-name="T1706">levels</text:span></text:p>
            </table:table-cell>
            <table:table-cell table:style-name="ce44" office:value-type="float" calcext:value-type="float" office:value="1">
              <text:p>1</text:p>
            </table:table-cell>
            <table:table-cell table:style-name="ce42"/>
            <table:table-cell table:number-columns-repeated="1024"/>
          </table:table-row>
          <table:table-row table:style-name="ro883">
            <table:table-cell table:style-name="ce42" office:value-type="string" calcext:value-type="string">
              <text:p><text:span text:style-name="T1707">smite</text:span></text:p>
            </table:table-cell>
            <table:table-cell table:style-name="ce43" table:formula="of:=VLOOKUP([.A72];[skills.A:skills.B];2;0)" office:value-type="string" calcext:value-type="string" office:string-value="Smite">
              <text:p>Smite</text:p>
            </table:table-cell>
            <table:table-cell table:style-name="ce42" office:value-type="string" calcext:value-type="string">
              <text:p><text:span text:style-name="T170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84">
            <table:table-cell table:style-name="ce42" office:value-type="string" calcext:value-type="string">
              <text:p><text:span text:style-name="T1709">smite</text:span></text:p>
            </table:table-cell>
            <table:table-cell table:style-name="ce43" table:formula="of:=VLOOKUP([.A73];[skills.A:skills.B];2;0)" office:value-type="string" calcext:value-type="string" office:string-value="Smite">
              <text:p>Smite</text:p>
            </table:table-cell>
            <table:table-cell table:style-name="ce42" office:value-type="string" calcext:value-type="string">
              <text:p><text:span text:style-name="T1710">crit</text:span></text:p>
            </table:table-cell>
            <table:table-cell table:style-name="ce44" office:value-type="string" calcext:value-type="string">
              <text:p><text:span text:style-name="T1711">0,75</text:span></text:p>
            </table:table-cell>
            <table:table-cell table:style-name="ce44" office:value-type="string" calcext:value-type="string">
              <text:p><text:span text:style-name="T1712">0,80</text:span></text:p>
            </table:table-cell>
            <table:table-cell table:style-name="ce44" office:value-type="string" calcext:value-type="string">
              <text:p><text:span text:style-name="T1713">0,80</text:span></text:p>
            </table:table-cell>
            <table:table-cell table:style-name="ce44" office:value-type="string" calcext:value-type="string">
              <text:p><text:span text:style-name="T1714">0,85</text:span></text:p>
            </table:table-cell>
            <table:table-cell table:style-name="ce44" office:value-type="string" calcext:value-type="string">
              <text:p><text:span text:style-name="T1715">0,90</text:span></text:p>
            </table:table-cell>
            <table:table-cell table:style-name="ce44" office:value-type="string" calcext:value-type="string">
              <text:p><text:span text:style-name="T1716">0,95</text:span></text:p>
            </table:table-cell>
            <table:table-cell table:number-columns-repeated="1024"/>
          </table:table-row>
          <table:table-row table:style-name="ro885">
            <table:table-cell table:style-name="ce42" office:value-type="string" calcext:value-type="string">
              <text:p><text:span text:style-name="T1717">smite</text:span></text:p>
            </table:table-cell>
            <table:table-cell table:style-name="ce43" table:formula="of:=VLOOKUP([.A74];[skills.A:skills.B];2;0)" office:value-type="string" calcext:value-type="string" office:string-value="Smite">
              <text:p>Smite</text:p>
            </table:table-cell>
            <table:table-cell table:style-name="ce42" office:value-type="string" calcext:value-type="string">
              <text:p><text:span text:style-name="T1718">damage</text:span></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5">
              <text:p>15</text:p>
            </table:table-cell>
            <table:table-cell table:style-name="ce45" office:value-type="float" calcext:value-type="float" office:value="15">
              <text:p>15</text:p>
            </table:table-cell>
            <table:table-cell table:style-name="ce45" office:value-type="float" calcext:value-type="float" office:value="20">
              <text:p>20</text:p>
            </table:table-cell>
            <table:table-cell table:style-name="ce45" office:value-type="float" calcext:value-type="float" office:value="20">
              <text:p>20</text:p>
            </table:table-cell>
            <table:table-cell table:number-columns-repeated="1024"/>
          </table:table-row>
          <table:table-row table:style-name="ro886">
            <table:table-cell table:style-name="ce42" office:value-type="string" calcext:value-type="string">
              <text:p><text:span text:style-name="T1719">smite</text:span></text:p>
            </table:table-cell>
            <table:table-cell table:style-name="ce43" table:formula="of:=VLOOKUP([.A75];[skills.A:skills.B];2;0)" office:value-type="string" calcext:value-type="string" office:string-value="Smite">
              <text:p>Smite</text:p>
            </table:table-cell>
            <table:table-cell table:style-name="ce42" office:value-type="string" calcext:value-type="string">
              <text:p><text:span text:style-name="T1720">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number-columns-repeated="1024"/>
          </table:table-row>
          <table:table-row table:style-name="ro887">
            <table:table-cell table:style-name="ce42" office:value-type="string" calcext:value-type="string">
              <text:p><text:span text:style-name="T1721">smite</text:span></text:p>
            </table:table-cell>
            <table:table-cell table:style-name="ce43" table:formula="of:=VLOOKUP([.A76];[skills.A:skills.B];2;0)" office:value-type="string" calcext:value-type="string" office:string-value="Smite">
              <text:p>Smite</text:p>
            </table:table-cell>
            <table:table-cell table:style-name="ce42" office:value-type="string" calcext:value-type="string">
              <text:p><text:span text:style-name="T1722">mp_cost</text:span></text:p>
            </table:table-cell>
            <table:table-cell table:style-name="ce44" office:value-type="float" calcext:value-type="float" office:value="2">
              <text:p>2</text:p>
            </table:table-cell>
            <table:table-cell table:style-name="ce44" office:value-type="float" calcext:value-type="float" office:value="4">
              <text:p>4</text:p>
            </table:table-cell>
            <table:table-cell table:style-name="ce44" office:value-type="float" calcext:value-type="float" office:value="8">
              <text:p>8</text:p>
            </table:table-cell>
            <table:table-cell table:style-name="ce44" office:value-type="float" calcext:value-type="float" office:value="12">
              <text:p>12</text:p>
            </table:table-cell>
            <table:table-cell table:style-name="ce44" office:value-type="float" calcext:value-type="float" office:value="16">
              <text:p>16</text:p>
            </table:table-cell>
            <table:table-cell table:style-name="ce44" office:value-type="float" calcext:value-type="float" office:value="20">
              <text:p>20</text:p>
            </table:table-cell>
            <table:table-cell table:number-columns-repeated="1024"/>
          </table:table-row>
          <table:table-row table:style-name="ro888">
            <table:table-cell table:style-name="ce42" office:value-type="string" calcext:value-type="string">
              <text:p><text:span text:style-name="T1723">swing</text:span></text:p>
            </table:table-cell>
            <table:table-cell table:style-name="ce43" table:formula="of:=VLOOKUP([.A77];[skills.A:skills.B];2;0)" office:value-type="string" calcext:value-type="string" office:string-value="Swing">
              <text:p>Swing</text:p>
            </table:table-cell>
            <table:table-cell table:style-name="ce42" office:value-type="string" calcext:value-type="string">
              <text:p><text:span text:style-name="T172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89">
            <table:table-cell table:style-name="ce42" office:value-type="string" calcext:value-type="string">
              <text:p><text:span text:style-name="T1725">swing</text:span></text:p>
            </table:table-cell>
            <table:table-cell table:style-name="ce43" table:formula="of:=VLOOKUP([.A78];[skills.A:skills.B];2;0)" office:value-type="string" calcext:value-type="string" office:string-value="Swing">
              <text:p>Swing</text:p>
            </table:table-cell>
            <table:table-cell table:style-name="ce42" office:value-type="string" calcext:value-type="string">
              <text:p><text:span text:style-name="T1726">crit</text:span></text:p>
            </table:table-cell>
            <table:table-cell table:style-name="ce44" office:value-type="string" calcext:value-type="string">
              <text:p><text:span text:style-name="T1727">0,75</text:span></text:p>
            </table:table-cell>
            <table:table-cell table:style-name="ce44" office:value-type="string" calcext:value-type="string">
              <text:p><text:span text:style-name="T1728">0,75</text:span></text:p>
            </table:table-cell>
            <table:table-cell table:style-name="ce44" office:value-type="string" calcext:value-type="string">
              <text:p><text:span text:style-name="T1729">0,80</text:span></text:p>
            </table:table-cell>
            <table:table-cell table:style-name="ce44" office:value-type="string" calcext:value-type="string">
              <text:p><text:span text:style-name="T1730">0,85</text:span></text:p>
            </table:table-cell>
            <table:table-cell table:style-name="ce44" office:value-type="string" calcext:value-type="string">
              <text:p><text:span text:style-name="T1731">0,90</text:span></text:p>
            </table:table-cell>
            <table:table-cell table:style-name="ce44" office:value-type="string" calcext:value-type="string">
              <text:p><text:span text:style-name="T1732">0,95</text:span></text:p>
            </table:table-cell>
            <table:table-cell table:number-columns-repeated="1024"/>
          </table:table-row>
          <table:table-row table:style-name="ro890">
            <table:table-cell table:style-name="ce42" office:value-type="string" calcext:value-type="string">
              <text:p><text:span text:style-name="T1733">swing</text:span></text:p>
            </table:table-cell>
            <table:table-cell table:style-name="ce43" table:formula="of:=VLOOKUP([.A79];[skills.A:skills.B];2;0)" office:value-type="string" calcext:value-type="string" office:string-value="Swing">
              <text:p>Swing</text:p>
            </table:table-cell>
            <table:table-cell table:style-name="ce42" office:value-type="string" calcext:value-type="string">
              <text:p><text:span text:style-name="T1734">damage</text:span></text:p>
            </table:table-cell>
            <table:table-cell table:style-name="ce45" office:value-type="float" calcext:value-type="float" office:value="5">
              <text:p>5</text:p>
            </table:table-cell>
            <table:table-cell table:style-name="ce45" office:value-type="float" calcext:value-type="float" office:value="7">
              <text:p>7</text:p>
            </table:table-cell>
            <table:table-cell table:style-name="ce45" office:value-type="float" calcext:value-type="float" office:value="9">
              <text:p>9</text:p>
            </table:table-cell>
            <table:table-cell table:style-name="ce45"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891">
            <table:table-cell table:style-name="ce42" office:value-type="string" calcext:value-type="string">
              <text:p><text:span text:style-name="T1735">swing</text:span></text:p>
            </table:table-cell>
            <table:table-cell table:style-name="ce43" table:formula="of:=VLOOKUP([.A80];[skills.A:skills.B];2;0)" office:value-type="string" calcext:value-type="string" office:string-value="Swing">
              <text:p>Swing</text:p>
            </table:table-cell>
            <table:table-cell table:style-name="ce42" office:value-type="string" calcext:value-type="string">
              <text:p><text:span text:style-name="T1736">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number-columns-repeated="1024"/>
          </table:table-row>
          <table:table-row table:style-name="ro892">
            <table:table-cell office:value-type="string" calcext:value-type="string">
              <text:p><text:span text:style-name="T1737">thorns</text:span></text:p>
            </table:table-cell>
            <table:table-cell table:style-name="ce43" table:formula="of:=VLOOKUP([.A81];[skills.A:skills.B];2;0)" office:value-type="string" calcext:value-type="string" office:string-value="Thorns">
              <text:p>Thorns</text:p>
            </table:table-cell>
            <table:table-cell office:value-type="string" calcext:value-type="string">
              <text:p><text:span text:style-name="T1738">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893">
            <table:table-cell office:value-type="string" calcext:value-type="string">
              <text:p><text:span text:style-name="T1739">thorns</text:span></text:p>
            </table:table-cell>
            <table:table-cell table:style-name="ce43" table:formula="of:=VLOOKUP([.A82];[skills.A:skills.B];2;0)" office:value-type="string" calcext:value-type="string" office:string-value="Thorns">
              <text:p>Thorns</text:p>
            </table:table-cell>
            <table:table-cell office:value-type="string" calcext:value-type="string">
              <text:p><text:span text:style-name="T1740">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94">
            <table:table-cell office:value-type="string" calcext:value-type="string">
              <text:p><text:span text:style-name="T1741">thorns</text:span></text:p>
            </table:table-cell>
            <table:table-cell table:style-name="ce43" table:formula="of:=VLOOKUP([.A83];[skills.A:skills.B];2;0)" office:value-type="string" calcext:value-type="string" office:string-value="Thorns">
              <text:p>Thorns</text:p>
            </table:table-cell>
            <table:table-cell office:value-type="string" calcext:value-type="string">
              <text:p><text:span text:style-name="T1742">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895">
            <table:table-cell office:value-type="string" calcext:value-type="string">
              <text:p><text:span text:style-name="T1743">thorns</text:span></text:p>
            </table:table-cell>
            <table:table-cell table:style-name="ce43" table:formula="of:=VLOOKUP([.A84];[skills.A:skills.B];2;0)" office:value-type="string" calcext:value-type="string" office:string-value="Thorns">
              <text:p>Thorns</text:p>
            </table:table-cell>
            <table:table-cell office:value-type="string" calcext:value-type="string">
              <text:p><text:span text:style-name="T1744">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896">
            <table:table-cell table:number-columns-repeated="1024"/>
          </table:table-row>
          <table:table-row table:style-name="ro897">
            <table:table-cell table:number-columns-repeated="6"/>
            <table:table-cell table:style-name="ce48"/>
            <table:table-cell table:number-columns-repeated="1024"/>
          </table:table-row>
          <table:table-row table:style-name="ro898">
            <table:table-cell table:number-columns-repeated="1024"/>
          </table:table-row>
          <table:table-row table:number-rows-repeated="4" table:style-name="ro811">
            <table:table-cell table:number-columns-repeated="1024"/>
          </table:table-row>
          <table:table-row table:style-name="ro899">
            <table:table-cell/>
            <table:table-cell table:style-name="ce43"/>
            <table:table-cell table:number-columns-repeated="1024"/>
          </table:table-row>
          <table:table-row table:style-name="ro900">
            <table:table-cell table:number-columns-repeated="1024"/>
          </table:table-row>
          <table:table-row table:style-name="ro901">
            <table:table-cell table:number-columns-repeated="1024"/>
          </table:table-row>
          <table:table-row table:style-name="ro902">
            <table:table-cell table:number-columns-repeated="1024"/>
          </table:table-row>
          <table:table-row table:style-name="ro811">
            <table:table-cell table:number-columns-repeated="1024"/>
          </table:table-row>
        </table:table-rows>
      </table:table>
      <table:table table:name="use_perspectives" table:style-name="ta11">
        <table:table-column table:style-name="co117" table:default-cell-style-name="Default"/>
        <table:table-header-columns/>
        <table:table-column table:style-name="co118" table:default-cell-style-name="Default"/>
        <table:table-header-columns/>
        <table:table-column table:style-name="co119" table:default-cell-style-name="Default"/>
        <table:table-header-columns/>
        <table:table-column table:number-columns-repeated="9" table:style-name="co120" table:default-cell-style-name="Default"/>
        <table:table-header-columns/>
        <table:table-column table:number-columns-repeated="1011" table:style-name="co121" table:default-cell-style-name="Default"/>
        <table:table-header-columns/>
        <table:table-column table:number-columns-repeated="101" table:style-name="co122" table:default-cell-style-name="Default"/>
        <table:table-header-columns/>
        <table:table-column table:style-name="co116" table:default-cell-style-name="Default"/>
        <table:table-header-columns/>
        <table:table-row table:style-name="ro904">
          <table:table-cell office:value-type="string" calcext:value-type="string">
            <text:p><text:span text:style-name="T1745">use_case_id</text:span></text:p>
          </table:table-cell>
          <table:table-cell office:value-type="string" calcext:value-type="string">
            <text:p><text:span text:style-name="T1746">use_case_name</text:span></text:p>
          </table:table-cell>
          <table:table-cell office:value-type="string" calcext:value-type="string">
            <text:p><text:span text:style-name="T1747">key</text:span></text:p>
          </table:table-cell>
          <table:table-cell office:value-type="string" calcext:value-type="string">
            <text:p><text:span text:style-name="T1748">value</text:span></text:p>
          </table:table-cell>
          <table:table-cell table:number-columns-repeated="1024"/>
        </table:table-row>
        <table:table-row table:style-name="ro905">
          <table:table-cell office:value-type="string" calcext:value-type="string">
            <text:p><text:span text:style-name="T1749">swing</text:span></text:p>
          </table:table-cell>
          <table:table-cell office:value-type="string" calcext:value-type="string">
            <text:p><text:span text:style-name="T1750">use_swing</text:span></text:p>
          </table:table-cell>
          <table:table-cell office:value-type="string" calcext:value-type="string">
            <text:p><text:span text:style-name="T1751">you on you</text:span></text:p>
          </table:table-cell>
          <table:table-cell office:value-type="string" calcext:value-type="string">
            <text:p><text:span text:style-name="T1752">You swing and hit yourself!</text:span></text:p>
          </table:table-cell>
          <table:table-cell table:number-columns-repeated="1024"/>
        </table:table-row>
        <table:table-row table:style-name="ro906">
          <table:table-cell office:value-type="string" calcext:value-type="string">
            <text:p><text:span text:style-name="T1753">swing</text:span></text:p>
          </table:table-cell>
          <table:table-cell office:value-type="string" calcext:value-type="string">
            <text:p><text:span text:style-name="T1754">use_swing</text:span></text:p>
          </table:table-cell>
          <table:table-cell office:value-type="string" calcext:value-type="string">
            <text:p><text:span text:style-name="T1755">you on other</text:span></text:p>
          </table:table-cell>
          <table:table-cell office:value-type="string" calcext:value-type="string">
            <text:p><text:span text:style-name="T1756">You swing and hit #OTHER#</text:span></text:p>
          </table:table-cell>
          <table:table-cell table:number-columns-repeated="1024"/>
        </table:table-row>
        <table:table-row table:style-name="ro907">
          <table:table-cell office:value-type="string" calcext:value-type="string">
            <text:p><text:span text:style-name="T1757">swing</text:span></text:p>
          </table:table-cell>
          <table:table-cell office:value-type="string" calcext:value-type="string">
            <text:p><text:span text:style-name="T1758">use_swing</text:span></text:p>
          </table:table-cell>
          <table:table-cell office:value-type="string" calcext:value-type="string">
            <text:p><text:span text:style-name="T1759">user on user</text:span></text:p>
          </table:table-cell>
          <table:table-cell office:value-type="string" calcext:value-type="string">
            <text:p><text:span text:style-name="T1760">#USER# swings and hits themselves!</text:span></text:p>
          </table:table-cell>
          <table:table-cell table:number-columns-repeated="1024"/>
        </table:table-row>
        <table:table-row table:style-name="ro908">
          <table:table-cell office:value-type="string" calcext:value-type="string">
            <text:p><text:span text:style-name="T1761">swing</text:span></text:p>
          </table:table-cell>
          <table:table-cell office:value-type="string" calcext:value-type="string">
            <text:p><text:span text:style-name="T1762">use_swing</text:span></text:p>
          </table:table-cell>
          <table:table-cell office:value-type="string" calcext:value-type="string">
            <text:p><text:span text:style-name="T1763">user on you</text:span></text:p>
          </table:table-cell>
          <table:table-cell office:value-type="string" calcext:value-type="string">
            <text:p><text:span text:style-name="T1764">#USER# swings and hits you!</text:span></text:p>
          </table:table-cell>
          <table:table-cell table:number-columns-repeated="1024"/>
        </table:table-row>
        <table:table-row table:style-name="ro909">
          <table:table-cell office:value-type="string" calcext:value-type="string">
            <text:p><text:span text:style-name="T1765">swing</text:span></text:p>
          </table:table-cell>
          <table:table-cell office:value-type="string" calcext:value-type="string">
            <text:p><text:span text:style-name="T1766">use_swing</text:span></text:p>
          </table:table-cell>
          <table:table-cell office:value-type="string" calcext:value-type="string">
            <text:p><text:span text:style-name="T1767">user on other</text:span></text:p>
          </table:table-cell>
          <table:table-cell office:value-type="string" calcext:value-type="string">
            <text:p><text:span text:style-name="T1768">#USER# swings and hits #OTHER#</text:span></text:p>
          </table:table-cell>
          <table:table-cell table:number-columns-repeated="1024"/>
        </table:table-row>
        <table:table-row table:style-name="ro910">
          <table:table-cell office:value-type="string" calcext:value-type="string">
            <text:p><text:span text:style-name="T1769">swing</text:span></text:p>
          </table:table-cell>
          <table:table-cell office:value-type="string" calcext:value-type="string">
            <text:p><text:span text:style-name="T1770">use_swing</text:span></text:p>
          </table:table-cell>
          <table:table-cell office:value-type="string" calcext:value-type="string">
            <text:p><text:span text:style-name="T1771">you on you fail</text:span></text:p>
          </table:table-cell>
          <table:table-cell office:value-type="string" calcext:value-type="string">
            <text:p><text:span text:style-name="T1772">You lose your footing while swinging at yourself!</text:span></text:p>
          </table:table-cell>
          <table:table-cell table:number-columns-repeated="1024"/>
        </table:table-row>
        <table:table-row table:style-name="ro911">
          <table:table-cell office:value-type="string" calcext:value-type="string">
            <text:p><text:span text:style-name="T1773">swing</text:span></text:p>
          </table:table-cell>
          <table:table-cell office:value-type="string" calcext:value-type="string">
            <text:p><text:span text:style-name="T1774">use_swing</text:span></text:p>
          </table:table-cell>
          <table:table-cell office:value-type="string" calcext:value-type="string">
            <text:p><text:span text:style-name="T1775">you on other fail</text:span></text:p>
          </table:table-cell>
          <table:table-cell office:value-type="string" calcext:value-type="string">
            <text:p><text:span text:style-name="T1776">You lose your footing while swinging at #OTHER#</text:span></text:p>
          </table:table-cell>
          <table:table-cell table:number-columns-repeated="1024"/>
        </table:table-row>
        <table:table-row table:style-name="ro912">
          <table:table-cell office:value-type="string" calcext:value-type="string">
            <text:p><text:span text:style-name="T1777">swing</text:span></text:p>
          </table:table-cell>
          <table:table-cell office:value-type="string" calcext:value-type="string">
            <text:p><text:span text:style-name="T1778">use_swing</text:span></text:p>
          </table:table-cell>
          <table:table-cell office:value-type="string" calcext:value-type="string">
            <text:p><text:span text:style-name="T1779">user on user fail</text:span></text:p>
          </table:table-cell>
          <table:table-cell office:value-type="string" calcext:value-type="string">
            <text:p><text:span text:style-name="T1780">#USER# loses their footing while swinging at themselves</text:span></text:p>
          </table:table-cell>
          <table:table-cell table:number-columns-repeated="1024"/>
        </table:table-row>
        <table:table-row table:style-name="ro913">
          <table:table-cell office:value-type="string" calcext:value-type="string">
            <text:p><text:span text:style-name="T1781">swing</text:span></text:p>
          </table:table-cell>
          <table:table-cell office:value-type="string" calcext:value-type="string">
            <text:p><text:span text:style-name="T1782">use_swing</text:span></text:p>
          </table:table-cell>
          <table:table-cell office:value-type="string" calcext:value-type="string">
            <text:p><text:span text:style-name="T1783">user on you fail</text:span></text:p>
          </table:table-cell>
          <table:table-cell office:value-type="string" calcext:value-type="string">
            <text:p><text:span text:style-name="T1784">#USER# loses their footing while swinging at you!</text:span></text:p>
          </table:table-cell>
          <table:table-cell table:number-columns-repeated="1024"/>
        </table:table-row>
        <table:table-row table:style-name="ro914">
          <table:table-cell office:value-type="string" calcext:value-type="string">
            <text:p><text:span text:style-name="T1785">swing</text:span></text:p>
          </table:table-cell>
          <table:table-cell office:value-type="string" calcext:value-type="string">
            <text:p><text:span text:style-name="T1786">use_swing</text:span></text:p>
          </table:table-cell>
          <table:table-cell office:value-type="string" calcext:value-type="string">
            <text:p><text:span text:style-name="T1787">user on other fail</text:span></text:p>
          </table:table-cell>
          <table:table-cell office:value-type="string" calcext:value-type="string">
            <text:p><text:span text:style-name="T1788">#USER# loses their footing while swinging at #OTHER#</text:span></text:p>
          </table:table-cell>
          <table:table-cell table:number-columns-repeated="1024"/>
        </table:table-row>
        <table:table-row table:style-name="ro915">
          <table:table-cell office:value-type="string" calcext:value-type="string">
            <text:p><text:span text:style-name="T1789">ethereal</text:span></text:p>
          </table:table-cell>
          <table:table-cell office:value-type="string" calcext:value-type="string">
            <text:p><text:span text:style-name="T1790">use_ethereal</text:span></text:p>
          </table:table-cell>
          <table:table-cell office:value-type="string" calcext:value-type="string">
            <text:p><text:span text:style-name="T1791">you on you</text:span></text:p>
          </table:table-cell>
          <table:table-cell office:value-type="string" calcext:value-type="string">
            <text:p><text:span text:style-name="T1792">You focus, and begin to fade</text:span></text:p>
          </table:table-cell>
          <table:table-cell table:number-columns-repeated="1024"/>
        </table:table-row>
        <table:table-row table:style-name="ro916">
          <table:table-cell office:value-type="string" calcext:value-type="string">
            <text:p><text:span text:style-name="T1793">ethereal</text:span></text:p>
          </table:table-cell>
          <table:table-cell office:value-type="string" calcext:value-type="string">
            <text:p><text:span text:style-name="T1794">use_ethereal</text:span></text:p>
          </table:table-cell>
          <table:table-cell office:value-type="string" calcext:value-type="string">
            <text:p><text:span text:style-name="T1795">you on other</text:span></text:p>
          </table:table-cell>
          <table:table-cell office:value-type="string" calcext:value-type="string">
            <text:p><text:span text:style-name="T1796">You focus, and #OTHER# begins to fade</text:span></text:p>
          </table:table-cell>
          <table:table-cell table:number-columns-repeated="1024"/>
        </table:table-row>
        <table:table-row table:style-name="ro917">
          <table:table-cell office:value-type="string" calcext:value-type="string">
            <text:p><text:span text:style-name="T1797">ethereal</text:span></text:p>
          </table:table-cell>
          <table:table-cell office:value-type="string" calcext:value-type="string">
            <text:p><text:span text:style-name="T1798">use_ethereal</text:span></text:p>
          </table:table-cell>
          <table:table-cell office:value-type="string" calcext:value-type="string">
            <text:p><text:span text:style-name="T1799">user on user</text:span></text:p>
          </table:table-cell>
          <table:table-cell office:value-type="string" calcext:value-type="string">
            <text:p><text:span text:style-name="T1800">#USER# focuses, and begins to fade</text:span></text:p>
          </table:table-cell>
          <table:table-cell table:number-columns-repeated="1024"/>
        </table:table-row>
        <table:table-row table:style-name="ro918">
          <table:table-cell office:value-type="string" calcext:value-type="string">
            <text:p><text:span text:style-name="T1801">ethereal</text:span></text:p>
          </table:table-cell>
          <table:table-cell office:value-type="string" calcext:value-type="string">
            <text:p><text:span text:style-name="T1802">use_ethereal</text:span></text:p>
          </table:table-cell>
          <table:table-cell office:value-type="string" calcext:value-type="string">
            <text:p><text:span text:style-name="T1803">user on you</text:span></text:p>
          </table:table-cell>
          <table:table-cell office:value-type="string" calcext:value-type="string">
            <text:p><text:span text:style-name="T1804">#USER# focuses, and you begin to fade</text:span></text:p>
          </table:table-cell>
          <table:table-cell table:number-columns-repeated="1024"/>
        </table:table-row>
        <table:table-row table:style-name="ro919">
          <table:table-cell office:value-type="string" calcext:value-type="string">
            <text:p><text:span text:style-name="T1805">ethereal</text:span></text:p>
          </table:table-cell>
          <table:table-cell office:value-type="string" calcext:value-type="string">
            <text:p><text:span text:style-name="T1806">use_ethereal</text:span></text:p>
          </table:table-cell>
          <table:table-cell office:value-type="string" calcext:value-type="string">
            <text:p><text:span text:style-name="T1807">user on other</text:span></text:p>
          </table:table-cell>
          <table:table-cell office:value-type="string" calcext:value-type="string">
            <text:p><text:span text:style-name="T1808">#USER# focuses, and #OTHER# begins to fade</text:span></text:p>
          </table:table-cell>
          <table:table-cell table:number-columns-repeated="1024"/>
        </table:table-row>
        <table:table-row table:style-name="ro920">
          <table:table-cell office:value-type="string" calcext:value-type="string">
            <text:p><text:span text:style-name="T1809">ethereal</text:span></text:p>
          </table:table-cell>
          <table:table-cell office:value-type="string" calcext:value-type="string">
            <text:p><text:span text:style-name="T1810">use_ethereal</text:span></text:p>
          </table:table-cell>
          <table:table-cell office:value-type="string" calcext:value-type="string">
            <text:p><text:span text:style-name="T1811">you on you fail</text:span></text:p>
          </table:table-cell>
          <table:table-cell office:value-type="string" calcext:value-type="string">
            <text:p><text:span text:style-name="T1812">You lose your focus</text:span></text:p>
          </table:table-cell>
          <table:table-cell table:number-columns-repeated="1024"/>
        </table:table-row>
        <table:table-row table:style-name="ro921">
          <table:table-cell office:value-type="string" calcext:value-type="string">
            <text:p><text:span text:style-name="T1813">ethereal</text:span></text:p>
          </table:table-cell>
          <table:table-cell office:value-type="string" calcext:value-type="string">
            <text:p><text:span text:style-name="T1814">use_ethereal</text:span></text:p>
          </table:table-cell>
          <table:table-cell office:value-type="string" calcext:value-type="string">
            <text:p><text:span text:style-name="T1815">you on other fail</text:span></text:p>
          </table:table-cell>
          <table:table-cell office:value-type="string" calcext:value-type="string">
            <text:p><text:span text:style-name="T1816">You lose your focus on #OTHER#</text:span></text:p>
          </table:table-cell>
          <table:table-cell table:number-columns-repeated="1024"/>
        </table:table-row>
        <table:table-row table:style-name="ro922">
          <table:table-cell office:value-type="string" calcext:value-type="string">
            <text:p><text:span text:style-name="T1817">ethereal</text:span></text:p>
          </table:table-cell>
          <table:table-cell office:value-type="string" calcext:value-type="string">
            <text:p><text:span text:style-name="T1818">use_ethereal</text:span></text:p>
          </table:table-cell>
          <table:table-cell office:value-type="string" calcext:value-type="string">
            <text:p><text:span text:style-name="T1819">user on user fail</text:span></text:p>
          </table:table-cell>
          <table:table-cell office:value-type="string" calcext:value-type="string">
            <text:p><text:span text:style-name="T1820">#USER# loses their focus</text:span></text:p>
          </table:table-cell>
          <table:table-cell table:number-columns-repeated="1024"/>
        </table:table-row>
        <table:table-row table:style-name="ro923">
          <table:table-cell office:value-type="string" calcext:value-type="string">
            <text:p><text:span text:style-name="T1821">ethereal</text:span></text:p>
          </table:table-cell>
          <table:table-cell office:value-type="string" calcext:value-type="string">
            <text:p><text:span text:style-name="T1822">use_ethereal</text:span></text:p>
          </table:table-cell>
          <table:table-cell office:value-type="string" calcext:value-type="string">
            <text:p><text:span text:style-name="T1823">user on you fail</text:span></text:p>
          </table:table-cell>
          <table:table-cell office:value-type="string" calcext:value-type="string">
            <text:p><text:span text:style-name="T1824">#USER# loses their focus on you</text:span></text:p>
          </table:table-cell>
          <table:table-cell table:number-columns-repeated="1024"/>
        </table:table-row>
        <table:table-row table:style-name="ro924">
          <table:table-cell office:value-type="string" calcext:value-type="string">
            <text:p><text:span text:style-name="T1825">ethereal</text:span></text:p>
          </table:table-cell>
          <table:table-cell office:value-type="string" calcext:value-type="string">
            <text:p><text:span text:style-name="T1826">use_ethereal</text:span></text:p>
          </table:table-cell>
          <table:table-cell office:value-type="string" calcext:value-type="string">
            <text:p><text:span text:style-name="T1827">user on other fail</text:span></text:p>
          </table:table-cell>
          <table:table-cell office:value-type="string" calcext:value-type="string">
            <text:p><text:span text:style-name="T1828">#USER# loses their focus on #OTHER#</text:span></text:p>
          </table:table-cell>
          <table:table-cell table:number-columns-repeated="1024"/>
        </table:table-row>
        <table:table-row table:style-name="ro925">
          <table:table-cell office:value-type="string" calcext:value-type="string">
            <text:p><text:span text:style-name="T1829">bash</text:span></text:p>
          </table:table-cell>
          <table:table-cell office:value-type="string" calcext:value-type="string">
            <text:p><text:span text:style-name="T1830">use_bash</text:span></text:p>
          </table:table-cell>
          <table:table-cell office:value-type="string" calcext:value-type="string">
            <text:p><text:span text:style-name="T1831">you on you</text:span></text:p>
          </table:table-cell>
          <table:table-cell office:value-type="string" calcext:value-type="string">
            <text:p><text:span text:style-name="T1832">You bash yourself</text:span></text:p>
          </table:table-cell>
          <table:table-cell table:number-columns-repeated="1024"/>
        </table:table-row>
        <table:table-row table:style-name="ro926">
          <table:table-cell office:value-type="string" calcext:value-type="string">
            <text:p><text:span text:style-name="T1833">bash</text:span></text:p>
          </table:table-cell>
          <table:table-cell office:value-type="string" calcext:value-type="string">
            <text:p><text:span text:style-name="T1834">use_bash</text:span></text:p>
          </table:table-cell>
          <table:table-cell office:value-type="string" calcext:value-type="string">
            <text:p><text:span text:style-name="T1835">you on other</text:span></text:p>
          </table:table-cell>
          <table:table-cell office:value-type="string" calcext:value-type="string">
            <text:p><text:span text:style-name="T1836">You bash #OTHER#</text:span></text:p>
          </table:table-cell>
          <table:table-cell table:number-columns-repeated="1024"/>
        </table:table-row>
        <table:table-row table:style-name="ro927">
          <table:table-cell office:value-type="string" calcext:value-type="string">
            <text:p><text:span text:style-name="T1837">bash</text:span></text:p>
          </table:table-cell>
          <table:table-cell office:value-type="string" calcext:value-type="string">
            <text:p><text:span text:style-name="T1838">use_bash</text:span></text:p>
          </table:table-cell>
          <table:table-cell office:value-type="string" calcext:value-type="string">
            <text:p><text:span text:style-name="T1839">user on user</text:span></text:p>
          </table:table-cell>
          <table:table-cell office:value-type="string" calcext:value-type="string">
            <text:p><text:span text:style-name="T1840">#USER# bashes themselves</text:span></text:p>
          </table:table-cell>
          <table:table-cell table:number-columns-repeated="1024"/>
        </table:table-row>
        <table:table-row table:style-name="ro928">
          <table:table-cell office:value-type="string" calcext:value-type="string">
            <text:p><text:span text:style-name="T1841">bash</text:span></text:p>
          </table:table-cell>
          <table:table-cell office:value-type="string" calcext:value-type="string">
            <text:p><text:span text:style-name="T1842">use_bash</text:span></text:p>
          </table:table-cell>
          <table:table-cell office:value-type="string" calcext:value-type="string">
            <text:p><text:span text:style-name="T1843">user on you</text:span></text:p>
          </table:table-cell>
          <table:table-cell office:value-type="string" calcext:value-type="string">
            <text:p><text:span text:style-name="T1844">#USER# bashes you</text:span></text:p>
          </table:table-cell>
          <table:table-cell table:number-columns-repeated="1024"/>
        </table:table-row>
        <table:table-row table:style-name="ro929">
          <table:table-cell office:value-type="string" calcext:value-type="string">
            <text:p><text:span text:style-name="T1845">bash</text:span></text:p>
          </table:table-cell>
          <table:table-cell office:value-type="string" calcext:value-type="string">
            <text:p><text:span text:style-name="T1846">use_bash</text:span></text:p>
          </table:table-cell>
          <table:table-cell office:value-type="string" calcext:value-type="string">
            <text:p><text:span text:style-name="T1847">user on other</text:span></text:p>
          </table:table-cell>
          <table:table-cell office:value-type="string" calcext:value-type="string">
            <text:p><text:span text:style-name="T1848">#USER# bashes #OTHER#</text:span></text:p>
          </table:table-cell>
          <table:table-cell table:number-columns-repeated="1024"/>
        </table:table-row>
        <table:table-row table:style-name="ro930">
          <table:table-cell office:value-type="string" calcext:value-type="string">
            <text:p><text:span text:style-name="T1849">bash</text:span></text:p>
          </table:table-cell>
          <table:table-cell office:value-type="string" calcext:value-type="string">
            <text:p><text:span text:style-name="T1850">use_bash</text:span></text:p>
          </table:table-cell>
          <table:table-cell office:value-type="string" calcext:value-type="string">
            <text:p><text:span text:style-name="T1851">you on you fail</text:span></text:p>
          </table:table-cell>
          <table:table-cell office:value-type="string" calcext:value-type="string">
            <text:p><text:span text:style-name="T1852">You fail to bash yourself</text:span></text:p>
          </table:table-cell>
          <table:table-cell table:number-columns-repeated="1024"/>
        </table:table-row>
        <table:table-row table:style-name="ro931">
          <table:table-cell office:value-type="string" calcext:value-type="string">
            <text:p><text:span text:style-name="T1853">bash</text:span></text:p>
          </table:table-cell>
          <table:table-cell office:value-type="string" calcext:value-type="string">
            <text:p><text:span text:style-name="T1854">use_bash</text:span></text:p>
          </table:table-cell>
          <table:table-cell office:value-type="string" calcext:value-type="string">
            <text:p><text:span text:style-name="T1855">you on other fail</text:span></text:p>
          </table:table-cell>
          <table:table-cell office:value-type="string" calcext:value-type="string">
            <text:p><text:span text:style-name="T1856">You fail to bash #OTHER#</text:span></text:p>
          </table:table-cell>
          <table:table-cell table:number-columns-repeated="1024"/>
        </table:table-row>
        <table:table-row table:style-name="ro932">
          <table:table-cell office:value-type="string" calcext:value-type="string">
            <text:p><text:span text:style-name="T1857">bash</text:span></text:p>
          </table:table-cell>
          <table:table-cell office:value-type="string" calcext:value-type="string">
            <text:p><text:span text:style-name="T1858">use_bash</text:span></text:p>
          </table:table-cell>
          <table:table-cell office:value-type="string" calcext:value-type="string">
            <text:p><text:span text:style-name="T1859">user on user fail</text:span></text:p>
          </table:table-cell>
          <table:table-cell office:value-type="string" calcext:value-type="string">
            <text:p><text:span text:style-name="T1860">#USER# fails to bash themselves</text:span></text:p>
          </table:table-cell>
          <table:table-cell table:number-columns-repeated="1024"/>
        </table:table-row>
        <table:table-row table:style-name="ro933">
          <table:table-cell office:value-type="string" calcext:value-type="string">
            <text:p><text:span text:style-name="T1861">bash</text:span></text:p>
          </table:table-cell>
          <table:table-cell office:value-type="string" calcext:value-type="string">
            <text:p><text:span text:style-name="T1862">use_bash</text:span></text:p>
          </table:table-cell>
          <table:table-cell office:value-type="string" calcext:value-type="string">
            <text:p><text:span text:style-name="T1863">user on you fail</text:span></text:p>
          </table:table-cell>
          <table:table-cell office:value-type="string" calcext:value-type="string">
            <text:p><text:span text:style-name="T1864">#USER# fails to bash you</text:span></text:p>
          </table:table-cell>
          <table:table-cell table:number-columns-repeated="1024"/>
        </table:table-row>
        <table:table-row table:style-name="ro934">
          <table:table-cell office:value-type="string" calcext:value-type="string">
            <text:p><text:span text:style-name="T1865">bash</text:span></text:p>
          </table:table-cell>
          <table:table-cell office:value-type="string" calcext:value-type="string">
            <text:p><text:span text:style-name="T1866">use_bash</text:span></text:p>
          </table:table-cell>
          <table:table-cell office:value-type="string" calcext:value-type="string">
            <text:p><text:span text:style-name="T1867">user on other fail</text:span></text:p>
          </table:table-cell>
          <table:table-cell office:value-type="string" calcext:value-type="string">
            <text:p><text:span text:style-name="T1868">#USER# fails to bash #OTHER#</text:span></text:p>
          </table:table-cell>
          <table:table-cell table:number-columns-repeated="1024"/>
        </table:table-row>
        <table:table-row table:style-name="ro935">
          <table:table-cell office:value-type="string" calcext:value-type="string">
            <text:p><text:span text:style-name="T1869">double whack</text:span></text:p>
          </table:table-cell>
          <table:table-cell office:value-type="string" calcext:value-type="string">
            <text:p><text:span text:style-name="T1870">use_double_whack</text:span></text:p>
          </table:table-cell>
          <table:table-cell office:value-type="string" calcext:value-type="string">
            <text:p><text:span text:style-name="T1871">you on you</text:span></text:p>
          </table:table-cell>
          <table:table-cell office:value-type="string" calcext:value-type="string">
            <text:p><text:span text:style-name="T1872">You whack and hit yourself!</text:span></text:p>
          </table:table-cell>
          <table:table-cell table:number-columns-repeated="1024"/>
        </table:table-row>
        <table:table-row table:style-name="ro936">
          <table:table-cell office:value-type="string" calcext:value-type="string">
            <text:p><text:span text:style-name="T1873">double whack</text:span></text:p>
          </table:table-cell>
          <table:table-cell office:value-type="string" calcext:value-type="string">
            <text:p><text:span text:style-name="T1874">use_double_whack</text:span></text:p>
          </table:table-cell>
          <table:table-cell office:value-type="string" calcext:value-type="string">
            <text:p><text:span text:style-name="T1875">you on other</text:span></text:p>
          </table:table-cell>
          <table:table-cell office:value-type="string" calcext:value-type="string">
            <text:p><text:span text:style-name="T1876">You whack and hit #OTHER#</text:span></text:p>
          </table:table-cell>
          <table:table-cell table:number-columns-repeated="1024"/>
        </table:table-row>
        <table:table-row table:style-name="ro937">
          <table:table-cell office:value-type="string" calcext:value-type="string">
            <text:p><text:span text:style-name="T1877">double whack</text:span></text:p>
          </table:table-cell>
          <table:table-cell office:value-type="string" calcext:value-type="string">
            <text:p><text:span text:style-name="T1878">use_double_whack</text:span></text:p>
          </table:table-cell>
          <table:table-cell office:value-type="string" calcext:value-type="string">
            <text:p><text:span text:style-name="T1879">user on user</text:span></text:p>
          </table:table-cell>
          <table:table-cell office:value-type="string" calcext:value-type="string">
            <text:p><text:span text:style-name="T1880">#USER# whacks and hits themselves!</text:span></text:p>
          </table:table-cell>
          <table:table-cell table:number-columns-repeated="1024"/>
        </table:table-row>
        <table:table-row table:style-name="ro938">
          <table:table-cell office:value-type="string" calcext:value-type="string">
            <text:p><text:span text:style-name="T1881">double whack</text:span></text:p>
          </table:table-cell>
          <table:table-cell office:value-type="string" calcext:value-type="string">
            <text:p><text:span text:style-name="T1882">use_double_whack</text:span></text:p>
          </table:table-cell>
          <table:table-cell office:value-type="string" calcext:value-type="string">
            <text:p><text:span text:style-name="T1883">user on you</text:span></text:p>
          </table:table-cell>
          <table:table-cell office:value-type="string" calcext:value-type="string">
            <text:p><text:span text:style-name="T1884">#USER# whacks and hits you!</text:span></text:p>
          </table:table-cell>
          <table:table-cell table:number-columns-repeated="1024"/>
        </table:table-row>
        <table:table-row table:style-name="ro939">
          <table:table-cell office:value-type="string" calcext:value-type="string">
            <text:p><text:span text:style-name="T1885">double whack</text:span></text:p>
          </table:table-cell>
          <table:table-cell office:value-type="string" calcext:value-type="string">
            <text:p><text:span text:style-name="T1886">use_double_whack</text:span></text:p>
          </table:table-cell>
          <table:table-cell office:value-type="string" calcext:value-type="string">
            <text:p><text:span text:style-name="T1887">user on other</text:span></text:p>
          </table:table-cell>
          <table:table-cell office:value-type="string" calcext:value-type="string">
            <text:p><text:span text:style-name="T1888">#USER# whacks and hits #OTHER#</text:span></text:p>
          </table:table-cell>
          <table:table-cell table:number-columns-repeated="1024"/>
        </table:table-row>
        <table:table-row table:style-name="ro940">
          <table:table-cell office:value-type="string" calcext:value-type="string">
            <text:p><text:span text:style-name="T1889">double whack</text:span></text:p>
          </table:table-cell>
          <table:table-cell office:value-type="string" calcext:value-type="string">
            <text:p><text:span text:style-name="T1890">use_double_whack</text:span></text:p>
          </table:table-cell>
          <table:table-cell office:value-type="string" calcext:value-type="string">
            <text:p><text:span text:style-name="T1891">you on you fail</text:span></text:p>
          </table:table-cell>
          <table:table-cell office:value-type="string" calcext:value-type="string">
            <text:p><text:span text:style-name="T1892">You lose your footing while whacking at yourself!</text:span></text:p>
          </table:table-cell>
          <table:table-cell table:number-columns-repeated="1024"/>
        </table:table-row>
        <table:table-row table:style-name="ro941">
          <table:table-cell office:value-type="string" calcext:value-type="string">
            <text:p><text:span text:style-name="T1893">double whack</text:span></text:p>
          </table:table-cell>
          <table:table-cell office:value-type="string" calcext:value-type="string">
            <text:p><text:span text:style-name="T1894">use_double_whack</text:span></text:p>
          </table:table-cell>
          <table:table-cell office:value-type="string" calcext:value-type="string">
            <text:p><text:span text:style-name="T1895">you on other fail</text:span></text:p>
          </table:table-cell>
          <table:table-cell office:value-type="string" calcext:value-type="string">
            <text:p><text:span text:style-name="T1896">You lose your footing while whacking at #OTHER#</text:span></text:p>
          </table:table-cell>
          <table:table-cell table:number-columns-repeated="1024"/>
        </table:table-row>
        <table:table-row table:style-name="ro942">
          <table:table-cell office:value-type="string" calcext:value-type="string">
            <text:p><text:span text:style-name="T1897">double whack</text:span></text:p>
          </table:table-cell>
          <table:table-cell office:value-type="string" calcext:value-type="string">
            <text:p><text:span text:style-name="T1898">use_double_whack</text:span></text:p>
          </table:table-cell>
          <table:table-cell office:value-type="string" calcext:value-type="string">
            <text:p><text:span text:style-name="T1899">user on user fail</text:span></text:p>
          </table:table-cell>
          <table:table-cell office:value-type="string" calcext:value-type="string">
            <text:p><text:span text:style-name="T1900">#USER# loses their footing while whacking at themselves</text:span></text:p>
          </table:table-cell>
          <table:table-cell table:number-columns-repeated="1024"/>
        </table:table-row>
        <table:table-row table:style-name="ro943">
          <table:table-cell office:value-type="string" calcext:value-type="string">
            <text:p><text:span text:style-name="T1901">double whack</text:span></text:p>
          </table:table-cell>
          <table:table-cell office:value-type="string" calcext:value-type="string">
            <text:p><text:span text:style-name="T1902">use_double_whack</text:span></text:p>
          </table:table-cell>
          <table:table-cell office:value-type="string" calcext:value-type="string">
            <text:p><text:span text:style-name="T1903">user on you fail</text:span></text:p>
          </table:table-cell>
          <table:table-cell office:value-type="string" calcext:value-type="string">
            <text:p><text:span text:style-name="T1904">#USER# loses their footing while whacking at you!</text:span></text:p>
          </table:table-cell>
          <table:table-cell table:number-columns-repeated="1024"/>
        </table:table-row>
        <table:table-row table:style-name="ro944">
          <table:table-cell office:value-type="string" calcext:value-type="string">
            <text:p><text:span text:style-name="T1905">double whack</text:span></text:p>
          </table:table-cell>
          <table:table-cell office:value-type="string" calcext:value-type="string">
            <text:p><text:span text:style-name="T1906">use_double_whack</text:span></text:p>
          </table:table-cell>
          <table:table-cell office:value-type="string" calcext:value-type="string">
            <text:p><text:span text:style-name="T1907">user on other fail</text:span></text:p>
          </table:table-cell>
          <table:table-cell office:value-type="string" calcext:value-type="string">
            <text:p><text:span text:style-name="T1908">#USER# loses their footing while whacking at #OTHER#</text:span></text:p>
          </table:table-cell>
          <table:table-cell table:number-columns-repeated="1024"/>
        </table:table-row>
        <table:table-row table:style-name="ro945">
          <table:table-cell office:value-type="string" calcext:value-type="string">
            <text:p><text:span text:style-name="T1909">smite</text:span></text:p>
          </table:table-cell>
          <table:table-cell office:value-type="string" calcext:value-type="string">
            <text:p><text:span text:style-name="T1910">use_smite</text:span></text:p>
          </table:table-cell>
          <table:table-cell office:value-type="string" calcext:value-type="string">
            <text:p><text:span text:style-name="T1911">you on you</text:span></text:p>
          </table:table-cell>
          <table:table-cell office:value-type="string" calcext:value-type="string">
            <text:p><text:span text:style-name="T1912">You smite yourself!</text:span></text:p>
          </table:table-cell>
          <table:table-cell table:number-columns-repeated="1024"/>
        </table:table-row>
        <table:table-row table:style-name="ro946">
          <table:table-cell office:value-type="string" calcext:value-type="string">
            <text:p><text:span text:style-name="T1913">smite</text:span></text:p>
          </table:table-cell>
          <table:table-cell office:value-type="string" calcext:value-type="string">
            <text:p><text:span text:style-name="T1914">use_smite</text:span></text:p>
          </table:table-cell>
          <table:table-cell office:value-type="string" calcext:value-type="string">
            <text:p><text:span text:style-name="T1915">you on other</text:span></text:p>
          </table:table-cell>
          <table:table-cell office:value-type="string" calcext:value-type="string">
            <text:p><text:span text:style-name="T1916">You smite #OTHER#</text:span></text:p>
          </table:table-cell>
          <table:table-cell table:number-columns-repeated="1024"/>
        </table:table-row>
        <table:table-row table:style-name="ro947">
          <table:table-cell office:value-type="string" calcext:value-type="string">
            <text:p><text:span text:style-name="T1917">smite</text:span></text:p>
          </table:table-cell>
          <table:table-cell office:value-type="string" calcext:value-type="string">
            <text:p><text:span text:style-name="T1918">use_smite</text:span></text:p>
          </table:table-cell>
          <table:table-cell office:value-type="string" calcext:value-type="string">
            <text:p><text:span text:style-name="T1919">user on user</text:span></text:p>
          </table:table-cell>
          <table:table-cell office:value-type="string" calcext:value-type="string">
            <text:p><text:span text:style-name="T1920">#USER# smites themselves!</text:span></text:p>
          </table:table-cell>
          <table:table-cell table:number-columns-repeated="1024"/>
        </table:table-row>
        <table:table-row table:style-name="ro948">
          <table:table-cell office:value-type="string" calcext:value-type="string">
            <text:p><text:span text:style-name="T1921">smite</text:span></text:p>
          </table:table-cell>
          <table:table-cell office:value-type="string" calcext:value-type="string">
            <text:p><text:span text:style-name="T1922">use_smite</text:span></text:p>
          </table:table-cell>
          <table:table-cell office:value-type="string" calcext:value-type="string">
            <text:p><text:span text:style-name="T1923">user on you</text:span></text:p>
          </table:table-cell>
          <table:table-cell office:value-type="string" calcext:value-type="string">
            <text:p><text:span text:style-name="T1924">#USER# smites you!</text:span></text:p>
          </table:table-cell>
          <table:table-cell table:number-columns-repeated="1024"/>
        </table:table-row>
        <table:table-row table:style-name="ro949">
          <table:table-cell office:value-type="string" calcext:value-type="string">
            <text:p><text:span text:style-name="T1925">smite</text:span></text:p>
          </table:table-cell>
          <table:table-cell office:value-type="string" calcext:value-type="string">
            <text:p><text:span text:style-name="T1926">use_smite</text:span></text:p>
          </table:table-cell>
          <table:table-cell office:value-type="string" calcext:value-type="string">
            <text:p><text:span text:style-name="T1927">user on other</text:span></text:p>
          </table:table-cell>
          <table:table-cell office:value-type="string" calcext:value-type="string">
            <text:p><text:span text:style-name="T1928">#USER# smites #OTHER#</text:span></text:p>
          </table:table-cell>
          <table:table-cell table:number-columns-repeated="1024"/>
        </table:table-row>
        <table:table-row table:style-name="ro950">
          <table:table-cell office:value-type="string" calcext:value-type="string">
            <text:p><text:span text:style-name="T1929">smite</text:span></text:p>
          </table:table-cell>
          <table:table-cell office:value-type="string" calcext:value-type="string">
            <text:p><text:span text:style-name="T1930">use_smite</text:span></text:p>
          </table:table-cell>
          <table:table-cell office:value-type="string" calcext:value-type="string">
            <text:p><text:span text:style-name="T1931">you on you fail</text:span></text:p>
          </table:table-cell>
          <table:table-cell office:value-type="string" calcext:value-type="string">
            <text:p><text:span text:style-name="T1932">You fail to smite yourself!</text:span></text:p>
          </table:table-cell>
          <table:table-cell table:number-columns-repeated="1024"/>
        </table:table-row>
        <table:table-row table:style-name="ro951">
          <table:table-cell office:value-type="string" calcext:value-type="string">
            <text:p><text:span text:style-name="T1933">smite</text:span></text:p>
          </table:table-cell>
          <table:table-cell office:value-type="string" calcext:value-type="string">
            <text:p><text:span text:style-name="T1934">use_smite</text:span></text:p>
          </table:table-cell>
          <table:table-cell office:value-type="string" calcext:value-type="string">
            <text:p><text:span text:style-name="T1935">you on other fail</text:span></text:p>
          </table:table-cell>
          <table:table-cell office:value-type="string" calcext:value-type="string">
            <text:p><text:span text:style-name="T1936">You fail to smite #OTHER#</text:span></text:p>
          </table:table-cell>
          <table:table-cell table:number-columns-repeated="1024"/>
        </table:table-row>
        <table:table-row table:style-name="ro952">
          <table:table-cell office:value-type="string" calcext:value-type="string">
            <text:p><text:span text:style-name="T1937">smite</text:span></text:p>
          </table:table-cell>
          <table:table-cell office:value-type="string" calcext:value-type="string">
            <text:p><text:span text:style-name="T1938">use_smite</text:span></text:p>
          </table:table-cell>
          <table:table-cell office:value-type="string" calcext:value-type="string">
            <text:p><text:span text:style-name="T1939">user on user fail</text:span></text:p>
          </table:table-cell>
          <table:table-cell office:value-type="string" calcext:value-type="string">
            <text:p><text:span text:style-name="T1940">#USER# fails to smites themselves</text:span></text:p>
          </table:table-cell>
          <table:table-cell table:number-columns-repeated="1024"/>
        </table:table-row>
        <table:table-row table:style-name="ro953">
          <table:table-cell office:value-type="string" calcext:value-type="string">
            <text:p><text:span text:style-name="T1941">smite</text:span></text:p>
          </table:table-cell>
          <table:table-cell office:value-type="string" calcext:value-type="string">
            <text:p><text:span text:style-name="T1942">use_smite</text:span></text:p>
          </table:table-cell>
          <table:table-cell office:value-type="string" calcext:value-type="string">
            <text:p><text:span text:style-name="T1943">user on you fail</text:span></text:p>
          </table:table-cell>
          <table:table-cell office:value-type="string" calcext:value-type="string">
            <text:p><text:span text:style-name="T1944">#USER# fails to smites you!</text:span></text:p>
          </table:table-cell>
          <table:table-cell table:number-columns-repeated="1024"/>
        </table:table-row>
        <table:table-row table:style-name="ro954">
          <table:table-cell office:value-type="string" calcext:value-type="string">
            <text:p><text:span text:style-name="T1945">smite</text:span></text:p>
          </table:table-cell>
          <table:table-cell office:value-type="string" calcext:value-type="string">
            <text:p><text:span text:style-name="T1946">use_smite</text:span></text:p>
          </table:table-cell>
          <table:table-cell office:value-type="string" calcext:value-type="string">
            <text:p><text:span text:style-name="T1947">user on other fail</text:span></text:p>
          </table:table-cell>
          <table:table-cell office:value-type="string" calcext:value-type="string">
            <text:p><text:span text:style-name="T1948">#USER# fails to smites #OTHER#</text:span></text:p>
          </table:table-cell>
          <table:table-cell table:number-columns-repeated="1024"/>
        </table:table-row>
        <table:table-row table:style-name="ro955">
          <table:table-cell office:value-type="string" calcext:value-type="string">
            <text:p><text:span text:style-name="T1949">cure light wounds</text:span></text:p>
          </table:table-cell>
          <table:table-cell office:value-type="string" calcext:value-type="string">
            <text:p><text:span text:style-name="T1950">use_cure_light_wounds</text:span></text:p>
          </table:table-cell>
          <table:table-cell office:value-type="string" calcext:value-type="string">
            <text:p><text:span text:style-name="T1951">you on you</text:span></text:p>
          </table:table-cell>
          <table:table-cell office:value-type="string" calcext:value-type="string">
            <text:p><text:span text:style-name="T1952">You pray for yourself</text:span></text:p>
          </table:table-cell>
          <table:table-cell table:number-columns-repeated="1024"/>
        </table:table-row>
        <table:table-row table:style-name="ro956">
          <table:table-cell office:value-type="string" calcext:value-type="string">
            <text:p><text:span text:style-name="T1953">cure light wounds</text:span></text:p>
          </table:table-cell>
          <table:table-cell office:value-type="string" calcext:value-type="string">
            <text:p><text:span text:style-name="T1954">use_cure_light_wounds</text:span></text:p>
          </table:table-cell>
          <table:table-cell office:value-type="string" calcext:value-type="string">
            <text:p><text:span text:style-name="T1955">you on other</text:span></text:p>
          </table:table-cell>
          <table:table-cell office:value-type="string" calcext:value-type="string">
            <text:p><text:span text:style-name="T1956">You pray for #OTHER#</text:span></text:p>
          </table:table-cell>
          <table:table-cell table:number-columns-repeated="1024"/>
        </table:table-row>
        <table:table-row table:style-name="ro957">
          <table:table-cell office:value-type="string" calcext:value-type="string">
            <text:p><text:span text:style-name="T1957">cure light wounds</text:span></text:p>
          </table:table-cell>
          <table:table-cell office:value-type="string" calcext:value-type="string">
            <text:p><text:span text:style-name="T1958">use_cure_light_wounds</text:span></text:p>
          </table:table-cell>
          <table:table-cell office:value-type="string" calcext:value-type="string">
            <text:p><text:span text:style-name="T1959">user on user</text:span></text:p>
          </table:table-cell>
          <table:table-cell office:value-type="string" calcext:value-type="string">
            <text:p><text:span text:style-name="T1960">#USER# prays for themselves</text:span></text:p>
          </table:table-cell>
          <table:table-cell table:number-columns-repeated="1024"/>
        </table:table-row>
        <table:table-row table:style-name="ro958">
          <table:table-cell office:value-type="string" calcext:value-type="string">
            <text:p><text:span text:style-name="T1961">cure light wounds</text:span></text:p>
          </table:table-cell>
          <table:table-cell office:value-type="string" calcext:value-type="string">
            <text:p><text:span text:style-name="T1962">use_cure_light_wounds</text:span></text:p>
          </table:table-cell>
          <table:table-cell office:value-type="string" calcext:value-type="string">
            <text:p><text:span text:style-name="T1963">user on you</text:span></text:p>
          </table:table-cell>
          <table:table-cell office:value-type="string" calcext:value-type="string">
            <text:p><text:span text:style-name="T1964">#USER# prays for you</text:span></text:p>
          </table:table-cell>
          <table:table-cell table:number-columns-repeated="1024"/>
        </table:table-row>
        <table:table-row table:style-name="ro959">
          <table:table-cell office:value-type="string" calcext:value-type="string">
            <text:p><text:span text:style-name="T1965">cure light wounds</text:span></text:p>
          </table:table-cell>
          <table:table-cell office:value-type="string" calcext:value-type="string">
            <text:p><text:span text:style-name="T1966">use_cure_light_wounds</text:span></text:p>
          </table:table-cell>
          <table:table-cell office:value-type="string" calcext:value-type="string">
            <text:p><text:span text:style-name="T1967">user on other</text:span></text:p>
          </table:table-cell>
          <table:table-cell office:value-type="string" calcext:value-type="string">
            <text:p><text:span text:style-name="T1968">#USER# prays for #OTHER#</text:span></text:p>
          </table:table-cell>
          <table:table-cell table:number-columns-repeated="1024"/>
        </table:table-row>
        <table:table-row table:style-name="ro960">
          <table:table-cell office:value-type="string" calcext:value-type="string">
            <text:p><text:span text:style-name="T1969">cure light wounds</text:span></text:p>
          </table:table-cell>
          <table:table-cell office:value-type="string" calcext:value-type="string">
            <text:p><text:span text:style-name="T1970">use_cure_light_wounds</text:span></text:p>
          </table:table-cell>
          <table:table-cell office:value-type="string" calcext:value-type="string">
            <text:p><text:span text:style-name="T1971">you on you fail</text:span></text:p>
          </table:table-cell>
          <table:table-cell office:value-type="string" calcext:value-type="string">
            <text:p><text:span text:style-name="T1972">You lose concentration while praying for yourself</text:span></text:p>
          </table:table-cell>
          <table:table-cell table:number-columns-repeated="1024"/>
        </table:table-row>
        <table:table-row table:style-name="ro961">
          <table:table-cell office:value-type="string" calcext:value-type="string">
            <text:p><text:span text:style-name="T1973">cure light wounds</text:span></text:p>
          </table:table-cell>
          <table:table-cell office:value-type="string" calcext:value-type="string">
            <text:p><text:span text:style-name="T1974">use_cure_light_wounds</text:span></text:p>
          </table:table-cell>
          <table:table-cell office:value-type="string" calcext:value-type="string">
            <text:p><text:span text:style-name="T1975">you on other fail</text:span></text:p>
          </table:table-cell>
          <table:table-cell office:value-type="string" calcext:value-type="string">
            <text:p><text:span text:style-name="T1976">You lose concentration while praying for #OTHER#</text:span></text:p>
          </table:table-cell>
          <table:table-cell table:number-columns-repeated="1024"/>
        </table:table-row>
        <table:table-row table:style-name="ro962">
          <table:table-cell office:value-type="string" calcext:value-type="string">
            <text:p><text:span text:style-name="T1977">cure light wounds</text:span></text:p>
          </table:table-cell>
          <table:table-cell office:value-type="string" calcext:value-type="string">
            <text:p><text:span text:style-name="T1978">use_cure_light_wounds</text:span></text:p>
          </table:table-cell>
          <table:table-cell office:value-type="string" calcext:value-type="string">
            <text:p><text:span text:style-name="T1979">user on user fail</text:span></text:p>
          </table:table-cell>
          <table:table-cell office:value-type="string" calcext:value-type="string">
            <text:p><text:span text:style-name="T1980">#USER# loses their concentration while praying for themselves</text:span></text:p>
          </table:table-cell>
          <table:table-cell table:number-columns-repeated="1024"/>
        </table:table-row>
        <table:table-row table:style-name="ro963">
          <table:table-cell office:value-type="string" calcext:value-type="string">
            <text:p><text:span text:style-name="T1981">cure light wounds</text:span></text:p>
          </table:table-cell>
          <table:table-cell office:value-type="string" calcext:value-type="string">
            <text:p><text:span text:style-name="T1982">use_cure_light_wounds</text:span></text:p>
          </table:table-cell>
          <table:table-cell office:value-type="string" calcext:value-type="string">
            <text:p><text:span text:style-name="T1983">user on you fail</text:span></text:p>
          </table:table-cell>
          <table:table-cell office:value-type="string" calcext:value-type="string">
            <text:p><text:span text:style-name="T1984">#USER# loses their concentration while praying for you</text:span></text:p>
          </table:table-cell>
          <table:table-cell table:number-columns-repeated="1024"/>
        </table:table-row>
        <table:table-row table:style-name="ro964">
          <table:table-cell office:value-type="string" calcext:value-type="string">
            <text:p><text:span text:style-name="T1985">cure light wounds</text:span></text:p>
          </table:table-cell>
          <table:table-cell office:value-type="string" calcext:value-type="string">
            <text:p><text:span text:style-name="T1986">use_cure_light_wounds</text:span></text:p>
          </table:table-cell>
          <table:table-cell office:value-type="string" calcext:value-type="string">
            <text:p><text:span text:style-name="T1987">user on other fail</text:span></text:p>
          </table:table-cell>
          <table:table-cell office:value-type="string" calcext:value-type="string">
            <text:p><text:span text:style-name="T1988">#USER# loses their concentration while praying for #OTHER#</text:span></text:p>
          </table:table-cell>
          <table:table-cell table:number-columns-repeated="1024"/>
        </table:table-row>
        <table:table-row table:style-name="ro965">
          <table:table-cell office:value-type="string" calcext:value-type="string">
            <text:p><text:span text:style-name="T1989">mage armor</text:span></text:p>
          </table:table-cell>
          <table:table-cell office:value-type="string" calcext:value-type="string">
            <text:p><text:span text:style-name="T1990">use_mage_armor</text:span></text:p>
          </table:table-cell>
          <table:table-cell office:value-type="string" calcext:value-type="string">
            <text:p><text:span text:style-name="T1991">you on you</text:span></text:p>
          </table:table-cell>
          <table:table-cell office:value-type="string" calcext:value-type="string">
            <text:p><text:span text:style-name="T1992">You focus a layer of magicka surrounds you</text:span></text:p>
          </table:table-cell>
          <table:table-cell table:number-columns-repeated="1024"/>
        </table:table-row>
        <table:table-row table:style-name="ro966">
          <table:table-cell office:value-type="string" calcext:value-type="string">
            <text:p><text:span text:style-name="T1993">mage armor</text:span></text:p>
          </table:table-cell>
          <table:table-cell office:value-type="string" calcext:value-type="string">
            <text:p><text:span text:style-name="T1994">use_mage_armor</text:span></text:p>
          </table:table-cell>
          <table:table-cell office:value-type="string" calcext:value-type="string">
            <text:p><text:span text:style-name="T1995">you on other</text:span></text:p>
          </table:table-cell>
          <table:table-cell office:value-type="string" calcext:value-type="string">
            <text:p><text:span text:style-name="T1996">You focus and a layer of magicka surrounds #OTHER#</text:span></text:p>
          </table:table-cell>
          <table:table-cell table:number-columns-repeated="1024"/>
        </table:table-row>
        <table:table-row table:style-name="ro967">
          <table:table-cell office:value-type="string" calcext:value-type="string">
            <text:p><text:span text:style-name="T1997">mage armor</text:span></text:p>
          </table:table-cell>
          <table:table-cell office:value-type="string" calcext:value-type="string">
            <text:p><text:span text:style-name="T1998">use_mage_armor</text:span></text:p>
          </table:table-cell>
          <table:table-cell office:value-type="string" calcext:value-type="string">
            <text:p><text:span text:style-name="T1999">user on user</text:span></text:p>
          </table:table-cell>
          <table:table-cell office:value-type="string" calcext:value-type="string">
            <text:p><text:span text:style-name="T2000">#USER# focuses and a layer of magicka surrounds them</text:span></text:p>
          </table:table-cell>
          <table:table-cell table:number-columns-repeated="1024"/>
        </table:table-row>
        <table:table-row table:style-name="ro968">
          <table:table-cell office:value-type="string" calcext:value-type="string">
            <text:p><text:span text:style-name="T2001">mage armor</text:span></text:p>
          </table:table-cell>
          <table:table-cell office:value-type="string" calcext:value-type="string">
            <text:p><text:span text:style-name="T2002">use_mage_armor</text:span></text:p>
          </table:table-cell>
          <table:table-cell office:value-type="string" calcext:value-type="string">
            <text:p><text:span text:style-name="T2003">user on you</text:span></text:p>
          </table:table-cell>
          <table:table-cell office:value-type="string" calcext:value-type="string">
            <text:p><text:span text:style-name="T2004">#USER# focuses and a layer of magicka surrounds you</text:span></text:p>
          </table:table-cell>
          <table:table-cell table:number-columns-repeated="1024"/>
        </table:table-row>
        <table:table-row table:style-name="ro969">
          <table:table-cell office:value-type="string" calcext:value-type="string">
            <text:p><text:span text:style-name="T2005">mage armor</text:span></text:p>
          </table:table-cell>
          <table:table-cell office:value-type="string" calcext:value-type="string">
            <text:p><text:span text:style-name="T2006">use_mage_armor</text:span></text:p>
          </table:table-cell>
          <table:table-cell office:value-type="string" calcext:value-type="string">
            <text:p><text:span text:style-name="T2007">user on other</text:span></text:p>
          </table:table-cell>
          <table:table-cell office:value-type="string" calcext:value-type="string">
            <text:p><text:span text:style-name="T2008">#USER# focuses and a layer of magicka surrounds #OTHER#</text:span></text:p>
          </table:table-cell>
          <table:table-cell table:number-columns-repeated="1024"/>
        </table:table-row>
        <table:table-row table:style-name="ro970">
          <table:table-cell office:value-type="string" calcext:value-type="string">
            <text:p><text:span text:style-name="T2009">mage armor</text:span></text:p>
          </table:table-cell>
          <table:table-cell office:value-type="string" calcext:value-type="string">
            <text:p><text:span text:style-name="T2010">use_mage_armor</text:span></text:p>
          </table:table-cell>
          <table:table-cell office:value-type="string" calcext:value-type="string">
            <text:p><text:span text:style-name="T2011">you on you fail</text:span></text:p>
          </table:table-cell>
          <table:table-cell office:value-type="string" calcext:value-type="string">
            <text:p><text:span text:style-name="T2012">You lose your focus</text:span></text:p>
          </table:table-cell>
          <table:table-cell table:number-columns-repeated="1024"/>
        </table:table-row>
        <table:table-row table:style-name="ro971">
          <table:table-cell office:value-type="string" calcext:value-type="string">
            <text:p><text:span text:style-name="T2013">mage armor</text:span></text:p>
          </table:table-cell>
          <table:table-cell office:value-type="string" calcext:value-type="string">
            <text:p><text:span text:style-name="T2014">use_mage_armor</text:span></text:p>
          </table:table-cell>
          <table:table-cell office:value-type="string" calcext:value-type="string">
            <text:p><text:span text:style-name="T2015">you on other fail</text:span></text:p>
          </table:table-cell>
          <table:table-cell office:value-type="string" calcext:value-type="string">
            <text:p><text:span text:style-name="T2016">You lose your focus on #OTHER#</text:span></text:p>
          </table:table-cell>
          <table:table-cell table:number-columns-repeated="1024"/>
        </table:table-row>
        <table:table-row table:style-name="ro972">
          <table:table-cell office:value-type="string" calcext:value-type="string">
            <text:p><text:span text:style-name="T2017">mage armor</text:span></text:p>
          </table:table-cell>
          <table:table-cell office:value-type="string" calcext:value-type="string">
            <text:p><text:span text:style-name="T2018">use_mage_armor</text:span></text:p>
          </table:table-cell>
          <table:table-cell office:value-type="string" calcext:value-type="string">
            <text:p><text:span text:style-name="T2019">user on user fail</text:span></text:p>
          </table:table-cell>
          <table:table-cell office:value-type="string" calcext:value-type="string">
            <text:p><text:span text:style-name="T2020">#USER# loses their focus</text:span></text:p>
          </table:table-cell>
          <table:table-cell table:number-columns-repeated="1024"/>
        </table:table-row>
        <table:table-row table:style-name="ro973">
          <table:table-cell office:value-type="string" calcext:value-type="string">
            <text:p><text:span text:style-name="T2021">mage armor</text:span></text:p>
          </table:table-cell>
          <table:table-cell office:value-type="string" calcext:value-type="string">
            <text:p><text:span text:style-name="T2022">use_mage_armor</text:span></text:p>
          </table:table-cell>
          <table:table-cell office:value-type="string" calcext:value-type="string">
            <text:p><text:span text:style-name="T2023">user on you fail</text:span></text:p>
          </table:table-cell>
          <table:table-cell office:value-type="string" calcext:value-type="string">
            <text:p><text:span text:style-name="T2024">#USER# loses their focus on you</text:span></text:p>
          </table:table-cell>
          <table:table-cell table:number-columns-repeated="1024"/>
        </table:table-row>
        <table:table-row table:style-name="ro974">
          <table:table-cell office:value-type="string" calcext:value-type="string">
            <text:p><text:span text:style-name="T2025">mage armor</text:span></text:p>
          </table:table-cell>
          <table:table-cell office:value-type="string" calcext:value-type="string">
            <text:p><text:span text:style-name="T2026">use_mage_armor</text:span></text:p>
          </table:table-cell>
          <table:table-cell office:value-type="string" calcext:value-type="string">
            <text:p><text:span text:style-name="T2027">user on other fail</text:span></text:p>
          </table:table-cell>
          <table:table-cell office:value-type="string" calcext:value-type="string">
            <text:p><text:span text:style-name="T2028">#USER# loses their focus on #OTHER#</text:span></text:p>
          </table:table-cell>
          <table:table-cell table:number-columns-repeated="1024"/>
        </table:table-row>
        <table:table-row table:style-name="ro975">
          <table:table-cell office:value-type="string" calcext:value-type="string">
            <text:p><text:span text:style-name="T2029">magic missile</text:span></text:p>
          </table:table-cell>
          <table:table-cell office:value-type="string" calcext:value-type="string">
            <text:p><text:span text:style-name="T2030">use_magic_missile</text:span></text:p>
          </table:table-cell>
          <table:table-cell office:value-type="string" calcext:value-type="string">
            <text:p><text:span text:style-name="T2031">you on you</text:span></text:p>
          </table:table-cell>
          <table:table-cell office:value-type="string" calcext:value-type="string">
            <text:p><text:span text:style-name="T2032">You point at yourself and fire a magical missile straight to your forehead!</text:span></text:p>
          </table:table-cell>
          <table:table-cell table:number-columns-repeated="1024"/>
        </table:table-row>
        <table:table-row table:style-name="ro976">
          <table:table-cell office:value-type="string" calcext:value-type="string">
            <text:p><text:span text:style-name="T2033">magic missile</text:span></text:p>
          </table:table-cell>
          <table:table-cell office:value-type="string" calcext:value-type="string">
            <text:p><text:span text:style-name="T2034">use_magic_missile</text:span></text:p>
          </table:table-cell>
          <table:table-cell office:value-type="string" calcext:value-type="string">
            <text:p><text:span text:style-name="T2035">you on other</text:span></text:p>
          </table:table-cell>
          <table:table-cell office:value-type="string" calcext:value-type="string">
            <text:p><text:span text:style-name="T2036">You point at #OTHER# and fire a magical missile into their chest!</text:span></text:p>
          </table:table-cell>
          <table:table-cell table:number-columns-repeated="1024"/>
        </table:table-row>
        <table:table-row table:style-name="ro977">
          <table:table-cell office:value-type="string" calcext:value-type="string">
            <text:p><text:span text:style-name="T2037">magic missile</text:span></text:p>
          </table:table-cell>
          <table:table-cell office:value-type="string" calcext:value-type="string">
            <text:p><text:span text:style-name="T2038">use_magic_missile</text:span></text:p>
          </table:table-cell>
          <table:table-cell office:value-type="string" calcext:value-type="string">
            <text:p><text:span text:style-name="T2039">user on user</text:span></text:p>
          </table:table-cell>
          <table:table-cell office:value-type="string" calcext:value-type="string">
            <text:p><text:span text:style-name="T2040">#USER# points at themselves and fires a magical missile straight into their forehead!</text:span></text:p>
          </table:table-cell>
          <table:table-cell table:number-columns-repeated="1024"/>
        </table:table-row>
        <table:table-row table:style-name="ro978">
          <table:table-cell office:value-type="string" calcext:value-type="string">
            <text:p><text:span text:style-name="T2041">magic missile</text:span></text:p>
          </table:table-cell>
          <table:table-cell office:value-type="string" calcext:value-type="string">
            <text:p><text:span text:style-name="T2042">use_magic_missile</text:span></text:p>
          </table:table-cell>
          <table:table-cell office:value-type="string" calcext:value-type="string">
            <text:p><text:span text:style-name="T2043">user on you</text:span></text:p>
          </table:table-cell>
          <table:table-cell office:value-type="string" calcext:value-type="string">
            <text:p><text:span text:style-name="T2044">#USER# points at you and fires a magical missile straight into your chest!</text:span></text:p>
          </table:table-cell>
          <table:table-cell table:number-columns-repeated="1024"/>
        </table:table-row>
        <table:table-row table:style-name="ro979">
          <table:table-cell office:value-type="string" calcext:value-type="string">
            <text:p><text:span text:style-name="T2045">magic missile</text:span></text:p>
          </table:table-cell>
          <table:table-cell office:value-type="string" calcext:value-type="string">
            <text:p><text:span text:style-name="T2046">use_magic_missile</text:span></text:p>
          </table:table-cell>
          <table:table-cell office:value-type="string" calcext:value-type="string">
            <text:p><text:span text:style-name="T2047">user on other</text:span></text:p>
          </table:table-cell>
          <table:table-cell office:value-type="string" calcext:value-type="string">
            <text:p><text:span text:style-name="T2048">#USER# points at #OTHER# and fires a magical missile straight into their chest!</text:span></text:p>
          </table:table-cell>
          <table:table-cell table:number-columns-repeated="1024"/>
        </table:table-row>
        <table:table-row table:style-name="ro980">
          <table:table-cell office:value-type="string" calcext:value-type="string">
            <text:p><text:span text:style-name="T2049">magic missile</text:span></text:p>
          </table:table-cell>
          <table:table-cell office:value-type="string" calcext:value-type="string">
            <text:p><text:span text:style-name="T2050">use_magic_missile</text:span></text:p>
          </table:table-cell>
          <table:table-cell office:value-type="string" calcext:value-type="string">
            <text:p><text:span text:style-name="T2051">you on you fail</text:span></text:p>
          </table:table-cell>
          <table:table-cell office:value-type="string" calcext:value-type="string">
            <text:p><text:span text:style-name="T2052">You lose your concentration while gathering energy to shoot yourself in the face</text:span></text:p>
          </table:table-cell>
          <table:table-cell table:number-columns-repeated="1024"/>
        </table:table-row>
        <table:table-row table:style-name="ro981">
          <table:table-cell office:value-type="string" calcext:value-type="string">
            <text:p><text:span text:style-name="T2053">magic missile</text:span></text:p>
          </table:table-cell>
          <table:table-cell office:value-type="string" calcext:value-type="string">
            <text:p><text:span text:style-name="T2054">use_magic_missile</text:span></text:p>
          </table:table-cell>
          <table:table-cell office:value-type="string" calcext:value-type="string">
            <text:p><text:span text:style-name="T2055">you on other fail</text:span></text:p>
          </table:table-cell>
          <table:table-cell office:value-type="string" calcext:value-type="string">
            <text:p><text:span text:style-name="T2056">You lose your concentration while gathering energy to fire a magical missile at #OTHER#</text:span></text:p>
          </table:table-cell>
          <table:table-cell table:number-columns-repeated="1024"/>
        </table:table-row>
        <table:table-row table:style-name="ro982">
          <table:table-cell office:value-type="string" calcext:value-type="string">
            <text:p><text:span text:style-name="T2057">magic missile</text:span></text:p>
          </table:table-cell>
          <table:table-cell office:value-type="string" calcext:value-type="string">
            <text:p><text:span text:style-name="T2058">use_magic_missile</text:span></text:p>
          </table:table-cell>
          <table:table-cell office:value-type="string" calcext:value-type="string">
            <text:p><text:span text:style-name="T2059">user on user fail</text:span></text:p>
          </table:table-cell>
          <table:table-cell office:value-type="string" calcext:value-type="string">
            <text:p><text:span text:style-name="T2060">#USER# loses their concentration while gathering energy to fire a magical missile at themselves?</text:span></text:p>
          </table:table-cell>
          <table:table-cell table:number-columns-repeated="1024"/>
        </table:table-row>
        <table:table-row table:style-name="ro983">
          <table:table-cell office:value-type="string" calcext:value-type="string">
            <text:p><text:span text:style-name="T2061">magic missile</text:span></text:p>
          </table:table-cell>
          <table:table-cell office:value-type="string" calcext:value-type="string">
            <text:p><text:span text:style-name="T2062">use_magic_missile</text:span></text:p>
          </table:table-cell>
          <table:table-cell office:value-type="string" calcext:value-type="string">
            <text:p><text:span text:style-name="T2063">user on you fail</text:span></text:p>
          </table:table-cell>
          <table:table-cell office:value-type="string" calcext:value-type="string">
            <text:p><text:span text:style-name="T2064">#USER# loses their concentration while attempting to fire a magical missile at you</text:span></text:p>
          </table:table-cell>
          <table:table-cell table:number-columns-repeated="1024"/>
        </table:table-row>
        <table:table-row table:style-name="ro984">
          <table:table-cell office:value-type="string" calcext:value-type="string">
            <text:p><text:span text:style-name="T2065">magic missile</text:span></text:p>
          </table:table-cell>
          <table:table-cell office:value-type="string" calcext:value-type="string">
            <text:p><text:span text:style-name="T2066">use_magic_missile</text:span></text:p>
          </table:table-cell>
          <table:table-cell office:value-type="string" calcext:value-type="string">
            <text:p><text:span text:style-name="T2067">user on other fail</text:span></text:p>
          </table:table-cell>
          <table:table-cell office:value-type="string" calcext:value-type="string">
            <text:p><text:span text:style-name="T2068">#USER# loses their concentration while attempting to fire a magical missile at #OTHER#</text:span></text:p>
          </table:table-cell>
          <table:table-cell table:number-columns-repeated="1024"/>
        </table:table-row>
        <table:table-row table:style-name="ro985">
          <table:table-cell office:value-type="string" calcext:value-type="string">
            <text:p><text:span text:style-name="T2069">nudge</text:span></text:p>
          </table:table-cell>
          <table:table-cell office:value-type="string" calcext:value-type="string">
            <text:p><text:span text:style-name="T2070">use_nudge</text:span></text:p>
          </table:table-cell>
          <table:table-cell office:value-type="string" calcext:value-type="string">
            <text:p><text:span text:style-name="T2071">you on you</text:span></text:p>
          </table:table-cell>
          <table:table-cell office:value-type="string" calcext:value-type="string">
            <text:p><text:span text:style-name="T2072">You nudge yourself!</text:span></text:p>
          </table:table-cell>
          <table:table-cell table:number-columns-repeated="1024"/>
        </table:table-row>
        <table:table-row table:style-name="ro986">
          <table:table-cell office:value-type="string" calcext:value-type="string">
            <text:p><text:span text:style-name="T2073">nudge</text:span></text:p>
          </table:table-cell>
          <table:table-cell office:value-type="string" calcext:value-type="string">
            <text:p><text:span text:style-name="T2074">use_nudge</text:span></text:p>
          </table:table-cell>
          <table:table-cell office:value-type="string" calcext:value-type="string">
            <text:p><text:span text:style-name="T2075">you on other</text:span></text:p>
          </table:table-cell>
          <table:table-cell office:value-type="string" calcext:value-type="string">
            <text:p><text:span text:style-name="T2076">You nudge #OTHER#</text:span></text:p>
          </table:table-cell>
          <table:table-cell table:number-columns-repeated="1024"/>
        </table:table-row>
        <table:table-row table:style-name="ro987">
          <table:table-cell office:value-type="string" calcext:value-type="string">
            <text:p><text:span text:style-name="T2077">nudge</text:span></text:p>
          </table:table-cell>
          <table:table-cell office:value-type="string" calcext:value-type="string">
            <text:p><text:span text:style-name="T2078">use_nudge</text:span></text:p>
          </table:table-cell>
          <table:table-cell office:value-type="string" calcext:value-type="string">
            <text:p><text:span text:style-name="T2079">user on user</text:span></text:p>
          </table:table-cell>
          <table:table-cell office:value-type="string" calcext:value-type="string">
            <text:p><text:span text:style-name="T2080">#USER# nudges themselves!</text:span></text:p>
          </table:table-cell>
          <table:table-cell table:number-columns-repeated="1024"/>
        </table:table-row>
        <table:table-row table:style-name="ro988">
          <table:table-cell office:value-type="string" calcext:value-type="string">
            <text:p><text:span text:style-name="T2081">nudge</text:span></text:p>
          </table:table-cell>
          <table:table-cell office:value-type="string" calcext:value-type="string">
            <text:p><text:span text:style-name="T2082">use_nudge</text:span></text:p>
          </table:table-cell>
          <table:table-cell office:value-type="string" calcext:value-type="string">
            <text:p><text:span text:style-name="T2083">user on you</text:span></text:p>
          </table:table-cell>
          <table:table-cell office:value-type="string" calcext:value-type="string">
            <text:p><text:span text:style-name="T2084">#USER# nudges you!</text:span></text:p>
          </table:table-cell>
          <table:table-cell table:number-columns-repeated="1024"/>
        </table:table-row>
        <table:table-row table:style-name="ro989">
          <table:table-cell office:value-type="string" calcext:value-type="string">
            <text:p><text:span text:style-name="T2085">nudge</text:span></text:p>
          </table:table-cell>
          <table:table-cell office:value-type="string" calcext:value-type="string">
            <text:p><text:span text:style-name="T2086">use_nudge</text:span></text:p>
          </table:table-cell>
          <table:table-cell office:value-type="string" calcext:value-type="string">
            <text:p><text:span text:style-name="T2087">user on other</text:span></text:p>
          </table:table-cell>
          <table:table-cell office:value-type="string" calcext:value-type="string">
            <text:p><text:span text:style-name="T2088">#USER# nudges #OTHER#</text:span></text:p>
          </table:table-cell>
          <table:table-cell table:number-columns-repeated="1024"/>
        </table:table-row>
        <table:table-row table:style-name="ro990">
          <table:table-cell office:value-type="string" calcext:value-type="string">
            <text:p><text:span text:style-name="T2089">nudge</text:span></text:p>
          </table:table-cell>
          <table:table-cell office:value-type="string" calcext:value-type="string">
            <text:p><text:span text:style-name="T2090">use_nudge</text:span></text:p>
          </table:table-cell>
          <table:table-cell office:value-type="string" calcext:value-type="string">
            <text:p><text:span text:style-name="T2091">you on you fail</text:span></text:p>
          </table:table-cell>
          <table:table-cell office:value-type="string" calcext:value-type="string">
            <text:p><text:span text:style-name="T2092">You fails to nudge yourself!</text:span></text:p>
          </table:table-cell>
          <table:table-cell table:number-columns-repeated="1024"/>
        </table:table-row>
        <table:table-row table:style-name="ro991">
          <table:table-cell office:value-type="string" calcext:value-type="string">
            <text:p><text:span text:style-name="T2093">nudge</text:span></text:p>
          </table:table-cell>
          <table:table-cell office:value-type="string" calcext:value-type="string">
            <text:p><text:span text:style-name="T2094">use_nudge</text:span></text:p>
          </table:table-cell>
          <table:table-cell office:value-type="string" calcext:value-type="string">
            <text:p><text:span text:style-name="T2095">you on other fail</text:span></text:p>
          </table:table-cell>
          <table:table-cell office:value-type="string" calcext:value-type="string">
            <text:p><text:span text:style-name="T2096">You fails to nudge #OTHER#</text:span></text:p>
          </table:table-cell>
          <table:table-cell table:number-columns-repeated="1024"/>
        </table:table-row>
        <table:table-row table:style-name="ro992">
          <table:table-cell office:value-type="string" calcext:value-type="string">
            <text:p><text:span text:style-name="T2097">nudge</text:span></text:p>
          </table:table-cell>
          <table:table-cell office:value-type="string" calcext:value-type="string">
            <text:p><text:span text:style-name="T2098">use_nudge</text:span></text:p>
          </table:table-cell>
          <table:table-cell office:value-type="string" calcext:value-type="string">
            <text:p><text:span text:style-name="T2099">user on user fail</text:span></text:p>
          </table:table-cell>
          <table:table-cell office:value-type="string" calcext:value-type="string">
            <text:p><text:span text:style-name="T2100">#USER# fails to nudge themselves</text:span></text:p>
          </table:table-cell>
          <table:table-cell table:number-columns-repeated="1024"/>
        </table:table-row>
        <table:table-row table:style-name="ro993">
          <table:table-cell office:value-type="string" calcext:value-type="string">
            <text:p><text:span text:style-name="T2101">nudge</text:span></text:p>
          </table:table-cell>
          <table:table-cell office:value-type="string" calcext:value-type="string">
            <text:p><text:span text:style-name="T2102">use_nudge</text:span></text:p>
          </table:table-cell>
          <table:table-cell office:value-type="string" calcext:value-type="string">
            <text:p><text:span text:style-name="T2103">user on you fail</text:span></text:p>
          </table:table-cell>
          <table:table-cell office:value-type="string" calcext:value-type="string">
            <text:p><text:span text:style-name="T2104">#USER# fails to nudge you!</text:span></text:p>
          </table:table-cell>
          <table:table-cell table:number-columns-repeated="1024"/>
        </table:table-row>
        <table:table-row table:style-name="ro994">
          <table:table-cell office:value-type="string" calcext:value-type="string">
            <text:p><text:span text:style-name="T2105">nudge</text:span></text:p>
          </table:table-cell>
          <table:table-cell office:value-type="string" calcext:value-type="string">
            <text:p><text:span text:style-name="T2106">use_nudge</text:span></text:p>
          </table:table-cell>
          <table:table-cell office:value-type="string" calcext:value-type="string">
            <text:p><text:span text:style-name="T2107">user on other fail</text:span></text:p>
          </table:table-cell>
          <table:table-cell office:value-type="string" calcext:value-type="string">
            <text:p><text:span text:style-name="T2108">#USER# fails to nudge #OTHER#</text:span></text:p>
          </table:table-cell>
          <table:table-cell table:number-columns-repeated="1024"/>
        </table:table-row>
        <table:table-row table:style-name="ro995">
          <table:table-cell office:value-type="string" calcext:value-type="string">
            <text:p><text:span text:style-name="T2109">potion</text:span></text:p>
          </table:table-cell>
          <table:table-cell office:value-type="string" calcext:value-type="string">
            <text:p><text:span text:style-name="T2110">use_potion</text:span></text:p>
          </table:table-cell>
          <table:table-cell office:value-type="string" calcext:value-type="string">
            <text:p><text:span text:style-name="T2111">you on you</text:span></text:p>
          </table:table-cell>
          <table:table-cell office:value-type="string" calcext:value-type="string">
            <text:p><text:span text:style-name="T2112">You drink the vile liquid</text:span></text:p>
          </table:table-cell>
          <table:table-cell table:number-columns-repeated="1024"/>
        </table:table-row>
        <table:table-row table:style-name="ro996">
          <table:table-cell office:value-type="string" calcext:value-type="string">
            <text:p><text:span text:style-name="T2113">potion</text:span></text:p>
          </table:table-cell>
          <table:table-cell office:value-type="string" calcext:value-type="string">
            <text:p><text:span text:style-name="T2114">use_potion</text:span></text:p>
          </table:table-cell>
          <table:table-cell office:value-type="string" calcext:value-type="string">
            <text:p><text:span text:style-name="T2115">you on other</text:span></text:p>
          </table:table-cell>
          <table:table-cell office:value-type="string" calcext:value-type="string">
            <text:p><text:span text:style-name="T2116">You splash the vile liquid on #OTHER#</text:span></text:p>
          </table:table-cell>
          <table:table-cell table:number-columns-repeated="1024"/>
        </table:table-row>
        <table:table-row table:style-name="ro997">
          <table:table-cell office:value-type="string" calcext:value-type="string">
            <text:p><text:span text:style-name="T2117">potion</text:span></text:p>
          </table:table-cell>
          <table:table-cell office:value-type="string" calcext:value-type="string">
            <text:p><text:span text:style-name="T2118">use_potion</text:span></text:p>
          </table:table-cell>
          <table:table-cell office:value-type="string" calcext:value-type="string">
            <text:p><text:span text:style-name="T2119">user on user</text:span></text:p>
          </table:table-cell>
          <table:table-cell office:value-type="string" calcext:value-type="string">
            <text:p><text:span text:style-name="T2120">#USER# drinks the vile liquid</text:span></text:p>
          </table:table-cell>
          <table:table-cell table:number-columns-repeated="1024"/>
        </table:table-row>
        <table:table-row table:style-name="ro998">
          <table:table-cell office:value-type="string" calcext:value-type="string">
            <text:p><text:span text:style-name="T2121">potion</text:span></text:p>
          </table:table-cell>
          <table:table-cell office:value-type="string" calcext:value-type="string">
            <text:p><text:span text:style-name="T2122">use_potion</text:span></text:p>
          </table:table-cell>
          <table:table-cell office:value-type="string" calcext:value-type="string">
            <text:p><text:span text:style-name="T2123">user on you</text:span></text:p>
          </table:table-cell>
          <table:table-cell office:value-type="string" calcext:value-type="string">
            <text:p><text:span text:style-name="T2124">#USER# splashes the vile liquid on you</text:span></text:p>
          </table:table-cell>
          <table:table-cell table:number-columns-repeated="1024"/>
        </table:table-row>
        <table:table-row table:style-name="ro999">
          <table:table-cell office:value-type="string" calcext:value-type="string">
            <text:p><text:span text:style-name="T2125">potion</text:span></text:p>
          </table:table-cell>
          <table:table-cell office:value-type="string" calcext:value-type="string">
            <text:p><text:span text:style-name="T2126">use_potion</text:span></text:p>
          </table:table-cell>
          <table:table-cell office:value-type="string" calcext:value-type="string">
            <text:p><text:span text:style-name="T2127">user on other</text:span></text:p>
          </table:table-cell>
          <table:table-cell office:value-type="string" calcext:value-type="string">
            <text:p><text:span text:style-name="T2128">#USER# splashes the vile liquid on #OTHER#</text:span></text:p>
          </table:table-cell>
          <table:table-cell table:number-columns-repeated="1024"/>
        </table:table-row>
        <table:table-row table:style-name="ro1000">
          <table:table-cell office:value-type="string" calcext:value-type="string">
            <text:p><text:span text:style-name="T2129">potion</text:span></text:p>
          </table:table-cell>
          <table:table-cell office:value-type="string" calcext:value-type="string">
            <text:p><text:span text:style-name="T2130">use_potion</text:span></text:p>
          </table:table-cell>
          <table:table-cell office:value-type="string" calcext:value-type="string">
            <text:p><text:span text:style-name="T2131">you on you fail</text:span></text:p>
          </table:table-cell>
          <table:table-cell office:value-type="string" calcext:value-type="string">
            <text:p><text:span text:style-name="T2132">You fumble and the vile liquid splashes onto the ground</text:span></text:p>
          </table:table-cell>
          <table:table-cell table:number-columns-repeated="1024"/>
        </table:table-row>
        <table:table-row table:style-name="ro1001">
          <table:table-cell office:value-type="string" calcext:value-type="string">
            <text:p><text:span text:style-name="T2133">potion</text:span></text:p>
          </table:table-cell>
          <table:table-cell office:value-type="string" calcext:value-type="string">
            <text:p><text:span text:style-name="T2134">use_potion</text:span></text:p>
          </table:table-cell>
          <table:table-cell office:value-type="string" calcext:value-type="string">
            <text:p><text:span text:style-name="T2135">you on other fail</text:span></text:p>
          </table:table-cell>
          <table:table-cell office:value-type="string" calcext:value-type="string">
            <text:p><text:span text:style-name="T2136">You fumble and the vile liquid splashes onto the ground</text:span></text:p>
          </table:table-cell>
          <table:table-cell table:number-columns-repeated="1024"/>
        </table:table-row>
        <table:table-row table:style-name="ro1002">
          <table:table-cell office:value-type="string" calcext:value-type="string">
            <text:p><text:span text:style-name="T2137">potion</text:span></text:p>
          </table:table-cell>
          <table:table-cell office:value-type="string" calcext:value-type="string">
            <text:p><text:span text:style-name="T2138">use_potion</text:span></text:p>
          </table:table-cell>
          <table:table-cell office:value-type="string" calcext:value-type="string">
            <text:p><text:span text:style-name="T2139">user on user fail</text:span></text:p>
          </table:table-cell>
          <table:table-cell office:value-type="string" calcext:value-type="string">
            <text:p><text:span text:style-name="T2140">#USER# fumbles and the vile liquid splashes onto the ground</text:span></text:p>
          </table:table-cell>
          <table:table-cell table:number-columns-repeated="1024"/>
        </table:table-row>
        <table:table-row table:style-name="ro1003">
          <table:table-cell office:value-type="string" calcext:value-type="string">
            <text:p><text:span text:style-name="T2141">potion</text:span></text:p>
          </table:table-cell>
          <table:table-cell office:value-type="string" calcext:value-type="string">
            <text:p><text:span text:style-name="T2142">use_potion</text:span></text:p>
          </table:table-cell>
          <table:table-cell office:value-type="string" calcext:value-type="string">
            <text:p><text:span text:style-name="T2143">user on you fail</text:span></text:p>
          </table:table-cell>
          <table:table-cell office:value-type="string" calcext:value-type="string">
            <text:p><text:span text:style-name="T2144">#USER# fumbles and the vile liquid splashes onto the ground</text:span></text:p>
          </table:table-cell>
          <table:table-cell table:number-columns-repeated="1024"/>
        </table:table-row>
        <table:table-row table:style-name="ro1004">
          <table:table-cell office:value-type="string" calcext:value-type="string">
            <text:p><text:span text:style-name="T2145">potion</text:span></text:p>
          </table:table-cell>
          <table:table-cell office:value-type="string" calcext:value-type="string">
            <text:p><text:span text:style-name="T2146">use_potion</text:span></text:p>
          </table:table-cell>
          <table:table-cell office:value-type="string" calcext:value-type="string">
            <text:p><text:span text:style-name="T2147">user on other fail</text:span></text:p>
          </table:table-cell>
          <table:table-cell office:value-type="string" calcext:value-type="string">
            <text:p><text:span text:style-name="T2148">#USER# fumbles and the vile liquid splashes onto the ground</text:span></text:p>
          </table:table-cell>
          <table:table-cell table:number-columns-repeated="1024"/>
        </table:table-row>
        <table:table-row table:style-name="ro1005">
          <table:table-cell office:value-type="string" calcext:value-type="string">
            <text:p><text:span text:style-name="T2149">scroll</text:span></text:p>
          </table:table-cell>
          <table:table-cell office:value-type="string" calcext:value-type="string">
            <text:p><text:span text:style-name="T2150">use_scroll</text:span></text:p>
          </table:table-cell>
          <table:table-cell office:value-type="string" calcext:value-type="string">
            <text:p><text:span text:style-name="T2151">you on you</text:span></text:p>
          </table:table-cell>
          <table:table-cell office:value-type="string" calcext:value-type="string">
            <text:p><text:span text:style-name="T2152">You recite the scroll</text:span></text:p>
          </table:table-cell>
          <table:table-cell table:number-columns-repeated="1024"/>
        </table:table-row>
        <table:table-row table:style-name="ro1006">
          <table:table-cell office:value-type="string" calcext:value-type="string">
            <text:p><text:span text:style-name="T2153">scroll</text:span></text:p>
          </table:table-cell>
          <table:table-cell office:value-type="string" calcext:value-type="string">
            <text:p><text:span text:style-name="T2154">use_scroll</text:span></text:p>
          </table:table-cell>
          <table:table-cell office:value-type="string" calcext:value-type="string">
            <text:p><text:span text:style-name="T2155">you on other</text:span></text:p>
          </table:table-cell>
          <table:table-cell office:value-type="string" calcext:value-type="string">
            <text:p><text:span text:style-name="T2156">You recite the scroll at #OTHER#</text:span></text:p>
          </table:table-cell>
          <table:table-cell table:number-columns-repeated="1024"/>
        </table:table-row>
        <table:table-row table:style-name="ro1007">
          <table:table-cell office:value-type="string" calcext:value-type="string">
            <text:p><text:span text:style-name="T2157">scroll</text:span></text:p>
          </table:table-cell>
          <table:table-cell office:value-type="string" calcext:value-type="string">
            <text:p><text:span text:style-name="T2158">use_scroll</text:span></text:p>
          </table:table-cell>
          <table:table-cell office:value-type="string" calcext:value-type="string">
            <text:p><text:span text:style-name="T2159">user on user</text:span></text:p>
          </table:table-cell>
          <table:table-cell office:value-type="string" calcext:value-type="string">
            <text:p><text:span text:style-name="T2160">#USER# recites a scroll</text:span></text:p>
          </table:table-cell>
          <table:table-cell table:number-columns-repeated="1024"/>
        </table:table-row>
        <table:table-row table:style-name="ro1008">
          <table:table-cell office:value-type="string" calcext:value-type="string">
            <text:p><text:span text:style-name="T2161">scroll</text:span></text:p>
          </table:table-cell>
          <table:table-cell office:value-type="string" calcext:value-type="string">
            <text:p><text:span text:style-name="T2162">use_scroll</text:span></text:p>
          </table:table-cell>
          <table:table-cell office:value-type="string" calcext:value-type="string">
            <text:p><text:span text:style-name="T2163">user on you</text:span></text:p>
          </table:table-cell>
          <table:table-cell office:value-type="string" calcext:value-type="string">
            <text:p><text:span text:style-name="T2164">#USER# recites a scroll at you</text:span></text:p>
          </table:table-cell>
          <table:table-cell table:number-columns-repeated="1024"/>
        </table:table-row>
        <table:table-row table:style-name="ro1009">
          <table:table-cell office:value-type="string" calcext:value-type="string">
            <text:p><text:span text:style-name="T2165">scroll</text:span></text:p>
          </table:table-cell>
          <table:table-cell office:value-type="string" calcext:value-type="string">
            <text:p><text:span text:style-name="T2166">use_scroll</text:span></text:p>
          </table:table-cell>
          <table:table-cell office:value-type="string" calcext:value-type="string">
            <text:p><text:span text:style-name="T2167">user on other</text:span></text:p>
          </table:table-cell>
          <table:table-cell office:value-type="string" calcext:value-type="string">
            <text:p><text:span text:style-name="T2168">#USER# recites the scroll at #OTHER#</text:span></text:p>
          </table:table-cell>
          <table:table-cell table:number-columns-repeated="1024"/>
        </table:table-row>
        <table:table-row table:style-name="ro1010">
          <table:table-cell office:value-type="string" calcext:value-type="string">
            <text:p><text:span text:style-name="T2169">scroll</text:span></text:p>
          </table:table-cell>
          <table:table-cell office:value-type="string" calcext:value-type="string">
            <text:p><text:span text:style-name="T2170">use_scroll</text:span></text:p>
          </table:table-cell>
          <table:table-cell office:value-type="string" calcext:value-type="string">
            <text:p><text:span text:style-name="T2171">you on you fail</text:span></text:p>
          </table:table-cell>
          <table:table-cell office:value-type="string" calcext:value-type="string">
            <text:p><text:span text:style-name="T2172">You choke on your words as you recite the scroll</text:span></text:p>
          </table:table-cell>
          <table:table-cell table:number-columns-repeated="1024"/>
        </table:table-row>
        <table:table-row table:style-name="ro1011">
          <table:table-cell office:value-type="string" calcext:value-type="string">
            <text:p><text:span text:style-name="T2173">scroll</text:span></text:p>
          </table:table-cell>
          <table:table-cell office:value-type="string" calcext:value-type="string">
            <text:p><text:span text:style-name="T2174">use_scroll</text:span></text:p>
          </table:table-cell>
          <table:table-cell office:value-type="string" calcext:value-type="string">
            <text:p><text:span text:style-name="T2175">you on other fail</text:span></text:p>
          </table:table-cell>
          <table:table-cell office:value-type="string" calcext:value-type="string">
            <text:p><text:span text:style-name="T2176">You choke on your words as you recite the scroll</text:span></text:p>
          </table:table-cell>
          <table:table-cell table:number-columns-repeated="1024"/>
        </table:table-row>
        <table:table-row table:style-name="ro1012">
          <table:table-cell office:value-type="string" calcext:value-type="string">
            <text:p><text:span text:style-name="T2177">scroll</text:span></text:p>
          </table:table-cell>
          <table:table-cell office:value-type="string" calcext:value-type="string">
            <text:p><text:span text:style-name="T2178">use_scroll</text:span></text:p>
          </table:table-cell>
          <table:table-cell office:value-type="string" calcext:value-type="string">
            <text:p><text:span text:style-name="T2179">user on user fail</text:span></text:p>
          </table:table-cell>
          <table:table-cell office:value-type="string" calcext:value-type="string">
            <text:p><text:span text:style-name="T2180">#USER# chokes on their words as they recite the scroll</text:span></text:p>
          </table:table-cell>
          <table:table-cell table:number-columns-repeated="1024"/>
        </table:table-row>
        <table:table-row table:style-name="ro1013">
          <table:table-cell office:value-type="string" calcext:value-type="string">
            <text:p><text:span text:style-name="T2181">scroll</text:span></text:p>
          </table:table-cell>
          <table:table-cell office:value-type="string" calcext:value-type="string">
            <text:p><text:span text:style-name="T2182">use_scroll</text:span></text:p>
          </table:table-cell>
          <table:table-cell office:value-type="string" calcext:value-type="string">
            <text:p><text:span text:style-name="T2183">user on you fail</text:span></text:p>
          </table:table-cell>
          <table:table-cell office:value-type="string" calcext:value-type="string">
            <text:p><text:span text:style-name="T2184">#USER# chokes on their words as they recite the scroll</text:span></text:p>
          </table:table-cell>
          <table:table-cell table:number-columns-repeated="1024"/>
        </table:table-row>
        <table:table-row table:style-name="ro1014">
          <table:table-cell office:value-type="string" calcext:value-type="string">
            <text:p><text:span text:style-name="T2185">scroll</text:span></text:p>
          </table:table-cell>
          <table:table-cell office:value-type="string" calcext:value-type="string">
            <text:p><text:span text:style-name="T2186">use_scroll</text:span></text:p>
          </table:table-cell>
          <table:table-cell office:value-type="string" calcext:value-type="string">
            <text:p><text:span text:style-name="T2187">user on other fail</text:span></text:p>
          </table:table-cell>
          <table:table-cell office:value-type="string" calcext:value-type="string">
            <text:p><text:span text:style-name="T2188">#USER# chokes on their words as they recite the scroll</text:span></text:p>
          </table:table-cell>
          <table:table-cell table:number-columns-repeated="1024"/>
        </table:table-row>
        <table:table-row table:style-name="ro1015">
          <table:table-cell office:value-type="string" calcext:value-type="string">
            <text:p><text:span text:style-name="T2189">holy arrow</text:span></text:p>
          </table:table-cell>
          <table:table-cell office:value-type="string" calcext:value-type="string">
            <text:p><text:span text:style-name="T2190">use_holy_arrow</text:span></text:p>
          </table:table-cell>
          <table:table-cell office:value-type="string" calcext:value-type="string">
            <text:p><text:span text:style-name="T2191">you on you</text:span></text:p>
          </table:table-cell>
          <table:table-cell office:value-type="string" calcext:value-type="string">
            <text:p><text:span text:style-name="T2192">You conjure a bow of holy flames, you fire straight down shooting yourself in the foot!</text:span></text:p>
          </table:table-cell>
          <table:table-cell table:number-columns-repeated="1024"/>
        </table:table-row>
        <table:table-row table:style-name="ro1016">
          <table:table-cell office:value-type="string" calcext:value-type="string">
            <text:p><text:span text:style-name="T2193">holy arrow</text:span></text:p>
          </table:table-cell>
          <table:table-cell office:value-type="string" calcext:value-type="string">
            <text:p><text:span text:style-name="T2194">use_holy_arrow</text:span></text:p>
          </table:table-cell>
          <table:table-cell office:value-type="string" calcext:value-type="string">
            <text:p><text:span text:style-name="T2195">you on other</text:span></text:p>
          </table:table-cell>
          <table:table-cell office:value-type="string" calcext:value-type="string">
            <text:p><text:span text:style-name="T2196">You conjure a bow of holy flames, you aim and hit #OTHER#!</text:span></text:p>
          </table:table-cell>
          <table:table-cell table:number-columns-repeated="1024"/>
        </table:table-row>
        <table:table-row table:style-name="ro1017">
          <table:table-cell office:value-type="string" calcext:value-type="string">
            <text:p><text:span text:style-name="T2197">holy arrow</text:span></text:p>
          </table:table-cell>
          <table:table-cell office:value-type="string" calcext:value-type="string">
            <text:p><text:span text:style-name="T2198">use_holy_arrow</text:span></text:p>
          </table:table-cell>
          <table:table-cell office:value-type="string" calcext:value-type="string">
            <text:p><text:span text:style-name="T2199">user on user</text:span></text:p>
          </table:table-cell>
          <table:table-cell office:value-type="string" calcext:value-type="string">
            <text:p><text:span text:style-name="T2200">#USER# conjures a bow of holy flames, they fire straight down and shoot themselves in the foot!</text:span></text:p>
          </table:table-cell>
          <table:table-cell table:number-columns-repeated="1024"/>
        </table:table-row>
        <table:table-row table:style-name="ro1018">
          <table:table-cell office:value-type="string" calcext:value-type="string">
            <text:p><text:span text:style-name="T2201">holy arrow</text:span></text:p>
          </table:table-cell>
          <table:table-cell office:value-type="string" calcext:value-type="string">
            <text:p><text:span text:style-name="T2202">use_holy_arrow</text:span></text:p>
          </table:table-cell>
          <table:table-cell office:value-type="string" calcext:value-type="string">
            <text:p><text:span text:style-name="T2203">user on you</text:span></text:p>
          </table:table-cell>
          <table:table-cell office:value-type="string" calcext:value-type="string">
            <text:p><text:span text:style-name="T2204">#USER# conjures a bow of holy flames, they aim and hit you!</text:span></text:p>
          </table:table-cell>
          <table:table-cell table:number-columns-repeated="1024"/>
        </table:table-row>
        <table:table-row table:style-name="ro1019">
          <table:table-cell office:value-type="string" calcext:value-type="string">
            <text:p><text:span text:style-name="T2205">holy arrow</text:span></text:p>
          </table:table-cell>
          <table:table-cell office:value-type="string" calcext:value-type="string">
            <text:p><text:span text:style-name="T2206">use_holy_arrow</text:span></text:p>
          </table:table-cell>
          <table:table-cell office:value-type="string" calcext:value-type="string">
            <text:p><text:span text:style-name="T2207">user on other</text:span></text:p>
          </table:table-cell>
          <table:table-cell office:value-type="string" calcext:value-type="string">
            <text:p><text:span text:style-name="T2208">#USER# conjures a bow of holy flames, they aim and hit #OTHER#!</text:span></text:p>
          </table:table-cell>
          <table:table-cell table:number-columns-repeated="1024"/>
        </table:table-row>
        <table:table-row table:style-name="ro1020">
          <table:table-cell office:value-type="string" calcext:value-type="string">
            <text:p><text:span text:style-name="T2209">holy arrow</text:span></text:p>
          </table:table-cell>
          <table:table-cell office:value-type="string" calcext:value-type="string">
            <text:p><text:span text:style-name="T2210">use_holy_arrow</text:span></text:p>
          </table:table-cell>
          <table:table-cell office:value-type="string" calcext:value-type="string">
            <text:p><text:span text:style-name="T2211">you on you fail</text:span></text:p>
          </table:table-cell>
          <table:table-cell office:value-type="string" calcext:value-type="string">
            <text:p><text:span text:style-name="T2212">You mimic the movements of an archer, but nothing happens.</text:span></text:p>
          </table:table-cell>
          <table:table-cell table:number-columns-repeated="1024"/>
        </table:table-row>
        <table:table-row table:style-name="ro1021">
          <table:table-cell office:value-type="string" calcext:value-type="string">
            <text:p><text:span text:style-name="T2213">holy arrow</text:span></text:p>
          </table:table-cell>
          <table:table-cell office:value-type="string" calcext:value-type="string">
            <text:p><text:span text:style-name="T2214">use_holy_arrow</text:span></text:p>
          </table:table-cell>
          <table:table-cell office:value-type="string" calcext:value-type="string">
            <text:p><text:span text:style-name="T2215">you on other fail</text:span></text:p>
          </table:table-cell>
          <table:table-cell office:value-type="string" calcext:value-type="string">
            <text:p><text:span text:style-name="T2216">You mimic the movements of an archer, but nothing happens.</text:span></text:p>
          </table:table-cell>
          <table:table-cell table:number-columns-repeated="1024"/>
        </table:table-row>
        <table:table-row table:style-name="ro1022">
          <table:table-cell office:value-type="string" calcext:value-type="string">
            <text:p><text:span text:style-name="T2217">holy arrow</text:span></text:p>
          </table:table-cell>
          <table:table-cell office:value-type="string" calcext:value-type="string">
            <text:p><text:span text:style-name="T2218">use_holy_arrow</text:span></text:p>
          </table:table-cell>
          <table:table-cell office:value-type="string" calcext:value-type="string">
            <text:p><text:span text:style-name="T2219">user on user fail</text:span></text:p>
          </table:table-cell>
          <table:table-cell office:value-type="string" calcext:value-type="string">
            <text:p><text:span text:style-name="T2220">#USER# mimics the movements of an archer.</text:span></text:p>
          </table:table-cell>
          <table:table-cell table:number-columns-repeated="1024"/>
        </table:table-row>
        <table:table-row table:style-name="ro1023">
          <table:table-cell office:value-type="string" calcext:value-type="string">
            <text:p><text:span text:style-name="T2221">holy arrow</text:span></text:p>
          </table:table-cell>
          <table:table-cell office:value-type="string" calcext:value-type="string">
            <text:p><text:span text:style-name="T2222">use_holy_arrow</text:span></text:p>
          </table:table-cell>
          <table:table-cell office:value-type="string" calcext:value-type="string">
            <text:p><text:span text:style-name="T2223">user on you fail</text:span></text:p>
          </table:table-cell>
          <table:table-cell office:value-type="string" calcext:value-type="string">
            <text:p><text:span text:style-name="T2224">#USER# mimics the movements of an archer.</text:span></text:p>
          </table:table-cell>
          <table:table-cell table:number-columns-repeated="1024"/>
        </table:table-row>
        <table:table-row table:style-name="ro1024">
          <table:table-cell office:value-type="string" calcext:value-type="string">
            <text:p><text:span text:style-name="T2225">holy arrow</text:span></text:p>
          </table:table-cell>
          <table:table-cell office:value-type="string" calcext:value-type="string">
            <text:p><text:span text:style-name="T2226">use_holy_arrow</text:span></text:p>
          </table:table-cell>
          <table:table-cell office:value-type="string" calcext:value-type="string">
            <text:p><text:span text:style-name="T2227">user on other fail</text:span></text:p>
          </table:table-cell>
          <table:table-cell office:value-type="string" calcext:value-type="string">
            <text:p><text:span text:style-name="T2228">#USER# mimics the movements of an archer.</text:span></text:p>
          </table:table-cell>
          <table:table-cell table:number-columns-repeated="1024"/>
        </table:table-row>
        <table:table-row table:style-name="ro1025">
          <table:table-cell office:value-type="string" calcext:value-type="string">
            <text:p><text:span text:style-name="T2229">mana bolt</text:span></text:p>
          </table:table-cell>
          <table:table-cell office:value-type="string" calcext:value-type="string">
            <text:p><text:span text:style-name="T2230">use_mana_bolt</text:span></text:p>
          </table:table-cell>
          <table:table-cell office:value-type="string" calcext:value-type="string">
            <text:p><text:span text:style-name="T2231">you on you</text:span></text:p>
          </table:table-cell>
          <table:table-cell office:value-type="string" calcext:value-type="string">
            <text:p><text:span text:style-name="T2232">You fire a mana bolt and hit yourself!</text:span></text:p>
          </table:table-cell>
          <table:table-cell table:number-columns-repeated="1024"/>
        </table:table-row>
        <table:table-row table:style-name="ro1026">
          <table:table-cell office:value-type="string" calcext:value-type="string">
            <text:p><text:span text:style-name="T2233">mana bolt</text:span></text:p>
          </table:table-cell>
          <table:table-cell office:value-type="string" calcext:value-type="string">
            <text:p><text:span text:style-name="T2234">use_mana_bolt</text:span></text:p>
          </table:table-cell>
          <table:table-cell office:value-type="string" calcext:value-type="string">
            <text:p><text:span text:style-name="T2235">you on other</text:span></text:p>
          </table:table-cell>
          <table:table-cell office:value-type="string" calcext:value-type="string">
            <text:p><text:span text:style-name="T2236">You fire a mana bolt and hit #OTHER#</text:span></text:p>
          </table:table-cell>
          <table:table-cell table:number-columns-repeated="1024"/>
        </table:table-row>
        <table:table-row table:style-name="ro1027">
          <table:table-cell office:value-type="string" calcext:value-type="string">
            <text:p><text:span text:style-name="T2237">mana bolt</text:span></text:p>
          </table:table-cell>
          <table:table-cell office:value-type="string" calcext:value-type="string">
            <text:p><text:span text:style-name="T2238">use_mana_bolt</text:span></text:p>
          </table:table-cell>
          <table:table-cell office:value-type="string" calcext:value-type="string">
            <text:p><text:span text:style-name="T2239">user on user</text:span></text:p>
          </table:table-cell>
          <table:table-cell office:value-type="string" calcext:value-type="string">
            <text:p><text:span text:style-name="T2240">#USER# fires a mana bolt and hits themselves!</text:span></text:p>
          </table:table-cell>
          <table:table-cell table:number-columns-repeated="1024"/>
        </table:table-row>
        <table:table-row table:style-name="ro1028">
          <table:table-cell office:value-type="string" calcext:value-type="string">
            <text:p><text:span text:style-name="T2241">mana bolt</text:span></text:p>
          </table:table-cell>
          <table:table-cell office:value-type="string" calcext:value-type="string">
            <text:p><text:span text:style-name="T2242">use_mana_bolt</text:span></text:p>
          </table:table-cell>
          <table:table-cell office:value-type="string" calcext:value-type="string">
            <text:p><text:span text:style-name="T2243">user on you</text:span></text:p>
          </table:table-cell>
          <table:table-cell office:value-type="string" calcext:value-type="string">
            <text:p><text:span text:style-name="T2244">#USER# fires a mana bolt and hits you!</text:span></text:p>
          </table:table-cell>
          <table:table-cell table:number-columns-repeated="1024"/>
        </table:table-row>
        <table:table-row table:style-name="ro1029">
          <table:table-cell office:value-type="string" calcext:value-type="string">
            <text:p><text:span text:style-name="T2245">mana bolt</text:span></text:p>
          </table:table-cell>
          <table:table-cell office:value-type="string" calcext:value-type="string">
            <text:p><text:span text:style-name="T2246">use_mana_bolt</text:span></text:p>
          </table:table-cell>
          <table:table-cell office:value-type="string" calcext:value-type="string">
            <text:p><text:span text:style-name="T2247">user on other</text:span></text:p>
          </table:table-cell>
          <table:table-cell office:value-type="string" calcext:value-type="string">
            <text:p><text:span text:style-name="T2248">#USER# fires a mana bolt and hits #OTHER#</text:span></text:p>
          </table:table-cell>
          <table:table-cell table:number-columns-repeated="1024"/>
        </table:table-row>
        <table:table-row table:style-name="ro1030">
          <table:table-cell office:value-type="string" calcext:value-type="string">
            <text:p><text:span text:style-name="T2249">mana bolt</text:span></text:p>
          </table:table-cell>
          <table:table-cell office:value-type="string" calcext:value-type="string">
            <text:p><text:span text:style-name="T2250">use_mana_bolt</text:span></text:p>
          </table:table-cell>
          <table:table-cell office:value-type="string" calcext:value-type="string">
            <text:p><text:span text:style-name="T2251">you on you fail</text:span></text:p>
          </table:table-cell>
          <table:table-cell office:value-type="string" calcext:value-type="string">
            <text:p><text:span text:style-name="T2252">You lose your concentration while gathering energy to shoot yourself in the face</text:span></text:p>
          </table:table-cell>
          <table:table-cell table:number-columns-repeated="1024"/>
        </table:table-row>
        <table:table-row table:style-name="ro1031">
          <table:table-cell office:value-type="string" calcext:value-type="string">
            <text:p><text:span text:style-name="T2253">mana bolt</text:span></text:p>
          </table:table-cell>
          <table:table-cell office:value-type="string" calcext:value-type="string">
            <text:p><text:span text:style-name="T2254">use_mana_bolt</text:span></text:p>
          </table:table-cell>
          <table:table-cell office:value-type="string" calcext:value-type="string">
            <text:p><text:span text:style-name="T2255">you on other fail</text:span></text:p>
          </table:table-cell>
          <table:table-cell office:value-type="string" calcext:value-type="string">
            <text:p><text:span text:style-name="T2256">You lose your concentration while gathering energy to fire a mana bolt at #OTHER#</text:span></text:p>
          </table:table-cell>
          <table:table-cell table:number-columns-repeated="1024"/>
        </table:table-row>
        <table:table-row table:style-name="ro1032">
          <table:table-cell office:value-type="string" calcext:value-type="string">
            <text:p><text:span text:style-name="T2257">mana bolt</text:span></text:p>
          </table:table-cell>
          <table:table-cell office:value-type="string" calcext:value-type="string">
            <text:p><text:span text:style-name="T2258">use_mana_bolt</text:span></text:p>
          </table:table-cell>
          <table:table-cell office:value-type="string" calcext:value-type="string">
            <text:p><text:span text:style-name="T2259">user on user fail</text:span></text:p>
          </table:table-cell>
          <table:table-cell office:value-type="string" calcext:value-type="string">
            <text:p><text:span text:style-name="T2260">#USER# loses their concentration while gathering energy to something at themselves?</text:span></text:p>
          </table:table-cell>
          <table:table-cell table:number-columns-repeated="1024"/>
        </table:table-row>
        <table:table-row table:style-name="ro1033">
          <table:table-cell office:value-type="string" calcext:value-type="string">
            <text:p><text:span text:style-name="T2261">mana bolt</text:span></text:p>
          </table:table-cell>
          <table:table-cell office:value-type="string" calcext:value-type="string">
            <text:p><text:span text:style-name="T2262">use_mana_bolt</text:span></text:p>
          </table:table-cell>
          <table:table-cell office:value-type="string" calcext:value-type="string">
            <text:p><text:span text:style-name="T2263">user on you fail</text:span></text:p>
          </table:table-cell>
          <table:table-cell office:value-type="string" calcext:value-type="string">
            <text:p><text:span text:style-name="T2264">#USER# loses their concentration while attempting something</text:span></text:p>
          </table:table-cell>
          <table:table-cell table:number-columns-repeated="1024"/>
        </table:table-row>
        <table:table-row table:style-name="ro1034">
          <table:table-cell office:value-type="string" calcext:value-type="string">
            <text:p><text:span text:style-name="T2265">mana bolt</text:span></text:p>
          </table:table-cell>
          <table:table-cell office:value-type="string" calcext:value-type="string">
            <text:p><text:span text:style-name="T2266">use_mana_bolt</text:span></text:p>
          </table:table-cell>
          <table:table-cell office:value-type="string" calcext:value-type="string">
            <text:p><text:span text:style-name="T2267">user on other fail</text:span></text:p>
          </table:table-cell>
          <table:table-cell office:value-type="string" calcext:value-type="string">
            <text:p><text:span text:style-name="T2268">#USER# loses their concentration while attempting something? at #OTHER#</text:span></text:p>
          </table:table-cell>
          <table:table-cell table:number-columns-repeated="1024"/>
        </table:table-row>
        <table:table-row table:style-name="ro1035">
          <table:table-cell office:value-type="string" calcext:value-type="string">
            <text:p><text:span text:style-name="T2269">bite</text:span></text:p>
          </table:table-cell>
          <table:table-cell office:value-type="string" calcext:value-type="string">
            <text:p><text:span text:style-name="T2270">use_bite</text:span></text:p>
          </table:table-cell>
          <table:table-cell office:value-type="string" calcext:value-type="string">
            <text:p><text:span text:style-name="T2271">you on you</text:span></text:p>
          </table:table-cell>
          <table:table-cell office:value-type="string" calcext:value-type="string">
            <text:p><text:span text:style-name="T2272">You bite yourself.</text:span></text:p>
          </table:table-cell>
          <table:table-cell table:number-columns-repeated="1024"/>
        </table:table-row>
        <table:table-row table:style-name="ro1036">
          <table:table-cell office:value-type="string" calcext:value-type="string">
            <text:p><text:span text:style-name="T2273">bite</text:span></text:p>
          </table:table-cell>
          <table:table-cell office:value-type="string" calcext:value-type="string">
            <text:p><text:span text:style-name="T2274">use_bite</text:span></text:p>
          </table:table-cell>
          <table:table-cell office:value-type="string" calcext:value-type="string">
            <text:p><text:span text:style-name="T2275">you on other</text:span></text:p>
          </table:table-cell>
          <table:table-cell office:value-type="string" calcext:value-type="string">
            <text:p><text:span text:style-name="T2276">You bite #OTHER#.</text:span></text:p>
          </table:table-cell>
          <table:table-cell table:number-columns-repeated="1024"/>
        </table:table-row>
        <table:table-row table:style-name="ro1037">
          <table:table-cell office:value-type="string" calcext:value-type="string">
            <text:p><text:span text:style-name="T2277">bite</text:span></text:p>
          </table:table-cell>
          <table:table-cell office:value-type="string" calcext:value-type="string">
            <text:p><text:span text:style-name="T2278">use_bite</text:span></text:p>
          </table:table-cell>
          <table:table-cell office:value-type="string" calcext:value-type="string">
            <text:p><text:span text:style-name="T2279">user on user</text:span></text:p>
          </table:table-cell>
          <table:table-cell office:value-type="string" calcext:value-type="string">
            <text:p><text:span text:style-name="T2280">#USER# bites themselves.</text:span></text:p>
          </table:table-cell>
          <table:table-cell table:number-columns-repeated="1024"/>
        </table:table-row>
        <table:table-row table:style-name="ro1038">
          <table:table-cell office:value-type="string" calcext:value-type="string">
            <text:p><text:span text:style-name="T2281">bite</text:span></text:p>
          </table:table-cell>
          <table:table-cell office:value-type="string" calcext:value-type="string">
            <text:p><text:span text:style-name="T2282">use_bite</text:span></text:p>
          </table:table-cell>
          <table:table-cell office:value-type="string" calcext:value-type="string">
            <text:p><text:span text:style-name="T2283">user on you</text:span></text:p>
          </table:table-cell>
          <table:table-cell office:value-type="string" calcext:value-type="string">
            <text:p><text:span text:style-name="T2284">#USER# bites you.</text:span></text:p>
          </table:table-cell>
          <table:table-cell table:number-columns-repeated="1024"/>
        </table:table-row>
        <table:table-row table:style-name="ro1039">
          <table:table-cell office:value-type="string" calcext:value-type="string">
            <text:p><text:span text:style-name="T2285">bite</text:span></text:p>
          </table:table-cell>
          <table:table-cell office:value-type="string" calcext:value-type="string">
            <text:p><text:span text:style-name="T2286">use_bite</text:span></text:p>
          </table:table-cell>
          <table:table-cell office:value-type="string" calcext:value-type="string">
            <text:p><text:span text:style-name="T2287">user on other</text:span></text:p>
          </table:table-cell>
          <table:table-cell office:value-type="string" calcext:value-type="string">
            <text:p><text:span text:style-name="T2288">#USER# bites #OTHER#.</text:span></text:p>
          </table:table-cell>
          <table:table-cell table:number-columns-repeated="1024"/>
        </table:table-row>
        <table:table-row table:style-name="ro1040">
          <table:table-cell office:value-type="string" calcext:value-type="string">
            <text:p><text:span text:style-name="T2289">bite</text:span></text:p>
          </table:table-cell>
          <table:table-cell office:value-type="string" calcext:value-type="string">
            <text:p><text:span text:style-name="T2290">use_bite</text:span></text:p>
          </table:table-cell>
          <table:table-cell office:value-type="string" calcext:value-type="string">
            <text:p><text:span text:style-name="T2291">you on you fail</text:span></text:p>
          </table:table-cell>
          <table:table-cell office:value-type="string" calcext:value-type="string">
            <text:p><text:span text:style-name="T2292">You fail to bite yourself.</text:span></text:p>
          </table:table-cell>
          <table:table-cell table:number-columns-repeated="1024"/>
        </table:table-row>
        <table:table-row table:style-name="ro1041">
          <table:table-cell office:value-type="string" calcext:value-type="string">
            <text:p><text:span text:style-name="T2293">bite</text:span></text:p>
          </table:table-cell>
          <table:table-cell office:value-type="string" calcext:value-type="string">
            <text:p><text:span text:style-name="T2294">use_bite</text:span></text:p>
          </table:table-cell>
          <table:table-cell office:value-type="string" calcext:value-type="string">
            <text:p><text:span text:style-name="T2295">you on other fail</text:span></text:p>
          </table:table-cell>
          <table:table-cell office:value-type="string" calcext:value-type="string">
            <text:p><text:span text:style-name="T2296">You fail to bite #OTHER#.</text:span></text:p>
          </table:table-cell>
          <table:table-cell table:number-columns-repeated="1024"/>
        </table:table-row>
        <table:table-row table:style-name="ro1042">
          <table:table-cell office:value-type="string" calcext:value-type="string">
            <text:p><text:span text:style-name="T2297">bite</text:span></text:p>
          </table:table-cell>
          <table:table-cell office:value-type="string" calcext:value-type="string">
            <text:p><text:span text:style-name="T2298">use_bite</text:span></text:p>
          </table:table-cell>
          <table:table-cell office:value-type="string" calcext:value-type="string">
            <text:p><text:span text:style-name="T2299">user on user fail</text:span></text:p>
          </table:table-cell>
          <table:table-cell office:value-type="string" calcext:value-type="string">
            <text:p><text:span text:style-name="T2300">#USER# fails to bite #USER#.</text:span></text:p>
          </table:table-cell>
          <table:table-cell table:number-columns-repeated="1024"/>
        </table:table-row>
        <table:table-row table:style-name="ro1043">
          <table:table-cell office:value-type="string" calcext:value-type="string">
            <text:p><text:span text:style-name="T2301">bite</text:span></text:p>
          </table:table-cell>
          <table:table-cell office:value-type="string" calcext:value-type="string">
            <text:p><text:span text:style-name="T2302">use_bite</text:span></text:p>
          </table:table-cell>
          <table:table-cell office:value-type="string" calcext:value-type="string">
            <text:p><text:span text:style-name="T2303">user on you fail</text:span></text:p>
          </table:table-cell>
          <table:table-cell office:value-type="string" calcext:value-type="string">
            <text:p><text:span text:style-name="T2304">#USER# fails to bite you.</text:span></text:p>
          </table:table-cell>
          <table:table-cell table:number-columns-repeated="1024"/>
        </table:table-row>
        <table:table-row table:style-name="ro1044">
          <table:table-cell office:value-type="string" calcext:value-type="string">
            <text:p><text:span text:style-name="T2305">bite</text:span></text:p>
          </table:table-cell>
          <table:table-cell office:value-type="string" calcext:value-type="string">
            <text:p><text:span text:style-name="T2306">use_bite</text:span></text:p>
          </table:table-cell>
          <table:table-cell office:value-type="string" calcext:value-type="string">
            <text:p><text:span text:style-name="T2307">user on other fail</text:span></text:p>
          </table:table-cell>
          <table:table-cell office:value-type="string" calcext:value-type="string">
            <text:p><text:span text:style-name="T2308">#USER# fails to bite #OTHER#.</text:span></text:p>
          </table:table-cell>
          <table:table-cell table:number-columns-repeated="1024"/>
        </table:table-row>
        <table:table-row table:style-name="ro1045">
          <table:table-cell office:value-type="string" calcext:value-type="string">
            <text:p>generic</text:p>
          </table:table-cell>
          <table:table-cell office:value-type="string" calcext:value-type="string">
            <text:p>use_generic</text:p>
          </table:table-cell>
          <table:table-cell table:style-name="ce23" office:value-type="string" calcext:value-type="string">
            <text:p><text:span text:style-name="T2309">you on you</text:span></text:p>
          </table:table-cell>
          <table:table-cell office:value-type="string" calcext:value-type="string">
            <text:p>You concentrate.</text:p>
          </table:table-cell>
          <table:table-cell table:number-columns-repeated="1024"/>
        </table:table-row>
        <table:table-row table:style-name="ro1046">
          <table:table-cell table:style-name="ce49" office:value-type="string" calcext:value-type="string">
            <text:p>generic</text:p>
          </table:table-cell>
          <table:table-cell table:style-name="ce49" office:value-type="string" calcext:value-type="string">
            <text:p>use_generic</text:p>
          </table:table-cell>
          <table:table-cell table:style-name="ce23" office:value-type="string" calcext:value-type="string">
            <text:p><text:span text:style-name="T2310">you on other</text:span></text:p>
          </table:table-cell>
          <table:table-cell office:value-type="string" calcext:value-type="string">
            <text:p>You concentrate on #OTHER#.</text:p>
          </table:table-cell>
          <table:table-cell table:number-columns-repeated="1024"/>
        </table:table-row>
        <table:table-row table:style-name="ro1047">
          <table:table-cell table:style-name="ce49" office:value-type="string" calcext:value-type="string">
            <text:p>generic</text:p>
          </table:table-cell>
          <table:table-cell table:style-name="ce49" office:value-type="string" calcext:value-type="string">
            <text:p>use_generic</text:p>
          </table:table-cell>
          <table:table-cell table:style-name="ce23" office:value-type="string" calcext:value-type="string">
            <text:p><text:span text:style-name="T2311">user on user</text:span></text:p>
          </table:table-cell>
          <table:table-cell office:value-type="string" calcext:value-type="string">
            <text:p>#USER# concentrates.</text:p>
          </table:table-cell>
          <table:table-cell table:number-columns-repeated="1024"/>
        </table:table-row>
        <table:table-row table:style-name="ro1048">
          <table:table-cell table:style-name="ce49" office:value-type="string" calcext:value-type="string">
            <text:p>generic</text:p>
          </table:table-cell>
          <table:table-cell table:style-name="ce49" office:value-type="string" calcext:value-type="string">
            <text:p>use_generic</text:p>
          </table:table-cell>
          <table:table-cell table:style-name="ce23" office:value-type="string" calcext:value-type="string">
            <text:p><text:span text:style-name="T2312">user on you</text:span></text:p>
          </table:table-cell>
          <table:table-cell office:value-type="string" calcext:value-type="string">
            <text:p>#USER# concentrates on you.</text:p>
          </table:table-cell>
          <table:table-cell table:number-columns-repeated="1024"/>
        </table:table-row>
        <table:table-row table:style-name="ro1049">
          <table:table-cell table:style-name="ce49" office:value-type="string" calcext:value-type="string">
            <text:p>generic</text:p>
          </table:table-cell>
          <table:table-cell table:style-name="ce49" office:value-type="string" calcext:value-type="string">
            <text:p>use_generic</text:p>
          </table:table-cell>
          <table:table-cell table:style-name="ce23" office:value-type="string" calcext:value-type="string">
            <text:p><text:span text:style-name="T2313">user on other</text:span></text:p>
          </table:table-cell>
          <table:table-cell office:value-type="string" calcext:value-type="string">
            <text:p>#USER# concentrates on #OTHER#.</text:p>
          </table:table-cell>
          <table:table-cell table:number-columns-repeated="1024"/>
        </table:table-row>
        <table:table-row table:style-name="ro1050">
          <table:table-cell table:style-name="ce49" office:value-type="string" calcext:value-type="string">
            <text:p>generic</text:p>
          </table:table-cell>
          <table:table-cell table:style-name="ce49" office:value-type="string" calcext:value-type="string">
            <text:p>use_generic</text:p>
          </table:table-cell>
          <table:table-cell table:style-name="ce23" office:value-type="string" calcext:value-type="string">
            <text:p><text:span text:style-name="T2314">you on you fail</text:span></text:p>
          </table:table-cell>
          <table:table-cell office:value-type="string" calcext:value-type="string">
            <text:p>You fail to concentrate.</text:p>
          </table:table-cell>
          <table:table-cell table:number-columns-repeated="1024"/>
        </table:table-row>
        <table:table-row table:style-name="ro1051">
          <table:table-cell table:style-name="ce49" office:value-type="string" calcext:value-type="string">
            <text:p>generic</text:p>
          </table:table-cell>
          <table:table-cell table:style-name="ce49" office:value-type="string" calcext:value-type="string">
            <text:p>use_generic</text:p>
          </table:table-cell>
          <table:table-cell table:style-name="ce23" office:value-type="string" calcext:value-type="string">
            <text:p><text:span text:style-name="T2315">you on other fail</text:span></text:p>
          </table:table-cell>
          <table:table-cell office:value-type="string" calcext:value-type="string">
            <text:p>You fail to concentrate on #OTHER#.</text:p>
          </table:table-cell>
          <table:table-cell table:number-columns-repeated="1024"/>
        </table:table-row>
        <table:table-row table:style-name="ro1052">
          <table:table-cell table:style-name="ce49" office:value-type="string" calcext:value-type="string">
            <text:p>generic</text:p>
          </table:table-cell>
          <table:table-cell table:style-name="ce49" office:value-type="string" calcext:value-type="string">
            <text:p>use_generic</text:p>
          </table:table-cell>
          <table:table-cell table:style-name="ce23" office:value-type="string" calcext:value-type="string">
            <text:p><text:span text:style-name="T2316">user on user fail</text:span></text:p>
          </table:table-cell>
          <table:table-cell office:value-type="string" calcext:value-type="string">
            <text:p>#USER# fails to concentrate.</text:p>
          </table:table-cell>
          <table:table-cell table:number-columns-repeated="1024"/>
        </table:table-row>
        <table:table-row table:style-name="ro1053">
          <table:table-cell table:style-name="ce49" office:value-type="string" calcext:value-type="string">
            <text:p>generic</text:p>
          </table:table-cell>
          <table:table-cell table:style-name="ce49" office:value-type="string" calcext:value-type="string">
            <text:p>use_generic</text:p>
          </table:table-cell>
          <table:table-cell table:style-name="ce23" office:value-type="string" calcext:value-type="string">
            <text:p><text:span text:style-name="T2317">user on you fail</text:span></text:p>
          </table:table-cell>
          <table:table-cell office:value-type="string" calcext:value-type="string">
            <text:p>#USER# fails to concentrate on you.</text:p>
          </table:table-cell>
          <table:table-cell table:number-columns-repeated="1024"/>
        </table:table-row>
        <table:table-row table:style-name="ro1054">
          <table:table-cell table:style-name="ce49" office:value-type="string" calcext:value-type="string">
            <text:p>generic</text:p>
          </table:table-cell>
          <table:table-cell table:style-name="ce49" office:value-type="string" calcext:value-type="string">
            <text:p>use_generic</text:p>
          </table:table-cell>
          <table:table-cell table:style-name="ce23" office:value-type="string" calcext:value-type="string">
            <text:p><text:span text:style-name="T2318">user on other fail</text:span></text:p>
          </table:table-cell>
          <table:table-cell office:value-type="string" calcext:value-type="string">
            <text:p>#USER# fails to concentrate on #OTHER#.</text:p>
          </table:table-cell>
          <table:table-cell table:number-columns-repeated="1024"/>
        </table:table-row>
        <table:table-row table:style-name="ro903">
          <table:table-cell table:number-columns-repeated="1024"/>
        </table:table-row>
      </table:table>
      <table:named-expressions>
        <table:named-expression table:name="__Anonymous_Sheet_DB__5" table:base-cell-address="$loot.$A$1" table:expression="of:=[loot.A:loot.F]"/>
        <table:named-expression table:name="__Anonymous_Sheet_DB__1" table:base-cell-address="$items_equipment.$A$1" table:expression="of:=[items_equipment.A:items_equipment.X]"/>
        <table:named-range table:name="__Anonymous_Sheet_DB__6" table:base-cell-address="$enemies.$A$1" table:cell-range-address="$enemies.A$1:$enemies.M$1048576"/>
        <table:named-range table:name="__Anonymous_Sheet_DB__8" table:base-cell-address="$enemy_combat_loop.$A$1" table:cell-range-address="$enemy_combat_loop.A$1:$enemy_combat_loop.F$1048576"/>
      </table:named-expressions>
      <table:database-ranges>
        <table:database-range table:name="__Anonymous_Sheet_DB__10" table:target-range-address="skill_script_values.A:skill_script_values.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F" svg:font-family="F"/>
    <style:font-face style:name="Calibri" svg:font-family="Calibri"/>
    <style:font-face style:name="Liberation Serif" svg:font-family="Liberation Serif"/>
    <style:font-face style:name="'Liberation Sans'" svg:font-family="'Liberation Sans'"/>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1.25</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1.2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